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urier New" svg:font-family="'Courier New'"/>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5pt"/>
    </style:style>
    <style:style style:name="co2" style:family="table-column">
      <style:table-column-properties fo:break-before="auto" style:column-width="81.01pt"/>
    </style:style>
    <style:style style:name="co3" style:family="table-column">
      <style:table-column-properties fo:break-before="auto" style:column-width="86.26pt"/>
    </style:style>
    <style:style style:name="co4" style:family="table-column">
      <style:table-column-properties fo:break-before="auto" style:column-width="64.49pt"/>
    </style:style>
    <style:style style:name="co5" style:family="table-column">
      <style:table-column-properties fo:break-before="auto" style:column-width="96.01pt"/>
    </style:style>
    <style:style style:name="co6" style:family="table-column">
      <style:table-column-properties fo:break-before="auto" style:column-width="101.99pt"/>
    </style:style>
    <style:style style:name="co7" style:family="table-column">
      <style:table-column-properties fo:break-before="auto" style:column-width="270.74pt"/>
    </style:style>
    <style:style style:name="co8" style:family="table-column">
      <style:table-column-properties fo:break-before="auto" style:column-width="288.74pt"/>
    </style:style>
    <style:style style:name="co9" style:family="table-column">
      <style:table-column-properties fo:break-before="auto" style:column-width="5.24pt"/>
    </style:style>
    <style:style style:name="co10" style:family="table-column">
      <style:table-column-properties fo:break-before="auto" style:column-width="194.26pt"/>
    </style:style>
    <style:style style:name="co11" style:family="table-column">
      <style:table-column-properties fo:break-before="auto" style:column-width="298.49pt"/>
    </style:style>
    <style:style style:name="co12" style:family="table-column">
      <style:table-column-properties fo:break-before="auto" style:column-width="267.76pt"/>
    </style:style>
    <style:style style:name="co13" style:family="table-column">
      <style:table-column-properties fo:break-before="auto" style:column-width="182.24pt"/>
    </style:style>
    <style:style style:name="co14" style:family="table-column">
      <style:table-column-properties fo:break-before="auto" style:column-width="280.49pt"/>
    </style:style>
    <style:style style:name="co15" style:family="table-column">
      <style:table-column-properties fo:break-before="auto" style:column-width="4.51pt"/>
    </style:style>
    <style:style style:name="co16" style:family="table-column">
      <style:table-column-properties fo:break-before="auto" style:column-width="249pt"/>
    </style:style>
    <style:style style:name="co17" style:family="table-column">
      <style:table-column-properties fo:break-before="auto" style:column-width="272.24pt"/>
    </style:style>
    <style:style style:name="co18" style:family="table-column">
      <style:table-column-properties fo:break-before="auto" style:column-width="331.51pt"/>
    </style:style>
    <style:style style:name="co19" style:family="table-column">
      <style:table-column-properties fo:break-before="auto" style:column-width="337.49pt"/>
    </style:style>
    <style:style style:name="co20" style:family="table-column">
      <style:table-column-properties fo:break-before="auto" style:column-width="335.25pt"/>
    </style:style>
    <style:style style:name="co21" style:family="table-column">
      <style:table-column-properties fo:break-before="auto" style:column-width="355.49pt"/>
    </style:style>
    <style:style style:name="co22" style:family="table-column">
      <style:table-column-properties fo:break-before="auto" style:column-width="381.74pt"/>
    </style:style>
    <style:style style:name="co23" style:family="table-column">
      <style:table-column-properties fo:break-before="auto" style:column-width="420.75pt"/>
    </style:style>
    <style:style style:name="co24" style:family="table-column">
      <style:table-column-properties fo:break-before="auto" style:column-width="402.75pt"/>
    </style:style>
    <style:style style:name="co25" style:family="table-column">
      <style:table-column-properties fo:break-before="auto" style:column-width="90pt"/>
    </style:style>
    <style:style style:name="co26" style:family="table-column">
      <style:table-column-properties fo:break-before="auto" style:column-width="343.5pt"/>
    </style:style>
    <style:style style:name="co27" style:family="table-column">
      <style:table-column-properties fo:break-before="auto" style:column-width="240.75pt"/>
    </style:style>
    <style:style style:name="co28" style:family="table-column">
      <style:table-column-properties fo:break-before="auto" style:column-width="218.24pt"/>
    </style:style>
    <style:style style:name="co29" style:family="table-column">
      <style:table-column-properties fo:break-before="auto" style:column-width="265.49pt"/>
    </style:style>
    <style:style style:name="co30" style:family="table-column">
      <style:table-column-properties fo:break-before="auto" style:column-width="321pt"/>
    </style:style>
    <style:style style:name="co31" style:family="table-column">
      <style:table-column-properties fo:break-before="auto" style:column-width="289.5pt"/>
    </style:style>
    <style:style style:name="co32" style:family="table-column">
      <style:table-column-properties fo:break-before="auto" style:column-width="363.74pt"/>
    </style:style>
    <style:style style:name="co33" style:family="table-column">
      <style:table-column-properties fo:break-before="auto" style:column-width="286.5pt"/>
    </style:style>
    <style:style style:name="co34" style:family="table-column">
      <style:table-column-properties fo:break-before="auto" style:column-width="539.26pt"/>
    </style:style>
    <style:style style:name="co35" style:family="table-column">
      <style:table-column-properties fo:break-before="auto" style:column-width="157.49pt"/>
    </style:style>
    <style:style style:name="co36" style:family="table-column">
      <style:table-column-properties fo:break-before="auto" style:column-width="28.49pt"/>
    </style:style>
    <style:style style:name="co37" style:family="table-column">
      <style:table-column-properties fo:break-before="auto" style:column-width="77.24pt"/>
    </style:style>
    <style:style style:name="co38" style:family="table-column">
      <style:table-column-properties fo:break-before="auto" style:column-width="12.76pt"/>
    </style:style>
    <style:style style:name="co39" style:family="table-column">
      <style:table-column-properties fo:break-before="auto" style:column-width="23.24pt"/>
    </style:style>
    <style:style style:name="co40" style:family="table-column">
      <style:table-column-properties fo:break-before="auto" style:column-width="64.01pt"/>
    </style:style>
    <style:style style:name="co41" style:family="table-column">
      <style:table-column-properties fo:break-before="auto" style:column-width="93pt"/>
    </style:style>
    <style:style style:name="co42" style:family="table-column">
      <style:table-column-properties fo:break-before="auto" style:column-width="351.01pt"/>
    </style:style>
    <style:style style:name="co43" style:family="table-column">
      <style:table-column-properties fo:break-before="auto" style:column-width="15.76pt"/>
    </style:style>
    <style:style style:name="co44" style:family="table-column">
      <style:table-column-properties fo:break-before="auto" style:column-width="303.76pt"/>
    </style:style>
    <style:style style:name="co45" style:family="table-column">
      <style:table-column-properties fo:break-before="auto" style:column-width="72.74pt"/>
    </style:style>
    <style:style style:name="co46" style:family="table-column">
      <style:table-column-properties fo:break-before="auto" style:column-width="50.26pt"/>
    </style:style>
    <style:style style:name="co47" style:family="table-column">
      <style:table-column-properties fo:break-before="auto" style:column-width="180.74pt"/>
    </style:style>
    <style:style style:name="co48" style:family="table-column">
      <style:table-column-properties fo:break-before="auto" style:column-width="121.49pt"/>
    </style:style>
    <style:style style:name="co49" style:family="table-column">
      <style:table-column-properties fo:break-before="auto" style:column-width="189.75pt"/>
    </style:style>
    <style:style style:name="co50" style:family="table-column">
      <style:table-column-properties fo:break-before="auto" style:column-width="113.24pt"/>
    </style:style>
    <style:style style:name="co51" style:family="table-column">
      <style:table-column-properties fo:break-before="auto" style:column-width="231pt"/>
    </style:style>
    <style:style style:name="co52" style:family="table-column">
      <style:table-column-properties fo:break-before="auto" style:column-width="234.74pt"/>
    </style:style>
    <style:style style:name="co53" style:family="table-column">
      <style:table-column-properties fo:break-before="auto" style:column-width="147.74pt"/>
    </style:style>
    <style:style style:name="co54" style:family="table-column">
      <style:table-column-properties fo:break-before="auto" style:column-width="111.74pt"/>
    </style:style>
    <style:style style:name="co55" style:family="table-column">
      <style:table-column-properties fo:break-before="auto" style:column-width="422.25pt"/>
    </style:style>
    <style:style style:name="co56" style:family="table-column">
      <style:table-column-properties fo:break-before="auto" style:column-width="26.25pt"/>
    </style:style>
    <style:style style:name="co57" style:family="table-column">
      <style:table-column-properties fo:break-before="auto" style:column-width="110.24pt"/>
    </style:style>
    <style:style style:name="co58" style:family="table-column">
      <style:table-column-properties fo:break-before="auto" style:column-width="89.26pt"/>
    </style:style>
    <style:style style:name="co59" style:family="table-column">
      <style:table-column-properties fo:break-before="auto" style:column-width="576.74pt"/>
    </style:style>
    <style:style style:name="co60" style:family="table-column">
      <style:table-column-properties fo:break-before="auto" style:column-width="443.25pt"/>
    </style:style>
    <style:style style:name="co61" style:family="table-column">
      <style:table-column-properties fo:break-before="auto" style:column-width="42.01pt"/>
    </style:style>
    <style:style style:name="co62" style:family="table-column">
      <style:table-column-properties fo:break-before="auto" style:column-width="6.01pt"/>
    </style:style>
    <style:style style:name="co63" style:family="table-column">
      <style:table-column-properties fo:break-before="auto" style:column-width="58.51pt"/>
    </style:style>
    <style:style style:name="co64" style:family="table-column">
      <style:table-column-properties fo:break-before="auto" style:column-width="126pt"/>
    </style:style>
    <style:style style:name="co65" style:family="table-column">
      <style:table-column-properties fo:break-before="auto" style:column-width="135.75pt"/>
    </style:style>
    <style:style style:name="co66" style:family="table-column">
      <style:table-column-properties fo:break-before="auto" style:column-width="73.5pt"/>
    </style:style>
    <style:style style:name="co67" style:family="table-column">
      <style:table-column-properties fo:break-before="auto" style:column-width="138.76pt"/>
    </style:style>
    <style:style style:name="co68" style:family="table-column">
      <style:table-column-properties fo:break-before="auto" style:column-width="207.01pt"/>
    </style:style>
    <style:style style:name="co69" style:family="table-column">
      <style:table-column-properties fo:break-before="auto" style:column-width="18pt"/>
    </style:style>
    <style:style style:name="co70" style:family="table-column">
      <style:table-column-properties fo:break-before="auto" style:column-width="193.49pt"/>
    </style:style>
    <style:style style:name="co71" style:family="table-column">
      <style:table-column-properties fo:break-before="auto" style:column-width="137.99pt"/>
    </style:style>
    <style:style style:name="co72" style:family="table-column">
      <style:table-column-properties fo:break-before="auto" style:column-width="24.01pt"/>
    </style:style>
    <style:style style:name="co73" style:family="table-column">
      <style:table-column-properties fo:break-before="auto" style:column-width="226.49pt"/>
    </style:style>
    <style:style style:name="co74" style:family="table-column">
      <style:table-column-properties fo:break-before="auto" style:column-width="17.26pt"/>
    </style:style>
    <style:style style:name="co75" style:family="table-column">
      <style:table-column-properties fo:break-before="auto" style:column-width="87pt"/>
    </style:style>
    <style:style style:name="co76" style:family="table-column">
      <style:table-column-properties fo:break-before="auto" style:column-width="106.5pt"/>
    </style:style>
    <style:style style:name="co77" style:family="table-column">
      <style:table-column-properties fo:break-before="auto" style:column-width="107.26pt"/>
    </style:style>
    <style:style style:name="co78" style:family="table-column">
      <style:table-column-properties fo:break-before="auto" style:column-width="18.74pt"/>
    </style:style>
    <style:style style:name="co79" style:family="table-column">
      <style:table-column-properties fo:break-before="auto" style:column-width="60.01pt"/>
    </style:style>
    <style:style style:name="co80" style:family="table-column">
      <style:table-column-properties fo:break-before="auto" style:column-width="171.75pt"/>
    </style:style>
    <style:style style:name="co81" style:family="table-column">
      <style:table-column-properties fo:break-before="auto" style:column-width="177.76pt"/>
    </style:style>
    <style:style style:name="co82" style:family="table-column">
      <style:table-column-properties fo:break-before="auto" style:column-width="211.49pt"/>
    </style:style>
    <style:style style:name="co83" style:family="table-column">
      <style:table-column-properties fo:break-before="auto" style:column-width="223.51pt"/>
    </style:style>
    <style:style style:name="co84" style:family="table-column">
      <style:table-column-properties fo:break-before="auto" style:column-width="318.76pt"/>
    </style:style>
    <style:style style:name="co85" style:family="table-column">
      <style:table-column-properties fo:break-before="auto" style:column-width="202.5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8.25pt" fo:break-before="auto" style:use-optimal-row-height="false"/>
    </style:style>
    <style:style style:name="ta1" style:family="table" style:master-page-name="PageStyle_5f_Definition_20__28_EN_29_">
      <style:table-properties table:display="true" style:writing-mode="lr-tb"/>
    </style:style>
    <style:style style:name="ta2" style:family="table" style:master-page-name="PageStyle_5f_Definition_20__28_DE_29_">
      <style:table-properties table:display="false" style:writing-mode="lr-tb"/>
    </style:style>
    <style:style style:name="ta3" style:family="table" style:master-page-name="PageStyle_5f_Export_20__28_EN_29_">
      <style:table-properties table:display="true" style:writing-mode="lr-tb"/>
    </style:style>
    <style:style style:name="ta4" style:family="table" style:master-page-name="PageStyle_5f_Export_20__28_DE_29_">
      <style:table-properties table:display="false" style:writing-mode="lr-tb"/>
    </style:style>
    <style:style style:name="ta5" style:family="table" style:master-page-name="PageStyle_5f_Distribution_20__28_Map_29_">
      <style:table-properties table:display="true" style:writing-mode="lr-tb"/>
    </style:style>
    <style:style style:name="ta6" style:family="table" style:master-page-name="PageStyle_5f_Desired_20_and_20_Actual_20_State">
      <style:table-properties table:display="true" style:writing-mode="lr-tb"/>
    </style:style>
    <style:style style:name="ta7" style:family="table" style:master-page-name="PageStyle_5f_Test_20_Activity">
      <style:table-properties table:display="true" style:writing-mode="lr-tb"/>
    </style:style>
    <style:style style:name="ta8" style:family="table" style:master-page-name="PageStyle_5f_Test_20_Distribution">
      <style:table-properties table:display="false" style:writing-mode="lr-tb"/>
    </style:style>
    <style:style style:name="ta9" style:family="table" style:master-page-name="PageStyle_5f_Test_20_Aggregation">
      <style:table-properties table:display="false" style:writing-mode="lr-tb"/>
    </style:style>
    <style:style style:name="ta10" style:family="table" style:master-page-name="PageStyle_5f_Scratch_20__28_TMP_29_">
      <style:table-properties table:display="true" style:writing-mode="lr-tb"/>
    </style:style>
    <style:style style:name="ce1"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000000"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fo:background-color="#fff2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000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map style:condition="is-true-formula(LEN(TRIM([.A63]))&gt;0)" style:apply-style-name="ConditionalStyle_5f_1" style:base-cell-address="'Definition (EN)'.A63"/>
    </style:style>
    <style:style style:name="ce1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fo:background-color="#efefe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no-wrap" fo:border-left="0.74pt solid #6aa84f"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no-wrap" fo:border-left="0.74pt solid #6aa84f"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6aa84f" style:diagonal-bl-tr="none" style:diagonal-tl-br="none" style:text-align-source="fix" style:repeat-content="false" fo:wrap-option="no-wrap" fo:border-left="0.74pt solid #6aa84f"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8761d"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63]))&gt;0)" style:apply-style-name="ConditionalStyle_5f_1" style:base-cell-address="'Definition (EN)'.A63"/>
    </style:style>
    <style:style style:name="ce28" style:family="table-cell" style:parent-style-name="Default">
      <style:table-cell-properties fo:border-bottom="none" fo:background-color="#d9ead3"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0.74pt solid #6aa84f"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style:text-align-source="fix" style:repeat-content="false" fo:wrap-option="no-wrap" fo:border-left="none" style:direction="ltr" fo:border-right="0.74pt solid #6aa84f"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6aa84f" style:diagonal-bl-tr="none" style:diagonal-tl-br="none" style:text-align-source="fix" style:repeat-content="false" fo:wrap-option="no-wrap" fo:border-left="none" style:direction="ltr" fo:border-right="0.74pt solid #6aa84f"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none"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0.74pt solid #000000" fo:background-color="#efef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fff2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fo:background-color="#b7b7b7"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fo:background-color="#fff2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fo:background-color="#9999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order-bottom="none" fo:background-color="#9999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fo:border-bottom="none" fo:background-color="#b7b7b7"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fo:background-color="#b7b7b7"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none" fo:background-color="#ffe5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ackground-color="#ffd9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order-bottom="none" fo:background-color="#ffd9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50]))&gt;0)" style:apply-style-name="ConditionalStyle_5f_1" style:base-cell-address="'Definition (DE)'.A50"/>
    </style:style>
    <style:style style:name="ce63" style:family="table-cell" style:parent-style-name="Default">
      <style:table-cell-properties fo:border-bottom="none"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fo:border-bottom="none"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order-bottom="0.74pt solid #000000"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ackground-color="#d9ead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fo:border-bottom="none"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0.74pt solid #000000" fo:background-color="#b6d7a8"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fo:border-bottom="none" fo:background-color="#b6d7a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fo:background-color="#666666"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fo:border-bottom="none" fo:background-color="#a2c4c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9" style:family="table-cell" style:parent-style-name="Default">
      <style:table-cell-properties fo:border-bottom="none" fo:background-color="#d0e0e3"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fo:border-bottom="none" fo:background-color="#ffe5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1" style:family="table-cell" style:parent-style-name="Default">
      <style:table-cell-properties fo:border-bottom="none" fo:background-color="#00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 style:family="table-cell" style:parent-style-name="Default">
      <style:table-cell-properties fo:border-bottom="none" fo:background-color="#fff2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fo:border-bottom="0.74pt solid #000000" fo:background-color="#ffe5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5" style:family="table-cell" style:parent-style-name="Default">
      <style:table-cell-properties fo:border-bottom="none" fo:background-color="#ffe5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Default">
      <style:table-cell-properties fo:border-bottom="none" fo:background-color="#00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7" style:family="table-cell" style:parent-style-name="Default">
      <style:table-cell-properties fo:border-bottom="none" fo:background-color="#ffe5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8" style:family="table-cell" style:parent-style-name="Default">
      <style:table-cell-properties fo:border-bottom="none" fo:background-color="#ffe5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solid" style:text-line-through-type="singl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9" style:family="table-cell" style:parent-style-name="Default">
      <style:table-cell-properties fo:border-bottom="0.74pt solid #000000" fo:background-color="#ffe5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0" style:family="table-cell" style:parent-style-name="Default">
      <style:table-cell-properties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fo:border-bottom="none" fo:background-color="#fff2cc"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fo:border-bottom="none" fo:background-color="#fff2cc"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fo:border-bottom="0.74pt solid #000000" fo:background-color="#fff2cc"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none" fo:background-color="#ffffff"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Default">
      <style:table-cell-properties fo:border-bottom="none" fo:background-color="#d9d9d9"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0.74pt solid #000000" fo:background-color="#ffffff"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0.74pt solid #000000" fo:background-color="#ffff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0.74pt solid #000000" fo:background-color="#d9d9d9"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none" fo:background-color="#d9d9d9"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order-bottom="none" fo:background-color="#ffffff"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order-bottom="none" fo:background-color="#00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a4c2f4"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fo:border-bottom="none"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2" style:family="table-cell" style:parent-style-name="Default">
      <style:table-cell-properties fo:border-bottom="none" fo:background-color="#ff00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order-bottom="none" fo:background-color="#b6d7a8"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none" fo:background-color="#ff00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fo:background-color="#b6d7a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0.74pt solid #000000" fo:background-color="#d9d9d9"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order-bottom="none" fo:background-color="#ea99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none" fo:background-color="#ead6aa"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none" fo:background-color="#ea99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order-bottom="none" fo:background-color="#ff00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fo:border-bottom="none" fo:background-color="#b6d7a8"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fo:border-bottom="none"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none" fo:background-color="#00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0.74pt solid #000000" fo:background-color="#ff00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ackground-color="#b4a7d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fo:background-color="#d9d2e9"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ff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ackground-color="#cfe2f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3"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ackground-color="#d9ead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5"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6"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7"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fo:background-color="#99999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8761d" style:text-outline="false" style:text-line-through-style="none" style:text-line-through-type="none" style:font-name="Cambri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8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8761d" style:text-outline="false" style:text-line-through-style="none" style:text-line-through-type="none" style:font-name="Arial"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81"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efinition (EN)"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visibility="collapse"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9"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default-cell-style-name="Default"/>
        <table:table-column table:style-name="co18" table:default-cell-style-name="Default"/>
        <table:table-column table:style-name="co19" table:default-cell-style-name="Default"/>
        <table:table-column table:style-name="co20" table:visibility="collapse" table:default-cell-style-name="Default"/>
        <table:table-column table:style-name="co21" table:visibility="collapse" table:default-cell-style-name="Default"/>
        <table:table-column table:style-name="co22" table:number-columns-repeated="2" table:default-cell-style-name="Default"/>
        <table:table-column table:style-name="co23" table:visibility="collapse" table:default-cell-style-name="Default"/>
        <table:table-column table:style-name="co24" table:visibility="collapse" table:default-cell-style-name="Default"/>
        <table:table-column table:style-name="co25" table:number-columns-repeated="994" table:default-cell-style-name="Default"/>
        <table:table-row table:style-name="ro1">
          <table:table-cell table:style-name="ce1" office:value-type="string" calcext:value-type="string">
            <text:p>Activity / Action</text:p>
          </table:table-cell>
          <table:table-cell table:style-name="ce17" office:value-type="string" calcext:value-type="string">
            <text:p>Version (BE)</text:p>
          </table:table-cell>
          <table:table-cell table:style-name="ce17" office:value-type="string" calcext:value-type="string">
            <text:p>Target</text:p>
          </table:table-cell>
          <table:table-cell table:style-name="ce28" office:value-type="string" calcext:value-type="string">
            <text:p>Activity</text:p>
          </table:table-cell>
          <table:table-cell table:number-columns-repeated="2" table:style-name="ce32" office:value-type="string" calcext:value-type="string">
            <text:p>Score</text:p>
          </table:table-cell>
          <table:table-cell table:style-name="ce32" office:value-type="string" calcext:value-type="string">
            <text:p>Conditions</text:p>
          </table:table-cell>
          <table:table-cell table:style-name="ce35" office:value-type="string" calcext:value-type="string" table:number-columns-spanned="14" table:number-rows-spanned="1">
            <text:p>COUNT = 1</text:p>
          </table:table-cell>
          <table:covered-table-cell table:number-columns-repeated="13"/>
          <table:table-cell table:style-name="ce52"/>
          <table:table-cell table:style-name="ce54" office:value-type="string" calcext:value-type="string">
            <text:p>COUNT = 2</text:p>
          </table:table-cell>
          <table:table-cell table:style-name="ce54" table:number-columns-repeated="3"/>
          <table:table-cell table:style-name="ce57" office:value-type="string" calcext:value-type="string">
            <text:p>COUNT &gt; 2</text:p>
          </table:table-cell>
          <table:table-cell table:style-name="ce57" table:number-columns-repeated="3"/>
          <table:table-cell table:number-columns-repeated="994"/>
        </table:table-row>
        <table:table-row table:style-name="ro1">
          <table:table-cell table:style-name="ce2" office:value-type="string" calcext:value-type="string">
            <text:p>Feed Type:</text:p>
          </table:table-cell>
          <table:table-cell table:style-name="ce18" table:number-columns-repeated="3"/>
          <table:table-cell table:style-name="ce33" table:number-columns-repeated="3"/>
          <table:table-cell table:style-name="ce35" office:value-type="string" calcext:value-type="string" table:number-columns-spanned="14" table:number-rows-spanned="1">
            <text:p>Singular</text:p>
          </table:table-cell>
          <table:covered-table-cell table:number-columns-repeated="13"/>
          <table:table-cell table:style-name="ce52"/>
          <table:table-cell table:style-name="ce54" office:value-type="string" calcext:value-type="string">
            <text:p>Plural</text:p>
          </table:table-cell>
          <table:table-cell table:style-name="ce54" table:number-columns-repeated="3"/>
          <table:table-cell table:style-name="ce57" office:value-type="string" calcext:value-type="string">
            <text:p>Aggregate</text:p>
          </table:table-cell>
          <table:table-cell table:style-name="ce57" table:number-columns-repeated="3"/>
          <table:table-cell table:number-columns-repeated="994"/>
        </table:table-row>
        <table:table-row table:style-name="ro1">
          <table:table-cell table:style-name="ce3" office:value-type="string" calcext:value-type="string">
            <text:p>Message Type:</text:p>
          </table:table-cell>
          <table:table-cell table:style-name="ce19" table:number-columns-repeated="3"/>
          <table:table-cell table:style-name="ce34" table:number-columns-repeated="3"/>
          <table:table-cell table:style-name="ce36" office:value-type="string" calcext:value-type="string">
            <text:p>Recipients</text:p>
          </table:table-cell>
          <table:table-cell table:style-name="ce40" office:value-type="string" calcext:value-type="string">
            <office:annotation draw:style-name="gr1" draw:text-style-name="P2" svg:width="786.76pt" svg:height="27.01pt" svg:x="1094.23pt" svg:y="54.74pt" draw:caption-point-x="-11.54pt" draw:caption-point-y="-22.96pt">
              <dc:date>2016-12-08T00:00:00</dc:date>
              <text:p text:style-name="P1">Me Feed shows all own activites (should be start always with "You ...")</text:p>
            </office:annotation>
            <text:p>Me</text:p>
          </table:table-cell>
          <table:table-cell table:style-name="ce40" office:value-type="string" calcext:value-type="string">
            <office:annotation draw:style-name="gr1" draw:text-style-name="P2" svg:width="765.75pt" svg:height="29.17pt" svg:x="1383pt" svg:y="53.66pt" draw:caption-point-x="-11.54pt" draw:caption-point-y="-21.88pt">
              <dc:date>2016-12-08T00:00:00</dc:date>
              <text:p text:style-name="P1">Special message for owners, like: "Paul likes your Slot" or "Paul joined your Group".</text:p>
              <text:p text:style-name="P1"/>
            </office:annotation>
            <text:p>Me-To-Owner</text:p>
          </table:table-cell>
          <table:table-cell table:style-name="ce44"/>
          <table:table-cell table:style-name="ce40" office:value-type="string" calcext:value-type="string">
            <text:p>Recipients</text:p>
          </table:table-cell>
          <table:table-cell table:style-name="ce40" office:value-type="string" calcext:value-type="string">
            <office:annotation draw:style-name="gr1" draw:text-style-name="P2" svg:width="753.76pt" svg:height="27.01pt" svg:x="1880.99pt" svg:y="54.74pt" draw:caption-point-x="-11.54pt" draw:caption-point-y="-22.96pt">
              <dc:date>2016-12-08T00:00:00</dc:date>
              <text:p text:style-name="P1">Push Notification are send to the app outside from the app.</text:p>
            </office:annotation>
            <text:p>Push</text:p>
          </table:table-cell>
          <table:table-cell table:style-name="ce40" office:value-type="string" calcext:value-type="string">
            <office:annotation draw:style-name="gr1" draw:text-style-name="P2" svg:width="766.49pt" svg:height="27.01pt" svg:x="2148.75pt" svg:y="54.74pt" draw:caption-point-x="-11.54pt" draw:caption-point-y="-22.96pt">
              <dc:date>2016-12-08T00:00:00</dc:date>
              <text:p text:style-name="P1">Special message for owners, like: "Paul likes your Slot".</text:p>
            </office:annotation>
            <text:p>Push-To-Owner</text:p>
          </table:table-cell>
          <table:table-cell table:style-name="ce44"/>
          <table:table-cell table:style-name="ce40" office:value-type="string" calcext:value-type="string">
            <text:p>Recipients</text:p>
          </table:table-cell>
          <table:table-cell table:style-name="ce47" office:value-type="string" calcext:value-type="string">
            <office:annotation draw:style-name="gr1" draw:text-style-name="P2" svg:width="806.23pt" svg:height="27.01pt" svg:x="2634.75pt" svg:y="54.74pt" draw:caption-point-x="-11.54pt" draw:caption-point-y="-22.96pt">
              <dc:date>2016-12-08T00:00:00</dc:date>
              <text:p text:style-name="P1">In-App-Notification (incl. Notification Feed) shows all activities to own contents (own activities are filtered out)</text:p>
            </office:annotation>
            <text:p>Notify</text:p>
          </table:table-cell>
          <table:table-cell table:style-name="ce47" office:value-type="string" calcext:value-type="string">
            <office:annotation draw:style-name="gr1" draw:text-style-name="P2" svg:width="806.26pt" svg:height="27.01pt" svg:x="2915.23pt" svg:y="54.74pt" draw:caption-point-x="-11.54pt" draw:caption-point-y="-22.96pt">
              <dc:date>2016-12-08T00:00:00</dc:date>
              <text:p text:style-name="P1">Special message for owners, like: "Paul likes your Slot".</text:p>
            </office:annotation>
            <text:p>Notify-To-Owner</text:p>
          </table:table-cell>
          <table:table-cell table:style-name="ce44"/>
          <table:table-cell table:style-name="ce40" office:value-type="string" calcext:value-type="string">
            <text:p>Recipients</text:p>
          </table:table-cell>
          <table:table-cell table:style-name="ce47" office:value-type="string" calcext:value-type="string">
            <office:annotation draw:style-name="gr1" draw:text-style-name="P2" svg:width="949.52pt" svg:height="27.01pt" svg:x="3440.98pt" svg:y="54.74pt" draw:caption-point-x="-11.54pt" draw:caption-point-y="-22.96pt">
              <dc:date>2016-12-08T00:00:00</dc:date>
              <text:p text:style-name="P1">Activity Feed shows all public activity (own activities as well as own activites on own content are filtered out here)</text:p>
            </office:annotation>
            <text:p>Activity</text:p>
          </table:table-cell>
          <table:table-cell table:style-name="ce53" office:value-type="string" calcext:value-type="string">
            <office:annotation draw:style-name="gr1" draw:text-style-name="P2" svg:width="669pt" svg:height="27.01pt" svg:x="3721.49pt" svg:y="54.74pt" draw:caption-point-x="-11.54pt" draw:caption-point-y="-22.96pt">
              <dc:date>2016-12-08T00:00:00</dc:date>
              <text:p text:style-name="P1">Special message for owners, like: "Paul likes your Slot".</text:p>
            </office:annotation>
            <text:p>Activity-To-Owner</text:p>
          </table:table-cell>
          <table:table-cell table:style-name="ce55" office:value-type="string" calcext:value-type="string">
            <office:annotation draw:style-name="gr1" draw:text-style-name="P2" svg:width="719.26pt" svg:height="27.01pt" svg:x="4052.98pt" svg:y="54.74pt" draw:caption-point-x="-11.54pt" draw:caption-point-y="-22.96pt">
              <dc:date>2016-12-08T00:00:00</dc:date>
              <text:p text:style-name="P1">Activity Feed shows all public activity (own activities as well as own activites on own content are filtered out here)</text:p>
            </office:annotation>
            <text:p>Activity</text:p>
          </table:table-cell>
          <table:table-cell table:style-name="ce55" office:value-type="string" calcext:value-type="string">
            <office:annotation draw:style-name="gr1" draw:text-style-name="P2" svg:width="763.48pt" svg:height="27.01pt" svg:x="4390.5pt" svg:y="54.74pt" draw:caption-point-x="-11.54pt" draw:caption-point-y="-22.96pt">
              <dc:date>2016-12-08T00:00:00</dc:date>
              <text:p text:style-name="P1">Special message for owners, like: "Paul likes your Slot".</text:p>
            </office:annotation>
            <text:p>Activity-To-Owner</text:p>
          </table:table-cell>
          <table:table-cell table:style-name="ce56" office:value-type="string" calcext:value-type="string">
            <office:annotation draw:style-name="gr1" draw:text-style-name="P2" svg:width="763.48pt" svg:height="27.01pt" svg:x="4390.5pt" svg:y="54.74pt" draw:caption-point-x="-11.54pt" draw:caption-point-y="-22.96pt">
              <dc:date>2016-12-08T00:00:00</dc:date>
              <text:p text:style-name="P1">In-App-Notification (incl. Notification Feed) shows all activities to own contents (own activities are filtered out)</text:p>
            </office:annotation>
            <text:p>Notify</text:p>
          </table:table-cell>
          <table:table-cell table:style-name="ce56" office:value-type="string" calcext:value-type="string">
            <office:annotation draw:style-name="gr1" draw:text-style-name="P2" svg:width="763.48pt" svg:height="27.01pt" svg:x="4390.5pt" svg:y="54.74pt" draw:caption-point-x="-11.54pt" draw:caption-point-y="-22.96pt">
              <dc:date>2016-12-08T00:00:00</dc:date>
              <text:p text:style-name="P1">Push Notification are send to the app outside from the app.</text:p>
            </office:annotation>
            <text:p>Push</text:p>
          </table:table-cell>
          <table:table-cell table:style-name="ce58" office:value-type="string" calcext:value-type="string">
            <office:annotation draw:style-name="gr1" draw:text-style-name="P2" svg:width="471.74pt" svg:height="29.17pt" svg:x="4772.24pt" svg:y="53.66pt" draw:caption-point-x="-11.54pt" draw:caption-point-y="-21.88pt">
              <dc:date>2016-12-08T00:00:00</dc:date>
              <text:p text:style-name="P1">Activity Feed shows all public activity (own activities as well as own activites on own content are filtered out here)</text:p>
            </office:annotation>
            <text:p>Activity</text:p>
          </table:table-cell>
          <table:table-cell table:style-name="ce58" office:value-type="string" calcext:value-type="string">
            <office:annotation draw:style-name="gr1" draw:text-style-name="P2" svg:width="180pt" svg:height="29.17pt" svg:x="5153.98pt" svg:y="53.66pt" draw:caption-point-x="-11.54pt" draw:caption-point-y="-21.88pt">
              <dc:date>2016-12-08T00:00:00</dc:date>
              <text:p text:style-name="P1">Special message for owners, like: "Paul likes your Slot".</text:p>
            </office:annotation>
            <text:p>Activity-To-Owner</text:p>
          </table:table-cell>
          <table:table-cell table:style-name="ce9" office:value-type="string" calcext:value-type="string">
            <office:annotation draw:style-name="gr1" draw:text-style-name="P2" svg:width="270pt" svg:height="29.17pt" svg:x="5153.98pt" svg:y="53.66pt" draw:caption-point-x="-11.54pt" draw:caption-point-y="-21.88pt">
              <dc:date>2016-12-08T00:00:00</dc:date>
              <text:p text:style-name="P1">In-App-Notification (incl. Notification Feed) shows all activities to own contents (own activities are filtered out)</text:p>
            </office:annotation>
            <text:p>Notify</text:p>
          </table:table-cell>
          <table:table-cell table:style-name="ce9" office:value-type="string" calcext:value-type="string">
            <office:annotation draw:style-name="gr1" draw:text-style-name="P2" svg:width="360pt" svg:height="27.01pt" svg:x="5153.98pt" svg:y="54.74pt" draw:caption-point-x="-11.54pt" draw:caption-point-y="-22.96pt">
              <dc:date>2016-12-08T00:00:00</dc:date>
              <text:p text:style-name="P1">Push Notification are send to the app outside from the app.</text:p>
            </office:annotation>
            <text:p>Push</text:p>
          </table:table-cell>
          <table:table-cell table:number-columns-repeated="994"/>
        </table:table-row>
        <table:table-row table:style-name="ro1">
          <table:table-cell table:style-name="ce4" office:value-type="string" calcext:value-type="string">
            <text:p>comment on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comment</text:p>
          </table:table-cell>
          <table:table-cell table:style-name="ce22" table:number-columns-repeated="3"/>
          <table:table-cell table:style-name="ce37" office:value-type="string" calcext:value-type="string">
            <text:p>actor</text:p>
          </table:table-cell>
          <table:table-cell table:style-name="ce22" office:value-type="string" calcext:value-type="string">
            <text:p>You commented on the Slot: {slot}</text:p>
          </table:table-cell>
          <table:table-cell table:style-name="ce22" office:value-type="string" calcext:value-type="string">
            <text:p>You commented on your Slot: {slot}</text:p>
          </table:table-cell>
          <table:table-cell table:style-name="ce45"/>
          <table:table-cell table:style-name="ce4" office:value-type="string" calcext:value-type="string">
            <text:p>commenter + creator + follower </text:p>
          </table:table-cell>
          <table:table-cell table:style-name="ce22" office:value-type="string" calcext:value-type="string">
            <text:p>{actor} commented on the Slot: {slot}</text:p>
          </table:table-cell>
          <table:table-cell table:style-name="ce22" office:value-type="string" calcext:value-type="string">
            <text:p>{actor} commented on your Slot: {slot}</text:p>
          </table:table-cell>
          <table:table-cell table:style-name="ce45"/>
          <table:table-cell table:style-name="ce4" office:value-type="string" calcext:value-type="string">
            <text:p>commenter + creator</text:p>
          </table:table-cell>
          <table:table-cell table:style-name="ce46" office:value-type="string" calcext:value-type="string">
            <text:p>{actor} commented on the Slot: {slot}</text:p>
          </table:table-cell>
          <table:table-cell table:style-name="ce46" office:value-type="string" calcext:value-type="string">
            <text:p>{actor} commented on your Slot: {slot}</text:p>
          </table:table-cell>
          <table:table-cell table:style-name="ce45"/>
          <table:table-cell table:style-name="ce4" office:value-type="string" calcext:value-type="string">
            <text:p>friends + follower + creator + member</text:p>
          </table:table-cell>
          <table:table-cell table:style-name="ce46" office:value-type="string" calcext:value-type="string">
            <text:p>{actor} commented on this Slot.</text:p>
          </table:table-cell>
          <table:table-cell table:style-name="ce50" office:value-type="string" calcext:value-type="string">
            <text:p>{actor} commented on your Slot.</text:p>
          </table:table-cell>
          <table:table-cell table:style-name="ce46" office:value-type="string" calcext:value-type="string">
            <text:p>{actor} and {actor2} commented on this Slot.</text:p>
          </table:table-cell>
          <table:table-cell table:style-name="ce46" office:value-type="string" calcext:value-type="string">
            <text:p>{actor} and {actor2} commented on your Slot.</text:p>
          </table:table-cell>
          <table:table-cell table:style-name="ce22" office:value-type="string" calcext:value-type="string">
            <text:p>{actor} and {actor2} commented on your Slot: {slot}</text:p>
          </table:table-cell>
          <table:table-cell table:style-name="ce22" office:value-type="string" calcext:value-type="string">
            <text:p>{actor} and {actor2} commented on the Slot: {slot}</text:p>
          </table:table-cell>
          <table:table-cell table:style-name="ce46" office:value-type="string" calcext:value-type="string">
            <text:p>{actor} and {count} others commented on this Slot.</text:p>
          </table:table-cell>
          <table:table-cell table:style-name="ce46" office:value-type="string" calcext:value-type="string">
            <text:p>{actor} and {count} others commented on your Slot.</text:p>
          </table:table-cell>
          <table:table-cell table:style-name="ce22" office:value-type="string" calcext:value-type="string">
            <text:p>{actor} and {count} others commented on your Slot: {slot}</text:p>
          </table:table-cell>
          <table:table-cell table:style-name="ce22" office:value-type="string" calcext:value-type="string">
            <text:p>{actor} and {count} others commented on the Slot: {slot}</text:p>
          </table:table-cell>
          <table:table-cell table:number-columns-repeated="994"/>
        </table:table-row>
        <table:table-row table:style-name="ro1">
          <table:table-cell table:style-name="ce4" office:value-type="string" calcext:value-type="string">
            <text:p>like a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like</text:p>
          </table:table-cell>
          <table:table-cell table:style-name="ce22" table:number-columns-repeated="3"/>
          <table:table-cell table:style-name="ce37" office:value-type="string" calcext:value-type="string">
            <text:p>actor</text:p>
          </table:table-cell>
          <table:table-cell table:style-name="ce22" office:value-type="string" calcext:value-type="string">
            <text:p>You like the Slot: {slot}</text:p>
          </table:table-cell>
          <table:table-cell table:style-name="ce22" office:value-type="string" calcext:value-type="string">
            <text:p>You like your Slot: {slot}</text:p>
          </table:table-cell>
          <table:table-cell table:style-name="ce45"/>
          <table:table-cell table:style-name="ce4" office:value-type="string" calcext:value-type="string">
            <text:p>creator</text:p>
          </table:table-cell>
          <table:table-cell table:number-columns-repeated="2" table:style-name="ce22" office:value-type="string" calcext:value-type="string">
            <text:p>{actor} likes your Slot: {slot}</text:p>
          </table:table-cell>
          <table:table-cell table:style-name="ce45"/>
          <table:table-cell table:style-name="ce4" office:value-type="string" calcext:value-type="string">
            <text:p>creator</text:p>
          </table:table-cell>
          <table:table-cell table:number-columns-repeated="2" table:style-name="ce46" office:value-type="string" calcext:value-type="string">
            <text:p>{actor} likes your Slot: {slot}</text:p>
          </table:table-cell>
          <table:table-cell table:style-name="ce45"/>
          <table:table-cell table:style-name="ce4" office:value-type="string" calcext:value-type="string">
            <text:p>friends + follower + creator + member</text:p>
          </table:table-cell>
          <table:table-cell table:style-name="ce46" office:value-type="string" calcext:value-type="string">
            <text:p>{actor} likes this Slot.</text:p>
          </table:table-cell>
          <table:table-cell table:style-name="ce50" office:value-type="string" calcext:value-type="string">
            <text:p>{actor} likes your Slot.</text:p>
          </table:table-cell>
          <table:table-cell table:style-name="ce46" office:value-type="string" calcext:value-type="string">
            <text:p>{actor} and {actor2} like this Slot.</text:p>
          </table:table-cell>
          <table:table-cell table:style-name="ce46" office:value-type="string" calcext:value-type="string">
            <text:p>{actor} and {actor2} like your Slot.</text:p>
          </table:table-cell>
          <table:table-cell table:style-name="ce22" office:value-type="string" calcext:value-type="string">
            <text:p>{actor} and {actor2} like your Slot: {slot}</text:p>
          </table:table-cell>
          <table:table-cell table:style-name="ce22" office:value-type="string" calcext:value-type="string">
            <text:p>{actor} and {actor2} like the Slot: {slot}</text:p>
          </table:table-cell>
          <table:table-cell table:style-name="ce46" office:value-type="string" calcext:value-type="string">
            <text:p>{actor} and {count} others like this Slot.</text:p>
          </table:table-cell>
          <table:table-cell table:style-name="ce46" office:value-type="string" calcext:value-type="string">
            <text:p>{actor} and {count} others like your Slot.</text:p>
          </table:table-cell>
          <table:table-cell table:style-name="ce22" office:value-type="string" calcext:value-type="string">
            <text:p>{actor} and {count} others like your Slot: {slot}</text:p>
          </table:table-cell>
          <table:table-cell table:style-name="ce22" office:value-type="string" calcext:value-type="string">
            <text:p>{actor} and {count} others like the Slot: {slot}</text:p>
          </table:table-cell>
          <table:table-cell table:number-columns-repeated="994"/>
        </table:table-row>
        <table:table-row table:style-name="ro1">
          <table:table-cell table:style-name="ce4" office:value-type="string" calcext:value-type="string">
            <text:p>create new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create</text:p>
          </table:table-cell>
          <table:table-cell table:style-name="ce22" table:number-columns-repeated="3"/>
          <table:table-cell table:style-name="ce37" office:value-type="string" calcext:value-type="string">
            <text:p>actor</text:p>
          </table:table-cell>
          <table:table-cell table:number-columns-repeated="2" table:style-name="ce22" office:value-type="string" calcext:value-type="string">
            <text:p>You have created the Slot: {slot}</text:p>
          </table:table-cell>
          <table:table-cell table:style-name="ce45"/>
          <table:table-cell table:style-name="ce41" table:number-columns-repeated="3"/>
          <table:table-cell table:style-name="ce45"/>
          <table:table-cell table:style-name="ce41"/>
          <table:table-cell table:style-name="ce48" table:number-columns-repeated="2"/>
          <table:table-cell table:style-name="ce45"/>
          <table:table-cell table:style-name="ce4" office:value-type="string" calcext:value-type="string">
            <text:p>friends + follower + creator + member + actor</text:p>
          </table:table-cell>
          <table:table-cell table:style-name="ce46" office:value-type="string" calcext:value-type="string">
            <text:p>{actor} creates this Slot.</text:p>
          </table:table-cell>
          <table:table-cell table:style-name="ce50" office:value-type="string" calcext:value-type="string">
            <text:p>You have created this Slot.</text:p>
          </table:table-cell>
          <table:table-cell table:style-name="ce48" table:number-columns-repeated="2"/>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4" office:value-type="string" calcext:value-type="string">
            <text:p>add image to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image</text:p>
          </table:table-cell>
          <table:table-cell table:style-name="ce22" table:number-columns-repeated="3"/>
          <table:table-cell table:style-name="ce37" office:value-type="string" calcext:value-type="string">
            <text:p>actor</text:p>
          </table:table-cell>
          <table:table-cell table:style-name="ce22" office:value-type="string" calcext:value-type="string">
            <text:p>You added an image to the Slot: {slot}</text:p>
          </table:table-cell>
          <table:table-cell table:style-name="ce22" office:value-type="string" calcext:value-type="string">
            <text:p>You added an image to your Slot: {slot}</text:p>
          </table:table-cell>
          <table:table-cell table:style-name="ce45"/>
          <table:table-cell table:style-name="ce4" office:value-type="string" calcext:value-type="string">
            <text:p>follower + creator</text:p>
          </table:table-cell>
          <table:table-cell table:style-name="ce22" office:value-type="string" calcext:value-type="string">
            <text:p>{actor} added an image to the Slot: {slot}</text:p>
          </table:table-cell>
          <table:table-cell table:style-name="ce22" office:value-type="string" calcext:value-type="string">
            <text:p>{actor} added an image to your Slot: {slot}</text:p>
          </table:table-cell>
          <table:table-cell table:style-name="ce45"/>
          <table:table-cell table:style-name="ce4" office:value-type="string" calcext:value-type="string">
            <text:p>follower + creator</text:p>
          </table:table-cell>
          <table:table-cell table:style-name="ce46" office:value-type="string" calcext:value-type="string">
            <text:p>{actor} added an image to the Slot: {slot}</text:p>
          </table:table-cell>
          <table:table-cell table:style-name="ce46" office:value-type="string" calcext:value-type="string">
            <text:p>{actor} added an image to your Slot: {slot}</text:p>
          </table:table-cell>
          <table:table-cell table:style-name="ce45"/>
          <table:table-cell table:style-name="ce4" office:value-type="string" calcext:value-type="string">
            <text:p>friends + follower + creator + member</text:p>
          </table:table-cell>
          <table:table-cell table:style-name="ce46" office:value-type="string" calcext:value-type="string">
            <text:p>{actor} added an image to this Slot.</text:p>
          </table:table-cell>
          <table:table-cell table:style-name="ce50" office:value-type="string" calcext:value-type="string">
            <text:p>{actor} added an image to your Slot.</text:p>
          </table:table-cell>
          <table:table-cell table:style-name="ce46" office:value-type="string" calcext:value-type="string">
            <text:p>{actor} and {actor2} added an image to this Slot.</text:p>
          </table:table-cell>
          <table:table-cell table:style-name="ce46" office:value-type="string" calcext:value-type="string">
            <text:p>{actor} and {actor2} added an image to your Slot.</text:p>
          </table:table-cell>
          <table:table-cell table:style-name="ce22" office:value-type="string" calcext:value-type="string">
            <text:p>{actor} and {actor2} added an image to your Slot: {slot}</text:p>
          </table:table-cell>
          <table:table-cell table:style-name="ce22" office:value-type="string" calcext:value-type="string">
            <text:p>{actor} and {actor2} added an image to the Slot: {slot}</text:p>
          </table:table-cell>
          <table:table-cell table:style-name="ce59" office:value-type="string" calcext:value-type="string">
            <text:p>{actor} and {count} others added an image to this Slot.</text:p>
          </table:table-cell>
          <table:table-cell table:style-name="ce59" office:value-type="string" calcext:value-type="string">
            <text:p>{actor} and {count} others added an image to your Slot.</text:p>
          </table:table-cell>
          <table:table-cell table:style-name="ce43" office:value-type="string" calcext:value-type="string">
            <text:p>{actor} and {count} others added an image to your Slot: {slot}</text:p>
          </table:table-cell>
          <table:table-cell table:style-name="ce43" office:value-type="string" calcext:value-type="string">
            <text:p>{actor} and {count} others added an image to the Slot: {slot}</text:p>
          </table:table-cell>
          <table:table-cell table:number-columns-repeated="994"/>
        </table:table-row>
        <table:table-row table:style-name="ro1">
          <table:table-cell table:style-name="ce4" office:value-type="string" calcext:value-type="string">
            <text:p>add video to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video</text:p>
          </table:table-cell>
          <table:table-cell table:style-name="ce22" table:number-columns-repeated="3"/>
          <table:table-cell table:style-name="ce37" office:value-type="string" calcext:value-type="string">
            <text:p>actor</text:p>
          </table:table-cell>
          <table:table-cell table:style-name="ce22" office:value-type="string" calcext:value-type="string">
            <text:p>You added a video to the Slot: {slot}</text:p>
          </table:table-cell>
          <table:table-cell table:style-name="ce22" office:value-type="string" calcext:value-type="string">
            <text:p>You added a video to your Slot: {slot}</text:p>
          </table:table-cell>
          <table:table-cell table:style-name="ce45"/>
          <table:table-cell table:style-name="ce4" office:value-type="string" calcext:value-type="string">
            <text:p>follower + creator</text:p>
          </table:table-cell>
          <table:table-cell table:style-name="ce22" office:value-type="string" calcext:value-type="string">
            <text:p>{actor} added a video to the Slot: {slot}</text:p>
          </table:table-cell>
          <table:table-cell table:style-name="ce22" office:value-type="string" calcext:value-type="string">
            <text:p>{actor} added a video to your Slot: {slot}</text:p>
          </table:table-cell>
          <table:table-cell table:style-name="ce45"/>
          <table:table-cell table:style-name="ce4" office:value-type="string" calcext:value-type="string">
            <text:p>follower + creator</text:p>
          </table:table-cell>
          <table:table-cell table:style-name="ce46" office:value-type="string" calcext:value-type="string">
            <text:p>{actor} added a video to the Slot: {slot}</text:p>
          </table:table-cell>
          <table:table-cell table:style-name="ce46" office:value-type="string" calcext:value-type="string">
            <text:p>{actor} added a video to your Slot: {slot}</text:p>
          </table:table-cell>
          <table:table-cell table:style-name="ce45"/>
          <table:table-cell table:style-name="ce4" office:value-type="string" calcext:value-type="string">
            <text:p>friends + follower + creator + member</text:p>
          </table:table-cell>
          <table:table-cell table:style-name="ce46" office:value-type="string" calcext:value-type="string">
            <text:p>{actor} added a video to this Slot.</text:p>
          </table:table-cell>
          <table:table-cell table:style-name="ce50" office:value-type="string" calcext:value-type="string">
            <text:p>{actor} added a video to your Slot.</text:p>
          </table:table-cell>
          <table:table-cell table:style-name="ce46" office:value-type="string" calcext:value-type="string">
            <text:p>{actor} and {actor2} added a video to this Slot.</text:p>
          </table:table-cell>
          <table:table-cell table:style-name="ce46" office:value-type="string" calcext:value-type="string">
            <text:p>{actor} and {actor2} added a video to your Slot.</text:p>
          </table:table-cell>
          <table:table-cell table:style-name="ce22" office:value-type="string" calcext:value-type="string">
            <text:p>{actor} and {actor2} added a video to your Slot: {slot}</text:p>
          </table:table-cell>
          <table:table-cell table:style-name="ce22" office:value-type="string" calcext:value-type="string">
            <text:p>{actor} and {actor2} added a video to the Slot: {slot}</text:p>
          </table:table-cell>
          <table:table-cell table:style-name="ce59" office:value-type="string" calcext:value-type="string">
            <text:p>{actor} and {count} others added a video to this Slot.</text:p>
          </table:table-cell>
          <table:table-cell table:style-name="ce59" office:value-type="string" calcext:value-type="string">
            <text:p>{actor} and {count} others added a video to your Slot.</text:p>
          </table:table-cell>
          <table:table-cell table:style-name="ce43" office:value-type="string" calcext:value-type="string">
            <text:p>{actor} and {count} others added a video to your Slot: {slot}</text:p>
          </table:table-cell>
          <table:table-cell table:style-name="ce43" office:value-type="string" calcext:value-type="string">
            <text:p>{actor} and {count} others added a video to the Slot: {slot}</text:p>
          </table:table-cell>
          <table:table-cell table:number-columns-repeated="994"/>
        </table:table-row>
        <table:table-row table:style-name="ro1">
          <table:table-cell table:style-name="ce4" office:value-type="string" calcext:value-type="string">
            <text:p>add audio to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audio</text:p>
          </table:table-cell>
          <table:table-cell table:style-name="ce22" table:number-columns-repeated="3"/>
          <table:table-cell table:style-name="ce37" office:value-type="string" calcext:value-type="string">
            <text:p>actor</text:p>
          </table:table-cell>
          <table:table-cell table:style-name="ce22" office:value-type="string" calcext:value-type="string">
            <text:p>You added an audio to the Slot: {slot}</text:p>
          </table:table-cell>
          <table:table-cell table:style-name="ce22" office:value-type="string" calcext:value-type="string">
            <text:p>You added an audio to your Slot: {slot}</text:p>
          </table:table-cell>
          <table:table-cell table:style-name="ce45"/>
          <table:table-cell table:style-name="ce4" office:value-type="string" calcext:value-type="string">
            <text:p>follower + creator</text:p>
          </table:table-cell>
          <table:table-cell table:style-name="ce22" office:value-type="string" calcext:value-type="string">
            <text:p>{actor} added an audio to the Slot: {slot}</text:p>
          </table:table-cell>
          <table:table-cell table:style-name="ce22" office:value-type="string" calcext:value-type="string">
            <text:p>{actor} added an audio to your Slot: {slot}</text:p>
          </table:table-cell>
          <table:table-cell table:style-name="ce45"/>
          <table:table-cell table:style-name="ce4" office:value-type="string" calcext:value-type="string">
            <text:p>follower + creator</text:p>
          </table:table-cell>
          <table:table-cell table:style-name="ce46" office:value-type="string" calcext:value-type="string">
            <text:p>{actor} added an audio to the Slot: {slot}</text:p>
          </table:table-cell>
          <table:table-cell table:style-name="ce46" office:value-type="string" calcext:value-type="string">
            <text:p>{actor} added an audio to your Slot: {slot}</text:p>
          </table:table-cell>
          <table:table-cell table:style-name="ce45"/>
          <table:table-cell table:style-name="ce4" office:value-type="string" calcext:value-type="string">
            <text:p>friends + follower + creator + member</text:p>
          </table:table-cell>
          <table:table-cell table:style-name="ce46" office:value-type="string" calcext:value-type="string">
            <text:p>{actor} added an audio to this Slot.</text:p>
          </table:table-cell>
          <table:table-cell table:style-name="ce50" office:value-type="string" calcext:value-type="string">
            <text:p>{actor} added an audio to your Slot.</text:p>
          </table:table-cell>
          <table:table-cell table:style-name="ce46" office:value-type="string" calcext:value-type="string">
            <text:p>{actor} and {actor2} added an audio to this Slot.</text:p>
          </table:table-cell>
          <table:table-cell table:style-name="ce46" office:value-type="string" calcext:value-type="string">
            <text:p>{actor} and {actor2} added an audio to your Slot.</text:p>
          </table:table-cell>
          <table:table-cell table:style-name="ce22" office:value-type="string" calcext:value-type="string">
            <text:p>{actor} and {actor2} added an audio to your Slot: {slot}</text:p>
          </table:table-cell>
          <table:table-cell table:style-name="ce22" office:value-type="string" calcext:value-type="string">
            <text:p>{actor} and {actor2} added an audio to the Slot: {slot}</text:p>
          </table:table-cell>
          <table:table-cell table:style-name="ce59" office:value-type="string" calcext:value-type="string">
            <text:p>{actor} and {count} others added an audio to this Slot.</text:p>
          </table:table-cell>
          <table:table-cell table:style-name="ce59" office:value-type="string" calcext:value-type="string">
            <text:p>{actor} and {count} others added an audio to your Slot.</text:p>
          </table:table-cell>
          <table:table-cell table:style-name="ce43" office:value-type="string" calcext:value-type="string">
            <text:p>{actor} and {count} others added an audio to your Slot: {slot}</text:p>
          </table:table-cell>
          <table:table-cell table:style-name="ce43" office:value-type="string" calcext:value-type="string">
            <text:p>{actor} and {count} others added an audio to the Slot: {slot}</text:p>
          </table:table-cell>
          <table:table-cell table:number-columns-repeated="994"/>
        </table:table-row>
        <table:table-row table:style-name="ro1">
          <table:table-cell table:style-name="ce4" office:value-type="string" calcext:value-type="string">
            <text:p>add note to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note</text:p>
          </table:table-cell>
          <table:table-cell table:style-name="ce22" table:number-columns-repeated="3"/>
          <table:table-cell table:style-name="ce37" office:value-type="string" calcext:value-type="string">
            <text:p>actor</text:p>
          </table:table-cell>
          <table:table-cell table:style-name="ce22" office:value-type="string" calcext:value-type="string">
            <text:p>You added a note to the Slot: {slot}</text:p>
          </table:table-cell>
          <table:table-cell table:style-name="ce22" office:value-type="string" calcext:value-type="string">
            <text:p>You added a note to your Slot: {slot}</text:p>
          </table:table-cell>
          <table:table-cell table:style-name="ce45"/>
          <table:table-cell table:style-name="ce4" office:value-type="string" calcext:value-type="string">
            <text:p>follower + creator</text:p>
          </table:table-cell>
          <table:table-cell table:style-name="ce22" office:value-type="string" calcext:value-type="string">
            <text:p>{actor} added a note to the Slot: {slot}</text:p>
          </table:table-cell>
          <table:table-cell table:style-name="ce22" office:value-type="string" calcext:value-type="string">
            <text:p>{actor} added a note to your Slot: {slot}</text:p>
          </table:table-cell>
          <table:table-cell table:style-name="ce45"/>
          <table:table-cell table:style-name="ce4" office:value-type="string" calcext:value-type="string">
            <text:p>follower + creator</text:p>
          </table:table-cell>
          <table:table-cell table:style-name="ce46" office:value-type="string" calcext:value-type="string">
            <text:p>{actor} added a note to the Slot: {slot}</text:p>
          </table:table-cell>
          <table:table-cell table:style-name="ce46" office:value-type="string" calcext:value-type="string">
            <text:p>{actor} added a note to your Slot: {slot}</text:p>
          </table:table-cell>
          <table:table-cell table:style-name="ce45"/>
          <table:table-cell table:style-name="ce4" office:value-type="string" calcext:value-type="string">
            <text:p>friends + follower + creator + member</text:p>
          </table:table-cell>
          <table:table-cell table:style-name="ce46" office:value-type="string" calcext:value-type="string">
            <text:p>{actor} added a note to this Slot.</text:p>
          </table:table-cell>
          <table:table-cell table:style-name="ce50" office:value-type="string" calcext:value-type="string">
            <text:p>{actor} added a note to your Slot.</text:p>
          </table:table-cell>
          <table:table-cell table:style-name="ce46" office:value-type="string" calcext:value-type="string">
            <text:p>{actor} and {actor2} added a note to this Slot.</text:p>
          </table:table-cell>
          <table:table-cell table:style-name="ce46" office:value-type="string" calcext:value-type="string">
            <text:p>{actor} and {actor2} added a note to your Slot.</text:p>
          </table:table-cell>
          <table:table-cell table:style-name="ce22" office:value-type="string" calcext:value-type="string">
            <text:p>{actor} and {actor2} added a note to your Slot: {slot}</text:p>
          </table:table-cell>
          <table:table-cell table:style-name="ce22" office:value-type="string" calcext:value-type="string">
            <text:p>{actor} and {actor2} added a note to the Slot: {slot}</text:p>
          </table:table-cell>
          <table:table-cell table:style-name="ce59" office:value-type="string" calcext:value-type="string">
            <text:p>{actor} and {count} others added a note to this Slot.</text:p>
          </table:table-cell>
          <table:table-cell table:style-name="ce59" office:value-type="string" calcext:value-type="string">
            <text:p>{actor} and {count} others added a note to your Slot.</text:p>
          </table:table-cell>
          <table:table-cell table:style-name="ce43" office:value-type="string" calcext:value-type="string">
            <text:p>{actor} and {count} others added a note to your Slot: {slot}</text:p>
          </table:table-cell>
          <table:table-cell table:style-name="ce43" office:value-type="string" calcext:value-type="string">
            <text:p>{actor} and {count} others added a note to the Slot: {slot}</text:p>
          </table:table-cell>
          <table:table-cell table:number-columns-repeated="994"/>
        </table:table-row>
        <table:table-row table:style-name="ro1">
          <table:table-cell table:style-name="ce5" office:value-type="string" calcext:value-type="string">
            <text:p>add multiple media items</text:p>
          </table:table-cell>
          <table:table-cell table:style-name="ce20" office:value-type="string" calcext:value-type="string">
            <text:p>-</text:p>
          </table:table-cell>
          <table:table-cell table:style-name="ce23" office:value-type="string" calcext:value-type="string">
            <text:p>slot</text:p>
          </table:table-cell>
          <table:table-cell table:style-name="ce29" office:value-type="string" calcext:value-type="string">
            <text:p>media</text:p>
          </table:table-cell>
          <table:table-cell table:style-name="ce22" table:number-columns-repeated="3"/>
          <table:table-cell table:style-name="ce37" office:value-type="string" calcext:value-type="string">
            <text:p>actor</text:p>
          </table:table-cell>
          <table:table-cell table:style-name="ce22" office:value-type="string" calcext:value-type="string">
            <text:p>You added new media to the Slot: {slot}</text:p>
          </table:table-cell>
          <table:table-cell table:style-name="ce22" office:value-type="string" calcext:value-type="string">
            <text:p>You added new media to your Slot: {slot}</text:p>
          </table:table-cell>
          <table:table-cell table:style-name="ce45"/>
          <table:table-cell table:style-name="ce4" office:value-type="string" calcext:value-type="string">
            <text:p>follower + creator</text:p>
          </table:table-cell>
          <table:table-cell table:style-name="ce22" office:value-type="string" calcext:value-type="string">
            <text:p>{actor} added new media to the Slot: {slot}</text:p>
          </table:table-cell>
          <table:table-cell table:style-name="ce22" office:value-type="string" calcext:value-type="string">
            <text:p>{actor} added new media to your Slot: {slot}</text:p>
          </table:table-cell>
          <table:table-cell table:style-name="ce45"/>
          <table:table-cell table:style-name="ce4" office:value-type="string" calcext:value-type="string">
            <text:p>follower + creator</text:p>
          </table:table-cell>
          <table:table-cell table:style-name="ce46" office:value-type="string" calcext:value-type="string">
            <text:p>{actor} added new media to the Slot: {slot}</text:p>
          </table:table-cell>
          <table:table-cell table:style-name="ce46" office:value-type="string" calcext:value-type="string">
            <text:p>{actor} added new media to your Slot: {slot}</text:p>
          </table:table-cell>
          <table:table-cell table:style-name="ce45"/>
          <table:table-cell table:style-name="ce4" office:value-type="string" calcext:value-type="string">
            <text:p>friends + follower + creator + member</text:p>
          </table:table-cell>
          <table:table-cell table:style-name="ce46" office:value-type="string" calcext:value-type="string">
            <text:p>{actor} added new media to this Slot.</text:p>
          </table:table-cell>
          <table:table-cell table:style-name="ce50" office:value-type="string" calcext:value-type="string">
            <text:p>{actor} added new media to your Slot.</text:p>
          </table:table-cell>
          <table:table-cell table:style-name="ce46" office:value-type="string" calcext:value-type="string">
            <text:p>{actor} and {actor2} added new media to this Slot.</text:p>
          </table:table-cell>
          <table:table-cell table:style-name="ce46" office:value-type="string" calcext:value-type="string">
            <text:p>{actor} and {actor2} added new media to your Slot.</text:p>
          </table:table-cell>
          <table:table-cell table:style-name="ce22" office:value-type="string" calcext:value-type="string">
            <text:p>{actor} and {actor2} added new media to your Slot: {slot}</text:p>
          </table:table-cell>
          <table:table-cell table:style-name="ce22" office:value-type="string" calcext:value-type="string">
            <text:p>{actor} and {actor2} added new media to the Slot: {slot}</text:p>
          </table:table-cell>
          <table:table-cell table:style-name="ce59" office:value-type="string" calcext:value-type="string">
            <text:p>{actor} and {count} others added new media to this Slot.</text:p>
          </table:table-cell>
          <table:table-cell table:style-name="ce59" office:value-type="string" calcext:value-type="string">
            <text:p>{actor} and {count} others added new media to your Slot.</text:p>
          </table:table-cell>
          <table:table-cell table:style-name="ce43" office:value-type="string" calcext:value-type="string">
            <text:p>{actor} and {count} others added new media to your Slot: {slot}</text:p>
          </table:table-cell>
          <table:table-cell table:style-name="ce43" office:value-type="string" calcext:value-type="string">
            <text:p>{actor} and {count} others added new media to the Slot: {slot}</text:p>
          </table:table-cell>
          <table:table-cell table:number-columns-repeated="994"/>
        </table:table-row>
        <table:table-row table:style-name="ro1">
          <table:table-cell table:style-name="ce4" office:value-type="string" calcext:value-type="string">
            <text:p>reslot a slot (direct, through a tag)</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reslot</text:p>
          </table:table-cell>
          <table:table-cell table:style-name="ce22" table:number-columns-repeated="2"/>
          <table:table-cell table:style-name="ce22" office:value-type="string" calcext:value-type="string">
            <text:p>directAction?</text:p>
          </table:table-cell>
          <table:table-cell table:style-name="ce37" office:value-type="string" calcext:value-type="string">
            <text:p>actor</text:p>
          </table:table-cell>
          <table:table-cell table:style-name="ce22" office:value-type="string" calcext:value-type="string">
            <text:p>You reslotted the Slot: {slot}</text:p>
          </table:table-cell>
          <table:table-cell table:style-name="ce41"/>
          <table:table-cell table:style-name="ce45"/>
          <table:table-cell table:style-name="ce4" office:value-type="string" calcext:value-type="string">
            <text:p>creator</text:p>
          </table:table-cell>
          <table:table-cell table:style-name="ce22" office:value-type="string" calcext:value-type="string">
            <text:p>{actor} reslotted the Slot: {slot}</text:p>
          </table:table-cell>
          <table:table-cell table:style-name="ce22" office:value-type="string" calcext:value-type="string">
            <text:p>{actor} reslotted your Slot: {slot}</text:p>
          </table:table-cell>
          <table:table-cell table:style-name="ce45"/>
          <table:table-cell table:style-name="ce4" office:value-type="string" calcext:value-type="string">
            <text:p>creator</text:p>
          </table:table-cell>
          <table:table-cell table:style-name="ce48"/>
          <table:table-cell table:style-name="ce46" office:value-type="string" calcext:value-type="string">
            <text:p>{actor} reslotted your Slot: {slot}</text:p>
          </table:table-cell>
          <table:table-cell table:style-name="ce45"/>
          <table:table-cell table:style-name="ce4" office:value-type="string" calcext:value-type="string">
            <text:p>friends + follower + creator + member</text:p>
          </table:table-cell>
          <table:table-cell table:style-name="ce46" office:value-type="string" calcext:value-type="string">
            <text:p>{actor} has reslotted this Slot.</text:p>
          </table:table-cell>
          <table:table-cell table:style-name="ce50" office:value-type="string" calcext:value-type="string">
            <text:p>{actor} has reslotted your Slot.</text:p>
          </table:table-cell>
          <table:table-cell table:style-name="ce46" office:value-type="string" calcext:value-type="string">
            <text:p>{actor} and {actor2} has reslotted this Slot.</text:p>
          </table:table-cell>
          <table:table-cell table:style-name="ce46" office:value-type="string" calcext:value-type="string">
            <text:p>{actor} and {user} have reslotted your Slot.</text:p>
          </table:table-cell>
          <table:table-cell table:style-name="ce22" office:value-type="string" calcext:value-type="string">
            <text:p>{actor} and {user} reslotted your Slot: {slot}</text:p>
          </table:table-cell>
          <table:table-cell table:style-name="ce22" office:value-type="string" calcext:value-type="string">
            <text:p>{actor} and {user} reslotted the Slot: {slot}</text:p>
          </table:table-cell>
          <table:table-cell table:style-name="ce46" office:value-type="string" calcext:value-type="string">
            <text:p>{actor} and {count} others have reslotted this Slot.</text:p>
          </table:table-cell>
          <table:table-cell table:style-name="ce46" office:value-type="string" calcext:value-type="string">
            <text:p>{actor} and {count} others have reslotted your Slot.</text:p>
          </table:table-cell>
          <table:table-cell table:style-name="ce22" office:value-type="string" calcext:value-type="string">
            <text:p>{actor} and {count} others reslotted your Slot: {slot}</text:p>
          </table:table-cell>
          <table:table-cell table:style-name="ce22" office:value-type="string" calcext:value-type="string">
            <text:p>{actor} and {count} others reslotted the Slot: {slot}</text:p>
          </table:table-cell>
          <table:table-cell table:number-columns-repeated="994"/>
        </table:table-row>
        <table:table-row table:style-name="ro1">
          <table:table-cell table:style-name="ce6" office:value-type="string" calcext:value-type="string">
            <text:p>established friendship</text:p>
          </table:table-cell>
          <table:table-cell table:style-name="ce20" office:value-type="float" office:value="0.8" calcext:value-type="float">
            <text:p>0.8</text:p>
          </table:table-cell>
          <table:table-cell table:style-name="ce23" office:value-type="string" calcext:value-type="string">
            <text:p>user</text:p>
          </table:table-cell>
          <table:table-cell table:style-name="ce29" office:value-type="string" calcext:value-type="string">
            <text:p>accept</text:p>
          </table:table-cell>
          <table:table-cell table:style-name="ce22" table:number-columns-repeated="2"/>
          <table:table-cell table:style-name="ce22" office:value-type="string" calcext:value-type="string">
            <text:p>isRequester?</text:p>
          </table:table-cell>
          <table:table-cell table:style-name="ce38"/>
          <table:table-cell table:style-name="ce41" table:number-columns-repeated="2"/>
          <table:table-cell table:style-name="ce45"/>
          <table:table-cell table:style-name="ce4" office:value-type="string" calcext:value-type="string">
            <text:p>user</text:p>
          </table:table-cell>
          <table:table-cell table:number-columns-repeated="2" table:style-name="ce22" office:value-type="string" calcext:value-type="string">
            <text:p>{actor} has accepted your friend request.</text:p>
          </table:table-cell>
          <table:table-cell table:style-name="ce45"/>
          <table:table-cell table:style-name="ce4" office:value-type="string" calcext:value-type="string">
            <text:p>actor</text:p>
          </table:table-cell>
          <table:table-cell table:number-columns-repeated="2" table:style-name="ce46" office:value-type="string" calcext:value-type="string">
            <text:p>You and {user} are now friends.</text:p>
          </table:table-cell>
          <table:table-cell table:style-name="ce45"/>
          <table:table-cell table:style-name="ce4" office:value-type="string" calcext:value-type="string">
            <text:p>foaf + actor</text:p>
          </table:table-cell>
          <table:table-cell table:style-name="ce46" office:value-type="string" calcext:value-type="string">
            <text:p>{actor} and {user} are now friends.</text:p>
          </table:table-cell>
          <table:table-cell table:style-name="ce46" office:value-type="string" calcext:value-type="string">
            <text:p>You and {user} are now friends.</text:p>
          </table:table-cell>
          <table:table-cell table:style-name="ce46" office:value-type="string" calcext:value-type="string">
            <text:p>{actor} and {user} are now friends.</text:p>
          </table:table-cell>
          <table:table-cell table:style-name="ce46" office:value-type="string" calcext:value-type="string">
            <text:p>You and {user} are now friends.</text:p>
          </table:table-cell>
          <table:table-cell table:style-name="ce22" office:value-type="string" calcext:value-type="string">
            <text:p>{actor} and {user} are now friends</text:p>
          </table:table-cell>
          <table:table-cell table:style-name="ce42" office:value-type="string" calcext:value-type="string">
            <text:p>TODO-Plural-Push-1</text:p>
          </table:table-cell>
          <table:table-cell table:style-name="ce46" office:value-type="string" calcext:value-type="string">
            <text:p>{actor} and {user} are now friends.</text:p>
          </table:table-cell>
          <table:table-cell table:style-name="ce46" office:value-type="string" calcext:value-type="string">
            <text:p>You and {user} are now friends.</text:p>
          </table:table-cell>
          <table:table-cell table:style-name="ce42" office:value-type="string" calcext:value-type="string">
            <text:p>TODO-Aggregate-Notify-1</text:p>
          </table:table-cell>
          <table:table-cell table:style-name="ce42" office:value-type="string" calcext:value-type="string">
            <text:p>TODO-Aggregate-Push-1</text:p>
          </table:table-cell>
          <table:table-cell table:number-columns-repeated="994"/>
        </table:table-row>
        <table:table-row table:style-name="ro1">
          <table:table-cell table:style-name="ce7" office:value-type="string" calcext:value-type="string">
            <text:p>established friendship</text:p>
          </table:table-cell>
          <table:table-cell table:style-name="ce20" office:value-type="float" office:value="0.8" calcext:value-type="float">
            <text:p>0.8</text:p>
          </table:table-cell>
          <table:table-cell table:style-name="ce23" office:value-type="string" calcext:value-type="string">
            <text:p>user</text:p>
          </table:table-cell>
          <table:table-cell table:style-name="ce29" office:value-type="string" calcext:value-type="string">
            <text:p>friendship</text:p>
          </table:table-cell>
          <table:table-cell table:style-name="ce22" table:number-columns-repeated="2"/>
          <table:table-cell table:style-name="ce22" office:value-type="string" calcext:value-type="string">
            <text:p>isRequestee?</text:p>
          </table:table-cell>
          <table:table-cell table:style-name="ce37" office:value-type="string" calcext:value-type="string">
            <text:p>actor</text:p>
          </table:table-cell>
          <table:table-cell table:style-name="ce22" office:value-type="string" calcext:value-type="string">
            <text:p>You accepted the friend request from: {user}</text:p>
          </table:table-cell>
          <table:table-cell table:style-name="ce41"/>
          <table:table-cell table:style-name="ce45"/>
          <table:table-cell table:style-name="ce41" table:number-columns-repeated="3"/>
          <table:table-cell table:style-name="ce45"/>
          <table:table-cell table:style-name="ce4" office:value-type="string" calcext:value-type="string">
            <text:p>user</text:p>
          </table:table-cell>
          <table:table-cell table:number-columns-repeated="2" table:style-name="ce46" office:value-type="string" calcext:value-type="string">
            <text:p>You and {actor} are now friends.</text:p>
          </table:table-cell>
          <table:table-cell table:style-name="ce45"/>
          <table:table-cell table:style-name="ce4" office:value-type="string" calcext:value-type="string">
            <text:p>friends</text:p>
          </table:table-cell>
          <table:table-cell table:style-name="ce46" office:value-type="string" calcext:value-type="string">
            <text:p>{user} and {actor} are now friends.</text:p>
          </table:table-cell>
          <table:table-cell table:style-name="ce46" office:value-type="string" calcext:value-type="string">
            <text:p>You and {actor} are now friends.</text:p>
          </table:table-cell>
          <table:table-cell table:style-name="ce46" office:value-type="string" calcext:value-type="string">
            <text:p>{user} and {actor} are now friends.</text:p>
          </table:table-cell>
          <table:table-cell table:style-name="ce46" office:value-type="string" calcext:value-type="string">
            <text:p>You and {actor} are now friends.</text:p>
          </table:table-cell>
          <table:table-cell table:style-name="ce22" office:value-type="string" calcext:value-type="string">
            <text:p>{actor} and {user} are now friends</text:p>
          </table:table-cell>
          <table:table-cell table:style-name="ce42" office:value-type="string" calcext:value-type="string">
            <text:p>TODO-Plural-Push-1</text:p>
          </table:table-cell>
          <table:table-cell table:style-name="ce46" office:value-type="string" calcext:value-type="string">
            <text:p>{user} and {actor} are now friends.</text:p>
          </table:table-cell>
          <table:table-cell table:style-name="ce46" office:value-type="string" calcext:value-type="string">
            <text:p>You and {actor} are now friends.</text:p>
          </table:table-cell>
          <table:table-cell table:style-name="ce41" table:number-columns-repeated="2"/>
          <table:table-cell table:number-columns-repeated="994"/>
        </table:table-row>
        <table:table-row table:style-name="ro1">
          <table:table-cell table:style-name="ce4" office:value-type="string" calcext:value-type="string">
            <text:p>group membership established (direct)</text:p>
          </table:table-cell>
          <table:table-cell table:style-name="ce20" office:value-type="float" office:value="0.8" calcext:value-type="float">
            <text:p>0.8</text:p>
          </table:table-cell>
          <table:table-cell table:style-name="ce23" office:value-type="string" calcext:value-type="string">
            <text:p>group</text:p>
          </table:table-cell>
          <table:table-cell table:style-name="ce29" office:value-type="string" calcext:value-type="string">
            <text:p>membership</text:p>
          </table:table-cell>
          <table:table-cell table:style-name="ce22" table:number-columns-repeated="2"/>
          <table:table-cell table:style-name="ce22" office:value-type="string" calcext:value-type="string">
            <text:p>directAction?</text:p>
          </table:table-cell>
          <table:table-cell table:style-name="ce37" office:value-type="string" calcext:value-type="string">
            <text:p>actor</text:p>
          </table:table-cell>
          <table:table-cell table:style-name="ce22" office:value-type="string" calcext:value-type="string">
            <text:p>You subscribed to the calendar: {group}</text:p>
          </table:table-cell>
          <table:table-cell table:style-name="ce41"/>
          <table:table-cell table:style-name="ce45"/>
          <table:table-cell table:style-name="ce4" office:value-type="string" calcext:value-type="string">
            <text:p>owner</text:p>
          </table:table-cell>
          <table:table-cell table:style-name="ce22" office:value-type="string" calcext:value-type="string">
            <text:p>{actor} subscribed to the calendar: {group}</text:p>
          </table:table-cell>
          <table:table-cell table:style-name="ce46" office:value-type="string" calcext:value-type="string">
            <text:p>{actor} subscribed to your calendar: {group}</text:p>
          </table:table-cell>
          <table:table-cell table:style-name="ce45"/>
          <table:table-cell table:style-name="ce4" office:value-type="string" calcext:value-type="string">
            <text:p>owner</text:p>
          </table:table-cell>
          <table:table-cell table:style-name="ce46" office:value-type="string" calcext:value-type="string">
            <text:p>{actor} subscribed to the calendar: {group}</text:p>
          </table:table-cell>
          <table:table-cell table:style-name="ce46" office:value-type="string" calcext:value-type="string">
            <text:p>{actor} subscribed to your calendar: {group}</text:p>
          </table:table-cell>
          <table:table-cell table:style-name="ce45"/>
          <table:table-cell table:style-name="ce4" office:value-type="string" calcext:value-type="string">
            <text:p>joiners + member</text:p>
          </table:table-cell>
          <table:table-cell table:style-name="ce46" office:value-type="string" calcext:value-type="string">
            <text:p>{actor} subscribed to the calendar {group}.</text:p>
          </table:table-cell>
          <table:table-cell table:style-name="ce50" office:value-type="string" calcext:value-type="string">
            <text:p>{actor} subscribed to your calendar {group}.</text:p>
          </table:table-cell>
          <table:table-cell table:style-name="ce46" office:value-type="string" calcext:value-type="string">
            <text:p>{actor} and {actor2} subscribed to the calendar: {group}.</text:p>
          </table:table-cell>
          <table:table-cell table:style-name="ce46" office:value-type="string" calcext:value-type="string">
            <text:p>{actor} and {actor2} subscribed to your calendar: {group}.</text:p>
          </table:table-cell>
          <table:table-cell table:style-name="ce41" table:number-columns-repeated="2"/>
          <table:table-cell table:style-name="ce46" office:value-type="string" calcext:value-type="string">
            <text:p>{actor} and {count} others subscribed to the calendar: {group}.</text:p>
          </table:table-cell>
          <table:table-cell table:style-name="ce46" office:value-type="string" calcext:value-type="string">
            <text:p>{actor} and {count} others subscribed to your calendar: {group}.</text:p>
          </table:table-cell>
          <table:table-cell table:style-name="ce41" table:number-columns-repeated="2"/>
          <table:table-cell table:number-columns-repeated="994"/>
        </table:table-row>
        <table:table-row table:style-name="ro1">
          <table:table-cell table:style-name="ce4" office:value-type="string" calcext:value-type="string">
            <text:p>user adds another user to a group (indirect)</text:p>
          </table:table-cell>
          <table:table-cell table:style-name="ce20" office:value-type="string" calcext:value-type="string">
            <text:p>0.9.2</text:p>
          </table:table-cell>
          <table:table-cell table:style-name="ce23" office:value-type="string" calcext:value-type="string">
            <text:p>group</text:p>
          </table:table-cell>
          <table:table-cell table:style-name="ce29" office:value-type="string" calcext:value-type="string">
            <text:p>membertag</text:p>
          </table:table-cell>
          <table:table-cell table:style-name="ce22" table:number-columns-repeated="2"/>
          <table:table-cell table:style-name="ce22" office:value-type="string" calcext:value-type="string">
            <text:p>indirectAction?</text:p>
          </table:table-cell>
          <table:table-cell table:style-name="ce37" office:value-type="string" calcext:value-type="string">
            <text:p>actor</text:p>
          </table:table-cell>
          <table:table-cell table:style-name="ce22" office:value-type="string" calcext:value-type="string">
            <text:p>You added {user} to the calendar: {group}</text:p>
          </table:table-cell>
          <table:table-cell table:style-name="ce22" office:value-type="string" calcext:value-type="string">
            <text:p>You added {user} to your calendar: {group}</text:p>
          </table:table-cell>
          <table:table-cell table:style-name="ce45"/>
          <table:table-cell table:style-name="ce4" office:value-type="string" calcext:value-type="string">
            <text:p>foreign</text:p>
          </table:table-cell>
          <table:table-cell table:style-name="ce22" office:value-type="string" calcext:value-type="string">
            <text:p>{actor} added you to the calendar: {group}</text:p>
          </table:table-cell>
          <table:table-cell table:style-name="ce41"/>
          <table:table-cell table:style-name="ce45"/>
          <table:table-cell table:style-name="ce4" office:value-type="string" calcext:value-type="string">
            <text:p>foreign + owner</text:p>
          </table:table-cell>
          <table:table-cell table:style-name="ce46" office:value-type="string" calcext:value-type="string">
            <text:p>{actor} added you to the calendar: {group}</text:p>
          </table:table-cell>
          <table:table-cell table:style-name="ce46" office:value-type="string" calcext:value-type="string">
            <text:p>{actor} added {user} to your calendar: {group}</text:p>
          </table:table-cell>
          <table:table-cell table:style-name="ce45"/>
          <table:table-cell table:style-name="ce4" office:value-type="string" calcext:value-type="string">
            <text:p>joiners + member</text:p>
          </table:table-cell>
          <table:table-cell table:style-name="ce22" office:value-type="string" calcext:value-type="string">
            <text:p>{actor} added {user} to the calendar: {group}.</text:p>
          </table:table-cell>
          <table:table-cell table:style-name="ce51" office:value-type="string" calcext:value-type="string">
            <text:p>{actor} added {user} to your calendar: {group}.</text:p>
          </table:table-cell>
          <table:table-cell table:style-name="ce50" office:value-type="string" calcext:value-type="string">
            <text:p>{actor} added {user} to the calendar: {group}.</text:p>
          </table:table-cell>
          <table:table-cell table:style-name="ce50" office:value-type="string" calcext:value-type="string">
            <text:p>{actor} added {user} to your calendar: {group}.</text:p>
          </table:table-cell>
          <table:table-cell table:style-name="ce41" table:number-columns-repeated="2"/>
          <table:table-cell table:style-name="ce46" office:value-type="string" calcext:value-type="string">
            <text:p>{actor} added {user} to the calendar: {group}.</text:p>
          </table:table-cell>
          <table:table-cell table:style-name="ce46" office:value-type="string" calcext:value-type="string">
            <text:p>{actor} added {user} to your calendar: {group}.</text:p>
          </table:table-cell>
          <table:table-cell table:style-name="ce42" office:value-type="string" calcext:value-type="string">
            <text:p>TODO-Aggregate-Notify-3</text:p>
          </table:table-cell>
          <table:table-cell table:style-name="ce42" office:value-type="string" calcext:value-type="string">
            <text:p>TODO-Aggregate-Push-3</text:p>
          </table:table-cell>
          <table:table-cell table:number-columns-repeated="994"/>
        </table:table-row>
        <table:table-row table:style-name="ro1">
          <table:table-cell table:style-name="ce4" office:value-type="string" calcext:value-type="string">
            <text:p>deleted slot</text:p>
          </table:table-cell>
          <table:table-cell table:style-name="ce20" office:value-type="float" office:value="0.83" calcext:value-type="float">
            <text:p>0.83</text:p>
          </table:table-cell>
          <table:table-cell table:style-name="ce23" office:value-type="string" calcext:value-type="string">
            <text:p>slot</text:p>
          </table:table-cell>
          <table:table-cell table:style-name="ce29" office:value-type="string" calcext:value-type="string">
            <text:p>delete</text:p>
          </table:table-cell>
          <table:table-cell table:style-name="ce22" table:number-columns-repeated="3"/>
          <table:table-cell table:style-name="ce37" office:value-type="string" calcext:value-type="string">
            <text:p>actor</text:p>
          </table:table-cell>
          <table:table-cell table:number-columns-repeated="2" table:style-name="ce22" office:value-type="string" calcext:value-type="string">
            <text:p>You deleted the Slot: {slot}</text:p>
          </table:table-cell>
          <table:table-cell table:style-name="ce45"/>
          <table:table-cell table:style-name="ce4" office:value-type="string" calcext:value-type="string">
            <text:p>follower</text:p>
          </table:table-cell>
          <table:table-cell table:style-name="ce22" office:value-type="string" calcext:value-type="string">
            <text:p>{actor} deleted the Slot: {slot}</text:p>
          </table:table-cell>
          <table:table-cell table:style-name="ce41"/>
          <table:table-cell table:style-name="ce45"/>
          <table:table-cell table:style-name="ce4" office:value-type="string" calcext:value-type="string">
            <text:p>follower</text:p>
          </table:table-cell>
          <table:table-cell table:style-name="ce46" office:value-type="string" calcext:value-type="string">
            <text:p>{actor} deleted the Slot: {slot}</text:p>
          </table:table-cell>
          <table:table-cell table:style-name="ce48"/>
          <table:table-cell table:style-name="ce45"/>
          <table:table-cell table:style-name="ce41"/>
          <table:table-cell table:style-name="ce48"/>
          <table:table-cell table:style-name="ce49"/>
          <table:table-cell table:style-name="ce48" table:number-columns-repeated="2"/>
          <table:table-cell table:style-name="ce42" office:value-type="string" calcext:value-type="string">
            <text:p>TODO-Plural-Notify-3</text:p>
          </table:table-cell>
          <table:table-cell table:style-name="ce42" office:value-type="string" calcext:value-type="string">
            <text:p>TODO-Plural-Push-3</text:p>
          </table:table-cell>
          <table:table-cell table:style-name="ce48" table:number-columns-repeated="2"/>
          <table:table-cell table:style-name="ce42" office:value-type="string" calcext:value-type="string">
            <text:p>TODO-Aggregate-Notify-4</text:p>
          </table:table-cell>
          <table:table-cell table:style-name="ce42" office:value-type="string" calcext:value-type="string">
            <text:p>TODO-Aggregate-Push-4</text:p>
          </table:table-cell>
          <table:table-cell table:number-columns-repeated="994"/>
        </table:table-row>
        <table:table-row table:style-name="ro1">
          <table:table-cell table:style-name="ce5" office:value-type="string" calcext:value-type="string">
            <text:p>deleted reslot (remove tag)</text:p>
          </table:table-cell>
          <table:table-cell table:style-name="ce21" office:value-type="float" office:value="0.83" calcext:value-type="float">
            <text:p>0.83</text:p>
          </table:table-cell>
          <table:table-cell table:style-name="ce23" office:value-type="string" calcext:value-type="string">
            <text:p>slot</text:p>
          </table:table-cell>
          <table:table-cell table:style-name="ce30" office:value-type="string" calcext:value-type="string">
            <text:p>unslot</text:p>
          </table:table-cell>
          <table:table-cell table:number-columns-repeated="3"/>
          <table:table-cell table:style-name="ce37" office:value-type="string" calcext:value-type="string">
            <text:p>actor</text:p>
          </table:table-cell>
          <table:table-cell table:number-columns-repeated="2" table:style-name="ce22" office:value-type="string" calcext:value-type="string">
            <text:p>You removed the Reslot: {slot}</text:p>
          </table:table-cell>
          <table:table-cell table:style-name="ce45"/>
          <table:table-cell table:style-name="ce41" table:number-columns-repeated="3"/>
          <table:table-cell table:style-name="ce45"/>
          <table:table-cell table:style-name="ce41"/>
          <table:table-cell table:style-name="ce48" table:number-columns-repeated="2"/>
          <table:table-cell table:style-name="ce45"/>
          <table:table-cell table:style-name="ce41"/>
          <table:table-cell table:style-name="ce48" table:number-columns-repeated="4"/>
          <table:table-cell table:style-name="ce42" office:value-type="string" calcext:value-type="string">
            <text:p>TODO-Plural-Notify-4</text:p>
          </table:table-cell>
          <table:table-cell table:style-name="ce42" office:value-type="string" calcext:value-type="string">
            <text:p>TODO-Plural-Push-4</text:p>
          </table:table-cell>
          <table:table-cell table:style-name="ce48" table:number-columns-repeated="2"/>
          <table:table-cell table:style-name="ce42" office:value-type="string" calcext:value-type="string">
            <text:p>TODO-Aggregate-Notify-5</text:p>
          </table:table-cell>
          <table:table-cell table:style-name="ce42" office:value-type="string" calcext:value-type="string">
            <text:p>TODO-Aggregate-Push-5</text:p>
          </table:table-cell>
          <table:table-cell table:number-columns-repeated="994"/>
        </table:table-row>
        <table:table-row table:style-name="ro1">
          <table:table-cell table:style-name="ce4" office:value-type="string" calcext:value-type="string">
            <text:p>request friendship</text:p>
          </table:table-cell>
          <table:table-cell table:style-name="ce21" office:value-type="float" office:value="0.83" calcext:value-type="float">
            <text:p>0.83</text:p>
          </table:table-cell>
          <table:table-cell table:style-name="ce24" office:value-type="string" calcext:value-type="string">
            <text:p>user</text:p>
          </table:table-cell>
          <table:table-cell table:style-name="ce30" office:value-type="string" calcext:value-type="string">
            <text:p>request</text:p>
          </table:table-cell>
          <table:table-cell table:number-columns-repeated="3"/>
          <table:table-cell table:style-name="ce37" office:value-type="string" calcext:value-type="string">
            <text:p>actor</text:p>
          </table:table-cell>
          <table:table-cell table:number-columns-repeated="2" table:style-name="ce22" office:value-type="string" calcext:value-type="string">
            <text:p>You sent a friend request to {user}.</text:p>
          </table:table-cell>
          <table:table-cell table:style-name="ce45"/>
          <table:table-cell table:style-name="ce4" office:value-type="string" calcext:value-type="string">
            <text:p>user</text:p>
          </table:table-cell>
          <table:table-cell table:number-columns-repeated="2" table:style-name="ce22" office:value-type="string" calcext:value-type="string">
            <text:p>{actor} sent a friend request to you.</text:p>
          </table:table-cell>
          <table:table-cell table:style-name="ce45"/>
          <table:table-cell table:style-name="ce4" office:value-type="string" calcext:value-type="string">
            <text:p>user + actor</text:p>
          </table:table-cell>
          <table:table-cell table:style-name="ce22" office:value-type="string" calcext:value-type="string">
            <text:p>You sent a friend request to {user}.</text:p>
          </table:table-cell>
          <table:table-cell table:style-name="ce46" office:value-type="string" calcext:value-type="string">
            <text:p>{actor} sent a friend request to you.</text:p>
          </table:table-cell>
          <table:table-cell table:style-name="ce45"/>
          <table:table-cell table:style-name="ce41"/>
          <table:table-cell table:style-name="ce48" table:number-columns-repeated="4"/>
          <table:table-cell table:style-name="ce42" office:value-type="string" calcext:value-type="string">
            <text:p>TODO-Plural-Notify-5</text:p>
          </table:table-cell>
          <table:table-cell table:style-name="ce42" office:value-type="string" calcext:value-type="string">
            <text:p>TODO-Plural-Push-5</text:p>
          </table:table-cell>
          <table:table-cell table:style-name="ce48" table:number-columns-repeated="2"/>
          <table:table-cell table:style-name="ce42" office:value-type="string" calcext:value-type="string">
            <text:p>TODO-Aggregate-Notify-6</text:p>
          </table:table-cell>
          <table:table-cell table:style-name="ce42" office:value-type="string" calcext:value-type="string">
            <text:p>TODO-Aggregate-Push-6</text:p>
          </table:table-cell>
          <table:table-cell table:number-columns-repeated="994"/>
        </table:table-row>
        <table:table-row table:style-name="ro1">
          <table:table-cell table:style-name="ce4" office:value-type="string" calcext:value-type="string">
            <text:p>visibility change of slot to private</text:p>
          </table:table-cell>
          <table:table-cell table:style-name="ce21" office:value-type="float" office:value="0.83" calcext:value-type="float">
            <text:p>0.83</text:p>
          </table:table-cell>
          <table:table-cell table:style-name="ce24" office:value-type="string" calcext:value-type="string">
            <text:p>slot</text:p>
          </table:table-cell>
          <table:table-cell table:style-name="ce30" office:value-type="string" calcext:value-type="string">
            <text:p>private</text:p>
          </table:table-cell>
          <table:table-cell/>
          <table:table-cell table:style-name="ce22" table:number-columns-repeated="2"/>
          <table:table-cell table:style-name="ce37" office:value-type="string" calcext:value-type="string">
            <text:p>actor</text:p>
          </table:table-cell>
          <table:table-cell table:number-columns-repeated="2" table:style-name="ce22" office:value-type="string" calcext:value-type="string">
            <text:p>You unshared the Slot: {slot}</text:p>
          </table:table-cell>
          <table:table-cell table:style-name="ce45"/>
          <table:table-cell table:style-name="ce4" office:value-type="string" calcext:value-type="string">
            <text:p>follower</text:p>
          </table:table-cell>
          <table:table-cell table:style-name="ce22" office:value-type="string" calcext:value-type="string">
            <text:p>{actor} unshared the Slot: {slot}</text:p>
          </table:table-cell>
          <table:table-cell table:style-name="ce41"/>
          <table:table-cell table:style-name="ce45"/>
          <table:table-cell table:style-name="ce4" office:value-type="string" calcext:value-type="string">
            <text:p>follower</text:p>
          </table:table-cell>
          <table:table-cell table:style-name="ce46" office:value-type="string" calcext:value-type="string">
            <text:p>{actor} unshared the Slot: {slot}</text:p>
          </table:table-cell>
          <table:table-cell table:style-name="ce48"/>
          <table:table-cell table:style-name="ce45"/>
          <table:table-cell table:style-name="ce41"/>
          <table:table-cell table:style-name="ce48" table:number-columns-repeated="4"/>
          <table:table-cell table:style-name="ce42" office:value-type="string" calcext:value-type="string">
            <text:p>TODO-Plural-Notify-6</text:p>
          </table:table-cell>
          <table:table-cell table:style-name="ce42" office:value-type="string" calcext:value-type="string">
            <text:p>TODO-Plural-Push-6</text:p>
          </table:table-cell>
          <table:table-cell table:style-name="ce48" table:number-columns-repeated="2"/>
          <table:table-cell table:style-name="ce41" table:number-columns-repeated="2"/>
          <table:table-cell table:number-columns-repeated="994"/>
        </table:table-row>
        <table:table-row table:style-name="ro1">
          <table:table-cell table:style-name="ce4" office:value-type="string" calcext:value-type="string">
            <text:p>update existing metaslot: start time</text:p>
          </table:table-cell>
          <table:table-cell table:style-name="ce20" office:value-type="string" calcext:value-type="string">
            <text:p>0.9.3</text:p>
          </table:table-cell>
          <table:table-cell table:style-name="ce24" office:value-type="string" calcext:value-type="string">
            <text:p>slot</text:p>
          </table:table-cell>
          <table:table-cell table:style-name="ce30" office:value-type="string" calcext:value-type="string">
            <text:p>start</text:p>
          </table:table-cell>
          <table:table-cell table:number-columns-repeated="3"/>
          <table:table-cell table:style-name="ce37" office:value-type="string" calcext:value-type="string">
            <text:p>actor</text:p>
          </table:table-cell>
          <table:table-cell table:number-columns-repeated="2" table:style-name="ce22" office:value-type="string" calcext:value-type="string">
            <text:p>You changed the start time of the Slot: {slot}</text:p>
          </table:table-cell>
          <table:table-cell table:style-name="ce45"/>
          <table:table-cell table:style-name="ce4" office:value-type="string" calcext:value-type="string">
            <text:p>follower</text:p>
          </table:table-cell>
          <table:table-cell table:style-name="ce22" office:value-type="string" calcext:value-type="string">
            <text:p>{actor} changed the start time of the Slot: {slot}</text:p>
          </table:table-cell>
          <table:table-cell table:style-name="ce41"/>
          <table:table-cell table:style-name="ce45"/>
          <table:table-cell table:style-name="ce4" office:value-type="string" calcext:value-type="string">
            <text:p>follower</text:p>
          </table:table-cell>
          <table:table-cell table:style-name="ce46" office:value-type="string" calcext:value-type="string">
            <text:p>{actor} changed the start time of the Slot: {slot}</text:p>
          </table:table-cell>
          <table:table-cell table:style-name="ce48"/>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4" office:value-type="string" calcext:value-type="string">
            <text:p>update existing metaslot: location</text:p>
          </table:table-cell>
          <table:table-cell table:style-name="ce20" office:value-type="string" calcext:value-type="string">
            <text:p>0.9.3</text:p>
          </table:table-cell>
          <table:table-cell table:style-name="ce24" office:value-type="string" calcext:value-type="string">
            <text:p>slot</text:p>
          </table:table-cell>
          <table:table-cell table:style-name="ce30" office:value-type="string" calcext:value-type="string">
            <text:p>location</text:p>
          </table:table-cell>
          <table:table-cell table:number-columns-repeated="3"/>
          <table:table-cell table:style-name="ce37" office:value-type="string" calcext:value-type="string">
            <text:p>actor</text:p>
          </table:table-cell>
          <table:table-cell table:number-columns-repeated="2" table:style-name="ce22" office:value-type="string" calcext:value-type="string">
            <text:p>You changed the location of the Slot: {slot}</text:p>
          </table:table-cell>
          <table:table-cell table:style-name="ce45"/>
          <table:table-cell table:style-name="ce4" office:value-type="string" calcext:value-type="string">
            <text:p>follower</text:p>
          </table:table-cell>
          <table:table-cell table:style-name="ce22" office:value-type="string" calcext:value-type="string">
            <text:p>{actor} changed the location of the Slot: {slot}</text:p>
          </table:table-cell>
          <table:table-cell table:style-name="ce41"/>
          <table:table-cell table:style-name="ce45"/>
          <table:table-cell table:style-name="ce4" office:value-type="string" calcext:value-type="string">
            <text:p>follower</text:p>
          </table:table-cell>
          <table:table-cell table:style-name="ce46" office:value-type="string" calcext:value-type="string">
            <text:p>{actor} changed the location of the Slot: {slot}</text:p>
          </table:table-cell>
          <table:table-cell table:style-name="ce48"/>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4" office:value-type="string" calcext:value-type="string">
            <text:p>reject an established friendship</text:p>
          </table:table-cell>
          <table:table-cell table:style-name="ce20" office:value-type="string" calcext:value-type="string">
            <text:p>0.9.0</text:p>
          </table:table-cell>
          <table:table-cell table:style-name="ce24" office:value-type="string" calcext:value-type="string">
            <text:p>user</text:p>
          </table:table-cell>
          <table:table-cell table:style-name="ce30" office:value-type="string" calcext:value-type="string">
            <text:p>unfriend</text:p>
          </table:table-cell>
          <table:table-cell table:number-columns-repeated="3"/>
          <table:table-cell table:style-name="ce37" office:value-type="string" calcext:value-type="string">
            <text:p>actor</text:p>
          </table:table-cell>
          <table:table-cell table:style-name="ce22" office:value-type="string" calcext:value-type="string">
            <text:p>You deleted the friendship with: {user}</text:p>
          </table:table-cell>
          <table:table-cell table:style-name="ce41"/>
          <table:table-cell table:style-name="ce45"/>
          <table:table-cell table:style-name="ce41" table:number-columns-repeated="3"/>
          <table:table-cell table:style-name="ce45"/>
          <table:table-cell table:style-name="ce4" office:value-type="string" calcext:value-type="string">
            <text:p>user</text:p>
          </table:table-cell>
          <table:table-cell table:number-columns-repeated="2" table:style-name="ce46" office:value-type="string" calcext:value-type="string">
            <text:p>{actor} has deleted your friendship.</text:p>
          </table:table-cell>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4" office:value-type="string" calcext:value-type="string">
            <text:p>reject an offered friendship</text:p>
          </table:table-cell>
          <table:table-cell table:style-name="ce20" office:value-type="string" calcext:value-type="string">
            <text:p>0.9.0</text:p>
          </table:table-cell>
          <table:table-cell table:style-name="ce24" office:value-type="string" calcext:value-type="string">
            <text:p>user</text:p>
          </table:table-cell>
          <table:table-cell table:style-name="ce30" office:value-type="string" calcext:value-type="string">
            <text:p>reject</text:p>
          </table:table-cell>
          <table:table-cell table:number-columns-repeated="3"/>
          <table:table-cell table:style-name="ce37" office:value-type="string" calcext:value-type="string">
            <text:p>actor</text:p>
          </table:table-cell>
          <table:table-cell table:style-name="ce22" office:value-type="string" calcext:value-type="string">
            <text:p>You rejected a friend request from: {user}</text:p>
          </table:table-cell>
          <table:table-cell table:style-name="ce41"/>
          <table:table-cell table:style-name="ce45"/>
          <table:table-cell table:style-name="ce41" table:number-columns-repeated="3"/>
          <table:table-cell table:style-name="ce45"/>
          <table:table-cell table:style-name="ce4" office:value-type="string" calcext:value-type="string">
            <text:p>user</text:p>
          </table:table-cell>
          <table:table-cell table:number-columns-repeated="2" table:style-name="ce46" office:value-type="string" calcext:value-type="string">
            <text:p>{actor} has rejected your friend request.</text:p>
          </table:table-cell>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4" office:value-type="string" calcext:value-type="string">
            <text:p>user was added to a slot through a tag (indirect)</text:p>
          </table:table-cell>
          <table:table-cell table:style-name="ce20" office:value-type="string" calcext:value-type="string">
            <text:p>0.9.0</text:p>
          </table:table-cell>
          <table:table-cell table:style-name="ce24" office:value-type="string" calcext:value-type="string">
            <text:p>slot</text:p>
          </table:table-cell>
          <table:table-cell table:style-name="ce30" office:value-type="string" calcext:value-type="string">
            <text:p>tagged</text:p>
          </table:table-cell>
          <table:table-cell/>
          <table:table-cell table:style-name="ce22"/>
          <table:table-cell table:style-name="ce22" office:value-type="string" calcext:value-type="string">
            <text:p>indirectAction?</text:p>
          </table:table-cell>
          <table:table-cell table:style-name="ce37" office:value-type="string" calcext:value-type="string">
            <text:p>actor</text:p>
          </table:table-cell>
          <table:table-cell table:style-name="ce22" office:value-type="string" calcext:value-type="string">
            <text:p>You tagged {user} to the Slot: {slot}</text:p>
          </table:table-cell>
          <table:table-cell table:style-name="ce22" office:value-type="string" calcext:value-type="string">
            <text:p>You tagged {user} to your Slot: {slot}</text:p>
          </table:table-cell>
          <table:table-cell table:style-name="ce45"/>
          <table:table-cell table:style-name="ce4" office:value-type="string" calcext:value-type="string">
            <text:p>foreign</text:p>
          </table:table-cell>
          <table:table-cell table:style-name="ce22" office:value-type="string" calcext:value-type="string">
            <text:p>{actor} tagged you to the Slot: {slot}</text:p>
          </table:table-cell>
          <table:table-cell table:style-name="ce46" office:value-type="string" calcext:value-type="string">
            <text:p>{actor} tagged {user} to your Slot: {slot}</text:p>
          </table:table-cell>
          <table:table-cell table:style-name="ce45"/>
          <table:table-cell table:style-name="ce4" office:value-type="string" calcext:value-type="string">
            <text:p>foreign + creator</text:p>
          </table:table-cell>
          <table:table-cell table:style-name="ce46" office:value-type="string" calcext:value-type="string">
            <text:p>{actor} tagged you to the Slot: {slot}</text:p>
          </table:table-cell>
          <table:table-cell table:style-name="ce46" office:value-type="string" calcext:value-type="string">
            <text:p>{actor} tagged {user} to your Slot: {slot}</text:p>
          </table:table-cell>
          <table:table-cell table:style-name="ce45"/>
          <table:table-cell table:style-name="ce4" office:value-type="string" calcext:value-type="string">
            <text:p>friends + followers + member + creator</text:p>
          </table:table-cell>
          <table:table-cell table:style-name="ce46" office:value-type="string" calcext:value-type="string">
            <text:p>{actor} tagged {user} to the Slot: {slot}.</text:p>
          </table:table-cell>
          <table:table-cell table:style-name="ce46" office:value-type="string" calcext:value-type="string">
            <text:p>{actor} tagged {user} to your Slot: {slot}.</text:p>
          </table:table-cell>
          <table:table-cell table:style-name="ce46" office:value-type="string" calcext:value-type="string">
            <text:p>{actor} tagged {user} and 1 other to the Slot: {slot}.</text:p>
          </table:table-cell>
          <table:table-cell table:style-name="ce46" office:value-type="string" calcext:value-type="string">
            <text:p>{actor} tagged {user} and 1 other to your Slot: {slot}.</text:p>
          </table:table-cell>
          <table:table-cell table:style-name="ce41" table:number-columns-repeated="2"/>
          <table:table-cell table:style-name="ce46" office:value-type="string" calcext:value-type="string">
            <text:p>{actor} tagged {user} and {count} others to the Slot: {slot}.</text:p>
          </table:table-cell>
          <table:table-cell table:style-name="ce46" office:value-type="string" calcext:value-type="string">
            <text:p>{actor} tagged {user} and {count} others to your Slot: {slot}.</text:p>
          </table:table-cell>
          <table:table-cell table:style-name="ce41" table:number-columns-repeated="2"/>
          <table:table-cell table:number-columns-repeated="994"/>
        </table:table-row>
        <table:table-row table:style-name="ro1">
          <table:table-cell table:style-name="ce5" office:value-type="string" calcext:value-type="string">
            <text:p>request group membership</text:p>
          </table:table-cell>
          <table:table-cell table:style-name="ce20" office:value-type="string" calcext:value-type="string">
            <text:p>-</text:p>
          </table:table-cell>
          <table:table-cell table:style-name="ce23" office:value-type="string" calcext:value-type="string">
            <text:p>group</text:p>
          </table:table-cell>
          <table:table-cell table:style-name="ce30" office:value-type="string" calcext:value-type="string">
            <text:p>request</text:p>
          </table:table-cell>
          <table:table-cell table:number-columns-repeated="3"/>
          <table:table-cell table:style-name="ce37" office:value-type="string" calcext:value-type="string">
            <text:p>actor</text:p>
          </table:table-cell>
          <table:table-cell table:number-columns-repeated="2" table:style-name="ce42" office:value-type="string" calcext:value-type="string">
            <text:p>TODO-Singular-Me-1</text:p>
          </table:table-cell>
          <table:table-cell table:style-name="ce45"/>
          <table:table-cell table:style-name="ce41" table:number-columns-repeated="3"/>
          <table:table-cell table:style-name="ce45"/>
          <table:table-cell table:style-name="ce41"/>
          <table:table-cell table:style-name="ce48"/>
          <table:table-cell table:style-name="ce49"/>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5" office:value-type="string" calcext:value-type="string">
            <text:p>reject an offered group membership</text:p>
          </table:table-cell>
          <table:table-cell table:style-name="ce20" office:value-type="string" calcext:value-type="string">
            <text:p>-</text:p>
          </table:table-cell>
          <table:table-cell table:style-name="ce23" office:value-type="string" calcext:value-type="string">
            <text:p>group</text:p>
          </table:table-cell>
          <table:table-cell table:style-name="ce30" office:value-type="string" calcext:value-type="string">
            <text:p>reject</text:p>
          </table:table-cell>
          <table:table-cell table:number-columns-repeated="3"/>
          <table:table-cell table:style-name="ce37" office:value-type="string" calcext:value-type="string">
            <text:p>actor</text:p>
          </table:table-cell>
          <table:table-cell table:number-columns-repeated="2" table:style-name="ce42" office:value-type="string" calcext:value-type="string">
            <text:p>TODO-Singular-Me-2</text:p>
          </table:table-cell>
          <table:table-cell table:style-name="ce45"/>
          <table:table-cell table:style-name="ce41" table:number-columns-repeated="3"/>
          <table:table-cell table:style-name="ce45"/>
          <table:table-cell table:style-name="ce41"/>
          <table:table-cell table:style-name="ce48"/>
          <table:table-cell table:style-name="ce49"/>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5" office:value-type="string" calcext:value-type="string">
            <text:p>reject an established group membership</text:p>
          </table:table-cell>
          <table:table-cell table:style-name="ce20" office:value-type="string" calcext:value-type="string">
            <text:p>-</text:p>
          </table:table-cell>
          <table:table-cell table:style-name="ce23" office:value-type="string" calcext:value-type="string">
            <text:p>group</text:p>
          </table:table-cell>
          <table:table-cell table:style-name="ce30" office:value-type="string" calcext:value-type="string">
            <text:p>kick</text:p>
          </table:table-cell>
          <table:table-cell/>
          <table:table-cell table:style-name="ce22"/>
          <table:table-cell table:style-name="ce22" office:value-type="string" calcext:value-type="string">
            <text:p>indirectAction?</text:p>
          </table:table-cell>
          <table:table-cell table:style-name="ce37" office:value-type="string" calcext:value-type="string">
            <text:p>actor</text:p>
          </table:table-cell>
          <table:table-cell table:number-columns-repeated="2" table:style-name="ce42" office:value-type="string" calcext:value-type="string">
            <text:p>TODO-Singular-Me-3</text:p>
          </table:table-cell>
          <table:table-cell table:style-name="ce45"/>
          <table:table-cell table:style-name="ce41" table:number-columns-repeated="3"/>
          <table:table-cell table:style-name="ce45"/>
          <table:table-cell table:style-name="ce41"/>
          <table:table-cell table:style-name="ce48"/>
          <table:table-cell table:style-name="ce49"/>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4" office:value-type="string" calcext:value-type="string">
            <text:p>leaving group</text:p>
          </table:table-cell>
          <table:table-cell table:style-name="ce20" office:value-type="string" calcext:value-type="string">
            <text:p>0.9.1</text:p>
          </table:table-cell>
          <table:table-cell table:style-name="ce24" office:value-type="string" calcext:value-type="string">
            <text:p>group</text:p>
          </table:table-cell>
          <table:table-cell table:style-name="ce30" office:value-type="string" calcext:value-type="string">
            <text:p>leave</text:p>
          </table:table-cell>
          <table:table-cell/>
          <table:table-cell table:style-name="ce22"/>
          <table:table-cell table:style-name="ce22" office:value-type="string" calcext:value-type="string">
            <text:p>directAction?</text:p>
          </table:table-cell>
          <table:table-cell table:style-name="ce37" office:value-type="string" calcext:value-type="string">
            <text:p>actor</text:p>
          </table:table-cell>
          <table:table-cell table:style-name="ce22" office:value-type="string" calcext:value-type="string">
            <text:p>You unsubscribed from the calendar: {group}</text:p>
          </table:table-cell>
          <table:table-cell table:style-name="ce41"/>
          <table:table-cell table:style-name="ce45"/>
          <table:table-cell table:style-name="ce41" table:number-columns-repeated="3"/>
          <table:table-cell table:style-name="ce45"/>
          <table:table-cell table:style-name="ce4" office:value-type="string" calcext:value-type="string">
            <text:p>owner</text:p>
          </table:table-cell>
          <table:table-cell table:style-name="ce46" office:value-type="string" calcext:value-type="string">
            <text:p>{actor} unsubscribed from the calendar: {group}</text:p>
          </table:table-cell>
          <table:table-cell table:style-name="ce50" office:value-type="string" calcext:value-type="string">
            <text:p>{actor} unsubscribed from your calendar: {group}</text:p>
          </table:table-cell>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1" table:number-columns-repeated="2"/>
          <table:table-cell table:number-columns-repeated="994"/>
        </table:table-row>
        <table:table-row table:style-name="ro1">
          <table:table-cell table:style-name="ce8" office:value-type="string" calcext:value-type="string">
            <text:p>slot was added to a group (by creator)</text:p>
          </table:table-cell>
          <table:table-cell table:style-name="ce20" office:value-type="string" calcext:value-type="string">
            <text:p>0.9.1</text:p>
          </table:table-cell>
          <table:table-cell table:style-name="ce24" office:value-type="string" calcext:value-type="string">
            <text:p>group</text:p>
          </table:table-cell>
          <table:table-cell table:style-name="ce30" office:value-type="string" calcext:value-type="string">
            <text:p>containership</text:p>
          </table:table-cell>
          <table:table-cell/>
          <table:table-cell table:style-name="ce22"/>
          <table:table-cell table:style-name="ce22" office:value-type="string" calcext:value-type="string">
            <text:p>ownSlot?</text:p>
          </table:table-cell>
          <table:table-cell table:style-name="ce37" office:value-type="string" calcext:value-type="string">
            <text:p>actor</text:p>
          </table:table-cell>
          <table:table-cell table:style-name="ce22" office:value-type="string" calcext:value-type="string">
            <text:p>You added your {slot:Slot} to the calendar: {group}</text:p>
          </table:table-cell>
          <table:table-cell table:style-name="ce22" office:value-type="string" calcext:value-type="string">
            <text:p>You added your {slot:Slot} to your calendar: {group}</text:p>
          </table:table-cell>
          <table:table-cell table:style-name="ce45"/>
          <table:table-cell table:style-name="ce4" office:value-type="string" calcext:value-type="string">
            <text:p>member</text:p>
          </table:table-cell>
          <table:table-cell table:style-name="ce22" office:value-type="string" calcext:value-type="string">
            <text:p>{actor} added a Slot to the calendar: {group}</text:p>
          </table:table-cell>
          <table:table-cell table:style-name="ce22" office:value-type="string" calcext:value-type="string">
            <text:p>{actor} added a Slot to your calendar: {group}</text:p>
          </table:table-cell>
          <table:table-cell table:style-name="ce45"/>
          <table:table-cell table:style-name="ce4" office:value-type="string" calcext:value-type="string">
            <text:p>member</text:p>
          </table:table-cell>
          <table:table-cell table:style-name="ce22" office:value-type="string" calcext:value-type="string">
            <text:p>{actor} added a {slot:Slot} to the calendar: {group}</text:p>
          </table:table-cell>
          <table:table-cell table:style-name="ce51" office:value-type="string" calcext:value-type="string">
            <text:p>{actor} added a {slot:Slot} to your calendar: {group}</text:p>
          </table:table-cell>
          <table:table-cell table:style-name="ce45"/>
          <table:table-cell table:style-name="ce4" office:value-type="string" calcext:value-type="string">
            <text:p>joiners + member</text:p>
          </table:table-cell>
          <table:table-cell table:style-name="ce46" office:value-type="string" calcext:value-type="string">
            <text:p>{actor} added a {slot:Slot} to the calendar: {group}.</text:p>
          </table:table-cell>
          <table:table-cell table:style-name="ce46" office:value-type="string" calcext:value-type="string">
            <text:p>{actor} added a {slot:Slot} to your calendar: {group}.</text:p>
          </table:table-cell>
          <table:table-cell table:style-name="ce46" office:value-type="string" calcext:value-type="string">
            <text:p>{actor} and {actor2} added a Slot to the calendar: {group}.</text:p>
          </table:table-cell>
          <table:table-cell table:style-name="ce46" office:value-type="string" calcext:value-type="string">
            <text:p>{actor} and {actor2} added a Slot to your calendar: {group}.</text:p>
          </table:table-cell>
          <table:table-cell table:style-name="ce41" table:number-columns-repeated="2"/>
          <table:table-cell table:style-name="ce46" office:value-type="string" calcext:value-type="string">
            <text:p>{actor} and {count} others added a {slot:Slot} to the calendar: {group}.</text:p>
          </table:table-cell>
          <table:table-cell table:style-name="ce46" office:value-type="string" calcext:value-type="string">
            <text:p>{actor} and {count} others added a {slot:Slot} to your calendar: {group}.</text:p>
          </table:table-cell>
          <table:table-cell table:style-name="ce41" table:number-columns-repeated="2"/>
          <table:table-cell table:number-columns-repeated="994"/>
        </table:table-row>
        <table:table-row table:style-name="ro1">
          <table:table-cell table:style-name="ce8" office:value-type="string" calcext:value-type="string">
            <text:p>slot was added to a group through a tag (indirect)</text:p>
          </table:table-cell>
          <table:table-cell table:style-name="ce20" office:value-type="string" calcext:value-type="string">
            <text:p>0.9.2</text:p>
          </table:table-cell>
          <table:table-cell table:style-name="ce24" office:value-type="string" calcext:value-type="string">
            <text:p>group</text:p>
          </table:table-cell>
          <table:table-cell table:style-name="ce30" office:value-type="string" calcext:value-type="string">
            <text:p>containertag</text:p>
          </table:table-cell>
          <table:table-cell/>
          <table:table-cell table:style-name="ce22"/>
          <table:table-cell table:style-name="ce22" office:value-type="string" calcext:value-type="string">
            <text:p>foreignSlot?</text:p>
          </table:table-cell>
          <table:table-cell table:style-name="ce37" office:value-type="string" calcext:value-type="string">
            <text:p>actor</text:p>
          </table:table-cell>
          <table:table-cell table:style-name="ce22" office:value-type="string" calcext:value-type="string">
            <text:p>You added a {slot:Slot} to the calendar: {group}</text:p>
          </table:table-cell>
          <table:table-cell table:style-name="ce22" office:value-type="string" calcext:value-type="string">
            <text:p>You added a {slot:Slot} to your calendar: {group}</text:p>
          </table:table-cell>
          <table:table-cell table:style-name="ce45"/>
          <table:table-cell table:style-name="ce4" office:value-type="string" calcext:value-type="string">
            <text:p>member</text:p>
          </table:table-cell>
          <table:table-cell table:style-name="ce22" office:value-type="string" calcext:value-type="string">
            <text:p>{actor} added a Slot to the calendar: {group}</text:p>
          </table:table-cell>
          <table:table-cell table:style-name="ce22" office:value-type="string" calcext:value-type="string">
            <text:p>{actor} added a Slot to your calendar: {group}</text:p>
          </table:table-cell>
          <table:table-cell table:style-name="ce45"/>
          <table:table-cell table:style-name="ce4" office:value-type="string" calcext:value-type="string">
            <text:p>member</text:p>
          </table:table-cell>
          <table:table-cell table:style-name="ce22" office:value-type="string" calcext:value-type="string">
            <text:p>{actor} added a {slot:Slot} to the calendar: {group}</text:p>
          </table:table-cell>
          <table:table-cell table:style-name="ce51" office:value-type="string" calcext:value-type="string">
            <text:p>{actor} added a {slot:Slot} to your calendar: {group}</text:p>
          </table:table-cell>
          <table:table-cell table:style-name="ce45"/>
          <table:table-cell table:style-name="ce4" office:value-type="string" calcext:value-type="string">
            <text:p>joiners + member</text:p>
          </table:table-cell>
          <table:table-cell table:style-name="ce46" office:value-type="string" calcext:value-type="string">
            <text:p>{actor} added a {slot:Slot} to the calendar: {group}.</text:p>
          </table:table-cell>
          <table:table-cell table:style-name="ce46" office:value-type="string" calcext:value-type="string">
            <text:p>{actor} added a {slot:Slot} to your calendar: {group}.</text:p>
          </table:table-cell>
          <table:table-cell table:style-name="ce46" office:value-type="string" calcext:value-type="string">
            <text:p>{actor} and {actor2} added a Slot to the calendar: {group}.</text:p>
          </table:table-cell>
          <table:table-cell table:style-name="ce46" office:value-type="string" calcext:value-type="string">
            <text:p>{actor} and {actor2} added a Slot to your calendar: {group}.</text:p>
          </table:table-cell>
          <table:table-cell table:style-name="ce41" table:number-columns-repeated="2"/>
          <table:table-cell table:style-name="ce46" office:value-type="string" calcext:value-type="string">
            <text:p>{actor} and {count} others added a {slot:Slot} to the calendar: {group}.</text:p>
          </table:table-cell>
          <table:table-cell table:style-name="ce46" office:value-type="string" calcext:value-type="string">
            <text:p>{actor} and {count} others added a {slot:Slot} to your calendar: {group}.</text:p>
          </table:table-cell>
          <table:table-cell table:style-name="ce41" table:number-columns-repeated="2"/>
          <table:table-cell table:number-columns-repeated="994"/>
        </table:table-row>
        <table:table-row table:style-name="ro1">
          <table:table-cell table:style-name="ce8" office:value-type="string" calcext:value-type="string">
            <text:p>slot was removed from group</text:p>
          </table:table-cell>
          <table:table-cell table:style-name="ce20" office:value-type="string" calcext:value-type="string">
            <text:p>0.9.1</text:p>
          </table:table-cell>
          <table:table-cell table:style-name="ce24" office:value-type="string" calcext:value-type="string">
            <text:p>group</text:p>
          </table:table-cell>
          <table:table-cell table:style-name="ce30" office:value-type="string" calcext:value-type="string">
            <text:p>ungroup</text:p>
          </table:table-cell>
          <table:table-cell/>
          <table:table-cell table:style-name="ce22" table:number-columns-repeated="2"/>
          <table:table-cell table:style-name="ce37" office:value-type="string" calcext:value-type="string">
            <text:p>actor</text:p>
          </table:table-cell>
          <table:table-cell table:style-name="ce22" office:value-type="string" calcext:value-type="string">
            <text:p>You removed a {slot:Slot} from the calendar: {group}</text:p>
          </table:table-cell>
          <table:table-cell table:style-name="ce22" office:value-type="string" calcext:value-type="string">
            <text:p>You removed a {slot:Slot} from your calendar: {group}</text:p>
          </table:table-cell>
          <table:table-cell table:style-name="ce45"/>
          <table:table-cell table:style-name="ce41" table:number-columns-repeated="3"/>
          <table:table-cell table:style-name="ce45"/>
          <table:table-cell table:style-name="ce41"/>
          <table:table-cell table:style-name="ce48" table:number-columns-repeated="2"/>
          <table:table-cell table:style-name="ce45"/>
          <table:table-cell table:style-name="ce41"/>
          <table:table-cell table:style-name="ce48" table:number-columns-repeated="4"/>
          <table:table-cell table:style-name="ce41" table:number-columns-repeated="2"/>
          <table:table-cell table:style-name="ce48" table:number-columns-repeated="2"/>
          <table:table-cell table:style-name="ce42" table:number-columns-repeated="2"/>
          <table:table-cell table:number-columns-repeated="994"/>
        </table:table-row>
        <table:table-row table:style-name="ro1">
          <table:table-cell table:style-name="ce8" office:value-type="string" calcext:value-type="string">
            <text:p>user creates group</text:p>
          </table:table-cell>
          <table:table-cell table:style-name="ce20" office:value-type="string" calcext:value-type="string">
            <text:p>-</text:p>
          </table:table-cell>
          <table:table-cell table:style-name="ce24" office:value-type="string" calcext:value-type="string">
            <text:p>group</text:p>
          </table:table-cell>
          <table:table-cell table:style-name="ce30" office:value-type="string" calcext:value-type="string">
            <text:p>create</text:p>
          </table:table-cell>
          <table:table-cell table:number-columns-repeated="3"/>
          <table:table-cell table:style-name="ce37" office:value-type="string" calcext:value-type="string">
            <text:p>actor</text:p>
          </table:table-cell>
          <table:table-cell table:number-columns-repeated="2" table:style-name="ce22" office:value-type="string" calcext:value-type="string">
            <text:p>You created the calendar: {group}</text:p>
          </table:table-cell>
          <table:table-cell table:style-name="ce45"/>
          <table:table-cell table:style-name="ce41" table:number-columns-repeated="3"/>
          <table:table-cell table:style-name="ce45"/>
          <table:table-cell table:style-name="ce41"/>
          <table:table-cell table:style-name="ce48" table:number-columns-repeated="2"/>
          <table:table-cell table:style-name="ce45"/>
          <table:table-cell table:style-name="ce4" office:value-type="string" calcext:value-type="string">
            <text:p>joiners</text:p>
          </table:table-cell>
          <table:table-cell table:style-name="ce46" office:value-type="string" calcext:value-type="string">
            <text:p>{actor} created the calendar: {group}.</text:p>
          </table:table-cell>
          <table:table-cell table:style-name="ce46" office:value-type="string" calcext:value-type="string">
            <text:p>You created the calendar: {group}.</text:p>
          </table:table-cell>
          <table:table-cell table:style-name="ce48" table:number-columns-repeated="2"/>
          <table:table-cell table:style-name="ce41" table:number-columns-repeated="2"/>
          <table:table-cell table:style-name="ce48" table:number-columns-repeated="2"/>
          <table:table-cell table:style-name="ce42" office:value-type="string" calcext:value-type="string">
            <text:p>TODO-Aggregate-Notify-1</text:p>
          </table:table-cell>
          <table:table-cell table:style-name="ce42" office:value-type="string" calcext:value-type="string">
            <text:p>TODO-Aggregate-Push-1</text:p>
          </table:table-cell>
          <table:table-cell table:number-columns-repeated="994"/>
        </table:table-row>
        <table:table-row table:style-name="ro1">
          <table:table-cell table:style-name="ce9"/>
          <table:table-cell/>
          <table:table-cell table:style-name="ce24"/>
          <table:table-cell table:style-name="ce30"/>
          <table:table-cell table:number-columns-repeated="24"/>
          <table:table-cell table:style-name="ce42" table:number-columns-repeated="2"/>
          <table:table-cell table:number-columns-repeated="994"/>
        </table:table-row>
        <table:table-row table:style-name="ro1">
          <table:table-cell table:style-name="ce9"/>
          <table:table-cell/>
          <table:table-cell table:style-name="ce24"/>
          <table:table-cell table:style-name="ce30"/>
          <table:table-cell table:number-columns-repeated="3"/>
          <table:table-cell table:style-name="ce39" table:number-columns-repeated="3"/>
          <table:table-cell table:number-columns-repeated="18"/>
          <table:table-cell table:style-name="ce42" table:number-columns-repeated="2"/>
          <table:table-cell table:number-columns-repeated="994"/>
        </table:table-row>
        <table:table-row table:style-name="ro1">
          <table:table-cell table:style-name="ce9"/>
          <table:table-cell table:style-name="ce22"/>
          <table:table-cell table:style-name="ce24"/>
          <table:table-cell table:style-name="ce30"/>
          <table:table-cell table:number-columns-repeated="4"/>
          <table:table-cell table:style-name="ce43" table:number-columns-repeated="2"/>
          <table:table-cell table:style-name="ce22"/>
          <table:table-cell/>
          <table:table-cell table:style-name="ce43" table:number-columns-repeated="2"/>
          <table:table-cell table:number-columns-repeated="2"/>
          <table:table-cell table:style-name="ce43" table:number-columns-repeated="2"/>
          <table:table-cell table:style-name="ce22" table:number-columns-repeated="2"/>
          <table:table-cell table:style-name="ce43" table:number-columns-repeated="2"/>
          <table:table-cell table:style-name="ce42" table:number-columns-repeated="8"/>
          <table:table-cell table:number-columns-repeated="994"/>
        </table:table-row>
        <table:table-row table:style-name="ro1">
          <table:table-cell table:style-name="ce9"/>
          <table:table-cell table:style-name="ce22"/>
          <table:table-cell table:style-name="ce24"/>
          <table:table-cell table:style-name="ce30"/>
          <table:table-cell table:number-columns-repeated="4"/>
          <table:table-cell table:style-name="ce43" table:number-columns-repeated="2"/>
          <table:table-cell table:style-name="ce22"/>
          <table:table-cell/>
          <table:table-cell table:style-name="ce43" table:number-columns-repeated="2"/>
          <table:table-cell table:number-columns-repeated="2"/>
          <table:table-cell table:style-name="ce43" table:number-columns-repeated="2"/>
          <table:table-cell table:style-name="ce22" table:number-columns-repeated="2"/>
          <table:table-cell table:number-columns-repeated="2"/>
          <table:table-cell table:style-name="ce42" table:number-columns-repeated="8"/>
          <table:table-cell table:number-columns-repeated="994"/>
        </table:table-row>
        <table:table-row table:style-name="ro1">
          <table:table-cell table:style-name="ce10" office:value-type="string" calcext:value-type="string" table:number-columns-spanned="1" table:number-rows-spanned="2">
            <text:p>Light-Gray: Activity is currently not distributed</text:p>
            <text:p>Dark-Gray-Empty: Block/Skip this activity</text:p>
          </table:table-cell>
          <table:table-cell/>
          <table:table-cell table:style-name="ce24"/>
          <table:table-cell table:style-name="ce30"/>
          <table:table-cell table:number-columns-repeated="4"/>
          <table:table-cell table:style-name="ce43" table:number-columns-repeated="2"/>
          <table:table-cell table:number-columns-repeated="10"/>
          <table:table-cell table:style-name="ce43" table:number-columns-repeated="2"/>
          <table:table-cell table:number-columns-repeated="1002"/>
        </table:table-row>
        <table:table-row table:style-name="ro1">
          <table:covered-table-cell/>
          <table:table-cell/>
          <table:table-cell table:style-name="ce24"/>
          <table:table-cell table:style-name="ce30"/>
          <table:table-cell table:number-columns-repeated="1020"/>
        </table:table-row>
        <table:table-row table:style-name="ro1">
          <table:table-cell table:style-name="ce11"/>
          <table:table-cell table:number-columns-repeated="1023"/>
        </table:table-row>
        <table:table-row table:style-name="ro1">
          <table:table-cell table:style-name="ce11" office:value-type="string" calcext:value-type="string">
            <text:p>jetzt kommt einfach mal so brainstorm maessig was sonst noch so denkbar waere. manche davon werden wir bewusst nicht machen wollen, aber sicher trotzdem gut, sie explizit auszuschliessen.</text:p>
          </table:table-cell>
          <table:table-cell table:number-columns-repeated="1023"/>
        </table:table-row>
        <table:table-row table:style-name="ro1">
          <table:table-cell table:style-name="ce4" office:value-type="string" calcext:value-type="string">
            <text:p>unliked slot</text:p>
          </table:table-cell>
          <table:table-cell table:style-name="ce20" office:value-type="string" calcext:value-type="string">
            <text:p>-</text:p>
          </table:table-cell>
          <table:table-cell table:style-name="ce24" office:value-type="string" calcext:value-type="string">
            <text:p>slot</text:p>
          </table:table-cell>
          <table:table-cell table:style-name="ce30" office:value-type="string" calcext:value-type="string">
            <text:p>unlike</text:p>
          </table:table-cell>
          <table:table-cell table:style-name="ce20" table:number-columns-repeated="3"/>
          <table:table-cell table:number-columns-repeated="1017"/>
        </table:table-row>
        <table:table-row table:style-name="ro1">
          <table:table-cell table:style-name="ce4" office:value-type="string" calcext:value-type="string">
            <text:p>removed media</text:p>
          </table:table-cell>
          <table:table-cell table:style-name="ce20" office:value-type="string" calcext:value-type="string">
            <text:p>-</text:p>
          </table:table-cell>
          <table:table-cell table:style-name="ce24" office:value-type="string" calcext:value-type="string">
            <text:p>media</text:p>
          </table:table-cell>
          <table:table-cell table:style-name="ce30" office:value-type="string" calcext:value-type="string">
            <text:p>remove</text:p>
          </table:table-cell>
          <table:table-cell table:style-name="ce20" table:number-columns-repeated="3"/>
          <table:table-cell table:number-columns-repeated="1017"/>
        </table:table-row>
        <table:table-row table:style-name="ro1">
          <table:table-cell table:style-name="ce4" office:value-type="string" calcext:value-type="string">
            <text:p>removed note</text:p>
          </table:table-cell>
          <table:table-cell table:style-name="ce20" office:value-type="string" calcext:value-type="string">
            <text:p>-</text:p>
          </table:table-cell>
          <table:table-cell table:style-name="ce24" office:value-type="string" calcext:value-type="string">
            <text:p>note</text:p>
          </table:table-cell>
          <table:table-cell table:style-name="ce30" office:value-type="string" calcext:value-type="string">
            <text:p>remove</text:p>
          </table:table-cell>
          <table:table-cell table:style-name="ce20" table:number-columns-repeated="3"/>
          <table:table-cell table:number-columns-repeated="1017"/>
        </table:table-row>
        <table:table-row table:style-name="ro1">
          <table:table-cell table:style-name="ce4" office:value-type="string" calcext:value-type="string">
            <text:p>like a activity</text:p>
          </table:table-cell>
          <table:table-cell table:style-name="ce20" office:value-type="string" calcext:value-type="string">
            <text:p>-</text:p>
          </table:table-cell>
          <table:table-cell table:style-name="ce24" office:value-type="string" calcext:value-type="string">
            <text:p>activity</text:p>
          </table:table-cell>
          <table:table-cell table:style-name="ce30" office:value-type="string" calcext:value-type="string">
            <text:p>like</text:p>
          </table:table-cell>
          <table:table-cell table:style-name="ce20" table:number-columns-repeated="3"/>
          <table:table-cell table:number-columns-repeated="1017"/>
        </table:table-row>
        <table:table-row table:style-name="ro1">
          <table:table-cell table:style-name="ce4" office:value-type="string" calcext:value-type="string">
            <text:p>like a comment</text:p>
          </table:table-cell>
          <table:table-cell table:style-name="ce20" office:value-type="string" calcext:value-type="string">
            <text:p>-</text:p>
          </table:table-cell>
          <table:table-cell table:style-name="ce24" office:value-type="string" calcext:value-type="string">
            <text:p>comment</text:p>
          </table:table-cell>
          <table:table-cell table:style-name="ce30" office:value-type="string" calcext:value-type="string">
            <text:p>like</text:p>
          </table:table-cell>
          <table:table-cell table:style-name="ce20" table:number-columns-repeated="3"/>
          <table:table-cell table:number-columns-repeated="1017"/>
        </table:table-row>
        <table:table-row table:style-name="ro1">
          <table:table-cell table:style-name="ce4" office:value-type="string" calcext:value-type="string">
            <text:p>like a media file</text:p>
          </table:table-cell>
          <table:table-cell table:style-name="ce20" office:value-type="string" calcext:value-type="string">
            <text:p>-</text:p>
          </table:table-cell>
          <table:table-cell table:style-name="ce24" office:value-type="string" calcext:value-type="string">
            <text:p>media</text:p>
          </table:table-cell>
          <table:table-cell table:style-name="ce30" office:value-type="string" calcext:value-type="string">
            <text:p>like</text:p>
          </table:table-cell>
          <table:table-cell table:style-name="ce20" table:number-columns-repeated="3"/>
          <table:table-cell table:number-columns-repeated="1017"/>
        </table:table-row>
        <table:table-row table:style-name="ro1">
          <table:table-cell table:style-name="ce4" office:value-type="string" calcext:value-type="string">
            <text:p>like a note</text:p>
          </table:table-cell>
          <table:table-cell table:style-name="ce20" office:value-type="string" calcext:value-type="string">
            <text:p>-</text:p>
          </table:table-cell>
          <table:table-cell table:style-name="ce24" office:value-type="string" calcext:value-type="string">
            <text:p>note</text:p>
          </table:table-cell>
          <table:table-cell table:style-name="ce30" office:value-type="string" calcext:value-type="string">
            <text:p>like</text:p>
          </table:table-cell>
          <table:table-cell table:style-name="ce20" table:number-columns-repeated="3"/>
          <table:table-cell table:number-columns-repeated="1017"/>
        </table:table-row>
        <table:table-row table:style-name="ro1">
          <table:table-cell table:style-name="ce4" office:value-type="string" calcext:value-type="string">
            <text:p>edit existing note</text:p>
          </table:table-cell>
          <table:table-cell table:style-name="ce20" office:value-type="string" calcext:value-type="string">
            <text:p>-</text:p>
          </table:table-cell>
          <table:table-cell table:style-name="ce24" office:value-type="string" calcext:value-type="string">
            <text:p>note</text:p>
          </table:table-cell>
          <table:table-cell table:style-name="ce30" office:value-type="string" calcext:value-type="string">
            <text:p>update</text:p>
          </table:table-cell>
          <table:table-cell table:style-name="ce20" table:number-columns-repeated="3"/>
          <table:table-cell table:number-columns-repeated="1017"/>
        </table:table-row>
        <table:table-row table:style-name="ro1">
          <table:table-cell table:style-name="ce4" office:value-type="string" calcext:value-type="string">
            <text:p>add/change profile picture (user)</text:p>
          </table:table-cell>
          <table:table-cell table:style-name="ce20" office:value-type="string" calcext:value-type="string">
            <text:p>-</text:p>
          </table:table-cell>
          <table:table-cell table:style-name="ce24" office:value-type="string" calcext:value-type="string">
            <text:p>user</text:p>
          </table:table-cell>
          <table:table-cell table:style-name="ce30" office:value-type="string" calcext:value-type="string">
            <text:p>profile</text:p>
          </table:table-cell>
          <table:table-cell table:style-name="ce20" table:number-columns-repeated="3"/>
          <table:table-cell table:number-columns-repeated="1017"/>
        </table:table-row>
        <table:table-row table:style-name="ro1">
          <table:table-cell table:style-name="ce4" office:value-type="string" calcext:value-type="string">
            <text:p>add/change profile picture (group)</text:p>
          </table:table-cell>
          <table:table-cell table:style-name="ce20" office:value-type="string" calcext:value-type="string">
            <text:p>-</text:p>
          </table:table-cell>
          <table:table-cell table:style-name="ce24" office:value-type="string" calcext:value-type="string">
            <text:p>group</text:p>
          </table:table-cell>
          <table:table-cell table:style-name="ce30" office:value-type="string" calcext:value-type="string">
            <text:p>profile</text:p>
          </table:table-cell>
          <table:table-cell table:style-name="ce20" table:number-columns-repeated="3"/>
          <table:table-cell table:number-columns-repeated="1017"/>
        </table:table-row>
        <table:table-row table:style-name="ro1">
          <table:table-cell table:style-name="ce4" office:value-type="string" calcext:value-type="string">
            <text:p>friend updates personal info (hometown?)</text:p>
          </table:table-cell>
          <table:table-cell table:style-name="ce20" office:value-type="string" calcext:value-type="string">
            <text:p>-</text:p>
          </table:table-cell>
          <table:table-cell table:style-name="ce24" office:value-type="string" calcext:value-type="string">
            <text:p>user</text:p>
          </table:table-cell>
          <table:table-cell table:style-name="ce30" office:value-type="string" calcext:value-type="string">
            <text:p>info</text:p>
          </table:table-cell>
          <table:table-cell table:style-name="ce20" table:number-columns-repeated="3"/>
          <table:table-cell table:number-columns-repeated="1017"/>
        </table:table-row>
        <table:table-row table:style-name="ro1">
          <table:table-cell table:style-name="ce4" office:value-type="string" calcext:value-type="string">
            <text:p>visibility change of slot to non-private</text:p>
          </table:table-cell>
          <table:table-cell table:style-name="ce20" office:value-type="string" calcext:value-type="string">
            <text:p>-</text:p>
          </table:table-cell>
          <table:table-cell table:style-name="ce24" office:value-type="string" calcext:value-type="string">
            <text:p>slot</text:p>
          </table:table-cell>
          <table:table-cell table:style-name="ce30" office:value-type="string" calcext:value-type="string">
            <text:p>public</text:p>
          </table:table-cell>
          <table:table-cell table:style-name="ce20" table:number-columns-repeated="3"/>
          <table:table-cell table:number-columns-repeated="1017"/>
        </table:table-row>
        <table:table-row table:style-name="ro1">
          <table:table-cell table:style-name="ce4" office:value-type="string" calcext:value-type="string">
            <text:p>friend deactivates his account/ profile</text:p>
          </table:table-cell>
          <table:table-cell table:style-name="ce20" office:value-type="string" calcext:value-type="string">
            <text:p>-</text:p>
          </table:table-cell>
          <table:table-cell table:style-name="ce24" office:value-type="string" calcext:value-type="string">
            <text:p>user</text:p>
          </table:table-cell>
          <table:table-cell table:style-name="ce30" office:value-type="string" calcext:value-type="string">
            <text:p>disable</text:p>
          </table:table-cell>
          <table:table-cell table:style-name="ce20" table:number-columns-repeated="3"/>
          <table:table-cell table:number-columns-repeated="1017"/>
        </table:table-row>
        <table:table-row table:style-name="ro1">
          <table:table-cell table:style-name="ce4" office:value-type="string" calcext:value-type="string">
            <text:p>friend re-activates his account/ profile</text:p>
          </table:table-cell>
          <table:table-cell table:style-name="ce20" office:value-type="string" calcext:value-type="string">
            <text:p>-</text:p>
          </table:table-cell>
          <table:table-cell table:style-name="ce24" office:value-type="string" calcext:value-type="string">
            <text:p>user</text:p>
          </table:table-cell>
          <table:table-cell table:style-name="ce30" office:value-type="string" calcext:value-type="string">
            <text:p>activate</text:p>
          </table:table-cell>
          <table:table-cell table:style-name="ce20" table:number-columns-repeated="3"/>
          <table:table-cell table:number-columns-repeated="1017"/>
        </table:table-row>
        <table:table-row table:style-name="ro1">
          <table:table-cell table:style-name="ce9"/>
          <table:table-cell table:style-name="ce20"/>
          <table:table-cell table:style-name="ce24"/>
          <table:table-cell table:style-name="ce30"/>
          <table:table-cell table:style-name="ce20" table:number-columns-repeated="3"/>
          <table:table-cell table:number-columns-repeated="1017"/>
        </table:table-row>
        <table:table-row table:style-name="ro1">
          <table:table-cell table:number-columns-repeated="2"/>
          <table:table-cell table:style-name="ce25"/>
          <table:table-cell table:style-name="ce31"/>
          <table:table-cell table:number-columns-repeated="1020"/>
        </table:table-row>
        <table:table-row table:style-name="ro1">
          <table:table-cell table:style-name="ce12" office:value-type="string" calcext:value-type="string" table:number-columns-spanned="1" table:number-rows-spanned="2">
            <text:p>the final message index in the document "Export" </text:p>
            <text:p>should be created as:</text:p>
          </table:table-cell>
          <table:table-cell/>
          <table:table-cell table:style-name="ce26" office:value-type="string" calcext:value-type="string" table:number-columns-spanned="2" table:number-rows-spanned="1">
            <text:p>combo has to be unique!</text:p>
          </table:table-cell>
          <table:covered-table-cell/>
          <table:table-cell table:number-columns-repeated="1020"/>
        </table:table-row>
        <table:table-row table:style-name="ro2">
          <table:covered-table-cell/>
          <table:table-cell table:number-columns-repeated="1023"/>
        </table:table-row>
        <table:table-row table:style-name="ro1">
          <table:table-cell table:style-name="ce13" office:value-type="string" calcext:value-type="string">
            <text:p>{Target}_{Activity}_{MessageType}_{FeedType}_{Pluralization}</text:p>
          </table:table-cell>
          <table:table-cell table:number-columns-repeated="1023"/>
        </table:table-row>
        <table:table-row table:style-name="ro1">
          <table:table-cell table:style-name="ce13" office:value-type="string" calcext:value-type="string">
            <text:p>e.g.: "slot_comment_me_push_singular"</text:p>
          </table:table-cell>
          <table:table-cell table:number-columns-repeated="1023"/>
        </table:table-row>
        <table:table-row table:style-name="ro2">
          <table:table-cell table:number-columns-repeated="1024"/>
        </table:table-row>
        <table:table-row table:style-name="ro1">
          <table:table-cell table:style-name="ce14" office:value-type="string" calcext:value-type="string">
            <office:annotation draw:style-name="gr2" draw:text-style-name="P2" svg:width="248.23pt" svg:height="193.46pt" svg:x="296.25pt" svg:y="916.53pt" draw:caption-point-x="-11.54pt" draw:caption-point-y="60.24pt">
              <dc:date>2016-12-08T00:00:00</dc:date>
              <text:p text:style-name="P1">Man könnte an vielen Stellen auch einen Algorithmus verwenden, der dann den Text für Singular, Plural oder Aggregated zusammenbaut. So könnte man dann auch "You" als Username übergeben. Das Problem ist hierbei allgemein, dass dann nicht mehr multi-lingual-kompatibel wäre, weil damit die Reihenfolge der Wörter nicht mehr beeinflusst werden kann innerhalb des Algorithmus (jedenfalls nur sehr umständlich). Umso mehr wir einzeln definieren umso mehr ist zwar auch zu übersetzen, aber erhöht die Chance wesentlich, dass die Übersetzung in alle Sprachen korrekt möglich ist. Letztendlich würde das bedeuten, dass wir dann für den Text (fast) keine Logik mehr im Backend haben und alles über die Translations läuft :)</text:p>
              <text:p text:style-name="P1"><text:tab/>-Thomas Wilkerling</text:p>
            </office:annotation>
            <text:p>Note to multi-language-compatibility (Read me)</text:p>
          </table:table-cell>
          <table:table-cell table:number-columns-repeated="1023"/>
        </table:table-row>
        <table:table-row table:style-name="ro1">
          <table:table-cell table:style-name="ce14" office:value-type="string" calcext:value-type="string">
            <office:annotation draw:style-name="gr2" draw:text-style-name="P2" svg:width="248.23pt" svg:height="169.99pt" svg:x="296.25pt" svg:y="944.02pt" draw:caption-point-x="-11.54pt" draw:caption-point-y="48.5pt">
              <dc:date>2016-12-08T00:00:00</dc:date>
              <text:p text:style-name="P1">TODO sollte dann dort stehen wenn die Aktivität geplant ist aber die Übersetzung noch fehlt. Ein leeres Feld in der Übersetzung überspringt die Aktivität auch wenn diese ausgelöst wird! Damit wir also sehen ob es sich um eine gewollte Aktivität handelt wo nur die Übersetzung fehlt, macht es mehr Sinn wenn wir durchnummerierte TODOS haben um die zugehörige Translation gleich zu finden.</text:p>
              <text:p text:style-name="P1"/>
              <text:p text:style-name="P1">Durchstreichen geht leider auch nicht, weil das Textfeld trotzdem den Inhalt hat und die Formatierung keine Rolle spielt beim Datenexport.</text:p>
              <text:p text:style-name="P1"><text:tab/>-Thomas Wilkerling</text:p>
            </office:annotation>
            <text:p>Note to TODO and empty translations (Read me)</text:p>
          </table:table-cell>
          <table:table-cell table:number-columns-repeated="1023"/>
        </table:table-row>
        <table:table-row table:style-name="ro2">
          <table:table-cell table:number-columns-repeated="1024"/>
        </table:table-row>
        <table:table-row table:style-name="ro1">
          <table:table-cell table:style-name="ce15" office:value-type="string" calcext:value-type="string">
            <text:p>Message Keys</text:p>
          </table:table-cell>
          <table:table-cell table:number-columns-repeated="1023"/>
        </table:table-row>
        <table:table-row table:style-name="ro1">
          <table:table-cell table:style-name="ce4" office:value-type="string" calcext:value-type="string">
            <text:p>{actor} = the user who makes the action (actor)</text:p>
          </table:table-cell>
          <table:table-cell/>
          <table:table-cell table:style-name="ce27" table:number-columns-repeated="8"/>
          <table:table-cell table:number-columns-repeated="1014"/>
        </table:table-row>
        <table:table-row table:style-name="ro1">
          <table:table-cell table:style-name="ce4" office:value-type="string" calcext:value-type="string">
            <text:p>{user} = the user who is the target or is foreign user</text:p>
          </table:table-cell>
          <table:table-cell/>
          <table:table-cell table:style-name="ce27" table:number-columns-repeated="8"/>
          <table:table-cell table:number-columns-repeated="1014"/>
        </table:table-row>
        <table:table-row table:style-name="ro1">
          <table:table-cell table:style-name="ce4" office:value-type="string" calcext:value-type="string">
            <text:p>{slot} = the title of the slot (target)</text:p>
          </table:table-cell>
          <table:table-cell/>
          <table:table-cell table:style-name="ce27" table:number-columns-repeated="8"/>
          <table:table-cell table:number-columns-repeated="1014"/>
        </table:table-row>
        <table:table-row table:style-name="ro1">
          <table:table-cell table:style-name="ce4" office:value-type="string" calcext:value-type="string">
            <text:p>{group} = the name of the group (target)</text:p>
          </table:table-cell>
          <table:table-cell/>
          <table:table-cell table:style-name="ce27" table:number-columns-repeated="8"/>
          <table:table-cell table:number-columns-repeated="1014"/>
        </table:table-row>
        <table:table-row table:style-name="ro1">
          <table:table-cell table:style-name="ce4" office:value-type="string" calcext:value-type="string">
            <text:p>{field} = a custom field name</text:p>
          </table:table-cell>
          <table:table-cell table:number-columns-repeated="2"/>
          <table:table-cell table:style-name="ce27" table:number-columns-repeated="5"/>
          <table:table-cell table:number-columns-repeated="1016"/>
        </table:table-row>
        <table:table-row table:style-name="ro1">
          <table:table-cell table:number-columns-repeated="3"/>
          <table:table-cell table:style-name="ce27" table:number-columns-repeated="5"/>
          <table:table-cell table:number-columns-repeated="1016"/>
        </table:table-row>
        <table:table-row table:style-name="ro1">
          <table:table-cell table:style-name="ce15" office:value-type="string" calcext:value-type="string">
            <text:p>Distribution Keys: Related to Actor</text:p>
          </table:table-cell>
          <table:table-cell table:style-name="ce15" office:value-type="string" calcext:value-type="string">
            <text:p>Condition</text:p>
          </table:table-cell>
          <table:table-cell/>
          <table:table-cell table:style-name="ce27" table:number-columns-repeated="5"/>
          <table:table-cell table:number-columns-repeated="1016"/>
        </table:table-row>
        <table:table-row table:style-name="ro1">
          <table:table-cell table:style-name="ce4" office:value-type="string" calcext:value-type="string">
            <text:p>actor = the user who makes the action (initiator)</text:p>
          </table:table-cell>
          <table:table-cell table:style-name="ce4"/>
          <table:table-cell/>
          <table:table-cell table:style-name="ce27" table:number-columns-repeated="5"/>
          <table:table-cell table:number-columns-repeated="1016"/>
        </table:table-row>
        <table:table-row table:style-name="ro1">
          <table:table-cell table:style-name="ce4" office:value-type="string" calcext:value-type="string">
            <text:p>friends = all friends of the actor (users follower)</text:p>
          </table:table-cell>
          <table:table-cell table:style-name="ce8" office:value-type="string" calcext:value-type="string">
            <text:p>public_target?</text:p>
          </table:table-cell>
          <table:table-cell table:style-name="ce22"/>
          <table:table-cell table:style-name="ce27" table:number-columns-repeated="5"/>
          <table:table-cell table:number-columns-repeated="1016"/>
        </table:table-row>
        <table:table-row table:style-name="ro1">
          <table:table-cell table:style-name="ce16" office:value-type="string" calcext:value-type="string">
            <text:p>myfoaf = all friends of actors friend (actually unused)</text:p>
          </table:table-cell>
          <table:table-cell table:style-name="ce4"/>
          <table:table-cell/>
          <table:table-cell table:style-name="ce27" table:number-columns-repeated="5"/>
          <table:table-cell table:number-columns-repeated="1016"/>
        </table:table-row>
        <table:table-row table:style-name="ro1" table:number-rows-repeated="3">
          <table:table-cell table:style-name="ce4" table:number-columns-repeated="2"/>
          <table:table-cell/>
          <table:table-cell table:style-name="ce27" table:number-columns-repeated="5"/>
          <table:table-cell table:number-columns-repeated="1016"/>
        </table:table-row>
        <table:table-row table:style-name="ro1">
          <table:table-cell table:style-name="ce15" office:value-type="string" calcext:value-type="string">
            <text:p>Distribution Keys: Related to Slot-Target</text:p>
          </table:table-cell>
          <table:table-cell table:style-name="ce15" office:value-type="string" calcext:value-type="string">
            <text:p>Condition</text:p>
          </table:table-cell>
          <table:table-cell/>
          <table:table-cell table:style-name="ce27" table:number-columns-repeated="5"/>
          <table:table-cell table:number-columns-repeated="1016"/>
        </table:table-row>
        <table:table-row table:style-name="ro1">
          <table:table-cell table:style-name="ce4" office:value-type="string" calcext:value-type="string">
            <text:p>follower = slot followers (excl. group members)</text:p>
          </table:table-cell>
          <table:table-cell table:style-name="ce4"/>
          <table:table-cell/>
          <table:table-cell table:style-name="ce27" table:number-columns-repeated="5"/>
          <table:table-cell table:number-columns-repeated="1016"/>
        </table:table-row>
        <table:table-row table:style-name="ro1">
          <table:table-cell table:style-name="ce4" office:value-type="string" calcext:value-type="string">
            <text:p>creator = the creator of the slot</text:p>
          </table:table-cell>
          <table:table-cell table:style-name="ce4"/>
          <table:table-cell/>
          <table:table-cell table:style-name="ce27" table:number-columns-repeated="5"/>
          <table:table-cell table:number-columns-repeated="1016"/>
        </table:table-row>
        <table:table-row table:style-name="ro1">
          <table:table-cell table:style-name="ce4" office:value-type="string" calcext:value-type="string">
            <text:p>member = members of the slotgroup </text:p>
          </table:table-cell>
          <table:table-cell table:style-name="ce4"/>
          <table:table-cell/>
          <table:table-cell table:style-name="ce27" table:number-columns-repeated="5"/>
          <table:table-cell table:number-columns-repeated="1016"/>
        </table:table-row>
        <table:table-row table:style-name="ro1">
          <table:table-cell table:style-name="ce4" office:value-type="string" calcext:value-type="string">
            <text:p>commenter = the users who commented on the slot</text:p>
          </table:table-cell>
          <table:table-cell table:style-name="ce4"/>
          <table:table-cell/>
          <table:table-cell table:style-name="ce27" table:number-columns-repeated="5"/>
          <table:table-cell table:number-columns-repeated="1016"/>
        </table:table-row>
        <table:table-row table:style-name="ro1">
          <table:table-cell table:style-name="ce4" office:value-type="string" calcext:value-type="string">
            <text:p>liker = the users who likes the slot</text:p>
          </table:table-cell>
          <table:table-cell table:style-name="ce4"/>
          <table:table-cell/>
          <table:table-cell table:style-name="ce27" table:number-columns-repeated="5"/>
          <table:table-cell table:number-columns-repeated="1016"/>
        </table:table-row>
        <table:table-row table:style-name="ro1">
          <table:table-cell table:style-name="ce16" office:value-type="string" calcext:value-type="string">
            <text:p>poster = the users who adds content to the slot</text:p>
          </table:table-cell>
          <table:table-cell table:style-name="ce4"/>
          <table:table-cell/>
          <table:table-cell table:style-name="ce27" table:number-columns-repeated="5"/>
          <table:table-cell table:number-columns-repeated="1016"/>
        </table:table-row>
        <table:table-row table:style-name="ro1" table:number-rows-repeated="2">
          <table:table-cell table:style-name="ce4" table:number-columns-repeated="2"/>
          <table:table-cell/>
          <table:table-cell table:style-name="ce27" table:number-columns-repeated="5"/>
          <table:table-cell table:number-columns-repeated="1016"/>
        </table:table-row>
        <table:table-row table:style-name="ro1">
          <table:table-cell table:style-name="ce15" office:value-type="string" calcext:value-type="string">
            <text:p>Distribution Keys: Related to Group-Target</text:p>
          </table:table-cell>
          <table:table-cell table:style-name="ce15" office:value-type="string" calcext:value-type="string">
            <text:p>Condition</text:p>
          </table:table-cell>
          <table:table-cell/>
          <table:table-cell table:style-name="ce27" table:number-columns-repeated="5"/>
          <table:table-cell table:number-columns-repeated="1016"/>
        </table:table-row>
        <table:table-row table:style-name="ro1">
          <table:table-cell table:style-name="ce4" office:value-type="string" calcext:value-type="string">
            <text:p>member = members of a group</text:p>
          </table:table-cell>
          <table:table-cell table:style-name="ce4"/>
          <table:table-cell/>
          <table:table-cell table:style-name="ce27" table:number-columns-repeated="5"/>
          <table:table-cell table:number-columns-repeated="1016"/>
        </table:table-row>
        <table:table-row table:style-name="ro1">
          <table:table-cell table:style-name="ce4" office:value-type="string" calcext:value-type="string">
            <text:p>owner = the owner of the group</text:p>
          </table:table-cell>
          <table:table-cell table:style-name="ce4"/>
          <table:table-cell/>
          <table:table-cell table:style-name="ce27" table:number-columns-repeated="5"/>
          <table:table-cell table:number-columns-repeated="1016"/>
        </table:table-row>
        <table:table-row table:style-name="ro1">
          <table:table-cell table:style-name="ce16" office:value-type="string" calcext:value-type="string">
            <text:p>admin = the admin of the group</text:p>
          </table:table-cell>
          <table:table-cell table:style-name="ce4"/>
          <table:table-cell/>
          <table:table-cell table:style-name="ce27" table:number-columns-repeated="5"/>
          <table:table-cell table:number-columns-repeated="1016"/>
        </table:table-row>
        <table:table-row table:style-name="ro1">
          <table:table-cell table:style-name="ce4" table:number-columns-repeated="2"/>
          <table:table-cell/>
          <table:table-cell table:style-name="ce27" table:number-columns-repeated="5"/>
          <table:table-cell table:number-columns-repeated="1016"/>
        </table:table-row>
        <table:table-row table:style-name="ro1" table:number-rows-repeated="2">
          <table:table-cell table:style-name="ce4" table:number-columns-repeated="2"/>
          <table:table-cell table:number-columns-repeated="1022"/>
        </table:table-row>
        <table:table-row table:style-name="ro1">
          <table:table-cell table:style-name="ce15" office:value-type="string" calcext:value-type="string">
            <text:p>Distribution Keys: Related to User-Target</text:p>
          </table:table-cell>
          <table:table-cell table:style-name="ce15" office:value-type="string" calcext:value-type="string">
            <text:p>Condition</text:p>
          </table:table-cell>
          <table:table-cell table:number-columns-repeated="1022"/>
        </table:table-row>
        <table:table-row table:style-name="ro1">
          <table:table-cell table:style-name="ce4" office:value-type="string" calcext:value-type="string">
            <text:p>user = the target user (not the actor!)</text:p>
          </table:table-cell>
          <table:table-cell table:style-name="ce4"/>
          <table:table-cell table:number-columns-repeated="1022"/>
        </table:table-row>
        <table:table-row table:style-name="ro1">
          <table:table-cell table:style-name="ce4" office:value-type="string" calcext:value-type="string">
            <text:p>foaf = all friends of a target user</text:p>
          </table:table-cell>
          <table:table-cell table:style-name="ce4"/>
          <table:table-cell table:number-columns-repeated="1022"/>
        </table:table-row>
        <table:table-row table:style-name="ro1">
          <table:table-cell table:style-name="ce4" office:value-type="string" calcext:value-type="string">
            <text:p>requester = smb. who requests smth.</text:p>
          </table:table-cell>
          <table:table-cell table:style-name="ce4"/>
          <table:table-cell table:number-columns-repeated="1022"/>
        </table:table-row>
        <table:table-row table:style-name="ro1">
          <table:table-cell table:style-name="ce4" office:value-type="string" calcext:value-type="string">
            <text:p>requestee = smb. who has to accept smth.</text:p>
          </table:table-cell>
          <table:table-cell table:style-name="ce4"/>
          <table:table-cell table:number-columns-repeated="1022"/>
        </table:table-row>
        <table:table-row table:style-name="ro1">
          <table:table-cell table:style-name="ce4" table:number-columns-repeated="2"/>
          <table:table-cell table:number-columns-repeated="1022"/>
        </table:table-row>
        <table:table-row table:style-name="ro1">
          <table:table-cell table:style-name="ce15" office:value-type="string" calcext:value-type="string">
            <text:p>Distribution Keys: Indirect Associations</text:p>
          </table:table-cell>
          <table:table-cell table:style-name="ce15" office:value-type="string" calcext:value-type="string">
            <text:p>Condition</text:p>
          </table:table-cell>
          <table:table-cell table:number-columns-repeated="1022"/>
        </table:table-row>
        <table:table-row table:style-name="ro1">
          <table:table-cell table:style-name="ce4" office:value-type="string" calcext:value-type="string">
            <text:p>foreign = the user who is involved indirectly</text:p>
          </table:table-cell>
          <table:table-cell table:style-name="ce4"/>
          <table:table-cell table:number-columns-repeated="1022"/>
        </table:table-row>
        <table:table-row table:style-name="ro1">
          <table:table-cell table:style-name="ce16"/>
          <table:table-cell table:style-name="ce4"/>
          <table:table-cell table:number-columns-repeated="1022"/>
        </table:table-row>
        <table:table-row table:style-name="ro1" table:number-rows-repeated="2">
          <table:table-cell table:style-name="ce4" table:number-columns-repeated="2"/>
          <table:table-cell table:number-columns-repeated="1022"/>
        </table:table-row>
        <table:table-row table:style-name="ro1">
          <table:table-cell table:style-name="ce15" office:value-type="string" calcext:value-type="string">
            <text:p>Distribution Keys: Mixed Context</text:p>
          </table:table-cell>
          <table:table-cell table:style-name="ce15" office:value-type="string" calcext:value-type="string">
            <text:p>Condition</text:p>
          </table:table-cell>
          <table:table-cell table:number-columns-repeated="1022"/>
        </table:table-row>
        <table:table-row table:style-name="ro1">
          <table:table-cell table:style-name="ce4" office:value-type="string" calcext:value-type="string">
            <text:p>joiners = friends</text:p>
          </table:table-cell>
          <table:table-cell table:style-name="ce8" office:value-type="string" calcext:value-type="string">
            <text:p>public_group?</text:p>
          </table:table-cell>
          <table:table-cell table:number-columns-repeated="1022"/>
        </table:table-row>
        <table:table-row table:style-name="ro1">
          <table:table-cell table:style-name="ce4" table:number-columns-repeated="2"/>
          <table:table-cell table:number-columns-repeated="1022"/>
        </table:table-row>
        <table:table-row table:style-name="ro2" table:number-rows-repeated="1048466">
          <table:table-cell table:number-columns-repeated="1024"/>
        </table:table-row>
        <table:table-row table:style-name="ro2">
          <table:table-cell table:number-columns-repeated="1024"/>
        </table:table-row>
        <calcext:conditional-formats>
          <calcext:conditional-format calcext:target-range-address="'Definition (EN)'.A63:'Definition (EN)'.A64 'Definition (EN)'.C67:'Definition (EN)'.C70 'Definition (EN)'.D67:'Definition (EN)'.H93 'Definition (EN)'.I67:'Definition (EN)'.J70">
            <calcext:condition calcext:apply-style-name="ConditionalStyle_1" calcext:value="formula-is(LEN(TRIM([.A63]))&gt;0)" calcext:base-cell-address="'Definition (EN)'.A63"/>
          </calcext:conditional-format>
        </calcext:conditional-formats>
      </table:table>
      <table:table table:name="Definition (DE)" table:style-name="ta2">
        <table:table-column table:style-name="co26" table:default-cell-style-name="Default"/>
        <table:table-column table:style-name="co25" table:number-columns-repeated="5"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0" table:default-cell-style-name="Default"/>
        <table:table-column table:style-name="co18" table:default-cell-style-name="Default"/>
        <table:table-column table:style-name="co32" table:default-cell-style-name="Default"/>
        <table:table-column table:style-name="co23" table:default-cell-style-name="Default"/>
        <table:table-column table:style-name="co24" table:default-cell-style-name="Default"/>
        <table:table-column table:style-name="co25" table:number-columns-repeated="1008" table:default-cell-style-name="Default"/>
        <table:table-row table:style-name="ro1">
          <table:table-cell table:style-name="ce60" office:value-type="string" calcext:value-type="string">
            <text:p>Activity / Action</text:p>
          </table:table-cell>
          <table:table-cell table:style-name="ce17" office:value-type="string" calcext:value-type="string">
            <text:p>Version (BE)</text:p>
          </table:table-cell>
          <table:table-cell table:style-name="ce17" office:value-type="string" calcext:value-type="string">
            <text:p>Target</text:p>
          </table:table-cell>
          <table:table-cell table:style-name="ce28" office:value-type="string" calcext:value-type="string">
            <text:p>Activity</text:p>
          </table:table-cell>
          <table:table-cell table:style-name="ce32" office:value-type="string" calcext:value-type="string">
            <text:p>Score</text:p>
          </table:table-cell>
          <table:table-cell table:style-name="ce32" office:value-type="string" calcext:value-type="string">
            <text:p>Conditions</text:p>
          </table:table-cell>
          <table:table-cell table:style-name="ce67" office:value-type="string" calcext:value-type="string" table:number-columns-spanned="4" table:number-rows-spanned="1">
            <text:p>USERCOUNT = 1</text:p>
          </table:table-cell>
          <table:covered-table-cell table:number-columns-repeated="3"/>
          <table:table-cell table:style-name="ce67" office:value-type="string" calcext:value-type="string" table:number-columns-spanned="3" table:number-rows-spanned="1">
            <text:p>USERCOUNT = 2</text:p>
          </table:table-cell>
          <table:covered-table-cell table:number-columns-repeated="2"/>
          <table:table-cell table:style-name="ce67" office:value-type="string" calcext:value-type="string" table:number-columns-spanned="3" table:number-rows-spanned="1">
            <text:p>USERCOUNT &gt; 2</text:p>
          </table:table-cell>
          <table:covered-table-cell table:number-columns-repeated="2"/>
          <table:table-cell table:number-columns-repeated="1008"/>
        </table:table-row>
        <table:table-row table:style-name="ro1">
          <table:table-cell table:style-name="ce2" office:value-type="string" calcext:value-type="string">
            <text:p>Feed Type:</text:p>
          </table:table-cell>
          <table:table-cell table:style-name="ce63" table:number-columns-repeated="3"/>
          <table:table-cell table:style-name="ce65" table:number-columns-repeated="2"/>
          <table:table-cell table:style-name="ce68" office:value-type="string" calcext:value-type="string" table:number-columns-spanned="4" table:number-rows-spanned="1">
            <text:p>Singular</text:p>
          </table:table-cell>
          <table:covered-table-cell table:number-columns-repeated="2" table:style-name="ce69"/>
          <table:covered-table-cell table:style-name="ce71"/>
          <table:table-cell table:style-name="ce73" office:value-type="string" calcext:value-type="string" table:number-columns-spanned="3" table:number-rows-spanned="1">
            <text:p>Plural</text:p>
          </table:table-cell>
          <table:covered-table-cell table:number-columns-repeated="2" table:style-name="ce69"/>
          <table:table-cell table:style-name="ce68" office:value-type="string" calcext:value-type="string" table:number-columns-spanned="3" table:number-rows-spanned="1">
            <text:p>Aggregate</text:p>
          </table:table-cell>
          <table:covered-table-cell table:style-name="ce69"/>
          <table:covered-table-cell table:style-name="ce71"/>
          <table:table-cell table:number-columns-repeated="1008"/>
        </table:table-row>
        <table:table-row table:style-name="ro1">
          <table:table-cell table:style-name="ce3" office:value-type="string" calcext:value-type="string">
            <text:p>Message Type:</text:p>
          </table:table-cell>
          <table:table-cell table:style-name="ce64" table:number-columns-repeated="3"/>
          <table:table-cell table:style-name="ce66" table:number-columns-repeated="2"/>
          <table:table-cell table:style-name="ce66" office:value-type="string" calcext:value-type="string">
            <office:annotation draw:style-name="gr1" draw:text-style-name="P2" svg:width="1094.23pt" svg:height="27.01pt" svg:x="1045.5pt" svg:y="54.74pt" draw:caption-point-x="-11.54pt" draw:caption-point-y="-22.96pt">
              <dc:date>2016-12-08T00:00:00</dc:date>
              <text:p text:style-name="P1">Me Feed shows all own activites (should be start always with "You ...")</text:p>
            </office:annotation>
            <text:p>Me</text:p>
          </table:table-cell>
          <table:table-cell table:style-name="ce70" office:value-type="string" calcext:value-type="string">
            <office:annotation draw:style-name="gr1" draw:text-style-name="P2" svg:width="1211.24pt" svg:height="27.01pt" svg:x="1263.74pt" svg:y="54.74pt" draw:caption-point-x="-11.54pt" draw:caption-point-y="-22.96pt">
              <dc:date>2016-12-08T00:00:00</dc:date>
              <text:p text:style-name="P1">Activity Feed shows all public activity (own activities as well as own activites on own content are filtered out here)</text:p>
            </office:annotation>
            <text:p>Activity</text:p>
          </table:table-cell>
          <table:table-cell table:style-name="ce70" office:value-type="string" calcext:value-type="string">
            <office:annotation draw:style-name="gr1" draw:text-style-name="P2" svg:width="1277.26pt" svg:height="27.01pt" svg:x="1529.23pt" svg:y="54.74pt" draw:caption-point-x="-11.54pt" draw:caption-point-y="-22.96pt">
              <dc:date>2016-12-08T00:00:00</dc:date>
              <text:p text:style-name="P1">In-App-Notification (incl. Notification Feed) shows all activities to own contents (own activities are filtered out)</text:p>
            </office:annotation>
            <text:p>Notify</text:p>
          </table:table-cell>
          <table:table-cell table:style-name="ce72" office:value-type="string" calcext:value-type="string">
            <office:annotation draw:style-name="gr1" draw:text-style-name="P2" svg:width="1320.01pt" svg:height="27.01pt" svg:x="1850.23pt" svg:y="54.74pt" draw:caption-point-x="-11.54pt" draw:caption-point-y="-22.96pt">
              <dc:date>2016-12-08T00:00:00</dc:date>
              <text:p text:style-name="P1">Push Notification are send to the app outside from the app.</text:p>
            </office:annotation>
            <text:p>Push</text:p>
          </table:table-cell>
          <table:table-cell table:style-name="ce70" office:value-type="string" calcext:value-type="string">
            <office:annotation draw:style-name="gr1" draw:text-style-name="P2" svg:width="1451.25pt" svg:height="27.01pt" svg:x="2139.73pt" svg:y="54.74pt" draw:caption-point-x="-11.54pt" draw:caption-point-y="-22.96pt">
              <dc:date>2016-12-08T00:00:00</dc:date>
              <text:p text:style-name="P1">Activity Feed shows all public activity (own activities as well as own activites on own content are filtered out here)</text:p>
            </office:annotation>
            <text:p>Activity</text:p>
          </table:table-cell>
          <table:table-cell table:style-name="ce70" office:value-type="string" calcext:value-type="string">
            <office:annotation draw:style-name="gr1" draw:text-style-name="P2" svg:width="1518.75pt" svg:height="27.01pt" svg:x="2474.99pt" svg:y="54.74pt" draw:caption-point-x="-11.54pt" draw:caption-point-y="-22.96pt">
              <dc:date>2016-12-08T00:00:00</dc:date>
              <text:p text:style-name="P1">In-App-Notification (incl. Notification Feed) shows all activities to own contents (own activities are filtered out)</text:p>
            </office:annotation>
            <text:p>Notify</text:p>
          </table:table-cell>
          <table:table-cell table:style-name="ce72" office:value-type="string" calcext:value-type="string">
            <office:annotation draw:style-name="gr1" draw:text-style-name="P2" svg:width="1277.23pt" svg:height="27.01pt" svg:x="2806.5pt" svg:y="54.74pt" draw:caption-point-x="-11.54pt" draw:caption-point-y="-22.96pt">
              <dc:date>2016-12-08T00:00:00</dc:date>
              <text:p text:style-name="P1">Push Notification are send to the app outside from the app.</text:p>
            </office:annotation>
            <text:p>Push</text:p>
          </table:table-cell>
          <table:table-cell table:style-name="ce70" office:value-type="string" calcext:value-type="string">
            <office:annotation draw:style-name="gr1" draw:text-style-name="P2" svg:width="1003.49pt" svg:height="27.01pt" svg:x="3170.24pt" svg:y="54.74pt" draw:caption-point-x="-11.54pt" draw:caption-point-y="-22.96pt">
              <dc:date>2016-12-08T00:00:00</dc:date>
              <text:p text:style-name="P1">Activity Feed shows all public activity (own activities as well as own activites on own content are filtered out here)</text:p>
            </office:annotation>
            <text:p>Activity</text:p>
          </table:table-cell>
          <table:table-cell table:style-name="ce70" office:value-type="string" calcext:value-type="string">
            <office:annotation draw:style-name="gr1" draw:text-style-name="P2" svg:width="672.75pt" svg:height="27.01pt" svg:x="3590.99pt" svg:y="54.74pt" draw:caption-point-x="-11.54pt" draw:caption-point-y="-22.96pt">
              <dc:date>2016-12-08T00:00:00</dc:date>
              <text:p text:style-name="P1">In-App-Notification (incl. Notification Feed) shows all activities to own contents (own activities are filtered out)</text:p>
            </office:annotation>
            <text:p>Notify</text:p>
          </table:table-cell>
          <table:table-cell table:style-name="ce72" office:value-type="string" calcext:value-type="string">
            <office:annotation draw:style-name="gr1" draw:text-style-name="P2" svg:width="360pt" svg:height="27.01pt" svg:x="3993.73pt" svg:y="54.74pt" draw:caption-point-x="-11.54pt" draw:caption-point-y="-22.96pt">
              <dc:date>2016-12-08T00:00:00</dc:date>
              <text:p text:style-name="P1">Push Notification are send to the app outside from the app.</text:p>
            </office:annotation>
            <text:p>Push</text:p>
          </table:table-cell>
          <table:table-cell table:number-columns-repeated="1008"/>
        </table:table-row>
        <table:table-row table:style-name="ro1">
          <table:table-cell table:style-name="ce4" office:value-type="string" calcext:value-type="string">
            <text:p>comment on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comment</text:p>
          </table:table-cell>
          <table:table-cell table:style-name="ce22" table:number-columns-repeated="2"/>
          <table:table-cell table:style-name="ce43" office:value-type="string" calcext:value-type="string">
            <text:p>You commented on the Slot: {TITLE}</text:p>
          </table:table-cell>
          <table:table-cell table:style-name="ce22" office:value-type="string" calcext:value-type="string">
            <text:p>{USER} commented on this Slot.</text:p>
          </table:table-cell>
          <table:table-cell table:style-name="ce22" office:value-type="string" calcext:value-type="string">
            <text:p>{USER} commented on your Slot: {TITLE}</text:p>
          </table:table-cell>
          <table:table-cell table:style-name="ce22" office:value-type="string" calcext:value-type="string">
            <text:p>{USER} commented on the Slot: {TITLE}</text:p>
          </table:table-cell>
          <table:table-cell table:style-name="ce22" office:value-type="string" calcext:value-type="string">
            <text:p>{USER} and {USER2} commented on this Slot.</text:p>
          </table:table-cell>
          <table:table-cell table:style-name="ce22" office:value-type="string" calcext:value-type="string">
            <text:p>{USER} and {USER2} commented on your Slot: {TITLE}</text:p>
          </table:table-cell>
          <table:table-cell table:style-name="ce22" office:value-type="string" calcext:value-type="string">
            <text:p>{USER} and {USER2} commented on the Slot: {TITLE}</text:p>
          </table:table-cell>
          <table:table-cell table:style-name="ce22" office:value-type="string" calcext:value-type="string">
            <text:p>{USER} and {USERCOUNT} others commented on this Slot.</text:p>
          </table:table-cell>
          <table:table-cell table:style-name="ce22" office:value-type="string" calcext:value-type="string">
            <text:p>{USER} and {USERCOUNT} others commented on your Slot: {TITLE}</text:p>
          </table:table-cell>
          <table:table-cell table:style-name="ce22" office:value-type="string" calcext:value-type="string">
            <text:p>{USER} and {USERCOUNT} others commented on the Slot: {TITLE}</text:p>
          </table:table-cell>
          <table:table-cell table:number-columns-repeated="1008"/>
        </table:table-row>
        <table:table-row table:style-name="ro1">
          <table:table-cell table:style-name="ce4" office:value-type="string" calcext:value-type="string">
            <text:p>like a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like</text:p>
          </table:table-cell>
          <table:table-cell table:style-name="ce22" table:number-columns-repeated="2"/>
          <table:table-cell table:style-name="ce43" office:value-type="string" calcext:value-type="string">
            <text:p>You like the Slot: {TITLE}</text:p>
          </table:table-cell>
          <table:table-cell table:style-name="ce22" office:value-type="string" calcext:value-type="string">
            <text:p>{USER} likes this Slot.</text:p>
          </table:table-cell>
          <table:table-cell table:number-columns-repeated="2" table:style-name="ce22" office:value-type="string" calcext:value-type="string">
            <text:p>{USER} likes your Slot: {TITLE}</text:p>
          </table:table-cell>
          <table:table-cell table:style-name="ce22" office:value-type="string" calcext:value-type="string">
            <text:p>{USER} and {USER2} like this Slot.</text:p>
          </table:table-cell>
          <table:table-cell table:style-name="ce22" office:value-type="string" calcext:value-type="string">
            <text:p>{USER} and {USER2} like your Slot: {TITLE}</text:p>
          </table:table-cell>
          <table:table-cell table:style-name="ce22" office:value-type="string" calcext:value-type="string">
            <text:p>{USER} and {USER2} like the Slot: {TITLE}</text:p>
          </table:table-cell>
          <table:table-cell table:style-name="ce22" office:value-type="string" calcext:value-type="string">
            <text:p>{USER} and {USERCOUNT} others like this Slot.</text:p>
          </table:table-cell>
          <table:table-cell table:style-name="ce22" office:value-type="string" calcext:value-type="string">
            <text:p>{USER} and {USERCOUNT} others like your Slot: {TITLE}</text:p>
          </table:table-cell>
          <table:table-cell table:style-name="ce22" office:value-type="string" calcext:value-type="string">
            <text:p>{USER} and {USERCOUNT} others like the Slot: {TITLE}</text:p>
          </table:table-cell>
          <table:table-cell table:number-columns-repeated="1008"/>
        </table:table-row>
        <table:table-row table:style-name="ro1">
          <table:table-cell table:style-name="ce4" office:value-type="string" calcext:value-type="string">
            <text:p>create new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slot</text:p>
          </table:table-cell>
          <table:table-cell table:style-name="ce22" table:number-columns-repeated="2"/>
          <table:table-cell table:style-name="ce43" office:value-type="string" calcext:value-type="string">
            <text:p>You added the Slot: {TITLE}</text:p>
          </table:table-cell>
          <table:table-cell table:style-name="ce22" office:value-type="string" calcext:value-type="string">
            <text:p>{USER} added this Slot.</text:p>
          </table:table-cell>
          <table:table-cell table:style-name="ce41" table:number-columns-repeated="8"/>
          <table:table-cell table:number-columns-repeated="1008"/>
        </table:table-row>
        <table:table-row table:style-name="ro1">
          <table:table-cell table:style-name="ce4" office:value-type="string" calcext:value-type="string">
            <text:p>add image to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image</text:p>
          </table:table-cell>
          <table:table-cell table:style-name="ce22" table:number-columns-repeated="2"/>
          <table:table-cell table:style-name="ce43" office:value-type="string" calcext:value-type="string">
            <text:p>You added an image to the Slot: {TITLE}</text:p>
          </table:table-cell>
          <table:table-cell table:style-name="ce22" office:value-type="string" calcext:value-type="string">
            <text:p>{USER} added an image to this Slot.</text:p>
          </table:table-cell>
          <table:table-cell table:style-name="ce43" office:value-type="string" calcext:value-type="string">
            <text:p>{USER} added an image to your Slot: {TITLE}</text:p>
          </table:table-cell>
          <table:table-cell table:style-name="ce22" office:value-type="string" calcext:value-type="string">
            <text:p>{USER} added an image to the Slot: {TITLE}</text:p>
          </table:table-cell>
          <table:table-cell table:style-name="ce22" office:value-type="string" calcext:value-type="string">
            <text:p>{USER} and {USER2} added an image to this Slot.</text:p>
          </table:table-cell>
          <table:table-cell table:style-name="ce22" office:value-type="string" calcext:value-type="string">
            <text:p>{USER} and {USER2} added an image to your Slot: {TITLE}</text:p>
          </table:table-cell>
          <table:table-cell table:style-name="ce22" office:value-type="string" calcext:value-type="string">
            <text:p>{USER} and {USER2} added an image to the Slot: {TITLE}</text:p>
          </table:table-cell>
          <table:table-cell table:style-name="ce74" office:value-type="string" calcext:value-type="string">
            <text:p>{USER} and {USERCOUNT} others added an image to this Slot.</text:p>
          </table:table-cell>
          <table:table-cell table:style-name="ce43" office:value-type="string" calcext:value-type="string">
            <text:p>{USER} and {USERCOUNT} others added an image to your Slot: {TITLE}</text:p>
          </table:table-cell>
          <table:table-cell table:style-name="ce43" office:value-type="string" calcext:value-type="string">
            <text:p>{USER} and {USERCOUNT} others added an image to the Slot: {TITLE}</text:p>
          </table:table-cell>
          <table:table-cell table:number-columns-repeated="1008"/>
        </table:table-row>
        <table:table-row table:style-name="ro1">
          <table:table-cell table:style-name="ce4" office:value-type="string" calcext:value-type="string">
            <text:p>add video to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video</text:p>
          </table:table-cell>
          <table:table-cell table:style-name="ce22" table:number-columns-repeated="2"/>
          <table:table-cell table:style-name="ce43" office:value-type="string" calcext:value-type="string">
            <text:p>You added a video to the Slot: {TITLE}</text:p>
          </table:table-cell>
          <table:table-cell table:style-name="ce22" office:value-type="string" calcext:value-type="string">
            <text:p>{USER} added a video to this Slot.</text:p>
          </table:table-cell>
          <table:table-cell table:style-name="ce43" office:value-type="string" calcext:value-type="string">
            <text:p>{USER} added a video to your Slot: {TITLE}</text:p>
          </table:table-cell>
          <table:table-cell table:style-name="ce22" office:value-type="string" calcext:value-type="string">
            <text:p>{USER} added a video to the Slot: {TITLE}</text:p>
          </table:table-cell>
          <table:table-cell table:style-name="ce22" office:value-type="string" calcext:value-type="string">
            <text:p>{USER} and {USER2} added a video to this Slot.</text:p>
          </table:table-cell>
          <table:table-cell table:style-name="ce22" office:value-type="string" calcext:value-type="string">
            <text:p>{USER} and {USER2} added a video to your Slot: {TITLE}</text:p>
          </table:table-cell>
          <table:table-cell table:style-name="ce22" office:value-type="string" calcext:value-type="string">
            <text:p>{USER} and {USER2} added a video to the Slot: {TITLE}</text:p>
          </table:table-cell>
          <table:table-cell table:style-name="ce74" office:value-type="string" calcext:value-type="string">
            <text:p>{USER} and {USERCOUNT} others added a video to this Slot.</text:p>
          </table:table-cell>
          <table:table-cell table:style-name="ce43" office:value-type="string" calcext:value-type="string">
            <text:p>{USER} and {USERCOUNT} others added a video to your Slot: {TITLE}</text:p>
          </table:table-cell>
          <table:table-cell table:style-name="ce43" office:value-type="string" calcext:value-type="string">
            <text:p>{USER} and {USERCOUNT} others added a video to the Slot: {TITLE}</text:p>
          </table:table-cell>
          <table:table-cell table:number-columns-repeated="1008"/>
        </table:table-row>
        <table:table-row table:style-name="ro1">
          <table:table-cell table:style-name="ce4" office:value-type="string" calcext:value-type="string">
            <text:p>add audio to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audio</text:p>
          </table:table-cell>
          <table:table-cell table:style-name="ce22" table:number-columns-repeated="2"/>
          <table:table-cell table:style-name="ce43" office:value-type="string" calcext:value-type="string">
            <text:p>You added an audio to the Slot: {TITLE}</text:p>
          </table:table-cell>
          <table:table-cell table:style-name="ce22" office:value-type="string" calcext:value-type="string">
            <text:p>{USER} added an audio to this Slot.</text:p>
          </table:table-cell>
          <table:table-cell table:style-name="ce43" office:value-type="string" calcext:value-type="string">
            <text:p>{USER} added an audio to your Slot: {TITLE}</text:p>
          </table:table-cell>
          <table:table-cell table:style-name="ce22" office:value-type="string" calcext:value-type="string">
            <text:p>{USER} added an audio to the Slot: {TITLE}</text:p>
          </table:table-cell>
          <table:table-cell table:style-name="ce22" office:value-type="string" calcext:value-type="string">
            <text:p>{USER} and {USER2} added an audio to this Slot.</text:p>
          </table:table-cell>
          <table:table-cell table:style-name="ce22" office:value-type="string" calcext:value-type="string">
            <text:p>{USER} and {USER2} added an audio to your Slot: {TITLE}</text:p>
          </table:table-cell>
          <table:table-cell table:style-name="ce22" office:value-type="string" calcext:value-type="string">
            <text:p>{USER} and {USER2} added an audio to the Slot: {TITLE}</text:p>
          </table:table-cell>
          <table:table-cell table:style-name="ce74" office:value-type="string" calcext:value-type="string">
            <text:p>{USER} and {USERCOUNT} others added an audio to this Slot.</text:p>
          </table:table-cell>
          <table:table-cell table:style-name="ce43" office:value-type="string" calcext:value-type="string">
            <text:p>{USER} and {USERCOUNT} others added an audio to your Slot: {TITLE}</text:p>
          </table:table-cell>
          <table:table-cell table:style-name="ce43" office:value-type="string" calcext:value-type="string">
            <text:p>{USER} and {USERCOUNT} others added an audio to the Slot: {TITLE}</text:p>
          </table:table-cell>
          <table:table-cell table:number-columns-repeated="1008"/>
        </table:table-row>
        <table:table-row table:style-name="ro1">
          <table:table-cell table:style-name="ce4" office:value-type="string" calcext:value-type="string">
            <text:p>add note to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note</text:p>
          </table:table-cell>
          <table:table-cell table:style-name="ce22" table:number-columns-repeated="2"/>
          <table:table-cell table:style-name="ce43" office:value-type="string" calcext:value-type="string">
            <text:p>You added a note to the Slot: {TITLE}</text:p>
          </table:table-cell>
          <table:table-cell table:style-name="ce22" office:value-type="string" calcext:value-type="string">
            <text:p>{USER} added a note to this Slot.</text:p>
          </table:table-cell>
          <table:table-cell table:style-name="ce43" office:value-type="string" calcext:value-type="string">
            <text:p>{USER} added a note to your Slot: {TITLE}</text:p>
          </table:table-cell>
          <table:table-cell table:style-name="ce22" office:value-type="string" calcext:value-type="string">
            <text:p>{USER} added a note to the Slot: {TITLE}</text:p>
          </table:table-cell>
          <table:table-cell table:style-name="ce22" office:value-type="string" calcext:value-type="string">
            <text:p>{USER} and {USER2} added a note to this Slot.</text:p>
          </table:table-cell>
          <table:table-cell table:style-name="ce22" office:value-type="string" calcext:value-type="string">
            <text:p>{USER} and {USER2} added a note to your Slot: {TITLE}</text:p>
          </table:table-cell>
          <table:table-cell table:style-name="ce22" office:value-type="string" calcext:value-type="string">
            <text:p>{USER} and {USER2} added a note to the Slot: {TITLE}</text:p>
          </table:table-cell>
          <table:table-cell table:style-name="ce74" office:value-type="string" calcext:value-type="string">
            <text:p>{USER} and {USERCOUNT} others added a note to this Slot.</text:p>
          </table:table-cell>
          <table:table-cell table:style-name="ce43" office:value-type="string" calcext:value-type="string">
            <text:p>{USER} and {USERCOUNT} others added a note to your Slot: {TITLE}</text:p>
          </table:table-cell>
          <table:table-cell table:style-name="ce43" office:value-type="string" calcext:value-type="string">
            <text:p>{USER} and {USERCOUNT} others added a note to the Slot: {TITLE}</text:p>
          </table:table-cell>
          <table:table-cell table:number-columns-repeated="1008"/>
        </table:table-row>
        <table:table-row table:style-name="ro1">
          <table:table-cell table:style-name="ce4" office:value-type="string" calcext:value-type="string">
            <text:p>add multiple media items</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media</text:p>
          </table:table-cell>
          <table:table-cell table:style-name="ce22" table:number-columns-repeated="2"/>
          <table:table-cell table:style-name="ce43" office:value-type="string" calcext:value-type="string">
            <text:p>You added new media to the Slot: {TITLE}</text:p>
          </table:table-cell>
          <table:table-cell table:style-name="ce22" office:value-type="string" calcext:value-type="string">
            <text:p>{USER} added new media to this Slot.</text:p>
          </table:table-cell>
          <table:table-cell table:style-name="ce43" office:value-type="string" calcext:value-type="string">
            <text:p>{USER} added new media to your Slot: {TITLE}</text:p>
          </table:table-cell>
          <table:table-cell table:style-name="ce22" office:value-type="string" calcext:value-type="string">
            <text:p>{USER} added new media to the Slot: {TITLE}</text:p>
          </table:table-cell>
          <table:table-cell table:style-name="ce22" office:value-type="string" calcext:value-type="string">
            <text:p>{USER} and {USER2} added new media to this Slot.</text:p>
          </table:table-cell>
          <table:table-cell table:style-name="ce22" office:value-type="string" calcext:value-type="string">
            <text:p>{USER} and {USER2} added new media to your Slot: {TITLE}</text:p>
          </table:table-cell>
          <table:table-cell table:style-name="ce22" office:value-type="string" calcext:value-type="string">
            <text:p>{USER} and {USER2} added new media to the Slot: {TITLE}</text:p>
          </table:table-cell>
          <table:table-cell table:style-name="ce74" office:value-type="string" calcext:value-type="string">
            <text:p>{USER} and {USERCOUNT} others added new media to this Slot.</text:p>
          </table:table-cell>
          <table:table-cell table:style-name="ce43" office:value-type="string" calcext:value-type="string">
            <text:p>{USER} and {USERCOUNT} others added new media to your Slot: {TITLE}</text:p>
          </table:table-cell>
          <table:table-cell table:style-name="ce43" office:value-type="string" calcext:value-type="string">
            <text:p>{USER} and {USERCOUNT} others added new media to the Slot: {TITLE}</text:p>
          </table:table-cell>
          <table:table-cell table:number-columns-repeated="1008"/>
        </table:table-row>
        <table:table-row table:style-name="ro1">
          <table:table-cell table:style-name="ce4" office:value-type="string" calcext:value-type="string">
            <text:p>reslot a slot</text:p>
          </table:table-cell>
          <table:table-cell table:style-name="ce20" office:value-type="float" office:value="0.8" calcext:value-type="float">
            <text:p>0.8</text:p>
          </table:table-cell>
          <table:table-cell table:style-name="ce23" office:value-type="string" calcext:value-type="string">
            <text:p>slot</text:p>
          </table:table-cell>
          <table:table-cell table:style-name="ce29" office:value-type="string" calcext:value-type="string">
            <text:p>reslot</text:p>
          </table:table-cell>
          <table:table-cell table:style-name="ce22" table:number-columns-repeated="2"/>
          <table:table-cell table:style-name="ce43" office:value-type="string" calcext:value-type="string">
            <text:p>You reslotted the Slot: {TITLE}</text:p>
          </table:table-cell>
          <table:table-cell table:style-name="ce22" office:value-type="string" calcext:value-type="string">
            <text:p>{USER} reslotted this Slot.</text:p>
          </table:table-cell>
          <table:table-cell table:style-name="ce22" office:value-type="string" calcext:value-type="string">
            <text:p>{USER} reslotted your Slot: {TITLE}</text:p>
          </table:table-cell>
          <table:table-cell table:style-name="ce22" office:value-type="string" calcext:value-type="string">
            <text:p>{USER} reslotted the Slot: {TITLE}</text:p>
          </table:table-cell>
          <table:table-cell table:style-name="ce22" office:value-type="string" calcext:value-type="string">
            <text:p>{USER} and {USER2} reslotted this Slot.</text:p>
          </table:table-cell>
          <table:table-cell table:style-name="ce22" office:value-type="string" calcext:value-type="string">
            <text:p>{USER} and {USER2} reslotted your Slot: {TITLE}</text:p>
          </table:table-cell>
          <table:table-cell table:style-name="ce22" office:value-type="string" calcext:value-type="string">
            <text:p>{USER} and {USER2} reslotted the Slot: {TITLE}</text:p>
          </table:table-cell>
          <table:table-cell table:style-name="ce22" office:value-type="string" calcext:value-type="string">
            <text:p>{USER} and {USERCOUNT} others reslotted this Slot.</text:p>
          </table:table-cell>
          <table:table-cell table:style-name="ce22" office:value-type="string" calcext:value-type="string">
            <text:p>{USER} and {USERCOUNT} others reslotted your Slot: {TITLE}</text:p>
          </table:table-cell>
          <table:table-cell table:style-name="ce22" office:value-type="string" calcext:value-type="string">
            <text:p>{USER} and {USERCOUNT} others reslotted the Slot: {TITLE}</text:p>
          </table:table-cell>
          <table:table-cell table:number-columns-repeated="1008"/>
        </table:table-row>
        <table:table-row table:style-name="ro1">
          <table:table-cell table:style-name="ce4" office:value-type="string" calcext:value-type="string">
            <text:p>established friendship</text:p>
          </table:table-cell>
          <table:table-cell table:style-name="ce20" office:value-type="float" office:value="0.8" calcext:value-type="float">
            <text:p>0.8</text:p>
          </table:table-cell>
          <table:table-cell table:style-name="ce23" office:value-type="string" calcext:value-type="string">
            <text:p>user</text:p>
          </table:table-cell>
          <table:table-cell table:style-name="ce29" office:value-type="string" calcext:value-type="string">
            <text:p>friendship</text:p>
          </table:table-cell>
          <table:table-cell table:style-name="ce22" table:number-columns-repeated="2"/>
          <table:table-cell table:style-name="ce43" office:value-type="string" calcext:value-type="string">
            <text:p>You and {USER2} are now friends</text:p>
          </table:table-cell>
          <table:table-cell table:style-name="ce41"/>
          <table:table-cell table:style-name="ce22" office:value-type="string" calcext:value-type="string">
            <text:p>{USER} and {USER2} are now friends</text:p>
          </table:table-cell>
          <table:table-cell table:style-name="ce22" office:value-type="string" calcext:value-type="string">
            <text:p>{USER} has accepted your friend request</text:p>
          </table:table-cell>
          <table:table-cell table:style-name="ce42" office:value-type="string" calcext:value-type="string">
            <text:p>TODO-Plural-Activity-1</text:p>
          </table:table-cell>
          <table:table-cell table:style-name="ce22" office:value-type="string" calcext:value-type="string">
            <text:p>{USER} and {USER2} are now friends</text:p>
          </table:table-cell>
          <table:table-cell table:style-name="ce42" office:value-type="string" calcext:value-type="string">
            <text:p>TODO-Plural-Push-1</text:p>
          </table:table-cell>
          <table:table-cell table:style-name="ce42" office:value-type="string" calcext:value-type="string">
            <text:p>TODO-Aggregate-Activity-1</text:p>
          </table:table-cell>
          <table:table-cell table:style-name="ce42" office:value-type="string" calcext:value-type="string">
            <text:p>TODO-Aggregate-Notify-1</text:p>
          </table:table-cell>
          <table:table-cell table:style-name="ce42" office:value-type="string" calcext:value-type="string">
            <text:p>TODO-Aggregate-Push-1</text:p>
          </table:table-cell>
          <table:table-cell table:number-columns-repeated="1008"/>
        </table:table-row>
        <table:table-row table:style-name="ro1">
          <table:table-cell table:style-name="ce4" office:value-type="string" calcext:value-type="string">
            <text:p>group membership established</text:p>
          </table:table-cell>
          <table:table-cell table:style-name="ce20" office:value-type="float" office:value="0.8" calcext:value-type="float">
            <text:p>0.8</text:p>
          </table:table-cell>
          <table:table-cell table:style-name="ce23" office:value-type="string" calcext:value-type="string">
            <text:p>group</text:p>
          </table:table-cell>
          <table:table-cell table:style-name="ce29" office:value-type="string" calcext:value-type="string">
            <text:p>membership</text:p>
          </table:table-cell>
          <table:table-cell table:style-name="ce22" table:number-columns-repeated="2"/>
          <table:table-cell table:style-name="ce43" office:value-type="string" calcext:value-type="string">
            <text:p>You joined the group: {TITLE}</text:p>
          </table:table-cell>
          <table:table-cell table:style-name="ce41"/>
          <table:table-cell table:style-name="ce22" office:value-type="string" calcext:value-type="string">
            <text:p>You joined the group: {TITLE}</text:p>
          </table:table-cell>
          <table:table-cell table:style-name="ce22" office:value-type="string" calcext:value-type="string">
            <text:p>{USER} has accepted your invitation to the group: {TITLE}</text:p>
          </table:table-cell>
          <table:table-cell table:style-name="ce42" office:value-type="string" calcext:value-type="string">
            <text:p>TODO-Plural-Activity-2</text:p>
          </table:table-cell>
          <table:table-cell table:style-name="ce42" office:value-type="string" calcext:value-type="string">
            <text:p>TODO-Plural-Notify-2</text:p>
          </table:table-cell>
          <table:table-cell table:style-name="ce42" office:value-type="string" calcext:value-type="string">
            <text:p>TODO-Plural-Push-2</text:p>
          </table:table-cell>
          <table:table-cell table:style-name="ce42" office:value-type="string" calcext:value-type="string">
            <text:p>TODO-Aggregate-Activity-2</text:p>
          </table:table-cell>
          <table:table-cell table:style-name="ce42" office:value-type="string" calcext:value-type="string">
            <text:p>TODO-Aggregate-Notify-2</text:p>
          </table:table-cell>
          <table:table-cell table:style-name="ce42" office:value-type="string" calcext:value-type="string">
            <text:p>TODO-Aggregate-Push-2</text:p>
          </table:table-cell>
          <table:table-cell table:number-columns-repeated="1008"/>
        </table:table-row>
        <table:table-row table:style-name="ro1">
          <table:table-cell table:style-name="ce4" office:value-type="string" calcext:value-type="string">
            <text:p>deleted slot</text:p>
          </table:table-cell>
          <table:table-cell table:style-name="ce20" office:value-type="float" office:value="0.83" calcext:value-type="float">
            <text:p>0.83</text:p>
          </table:table-cell>
          <table:table-cell table:style-name="ce23" office:value-type="string" calcext:value-type="string">
            <text:p>slot</text:p>
          </table:table-cell>
          <table:table-cell table:style-name="ce29" office:value-type="string" calcext:value-type="string">
            <text:p>delete</text:p>
          </table:table-cell>
          <table:table-cell table:style-name="ce22" table:number-columns-repeated="2"/>
          <table:table-cell table:style-name="ce43" office:value-type="string" calcext:value-type="string">
            <text:p>You deleted the Slot: {TITLE}</text:p>
          </table:table-cell>
          <table:table-cell table:style-name="ce41"/>
          <table:table-cell table:number-columns-repeated="2" table:style-name="ce22" office:value-type="string" calcext:value-type="string">
            <text:p>{USER} deleted the Slot: {TITLE}</text:p>
          </table:table-cell>
          <table:table-cell table:style-name="ce42" office:value-type="string" calcext:value-type="string">
            <text:p>TODO-Plural-Activity-3</text:p>
          </table:table-cell>
          <table:table-cell table:style-name="ce42" office:value-type="string" calcext:value-type="string">
            <text:p>TODO-Plural-Notify-3</text:p>
          </table:table-cell>
          <table:table-cell table:style-name="ce42" office:value-type="string" calcext:value-type="string">
            <text:p>TODO-Plural-Push-3</text:p>
          </table:table-cell>
          <table:table-cell table:style-name="ce42" office:value-type="string" calcext:value-type="string">
            <text:p>TODO-Aggregate-Activity-3</text:p>
          </table:table-cell>
          <table:table-cell table:style-name="ce42" office:value-type="string" calcext:value-type="string">
            <text:p>TODO-Aggregate-Notify-3</text:p>
          </table:table-cell>
          <table:table-cell table:style-name="ce42" office:value-type="string" calcext:value-type="string">
            <text:p>TODO-Aggregate-Push-3</text:p>
          </table:table-cell>
          <table:table-cell table:number-columns-repeated="1008"/>
        </table:table-row>
        <table:table-row table:style-name="ro1">
          <table:table-cell table:style-name="ce4" office:value-type="string" calcext:value-type="string">
            <text:p>deleted reslot</text:p>
          </table:table-cell>
          <table:table-cell table:style-name="ce21" office:value-type="float" office:value="0.83" calcext:value-type="float">
            <text:p>0.83</text:p>
          </table:table-cell>
          <table:table-cell table:style-name="ce23" office:value-type="string" calcext:value-type="string">
            <text:p>slot</text:p>
          </table:table-cell>
          <table:table-cell table:style-name="ce30" office:value-type="string" calcext:value-type="string">
            <text:p>unslot</text:p>
          </table:table-cell>
          <table:table-cell table:number-columns-repeated="2"/>
          <table:table-cell table:style-name="ce43" office:value-type="string" calcext:value-type="string">
            <text:p>You removed the Reslot: {TITLE}</text:p>
          </table:table-cell>
          <table:table-cell table:style-name="ce41" table:number-columns-repeated="3"/>
          <table:table-cell table:style-name="ce42" office:value-type="string" calcext:value-type="string">
            <text:p>TODO-Plural-Activity-4</text:p>
          </table:table-cell>
          <table:table-cell table:style-name="ce42" office:value-type="string" calcext:value-type="string">
            <text:p>TODO-Plural-Notify-4</text:p>
          </table:table-cell>
          <table:table-cell table:style-name="ce42" office:value-type="string" calcext:value-type="string">
            <text:p>TODO-Plural-Push-4</text:p>
          </table:table-cell>
          <table:table-cell table:style-name="ce42" office:value-type="string" calcext:value-type="string">
            <text:p>TODO-Aggregate-Activity-4</text:p>
          </table:table-cell>
          <table:table-cell table:style-name="ce42" office:value-type="string" calcext:value-type="string">
            <text:p>TODO-Aggregate-Notify-4</text:p>
          </table:table-cell>
          <table:table-cell table:style-name="ce42" office:value-type="string" calcext:value-type="string">
            <text:p>TODO-Aggregate-Push-4</text:p>
          </table:table-cell>
          <table:table-cell table:number-columns-repeated="1008"/>
        </table:table-row>
        <table:table-row table:style-name="ro1">
          <table:table-cell table:style-name="ce4" office:value-type="string" calcext:value-type="string">
            <text:p>request friendship</text:p>
          </table:table-cell>
          <table:table-cell table:style-name="ce21" office:value-type="float" office:value="0.83" calcext:value-type="float">
            <text:p>0.83</text:p>
          </table:table-cell>
          <table:table-cell table:style-name="ce24" office:value-type="string" calcext:value-type="string">
            <text:p>user</text:p>
          </table:table-cell>
          <table:table-cell table:style-name="ce30" office:value-type="string" calcext:value-type="string">
            <text:p>request</text:p>
          </table:table-cell>
          <table:table-cell table:number-columns-repeated="2"/>
          <table:table-cell table:style-name="ce43" office:value-type="string" calcext:value-type="string">
            <text:p>You sent a friend request to {USER2}</text:p>
          </table:table-cell>
          <table:table-cell table:style-name="ce41"/>
          <table:table-cell table:number-columns-repeated="2" table:style-name="ce22" office:value-type="string" calcext:value-type="string">
            <text:p>{USER} sent a friend request to you</text:p>
          </table:table-cell>
          <table:table-cell table:style-name="ce42" office:value-type="string" calcext:value-type="string">
            <text:p>TODO-Plural-Activity-5</text:p>
          </table:table-cell>
          <table:table-cell table:style-name="ce42" office:value-type="string" calcext:value-type="string">
            <text:p>TODO-Plural-Notify-5</text:p>
          </table:table-cell>
          <table:table-cell table:style-name="ce42" office:value-type="string" calcext:value-type="string">
            <text:p>TODO-Plural-Push-5</text:p>
          </table:table-cell>
          <table:table-cell table:style-name="ce42" office:value-type="string" calcext:value-type="string">
            <text:p>TODO-Aggregate-Activity-5</text:p>
          </table:table-cell>
          <table:table-cell table:style-name="ce42" office:value-type="string" calcext:value-type="string">
            <text:p>TODO-Aggregate-Notify-5</text:p>
          </table:table-cell>
          <table:table-cell table:style-name="ce42" office:value-type="string" calcext:value-type="string">
            <text:p>TODO-Aggregate-Push-5</text:p>
          </table:table-cell>
          <table:table-cell table:number-columns-repeated="1008"/>
        </table:table-row>
        <table:table-row table:style-name="ro1">
          <table:table-cell table:style-name="ce4" office:value-type="string" calcext:value-type="string">
            <text:p>visibility change of slot (user makes public slot private)</text:p>
          </table:table-cell>
          <table:table-cell table:style-name="ce21" office:value-type="float" office:value="0.83" calcext:value-type="float">
            <text:p>0.83</text:p>
          </table:table-cell>
          <table:table-cell table:style-name="ce24" office:value-type="string" calcext:value-type="string">
            <text:p>slot</text:p>
          </table:table-cell>
          <table:table-cell table:style-name="ce30" office:value-type="string" calcext:value-type="string">
            <text:p>private</text:p>
          </table:table-cell>
          <table:table-cell/>
          <table:table-cell table:style-name="ce22"/>
          <table:table-cell table:style-name="ce43" office:value-type="string" calcext:value-type="string">
            <text:p>You unshared the Slot: {TITLE}</text:p>
          </table:table-cell>
          <table:table-cell table:style-name="ce41"/>
          <table:table-cell table:number-columns-repeated="2" table:style-name="ce22" office:value-type="string" calcext:value-type="string">
            <text:p>{USER} unshared the Slot: {TITLE}</text:p>
          </table:table-cell>
          <table:table-cell table:style-name="ce42" office:value-type="string" calcext:value-type="string">
            <text:p>TODO-Plural-Activity-6</text:p>
          </table:table-cell>
          <table:table-cell table:style-name="ce42" office:value-type="string" calcext:value-type="string">
            <text:p>TODO-Plural-Notify-6</text:p>
          </table:table-cell>
          <table:table-cell table:style-name="ce42" office:value-type="string" calcext:value-type="string">
            <text:p>TODO-Plural-Push-6</text:p>
          </table:table-cell>
          <table:table-cell table:style-name="ce42" office:value-type="string" calcext:value-type="string">
            <text:p>TODO-Aggregate-Activity-6</text:p>
          </table:table-cell>
          <table:table-cell table:style-name="ce42" office:value-type="string" calcext:value-type="string">
            <text:p>TODO-Aggregate-Notify-6</text:p>
          </table:table-cell>
          <table:table-cell table:style-name="ce42" office:value-type="string" calcext:value-type="string">
            <text:p>TODO-Aggregate-Push-6</text:p>
          </table:table-cell>
          <table:table-cell table:number-columns-repeated="1008"/>
        </table:table-row>
        <table:table-row table:style-name="ro1">
          <table:table-cell table:style-name="ce4" office:value-type="string" calcext:value-type="string">
            <text:p>update existing slot (title, location, start, end)</text:p>
          </table:table-cell>
          <table:table-cell table:style-name="ce20" office:value-type="string" calcext:value-type="string">
            <text:p>-</text:p>
          </table:table-cell>
          <table:table-cell table:style-name="ce24" office:value-type="string" calcext:value-type="string">
            <text:p>slot</text:p>
          </table:table-cell>
          <table:table-cell table:style-name="ce30" office:value-type="string" calcext:value-type="string">
            <text:p>update</text:p>
          </table:table-cell>
          <table:table-cell table:number-columns-repeated="2"/>
          <table:table-cell table:style-name="ce43" office:value-type="string" calcext:value-type="string">
            <text:p>You changed the {FIELD} from the Slot: {TITLE}</text:p>
          </table:table-cell>
          <table:table-cell table:style-name="ce42" office:value-type="string" calcext:value-type="string">
            <text:p>TODO-Singular-Activity-1</text:p>
          </table:table-cell>
          <table:table-cell table:style-name="ce42" office:value-type="string" calcext:value-type="string">
            <text:p>TODO-Singular-Notify-1</text:p>
          </table:table-cell>
          <table:table-cell table:style-name="ce42" office:value-type="string" calcext:value-type="string">
            <text:p>TODO-Singular-Push-1</text:p>
          </table:table-cell>
          <table:table-cell table:style-name="ce41" table:number-columns-repeated="6"/>
          <table:table-cell table:number-columns-repeated="1008"/>
        </table:table-row>
        <table:table-row table:style-name="ro1">
          <table:table-cell table:style-name="ce4" office:value-type="string" calcext:value-type="string">
            <text:p>reject an established friendship</text:p>
          </table:table-cell>
          <table:table-cell table:style-name="ce20" office:value-type="string" calcext:value-type="string">
            <text:p>-</text:p>
          </table:table-cell>
          <table:table-cell table:style-name="ce24" office:value-type="string" calcext:value-type="string">
            <text:p>user</text:p>
          </table:table-cell>
          <table:table-cell table:style-name="ce30" office:value-type="string" calcext:value-type="string">
            <text:p>unfriend</text:p>
          </table:table-cell>
          <table:table-cell table:number-columns-repeated="2"/>
          <table:table-cell table:style-name="ce43" office:value-type="string" calcext:value-type="string">
            <text:p>You deleted the friendship with: {USER2}</text:p>
          </table:table-cell>
          <table:table-cell table:style-name="ce41" table:number-columns-repeated="9"/>
          <table:table-cell table:number-columns-repeated="1008"/>
        </table:table-row>
        <table:table-row table:style-name="ro1">
          <table:table-cell table:style-name="ce4" office:value-type="string" calcext:value-type="string">
            <text:p>reject an offered friendship</text:p>
          </table:table-cell>
          <table:table-cell table:style-name="ce20" office:value-type="string" calcext:value-type="string">
            <text:p>-</text:p>
          </table:table-cell>
          <table:table-cell table:style-name="ce24" office:value-type="string" calcext:value-type="string">
            <text:p>user</text:p>
          </table:table-cell>
          <table:table-cell table:style-name="ce30" office:value-type="string" calcext:value-type="string">
            <text:p>reject</text:p>
          </table:table-cell>
          <table:table-cell table:number-columns-repeated="2"/>
          <table:table-cell table:style-name="ce43" office:value-type="string" calcext:value-type="string">
            <text:p>You rejected a friend request from: {USER2}</text:p>
          </table:table-cell>
          <table:table-cell table:style-name="ce41" table:number-columns-repeated="9"/>
          <table:table-cell table:number-columns-repeated="1008"/>
        </table:table-row>
        <table:table-row table:style-name="ro1">
          <table:table-cell table:style-name="ce4" office:value-type="string" calcext:value-type="string">
            <text:p>slot was added through a tag</text:p>
          </table:table-cell>
          <table:table-cell table:style-name="ce22" office:value-type="string" calcext:value-type="string">
            <text:p>-</text:p>
          </table:table-cell>
          <table:table-cell table:style-name="ce24" office:value-type="string" calcext:value-type="string">
            <text:p>slot</text:p>
          </table:table-cell>
          <table:table-cell table:style-name="ce30" office:value-type="string" calcext:value-type="string">
            <text:p>tagged</text:p>
          </table:table-cell>
          <table:table-cell table:number-columns-repeated="2"/>
          <table:table-cell table:style-name="ce43" office:value-type="string" calcext:value-type="string">
            <text:p>You were tagged to the Slot: {TITLE} by {USER}</text:p>
          </table:table-cell>
          <table:table-cell table:style-name="ce42" office:value-type="string" calcext:value-type="string">
            <text:p>TODO-Singular-Activity-2</text:p>
          </table:table-cell>
          <table:table-cell table:style-name="ce42" office:value-type="string" calcext:value-type="string">
            <text:p>TODO-Singular-Notify-2</text:p>
          </table:table-cell>
          <table:table-cell table:style-name="ce42" office:value-type="string" calcext:value-type="string">
            <text:p>TODO-Singular-Push-2</text:p>
          </table:table-cell>
          <table:table-cell table:style-name="ce41" table:number-columns-repeated="6"/>
          <table:table-cell table:number-columns-repeated="1008"/>
        </table:table-row>
        <table:table-row table:style-name="ro1">
          <table:table-cell table:style-name="ce4" office:value-type="string" calcext:value-type="string">
            <text:p>user was added through a tag</text:p>
          </table:table-cell>
          <table:table-cell table:style-name="ce22" office:value-type="string" calcext:value-type="string">
            <text:p>-</text:p>
          </table:table-cell>
          <table:table-cell table:style-name="ce24" office:value-type="string" calcext:value-type="string">
            <text:p>user</text:p>
          </table:table-cell>
          <table:table-cell table:style-name="ce30" office:value-type="string" calcext:value-type="string">
            <text:p>tagged</text:p>
          </table:table-cell>
          <table:table-cell table:number-columns-repeated="2"/>
          <table:table-cell table:style-name="ce43" office:value-type="string" calcext:value-type="string">
            <text:p>You tagged {USER} to the Slot: {TITLE}</text:p>
          </table:table-cell>
          <table:table-cell table:style-name="ce22" office:value-type="string" calcext:value-type="string">
            <text:p>{USER} was tagged in this Slot.</text:p>
          </table:table-cell>
          <table:table-cell table:number-columns-repeated="2" table:style-name="ce22" office:value-type="string" calcext:value-type="string">
            <text:p>You were tagged by {USER} to the Slot: {TITLE}</text:p>
          </table:table-cell>
          <table:table-cell table:style-name="ce22" office:value-type="string" calcext:value-type="string">
            <text:p>{USER} and {USER2} were tagged in this Slot.</text:p>
          </table:table-cell>
          <table:table-cell table:style-name="ce41" table:number-columns-repeated="2"/>
          <table:table-cell table:style-name="ce22" office:value-type="string" calcext:value-type="string">
            <text:p>{USER} and {USERCOUNT} were tagged in this Slot.</text:p>
          </table:table-cell>
          <table:table-cell table:style-name="ce41" table:number-columns-repeated="2"/>
          <table:table-cell table:number-columns-repeated="1008"/>
        </table:table-row>
        <table:table-row table:style-name="ro1">
          <table:table-cell table:style-name="ce9"/>
          <table:table-cell table:style-name="ce22"/>
          <table:table-cell table:style-name="ce24"/>
          <table:table-cell table:style-name="ce30"/>
          <table:table-cell table:number-columns-repeated="2"/>
          <table:table-cell table:style-name="ce43"/>
          <table:table-cell table:style-name="ce22"/>
          <table:table-cell/>
          <table:table-cell table:style-name="ce22"/>
          <table:table-cell table:style-name="ce42" table:number-columns-repeated="6"/>
          <table:table-cell table:number-columns-repeated="1008"/>
        </table:table-row>
        <table:table-row table:style-name="ro1">
          <table:table-cell table:style-name="ce9"/>
          <table:table-cell table:style-name="ce22"/>
          <table:table-cell table:style-name="ce24"/>
          <table:table-cell table:style-name="ce30"/>
          <table:table-cell table:number-columns-repeated="2"/>
          <table:table-cell table:style-name="ce43"/>
          <table:table-cell table:style-name="ce22"/>
          <table:table-cell/>
          <table:table-cell table:style-name="ce22"/>
          <table:table-cell table:style-name="ce42" table:number-columns-repeated="6"/>
          <table:table-cell table:number-columns-repeated="1008"/>
        </table:table-row>
        <table:table-row table:style-name="ro1">
          <table:table-cell table:style-name="ce10" office:value-type="string" calcext:value-type="string" table:number-columns-spanned="1" table:number-rows-spanned="2">
            <text:p>Light-Gray: Activity is currently not distributed/supported</text:p>
            <text:p>Dark-Gray-Empty: Block/Skip this activity</text:p>
          </table:table-cell>
          <table:table-cell/>
          <table:table-cell table:style-name="ce24"/>
          <table:table-cell table:style-name="ce30"/>
          <table:table-cell table:number-columns-repeated="1020"/>
        </table:table-row>
        <table:table-row table:style-name="ro1">
          <table:covered-table-cell/>
          <table:table-cell/>
          <table:table-cell table:style-name="ce24"/>
          <table:table-cell table:style-name="ce30"/>
          <table:table-cell table:number-columns-repeated="1020"/>
        </table:table-row>
        <table:table-row table:style-name="ro1" table:number-rows-repeated="14">
          <table:table-cell table:style-name="ce61" table:number-columns-repeated="6"/>
          <table:table-cell table:number-columns-repeated="1018"/>
        </table:table-row>
        <table:table-row table:style-name="ro1" table:number-rows-repeated="2">
          <table:table-cell table:number-columns-repeated="2"/>
          <table:table-cell table:style-name="ce61" table:number-columns-repeated="2"/>
          <table:table-cell table:number-columns-repeated="1020"/>
        </table:table-row>
        <table:table-row table:style-name="ro1" table:number-rows-repeated="3">
          <table:table-cell table:style-name="ce61"/>
          <table:table-cell table:number-columns-repeated="1023"/>
        </table:table-row>
        <table:table-row table:style-name="ro2">
          <table:table-cell table:number-columns-repeated="1024"/>
        </table:table-row>
        <table:table-row table:style-name="ro1" table:number-rows-repeated="2">
          <table:table-cell table:style-name="ce61" table:number-columns-repeated="7"/>
          <table:table-cell table:number-columns-repeated="1017"/>
        </table:table-row>
        <table:table-row table:style-name="ro1" table:number-rows-repeated="2">
          <table:table-cell table:style-name="ce62" table:number-columns-repeated="7"/>
          <table:table-cell table:number-columns-repeated="1017"/>
        </table:table-row>
        <table:table-row table:style-name="ro2" table:number-rows-repeated="1048524">
          <table:table-cell table:number-columns-repeated="1024"/>
        </table:table-row>
        <table:table-row table:style-name="ro2">
          <table:table-cell table:number-columns-repeated="1024"/>
        </table:table-row>
        <calcext:conditional-formats>
          <calcext:conditional-format calcext:target-range-address="'Definition (DE)'.A50:'Definition (DE)'.G51">
            <calcext:condition calcext:apply-style-name="ConditionalStyle_1" calcext:value="formula-is(LEN(TRIM([.A50]))&gt;0)" calcext:base-cell-address="'Definition (DE)'.A50"/>
          </calcext:conditional-format>
        </calcext:conditional-formats>
      </table:table>
      <table:table table:name="Export (EN)" table:style-name="ta3">
        <table:table-column table:style-name="co33" table:default-cell-style-name="Default"/>
        <table:table-column table:style-name="co34" table:default-cell-style-name="Default"/>
        <table:table-column table:style-name="co25" table:number-columns-repeated="1022" table:default-cell-style-name="Default"/>
        <table:table-row table:style-name="ro1">
          <table:table-cell table:formula="of:=LOWER([$'Definition (EN)'.C4]&amp;&quot;_&quot;&amp;[$'Definition (EN)'.D4]&amp;&quot;_&quot;&amp;[$'Definition (EN)'.$I$3]&amp;&quot;_&quot;&amp;[$'Definition (EN)'.$H$2]&amp;&quot;:&quot;)" office:value-type="string" office:string-value="slot_comment_me_singular:" calcext:value-type="string">
            <text:p>slot_comment_me_singular:</text:p>
          </table:table-cell>
          <table:table-cell table:formula="of:=&quot;&quot;&quot;&quot;&amp;[$'Definition (EN)'.I4]&amp;&quot;&quot;&quot;&quot;" office:value-type="string" office:string-value="&quot;You commented on the Slot: {slot}&quot;" calcext:value-type="string">
            <text:p>"You commented on the Slot: {slot}"</text:p>
          </table:table-cell>
          <table:table-cell table:number-columns-repeated="1022"/>
        </table:table-row>
        <table:table-row table:style-name="ro1">
          <table:table-cell table:formula="of:=LOWER([$'Definition (EN)'.C4]&amp;&quot;_&quot;&amp;[$'Definition (EN)'.D4]&amp;&quot;_&quot;&amp;[$'Definition (EN)'.$U$3]&amp;&quot;_&quot;&amp;[$'Definition (EN)'.$H$2]&amp;&quot;:&quot;)" office:value-type="string" office:string-value="slot_comment_activity_singular:" calcext:value-type="string">
            <text:p>slot_comment_activity_singular:</text:p>
          </table:table-cell>
          <table:table-cell table:formula="of:=&quot;&quot;&quot;&quot;&amp;[$'Definition (EN)'.U4]&amp;&quot;&quot;&quot;&quot;" office:value-type="string" office:string-value="&quot;{actor} commented on this Slot.&quot;" calcext:value-type="string">
            <text:p>"{actor} commented on this Slot."</text:p>
          </table:table-cell>
          <table:table-cell table:number-columns-repeated="1022"/>
        </table:table-row>
        <table:table-row table:style-name="ro1">
          <table:table-cell table:formula="of:=LOWER([$'Definition (EN)'.C4]&amp;&quot;_&quot;&amp;[$'Definition (EN)'.D4]&amp;&quot;_&quot;&amp;[$'Definition (EN)'.$Q$3]&amp;&quot;_&quot;&amp;[$'Definition (EN)'.$H$2]&amp;&quot;:&quot;)" office:value-type="string" office:string-value="slot_comment_notify_singular:" calcext:value-type="string">
            <text:p>slot_comment_notify_singular:</text:p>
          </table:table-cell>
          <table:table-cell table:formula="of:=&quot;&quot;&quot;&quot;&amp;[$'Definition (EN)'.Q4]&amp;&quot;&quot;&quot;&quot;" office:value-type="string" office:string-value="&quot;{actor} commented on the Slot: {slot}&quot;" calcext:value-type="string">
            <text:p>"{actor} commented on the Slot: {slot}"</text:p>
          </table:table-cell>
          <table:table-cell table:number-columns-repeated="1022"/>
        </table:table-row>
        <table:table-row table:style-name="ro1">
          <table:table-cell table:formula="of:=LOWER([$'Definition (EN)'.C4]&amp;&quot;_&quot;&amp;[$'Definition (EN)'.D4]&amp;&quot;_&quot;&amp;[$'Definition (EN)'.$M$3]&amp;&quot;_&quot;&amp;[$'Definition (EN)'.$H$2]&amp;&quot;:&quot;)" office:value-type="string" office:string-value="slot_comment_push_singular:" calcext:value-type="string">
            <text:p>slot_comment_push_singular:</text:p>
          </table:table-cell>
          <table:table-cell table:formula="of:=&quot;&quot;&quot;&quot;&amp;SUBSTITUTE([$'Definition (EN)'.M4]; &quot;{&quot;; &quot;%{&quot;)&amp;&quot;&quot;&quot;&quot;" office:value-type="string" office:string-value="&quot;%{actor} commented on the Slot: %{slot}&quot;" calcext:value-type="string">
            <text:p>"%{actor} commented on the Slot: %{slot}"</text:p>
          </table:table-cell>
          <table:table-cell table:number-columns-repeated="1022"/>
        </table:table-row>
        <table:table-row table:style-name="ro1">
          <table:table-cell table:formula="of:=LOWER([$'Definition (EN)'.C4]&amp;&quot;_&quot;&amp;[$'Definition (EN)'.D4]&amp;&quot;_&quot;&amp;[$'Definition (EN)'.$W$3]&amp;&quot;_&quot;&amp;[$'Definition (EN)'.$W$2]&amp;&quot;:&quot;)" office:value-type="string" office:string-value="slot_comment_activity_plural:" calcext:value-type="string">
            <text:p>slot_comment_activity_plural:</text:p>
          </table:table-cell>
          <table:table-cell table:formula="of:=&quot;&quot;&quot;&quot;&amp;[$'Definition (EN)'.W4]&amp;&quot;&quot;&quot;&quot;" office:value-type="string" office:string-value="&quot;{actor} and {actor2} commented on this Slot.&quot;" calcext:value-type="string">
            <text:p>"{actor} and {actor2} commented on this Slot."</text:p>
          </table:table-cell>
          <table:table-cell table:number-columns-repeated="1022"/>
        </table:table-row>
        <table:table-row table:style-name="ro1">
          <table:table-cell table:formula="of:=LOWER([$'Definition (EN)'.C4]&amp;&quot;_&quot;&amp;[$'Definition (EN)'.D4]&amp;&quot;_&quot;&amp;[$'Definition (EN)'.$AA$3]&amp;&quot;_&quot;&amp;[$'Definition (EN)'.$AA$2]&amp;&quot;:&quot;)" office:value-type="string" office:string-value="slot_comment_activity_aggregate:" calcext:value-type="string">
            <text:p>slot_comment_activity_aggregate:</text:p>
          </table:table-cell>
          <table:table-cell table:formula="of:=&quot;&quot;&quot;&quot;&amp;SUBSTITUTE([$'Definition (EN)'.AA4]; &quot;{count}&quot;; &quot;%{count}&quot;)&amp;&quot;&quot;&quot;&quot;" office:value-type="string" office:string-value="&quot;{actor} and %{count} others commented on this Slot.&quot;" calcext:value-type="string">
            <text:p>"{actor} and %{count} others commented on this Slot."</text:p>
          </table:table-cell>
          <table:table-cell table:number-columns-repeated="1022"/>
        </table:table-row>
        <table:table-row table:style-name="ro1">
          <table:table-cell table:formula="of:=LOWER([$'Definition (EN)'.C4]&amp;&quot;_&quot;&amp;[$'Definition (EN)'.D4]&amp;&quot;_&quot;&amp;[$'Definition (EN)'.$J$3]&amp;&quot;_&quot;&amp;[$'Definition (EN)'.$H$2]&amp;&quot;:&quot;)" office:value-type="string" office:string-value="slot_comment_me-to-owner_singular:" calcext:value-type="string">
            <text:p>slot_comment_me-to-owner_singular:</text:p>
          </table:table-cell>
          <table:table-cell table:formula="of:=&quot;&quot;&quot;&quot;&amp;[$'Definition (EN)'.J4]&amp;&quot;&quot;&quot;&quot;" office:value-type="string" office:string-value="&quot;You commented on your Slot: {slot}&quot;" calcext:value-type="string">
            <text:p>"You commented on your Slot: {slot}"</text:p>
          </table:table-cell>
          <table:table-cell table:number-columns-repeated="1022"/>
        </table:table-row>
        <table:table-row table:style-name="ro1">
          <table:table-cell table:formula="of:=LOWER([$'Definition (EN)'.C4]&amp;&quot;_&quot;&amp;[$'Definition (EN)'.D4]&amp;&quot;_&quot;&amp;[$'Definition (EN)'.$V$3]&amp;&quot;_&quot;&amp;[$'Definition (EN)'.$H$2]&amp;&quot;:&quot;)" office:value-type="string" office:string-value="slot_comment_activity-to-owner_singular:" calcext:value-type="string">
            <text:p>slot_comment_activity-to-owner_singular:</text:p>
          </table:table-cell>
          <table:table-cell table:formula="of:=&quot;&quot;&quot;&quot;&amp;[$'Definition (EN)'.V4]&amp;&quot;&quot;&quot;&quot;" office:value-type="string" office:string-value="&quot;{actor} commented on your Slot.&quot;" calcext:value-type="string">
            <text:p>"{actor} commented on your Slot."</text:p>
          </table:table-cell>
          <table:table-cell table:number-columns-repeated="1022"/>
        </table:table-row>
        <table:table-row table:style-name="ro1">
          <table:table-cell table:formula="of:=LOWER([$'Definition (EN)'.C4]&amp;&quot;_&quot;&amp;[$'Definition (EN)'.D4]&amp;&quot;_&quot;&amp;[$'Definition (EN)'.$R$3]&amp;&quot;_&quot;&amp;[$'Definition (EN)'.$H$2]&amp;&quot;:&quot;)" office:value-type="string" office:string-value="slot_comment_notify-to-owner_singular:" calcext:value-type="string">
            <text:p>slot_comment_notify-to-owner_singular:</text:p>
          </table:table-cell>
          <table:table-cell table:formula="of:=&quot;&quot;&quot;&quot;&amp;[$'Definition (EN)'.R4]&amp;&quot;&quot;&quot;&quot;" office:value-type="string" office:string-value="&quot;{actor} commented on your Slot: {slot}&quot;" calcext:value-type="string">
            <text:p>"{actor} commented on your Slot: {slot}"</text:p>
          </table:table-cell>
          <table:table-cell table:number-columns-repeated="1022"/>
        </table:table-row>
        <table:table-row table:style-name="ro1">
          <table:table-cell table:formula="of:=LOWER([$'Definition (EN)'.C4]&amp;&quot;_&quot;&amp;[$'Definition (EN)'.D4]&amp;&quot;_&quot;&amp;[$'Definition (EN)'.$N$3]&amp;&quot;_&quot;&amp;[$'Definition (EN)'.$H$2]&amp;&quot;:&quot;)" office:value-type="string" office:string-value="slot_comment_push-to-owner_singular:" calcext:value-type="string">
            <text:p>slot_comment_push-to-owner_singular:</text:p>
          </table:table-cell>
          <table:table-cell table:formula="of:=&quot;&quot;&quot;&quot;&amp;SUBSTITUTE([$'Definition (EN)'.N4]; &quot;{&quot;; &quot;%{&quot;)&amp;&quot;&quot;&quot;&quot;" office:value-type="string" office:string-value="&quot;%{actor} commented on your Slot: %{slot}&quot;" calcext:value-type="string">
            <text:p>"%{actor} commented on your Slot: %{slot}"</text:p>
          </table:table-cell>
          <table:table-cell table:number-columns-repeated="1022"/>
        </table:table-row>
        <table:table-row table:style-name="ro1">
          <table:table-cell table:formula="of:=LOWER([$'Definition (EN)'.C4]&amp;&quot;_&quot;&amp;[$'Definition (EN)'.D4]&amp;&quot;_&quot;&amp;[$'Definition (EN)'.$X$3]&amp;&quot;_&quot;&amp;[$'Definition (EN)'.$W$2]&amp;&quot;:&quot;)" office:value-type="string" office:string-value="slot_comment_activity-to-owner_plural:" calcext:value-type="string">
            <text:p>slot_comment_activity-to-owner_plural:</text:p>
          </table:table-cell>
          <table:table-cell table:formula="of:=&quot;&quot;&quot;&quot;&amp;[$'Definition (EN)'.X4]&amp;&quot;&quot;&quot;&quot;" office:value-type="string" office:string-value="&quot;{actor} and {actor2} commented on your Slot.&quot;" calcext:value-type="string">
            <text:p>"{actor} and {actor2} commented on your Slot."</text:p>
          </table:table-cell>
          <table:table-cell table:number-columns-repeated="1022"/>
        </table:table-row>
        <table:table-row table:style-name="ro1">
          <table:table-cell table:formula="of:=LOWER([$'Definition (EN)'.C4]&amp;&quot;_&quot;&amp;[$'Definition (EN)'.D4]&amp;&quot;_&quot;&amp;[$'Definition (EN)'.$AB$3]&amp;&quot;_&quot;&amp;[$'Definition (EN)'.$AA$2]&amp;&quot;:&quot;)" office:value-type="string" office:string-value="slot_comment_activity-to-owner_aggregate:" calcext:value-type="string">
            <text:p>slot_comment_activity-to-owner_aggregate:</text:p>
          </table:table-cell>
          <table:table-cell table:formula="of:=&quot;&quot;&quot;&quot;&amp;SUBSTITUTE([$'Definition (EN)'.AB4]; &quot;{count}&quot;; &quot;%{count}&quot;)&amp;&quot;&quot;&quot;&quot;" office:value-type="string" office:string-value="&quot;{actor} and %{count} others commented on your Slot.&quot;" calcext:value-type="string">
            <text:p>"{actor} and %{count} others commented on your Slot."</text:p>
          </table:table-cell>
          <table:table-cell table:number-columns-repeated="1022"/>
        </table:table-row>
        <table:table-row table:style-name="ro2">
          <table:table-cell table:number-columns-repeated="1024"/>
        </table:table-row>
        <table:table-row table:style-name="ro1">
          <table:table-cell table:formula="of:=LOWER([$'Definition (EN)'.C5]&amp;&quot;_&quot;&amp;[$'Definition (EN)'.D5]&amp;&quot;_&quot;&amp;[$'Definition (EN)'.$I$3]&amp;&quot;_&quot;&amp;[$'Definition (EN)'.$H$2]&amp;&quot;:&quot;)" office:value-type="string" office:string-value="slot_like_me_singular:" calcext:value-type="string">
            <text:p>slot_like_me_singular:</text:p>
          </table:table-cell>
          <table:table-cell table:formula="of:=&quot;&quot;&quot;&quot;&amp;[$'Definition (EN)'.I5]&amp;&quot;&quot;&quot;&quot;" office:value-type="string" office:string-value="&quot;You like the Slot: {slot}&quot;" calcext:value-type="string">
            <text:p>"You like the Slot: {slot}"</text:p>
          </table:table-cell>
          <table:table-cell table:number-columns-repeated="1022"/>
        </table:table-row>
        <table:table-row table:style-name="ro1">
          <table:table-cell table:formula="of:=LOWER([$'Definition (EN)'.C5]&amp;&quot;_&quot;&amp;[$'Definition (EN)'.D5]&amp;&quot;_&quot;&amp;[$'Definition (EN)'.$U$3]&amp;&quot;_&quot;&amp;[$'Definition (EN)'.$H$2]&amp;&quot;:&quot;)" office:value-type="string" office:string-value="slot_like_activity_singular:" calcext:value-type="string">
            <text:p>slot_like_activity_singular:</text:p>
          </table:table-cell>
          <table:table-cell table:formula="of:=&quot;&quot;&quot;&quot;&amp;[$'Definition (EN)'.U5]&amp;&quot;&quot;&quot;&quot;" office:value-type="string" office:string-value="&quot;{actor} likes this Slot.&quot;" calcext:value-type="string">
            <text:p>"{actor} likes this Slot."</text:p>
          </table:table-cell>
          <table:table-cell table:number-columns-repeated="1022"/>
        </table:table-row>
        <table:table-row table:style-name="ro1">
          <table:table-cell table:formula="of:=LOWER([$'Definition (EN)'.C5]&amp;&quot;_&quot;&amp;[$'Definition (EN)'.D5]&amp;&quot;_&quot;&amp;[$'Definition (EN)'.$Q$3]&amp;&quot;_&quot;&amp;[$'Definition (EN)'.$H$2]&amp;&quot;:&quot;)" office:value-type="string" office:string-value="slot_like_notify_singular:" calcext:value-type="string">
            <text:p>slot_like_notify_singular:</text:p>
          </table:table-cell>
          <table:table-cell table:formula="of:=&quot;&quot;&quot;&quot;&amp;[$'Definition (EN)'.Q5]&amp;&quot;&quot;&quot;&quot;" office:value-type="string" office:string-value="&quot;{actor} likes your Slot: {slot}&quot;" calcext:value-type="string">
            <text:p>"{actor} likes your Slot: {slot}"</text:p>
          </table:table-cell>
          <table:table-cell table:number-columns-repeated="1022"/>
        </table:table-row>
        <table:table-row table:style-name="ro1">
          <table:table-cell table:formula="of:=LOWER([$'Definition (EN)'.C5]&amp;&quot;_&quot;&amp;[$'Definition (EN)'.D5]&amp;&quot;_&quot;&amp;[$'Definition (EN)'.$M$3]&amp;&quot;_&quot;&amp;[$'Definition (EN)'.$H$2]&amp;&quot;:&quot;)" office:value-type="string" office:string-value="slot_like_push_singular:" calcext:value-type="string">
            <text:p>slot_like_push_singular:</text:p>
          </table:table-cell>
          <table:table-cell table:formula="of:=&quot;&quot;&quot;&quot;&amp;SUBSTITUTE([$'Definition (EN)'.M5]; &quot;{&quot;; &quot;%{&quot;)&amp;&quot;&quot;&quot;&quot;" office:value-type="string" office:string-value="&quot;%{actor} likes your Slot: %{slot}&quot;" calcext:value-type="string">
            <text:p>"%{actor} likes your Slot: %{slot}"</text:p>
          </table:table-cell>
          <table:table-cell table:number-columns-repeated="1022"/>
        </table:table-row>
        <table:table-row table:style-name="ro1">
          <table:table-cell table:formula="of:=LOWER([$'Definition (EN)'.C5]&amp;&quot;_&quot;&amp;[$'Definition (EN)'.D5]&amp;&quot;_&quot;&amp;[$'Definition (EN)'.$W$3]&amp;&quot;_&quot;&amp;[$'Definition (EN)'.$W$2]&amp;&quot;:&quot;)" office:value-type="string" office:string-value="slot_like_activity_plural:" calcext:value-type="string">
            <text:p>slot_like_activity_plural:</text:p>
          </table:table-cell>
          <table:table-cell table:formula="of:=&quot;&quot;&quot;&quot;&amp;[$'Definition (EN)'.W5]&amp;&quot;&quot;&quot;&quot;" office:value-type="string" office:string-value="&quot;{actor} and {actor2} like this Slot.&quot;" calcext:value-type="string">
            <text:p>"{actor} and {actor2} like this Slot."</text:p>
          </table:table-cell>
          <table:table-cell table:number-columns-repeated="1022"/>
        </table:table-row>
        <table:table-row table:style-name="ro1">
          <table:table-cell table:formula="of:=LOWER([$'Definition (EN)'.C5]&amp;&quot;_&quot;&amp;[$'Definition (EN)'.D5]&amp;&quot;_&quot;&amp;[$'Definition (EN)'.$AA$3]&amp;&quot;_&quot;&amp;[$'Definition (EN)'.$AA$2]&amp;&quot;:&quot;)" office:value-type="string" office:string-value="slot_like_activity_aggregate:" calcext:value-type="string">
            <text:p>slot_like_activity_aggregate:</text:p>
          </table:table-cell>
          <table:table-cell table:formula="of:=&quot;&quot;&quot;&quot;&amp;SUBSTITUTE([$'Definition (EN)'.AA5]; &quot;{count}&quot;; &quot;%{count}&quot;)&amp;&quot;&quot;&quot;&quot;" office:value-type="string" office:string-value="&quot;{actor} and %{count} others like this Slot.&quot;" calcext:value-type="string">
            <text:p>"{actor} and %{count} others like this Slot."</text:p>
          </table:table-cell>
          <table:table-cell table:number-columns-repeated="1022"/>
        </table:table-row>
        <table:table-row table:style-name="ro1">
          <table:table-cell table:formula="of:=LOWER([$'Definition (EN)'.C5]&amp;&quot;_&quot;&amp;[$'Definition (EN)'.D5]&amp;&quot;_&quot;&amp;[$'Definition (EN)'.$J$3]&amp;&quot;_&quot;&amp;[$'Definition (EN)'.$H$2]&amp;&quot;:&quot;)" office:value-type="string" office:string-value="slot_like_me-to-owner_singular:" calcext:value-type="string">
            <text:p>slot_like_me-to-owner_singular:</text:p>
          </table:table-cell>
          <table:table-cell table:formula="of:=&quot;&quot;&quot;&quot;&amp;[$'Definition (EN)'.J5]&amp;&quot;&quot;&quot;&quot;" office:value-type="string" office:string-value="&quot;You like your Slot: {slot}&quot;" calcext:value-type="string">
            <text:p>"You like your Slot: {slot}"</text:p>
          </table:table-cell>
          <table:table-cell table:number-columns-repeated="1022"/>
        </table:table-row>
        <table:table-row table:style-name="ro1">
          <table:table-cell table:formula="of:=LOWER([$'Definition (EN)'.C5]&amp;&quot;_&quot;&amp;[$'Definition (EN)'.D5]&amp;&quot;_&quot;&amp;[$'Definition (EN)'.$V$3]&amp;&quot;_&quot;&amp;[$'Definition (EN)'.$H$2]&amp;&quot;:&quot;)" office:value-type="string" office:string-value="slot_like_activity-to-owner_singular:" calcext:value-type="string">
            <text:p>slot_like_activity-to-owner_singular:</text:p>
          </table:table-cell>
          <table:table-cell table:formula="of:=&quot;&quot;&quot;&quot;&amp;[$'Definition (EN)'.V5]&amp;&quot;&quot;&quot;&quot;" office:value-type="string" office:string-value="&quot;{actor} likes your Slot.&quot;" calcext:value-type="string">
            <text:p>"{actor} likes your Slot."</text:p>
          </table:table-cell>
          <table:table-cell table:number-columns-repeated="1022"/>
        </table:table-row>
        <table:table-row table:style-name="ro1">
          <table:table-cell table:formula="of:=LOWER([$'Definition (EN)'.C5]&amp;&quot;_&quot;&amp;[$'Definition (EN)'.D5]&amp;&quot;_&quot;&amp;[$'Definition (EN)'.$R$3]&amp;&quot;_&quot;&amp;[$'Definition (EN)'.$H$2]&amp;&quot;:&quot;)" office:value-type="string" office:string-value="slot_like_notify-to-owner_singular:" calcext:value-type="string">
            <text:p>slot_like_notify-to-owner_singular:</text:p>
          </table:table-cell>
          <table:table-cell table:formula="of:=&quot;&quot;&quot;&quot;&amp;[$'Definition (EN)'.R5]&amp;&quot;&quot;&quot;&quot;" office:value-type="string" office:string-value="&quot;{actor} likes your Slot: {slot}&quot;" calcext:value-type="string">
            <text:p>"{actor} likes your Slot: {slot}"</text:p>
          </table:table-cell>
          <table:table-cell table:number-columns-repeated="1022"/>
        </table:table-row>
        <table:table-row table:style-name="ro1">
          <table:table-cell table:formula="of:=LOWER([$'Definition (EN)'.C5]&amp;&quot;_&quot;&amp;[$'Definition (EN)'.D5]&amp;&quot;_&quot;&amp;[$'Definition (EN)'.$N$3]&amp;&quot;_&quot;&amp;[$'Definition (EN)'.$H$2]&amp;&quot;:&quot;)" office:value-type="string" office:string-value="slot_like_push-to-owner_singular:" calcext:value-type="string">
            <text:p>slot_like_push-to-owner_singular:</text:p>
          </table:table-cell>
          <table:table-cell table:formula="of:=&quot;&quot;&quot;&quot;&amp;SUBSTITUTE([$'Definition (EN)'.N5]; &quot;{&quot;; &quot;%{&quot;)&amp;&quot;&quot;&quot;&quot;" office:value-type="string" office:string-value="&quot;%{actor} likes your Slot: %{slot}&quot;" calcext:value-type="string">
            <text:p>"%{actor} likes your Slot: %{slot}"</text:p>
          </table:table-cell>
          <table:table-cell table:number-columns-repeated="1022"/>
        </table:table-row>
        <table:table-row table:style-name="ro1">
          <table:table-cell table:formula="of:=LOWER([$'Definition (EN)'.C5]&amp;&quot;_&quot;&amp;[$'Definition (EN)'.D5]&amp;&quot;_&quot;&amp;[$'Definition (EN)'.$X$3]&amp;&quot;_&quot;&amp;[$'Definition (EN)'.$W$2]&amp;&quot;:&quot;)" office:value-type="string" office:string-value="slot_like_activity-to-owner_plural:" calcext:value-type="string">
            <text:p>slot_like_activity-to-owner_plural:</text:p>
          </table:table-cell>
          <table:table-cell table:formula="of:=&quot;&quot;&quot;&quot;&amp;[$'Definition (EN)'.X5]&amp;&quot;&quot;&quot;&quot;" office:value-type="string" office:string-value="&quot;{actor} and {actor2} like your Slot.&quot;" calcext:value-type="string">
            <text:p>"{actor} and {actor2} like your Slot."</text:p>
          </table:table-cell>
          <table:table-cell table:number-columns-repeated="1022"/>
        </table:table-row>
        <table:table-row table:style-name="ro1">
          <table:table-cell table:formula="of:=LOWER([$'Definition (EN)'.C5]&amp;&quot;_&quot;&amp;[$'Definition (EN)'.D5]&amp;&quot;_&quot;&amp;[$'Definition (EN)'.$AB$3]&amp;&quot;_&quot;&amp;[$'Definition (EN)'.$AA$2]&amp;&quot;:&quot;)" office:value-type="string" office:string-value="slot_like_activity-to-owner_aggregate:" calcext:value-type="string">
            <text:p>slot_like_activity-to-owner_aggregate:</text:p>
          </table:table-cell>
          <table:table-cell table:formula="of:=&quot;&quot;&quot;&quot;&amp;SUBSTITUTE([$'Definition (EN)'.AB5]; &quot;{count}&quot;; &quot;%{count}&quot;)&amp;&quot;&quot;&quot;&quot;" office:value-type="string" office:string-value="&quot;{actor} and %{count} others like your Slot.&quot;" calcext:value-type="string">
            <text:p>"{actor} and %{count} others like your Slot."</text:p>
          </table:table-cell>
          <table:table-cell table:number-columns-repeated="1022"/>
        </table:table-row>
        <table:table-row table:style-name="ro2">
          <table:table-cell table:number-columns-repeated="1024"/>
        </table:table-row>
        <table:table-row table:style-name="ro1">
          <table:table-cell table:formula="of:=LOWER([$'Definition (EN)'.C6]&amp;&quot;_&quot;&amp;[$'Definition (EN)'.D6]&amp;&quot;_&quot;&amp;[$'Definition (EN)'.$I$3]&amp;&quot;_&quot;&amp;[$'Definition (EN)'.$H$2]&amp;&quot;:&quot;)" office:value-type="string" office:string-value="slot_create_me_singular:" calcext:value-type="string">
            <text:p>slot_create_me_singular:</text:p>
          </table:table-cell>
          <table:table-cell table:formula="of:=&quot;&quot;&quot;&quot;&amp;[$'Definition (EN)'.I6]&amp;&quot;&quot;&quot;&quot;" office:value-type="string" office:string-value="&quot;You have created the Slot: {slot}&quot;" calcext:value-type="string">
            <text:p>"You have created the Slot: {slot}"</text:p>
          </table:table-cell>
          <table:table-cell table:number-columns-repeated="1022"/>
        </table:table-row>
        <table:table-row table:style-name="ro1">
          <table:table-cell table:formula="of:=LOWER([$'Definition (EN)'.C6]&amp;&quot;_&quot;&amp;[$'Definition (EN)'.D6]&amp;&quot;_&quot;&amp;[$'Definition (EN)'.$U$3]&amp;&quot;_&quot;&amp;[$'Definition (EN)'.$H$2]&amp;&quot;:&quot;)" office:value-type="string" office:string-value="slot_create_activity_singular:" calcext:value-type="string">
            <text:p>slot_create_activity_singular:</text:p>
          </table:table-cell>
          <table:table-cell table:formula="of:=&quot;&quot;&quot;&quot;&amp;[$'Definition (EN)'.U6]&amp;&quot;&quot;&quot;&quot;" office:value-type="string" office:string-value="&quot;{actor} creates this Slot.&quot;" calcext:value-type="string">
            <text:p>"{actor} creates this Slot."</text:p>
          </table:table-cell>
          <table:table-cell table:number-columns-repeated="1022"/>
        </table:table-row>
        <table:table-row table:style-name="ro1">
          <table:table-cell table:formula="of:=LOWER([$'Definition (EN)'.C6]&amp;&quot;_&quot;&amp;[$'Definition (EN)'.D6]&amp;&quot;_&quot;&amp;[$'Definition (EN)'.$Q$3]&amp;&quot;_&quot;&amp;[$'Definition (EN)'.$H$2]&amp;&quot;:&quot;)" office:value-type="string" office:string-value="slot_create_notify_singular:" calcext:value-type="string">
            <text:p>slot_create_notify_singular:</text:p>
          </table:table-cell>
          <table:table-cell table:formula="of:=&quot;&quot;&quot;&quot;&amp;[$'Definition (EN)'.Q6]&amp;&quot;&quot;&quot;&quot;" office:value-type="string" office:string-value="&quot;&quot;" calcext:value-type="string">
            <text:p>""</text:p>
          </table:table-cell>
          <table:table-cell table:number-columns-repeated="1022"/>
        </table:table-row>
        <table:table-row table:style-name="ro1">
          <table:table-cell table:formula="of:=LOWER([$'Definition (EN)'.C6]&amp;&quot;_&quot;&amp;[$'Definition (EN)'.D6]&amp;&quot;_&quot;&amp;[$'Definition (EN)'.$M$3]&amp;&quot;_&quot;&amp;[$'Definition (EN)'.$H$2]&amp;&quot;:&quot;)" office:value-type="string" office:string-value="slot_create_push_singular:" calcext:value-type="string">
            <text:p>slot_create_push_singular:</text:p>
          </table:table-cell>
          <table:table-cell table:formula="of:=&quot;&quot;&quot;&quot;&amp;SUBSTITUTE([$'Definition (EN)'.M6]; &quot;{&quot;; &quot;%{&quot;)&amp;&quot;&quot;&quot;&quot;" office:value-type="string" office:string-value="&quot;&quot;" calcext:value-type="string">
            <text:p>""</text:p>
          </table:table-cell>
          <table:table-cell table:number-columns-repeated="1022"/>
        </table:table-row>
        <table:table-row table:style-name="ro1">
          <table:table-cell table:formula="of:=LOWER([$'Definition (EN)'.C6]&amp;&quot;_&quot;&amp;[$'Definition (EN)'.D6]&amp;&quot;_&quot;&amp;[$'Definition (EN)'.$W$3]&amp;&quot;_&quot;&amp;[$'Definition (EN)'.$W$2]&amp;&quot;:&quot;)" office:value-type="string" office:string-value="slot_create_activity_plural:" calcext:value-type="string">
            <text:p>slot_create_activity_plural:</text:p>
          </table:table-cell>
          <table:table-cell table:formula="of:=&quot;&quot;&quot;&quot;&amp;[$'Definition (EN)'.W6]&amp;&quot;&quot;&quot;&quot;" office:value-type="string" office:string-value="&quot;&quot;" calcext:value-type="string">
            <text:p>""</text:p>
          </table:table-cell>
          <table:table-cell table:number-columns-repeated="1022"/>
        </table:table-row>
        <table:table-row table:style-name="ro1">
          <table:table-cell table:formula="of:=LOWER([$'Definition (EN)'.C6]&amp;&quot;_&quot;&amp;[$'Definition (EN)'.D6]&amp;&quot;_&quot;&amp;[$'Definition (EN)'.$AA$3]&amp;&quot;_&quot;&amp;[$'Definition (EN)'.$AA$2]&amp;&quot;:&quot;)" office:value-type="string" office:string-value="slot_create_activity_aggregate:" calcext:value-type="string">
            <text:p>slot_create_activity_aggregate:</text:p>
          </table:table-cell>
          <table:table-cell table:formula="of:=&quot;&quot;&quot;&quot;&amp;SUBSTITUTE([$'Definition (EN)'.AA6];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6]&amp;&quot;_&quot;&amp;[$'Definition (EN)'.D6]&amp;&quot;_&quot;&amp;[$'Definition (EN)'.$J$3]&amp;&quot;_&quot;&amp;[$'Definition (EN)'.$H$2]&amp;&quot;:&quot;)" office:value-type="string" office:string-value="slot_create_me-to-owner_singular:" calcext:value-type="string">
            <text:p>slot_create_me-to-owner_singular:</text:p>
          </table:table-cell>
          <table:table-cell table:formula="of:=&quot;&quot;&quot;&quot;&amp;[$'Definition (EN)'.J6]&amp;&quot;&quot;&quot;&quot;" office:value-type="string" office:string-value="&quot;You have created the Slot: {slot}&quot;" calcext:value-type="string">
            <text:p>"You have created the Slot: {slot}"</text:p>
          </table:table-cell>
          <table:table-cell table:number-columns-repeated="1022"/>
        </table:table-row>
        <table:table-row table:style-name="ro1">
          <table:table-cell table:formula="of:=LOWER([$'Definition (EN)'.C6]&amp;&quot;_&quot;&amp;[$'Definition (EN)'.D6]&amp;&quot;_&quot;&amp;[$'Definition (EN)'.$V$3]&amp;&quot;_&quot;&amp;[$'Definition (EN)'.$H$2]&amp;&quot;:&quot;)" office:value-type="string" office:string-value="slot_create_activity-to-owner_singular:" calcext:value-type="string">
            <text:p>slot_create_activity-to-owner_singular:</text:p>
          </table:table-cell>
          <table:table-cell table:formula="of:=&quot;&quot;&quot;&quot;&amp;[$'Definition (EN)'.V6]&amp;&quot;&quot;&quot;&quot;" office:value-type="string" office:string-value="&quot;You have created this Slot.&quot;" calcext:value-type="string">
            <text:p>"You have created this Slot."</text:p>
          </table:table-cell>
          <table:table-cell table:number-columns-repeated="1022"/>
        </table:table-row>
        <table:table-row table:style-name="ro1">
          <table:table-cell table:formula="of:=LOWER([$'Definition (EN)'.C6]&amp;&quot;_&quot;&amp;[$'Definition (EN)'.D6]&amp;&quot;_&quot;&amp;[$'Definition (EN)'.$R$3]&amp;&quot;_&quot;&amp;[$'Definition (EN)'.$H$2]&amp;&quot;:&quot;)" office:value-type="string" office:string-value="slot_create_notify-to-owner_singular:" calcext:value-type="string">
            <text:p>slot_create_notify-to-owner_singular:</text:p>
          </table:table-cell>
          <table:table-cell table:formula="of:=&quot;&quot;&quot;&quot;&amp;[$'Definition (EN)'.R6]&amp;&quot;&quot;&quot;&quot;" office:value-type="string" office:string-value="&quot;&quot;" calcext:value-type="string">
            <text:p>""</text:p>
          </table:table-cell>
          <table:table-cell table:number-columns-repeated="1022"/>
        </table:table-row>
        <table:table-row table:style-name="ro1">
          <table:table-cell table:formula="of:=LOWER([$'Definition (EN)'.C6]&amp;&quot;_&quot;&amp;[$'Definition (EN)'.D6]&amp;&quot;_&quot;&amp;[$'Definition (EN)'.$N$3]&amp;&quot;_&quot;&amp;[$'Definition (EN)'.$H$2]&amp;&quot;:&quot;)" office:value-type="string" office:string-value="slot_create_push-to-owner_singular:" calcext:value-type="string">
            <text:p>slot_create_push-to-owner_singular:</text:p>
          </table:table-cell>
          <table:table-cell table:formula="of:=&quot;&quot;&quot;&quot;&amp;SUBSTITUTE([$'Definition (EN)'.N6]; &quot;{&quot;; &quot;%{&quot;)&amp;&quot;&quot;&quot;&quot;" office:value-type="string" office:string-value="&quot;&quot;" calcext:value-type="string">
            <text:p>""</text:p>
          </table:table-cell>
          <table:table-cell table:number-columns-repeated="1022"/>
        </table:table-row>
        <table:table-row table:style-name="ro1">
          <table:table-cell table:formula="of:=LOWER([$'Definition (EN)'.C6]&amp;&quot;_&quot;&amp;[$'Definition (EN)'.D6]&amp;&quot;_&quot;&amp;[$'Definition (EN)'.$X$3]&amp;&quot;_&quot;&amp;[$'Definition (EN)'.$W$2]&amp;&quot;:&quot;)" office:value-type="string" office:string-value="slot_create_activity-to-owner_plural:" calcext:value-type="string">
            <text:p>slot_create_activity-to-owner_plural:</text:p>
          </table:table-cell>
          <table:table-cell table:formula="of:=&quot;&quot;&quot;&quot;&amp;[$'Definition (EN)'.X6]&amp;&quot;&quot;&quot;&quot;" office:value-type="string" office:string-value="&quot;&quot;" calcext:value-type="string">
            <text:p>""</text:p>
          </table:table-cell>
          <table:table-cell table:number-columns-repeated="1022"/>
        </table:table-row>
        <table:table-row table:style-name="ro1">
          <table:table-cell table:formula="of:=LOWER([$'Definition (EN)'.C6]&amp;&quot;_&quot;&amp;[$'Definition (EN)'.D6]&amp;&quot;_&quot;&amp;[$'Definition (EN)'.$AB$3]&amp;&quot;_&quot;&amp;[$'Definition (EN)'.$AA$2]&amp;&quot;:&quot;)" office:value-type="string" office:string-value="slot_create_activity-to-owner_aggregate:" calcext:value-type="string">
            <text:p>slot_create_activity-to-owner_aggregate:</text:p>
          </table:table-cell>
          <table:table-cell table:formula="of:=&quot;&quot;&quot;&quot;&amp;SUBSTITUTE([$'Definition (EN)'.AB6];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7]&amp;&quot;_&quot;&amp;[$'Definition (EN)'.D7]&amp;&quot;_&quot;&amp;[$'Definition (EN)'.$I$3]&amp;&quot;_&quot;&amp;[$'Definition (EN)'.$H$2]&amp;&quot;:&quot;)" office:value-type="string" office:string-value="slot_image_me_singular:" calcext:value-type="string">
            <text:p>slot_image_me_singular:</text:p>
          </table:table-cell>
          <table:table-cell table:formula="of:=&quot;&quot;&quot;&quot;&amp;[$'Definition (EN)'.I7]&amp;&quot;&quot;&quot;&quot;" office:value-type="string" office:string-value="&quot;You added an image to the Slot: {slot}&quot;" calcext:value-type="string">
            <text:p>"You added an image to the Slot: {slot}"</text:p>
          </table:table-cell>
          <table:table-cell table:number-columns-repeated="1022"/>
        </table:table-row>
        <table:table-row table:style-name="ro1">
          <table:table-cell table:formula="of:=LOWER([$'Definition (EN)'.C7]&amp;&quot;_&quot;&amp;[$'Definition (EN)'.D7]&amp;&quot;_&quot;&amp;[$'Definition (EN)'.$U$3]&amp;&quot;_&quot;&amp;[$'Definition (EN)'.$H$2]&amp;&quot;:&quot;)" office:value-type="string" office:string-value="slot_image_activity_singular:" calcext:value-type="string">
            <text:p>slot_image_activity_singular:</text:p>
          </table:table-cell>
          <table:table-cell table:formula="of:=&quot;&quot;&quot;&quot;&amp;[$'Definition (EN)'.U7]&amp;&quot;&quot;&quot;&quot;" office:value-type="string" office:string-value="&quot;{actor} added an image to this Slot.&quot;" calcext:value-type="string">
            <text:p>"{actor} added an image to this Slot."</text:p>
          </table:table-cell>
          <table:table-cell table:number-columns-repeated="1022"/>
        </table:table-row>
        <table:table-row table:style-name="ro1">
          <table:table-cell table:formula="of:=LOWER([$'Definition (EN)'.C7]&amp;&quot;_&quot;&amp;[$'Definition (EN)'.D7]&amp;&quot;_&quot;&amp;[$'Definition (EN)'.$Q$3]&amp;&quot;_&quot;&amp;[$'Definition (EN)'.$H$2]&amp;&quot;:&quot;)" office:value-type="string" office:string-value="slot_image_notify_singular:" calcext:value-type="string">
            <text:p>slot_image_notify_singular:</text:p>
          </table:table-cell>
          <table:table-cell table:formula="of:=&quot;&quot;&quot;&quot;&amp;[$'Definition (EN)'.Q7]&amp;&quot;&quot;&quot;&quot;" office:value-type="string" office:string-value="&quot;{actor} added an image to the Slot: {slot}&quot;" calcext:value-type="string">
            <text:p>"{actor} added an image to the Slot: {slot}"</text:p>
          </table:table-cell>
          <table:table-cell table:number-columns-repeated="1022"/>
        </table:table-row>
        <table:table-row table:style-name="ro1">
          <table:table-cell table:formula="of:=LOWER([$'Definition (EN)'.C7]&amp;&quot;_&quot;&amp;[$'Definition (EN)'.D7]&amp;&quot;_&quot;&amp;[$'Definition (EN)'.$M$3]&amp;&quot;_&quot;&amp;[$'Definition (EN)'.$H$2]&amp;&quot;:&quot;)" office:value-type="string" office:string-value="slot_image_push_singular:" calcext:value-type="string">
            <text:p>slot_image_push_singular:</text:p>
          </table:table-cell>
          <table:table-cell table:formula="of:=&quot;&quot;&quot;&quot;&amp;SUBSTITUTE([$'Definition (EN)'.M7]; &quot;{&quot;; &quot;%{&quot;)&amp;&quot;&quot;&quot;&quot;" office:value-type="string" office:string-value="&quot;%{actor} added an image to the Slot: %{slot}&quot;" calcext:value-type="string">
            <text:p>"%{actor} added an image to the Slot: %{slot}"</text:p>
          </table:table-cell>
          <table:table-cell table:number-columns-repeated="1022"/>
        </table:table-row>
        <table:table-row table:style-name="ro1">
          <table:table-cell table:formula="of:=LOWER([$'Definition (EN)'.C7]&amp;&quot;_&quot;&amp;[$'Definition (EN)'.D7]&amp;&quot;_&quot;&amp;[$'Definition (EN)'.$W$3]&amp;&quot;_&quot;&amp;[$'Definition (EN)'.$W$2]&amp;&quot;:&quot;)" office:value-type="string" office:string-value="slot_image_activity_plural:" calcext:value-type="string">
            <text:p>slot_image_activity_plural:</text:p>
          </table:table-cell>
          <table:table-cell table:formula="of:=&quot;&quot;&quot;&quot;&amp;[$'Definition (EN)'.W7]&amp;&quot;&quot;&quot;&quot;" office:value-type="string" office:string-value="&quot;{actor} and {actor2} added an image to this Slot.&quot;" calcext:value-type="string">
            <text:p>"{actor} and {actor2} added an image to this Slot."</text:p>
          </table:table-cell>
          <table:table-cell table:number-columns-repeated="1022"/>
        </table:table-row>
        <table:table-row table:style-name="ro1">
          <table:table-cell table:formula="of:=LOWER([$'Definition (EN)'.C7]&amp;&quot;_&quot;&amp;[$'Definition (EN)'.D7]&amp;&quot;_&quot;&amp;[$'Definition (EN)'.$AA$3]&amp;&quot;_&quot;&amp;[$'Definition (EN)'.$AA$2]&amp;&quot;:&quot;)" office:value-type="string" office:string-value="slot_image_activity_aggregate:" calcext:value-type="string">
            <text:p>slot_image_activity_aggregate:</text:p>
          </table:table-cell>
          <table:table-cell table:formula="of:=&quot;&quot;&quot;&quot;&amp;SUBSTITUTE([$'Definition (EN)'.AA7]; &quot;{count}&quot;; &quot;%{count}&quot;)&amp;&quot;&quot;&quot;&quot;" office:value-type="string" office:string-value="&quot;{actor} and %{count} others added an image to this Slot.&quot;" calcext:value-type="string">
            <text:p>"{actor} and %{count} others added an image to this Slot."</text:p>
          </table:table-cell>
          <table:table-cell table:number-columns-repeated="1022"/>
        </table:table-row>
        <table:table-row table:style-name="ro1">
          <table:table-cell table:formula="of:=LOWER([$'Definition (EN)'.C7]&amp;&quot;_&quot;&amp;[$'Definition (EN)'.D7]&amp;&quot;_&quot;&amp;[$'Definition (EN)'.$J$3]&amp;&quot;_&quot;&amp;[$'Definition (EN)'.$H$2]&amp;&quot;:&quot;)" office:value-type="string" office:string-value="slot_image_me-to-owner_singular:" calcext:value-type="string">
            <text:p>slot_image_me-to-owner_singular:</text:p>
          </table:table-cell>
          <table:table-cell table:formula="of:=&quot;&quot;&quot;&quot;&amp;[$'Definition (EN)'.J7]&amp;&quot;&quot;&quot;&quot;" office:value-type="string" office:string-value="&quot;You added an image to your Slot: {slot}&quot;" calcext:value-type="string">
            <text:p>"You added an image to your Slot: {slot}"</text:p>
          </table:table-cell>
          <table:table-cell table:number-columns-repeated="1022"/>
        </table:table-row>
        <table:table-row table:style-name="ro1">
          <table:table-cell table:formula="of:=LOWER([$'Definition (EN)'.C7]&amp;&quot;_&quot;&amp;[$'Definition (EN)'.D7]&amp;&quot;_&quot;&amp;[$'Definition (EN)'.$V$3]&amp;&quot;_&quot;&amp;[$'Definition (EN)'.$H$2]&amp;&quot;:&quot;)" office:value-type="string" office:string-value="slot_image_activity-to-owner_singular:" calcext:value-type="string">
            <text:p>slot_image_activity-to-owner_singular:</text:p>
          </table:table-cell>
          <table:table-cell table:formula="of:=&quot;&quot;&quot;&quot;&amp;[$'Definition (EN)'.V7]&amp;&quot;&quot;&quot;&quot;" office:value-type="string" office:string-value="&quot;{actor} added an image to your Slot.&quot;" calcext:value-type="string">
            <text:p>"{actor} added an image to your Slot."</text:p>
          </table:table-cell>
          <table:table-cell table:number-columns-repeated="1022"/>
        </table:table-row>
        <table:table-row table:style-name="ro1">
          <table:table-cell table:formula="of:=LOWER([$'Definition (EN)'.C7]&amp;&quot;_&quot;&amp;[$'Definition (EN)'.D7]&amp;&quot;_&quot;&amp;[$'Definition (EN)'.$R$3]&amp;&quot;_&quot;&amp;[$'Definition (EN)'.$H$2]&amp;&quot;:&quot;)" office:value-type="string" office:string-value="slot_image_notify-to-owner_singular:" calcext:value-type="string">
            <text:p>slot_image_notify-to-owner_singular:</text:p>
          </table:table-cell>
          <table:table-cell table:formula="of:=&quot;&quot;&quot;&quot;&amp;[$'Definition (EN)'.R7]&amp;&quot;&quot;&quot;&quot;" office:value-type="string" office:string-value="&quot;{actor} added an image to your Slot: {slot}&quot;" calcext:value-type="string">
            <text:p>"{actor} added an image to your Slot: {slot}"</text:p>
          </table:table-cell>
          <table:table-cell table:number-columns-repeated="1022"/>
        </table:table-row>
        <table:table-row table:style-name="ro1">
          <table:table-cell table:formula="of:=LOWER([$'Definition (EN)'.C7]&amp;&quot;_&quot;&amp;[$'Definition (EN)'.D7]&amp;&quot;_&quot;&amp;[$'Definition (EN)'.$N$3]&amp;&quot;_&quot;&amp;[$'Definition (EN)'.$H$2]&amp;&quot;:&quot;)" office:value-type="string" office:string-value="slot_image_push-to-owner_singular:" calcext:value-type="string">
            <text:p>slot_image_push-to-owner_singular:</text:p>
          </table:table-cell>
          <table:table-cell table:formula="of:=&quot;&quot;&quot;&quot;&amp;SUBSTITUTE([$'Definition (EN)'.N7]; &quot;{&quot;; &quot;%{&quot;)&amp;&quot;&quot;&quot;&quot;" office:value-type="string" office:string-value="&quot;%{actor} added an image to your Slot: %{slot}&quot;" calcext:value-type="string">
            <text:p>"%{actor} added an image to your Slot: %{slot}"</text:p>
          </table:table-cell>
          <table:table-cell table:number-columns-repeated="1022"/>
        </table:table-row>
        <table:table-row table:style-name="ro1">
          <table:table-cell table:formula="of:=LOWER([$'Definition (EN)'.C7]&amp;&quot;_&quot;&amp;[$'Definition (EN)'.D7]&amp;&quot;_&quot;&amp;[$'Definition (EN)'.$X$3]&amp;&quot;_&quot;&amp;[$'Definition (EN)'.$W$2]&amp;&quot;:&quot;)" office:value-type="string" office:string-value="slot_image_activity-to-owner_plural:" calcext:value-type="string">
            <text:p>slot_image_activity-to-owner_plural:</text:p>
          </table:table-cell>
          <table:table-cell table:formula="of:=&quot;&quot;&quot;&quot;&amp;[$'Definition (EN)'.X7]&amp;&quot;&quot;&quot;&quot;" office:value-type="string" office:string-value="&quot;{actor} and {actor2} added an image to your Slot.&quot;" calcext:value-type="string">
            <text:p>"{actor} and {actor2} added an image to your Slot."</text:p>
          </table:table-cell>
          <table:table-cell table:number-columns-repeated="1022"/>
        </table:table-row>
        <table:table-row table:style-name="ro1">
          <table:table-cell table:formula="of:=LOWER([$'Definition (EN)'.C7]&amp;&quot;_&quot;&amp;[$'Definition (EN)'.D7]&amp;&quot;_&quot;&amp;[$'Definition (EN)'.$AB$3]&amp;&quot;_&quot;&amp;[$'Definition (EN)'.$AA$2]&amp;&quot;:&quot;)" office:value-type="string" office:string-value="slot_image_activity-to-owner_aggregate:" calcext:value-type="string">
            <text:p>slot_image_activity-to-owner_aggregate:</text:p>
          </table:table-cell>
          <table:table-cell table:formula="of:=&quot;&quot;&quot;&quot;&amp;SUBSTITUTE([$'Definition (EN)'.AB7]; &quot;{count}&quot;; &quot;%{count}&quot;)&amp;&quot;&quot;&quot;&quot;" office:value-type="string" office:string-value="&quot;{actor} and %{count} others added an image to your Slot.&quot;" calcext:value-type="string">
            <text:p>"{actor} and %{count} others added an image to your Slot."</text:p>
          </table:table-cell>
          <table:table-cell table:number-columns-repeated="1022"/>
        </table:table-row>
        <table:table-row table:style-name="ro2">
          <table:table-cell table:number-columns-repeated="1024"/>
        </table:table-row>
        <table:table-row table:style-name="ro1">
          <table:table-cell table:formula="of:=LOWER([$'Definition (EN)'.C8]&amp;&quot;_&quot;&amp;[$'Definition (EN)'.D8]&amp;&quot;_&quot;&amp;[$'Definition (EN)'.$I$3]&amp;&quot;_&quot;&amp;[$'Definition (EN)'.$H$2]&amp;&quot;:&quot;)" office:value-type="string" office:string-value="slot_video_me_singular:" calcext:value-type="string">
            <text:p>slot_video_me_singular:</text:p>
          </table:table-cell>
          <table:table-cell table:formula="of:=&quot;&quot;&quot;&quot;&amp;[$'Definition (EN)'.I8]&amp;&quot;&quot;&quot;&quot;" office:value-type="string" office:string-value="&quot;You added a video to the Slot: {slot}&quot;" calcext:value-type="string">
            <text:p>"You added a video to the Slot: {slot}"</text:p>
          </table:table-cell>
          <table:table-cell table:number-columns-repeated="1022"/>
        </table:table-row>
        <table:table-row table:style-name="ro1">
          <table:table-cell table:formula="of:=LOWER([$'Definition (EN)'.C8]&amp;&quot;_&quot;&amp;[$'Definition (EN)'.D8]&amp;&quot;_&quot;&amp;[$'Definition (EN)'.$U$3]&amp;&quot;_&quot;&amp;[$'Definition (EN)'.$H$2]&amp;&quot;:&quot;)" office:value-type="string" office:string-value="slot_video_activity_singular:" calcext:value-type="string">
            <text:p>slot_video_activity_singular:</text:p>
          </table:table-cell>
          <table:table-cell table:formula="of:=&quot;&quot;&quot;&quot;&amp;[$'Definition (EN)'.U8]&amp;&quot;&quot;&quot;&quot;" office:value-type="string" office:string-value="&quot;{actor} added a video to this Slot.&quot;" calcext:value-type="string">
            <text:p>"{actor} added a video to this Slot."</text:p>
          </table:table-cell>
          <table:table-cell table:number-columns-repeated="1022"/>
        </table:table-row>
        <table:table-row table:style-name="ro1">
          <table:table-cell table:formula="of:=LOWER([$'Definition (EN)'.C8]&amp;&quot;_&quot;&amp;[$'Definition (EN)'.D8]&amp;&quot;_&quot;&amp;[$'Definition (EN)'.$Q$3]&amp;&quot;_&quot;&amp;[$'Definition (EN)'.$H$2]&amp;&quot;:&quot;)" office:value-type="string" office:string-value="slot_video_notify_singular:" calcext:value-type="string">
            <text:p>slot_video_notify_singular:</text:p>
          </table:table-cell>
          <table:table-cell table:formula="of:=&quot;&quot;&quot;&quot;&amp;[$'Definition (EN)'.Q8]&amp;&quot;&quot;&quot;&quot;" office:value-type="string" office:string-value="&quot;{actor} added a video to the Slot: {slot}&quot;" calcext:value-type="string">
            <text:p>"{actor} added a video to the Slot: {slot}"</text:p>
          </table:table-cell>
          <table:table-cell table:number-columns-repeated="1022"/>
        </table:table-row>
        <table:table-row table:style-name="ro1">
          <table:table-cell table:formula="of:=LOWER([$'Definition (EN)'.C8]&amp;&quot;_&quot;&amp;[$'Definition (EN)'.D8]&amp;&quot;_&quot;&amp;[$'Definition (EN)'.$M$3]&amp;&quot;_&quot;&amp;[$'Definition (EN)'.$H$2]&amp;&quot;:&quot;)" office:value-type="string" office:string-value="slot_video_push_singular:" calcext:value-type="string">
            <text:p>slot_video_push_singular:</text:p>
          </table:table-cell>
          <table:table-cell table:formula="of:=&quot;&quot;&quot;&quot;&amp;SUBSTITUTE([$'Definition (EN)'.M8]; &quot;{&quot;; &quot;%{&quot;)&amp;&quot;&quot;&quot;&quot;" office:value-type="string" office:string-value="&quot;%{actor} added a video to the Slot: %{slot}&quot;" calcext:value-type="string">
            <text:p>"%{actor} added a video to the Slot: %{slot}"</text:p>
          </table:table-cell>
          <table:table-cell table:number-columns-repeated="1022"/>
        </table:table-row>
        <table:table-row table:style-name="ro1">
          <table:table-cell table:formula="of:=LOWER([$'Definition (EN)'.C8]&amp;&quot;_&quot;&amp;[$'Definition (EN)'.D8]&amp;&quot;_&quot;&amp;[$'Definition (EN)'.$W$3]&amp;&quot;_&quot;&amp;[$'Definition (EN)'.$W$2]&amp;&quot;:&quot;)" office:value-type="string" office:string-value="slot_video_activity_plural:" calcext:value-type="string">
            <text:p>slot_video_activity_plural:</text:p>
          </table:table-cell>
          <table:table-cell table:formula="of:=&quot;&quot;&quot;&quot;&amp;[$'Definition (EN)'.W8]&amp;&quot;&quot;&quot;&quot;" office:value-type="string" office:string-value="&quot;{actor} and {actor2} added a video to this Slot.&quot;" calcext:value-type="string">
            <text:p>"{actor} and {actor2} added a video to this Slot."</text:p>
          </table:table-cell>
          <table:table-cell table:number-columns-repeated="1022"/>
        </table:table-row>
        <table:table-row table:style-name="ro1">
          <table:table-cell table:formula="of:=LOWER([$'Definition (EN)'.C8]&amp;&quot;_&quot;&amp;[$'Definition (EN)'.D8]&amp;&quot;_&quot;&amp;[$'Definition (EN)'.$AA$3]&amp;&quot;_&quot;&amp;[$'Definition (EN)'.$AA$2]&amp;&quot;:&quot;)" office:value-type="string" office:string-value="slot_video_activity_aggregate:" calcext:value-type="string">
            <text:p>slot_video_activity_aggregate:</text:p>
          </table:table-cell>
          <table:table-cell table:formula="of:=&quot;&quot;&quot;&quot;&amp;SUBSTITUTE([$'Definition (EN)'.AA8]; &quot;{count}&quot;; &quot;%{count}&quot;)&amp;&quot;&quot;&quot;&quot;" office:value-type="string" office:string-value="&quot;{actor} and %{count} others added a video to this Slot.&quot;" calcext:value-type="string">
            <text:p>"{actor} and %{count} others added a video to this Slot."</text:p>
          </table:table-cell>
          <table:table-cell table:number-columns-repeated="1022"/>
        </table:table-row>
        <table:table-row table:style-name="ro1">
          <table:table-cell table:formula="of:=LOWER([$'Definition (EN)'.C8]&amp;&quot;_&quot;&amp;[$'Definition (EN)'.D8]&amp;&quot;_&quot;&amp;[$'Definition (EN)'.$J$3]&amp;&quot;_&quot;&amp;[$'Definition (EN)'.$H$2]&amp;&quot;:&quot;)" office:value-type="string" office:string-value="slot_video_me-to-owner_singular:" calcext:value-type="string">
            <text:p>slot_video_me-to-owner_singular:</text:p>
          </table:table-cell>
          <table:table-cell table:formula="of:=&quot;&quot;&quot;&quot;&amp;[$'Definition (EN)'.J8]&amp;&quot;&quot;&quot;&quot;" office:value-type="string" office:string-value="&quot;You added a video to your Slot: {slot}&quot;" calcext:value-type="string">
            <text:p>"You added a video to your Slot: {slot}"</text:p>
          </table:table-cell>
          <table:table-cell table:number-columns-repeated="1022"/>
        </table:table-row>
        <table:table-row table:style-name="ro1">
          <table:table-cell table:formula="of:=LOWER([$'Definition (EN)'.C8]&amp;&quot;_&quot;&amp;[$'Definition (EN)'.D8]&amp;&quot;_&quot;&amp;[$'Definition (EN)'.$V$3]&amp;&quot;_&quot;&amp;[$'Definition (EN)'.$H$2]&amp;&quot;:&quot;)" office:value-type="string" office:string-value="slot_video_activity-to-owner_singular:" calcext:value-type="string">
            <text:p>slot_video_activity-to-owner_singular:</text:p>
          </table:table-cell>
          <table:table-cell table:formula="of:=&quot;&quot;&quot;&quot;&amp;[$'Definition (EN)'.V8]&amp;&quot;&quot;&quot;&quot;" office:value-type="string" office:string-value="&quot;{actor} added a video to your Slot.&quot;" calcext:value-type="string">
            <text:p>"{actor} added a video to your Slot."</text:p>
          </table:table-cell>
          <table:table-cell table:number-columns-repeated="1022"/>
        </table:table-row>
        <table:table-row table:style-name="ro1">
          <table:table-cell table:formula="of:=LOWER([$'Definition (EN)'.C8]&amp;&quot;_&quot;&amp;[$'Definition (EN)'.D8]&amp;&quot;_&quot;&amp;[$'Definition (EN)'.$R$3]&amp;&quot;_&quot;&amp;[$'Definition (EN)'.$H$2]&amp;&quot;:&quot;)" office:value-type="string" office:string-value="slot_video_notify-to-owner_singular:" calcext:value-type="string">
            <text:p>slot_video_notify-to-owner_singular:</text:p>
          </table:table-cell>
          <table:table-cell table:formula="of:=&quot;&quot;&quot;&quot;&amp;[$'Definition (EN)'.R8]&amp;&quot;&quot;&quot;&quot;" office:value-type="string" office:string-value="&quot;{actor} added a video to your Slot: {slot}&quot;" calcext:value-type="string">
            <text:p>"{actor} added a video to your Slot: {slot}"</text:p>
          </table:table-cell>
          <table:table-cell table:number-columns-repeated="1022"/>
        </table:table-row>
        <table:table-row table:style-name="ro1">
          <table:table-cell table:formula="of:=LOWER([$'Definition (EN)'.C8]&amp;&quot;_&quot;&amp;[$'Definition (EN)'.D8]&amp;&quot;_&quot;&amp;[$'Definition (EN)'.$N$3]&amp;&quot;_&quot;&amp;[$'Definition (EN)'.$H$2]&amp;&quot;:&quot;)" office:value-type="string" office:string-value="slot_video_push-to-owner_singular:" calcext:value-type="string">
            <text:p>slot_video_push-to-owner_singular:</text:p>
          </table:table-cell>
          <table:table-cell table:formula="of:=&quot;&quot;&quot;&quot;&amp;SUBSTITUTE([$'Definition (EN)'.N8]; &quot;{&quot;; &quot;%{&quot;)&amp;&quot;&quot;&quot;&quot;" office:value-type="string" office:string-value="&quot;%{actor} added a video to your Slot: %{slot}&quot;" calcext:value-type="string">
            <text:p>"%{actor} added a video to your Slot: %{slot}"</text:p>
          </table:table-cell>
          <table:table-cell table:number-columns-repeated="1022"/>
        </table:table-row>
        <table:table-row table:style-name="ro1">
          <table:table-cell table:formula="of:=LOWER([$'Definition (EN)'.C8]&amp;&quot;_&quot;&amp;[$'Definition (EN)'.D8]&amp;&quot;_&quot;&amp;[$'Definition (EN)'.$X$3]&amp;&quot;_&quot;&amp;[$'Definition (EN)'.$W$2]&amp;&quot;:&quot;)" office:value-type="string" office:string-value="slot_video_activity-to-owner_plural:" calcext:value-type="string">
            <text:p>slot_video_activity-to-owner_plural:</text:p>
          </table:table-cell>
          <table:table-cell table:formula="of:=&quot;&quot;&quot;&quot;&amp;[$'Definition (EN)'.X8]&amp;&quot;&quot;&quot;&quot;" office:value-type="string" office:string-value="&quot;{actor} and {actor2} added a video to your Slot.&quot;" calcext:value-type="string">
            <text:p>"{actor} and {actor2} added a video to your Slot."</text:p>
          </table:table-cell>
          <table:table-cell table:number-columns-repeated="1022"/>
        </table:table-row>
        <table:table-row table:style-name="ro1">
          <table:table-cell table:formula="of:=LOWER([$'Definition (EN)'.C8]&amp;&quot;_&quot;&amp;[$'Definition (EN)'.D8]&amp;&quot;_&quot;&amp;[$'Definition (EN)'.$AB$3]&amp;&quot;_&quot;&amp;[$'Definition (EN)'.$AA$2]&amp;&quot;:&quot;)" office:value-type="string" office:string-value="slot_video_activity-to-owner_aggregate:" calcext:value-type="string">
            <text:p>slot_video_activity-to-owner_aggregate:</text:p>
          </table:table-cell>
          <table:table-cell table:formula="of:=&quot;&quot;&quot;&quot;&amp;SUBSTITUTE([$'Definition (EN)'.AB8]; &quot;{count}&quot;; &quot;%{count}&quot;)&amp;&quot;&quot;&quot;&quot;" office:value-type="string" office:string-value="&quot;{actor} and %{count} others added a video to your Slot.&quot;" calcext:value-type="string">
            <text:p>"{actor} and %{count} others added a video to your Slot."</text:p>
          </table:table-cell>
          <table:table-cell table:number-columns-repeated="1022"/>
        </table:table-row>
        <table:table-row table:style-name="ro2">
          <table:table-cell table:number-columns-repeated="1024"/>
        </table:table-row>
        <table:table-row table:style-name="ro1">
          <table:table-cell table:formula="of:=LOWER([$'Definition (EN)'.C9]&amp;&quot;_&quot;&amp;[$'Definition (EN)'.D9]&amp;&quot;_&quot;&amp;[$'Definition (EN)'.$I$3]&amp;&quot;_&quot;&amp;[$'Definition (EN)'.$H$2]&amp;&quot;:&quot;)" office:value-type="string" office:string-value="slot_audio_me_singular:" calcext:value-type="string">
            <text:p>slot_audio_me_singular:</text:p>
          </table:table-cell>
          <table:table-cell table:formula="of:=&quot;&quot;&quot;&quot;&amp;[$'Definition (EN)'.I9]&amp;&quot;&quot;&quot;&quot;" office:value-type="string" office:string-value="&quot;You added an audio to the Slot: {slot}&quot;" calcext:value-type="string">
            <text:p>"You added an audio to the Slot: {slot}"</text:p>
          </table:table-cell>
          <table:table-cell table:number-columns-repeated="1022"/>
        </table:table-row>
        <table:table-row table:style-name="ro1">
          <table:table-cell table:formula="of:=LOWER([$'Definition (EN)'.C9]&amp;&quot;_&quot;&amp;[$'Definition (EN)'.D9]&amp;&quot;_&quot;&amp;[$'Definition (EN)'.$U$3]&amp;&quot;_&quot;&amp;[$'Definition (EN)'.$H$2]&amp;&quot;:&quot;)" office:value-type="string" office:string-value="slot_audio_activity_singular:" calcext:value-type="string">
            <text:p>slot_audio_activity_singular:</text:p>
          </table:table-cell>
          <table:table-cell table:formula="of:=&quot;&quot;&quot;&quot;&amp;[$'Definition (EN)'.U9]&amp;&quot;&quot;&quot;&quot;" office:value-type="string" office:string-value="&quot;{actor} added an audio to this Slot.&quot;" calcext:value-type="string">
            <text:p>"{actor} added an audio to this Slot."</text:p>
          </table:table-cell>
          <table:table-cell table:number-columns-repeated="1022"/>
        </table:table-row>
        <table:table-row table:style-name="ro1">
          <table:table-cell table:formula="of:=LOWER([$'Definition (EN)'.C9]&amp;&quot;_&quot;&amp;[$'Definition (EN)'.D9]&amp;&quot;_&quot;&amp;[$'Definition (EN)'.$Q$3]&amp;&quot;_&quot;&amp;[$'Definition (EN)'.$H$2]&amp;&quot;:&quot;)" office:value-type="string" office:string-value="slot_audio_notify_singular:" calcext:value-type="string">
            <text:p>slot_audio_notify_singular:</text:p>
          </table:table-cell>
          <table:table-cell table:formula="of:=&quot;&quot;&quot;&quot;&amp;[$'Definition (EN)'.Q9]&amp;&quot;&quot;&quot;&quot;" office:value-type="string" office:string-value="&quot;{actor} added an audio to the Slot: {slot}&quot;" calcext:value-type="string">
            <text:p>"{actor} added an audio to the Slot: {slot}"</text:p>
          </table:table-cell>
          <table:table-cell table:number-columns-repeated="1022"/>
        </table:table-row>
        <table:table-row table:style-name="ro1">
          <table:table-cell table:formula="of:=LOWER([$'Definition (EN)'.C9]&amp;&quot;_&quot;&amp;[$'Definition (EN)'.D9]&amp;&quot;_&quot;&amp;[$'Definition (EN)'.$M$3]&amp;&quot;_&quot;&amp;[$'Definition (EN)'.$H$2]&amp;&quot;:&quot;)" office:value-type="string" office:string-value="slot_audio_push_singular:" calcext:value-type="string">
            <text:p>slot_audio_push_singular:</text:p>
          </table:table-cell>
          <table:table-cell table:formula="of:=&quot;&quot;&quot;&quot;&amp;SUBSTITUTE([$'Definition (EN)'.M9]; &quot;{&quot;; &quot;%{&quot;)&amp;&quot;&quot;&quot;&quot;" office:value-type="string" office:string-value="&quot;%{actor} added an audio to the Slot: %{slot}&quot;" calcext:value-type="string">
            <text:p>"%{actor} added an audio to the Slot: %{slot}"</text:p>
          </table:table-cell>
          <table:table-cell table:number-columns-repeated="1022"/>
        </table:table-row>
        <table:table-row table:style-name="ro1">
          <table:table-cell table:formula="of:=LOWER([$'Definition (EN)'.C9]&amp;&quot;_&quot;&amp;[$'Definition (EN)'.D9]&amp;&quot;_&quot;&amp;[$'Definition (EN)'.$W$3]&amp;&quot;_&quot;&amp;[$'Definition (EN)'.$W$2]&amp;&quot;:&quot;)" office:value-type="string" office:string-value="slot_audio_activity_plural:" calcext:value-type="string">
            <text:p>slot_audio_activity_plural:</text:p>
          </table:table-cell>
          <table:table-cell table:formula="of:=&quot;&quot;&quot;&quot;&amp;[$'Definition (EN)'.W9]&amp;&quot;&quot;&quot;&quot;" office:value-type="string" office:string-value="&quot;{actor} and {actor2} added an audio to this Slot.&quot;" calcext:value-type="string">
            <text:p>"{actor} and {actor2} added an audio to this Slot."</text:p>
          </table:table-cell>
          <table:table-cell table:number-columns-repeated="1022"/>
        </table:table-row>
        <table:table-row table:style-name="ro1">
          <table:table-cell table:formula="of:=LOWER([$'Definition (EN)'.C9]&amp;&quot;_&quot;&amp;[$'Definition (EN)'.D9]&amp;&quot;_&quot;&amp;[$'Definition (EN)'.$AA$3]&amp;&quot;_&quot;&amp;[$'Definition (EN)'.$AA$2]&amp;&quot;:&quot;)" office:value-type="string" office:string-value="slot_audio_activity_aggregate:" calcext:value-type="string">
            <text:p>slot_audio_activity_aggregate:</text:p>
          </table:table-cell>
          <table:table-cell table:formula="of:=&quot;&quot;&quot;&quot;&amp;SUBSTITUTE([$'Definition (EN)'.AA9]; &quot;{count}&quot;; &quot;%{count}&quot;)&amp;&quot;&quot;&quot;&quot;" office:value-type="string" office:string-value="&quot;{actor} and %{count} others added an audio to this Slot.&quot;" calcext:value-type="string">
            <text:p>"{actor} and %{count} others added an audio to this Slot."</text:p>
          </table:table-cell>
          <table:table-cell table:number-columns-repeated="1022"/>
        </table:table-row>
        <table:table-row table:style-name="ro1">
          <table:table-cell table:formula="of:=LOWER([$'Definition (EN)'.C9]&amp;&quot;_&quot;&amp;[$'Definition (EN)'.D9]&amp;&quot;_&quot;&amp;[$'Definition (EN)'.$J$3]&amp;&quot;_&quot;&amp;[$'Definition (EN)'.$H$2]&amp;&quot;:&quot;)" office:value-type="string" office:string-value="slot_audio_me-to-owner_singular:" calcext:value-type="string">
            <text:p>slot_audio_me-to-owner_singular:</text:p>
          </table:table-cell>
          <table:table-cell table:formula="of:=&quot;&quot;&quot;&quot;&amp;[$'Definition (EN)'.J9]&amp;&quot;&quot;&quot;&quot;" office:value-type="string" office:string-value="&quot;You added an audio to your Slot: {slot}&quot;" calcext:value-type="string">
            <text:p>"You added an audio to your Slot: {slot}"</text:p>
          </table:table-cell>
          <table:table-cell table:number-columns-repeated="1022"/>
        </table:table-row>
        <table:table-row table:style-name="ro1">
          <table:table-cell table:formula="of:=LOWER([$'Definition (EN)'.C9]&amp;&quot;_&quot;&amp;[$'Definition (EN)'.D9]&amp;&quot;_&quot;&amp;[$'Definition (EN)'.$V$3]&amp;&quot;_&quot;&amp;[$'Definition (EN)'.$H$2]&amp;&quot;:&quot;)" office:value-type="string" office:string-value="slot_audio_activity-to-owner_singular:" calcext:value-type="string">
            <text:p>slot_audio_activity-to-owner_singular:</text:p>
          </table:table-cell>
          <table:table-cell table:formula="of:=&quot;&quot;&quot;&quot;&amp;[$'Definition (EN)'.V9]&amp;&quot;&quot;&quot;&quot;" office:value-type="string" office:string-value="&quot;{actor} added an audio to your Slot.&quot;" calcext:value-type="string">
            <text:p>"{actor} added an audio to your Slot."</text:p>
          </table:table-cell>
          <table:table-cell table:number-columns-repeated="1022"/>
        </table:table-row>
        <table:table-row table:style-name="ro1">
          <table:table-cell table:formula="of:=LOWER([$'Definition (EN)'.C9]&amp;&quot;_&quot;&amp;[$'Definition (EN)'.D9]&amp;&quot;_&quot;&amp;[$'Definition (EN)'.$R$3]&amp;&quot;_&quot;&amp;[$'Definition (EN)'.$H$2]&amp;&quot;:&quot;)" office:value-type="string" office:string-value="slot_audio_notify-to-owner_singular:" calcext:value-type="string">
            <text:p>slot_audio_notify-to-owner_singular:</text:p>
          </table:table-cell>
          <table:table-cell table:formula="of:=&quot;&quot;&quot;&quot;&amp;[$'Definition (EN)'.R9]&amp;&quot;&quot;&quot;&quot;" office:value-type="string" office:string-value="&quot;{actor} added an audio to your Slot: {slot}&quot;" calcext:value-type="string">
            <text:p>"{actor} added an audio to your Slot: {slot}"</text:p>
          </table:table-cell>
          <table:table-cell table:number-columns-repeated="1022"/>
        </table:table-row>
        <table:table-row table:style-name="ro1">
          <table:table-cell table:formula="of:=LOWER([$'Definition (EN)'.C9]&amp;&quot;_&quot;&amp;[$'Definition (EN)'.D9]&amp;&quot;_&quot;&amp;[$'Definition (EN)'.$N$3]&amp;&quot;_&quot;&amp;[$'Definition (EN)'.$H$2]&amp;&quot;:&quot;)" office:value-type="string" office:string-value="slot_audio_push-to-owner_singular:" calcext:value-type="string">
            <text:p>slot_audio_push-to-owner_singular:</text:p>
          </table:table-cell>
          <table:table-cell table:formula="of:=&quot;&quot;&quot;&quot;&amp;SUBSTITUTE([$'Definition (EN)'.N9]; &quot;{&quot;; &quot;%{&quot;)&amp;&quot;&quot;&quot;&quot;" office:value-type="string" office:string-value="&quot;%{actor} added an audio to your Slot: %{slot}&quot;" calcext:value-type="string">
            <text:p>"%{actor} added an audio to your Slot: %{slot}"</text:p>
          </table:table-cell>
          <table:table-cell table:number-columns-repeated="1022"/>
        </table:table-row>
        <table:table-row table:style-name="ro1">
          <table:table-cell table:formula="of:=LOWER([$'Definition (EN)'.C9]&amp;&quot;_&quot;&amp;[$'Definition (EN)'.D9]&amp;&quot;_&quot;&amp;[$'Definition (EN)'.$X$3]&amp;&quot;_&quot;&amp;[$'Definition (EN)'.$W$2]&amp;&quot;:&quot;)" office:value-type="string" office:string-value="slot_audio_activity-to-owner_plural:" calcext:value-type="string">
            <text:p>slot_audio_activity-to-owner_plural:</text:p>
          </table:table-cell>
          <table:table-cell table:formula="of:=&quot;&quot;&quot;&quot;&amp;[$'Definition (EN)'.X9]&amp;&quot;&quot;&quot;&quot;" office:value-type="string" office:string-value="&quot;{actor} and {actor2} added an audio to your Slot.&quot;" calcext:value-type="string">
            <text:p>"{actor} and {actor2} added an audio to your Slot."</text:p>
          </table:table-cell>
          <table:table-cell table:number-columns-repeated="1022"/>
        </table:table-row>
        <table:table-row table:style-name="ro1">
          <table:table-cell table:formula="of:=LOWER([$'Definition (EN)'.C9]&amp;&quot;_&quot;&amp;[$'Definition (EN)'.D9]&amp;&quot;_&quot;&amp;[$'Definition (EN)'.$AB$3]&amp;&quot;_&quot;&amp;[$'Definition (EN)'.$AA$2]&amp;&quot;:&quot;)" office:value-type="string" office:string-value="slot_audio_activity-to-owner_aggregate:" calcext:value-type="string">
            <text:p>slot_audio_activity-to-owner_aggregate:</text:p>
          </table:table-cell>
          <table:table-cell table:formula="of:=&quot;&quot;&quot;&quot;&amp;SUBSTITUTE([$'Definition (EN)'.AB9]; &quot;{count}&quot;; &quot;%{count}&quot;)&amp;&quot;&quot;&quot;&quot;" office:value-type="string" office:string-value="&quot;{actor} and %{count} others added an audio to your Slot.&quot;" calcext:value-type="string">
            <text:p>"{actor} and %{count} others added an audio to your Slot."</text:p>
          </table:table-cell>
          <table:table-cell table:number-columns-repeated="1022"/>
        </table:table-row>
        <table:table-row table:style-name="ro2">
          <table:table-cell table:number-columns-repeated="1024"/>
        </table:table-row>
        <table:table-row table:style-name="ro1">
          <table:table-cell table:formula="of:=LOWER([$'Definition (EN)'.C10]&amp;&quot;_&quot;&amp;[$'Definition (EN)'.D10]&amp;&quot;_&quot;&amp;[$'Definition (EN)'.$I$3]&amp;&quot;_&quot;&amp;[$'Definition (EN)'.$H$2]&amp;&quot;:&quot;)" office:value-type="string" office:string-value="slot_note_me_singular:" calcext:value-type="string">
            <text:p>slot_note_me_singular:</text:p>
          </table:table-cell>
          <table:table-cell table:formula="of:=&quot;&quot;&quot;&quot;&amp;[$'Definition (EN)'.I10]&amp;&quot;&quot;&quot;&quot;" office:value-type="string" office:string-value="&quot;You added a note to the Slot: {slot}&quot;" calcext:value-type="string">
            <text:p>"You added a note to the Slot: {slot}"</text:p>
          </table:table-cell>
          <table:table-cell table:number-columns-repeated="1022"/>
        </table:table-row>
        <table:table-row table:style-name="ro1">
          <table:table-cell table:formula="of:=LOWER([$'Definition (EN)'.C10]&amp;&quot;_&quot;&amp;[$'Definition (EN)'.D10]&amp;&quot;_&quot;&amp;[$'Definition (EN)'.$U$3]&amp;&quot;_&quot;&amp;[$'Definition (EN)'.$H$2]&amp;&quot;:&quot;)" office:value-type="string" office:string-value="slot_note_activity_singular:" calcext:value-type="string">
            <text:p>slot_note_activity_singular:</text:p>
          </table:table-cell>
          <table:table-cell table:formula="of:=&quot;&quot;&quot;&quot;&amp;[$'Definition (EN)'.U10]&amp;&quot;&quot;&quot;&quot;" office:value-type="string" office:string-value="&quot;{actor} added a note to this Slot.&quot;" calcext:value-type="string">
            <text:p>"{actor} added a note to this Slot."</text:p>
          </table:table-cell>
          <table:table-cell table:number-columns-repeated="1022"/>
        </table:table-row>
        <table:table-row table:style-name="ro1">
          <table:table-cell table:formula="of:=LOWER([$'Definition (EN)'.C10]&amp;&quot;_&quot;&amp;[$'Definition (EN)'.D10]&amp;&quot;_&quot;&amp;[$'Definition (EN)'.$Q$3]&amp;&quot;_&quot;&amp;[$'Definition (EN)'.$H$2]&amp;&quot;:&quot;)" office:value-type="string" office:string-value="slot_note_notify_singular:" calcext:value-type="string">
            <text:p>slot_note_notify_singular:</text:p>
          </table:table-cell>
          <table:table-cell table:formula="of:=&quot;&quot;&quot;&quot;&amp;[$'Definition (EN)'.Q10]&amp;&quot;&quot;&quot;&quot;" office:value-type="string" office:string-value="&quot;{actor} added a note to the Slot: {slot}&quot;" calcext:value-type="string">
            <text:p>"{actor} added a note to the Slot: {slot}"</text:p>
          </table:table-cell>
          <table:table-cell table:number-columns-repeated="1022"/>
        </table:table-row>
        <table:table-row table:style-name="ro1">
          <table:table-cell table:formula="of:=LOWER([$'Definition (EN)'.C10]&amp;&quot;_&quot;&amp;[$'Definition (EN)'.D10]&amp;&quot;_&quot;&amp;[$'Definition (EN)'.$M$3]&amp;&quot;_&quot;&amp;[$'Definition (EN)'.$H$2]&amp;&quot;:&quot;)" office:value-type="string" office:string-value="slot_note_push_singular:" calcext:value-type="string">
            <text:p>slot_note_push_singular:</text:p>
          </table:table-cell>
          <table:table-cell table:formula="of:=&quot;&quot;&quot;&quot;&amp;SUBSTITUTE([$'Definition (EN)'.M10]; &quot;{&quot;; &quot;%{&quot;)&amp;&quot;&quot;&quot;&quot;" office:value-type="string" office:string-value="&quot;%{actor} added a note to the Slot: %{slot}&quot;" calcext:value-type="string">
            <text:p>"%{actor} added a note to the Slot: %{slot}"</text:p>
          </table:table-cell>
          <table:table-cell table:number-columns-repeated="1022"/>
        </table:table-row>
        <table:table-row table:style-name="ro1">
          <table:table-cell table:formula="of:=LOWER([$'Definition (EN)'.C10]&amp;&quot;_&quot;&amp;[$'Definition (EN)'.D10]&amp;&quot;_&quot;&amp;[$'Definition (EN)'.$W$3]&amp;&quot;_&quot;&amp;[$'Definition (EN)'.$W$2]&amp;&quot;:&quot;)" office:value-type="string" office:string-value="slot_note_activity_plural:" calcext:value-type="string">
            <text:p>slot_note_activity_plural:</text:p>
          </table:table-cell>
          <table:table-cell table:formula="of:=&quot;&quot;&quot;&quot;&amp;[$'Definition (EN)'.W10]&amp;&quot;&quot;&quot;&quot;" office:value-type="string" office:string-value="&quot;{actor} and {actor2} added a note to this Slot.&quot;" calcext:value-type="string">
            <text:p>"{actor} and {actor2} added a note to this Slot."</text:p>
          </table:table-cell>
          <table:table-cell table:number-columns-repeated="1022"/>
        </table:table-row>
        <table:table-row table:style-name="ro1">
          <table:table-cell table:formula="of:=LOWER([$'Definition (EN)'.C10]&amp;&quot;_&quot;&amp;[$'Definition (EN)'.D10]&amp;&quot;_&quot;&amp;[$'Definition (EN)'.$AA$3]&amp;&quot;_&quot;&amp;[$'Definition (EN)'.$AA$2]&amp;&quot;:&quot;)" office:value-type="string" office:string-value="slot_note_activity_aggregate:" calcext:value-type="string">
            <text:p>slot_note_activity_aggregate:</text:p>
          </table:table-cell>
          <table:table-cell table:formula="of:=&quot;&quot;&quot;&quot;&amp;SUBSTITUTE([$'Definition (EN)'.AA10]; &quot;{count}&quot;; &quot;%{count}&quot;)&amp;&quot;&quot;&quot;&quot;" office:value-type="string" office:string-value="&quot;{actor} and %{count} others added a note to this Slot.&quot;" calcext:value-type="string">
            <text:p>"{actor} and %{count} others added a note to this Slot."</text:p>
          </table:table-cell>
          <table:table-cell table:number-columns-repeated="1022"/>
        </table:table-row>
        <table:table-row table:style-name="ro1">
          <table:table-cell table:formula="of:=LOWER([$'Definition (EN)'.C10]&amp;&quot;_&quot;&amp;[$'Definition (EN)'.D10]&amp;&quot;_&quot;&amp;[$'Definition (EN)'.$J$3]&amp;&quot;_&quot;&amp;[$'Definition (EN)'.$H$2]&amp;&quot;:&quot;)" office:value-type="string" office:string-value="slot_note_me-to-owner_singular:" calcext:value-type="string">
            <text:p>slot_note_me-to-owner_singular:</text:p>
          </table:table-cell>
          <table:table-cell table:formula="of:=&quot;&quot;&quot;&quot;&amp;[$'Definition (EN)'.J10]&amp;&quot;&quot;&quot;&quot;" office:value-type="string" office:string-value="&quot;You added a note to your Slot: {slot}&quot;" calcext:value-type="string">
            <text:p>"You added a note to your Slot: {slot}"</text:p>
          </table:table-cell>
          <table:table-cell table:number-columns-repeated="1022"/>
        </table:table-row>
        <table:table-row table:style-name="ro1">
          <table:table-cell table:formula="of:=LOWER([$'Definition (EN)'.C10]&amp;&quot;_&quot;&amp;[$'Definition (EN)'.D10]&amp;&quot;_&quot;&amp;[$'Definition (EN)'.$V$3]&amp;&quot;_&quot;&amp;[$'Definition (EN)'.$H$2]&amp;&quot;:&quot;)" office:value-type="string" office:string-value="slot_note_activity-to-owner_singular:" calcext:value-type="string">
            <text:p>slot_note_activity-to-owner_singular:</text:p>
          </table:table-cell>
          <table:table-cell table:formula="of:=&quot;&quot;&quot;&quot;&amp;[$'Definition (EN)'.V10]&amp;&quot;&quot;&quot;&quot;" office:value-type="string" office:string-value="&quot;{actor} added a note to your Slot.&quot;" calcext:value-type="string">
            <text:p>"{actor} added a note to your Slot."</text:p>
          </table:table-cell>
          <table:table-cell table:number-columns-repeated="1022"/>
        </table:table-row>
        <table:table-row table:style-name="ro1">
          <table:table-cell table:formula="of:=LOWER([$'Definition (EN)'.C10]&amp;&quot;_&quot;&amp;[$'Definition (EN)'.D10]&amp;&quot;_&quot;&amp;[$'Definition (EN)'.$R$3]&amp;&quot;_&quot;&amp;[$'Definition (EN)'.$H$2]&amp;&quot;:&quot;)" office:value-type="string" office:string-value="slot_note_notify-to-owner_singular:" calcext:value-type="string">
            <text:p>slot_note_notify-to-owner_singular:</text:p>
          </table:table-cell>
          <table:table-cell table:formula="of:=&quot;&quot;&quot;&quot;&amp;[$'Definition (EN)'.R10]&amp;&quot;&quot;&quot;&quot;" office:value-type="string" office:string-value="&quot;{actor} added a note to your Slot: {slot}&quot;" calcext:value-type="string">
            <text:p>"{actor} added a note to your Slot: {slot}"</text:p>
          </table:table-cell>
          <table:table-cell table:number-columns-repeated="1022"/>
        </table:table-row>
        <table:table-row table:style-name="ro1">
          <table:table-cell table:formula="of:=LOWER([$'Definition (EN)'.C10]&amp;&quot;_&quot;&amp;[$'Definition (EN)'.D10]&amp;&quot;_&quot;&amp;[$'Definition (EN)'.$N$3]&amp;&quot;_&quot;&amp;[$'Definition (EN)'.$H$2]&amp;&quot;:&quot;)" office:value-type="string" office:string-value="slot_note_push-to-owner_singular:" calcext:value-type="string">
            <text:p>slot_note_push-to-owner_singular:</text:p>
          </table:table-cell>
          <table:table-cell table:formula="of:=&quot;&quot;&quot;&quot;&amp;SUBSTITUTE([$'Definition (EN)'.N10]; &quot;{&quot;; &quot;%{&quot;)&amp;&quot;&quot;&quot;&quot;" office:value-type="string" office:string-value="&quot;%{actor} added a note to your Slot: %{slot}&quot;" calcext:value-type="string">
            <text:p>"%{actor} added a note to your Slot: %{slot}"</text:p>
          </table:table-cell>
          <table:table-cell table:number-columns-repeated="1022"/>
        </table:table-row>
        <table:table-row table:style-name="ro1">
          <table:table-cell table:formula="of:=LOWER([$'Definition (EN)'.C10]&amp;&quot;_&quot;&amp;[$'Definition (EN)'.D10]&amp;&quot;_&quot;&amp;[$'Definition (EN)'.$X$3]&amp;&quot;_&quot;&amp;[$'Definition (EN)'.$W$2]&amp;&quot;:&quot;)" office:value-type="string" office:string-value="slot_note_activity-to-owner_plural:" calcext:value-type="string">
            <text:p>slot_note_activity-to-owner_plural:</text:p>
          </table:table-cell>
          <table:table-cell table:formula="of:=&quot;&quot;&quot;&quot;&amp;[$'Definition (EN)'.X10]&amp;&quot;&quot;&quot;&quot;" office:value-type="string" office:string-value="&quot;{actor} and {actor2} added a note to your Slot.&quot;" calcext:value-type="string">
            <text:p>"{actor} and {actor2} added a note to your Slot."</text:p>
          </table:table-cell>
          <table:table-cell table:number-columns-repeated="1022"/>
        </table:table-row>
        <table:table-row table:style-name="ro1">
          <table:table-cell table:formula="of:=LOWER([$'Definition (EN)'.C10]&amp;&quot;_&quot;&amp;[$'Definition (EN)'.D10]&amp;&quot;_&quot;&amp;[$'Definition (EN)'.$AB$3]&amp;&quot;_&quot;&amp;[$'Definition (EN)'.$AA$2]&amp;&quot;:&quot;)" office:value-type="string" office:string-value="slot_note_activity-to-owner_aggregate:" calcext:value-type="string">
            <text:p>slot_note_activity-to-owner_aggregate:</text:p>
          </table:table-cell>
          <table:table-cell table:formula="of:=&quot;&quot;&quot;&quot;&amp;SUBSTITUTE([$'Definition (EN)'.AB10]; &quot;{count}&quot;; &quot;%{count}&quot;)&amp;&quot;&quot;&quot;&quot;" office:value-type="string" office:string-value="&quot;{actor} and %{count} others added a note to your Slot.&quot;" calcext:value-type="string">
            <text:p>"{actor} and %{count} others added a note to your Slot."</text:p>
          </table:table-cell>
          <table:table-cell table:number-columns-repeated="1022"/>
        </table:table-row>
        <table:table-row table:style-name="ro2">
          <table:table-cell table:number-columns-repeated="1024"/>
        </table:table-row>
        <table:table-row table:style-name="ro1">
          <table:table-cell table:formula="of:=LOWER([$'Definition (EN)'.C11]&amp;&quot;_&quot;&amp;[$'Definition (EN)'.D11]&amp;&quot;_&quot;&amp;[$'Definition (EN)'.$I$3]&amp;&quot;_&quot;&amp;[$'Definition (EN)'.$H$2]&amp;&quot;:&quot;)" office:value-type="string" office:string-value="slot_media_me_singular:" calcext:value-type="string">
            <text:p>slot_media_me_singular:</text:p>
          </table:table-cell>
          <table:table-cell table:formula="of:=&quot;&quot;&quot;&quot;&amp;[$'Definition (EN)'.I11]&amp;&quot;&quot;&quot;&quot;" office:value-type="string" office:string-value="&quot;You added new media to the Slot: {slot}&quot;" calcext:value-type="string">
            <text:p>"You added new media to the Slot: {slot}"</text:p>
          </table:table-cell>
          <table:table-cell table:number-columns-repeated="1022"/>
        </table:table-row>
        <table:table-row table:style-name="ro1">
          <table:table-cell table:formula="of:=LOWER([$'Definition (EN)'.C11]&amp;&quot;_&quot;&amp;[$'Definition (EN)'.D11]&amp;&quot;_&quot;&amp;[$'Definition (EN)'.$U$3]&amp;&quot;_&quot;&amp;[$'Definition (EN)'.$H$2]&amp;&quot;:&quot;)" office:value-type="string" office:string-value="slot_media_activity_singular:" calcext:value-type="string">
            <text:p>slot_media_activity_singular:</text:p>
          </table:table-cell>
          <table:table-cell table:formula="of:=&quot;&quot;&quot;&quot;&amp;[$'Definition (EN)'.U11]&amp;&quot;&quot;&quot;&quot;" office:value-type="string" office:string-value="&quot;{actor} added new media to this Slot.&quot;" calcext:value-type="string">
            <text:p>"{actor} added new media to this Slot."</text:p>
          </table:table-cell>
          <table:table-cell table:number-columns-repeated="1022"/>
        </table:table-row>
        <table:table-row table:style-name="ro1">
          <table:table-cell table:formula="of:=LOWER([$'Definition (EN)'.C11]&amp;&quot;_&quot;&amp;[$'Definition (EN)'.D11]&amp;&quot;_&quot;&amp;[$'Definition (EN)'.$Q$3]&amp;&quot;_&quot;&amp;[$'Definition (EN)'.$H$2]&amp;&quot;:&quot;)" office:value-type="string" office:string-value="slot_media_notify_singular:" calcext:value-type="string">
            <text:p>slot_media_notify_singular:</text:p>
          </table:table-cell>
          <table:table-cell table:formula="of:=&quot;&quot;&quot;&quot;&amp;[$'Definition (EN)'.Q11]&amp;&quot;&quot;&quot;&quot;" office:value-type="string" office:string-value="&quot;{actor} added new media to the Slot: {slot}&quot;" calcext:value-type="string">
            <text:p>"{actor} added new media to the Slot: {slot}"</text:p>
          </table:table-cell>
          <table:table-cell table:number-columns-repeated="1022"/>
        </table:table-row>
        <table:table-row table:style-name="ro1">
          <table:table-cell table:formula="of:=LOWER([$'Definition (EN)'.C11]&amp;&quot;_&quot;&amp;[$'Definition (EN)'.D11]&amp;&quot;_&quot;&amp;[$'Definition (EN)'.$M$3]&amp;&quot;_&quot;&amp;[$'Definition (EN)'.$H$2]&amp;&quot;:&quot;)" office:value-type="string" office:string-value="slot_media_push_singular:" calcext:value-type="string">
            <text:p>slot_media_push_singular:</text:p>
          </table:table-cell>
          <table:table-cell table:formula="of:=&quot;&quot;&quot;&quot;&amp;SUBSTITUTE([$'Definition (EN)'.M11]; &quot;{&quot;; &quot;%{&quot;)&amp;&quot;&quot;&quot;&quot;" office:value-type="string" office:string-value="&quot;%{actor} added new media to the Slot: %{slot}&quot;" calcext:value-type="string">
            <text:p>"%{actor} added new media to the Slot: %{slot}"</text:p>
          </table:table-cell>
          <table:table-cell table:number-columns-repeated="1022"/>
        </table:table-row>
        <table:table-row table:style-name="ro1">
          <table:table-cell table:formula="of:=LOWER([$'Definition (EN)'.C11]&amp;&quot;_&quot;&amp;[$'Definition (EN)'.D11]&amp;&quot;_&quot;&amp;[$'Definition (EN)'.$W$3]&amp;&quot;_&quot;&amp;[$'Definition (EN)'.$W$2]&amp;&quot;:&quot;)" office:value-type="string" office:string-value="slot_media_activity_plural:" calcext:value-type="string">
            <text:p>slot_media_activity_plural:</text:p>
          </table:table-cell>
          <table:table-cell table:formula="of:=&quot;&quot;&quot;&quot;&amp;[$'Definition (EN)'.W11]&amp;&quot;&quot;&quot;&quot;" office:value-type="string" office:string-value="&quot;{actor} and {actor2} added new media to this Slot.&quot;" calcext:value-type="string">
            <text:p>"{actor} and {actor2} added new media to this Slot."</text:p>
          </table:table-cell>
          <table:table-cell table:number-columns-repeated="1022"/>
        </table:table-row>
        <table:table-row table:style-name="ro1">
          <table:table-cell table:formula="of:=LOWER([$'Definition (EN)'.C11]&amp;&quot;_&quot;&amp;[$'Definition (EN)'.D11]&amp;&quot;_&quot;&amp;[$'Definition (EN)'.$AA$3]&amp;&quot;_&quot;&amp;[$'Definition (EN)'.$AA$2]&amp;&quot;:&quot;)" office:value-type="string" office:string-value="slot_media_activity_aggregate:" calcext:value-type="string">
            <text:p>slot_media_activity_aggregate:</text:p>
          </table:table-cell>
          <table:table-cell table:formula="of:=&quot;&quot;&quot;&quot;&amp;SUBSTITUTE([$'Definition (EN)'.AA11]; &quot;{count}&quot;; &quot;%{count}&quot;)&amp;&quot;&quot;&quot;&quot;" office:value-type="string" office:string-value="&quot;{actor} and %{count} others added new media to this Slot.&quot;" calcext:value-type="string">
            <text:p>"{actor} and %{count} others added new media to this Slot."</text:p>
          </table:table-cell>
          <table:table-cell table:number-columns-repeated="1022"/>
        </table:table-row>
        <table:table-row table:style-name="ro1">
          <table:table-cell table:formula="of:=LOWER([$'Definition (EN)'.C11]&amp;&quot;_&quot;&amp;[$'Definition (EN)'.D11]&amp;&quot;_&quot;&amp;[$'Definition (EN)'.$J$3]&amp;&quot;_&quot;&amp;[$'Definition (EN)'.$H$2]&amp;&quot;:&quot;)" office:value-type="string" office:string-value="slot_media_me-to-owner_singular:" calcext:value-type="string">
            <text:p>slot_media_me-to-owner_singular:</text:p>
          </table:table-cell>
          <table:table-cell table:formula="of:=&quot;&quot;&quot;&quot;&amp;[$'Definition (EN)'.J11]&amp;&quot;&quot;&quot;&quot;" office:value-type="string" office:string-value="&quot;You added new media to your Slot: {slot}&quot;" calcext:value-type="string">
            <text:p>"You added new media to your Slot: {slot}"</text:p>
          </table:table-cell>
          <table:table-cell table:number-columns-repeated="1022"/>
        </table:table-row>
        <table:table-row table:style-name="ro1">
          <table:table-cell table:formula="of:=LOWER([$'Definition (EN)'.C11]&amp;&quot;_&quot;&amp;[$'Definition (EN)'.D11]&amp;&quot;_&quot;&amp;[$'Definition (EN)'.$V$3]&amp;&quot;_&quot;&amp;[$'Definition (EN)'.$H$2]&amp;&quot;:&quot;)" office:value-type="string" office:string-value="slot_media_activity-to-owner_singular:" calcext:value-type="string">
            <text:p>slot_media_activity-to-owner_singular:</text:p>
          </table:table-cell>
          <table:table-cell table:formula="of:=&quot;&quot;&quot;&quot;&amp;[$'Definition (EN)'.V11]&amp;&quot;&quot;&quot;&quot;" office:value-type="string" office:string-value="&quot;{actor} added new media to your Slot.&quot;" calcext:value-type="string">
            <text:p>"{actor} added new media to your Slot."</text:p>
          </table:table-cell>
          <table:table-cell table:number-columns-repeated="1022"/>
        </table:table-row>
        <table:table-row table:style-name="ro1">
          <table:table-cell table:formula="of:=LOWER([$'Definition (EN)'.C11]&amp;&quot;_&quot;&amp;[$'Definition (EN)'.D11]&amp;&quot;_&quot;&amp;[$'Definition (EN)'.$R$3]&amp;&quot;_&quot;&amp;[$'Definition (EN)'.$H$2]&amp;&quot;:&quot;)" office:value-type="string" office:string-value="slot_media_notify-to-owner_singular:" calcext:value-type="string">
            <text:p>slot_media_notify-to-owner_singular:</text:p>
          </table:table-cell>
          <table:table-cell table:formula="of:=&quot;&quot;&quot;&quot;&amp;[$'Definition (EN)'.R11]&amp;&quot;&quot;&quot;&quot;" office:value-type="string" office:string-value="&quot;{actor} added new media to your Slot: {slot}&quot;" calcext:value-type="string">
            <text:p>"{actor} added new media to your Slot: {slot}"</text:p>
          </table:table-cell>
          <table:table-cell table:number-columns-repeated="1022"/>
        </table:table-row>
        <table:table-row table:style-name="ro1">
          <table:table-cell table:formula="of:=LOWER([$'Definition (EN)'.C11]&amp;&quot;_&quot;&amp;[$'Definition (EN)'.D11]&amp;&quot;_&quot;&amp;[$'Definition (EN)'.$N$3]&amp;&quot;_&quot;&amp;[$'Definition (EN)'.$H$2]&amp;&quot;:&quot;)" office:value-type="string" office:string-value="slot_media_push-to-owner_singular:" calcext:value-type="string">
            <text:p>slot_media_push-to-owner_singular:</text:p>
          </table:table-cell>
          <table:table-cell table:formula="of:=&quot;&quot;&quot;&quot;&amp;SUBSTITUTE([$'Definition (EN)'.N11]; &quot;{&quot;; &quot;%{&quot;)&amp;&quot;&quot;&quot;&quot;" office:value-type="string" office:string-value="&quot;%{actor} added new media to your Slot: %{slot}&quot;" calcext:value-type="string">
            <text:p>"%{actor} added new media to your Slot: %{slot}"</text:p>
          </table:table-cell>
          <table:table-cell table:number-columns-repeated="1022"/>
        </table:table-row>
        <table:table-row table:style-name="ro1">
          <table:table-cell table:formula="of:=LOWER([$'Definition (EN)'.C11]&amp;&quot;_&quot;&amp;[$'Definition (EN)'.D11]&amp;&quot;_&quot;&amp;[$'Definition (EN)'.$X$3]&amp;&quot;_&quot;&amp;[$'Definition (EN)'.$W$2]&amp;&quot;:&quot;)" office:value-type="string" office:string-value="slot_media_activity-to-owner_plural:" calcext:value-type="string">
            <text:p>slot_media_activity-to-owner_plural:</text:p>
          </table:table-cell>
          <table:table-cell table:formula="of:=&quot;&quot;&quot;&quot;&amp;[$'Definition (EN)'.X11]&amp;&quot;&quot;&quot;&quot;" office:value-type="string" office:string-value="&quot;{actor} and {actor2} added new media to your Slot.&quot;" calcext:value-type="string">
            <text:p>"{actor} and {actor2} added new media to your Slot."</text:p>
          </table:table-cell>
          <table:table-cell table:number-columns-repeated="1022"/>
        </table:table-row>
        <table:table-row table:style-name="ro1">
          <table:table-cell table:formula="of:=LOWER([$'Definition (EN)'.C11]&amp;&quot;_&quot;&amp;[$'Definition (EN)'.D11]&amp;&quot;_&quot;&amp;[$'Definition (EN)'.$AB$3]&amp;&quot;_&quot;&amp;[$'Definition (EN)'.$AA$2]&amp;&quot;:&quot;)" office:value-type="string" office:string-value="slot_media_activity-to-owner_aggregate:" calcext:value-type="string">
            <text:p>slot_media_activity-to-owner_aggregate:</text:p>
          </table:table-cell>
          <table:table-cell table:formula="of:=&quot;&quot;&quot;&quot;&amp;SUBSTITUTE([$'Definition (EN)'.AB11]; &quot;{count}&quot;; &quot;%{count}&quot;)&amp;&quot;&quot;&quot;&quot;" office:value-type="string" office:string-value="&quot;{actor} and %{count} others added new media to your Slot.&quot;" calcext:value-type="string">
            <text:p>"{actor} and %{count} others added new media to your Slot."</text:p>
          </table:table-cell>
          <table:table-cell table:number-columns-repeated="1022"/>
        </table:table-row>
        <table:table-row table:style-name="ro2">
          <table:table-cell table:number-columns-repeated="1024"/>
        </table:table-row>
        <table:table-row table:style-name="ro1">
          <table:table-cell table:formula="of:=LOWER([$'Definition (EN)'.C12]&amp;&quot;_&quot;&amp;[$'Definition (EN)'.D12]&amp;&quot;_&quot;&amp;[$'Definition (EN)'.$I$3]&amp;&quot;_&quot;&amp;[$'Definition (EN)'.$H$2]&amp;&quot;:&quot;)" office:value-type="string" office:string-value="slot_reslot_me_singular:" calcext:value-type="string">
            <text:p>slot_reslot_me_singular:</text:p>
          </table:table-cell>
          <table:table-cell table:formula="of:=&quot;&quot;&quot;&quot;&amp;[$'Definition (EN)'.I12]&amp;&quot;&quot;&quot;&quot;" office:value-type="string" office:string-value="&quot;You reslotted the Slot: {slot}&quot;" calcext:value-type="string">
            <text:p>"You reslotted the Slot: {slot}"</text:p>
          </table:table-cell>
          <table:table-cell table:number-columns-repeated="1022"/>
        </table:table-row>
        <table:table-row table:style-name="ro1">
          <table:table-cell table:formula="of:=LOWER([$'Definition (EN)'.C12]&amp;&quot;_&quot;&amp;[$'Definition (EN)'.D12]&amp;&quot;_&quot;&amp;[$'Definition (EN)'.$U$3]&amp;&quot;_&quot;&amp;[$'Definition (EN)'.$H$2]&amp;&quot;:&quot;)" office:value-type="string" office:string-value="slot_reslot_activity_singular:" calcext:value-type="string">
            <text:p>slot_reslot_activity_singular:</text:p>
          </table:table-cell>
          <table:table-cell table:formula="of:=&quot;&quot;&quot;&quot;&amp;[$'Definition (EN)'.U12]&amp;&quot;&quot;&quot;&quot;" office:value-type="string" office:string-value="&quot;{actor} has reslotted this Slot.&quot;" calcext:value-type="string">
            <text:p>"{actor} has reslotted this Slot."</text:p>
          </table:table-cell>
          <table:table-cell table:number-columns-repeated="1022"/>
        </table:table-row>
        <table:table-row table:style-name="ro1">
          <table:table-cell table:formula="of:=LOWER([$'Definition (EN)'.C12]&amp;&quot;_&quot;&amp;[$'Definition (EN)'.D12]&amp;&quot;_&quot;&amp;[$'Definition (EN)'.$Q$3]&amp;&quot;_&quot;&amp;[$'Definition (EN)'.$H$2]&amp;&quot;:&quot;)" office:value-type="string" office:string-value="slot_reslot_notify_singular:" calcext:value-type="string">
            <text:p>slot_reslot_notify_singular:</text:p>
          </table:table-cell>
          <table:table-cell table:formula="of:=&quot;&quot;&quot;&quot;&amp;[$'Definition (EN)'.Q12]&amp;&quot;&quot;&quot;&quot;" office:value-type="string" office:string-value="&quot;&quot;" calcext:value-type="string">
            <text:p>""</text:p>
          </table:table-cell>
          <table:table-cell table:number-columns-repeated="1022"/>
        </table:table-row>
        <table:table-row table:style-name="ro1">
          <table:table-cell table:formula="of:=LOWER([$'Definition (EN)'.C12]&amp;&quot;_&quot;&amp;[$'Definition (EN)'.D12]&amp;&quot;_&quot;&amp;[$'Definition (EN)'.$M$3]&amp;&quot;_&quot;&amp;[$'Definition (EN)'.$H$2]&amp;&quot;:&quot;)" office:value-type="string" office:string-value="slot_reslot_push_singular:" calcext:value-type="string">
            <text:p>slot_reslot_push_singular:</text:p>
          </table:table-cell>
          <table:table-cell table:formula="of:=&quot;&quot;&quot;&quot;&amp;SUBSTITUTE([$'Definition (EN)'.M12]; &quot;{&quot;; &quot;%{&quot;)&amp;&quot;&quot;&quot;&quot;" office:value-type="string" office:string-value="&quot;%{actor} reslotted the Slot: %{slot}&quot;" calcext:value-type="string">
            <text:p>"%{actor} reslotted the Slot: %{slot}"</text:p>
          </table:table-cell>
          <table:table-cell table:number-columns-repeated="1022"/>
        </table:table-row>
        <table:table-row table:style-name="ro1">
          <table:table-cell table:formula="of:=LOWER([$'Definition (EN)'.C12]&amp;&quot;_&quot;&amp;[$'Definition (EN)'.D12]&amp;&quot;_&quot;&amp;[$'Definition (EN)'.$W$3]&amp;&quot;_&quot;&amp;[$'Definition (EN)'.$W$2]&amp;&quot;:&quot;)" office:value-type="string" office:string-value="slot_reslot_activity_plural:" calcext:value-type="string">
            <text:p>slot_reslot_activity_plural:</text:p>
          </table:table-cell>
          <table:table-cell table:formula="of:=&quot;&quot;&quot;&quot;&amp;[$'Definition (EN)'.W12]&amp;&quot;&quot;&quot;&quot;" office:value-type="string" office:string-value="&quot;{actor} and {actor2} has reslotted this Slot.&quot;" calcext:value-type="string">
            <text:p>"{actor} and {actor2} has reslotted this Slot."</text:p>
          </table:table-cell>
          <table:table-cell table:number-columns-repeated="1022"/>
        </table:table-row>
        <table:table-row table:style-name="ro1">
          <table:table-cell table:formula="of:=LOWER([$'Definition (EN)'.C12]&amp;&quot;_&quot;&amp;[$'Definition (EN)'.D12]&amp;&quot;_&quot;&amp;[$'Definition (EN)'.$AA$3]&amp;&quot;_&quot;&amp;[$'Definition (EN)'.$AA$2]&amp;&quot;:&quot;)" office:value-type="string" office:string-value="slot_reslot_activity_aggregate:" calcext:value-type="string">
            <text:p>slot_reslot_activity_aggregate:</text:p>
          </table:table-cell>
          <table:table-cell table:formula="of:=&quot;&quot;&quot;&quot;&amp;SUBSTITUTE([$'Definition (EN)'.AA12]; &quot;{count}&quot;; &quot;%{count}&quot;)&amp;&quot;&quot;&quot;&quot;" office:value-type="string" office:string-value="&quot;{actor} and %{count} others have reslotted this Slot.&quot;" calcext:value-type="string">
            <text:p>"{actor} and %{count} others have reslotted this Slot."</text:p>
          </table:table-cell>
          <table:table-cell table:number-columns-repeated="1022"/>
        </table:table-row>
        <table:table-row table:style-name="ro1">
          <table:table-cell table:formula="of:=LOWER([$'Definition (EN)'.C12]&amp;&quot;_&quot;&amp;[$'Definition (EN)'.D12]&amp;&quot;_&quot;&amp;[$'Definition (EN)'.$J$3]&amp;&quot;_&quot;&amp;[$'Definition (EN)'.$H$2]&amp;&quot;:&quot;)" office:value-type="string" office:string-value="slot_reslot_me-to-owner_singular:" calcext:value-type="string">
            <text:p>slot_reslot_me-to-owner_singular:</text:p>
          </table:table-cell>
          <table:table-cell table:formula="of:=&quot;&quot;&quot;&quot;&amp;[$'Definition (EN)'.J12]&amp;&quot;&quot;&quot;&quot;" office:value-type="string" office:string-value="&quot;&quot;" calcext:value-type="string">
            <text:p>""</text:p>
          </table:table-cell>
          <table:table-cell table:number-columns-repeated="1022"/>
        </table:table-row>
        <table:table-row table:style-name="ro1">
          <table:table-cell table:formula="of:=LOWER([$'Definition (EN)'.C12]&amp;&quot;_&quot;&amp;[$'Definition (EN)'.D12]&amp;&quot;_&quot;&amp;[$'Definition (EN)'.$V$3]&amp;&quot;_&quot;&amp;[$'Definition (EN)'.$H$2]&amp;&quot;:&quot;)" office:value-type="string" office:string-value="slot_reslot_activity-to-owner_singular:" calcext:value-type="string">
            <text:p>slot_reslot_activity-to-owner_singular:</text:p>
          </table:table-cell>
          <table:table-cell table:formula="of:=&quot;&quot;&quot;&quot;&amp;[$'Definition (EN)'.V12]&amp;&quot;&quot;&quot;&quot;" office:value-type="string" office:string-value="&quot;{actor} has reslotted your Slot.&quot;" calcext:value-type="string">
            <text:p>"{actor} has reslotted your Slot."</text:p>
          </table:table-cell>
          <table:table-cell table:number-columns-repeated="1022"/>
        </table:table-row>
        <table:table-row table:style-name="ro1">
          <table:table-cell table:formula="of:=LOWER([$'Definition (EN)'.C12]&amp;&quot;_&quot;&amp;[$'Definition (EN)'.D12]&amp;&quot;_&quot;&amp;[$'Definition (EN)'.$R$3]&amp;&quot;_&quot;&amp;[$'Definition (EN)'.$H$2]&amp;&quot;:&quot;)" office:value-type="string" office:string-value="slot_reslot_notify-to-owner_singular:" calcext:value-type="string">
            <text:p>slot_reslot_notify-to-owner_singular:</text:p>
          </table:table-cell>
          <table:table-cell table:formula="of:=&quot;&quot;&quot;&quot;&amp;[$'Definition (EN)'.R12]&amp;&quot;&quot;&quot;&quot;" office:value-type="string" office:string-value="&quot;{actor} reslotted your Slot: {slot}&quot;" calcext:value-type="string">
            <text:p>"{actor} reslotted your Slot: {slot}"</text:p>
          </table:table-cell>
          <table:table-cell table:number-columns-repeated="1022"/>
        </table:table-row>
        <table:table-row table:style-name="ro1">
          <table:table-cell table:formula="of:=LOWER([$'Definition (EN)'.C12]&amp;&quot;_&quot;&amp;[$'Definition (EN)'.D12]&amp;&quot;_&quot;&amp;[$'Definition (EN)'.$N$3]&amp;&quot;_&quot;&amp;[$'Definition (EN)'.$H$2]&amp;&quot;:&quot;)" office:value-type="string" office:string-value="slot_reslot_push-to-owner_singular:" calcext:value-type="string">
            <text:p>slot_reslot_push-to-owner_singular:</text:p>
          </table:table-cell>
          <table:table-cell table:formula="of:=&quot;&quot;&quot;&quot;&amp;SUBSTITUTE([$'Definition (EN)'.N12]; &quot;{&quot;; &quot;%{&quot;)&amp;&quot;&quot;&quot;&quot;" office:value-type="string" office:string-value="&quot;%{actor} reslotted your Slot: %{slot}&quot;" calcext:value-type="string">
            <text:p>"%{actor} reslotted your Slot: %{slot}"</text:p>
          </table:table-cell>
          <table:table-cell table:number-columns-repeated="1022"/>
        </table:table-row>
        <table:table-row table:style-name="ro1">
          <table:table-cell table:formula="of:=LOWER([$'Definition (EN)'.C12]&amp;&quot;_&quot;&amp;[$'Definition (EN)'.D12]&amp;&quot;_&quot;&amp;[$'Definition (EN)'.$X$3]&amp;&quot;_&quot;&amp;[$'Definition (EN)'.$W$2]&amp;&quot;:&quot;)" office:value-type="string" office:string-value="slot_reslot_activity-to-owner_plural:" calcext:value-type="string">
            <text:p>slot_reslot_activity-to-owner_plural:</text:p>
          </table:table-cell>
          <table:table-cell table:formula="of:=&quot;&quot;&quot;&quot;&amp;[$'Definition (EN)'.X12]&amp;&quot;&quot;&quot;&quot;" office:value-type="string" office:string-value="&quot;{actor} and {user} have reslotted your Slot.&quot;" calcext:value-type="string">
            <text:p>"{actor} and {user} have reslotted your Slot."</text:p>
          </table:table-cell>
          <table:table-cell table:number-columns-repeated="1022"/>
        </table:table-row>
        <table:table-row table:style-name="ro1">
          <table:table-cell table:formula="of:=LOWER([$'Definition (EN)'.C12]&amp;&quot;_&quot;&amp;[$'Definition (EN)'.D12]&amp;&quot;_&quot;&amp;[$'Definition (EN)'.$AB$3]&amp;&quot;_&quot;&amp;[$'Definition (EN)'.$AA$2]&amp;&quot;:&quot;)" office:value-type="string" office:string-value="slot_reslot_activity-to-owner_aggregate:" calcext:value-type="string">
            <text:p>slot_reslot_activity-to-owner_aggregate:</text:p>
          </table:table-cell>
          <table:table-cell table:formula="of:=&quot;&quot;&quot;&quot;&amp;SUBSTITUTE([$'Definition (EN)'.AB12]; &quot;{count}&quot;; &quot;%{count}&quot;)&amp;&quot;&quot;&quot;&quot;" office:value-type="string" office:string-value="&quot;{actor} and %{count} others have reslotted your Slot.&quot;" calcext:value-type="string">
            <text:p>"{actor} and %{count} others have reslotted your Slot."</text:p>
          </table:table-cell>
          <table:table-cell table:number-columns-repeated="1022"/>
        </table:table-row>
        <table:table-row table:style-name="ro2">
          <table:table-cell table:number-columns-repeated="1024"/>
        </table:table-row>
        <table:table-row table:style-name="ro1">
          <table:table-cell table:formula="of:=LOWER([$'Definition (EN)'.C13]&amp;&quot;_&quot;&amp;[$'Definition (EN)'.D13]&amp;&quot;_&quot;&amp;[$'Definition (EN)'.$I$3]&amp;&quot;_&quot;&amp;[$'Definition (EN)'.$H$2]&amp;&quot;:&quot;)" office:value-type="string" office:string-value="user_accept_me_singular:" calcext:value-type="string">
            <text:p>user_accept_me_singular:</text:p>
          </table:table-cell>
          <table:table-cell table:formula="of:=&quot;&quot;&quot;&quot;&amp;[$'Definition (EN)'.I13]&amp;&quot;&quot;&quot;&quot;" office:value-type="string" office:string-value="&quot;&quot;" calcext:value-type="string">
            <text:p>""</text:p>
          </table:table-cell>
          <table:table-cell table:number-columns-repeated="1022"/>
        </table:table-row>
        <table:table-row table:style-name="ro1">
          <table:table-cell table:formula="of:=LOWER([$'Definition (EN)'.C13]&amp;&quot;_&quot;&amp;[$'Definition (EN)'.D13]&amp;&quot;_&quot;&amp;[$'Definition (EN)'.$U$3]&amp;&quot;_&quot;&amp;[$'Definition (EN)'.$H$2]&amp;&quot;:&quot;)" office:value-type="string" office:string-value="user_accept_activity_singular:" calcext:value-type="string">
            <text:p>user_accept_activity_singular:</text:p>
          </table:table-cell>
          <table:table-cell table:formula="of:=&quot;&quot;&quot;&quot;&amp;[$'Definition (EN)'.U13]&amp;&quot;&quot;&quot;&quot;" office:value-type="string" office:string-value="&quot;{actor} and {user} are now friends.&quot;" calcext:value-type="string">
            <text:p>"{actor} and {user} are now friends."</text:p>
          </table:table-cell>
          <table:table-cell table:number-columns-repeated="1022"/>
        </table:table-row>
        <table:table-row table:style-name="ro1">
          <table:table-cell table:formula="of:=LOWER([$'Definition (EN)'.C13]&amp;&quot;_&quot;&amp;[$'Definition (EN)'.D13]&amp;&quot;_&quot;&amp;[$'Definition (EN)'.$Q$3]&amp;&quot;_&quot;&amp;[$'Definition (EN)'.$H$2]&amp;&quot;:&quot;)" office:value-type="string" office:string-value="user_accept_notify_singular:" calcext:value-type="string">
            <text:p>user_accept_notify_singular:</text:p>
          </table:table-cell>
          <table:table-cell table:formula="of:=&quot;&quot;&quot;&quot;&amp;[$'Definition (EN)'.Q13]&amp;&quot;&quot;&quot;&quot;" office:value-type="string" office:string-value="&quot;You and {user} are now friends.&quot;" calcext:value-type="string">
            <text:p>"You and {user} are now friends."</text:p>
          </table:table-cell>
          <table:table-cell table:number-columns-repeated="1022"/>
        </table:table-row>
        <table:table-row table:style-name="ro1">
          <table:table-cell table:formula="of:=LOWER([$'Definition (EN)'.C13]&amp;&quot;_&quot;&amp;[$'Definition (EN)'.D13]&amp;&quot;_&quot;&amp;[$'Definition (EN)'.$M$3]&amp;&quot;_&quot;&amp;[$'Definition (EN)'.$H$2]&amp;&quot;:&quot;)" office:value-type="string" office:string-value="user_accept_push_singular:" calcext:value-type="string">
            <text:p>user_accept_push_singular:</text:p>
          </table:table-cell>
          <table:table-cell table:formula="of:=&quot;&quot;&quot;&quot;&amp;SUBSTITUTE([$'Definition (EN)'.M13]; &quot;{&quot;; &quot;%{&quot;)&amp;&quot;&quot;&quot;&quot;" office:value-type="string" office:string-value="&quot;%{actor} has accepted your friend request.&quot;" calcext:value-type="string">
            <text:p>"%{actor} has accepted your friend request."</text:p>
          </table:table-cell>
          <table:table-cell table:number-columns-repeated="1022"/>
        </table:table-row>
        <table:table-row table:style-name="ro1">
          <table:table-cell table:formula="of:=LOWER([$'Definition (EN)'.C13]&amp;&quot;_&quot;&amp;[$'Definition (EN)'.D13]&amp;&quot;_&quot;&amp;[$'Definition (EN)'.$W$3]&amp;&quot;_&quot;&amp;[$'Definition (EN)'.$W$2]&amp;&quot;:&quot;)" office:value-type="string" office:string-value="user_accept_activity_plural:" calcext:value-type="string">
            <text:p>user_accept_activity_plural:</text:p>
          </table:table-cell>
          <table:table-cell table:formula="of:=&quot;&quot;&quot;&quot;&amp;[$'Definition (EN)'.W13]&amp;&quot;&quot;&quot;&quot;" office:value-type="string" office:string-value="&quot;{actor} and {user} are now friends.&quot;" calcext:value-type="string">
            <text:p>"{actor} and {user} are now friends."</text:p>
          </table:table-cell>
          <table:table-cell table:number-columns-repeated="1022"/>
        </table:table-row>
        <table:table-row table:style-name="ro1">
          <table:table-cell table:formula="of:=LOWER([$'Definition (EN)'.C13]&amp;&quot;_&quot;&amp;[$'Definition (EN)'.D13]&amp;&quot;_&quot;&amp;[$'Definition (EN)'.$AA$3]&amp;&quot;_&quot;&amp;[$'Definition (EN)'.$AA$2]&amp;&quot;:&quot;)" office:value-type="string" office:string-value="user_accept_activity_aggregate:" calcext:value-type="string">
            <text:p>user_accept_activity_aggregate:</text:p>
          </table:table-cell>
          <table:table-cell table:formula="of:=&quot;&quot;&quot;&quot;&amp;SUBSTITUTE([$'Definition (EN)'.AA13]; &quot;{count}&quot;; &quot;%{count}&quot;)&amp;&quot;&quot;&quot;&quot;" office:value-type="string" office:string-value="&quot;{actor} and {user} are now friends.&quot;" calcext:value-type="string">
            <text:p>"{actor} and {user} are now friends."</text:p>
          </table:table-cell>
          <table:table-cell table:number-columns-repeated="1022"/>
        </table:table-row>
        <table:table-row table:style-name="ro1">
          <table:table-cell table:formula="of:=LOWER([$'Definition (EN)'.C13]&amp;&quot;_&quot;&amp;[$'Definition (EN)'.D13]&amp;&quot;_&quot;&amp;[$'Definition (EN)'.$J$3]&amp;&quot;_&quot;&amp;[$'Definition (EN)'.$H$2]&amp;&quot;:&quot;)" office:value-type="string" office:string-value="user_accept_me-to-owner_singular:" calcext:value-type="string">
            <text:p>user_accept_me-to-owner_singular:</text:p>
          </table:table-cell>
          <table:table-cell table:formula="of:=&quot;&quot;&quot;&quot;&amp;[$'Definition (EN)'.J13]&amp;&quot;&quot;&quot;&quot;" office:value-type="string" office:string-value="&quot;&quot;" calcext:value-type="string">
            <text:p>""</text:p>
          </table:table-cell>
          <table:table-cell table:number-columns-repeated="1022"/>
        </table:table-row>
        <table:table-row table:style-name="ro1">
          <table:table-cell table:formula="of:=LOWER([$'Definition (EN)'.C13]&amp;&quot;_&quot;&amp;[$'Definition (EN)'.D13]&amp;&quot;_&quot;&amp;[$'Definition (EN)'.$V$3]&amp;&quot;_&quot;&amp;[$'Definition (EN)'.$H$2]&amp;&quot;:&quot;)" office:value-type="string" office:string-value="user_accept_activity-to-owner_singular:" calcext:value-type="string">
            <text:p>user_accept_activity-to-owner_singular:</text:p>
          </table:table-cell>
          <table:table-cell table:formula="of:=&quot;&quot;&quot;&quot;&amp;[$'Definition (EN)'.V13]&amp;&quot;&quot;&quot;&quot;" office:value-type="string" office:string-value="&quot;You and {user} are now friends.&quot;" calcext:value-type="string">
            <text:p>"You and {user} are now friends."</text:p>
          </table:table-cell>
          <table:table-cell table:number-columns-repeated="1022"/>
        </table:table-row>
        <table:table-row table:style-name="ro1">
          <table:table-cell table:formula="of:=LOWER([$'Definition (EN)'.C13]&amp;&quot;_&quot;&amp;[$'Definition (EN)'.D13]&amp;&quot;_&quot;&amp;[$'Definition (EN)'.$R$3]&amp;&quot;_&quot;&amp;[$'Definition (EN)'.$H$2]&amp;&quot;:&quot;)" office:value-type="string" office:string-value="user_accept_notify-to-owner_singular:" calcext:value-type="string">
            <text:p>user_accept_notify-to-owner_singular:</text:p>
          </table:table-cell>
          <table:table-cell table:formula="of:=&quot;&quot;&quot;&quot;&amp;[$'Definition (EN)'.R13]&amp;&quot;&quot;&quot;&quot;" office:value-type="string" office:string-value="&quot;You and {user} are now friends.&quot;" calcext:value-type="string">
            <text:p>"You and {user} are now friends."</text:p>
          </table:table-cell>
          <table:table-cell table:number-columns-repeated="1022"/>
        </table:table-row>
        <table:table-row table:style-name="ro1">
          <table:table-cell table:formula="of:=LOWER([$'Definition (EN)'.C13]&amp;&quot;_&quot;&amp;[$'Definition (EN)'.D13]&amp;&quot;_&quot;&amp;[$'Definition (EN)'.$N$3]&amp;&quot;_&quot;&amp;[$'Definition (EN)'.$H$2]&amp;&quot;:&quot;)" office:value-type="string" office:string-value="user_accept_push-to-owner_singular:" calcext:value-type="string">
            <text:p>user_accept_push-to-owner_singular:</text:p>
          </table:table-cell>
          <table:table-cell table:formula="of:=&quot;&quot;&quot;&quot;&amp;SUBSTITUTE([$'Definition (EN)'.N13]; &quot;{&quot;; &quot;%{&quot;)&amp;&quot;&quot;&quot;&quot;" office:value-type="string" office:string-value="&quot;%{actor} has accepted your friend request.&quot;" calcext:value-type="string">
            <text:p>"%{actor} has accepted your friend request."</text:p>
          </table:table-cell>
          <table:table-cell table:number-columns-repeated="1022"/>
        </table:table-row>
        <table:table-row table:style-name="ro1">
          <table:table-cell table:formula="of:=LOWER([$'Definition (EN)'.C13]&amp;&quot;_&quot;&amp;[$'Definition (EN)'.D13]&amp;&quot;_&quot;&amp;[$'Definition (EN)'.$X$3]&amp;&quot;_&quot;&amp;[$'Definition (EN)'.$W$2]&amp;&quot;:&quot;)" office:value-type="string" office:string-value="user_accept_activity-to-owner_plural:" calcext:value-type="string">
            <text:p>user_accept_activity-to-owner_plural:</text:p>
          </table:table-cell>
          <table:table-cell table:formula="of:=&quot;&quot;&quot;&quot;&amp;[$'Definition (EN)'.X13]&amp;&quot;&quot;&quot;&quot;" office:value-type="string" office:string-value="&quot;You and {user} are now friends.&quot;" calcext:value-type="string">
            <text:p>"You and {user} are now friends."</text:p>
          </table:table-cell>
          <table:table-cell table:number-columns-repeated="1022"/>
        </table:table-row>
        <table:table-row table:style-name="ro1">
          <table:table-cell table:formula="of:=LOWER([$'Definition (EN)'.C13]&amp;&quot;_&quot;&amp;[$'Definition (EN)'.D13]&amp;&quot;_&quot;&amp;[$'Definition (EN)'.$AB$3]&amp;&quot;_&quot;&amp;[$'Definition (EN)'.$AA$2]&amp;&quot;:&quot;)" office:value-type="string" office:string-value="user_accept_activity-to-owner_aggregate:" calcext:value-type="string">
            <text:p>user_accept_activity-to-owner_aggregate:</text:p>
          </table:table-cell>
          <table:table-cell table:formula="of:=&quot;&quot;&quot;&quot;&amp;SUBSTITUTE([$'Definition (EN)'.AB13]; &quot;{count}&quot;; &quot;%{count}&quot;)&amp;&quot;&quot;&quot;&quot;" office:value-type="string" office:string-value="&quot;You and {user} are now friends.&quot;" calcext:value-type="string">
            <text:p>"You and {user} are now friends."</text:p>
          </table:table-cell>
          <table:table-cell table:number-columns-repeated="1022"/>
        </table:table-row>
        <table:table-row table:style-name="ro2">
          <table:table-cell table:number-columns-repeated="1024"/>
        </table:table-row>
        <table:table-row table:style-name="ro1">
          <table:table-cell table:formula="of:=LOWER([$'Definition (EN)'.C14]&amp;&quot;_&quot;&amp;[$'Definition (EN)'.D14]&amp;&quot;_&quot;&amp;[$'Definition (EN)'.$I$3]&amp;&quot;_&quot;&amp;[$'Definition (EN)'.$H$2]&amp;&quot;:&quot;)" office:value-type="string" office:string-value="user_friendship_me_singular:" calcext:value-type="string">
            <text:p>user_friendship_me_singular:</text:p>
          </table:table-cell>
          <table:table-cell table:formula="of:=&quot;&quot;&quot;&quot;&amp;[$'Definition (EN)'.I14]&amp;&quot;&quot;&quot;&quot;" office:value-type="string" office:string-value="&quot;You accepted the friend request from: {user}&quot;" calcext:value-type="string">
            <text:p>"You accepted the friend request from: {user}"</text:p>
          </table:table-cell>
          <table:table-cell table:number-columns-repeated="1022"/>
        </table:table-row>
        <table:table-row table:style-name="ro1">
          <table:table-cell table:formula="of:=LOWER([$'Definition (EN)'.C14]&amp;&quot;_&quot;&amp;[$'Definition (EN)'.D14]&amp;&quot;_&quot;&amp;[$'Definition (EN)'.$U$3]&amp;&quot;_&quot;&amp;[$'Definition (EN)'.$H$2]&amp;&quot;:&quot;)" office:value-type="string" office:string-value="user_friendship_activity_singular:" calcext:value-type="string">
            <text:p>user_friendship_activity_singular:</text:p>
          </table:table-cell>
          <table:table-cell table:formula="of:=&quot;&quot;&quot;&quot;&amp;[$'Definition (EN)'.U14]&amp;&quot;&quot;&quot;&quot;" office:value-type="string" office:string-value="&quot;{user} and {actor} are now friends.&quot;" calcext:value-type="string">
            <text:p>"{user} and {actor} are now friends."</text:p>
          </table:table-cell>
          <table:table-cell table:number-columns-repeated="1022"/>
        </table:table-row>
        <table:table-row table:style-name="ro1">
          <table:table-cell table:formula="of:=LOWER([$'Definition (EN)'.C14]&amp;&quot;_&quot;&amp;[$'Definition (EN)'.D14]&amp;&quot;_&quot;&amp;[$'Definition (EN)'.$Q$3]&amp;&quot;_&quot;&amp;[$'Definition (EN)'.$H$2]&amp;&quot;:&quot;)" office:value-type="string" office:string-value="user_friendship_notify_singular:" calcext:value-type="string">
            <text:p>user_friendship_notify_singular:</text:p>
          </table:table-cell>
          <table:table-cell table:formula="of:=&quot;&quot;&quot;&quot;&amp;[$'Definition (EN)'.Q14]&amp;&quot;&quot;&quot;&quot;" office:value-type="string" office:string-value="&quot;You and {actor} are now friends.&quot;" calcext:value-type="string">
            <text:p>"You and {actor} are now friends."</text:p>
          </table:table-cell>
          <table:table-cell table:number-columns-repeated="1022"/>
        </table:table-row>
        <table:table-row table:style-name="ro1">
          <table:table-cell table:formula="of:=LOWER([$'Definition (EN)'.C14]&amp;&quot;_&quot;&amp;[$'Definition (EN)'.D14]&amp;&quot;_&quot;&amp;[$'Definition (EN)'.$M$3]&amp;&quot;_&quot;&amp;[$'Definition (EN)'.$H$2]&amp;&quot;:&quot;)" office:value-type="string" office:string-value="user_friendship_push_singular:" calcext:value-type="string">
            <text:p>user_friendship_push_singular:</text:p>
          </table:table-cell>
          <table:table-cell table:formula="of:=&quot;&quot;&quot;&quot;&amp;SUBSTITUTE([$'Definition (EN)'.M14]; &quot;{&quot;; &quot;%{&quot;)&amp;&quot;&quot;&quot;&quot;" office:value-type="string" office:string-value="&quot;&quot;" calcext:value-type="string">
            <text:p>""</text:p>
          </table:table-cell>
          <table:table-cell table:number-columns-repeated="1022"/>
        </table:table-row>
        <table:table-row table:style-name="ro1">
          <table:table-cell table:formula="of:=LOWER([$'Definition (EN)'.C14]&amp;&quot;_&quot;&amp;[$'Definition (EN)'.D14]&amp;&quot;_&quot;&amp;[$'Definition (EN)'.$W$3]&amp;&quot;_&quot;&amp;[$'Definition (EN)'.$W$2]&amp;&quot;:&quot;)" office:value-type="string" office:string-value="user_friendship_activity_plural:" calcext:value-type="string">
            <text:p>user_friendship_activity_plural:</text:p>
          </table:table-cell>
          <table:table-cell table:formula="of:=&quot;&quot;&quot;&quot;&amp;[$'Definition (EN)'.W14]&amp;&quot;&quot;&quot;&quot;" office:value-type="string" office:string-value="&quot;{user} and {actor} are now friends.&quot;" calcext:value-type="string">
            <text:p>"{user} and {actor} are now friends."</text:p>
          </table:table-cell>
          <table:table-cell table:number-columns-repeated="1022"/>
        </table:table-row>
        <table:table-row table:style-name="ro1">
          <table:table-cell table:formula="of:=LOWER([$'Definition (EN)'.C14]&amp;&quot;_&quot;&amp;[$'Definition (EN)'.D14]&amp;&quot;_&quot;&amp;[$'Definition (EN)'.$AA$3]&amp;&quot;_&quot;&amp;[$'Definition (EN)'.$AA$2]&amp;&quot;:&quot;)" office:value-type="string" office:string-value="user_friendship_activity_aggregate:" calcext:value-type="string">
            <text:p>user_friendship_activity_aggregate:</text:p>
          </table:table-cell>
          <table:table-cell table:formula="of:=&quot;&quot;&quot;&quot;&amp;SUBSTITUTE([$'Definition (EN)'.AA14]; &quot;{count}&quot;; &quot;%{count}&quot;)&amp;&quot;&quot;&quot;&quot;" office:value-type="string" office:string-value="&quot;{user} and {actor} are now friends.&quot;" calcext:value-type="string">
            <text:p>"{user} and {actor} are now friends."</text:p>
          </table:table-cell>
          <table:table-cell table:number-columns-repeated="1022"/>
        </table:table-row>
        <table:table-row table:style-name="ro1">
          <table:table-cell table:formula="of:=LOWER([$'Definition (EN)'.C14]&amp;&quot;_&quot;&amp;[$'Definition (EN)'.D14]&amp;&quot;_&quot;&amp;[$'Definition (EN)'.$J$3]&amp;&quot;_&quot;&amp;[$'Definition (EN)'.$H$2]&amp;&quot;:&quot;)" office:value-type="string" office:string-value="user_friendship_me-to-owner_singular:" calcext:value-type="string">
            <text:p>user_friendship_me-to-owner_singular:</text:p>
          </table:table-cell>
          <table:table-cell table:formula="of:=&quot;&quot;&quot;&quot;&amp;[$'Definition (EN)'.J14]&amp;&quot;&quot;&quot;&quot;" office:value-type="string" office:string-value="&quot;&quot;" calcext:value-type="string">
            <text:p>""</text:p>
          </table:table-cell>
          <table:table-cell table:number-columns-repeated="1022"/>
        </table:table-row>
        <table:table-row table:style-name="ro1">
          <table:table-cell table:formula="of:=LOWER([$'Definition (EN)'.C14]&amp;&quot;_&quot;&amp;[$'Definition (EN)'.D14]&amp;&quot;_&quot;&amp;[$'Definition (EN)'.$V$3]&amp;&quot;_&quot;&amp;[$'Definition (EN)'.$H$2]&amp;&quot;:&quot;)" office:value-type="string" office:string-value="user_friendship_activity-to-owner_singular:" calcext:value-type="string">
            <text:p>user_friendship_activity-to-owner_singular:</text:p>
          </table:table-cell>
          <table:table-cell table:formula="of:=&quot;&quot;&quot;&quot;&amp;[$'Definition (EN)'.V14]&amp;&quot;&quot;&quot;&quot;" office:value-type="string" office:string-value="&quot;You and {actor} are now friends.&quot;" calcext:value-type="string">
            <text:p>"You and {actor} are now friends."</text:p>
          </table:table-cell>
          <table:table-cell table:number-columns-repeated="1022"/>
        </table:table-row>
        <table:table-row table:style-name="ro1">
          <table:table-cell table:formula="of:=LOWER([$'Definition (EN)'.C14]&amp;&quot;_&quot;&amp;[$'Definition (EN)'.D14]&amp;&quot;_&quot;&amp;[$'Definition (EN)'.$R$3]&amp;&quot;_&quot;&amp;[$'Definition (EN)'.$H$2]&amp;&quot;:&quot;)" office:value-type="string" office:string-value="user_friendship_notify-to-owner_singular:" calcext:value-type="string">
            <text:p>user_friendship_notify-to-owner_singular:</text:p>
          </table:table-cell>
          <table:table-cell table:formula="of:=&quot;&quot;&quot;&quot;&amp;[$'Definition (EN)'.R14]&amp;&quot;&quot;&quot;&quot;" office:value-type="string" office:string-value="&quot;You and {actor} are now friends.&quot;" calcext:value-type="string">
            <text:p>"You and {actor} are now friends."</text:p>
          </table:table-cell>
          <table:table-cell table:number-columns-repeated="1022"/>
        </table:table-row>
        <table:table-row table:style-name="ro1">
          <table:table-cell table:formula="of:=LOWER([$'Definition (EN)'.C14]&amp;&quot;_&quot;&amp;[$'Definition (EN)'.D14]&amp;&quot;_&quot;&amp;[$'Definition (EN)'.$N$3]&amp;&quot;_&quot;&amp;[$'Definition (EN)'.$H$2]&amp;&quot;:&quot;)" office:value-type="string" office:string-value="user_friendship_push-to-owner_singular:" calcext:value-type="string">
            <text:p>user_friendship_push-to-owner_singular:</text:p>
          </table:table-cell>
          <table:table-cell table:formula="of:=&quot;&quot;&quot;&quot;&amp;SUBSTITUTE([$'Definition (EN)'.N14]; &quot;{&quot;; &quot;%{&quot;)&amp;&quot;&quot;&quot;&quot;" office:value-type="string" office:string-value="&quot;&quot;" calcext:value-type="string">
            <text:p>""</text:p>
          </table:table-cell>
          <table:table-cell table:number-columns-repeated="1022"/>
        </table:table-row>
        <table:table-row table:style-name="ro1">
          <table:table-cell table:formula="of:=LOWER([$'Definition (EN)'.C14]&amp;&quot;_&quot;&amp;[$'Definition (EN)'.D14]&amp;&quot;_&quot;&amp;[$'Definition (EN)'.$X$3]&amp;&quot;_&quot;&amp;[$'Definition (EN)'.$W$2]&amp;&quot;:&quot;)" office:value-type="string" office:string-value="user_friendship_activity-to-owner_plural:" calcext:value-type="string">
            <text:p>user_friendship_activity-to-owner_plural:</text:p>
          </table:table-cell>
          <table:table-cell table:formula="of:=&quot;&quot;&quot;&quot;&amp;[$'Definition (EN)'.X14]&amp;&quot;&quot;&quot;&quot;" office:value-type="string" office:string-value="&quot;You and {actor} are now friends.&quot;" calcext:value-type="string">
            <text:p>"You and {actor} are now friends."</text:p>
          </table:table-cell>
          <table:table-cell table:number-columns-repeated="1022"/>
        </table:table-row>
        <table:table-row table:style-name="ro1">
          <table:table-cell table:formula="of:=LOWER([$'Definition (EN)'.C14]&amp;&quot;_&quot;&amp;[$'Definition (EN)'.D14]&amp;&quot;_&quot;&amp;[$'Definition (EN)'.$AB$3]&amp;&quot;_&quot;&amp;[$'Definition (EN)'.$AA$2]&amp;&quot;:&quot;)" office:value-type="string" office:string-value="user_friendship_activity-to-owner_aggregate:" calcext:value-type="string">
            <text:p>user_friendship_activity-to-owner_aggregate:</text:p>
          </table:table-cell>
          <table:table-cell table:formula="of:=&quot;&quot;&quot;&quot;&amp;SUBSTITUTE([$'Definition (EN)'.AB14]; &quot;{count}&quot;; &quot;%{count}&quot;)&amp;&quot;&quot;&quot;&quot;" office:value-type="string" office:string-value="&quot;You and {actor} are now friends.&quot;" calcext:value-type="string">
            <text:p>"You and {actor} are now friends."</text:p>
          </table:table-cell>
          <table:table-cell table:number-columns-repeated="1022"/>
        </table:table-row>
        <table:table-row table:style-name="ro2">
          <table:table-cell table:number-columns-repeated="1024"/>
        </table:table-row>
        <table:table-row table:style-name="ro1">
          <table:table-cell table:formula="of:=LOWER([$'Definition (EN)'.C15]&amp;&quot;_&quot;&amp;[$'Definition (EN)'.D15]&amp;&quot;_&quot;&amp;[$'Definition (EN)'.$I$3]&amp;&quot;_&quot;&amp;[$'Definition (EN)'.$H$2]&amp;&quot;:&quot;)" office:value-type="string" office:string-value="group_membership_me_singular:" calcext:value-type="string">
            <text:p>group_membership_me_singular:</text:p>
          </table:table-cell>
          <table:table-cell table:formula="of:=&quot;&quot;&quot;&quot;&amp;[$'Definition (EN)'.I15]&amp;&quot;&quot;&quot;&quot;" office:value-type="string" office:string-value="&quot;You subscribed to the calendar: {group}&quot;" calcext:value-type="string">
            <text:p>"You subscribed to the calendar: {group}"</text:p>
          </table:table-cell>
          <table:table-cell table:number-columns-repeated="1022"/>
        </table:table-row>
        <table:table-row table:style-name="ro1">
          <table:table-cell table:formula="of:=LOWER([$'Definition (EN)'.C15]&amp;&quot;_&quot;&amp;[$'Definition (EN)'.D15]&amp;&quot;_&quot;&amp;[$'Definition (EN)'.$U$3]&amp;&quot;_&quot;&amp;[$'Definition (EN)'.$H$2]&amp;&quot;:&quot;)" office:value-type="string" office:string-value="group_membership_activity_singular:" calcext:value-type="string">
            <text:p>group_membership_activity_singular:</text:p>
          </table:table-cell>
          <table:table-cell table:formula="of:=&quot;&quot;&quot;&quot;&amp;[$'Definition (EN)'.U15]&amp;&quot;&quot;&quot;&quot;" office:value-type="string" office:string-value="&quot;{actor} subscribed to the calendar {group}.&quot;" calcext:value-type="string">
            <text:p>"{actor} subscribed to the calendar {group}."</text:p>
          </table:table-cell>
          <table:table-cell table:number-columns-repeated="1022"/>
        </table:table-row>
        <table:table-row table:style-name="ro1">
          <table:table-cell table:formula="of:=LOWER([$'Definition (EN)'.C15]&amp;&quot;_&quot;&amp;[$'Definition (EN)'.D15]&amp;&quot;_&quot;&amp;[$'Definition (EN)'.$Q$3]&amp;&quot;_&quot;&amp;[$'Definition (EN)'.$H$2]&amp;&quot;:&quot;)" office:value-type="string" office:string-value="group_membership_notify_singular:" calcext:value-type="string">
            <text:p>group_membership_notify_singular:</text:p>
          </table:table-cell>
          <table:table-cell table:formula="of:=&quot;&quot;&quot;&quot;&amp;[$'Definition (EN)'.Q15]&amp;&quot;&quot;&quot;&quot;" office:value-type="string" office:string-value="&quot;{actor} subscribed to the calendar: {group}&quot;" calcext:value-type="string">
            <text:p>"{actor} subscribed to the calendar: {group}"</text:p>
          </table:table-cell>
          <table:table-cell table:number-columns-repeated="1022"/>
        </table:table-row>
        <table:table-row table:style-name="ro1">
          <table:table-cell table:formula="of:=LOWER([$'Definition (EN)'.C15]&amp;&quot;_&quot;&amp;[$'Definition (EN)'.D15]&amp;&quot;_&quot;&amp;[$'Definition (EN)'.$M$3]&amp;&quot;_&quot;&amp;[$'Definition (EN)'.$H$2]&amp;&quot;:&quot;)" office:value-type="string" office:string-value="group_membership_push_singular:" calcext:value-type="string">
            <text:p>group_membership_push_singular:</text:p>
          </table:table-cell>
          <table:table-cell table:formula="of:=&quot;&quot;&quot;&quot;&amp;SUBSTITUTE([$'Definition (EN)'.M15]; &quot;{&quot;; &quot;%{&quot;)&amp;&quot;&quot;&quot;&quot;" office:value-type="string" office:string-value="&quot;%{actor} subscribed to the calendar: %{group}&quot;" calcext:value-type="string">
            <text:p>"%{actor} subscribed to the calendar: %{group}"</text:p>
          </table:table-cell>
          <table:table-cell table:number-columns-repeated="1022"/>
        </table:table-row>
        <table:table-row table:style-name="ro1">
          <table:table-cell table:formula="of:=LOWER([$'Definition (EN)'.C15]&amp;&quot;_&quot;&amp;[$'Definition (EN)'.D15]&amp;&quot;_&quot;&amp;[$'Definition (EN)'.$W$3]&amp;&quot;_&quot;&amp;[$'Definition (EN)'.$W$2]&amp;&quot;:&quot;)" office:value-type="string" office:string-value="group_membership_activity_plural:" calcext:value-type="string">
            <text:p>group_membership_activity_plural:</text:p>
          </table:table-cell>
          <table:table-cell table:formula="of:=&quot;&quot;&quot;&quot;&amp;[$'Definition (EN)'.W15]&amp;&quot;&quot;&quot;&quot;" office:value-type="string" office:string-value="&quot;{actor} and {actor2} subscribed to the calendar: {group}.&quot;" calcext:value-type="string">
            <text:p>"{actor} and {actor2} subscribed to the calendar: {group}."</text:p>
          </table:table-cell>
          <table:table-cell table:number-columns-repeated="1022"/>
        </table:table-row>
        <table:table-row table:style-name="ro1">
          <table:table-cell table:formula="of:=LOWER([$'Definition (EN)'.C15]&amp;&quot;_&quot;&amp;[$'Definition (EN)'.D15]&amp;&quot;_&quot;&amp;[$'Definition (EN)'.$AA$3]&amp;&quot;_&quot;&amp;[$'Definition (EN)'.$AA$2]&amp;&quot;:&quot;)" office:value-type="string" office:string-value="group_membership_activity_aggregate:" calcext:value-type="string">
            <text:p>group_membership_activity_aggregate:</text:p>
          </table:table-cell>
          <table:table-cell table:formula="of:=&quot;&quot;&quot;&quot;&amp;SUBSTITUTE([$'Definition (EN)'.AA15]; &quot;{count}&quot;; &quot;%{count}&quot;)&amp;&quot;&quot;&quot;&quot;" office:value-type="string" office:string-value="&quot;{actor} and %{count} others subscribed to the calendar: {group}.&quot;" calcext:value-type="string">
            <text:p>"{actor} and %{count} others subscribed to the calendar: {group}."</text:p>
          </table:table-cell>
          <table:table-cell table:number-columns-repeated="1022"/>
        </table:table-row>
        <table:table-row table:style-name="ro1">
          <table:table-cell table:formula="of:=LOWER([$'Definition (EN)'.C15]&amp;&quot;_&quot;&amp;[$'Definition (EN)'.D15]&amp;&quot;_&quot;&amp;[$'Definition (EN)'.$J$3]&amp;&quot;_&quot;&amp;[$'Definition (EN)'.$H$2]&amp;&quot;:&quot;)" office:value-type="string" office:string-value="group_membership_me-to-owner_singular:" calcext:value-type="string">
            <text:p>group_membership_me-to-owner_singular:</text:p>
          </table:table-cell>
          <table:table-cell table:formula="of:=&quot;&quot;&quot;&quot;&amp;[$'Definition (EN)'.J15]&amp;&quot;&quot;&quot;&quot;" office:value-type="string" office:string-value="&quot;&quot;" calcext:value-type="string">
            <text:p>""</text:p>
          </table:table-cell>
          <table:table-cell table:number-columns-repeated="1022"/>
        </table:table-row>
        <table:table-row table:style-name="ro1">
          <table:table-cell table:formula="of:=LOWER([$'Definition (EN)'.C15]&amp;&quot;_&quot;&amp;[$'Definition (EN)'.D15]&amp;&quot;_&quot;&amp;[$'Definition (EN)'.$V$3]&amp;&quot;_&quot;&amp;[$'Definition (EN)'.$H$2]&amp;&quot;:&quot;)" office:value-type="string" office:string-value="group_membership_activity-to-owner_singular:" calcext:value-type="string">
            <text:p>group_membership_activity-to-owner_singular:</text:p>
          </table:table-cell>
          <table:table-cell table:formula="of:=&quot;&quot;&quot;&quot;&amp;[$'Definition (EN)'.V15]&amp;&quot;&quot;&quot;&quot;" office:value-type="string" office:string-value="&quot;{actor} subscribed to your calendar {group}.&quot;" calcext:value-type="string">
            <text:p>"{actor} subscribed to your calendar {group}."</text:p>
          </table:table-cell>
          <table:table-cell table:number-columns-repeated="1022"/>
        </table:table-row>
        <table:table-row table:style-name="ro1">
          <table:table-cell table:formula="of:=LOWER([$'Definition (EN)'.C15]&amp;&quot;_&quot;&amp;[$'Definition (EN)'.D15]&amp;&quot;_&quot;&amp;[$'Definition (EN)'.$R$3]&amp;&quot;_&quot;&amp;[$'Definition (EN)'.$H$2]&amp;&quot;:&quot;)" office:value-type="string" office:string-value="group_membership_notify-to-owner_singular:" calcext:value-type="string">
            <text:p>group_membership_notify-to-owner_singular:</text:p>
          </table:table-cell>
          <table:table-cell table:formula="of:=&quot;&quot;&quot;&quot;&amp;[$'Definition (EN)'.R15]&amp;&quot;&quot;&quot;&quot;" office:value-type="string" office:string-value="&quot;{actor} subscribed to your calendar: {group}&quot;" calcext:value-type="string">
            <text:p>"{actor} subscribed to your calendar: {group}"</text:p>
          </table:table-cell>
          <table:table-cell table:number-columns-repeated="1022"/>
        </table:table-row>
        <table:table-row table:style-name="ro1">
          <table:table-cell table:formula="of:=LOWER([$'Definition (EN)'.C15]&amp;&quot;_&quot;&amp;[$'Definition (EN)'.D15]&amp;&quot;_&quot;&amp;[$'Definition (EN)'.$N$3]&amp;&quot;_&quot;&amp;[$'Definition (EN)'.$H$2]&amp;&quot;:&quot;)" office:value-type="string" office:string-value="group_membership_push-to-owner_singular:" calcext:value-type="string">
            <text:p>group_membership_push-to-owner_singular:</text:p>
          </table:table-cell>
          <table:table-cell table:formula="of:=&quot;&quot;&quot;&quot;&amp;SUBSTITUTE([$'Definition (EN)'.N15]; &quot;{&quot;; &quot;%{&quot;)&amp;&quot;&quot;&quot;&quot;" office:value-type="string" office:string-value="&quot;%{actor} subscribed to your calendar: %{group}&quot;" calcext:value-type="string">
            <text:p>"%{actor} subscribed to your calendar: %{group}"</text:p>
          </table:table-cell>
          <table:table-cell table:number-columns-repeated="1022"/>
        </table:table-row>
        <table:table-row table:style-name="ro1">
          <table:table-cell table:formula="of:=LOWER([$'Definition (EN)'.C15]&amp;&quot;_&quot;&amp;[$'Definition (EN)'.D15]&amp;&quot;_&quot;&amp;[$'Definition (EN)'.$X$3]&amp;&quot;_&quot;&amp;[$'Definition (EN)'.$W$2]&amp;&quot;:&quot;)" office:value-type="string" office:string-value="group_membership_activity-to-owner_plural:" calcext:value-type="string">
            <text:p>group_membership_activity-to-owner_plural:</text:p>
          </table:table-cell>
          <table:table-cell table:formula="of:=&quot;&quot;&quot;&quot;&amp;[$'Definition (EN)'.X15]&amp;&quot;&quot;&quot;&quot;" office:value-type="string" office:string-value="&quot;{actor} and {actor2} subscribed to your calendar: {group}.&quot;" calcext:value-type="string">
            <text:p>"{actor} and {actor2} subscribed to your calendar: {group}."</text:p>
          </table:table-cell>
          <table:table-cell table:number-columns-repeated="1022"/>
        </table:table-row>
        <table:table-row table:style-name="ro1">
          <table:table-cell table:formula="of:=LOWER([$'Definition (EN)'.C15]&amp;&quot;_&quot;&amp;[$'Definition (EN)'.D15]&amp;&quot;_&quot;&amp;[$'Definition (EN)'.$AB$3]&amp;&quot;_&quot;&amp;[$'Definition (EN)'.$AA$2]&amp;&quot;:&quot;)" office:value-type="string" office:string-value="group_membership_activity-to-owner_aggregate:" calcext:value-type="string">
            <text:p>group_membership_activity-to-owner_aggregate:</text:p>
          </table:table-cell>
          <table:table-cell table:formula="of:=&quot;&quot;&quot;&quot;&amp;SUBSTITUTE([$'Definition (EN)'.AB15]; &quot;{count}&quot;; &quot;%{count}&quot;)&amp;&quot;&quot;&quot;&quot;" office:value-type="string" office:string-value="&quot;{actor} and %{count} others subscribed to your calendar: {group}.&quot;" calcext:value-type="string">
            <text:p>"{actor} and %{count} others subscribed to your calendar: {group}."</text:p>
          </table:table-cell>
          <table:table-cell table:number-columns-repeated="1022"/>
        </table:table-row>
        <table:table-row table:style-name="ro2">
          <table:table-cell table:number-columns-repeated="1024"/>
        </table:table-row>
        <table:table-row table:style-name="ro1">
          <table:table-cell table:formula="of:=LOWER([$'Definition (EN)'.C16]&amp;&quot;_&quot;&amp;[$'Definition (EN)'.D16]&amp;&quot;_&quot;&amp;[$'Definition (EN)'.$I$3]&amp;&quot;_&quot;&amp;[$'Definition (EN)'.$H$2]&amp;&quot;:&quot;)" office:value-type="string" office:string-value="group_membertag_me_singular:" calcext:value-type="string">
            <text:p>group_membertag_me_singular:</text:p>
          </table:table-cell>
          <table:table-cell table:formula="of:=&quot;&quot;&quot;&quot;&amp;[$'Definition (EN)'.I16]&amp;&quot;&quot;&quot;&quot;" office:value-type="string" office:string-value="&quot;You added {user} to the calendar: {group}&quot;" calcext:value-type="string">
            <text:p>"You added {user} to the calendar: {group}"</text:p>
          </table:table-cell>
          <table:table-cell table:number-columns-repeated="1022"/>
        </table:table-row>
        <table:table-row table:style-name="ro1">
          <table:table-cell table:formula="of:=LOWER([$'Definition (EN)'.C16]&amp;&quot;_&quot;&amp;[$'Definition (EN)'.D16]&amp;&quot;_&quot;&amp;[$'Definition (EN)'.$U$3]&amp;&quot;_&quot;&amp;[$'Definition (EN)'.$H$2]&amp;&quot;:&quot;)" office:value-type="string" office:string-value="group_membertag_activity_singular:" calcext:value-type="string">
            <text:p>group_membertag_activity_singular:</text:p>
          </table:table-cell>
          <table:table-cell table:formula="of:=&quot;&quot;&quot;&quot;&amp;[$'Definition (EN)'.U16]&amp;&quot;&quot;&quot;&quot;" office:value-type="string" office:string-value="&quot;{actor} added {user} to the calendar: {group}.&quot;" calcext:value-type="string">
            <text:p>"{actor} added {user} to the calendar: {group}."</text:p>
          </table:table-cell>
          <table:table-cell table:number-columns-repeated="1022"/>
        </table:table-row>
        <table:table-row table:style-name="ro1">
          <table:table-cell table:formula="of:=LOWER([$'Definition (EN)'.C16]&amp;&quot;_&quot;&amp;[$'Definition (EN)'.D16]&amp;&quot;_&quot;&amp;[$'Definition (EN)'.$Q$3]&amp;&quot;_&quot;&amp;[$'Definition (EN)'.$H$2]&amp;&quot;:&quot;)" office:value-type="string" office:string-value="group_membertag_notify_singular:" calcext:value-type="string">
            <text:p>group_membertag_notify_singular:</text:p>
          </table:table-cell>
          <table:table-cell table:formula="of:=&quot;&quot;&quot;&quot;&amp;[$'Definition (EN)'.Q16]&amp;&quot;&quot;&quot;&quot;" office:value-type="string" office:string-value="&quot;{actor} added you to the calendar: {group}&quot;" calcext:value-type="string">
            <text:p>"{actor} added you to the calendar: {group}"</text:p>
          </table:table-cell>
          <table:table-cell table:number-columns-repeated="1022"/>
        </table:table-row>
        <table:table-row table:style-name="ro1">
          <table:table-cell table:formula="of:=LOWER([$'Definition (EN)'.C16]&amp;&quot;_&quot;&amp;[$'Definition (EN)'.D16]&amp;&quot;_&quot;&amp;[$'Definition (EN)'.$M$3]&amp;&quot;_&quot;&amp;[$'Definition (EN)'.$H$2]&amp;&quot;:&quot;)" office:value-type="string" office:string-value="group_membertag_push_singular:" calcext:value-type="string">
            <text:p>group_membertag_push_singular:</text:p>
          </table:table-cell>
          <table:table-cell table:formula="of:=&quot;&quot;&quot;&quot;&amp;SUBSTITUTE([$'Definition (EN)'.M16]; &quot;{&quot;; &quot;%{&quot;)&amp;&quot;&quot;&quot;&quot;" office:value-type="string" office:string-value="&quot;%{actor} added you to the calendar: %{group}&quot;" calcext:value-type="string">
            <text:p>"%{actor} added you to the calendar: %{group}"</text:p>
          </table:table-cell>
          <table:table-cell table:number-columns-repeated="1022"/>
        </table:table-row>
        <table:table-row table:style-name="ro1">
          <table:table-cell table:formula="of:=LOWER([$'Definition (EN)'.C16]&amp;&quot;_&quot;&amp;[$'Definition (EN)'.D16]&amp;&quot;_&quot;&amp;[$'Definition (EN)'.$W$3]&amp;&quot;_&quot;&amp;[$'Definition (EN)'.$W$2]&amp;&quot;:&quot;)" office:value-type="string" office:string-value="group_membertag_activity_plural:" calcext:value-type="string">
            <text:p>group_membertag_activity_plural:</text:p>
          </table:table-cell>
          <table:table-cell table:formula="of:=&quot;&quot;&quot;&quot;&amp;[$'Definition (EN)'.W16]&amp;&quot;&quot;&quot;&quot;" office:value-type="string" office:string-value="&quot;{actor} added {user} to the calendar: {group}.&quot;" calcext:value-type="string">
            <text:p>"{actor} added {user} to the calendar: {group}."</text:p>
          </table:table-cell>
          <table:table-cell table:number-columns-repeated="1022"/>
        </table:table-row>
        <table:table-row table:style-name="ro1">
          <table:table-cell table:formula="of:=LOWER([$'Definition (EN)'.C16]&amp;&quot;_&quot;&amp;[$'Definition (EN)'.D16]&amp;&quot;_&quot;&amp;[$'Definition (EN)'.$AA$3]&amp;&quot;_&quot;&amp;[$'Definition (EN)'.$AA$2]&amp;&quot;:&quot;)" office:value-type="string" office:string-value="group_membertag_activity_aggregate:" calcext:value-type="string">
            <text:p>group_membertag_activity_aggregate:</text:p>
          </table:table-cell>
          <table:table-cell table:formula="of:=&quot;&quot;&quot;&quot;&amp;SUBSTITUTE([$'Definition (EN)'.AA16]; &quot;{count}&quot;; &quot;%{count}&quot;)&amp;&quot;&quot;&quot;&quot;" office:value-type="string" office:string-value="&quot;{actor} added {user} to the calendar: {group}.&quot;" calcext:value-type="string">
            <text:p>"{actor} added {user} to the calendar: {group}."</text:p>
          </table:table-cell>
          <table:table-cell table:number-columns-repeated="1022"/>
        </table:table-row>
        <table:table-row table:style-name="ro1">
          <table:table-cell table:formula="of:=LOWER([$'Definition (EN)'.C16]&amp;&quot;_&quot;&amp;[$'Definition (EN)'.D16]&amp;&quot;_&quot;&amp;[$'Definition (EN)'.$J$3]&amp;&quot;_&quot;&amp;[$'Definition (EN)'.$H$2]&amp;&quot;:&quot;)" office:value-type="string" office:string-value="group_membertag_me-to-owner_singular:" calcext:value-type="string">
            <text:p>group_membertag_me-to-owner_singular:</text:p>
          </table:table-cell>
          <table:table-cell table:formula="of:=&quot;&quot;&quot;&quot;&amp;[$'Definition (EN)'.J16]&amp;&quot;&quot;&quot;&quot;" office:value-type="string" office:string-value="&quot;You added {user} to your calendar: {group}&quot;" calcext:value-type="string">
            <text:p>"You added {user} to your calendar: {group}"</text:p>
          </table:table-cell>
          <table:table-cell table:number-columns-repeated="1022"/>
        </table:table-row>
        <table:table-row table:style-name="ro1">
          <table:table-cell table:formula="of:=LOWER([$'Definition (EN)'.C16]&amp;&quot;_&quot;&amp;[$'Definition (EN)'.D16]&amp;&quot;_&quot;&amp;[$'Definition (EN)'.$V$3]&amp;&quot;_&quot;&amp;[$'Definition (EN)'.$H$2]&amp;&quot;:&quot;)" office:value-type="string" office:string-value="group_membertag_activity-to-owner_singular:" calcext:value-type="string">
            <text:p>group_membertag_activity-to-owner_singular:</text:p>
          </table:table-cell>
          <table:table-cell table:formula="of:=&quot;&quot;&quot;&quot;&amp;[$'Definition (EN)'.V16]&amp;&quot;&quot;&quot;&quot;" office:value-type="string" office:string-value="&quot;{actor} added {user} to your calendar: {group}.&quot;" calcext:value-type="string">
            <text:p>"{actor} added {user} to your calendar: {group}."</text:p>
          </table:table-cell>
          <table:table-cell table:number-columns-repeated="1022"/>
        </table:table-row>
        <table:table-row table:style-name="ro1">
          <table:table-cell table:formula="of:=LOWER([$'Definition (EN)'.C16]&amp;&quot;_&quot;&amp;[$'Definition (EN)'.D16]&amp;&quot;_&quot;&amp;[$'Definition (EN)'.$R$3]&amp;&quot;_&quot;&amp;[$'Definition (EN)'.$H$2]&amp;&quot;:&quot;)" office:value-type="string" office:string-value="group_membertag_notify-to-owner_singular:" calcext:value-type="string">
            <text:p>group_membertag_notify-to-owner_singular:</text:p>
          </table:table-cell>
          <table:table-cell table:formula="of:=&quot;&quot;&quot;&quot;&amp;[$'Definition (EN)'.R16]&amp;&quot;&quot;&quot;&quot;" office:value-type="string" office:string-value="&quot;{actor} added {user} to your calendar: {group}&quot;" calcext:value-type="string">
            <text:p>"{actor} added {user} to your calendar: {group}"</text:p>
          </table:table-cell>
          <table:table-cell table:number-columns-repeated="1022"/>
        </table:table-row>
        <table:table-row table:style-name="ro1">
          <table:table-cell table:formula="of:=LOWER([$'Definition (EN)'.C16]&amp;&quot;_&quot;&amp;[$'Definition (EN)'.D16]&amp;&quot;_&quot;&amp;[$'Definition (EN)'.$N$3]&amp;&quot;_&quot;&amp;[$'Definition (EN)'.$H$2]&amp;&quot;:&quot;)" office:value-type="string" office:string-value="group_membertag_push-to-owner_singular:" calcext:value-type="string">
            <text:p>group_membertag_push-to-owner_singular:</text:p>
          </table:table-cell>
          <table:table-cell table:formula="of:=&quot;&quot;&quot;&quot;&amp;SUBSTITUTE([$'Definition (EN)'.N16]; &quot;{&quot;; &quot;%{&quot;)&amp;&quot;&quot;&quot;&quot;" office:value-type="string" office:string-value="&quot;&quot;" calcext:value-type="string">
            <text:p>""</text:p>
          </table:table-cell>
          <table:table-cell table:number-columns-repeated="1022"/>
        </table:table-row>
        <table:table-row table:style-name="ro1">
          <table:table-cell table:formula="of:=LOWER([$'Definition (EN)'.C16]&amp;&quot;_&quot;&amp;[$'Definition (EN)'.D16]&amp;&quot;_&quot;&amp;[$'Definition (EN)'.$X$3]&amp;&quot;_&quot;&amp;[$'Definition (EN)'.$W$2]&amp;&quot;:&quot;)" office:value-type="string" office:string-value="group_membertag_activity-to-owner_plural:" calcext:value-type="string">
            <text:p>group_membertag_activity-to-owner_plural:</text:p>
          </table:table-cell>
          <table:table-cell table:formula="of:=&quot;&quot;&quot;&quot;&amp;[$'Definition (EN)'.X16]&amp;&quot;&quot;&quot;&quot;" office:value-type="string" office:string-value="&quot;{actor} added {user} to your calendar: {group}.&quot;" calcext:value-type="string">
            <text:p>"{actor} added {user} to your calendar: {group}."</text:p>
          </table:table-cell>
          <table:table-cell table:number-columns-repeated="1022"/>
        </table:table-row>
        <table:table-row table:style-name="ro1">
          <table:table-cell table:formula="of:=LOWER([$'Definition (EN)'.C16]&amp;&quot;_&quot;&amp;[$'Definition (EN)'.D16]&amp;&quot;_&quot;&amp;[$'Definition (EN)'.$AB$3]&amp;&quot;_&quot;&amp;[$'Definition (EN)'.$AA$2]&amp;&quot;:&quot;)" office:value-type="string" office:string-value="group_membertag_activity-to-owner_aggregate:" calcext:value-type="string">
            <text:p>group_membertag_activity-to-owner_aggregate:</text:p>
          </table:table-cell>
          <table:table-cell table:formula="of:=&quot;&quot;&quot;&quot;&amp;SUBSTITUTE([$'Definition (EN)'.AB16]; &quot;{count}&quot;; &quot;%{count}&quot;)&amp;&quot;&quot;&quot;&quot;" office:value-type="string" office:string-value="&quot;{actor} added {user} to your calendar: {group}.&quot;" calcext:value-type="string">
            <text:p>"{actor} added {user} to your calendar: {group}."</text:p>
          </table:table-cell>
          <table:table-cell table:number-columns-repeated="1022"/>
        </table:table-row>
        <table:table-row table:style-name="ro2">
          <table:table-cell table:number-columns-repeated="1024"/>
        </table:table-row>
        <table:table-row table:style-name="ro1">
          <table:table-cell table:formula="of:=LOWER([$'Definition (EN)'.C17]&amp;&quot;_&quot;&amp;[$'Definition (EN)'.D17]&amp;&quot;_&quot;&amp;[$'Definition (EN)'.$I$3]&amp;&quot;_&quot;&amp;[$'Definition (EN)'.$H$2]&amp;&quot;:&quot;)" office:value-type="string" office:string-value="slot_delete_me_singular:" calcext:value-type="string">
            <text:p>slot_delete_me_singular:</text:p>
          </table:table-cell>
          <table:table-cell table:formula="of:=&quot;&quot;&quot;&quot;&amp;[$'Definition (EN)'.I17]&amp;&quot;&quot;&quot;&quot;" office:value-type="string" office:string-value="&quot;You deleted the Slot: {slot}&quot;" calcext:value-type="string">
            <text:p>"You deleted the Slot: {slot}"</text:p>
          </table:table-cell>
          <table:table-cell table:number-columns-repeated="1022"/>
        </table:table-row>
        <table:table-row table:style-name="ro1">
          <table:table-cell table:formula="of:=LOWER([$'Definition (EN)'.C17]&amp;&quot;_&quot;&amp;[$'Definition (EN)'.D17]&amp;&quot;_&quot;&amp;[$'Definition (EN)'.$U$3]&amp;&quot;_&quot;&amp;[$'Definition (EN)'.$H$2]&amp;&quot;:&quot;)" office:value-type="string" office:string-value="slot_delete_activity_singular:" calcext:value-type="string">
            <text:p>slot_delete_activity_singular:</text:p>
          </table:table-cell>
          <table:table-cell table:formula="of:=&quot;&quot;&quot;&quot;&amp;[$'Definition (EN)'.U17]&amp;&quot;&quot;&quot;&quot;" office:value-type="string" office:string-value="&quot;&quot;" calcext:value-type="string">
            <text:p>""</text:p>
          </table:table-cell>
          <table:table-cell table:number-columns-repeated="1022"/>
        </table:table-row>
        <table:table-row table:style-name="ro1">
          <table:table-cell table:formula="of:=LOWER([$'Definition (EN)'.C17]&amp;&quot;_&quot;&amp;[$'Definition (EN)'.D17]&amp;&quot;_&quot;&amp;[$'Definition (EN)'.$Q$3]&amp;&quot;_&quot;&amp;[$'Definition (EN)'.$H$2]&amp;&quot;:&quot;)" office:value-type="string" office:string-value="slot_delete_notify_singular:" calcext:value-type="string">
            <text:p>slot_delete_notify_singular:</text:p>
          </table:table-cell>
          <table:table-cell table:formula="of:=&quot;&quot;&quot;&quot;&amp;[$'Definition (EN)'.Q17]&amp;&quot;&quot;&quot;&quot;" office:value-type="string" office:string-value="&quot;{actor} deleted the Slot: {slot}&quot;" calcext:value-type="string">
            <text:p>"{actor} deleted the Slot: {slot}"</text:p>
          </table:table-cell>
          <table:table-cell table:number-columns-repeated="1022"/>
        </table:table-row>
        <table:table-row table:style-name="ro1">
          <table:table-cell table:formula="of:=LOWER([$'Definition (EN)'.C17]&amp;&quot;_&quot;&amp;[$'Definition (EN)'.D17]&amp;&quot;_&quot;&amp;[$'Definition (EN)'.$M$3]&amp;&quot;_&quot;&amp;[$'Definition (EN)'.$H$2]&amp;&quot;:&quot;)" office:value-type="string" office:string-value="slot_delete_push_singular:" calcext:value-type="string">
            <text:p>slot_delete_push_singular:</text:p>
          </table:table-cell>
          <table:table-cell table:formula="of:=&quot;&quot;&quot;&quot;&amp;SUBSTITUTE([$'Definition (EN)'.M17]; &quot;{&quot;; &quot;%{&quot;)&amp;&quot;&quot;&quot;&quot;" office:value-type="string" office:string-value="&quot;%{actor} deleted the Slot: %{slot}&quot;" calcext:value-type="string">
            <text:p>"%{actor} deleted the Slot: %{slot}"</text:p>
          </table:table-cell>
          <table:table-cell table:number-columns-repeated="1022"/>
        </table:table-row>
        <table:table-row table:style-name="ro1">
          <table:table-cell table:formula="of:=LOWER([$'Definition (EN)'.C17]&amp;&quot;_&quot;&amp;[$'Definition (EN)'.D17]&amp;&quot;_&quot;&amp;[$'Definition (EN)'.$W$3]&amp;&quot;_&quot;&amp;[$'Definition (EN)'.$W$2]&amp;&quot;:&quot;)" office:value-type="string" office:string-value="slot_delete_activity_plural:" calcext:value-type="string">
            <text:p>slot_delete_activity_plural:</text:p>
          </table:table-cell>
          <table:table-cell table:formula="of:=&quot;&quot;&quot;&quot;&amp;[$'Definition (EN)'.W17]&amp;&quot;&quot;&quot;&quot;" office:value-type="string" office:string-value="&quot;&quot;" calcext:value-type="string">
            <text:p>""</text:p>
          </table:table-cell>
          <table:table-cell table:number-columns-repeated="1022"/>
        </table:table-row>
        <table:table-row table:style-name="ro1">
          <table:table-cell table:formula="of:=LOWER([$'Definition (EN)'.C17]&amp;&quot;_&quot;&amp;[$'Definition (EN)'.D17]&amp;&quot;_&quot;&amp;[$'Definition (EN)'.$AA$3]&amp;&quot;_&quot;&amp;[$'Definition (EN)'.$AA$2]&amp;&quot;:&quot;)" office:value-type="string" office:string-value="slot_delete_activity_aggregate:" calcext:value-type="string">
            <text:p>slot_delete_activity_aggregate:</text:p>
          </table:table-cell>
          <table:table-cell table:formula="of:=&quot;&quot;&quot;&quot;&amp;SUBSTITUTE([$'Definition (EN)'.AA17];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17]&amp;&quot;_&quot;&amp;[$'Definition (EN)'.D17]&amp;&quot;_&quot;&amp;[$'Definition (EN)'.$J$3]&amp;&quot;_&quot;&amp;[$'Definition (EN)'.$H$2]&amp;&quot;:&quot;)" office:value-type="string" office:string-value="slot_delete_me-to-owner_singular:" calcext:value-type="string">
            <text:p>slot_delete_me-to-owner_singular:</text:p>
          </table:table-cell>
          <table:table-cell table:formula="of:=&quot;&quot;&quot;&quot;&amp;[$'Definition (EN)'.J17]&amp;&quot;&quot;&quot;&quot;" office:value-type="string" office:string-value="&quot;You deleted the Slot: {slot}&quot;" calcext:value-type="string">
            <text:p>"You deleted the Slot: {slot}"</text:p>
          </table:table-cell>
          <table:table-cell table:number-columns-repeated="1022"/>
        </table:table-row>
        <table:table-row table:style-name="ro1">
          <table:table-cell table:formula="of:=LOWER([$'Definition (EN)'.C17]&amp;&quot;_&quot;&amp;[$'Definition (EN)'.D17]&amp;&quot;_&quot;&amp;[$'Definition (EN)'.$V$3]&amp;&quot;_&quot;&amp;[$'Definition (EN)'.$H$2]&amp;&quot;:&quot;)" office:value-type="string" office:string-value="slot_delete_activity-to-owner_singular:" calcext:value-type="string">
            <text:p>slot_delete_activity-to-owner_singular:</text:p>
          </table:table-cell>
          <table:table-cell table:formula="of:=&quot;&quot;&quot;&quot;&amp;[$'Definition (EN)'.V17]&amp;&quot;&quot;&quot;&quot;" office:value-type="string" office:string-value="&quot;&quot;" calcext:value-type="string">
            <text:p>""</text:p>
          </table:table-cell>
          <table:table-cell table:number-columns-repeated="1022"/>
        </table:table-row>
        <table:table-row table:style-name="ro1">
          <table:table-cell table:formula="of:=LOWER([$'Definition (EN)'.C17]&amp;&quot;_&quot;&amp;[$'Definition (EN)'.D17]&amp;&quot;_&quot;&amp;[$'Definition (EN)'.$R$3]&amp;&quot;_&quot;&amp;[$'Definition (EN)'.$H$2]&amp;&quot;:&quot;)" office:value-type="string" office:string-value="slot_delete_notify-to-owner_singular:" calcext:value-type="string">
            <text:p>slot_delete_notify-to-owner_singular:</text:p>
          </table:table-cell>
          <table:table-cell table:formula="of:=&quot;&quot;&quot;&quot;&amp;[$'Definition (EN)'.R17]&amp;&quot;&quot;&quot;&quot;" office:value-type="string" office:string-value="&quot;&quot;" calcext:value-type="string">
            <text:p>""</text:p>
          </table:table-cell>
          <table:table-cell table:number-columns-repeated="1022"/>
        </table:table-row>
        <table:table-row table:style-name="ro1">
          <table:table-cell table:formula="of:=LOWER([$'Definition (EN)'.C17]&amp;&quot;_&quot;&amp;[$'Definition (EN)'.D17]&amp;&quot;_&quot;&amp;[$'Definition (EN)'.$N$3]&amp;&quot;_&quot;&amp;[$'Definition (EN)'.$H$2]&amp;&quot;:&quot;)" office:value-type="string" office:string-value="slot_delete_push-to-owner_singular:" calcext:value-type="string">
            <text:p>slot_delete_push-to-owner_singular:</text:p>
          </table:table-cell>
          <table:table-cell table:formula="of:=&quot;&quot;&quot;&quot;&amp;SUBSTITUTE([$'Definition (EN)'.N17]; &quot;{&quot;; &quot;%{&quot;)&amp;&quot;&quot;&quot;&quot;" office:value-type="string" office:string-value="&quot;&quot;" calcext:value-type="string">
            <text:p>""</text:p>
          </table:table-cell>
          <table:table-cell table:number-columns-repeated="1022"/>
        </table:table-row>
        <table:table-row table:style-name="ro1">
          <table:table-cell table:formula="of:=LOWER([$'Definition (EN)'.C17]&amp;&quot;_&quot;&amp;[$'Definition (EN)'.D17]&amp;&quot;_&quot;&amp;[$'Definition (EN)'.$X$3]&amp;&quot;_&quot;&amp;[$'Definition (EN)'.$W$2]&amp;&quot;:&quot;)" office:value-type="string" office:string-value="slot_delete_activity-to-owner_plural:" calcext:value-type="string">
            <text:p>slot_delete_activity-to-owner_plural:</text:p>
          </table:table-cell>
          <table:table-cell table:formula="of:=&quot;&quot;&quot;&quot;&amp;[$'Definition (EN)'.X17]&amp;&quot;&quot;&quot;&quot;" office:value-type="string" office:string-value="&quot;&quot;" calcext:value-type="string">
            <text:p>""</text:p>
          </table:table-cell>
          <table:table-cell table:number-columns-repeated="1022"/>
        </table:table-row>
        <table:table-row table:style-name="ro1">
          <table:table-cell table:formula="of:=LOWER([$'Definition (EN)'.C17]&amp;&quot;_&quot;&amp;[$'Definition (EN)'.D17]&amp;&quot;_&quot;&amp;[$'Definition (EN)'.$AB$3]&amp;&quot;_&quot;&amp;[$'Definition (EN)'.$AA$2]&amp;&quot;:&quot;)" office:value-type="string" office:string-value="slot_delete_activity-to-owner_aggregate:" calcext:value-type="string">
            <text:p>slot_delete_activity-to-owner_aggregate:</text:p>
          </table:table-cell>
          <table:table-cell table:formula="of:=&quot;&quot;&quot;&quot;&amp;SUBSTITUTE([$'Definition (EN)'.AB17];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18]&amp;&quot;_&quot;&amp;[$'Definition (EN)'.D18]&amp;&quot;_&quot;&amp;[$'Definition (EN)'.$I$3]&amp;&quot;_&quot;&amp;[$'Definition (EN)'.$H$2]&amp;&quot;:&quot;)" office:value-type="string" office:string-value="slot_unslot_me_singular:" calcext:value-type="string">
            <text:p>slot_unslot_me_singular:</text:p>
          </table:table-cell>
          <table:table-cell table:formula="of:=&quot;&quot;&quot;&quot;&amp;[$'Definition (EN)'.I18]&amp;&quot;&quot;&quot;&quot;" office:value-type="string" office:string-value="&quot;You removed the Reslot: {slot}&quot;" calcext:value-type="string">
            <text:p>"You removed the Reslot: {slot}"</text:p>
          </table:table-cell>
          <table:table-cell table:number-columns-repeated="1022"/>
        </table:table-row>
        <table:table-row table:style-name="ro1">
          <table:table-cell table:formula="of:=LOWER([$'Definition (EN)'.C18]&amp;&quot;_&quot;&amp;[$'Definition (EN)'.D18]&amp;&quot;_&quot;&amp;[$'Definition (EN)'.$U$3]&amp;&quot;_&quot;&amp;[$'Definition (EN)'.$H$2]&amp;&quot;:&quot;)" office:value-type="string" office:string-value="slot_unslot_activity_singular:" calcext:value-type="string">
            <text:p>slot_unslot_activity_singular:</text:p>
          </table:table-cell>
          <table:table-cell table:formula="of:=&quot;&quot;&quot;&quot;&amp;[$'Definition (EN)'.U18]&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Q$3]&amp;&quot;_&quot;&amp;[$'Definition (EN)'.$H$2]&amp;&quot;:&quot;)" office:value-type="string" office:string-value="slot_unslot_notify_singular:" calcext:value-type="string">
            <text:p>slot_unslot_notify_singular:</text:p>
          </table:table-cell>
          <table:table-cell table:formula="of:=&quot;&quot;&quot;&quot;&amp;[$'Definition (EN)'.Q18]&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M$3]&amp;&quot;_&quot;&amp;[$'Definition (EN)'.$H$2]&amp;&quot;:&quot;)" office:value-type="string" office:string-value="slot_unslot_push_singular:" calcext:value-type="string">
            <text:p>slot_unslot_push_singular:</text:p>
          </table:table-cell>
          <table:table-cell table:formula="of:=&quot;&quot;&quot;&quot;&amp;SUBSTITUTE([$'Definition (EN)'.M18]; &quot;{&quot;; &quot;%{&quot;)&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W$3]&amp;&quot;_&quot;&amp;[$'Definition (EN)'.$W$2]&amp;&quot;:&quot;)" office:value-type="string" office:string-value="slot_unslot_activity_plural:" calcext:value-type="string">
            <text:p>slot_unslot_activity_plural:</text:p>
          </table:table-cell>
          <table:table-cell table:formula="of:=&quot;&quot;&quot;&quot;&amp;[$'Definition (EN)'.W18]&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AA$3]&amp;&quot;_&quot;&amp;[$'Definition (EN)'.$AA$2]&amp;&quot;:&quot;)" office:value-type="string" office:string-value="slot_unslot_activity_aggregate:" calcext:value-type="string">
            <text:p>slot_unslot_activity_aggregate:</text:p>
          </table:table-cell>
          <table:table-cell table:formula="of:=&quot;&quot;&quot;&quot;&amp;SUBSTITUTE([$'Definition (EN)'.AA18];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J$3]&amp;&quot;_&quot;&amp;[$'Definition (EN)'.$H$2]&amp;&quot;:&quot;)" office:value-type="string" office:string-value="slot_unslot_me-to-owner_singular:" calcext:value-type="string">
            <text:p>slot_unslot_me-to-owner_singular:</text:p>
          </table:table-cell>
          <table:table-cell table:formula="of:=&quot;&quot;&quot;&quot;&amp;[$'Definition (EN)'.J18]&amp;&quot;&quot;&quot;&quot;" office:value-type="string" office:string-value="&quot;You removed the Reslot: {slot}&quot;" calcext:value-type="string">
            <text:p>"You removed the Reslot: {slot}"</text:p>
          </table:table-cell>
          <table:table-cell table:number-columns-repeated="1022"/>
        </table:table-row>
        <table:table-row table:style-name="ro1">
          <table:table-cell table:formula="of:=LOWER([$'Definition (EN)'.C18]&amp;&quot;_&quot;&amp;[$'Definition (EN)'.D18]&amp;&quot;_&quot;&amp;[$'Definition (EN)'.$V$3]&amp;&quot;_&quot;&amp;[$'Definition (EN)'.$H$2]&amp;&quot;:&quot;)" office:value-type="string" office:string-value="slot_unslot_activity-to-owner_singular:" calcext:value-type="string">
            <text:p>slot_unslot_activity-to-owner_singular:</text:p>
          </table:table-cell>
          <table:table-cell table:formula="of:=&quot;&quot;&quot;&quot;&amp;[$'Definition (EN)'.V18]&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R$3]&amp;&quot;_&quot;&amp;[$'Definition (EN)'.$H$2]&amp;&quot;:&quot;)" office:value-type="string" office:string-value="slot_unslot_notify-to-owner_singular:" calcext:value-type="string">
            <text:p>slot_unslot_notify-to-owner_singular:</text:p>
          </table:table-cell>
          <table:table-cell table:formula="of:=&quot;&quot;&quot;&quot;&amp;[$'Definition (EN)'.R18]&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N$3]&amp;&quot;_&quot;&amp;[$'Definition (EN)'.$H$2]&amp;&quot;:&quot;)" office:value-type="string" office:string-value="slot_unslot_push-to-owner_singular:" calcext:value-type="string">
            <text:p>slot_unslot_push-to-owner_singular:</text:p>
          </table:table-cell>
          <table:table-cell table:formula="of:=&quot;&quot;&quot;&quot;&amp;SUBSTITUTE([$'Definition (EN)'.N18]; &quot;{&quot;; &quot;%{&quot;)&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X$3]&amp;&quot;_&quot;&amp;[$'Definition (EN)'.$W$2]&amp;&quot;:&quot;)" office:value-type="string" office:string-value="slot_unslot_activity-to-owner_plural:" calcext:value-type="string">
            <text:p>slot_unslot_activity-to-owner_plural:</text:p>
          </table:table-cell>
          <table:table-cell table:formula="of:=&quot;&quot;&quot;&quot;&amp;[$'Definition (EN)'.X18]&amp;&quot;&quot;&quot;&quot;" office:value-type="string" office:string-value="&quot;&quot;" calcext:value-type="string">
            <text:p>""</text:p>
          </table:table-cell>
          <table:table-cell table:number-columns-repeated="1022"/>
        </table:table-row>
        <table:table-row table:style-name="ro1">
          <table:table-cell table:formula="of:=LOWER([$'Definition (EN)'.C18]&amp;&quot;_&quot;&amp;[$'Definition (EN)'.D18]&amp;&quot;_&quot;&amp;[$'Definition (EN)'.$AB$3]&amp;&quot;_&quot;&amp;[$'Definition (EN)'.$AA$2]&amp;&quot;:&quot;)" office:value-type="string" office:string-value="slot_unslot_activity-to-owner_aggregate:" calcext:value-type="string">
            <text:p>slot_unslot_activity-to-owner_aggregate:</text:p>
          </table:table-cell>
          <table:table-cell table:formula="of:=&quot;&quot;&quot;&quot;&amp;SUBSTITUTE([$'Definition (EN)'.AB18];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19]&amp;&quot;_&quot;&amp;[$'Definition (EN)'.D19]&amp;&quot;_&quot;&amp;[$'Definition (EN)'.$I$3]&amp;&quot;_&quot;&amp;[$'Definition (EN)'.$H$2]&amp;&quot;:&quot;)" office:value-type="string" office:string-value="user_request_me_singular:" calcext:value-type="string">
            <text:p>user_request_me_singular:</text:p>
          </table:table-cell>
          <table:table-cell table:formula="of:=&quot;&quot;&quot;&quot;&amp;[$'Definition (EN)'.I19]&amp;&quot;&quot;&quot;&quot;" office:value-type="string" office:string-value="&quot;You sent a friend request to {user}.&quot;" calcext:value-type="string">
            <text:p>"You sent a friend request to {user}."</text:p>
          </table:table-cell>
          <table:table-cell table:number-columns-repeated="1022"/>
        </table:table-row>
        <table:table-row table:style-name="ro1">
          <table:table-cell table:formula="of:=LOWER([$'Definition (EN)'.C19]&amp;&quot;_&quot;&amp;[$'Definition (EN)'.D19]&amp;&quot;_&quot;&amp;[$'Definition (EN)'.$U$3]&amp;&quot;_&quot;&amp;[$'Definition (EN)'.$H$2]&amp;&quot;:&quot;)" office:value-type="string" office:string-value="user_request_activity_singular:" calcext:value-type="string">
            <text:p>user_request_activity_singular:</text:p>
          </table:table-cell>
          <table:table-cell table:formula="of:=&quot;&quot;&quot;&quot;&amp;[$'Definition (EN)'.U19]&amp;&quot;&quot;&quot;&quot;" office:value-type="string" office:string-value="&quot;&quot;" calcext:value-type="string">
            <text:p>""</text:p>
          </table:table-cell>
          <table:table-cell table:number-columns-repeated="1022"/>
        </table:table-row>
        <table:table-row table:style-name="ro1">
          <table:table-cell table:formula="of:=LOWER([$'Definition (EN)'.C19]&amp;&quot;_&quot;&amp;[$'Definition (EN)'.D19]&amp;&quot;_&quot;&amp;[$'Definition (EN)'.$Q$3]&amp;&quot;_&quot;&amp;[$'Definition (EN)'.$H$2]&amp;&quot;:&quot;)" office:value-type="string" office:string-value="user_request_notify_singular:" calcext:value-type="string">
            <text:p>user_request_notify_singular:</text:p>
          </table:table-cell>
          <table:table-cell table:formula="of:=&quot;&quot;&quot;&quot;&amp;[$'Definition (EN)'.Q19]&amp;&quot;&quot;&quot;&quot;" office:value-type="string" office:string-value="&quot;You sent a friend request to {user}.&quot;" calcext:value-type="string">
            <text:p>"You sent a friend request to {user}."</text:p>
          </table:table-cell>
          <table:table-cell table:number-columns-repeated="1022"/>
        </table:table-row>
        <table:table-row table:style-name="ro1">
          <table:table-cell table:formula="of:=LOWER([$'Definition (EN)'.C19]&amp;&quot;_&quot;&amp;[$'Definition (EN)'.D19]&amp;&quot;_&quot;&amp;[$'Definition (EN)'.$M$3]&amp;&quot;_&quot;&amp;[$'Definition (EN)'.$H$2]&amp;&quot;:&quot;)" office:value-type="string" office:string-value="user_request_push_singular:" calcext:value-type="string">
            <text:p>user_request_push_singular:</text:p>
          </table:table-cell>
          <table:table-cell table:formula="of:=&quot;&quot;&quot;&quot;&amp;SUBSTITUTE([$'Definition (EN)'.M19]; &quot;{&quot;; &quot;%{&quot;)&amp;&quot;&quot;&quot;&quot;" office:value-type="string" office:string-value="&quot;%{actor} sent a friend request to you.&quot;" calcext:value-type="string">
            <text:p>"%{actor} sent a friend request to you."</text:p>
          </table:table-cell>
          <table:table-cell table:number-columns-repeated="1022"/>
        </table:table-row>
        <table:table-row table:style-name="ro1">
          <table:table-cell table:formula="of:=LOWER([$'Definition (EN)'.C19]&amp;&quot;_&quot;&amp;[$'Definition (EN)'.D19]&amp;&quot;_&quot;&amp;[$'Definition (EN)'.$W$3]&amp;&quot;_&quot;&amp;[$'Definition (EN)'.$W$2]&amp;&quot;:&quot;)" office:value-type="string" office:string-value="user_request_activity_plural:" calcext:value-type="string">
            <text:p>user_request_activity_plural:</text:p>
          </table:table-cell>
          <table:table-cell table:formula="of:=&quot;&quot;&quot;&quot;&amp;[$'Definition (EN)'.W19]&amp;&quot;&quot;&quot;&quot;" office:value-type="string" office:string-value="&quot;&quot;" calcext:value-type="string">
            <text:p>""</text:p>
          </table:table-cell>
          <table:table-cell table:number-columns-repeated="1022"/>
        </table:table-row>
        <table:table-row table:style-name="ro1">
          <table:table-cell table:formula="of:=LOWER([$'Definition (EN)'.C19]&amp;&quot;_&quot;&amp;[$'Definition (EN)'.D19]&amp;&quot;_&quot;&amp;[$'Definition (EN)'.$AA$3]&amp;&quot;_&quot;&amp;[$'Definition (EN)'.$AA$2]&amp;&quot;:&quot;)" office:value-type="string" office:string-value="user_request_activity_aggregate:" calcext:value-type="string">
            <text:p>user_request_activity_aggregate:</text:p>
          </table:table-cell>
          <table:table-cell table:formula="of:=&quot;&quot;&quot;&quot;&amp;SUBSTITUTE([$'Definition (EN)'.AA19];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19]&amp;&quot;_&quot;&amp;[$'Definition (EN)'.D19]&amp;&quot;_&quot;&amp;[$'Definition (EN)'.$J$3]&amp;&quot;_&quot;&amp;[$'Definition (EN)'.$H$2]&amp;&quot;:&quot;)" office:value-type="string" office:string-value="user_request_me-to-owner_singular:" calcext:value-type="string">
            <text:p>user_request_me-to-owner_singular:</text:p>
          </table:table-cell>
          <table:table-cell table:formula="of:=&quot;&quot;&quot;&quot;&amp;[$'Definition (EN)'.J19]&amp;&quot;&quot;&quot;&quot;" office:value-type="string" office:string-value="&quot;You sent a friend request to {user}.&quot;" calcext:value-type="string">
            <text:p>"You sent a friend request to {user}."</text:p>
          </table:table-cell>
          <table:table-cell table:number-columns-repeated="1022"/>
        </table:table-row>
        <table:table-row table:style-name="ro1">
          <table:table-cell table:formula="of:=LOWER([$'Definition (EN)'.C19]&amp;&quot;_&quot;&amp;[$'Definition (EN)'.D19]&amp;&quot;_&quot;&amp;[$'Definition (EN)'.$V$3]&amp;&quot;_&quot;&amp;[$'Definition (EN)'.$H$2]&amp;&quot;:&quot;)" office:value-type="string" office:string-value="user_request_activity-to-owner_singular:" calcext:value-type="string">
            <text:p>user_request_activity-to-owner_singular:</text:p>
          </table:table-cell>
          <table:table-cell table:formula="of:=&quot;&quot;&quot;&quot;&amp;[$'Definition (EN)'.V19]&amp;&quot;&quot;&quot;&quot;" office:value-type="string" office:string-value="&quot;&quot;" calcext:value-type="string">
            <text:p>""</text:p>
          </table:table-cell>
          <table:table-cell table:number-columns-repeated="1022"/>
        </table:table-row>
        <table:table-row table:style-name="ro1">
          <table:table-cell table:formula="of:=LOWER([$'Definition (EN)'.C19]&amp;&quot;_&quot;&amp;[$'Definition (EN)'.D19]&amp;&quot;_&quot;&amp;[$'Definition (EN)'.$R$3]&amp;&quot;_&quot;&amp;[$'Definition (EN)'.$H$2]&amp;&quot;:&quot;)" office:value-type="string" office:string-value="user_request_notify-to-owner_singular:" calcext:value-type="string">
            <text:p>user_request_notify-to-owner_singular:</text:p>
          </table:table-cell>
          <table:table-cell table:formula="of:=&quot;&quot;&quot;&quot;&amp;[$'Definition (EN)'.R19]&amp;&quot;&quot;&quot;&quot;" office:value-type="string" office:string-value="&quot;{actor} sent a friend request to you.&quot;" calcext:value-type="string">
            <text:p>"{actor} sent a friend request to you."</text:p>
          </table:table-cell>
          <table:table-cell table:number-columns-repeated="1022"/>
        </table:table-row>
        <table:table-row table:style-name="ro1">
          <table:table-cell table:formula="of:=LOWER([$'Definition (EN)'.C19]&amp;&quot;_&quot;&amp;[$'Definition (EN)'.D19]&amp;&quot;_&quot;&amp;[$'Definition (EN)'.$N$3]&amp;&quot;_&quot;&amp;[$'Definition (EN)'.$H$2]&amp;&quot;:&quot;)" office:value-type="string" office:string-value="user_request_push-to-owner_singular:" calcext:value-type="string">
            <text:p>user_request_push-to-owner_singular:</text:p>
          </table:table-cell>
          <table:table-cell table:formula="of:=&quot;&quot;&quot;&quot;&amp;SUBSTITUTE([$'Definition (EN)'.N19]; &quot;{&quot;; &quot;%{&quot;)&amp;&quot;&quot;&quot;&quot;" office:value-type="string" office:string-value="&quot;%{actor} sent a friend request to you.&quot;" calcext:value-type="string">
            <text:p>"%{actor} sent a friend request to you."</text:p>
          </table:table-cell>
          <table:table-cell table:number-columns-repeated="1022"/>
        </table:table-row>
        <table:table-row table:style-name="ro1">
          <table:table-cell table:formula="of:=LOWER([$'Definition (EN)'.C19]&amp;&quot;_&quot;&amp;[$'Definition (EN)'.D19]&amp;&quot;_&quot;&amp;[$'Definition (EN)'.$X$3]&amp;&quot;_&quot;&amp;[$'Definition (EN)'.$W$2]&amp;&quot;:&quot;)" office:value-type="string" office:string-value="user_request_activity-to-owner_plural:" calcext:value-type="string">
            <text:p>user_request_activity-to-owner_plural:</text:p>
          </table:table-cell>
          <table:table-cell table:formula="of:=&quot;&quot;&quot;&quot;&amp;[$'Definition (EN)'.X19]&amp;&quot;&quot;&quot;&quot;" office:value-type="string" office:string-value="&quot;&quot;" calcext:value-type="string">
            <text:p>""</text:p>
          </table:table-cell>
          <table:table-cell table:number-columns-repeated="1022"/>
        </table:table-row>
        <table:table-row table:style-name="ro1">
          <table:table-cell table:formula="of:=LOWER([$'Definition (EN)'.C19]&amp;&quot;_&quot;&amp;[$'Definition (EN)'.D19]&amp;&quot;_&quot;&amp;[$'Definition (EN)'.$AB$3]&amp;&quot;_&quot;&amp;[$'Definition (EN)'.$AA$2]&amp;&quot;:&quot;)" office:value-type="string" office:string-value="user_request_activity-to-owner_aggregate:" calcext:value-type="string">
            <text:p>user_request_activity-to-owner_aggregate:</text:p>
          </table:table-cell>
          <table:table-cell table:formula="of:=&quot;&quot;&quot;&quot;&amp;SUBSTITUTE([$'Definition (EN)'.AB19];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0]&amp;&quot;_&quot;&amp;[$'Definition (EN)'.D20]&amp;&quot;_&quot;&amp;[$'Definition (EN)'.$I$3]&amp;&quot;_&quot;&amp;[$'Definition (EN)'.$H$2]&amp;&quot;:&quot;)" office:value-type="string" office:string-value="slot_private_me_singular:" calcext:value-type="string">
            <text:p>slot_private_me_singular:</text:p>
          </table:table-cell>
          <table:table-cell table:formula="of:=&quot;&quot;&quot;&quot;&amp;[$'Definition (EN)'.I20]&amp;&quot;&quot;&quot;&quot;" office:value-type="string" office:string-value="&quot;You unshared the Slot: {slot}&quot;" calcext:value-type="string">
            <text:p>"You unshared the Slot: {slot}"</text:p>
          </table:table-cell>
          <table:table-cell table:number-columns-repeated="1022"/>
        </table:table-row>
        <table:table-row table:style-name="ro1">
          <table:table-cell table:formula="of:=LOWER([$'Definition (EN)'.C20]&amp;&quot;_&quot;&amp;[$'Definition (EN)'.D20]&amp;&quot;_&quot;&amp;[$'Definition (EN)'.$U$3]&amp;&quot;_&quot;&amp;[$'Definition (EN)'.$H$2]&amp;&quot;:&quot;)" office:value-type="string" office:string-value="slot_private_activity_singular:" calcext:value-type="string">
            <text:p>slot_private_activity_singular:</text:p>
          </table:table-cell>
          <table:table-cell table:formula="of:=&quot;&quot;&quot;&quot;&amp;[$'Definition (EN)'.U20]&amp;&quot;&quot;&quot;&quot;" office:value-type="string" office:string-value="&quot;&quot;" calcext:value-type="string">
            <text:p>""</text:p>
          </table:table-cell>
          <table:table-cell table:number-columns-repeated="1022"/>
        </table:table-row>
        <table:table-row table:style-name="ro1">
          <table:table-cell table:formula="of:=LOWER([$'Definition (EN)'.C20]&amp;&quot;_&quot;&amp;[$'Definition (EN)'.D20]&amp;&quot;_&quot;&amp;[$'Definition (EN)'.$Q$3]&amp;&quot;_&quot;&amp;[$'Definition (EN)'.$H$2]&amp;&quot;:&quot;)" office:value-type="string" office:string-value="slot_private_notify_singular:" calcext:value-type="string">
            <text:p>slot_private_notify_singular:</text:p>
          </table:table-cell>
          <table:table-cell table:formula="of:=&quot;&quot;&quot;&quot;&amp;[$'Definition (EN)'.Q20]&amp;&quot;&quot;&quot;&quot;" office:value-type="string" office:string-value="&quot;{actor} unshared the Slot: {slot}&quot;" calcext:value-type="string">
            <text:p>"{actor} unshared the Slot: {slot}"</text:p>
          </table:table-cell>
          <table:table-cell table:number-columns-repeated="1022"/>
        </table:table-row>
        <table:table-row table:style-name="ro1">
          <table:table-cell table:formula="of:=LOWER([$'Definition (EN)'.C20]&amp;&quot;_&quot;&amp;[$'Definition (EN)'.D20]&amp;&quot;_&quot;&amp;[$'Definition (EN)'.$M$3]&amp;&quot;_&quot;&amp;[$'Definition (EN)'.$H$2]&amp;&quot;:&quot;)" office:value-type="string" office:string-value="slot_private_push_singular:" calcext:value-type="string">
            <text:p>slot_private_push_singular:</text:p>
          </table:table-cell>
          <table:table-cell table:formula="of:=&quot;&quot;&quot;&quot;&amp;SUBSTITUTE([$'Definition (EN)'.M20]; &quot;{&quot;; &quot;%{&quot;)&amp;&quot;&quot;&quot;&quot;" office:value-type="string" office:string-value="&quot;%{actor} unshared the Slot: %{slot}&quot;" calcext:value-type="string">
            <text:p>"%{actor} unshared the Slot: %{slot}"</text:p>
          </table:table-cell>
          <table:table-cell table:number-columns-repeated="1022"/>
        </table:table-row>
        <table:table-row table:style-name="ro1">
          <table:table-cell table:formula="of:=LOWER([$'Definition (EN)'.C20]&amp;&quot;_&quot;&amp;[$'Definition (EN)'.D20]&amp;&quot;_&quot;&amp;[$'Definition (EN)'.$W$3]&amp;&quot;_&quot;&amp;[$'Definition (EN)'.$W$2]&amp;&quot;:&quot;)" office:value-type="string" office:string-value="slot_private_activity_plural:" calcext:value-type="string">
            <text:p>slot_private_activity_plural:</text:p>
          </table:table-cell>
          <table:table-cell table:formula="of:=&quot;&quot;&quot;&quot;&amp;[$'Definition (EN)'.W20]&amp;&quot;&quot;&quot;&quot;" office:value-type="string" office:string-value="&quot;&quot;" calcext:value-type="string">
            <text:p>""</text:p>
          </table:table-cell>
          <table:table-cell table:number-columns-repeated="1022"/>
        </table:table-row>
        <table:table-row table:style-name="ro1">
          <table:table-cell table:formula="of:=LOWER([$'Definition (EN)'.C20]&amp;&quot;_&quot;&amp;[$'Definition (EN)'.D20]&amp;&quot;_&quot;&amp;[$'Definition (EN)'.$AA$3]&amp;&quot;_&quot;&amp;[$'Definition (EN)'.$AA$2]&amp;&quot;:&quot;)" office:value-type="string" office:string-value="slot_private_activity_aggregate:" calcext:value-type="string">
            <text:p>slot_private_activity_aggregate:</text:p>
          </table:table-cell>
          <table:table-cell table:formula="of:=&quot;&quot;&quot;&quot;&amp;SUBSTITUTE([$'Definition (EN)'.AA20];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0]&amp;&quot;_&quot;&amp;[$'Definition (EN)'.D20]&amp;&quot;_&quot;&amp;[$'Definition (EN)'.$J$3]&amp;&quot;_&quot;&amp;[$'Definition (EN)'.$H$2]&amp;&quot;:&quot;)" office:value-type="string" office:string-value="slot_private_me-to-owner_singular:" calcext:value-type="string">
            <text:p>slot_private_me-to-owner_singular:</text:p>
          </table:table-cell>
          <table:table-cell table:formula="of:=&quot;&quot;&quot;&quot;&amp;[$'Definition (EN)'.J20]&amp;&quot;&quot;&quot;&quot;" office:value-type="string" office:string-value="&quot;You unshared the Slot: {slot}&quot;" calcext:value-type="string">
            <text:p>"You unshared the Slot: {slot}"</text:p>
          </table:table-cell>
          <table:table-cell table:number-columns-repeated="1022"/>
        </table:table-row>
        <table:table-row table:style-name="ro1">
          <table:table-cell table:formula="of:=LOWER([$'Definition (EN)'.C20]&amp;&quot;_&quot;&amp;[$'Definition (EN)'.D20]&amp;&quot;_&quot;&amp;[$'Definition (EN)'.$V$3]&amp;&quot;_&quot;&amp;[$'Definition (EN)'.$H$2]&amp;&quot;:&quot;)" office:value-type="string" office:string-value="slot_private_activity-to-owner_singular:" calcext:value-type="string">
            <text:p>slot_private_activity-to-owner_singular:</text:p>
          </table:table-cell>
          <table:table-cell table:formula="of:=&quot;&quot;&quot;&quot;&amp;[$'Definition (EN)'.V20]&amp;&quot;&quot;&quot;&quot;" office:value-type="string" office:string-value="&quot;&quot;" calcext:value-type="string">
            <text:p>""</text:p>
          </table:table-cell>
          <table:table-cell table:number-columns-repeated="1022"/>
        </table:table-row>
        <table:table-row table:style-name="ro1">
          <table:table-cell table:formula="of:=LOWER([$'Definition (EN)'.C20]&amp;&quot;_&quot;&amp;[$'Definition (EN)'.D20]&amp;&quot;_&quot;&amp;[$'Definition (EN)'.$R$3]&amp;&quot;_&quot;&amp;[$'Definition (EN)'.$H$2]&amp;&quot;:&quot;)" office:value-type="string" office:string-value="slot_private_notify-to-owner_singular:" calcext:value-type="string">
            <text:p>slot_private_notify-to-owner_singular:</text:p>
          </table:table-cell>
          <table:table-cell table:formula="of:=&quot;&quot;&quot;&quot;&amp;[$'Definition (EN)'.R20]&amp;&quot;&quot;&quot;&quot;" office:value-type="string" office:string-value="&quot;&quot;" calcext:value-type="string">
            <text:p>""</text:p>
          </table:table-cell>
          <table:table-cell table:number-columns-repeated="1022"/>
        </table:table-row>
        <table:table-row table:style-name="ro1">
          <table:table-cell table:formula="of:=LOWER([$'Definition (EN)'.C20]&amp;&quot;_&quot;&amp;[$'Definition (EN)'.D20]&amp;&quot;_&quot;&amp;[$'Definition (EN)'.$N$3]&amp;&quot;_&quot;&amp;[$'Definition (EN)'.$H$2]&amp;&quot;:&quot;)" office:value-type="string" office:string-value="slot_private_push-to-owner_singular:" calcext:value-type="string">
            <text:p>slot_private_push-to-owner_singular:</text:p>
          </table:table-cell>
          <table:table-cell table:formula="of:=&quot;&quot;&quot;&quot;&amp;SUBSTITUTE([$'Definition (EN)'.N20]; &quot;{&quot;; &quot;%{&quot;)&amp;&quot;&quot;&quot;&quot;" office:value-type="string" office:string-value="&quot;&quot;" calcext:value-type="string">
            <text:p>""</text:p>
          </table:table-cell>
          <table:table-cell table:number-columns-repeated="1022"/>
        </table:table-row>
        <table:table-row table:style-name="ro1">
          <table:table-cell table:formula="of:=LOWER([$'Definition (EN)'.C20]&amp;&quot;_&quot;&amp;[$'Definition (EN)'.D20]&amp;&quot;_&quot;&amp;[$'Definition (EN)'.$X$3]&amp;&quot;_&quot;&amp;[$'Definition (EN)'.$W$2]&amp;&quot;:&quot;)" office:value-type="string" office:string-value="slot_private_activity-to-owner_plural:" calcext:value-type="string">
            <text:p>slot_private_activity-to-owner_plural:</text:p>
          </table:table-cell>
          <table:table-cell table:formula="of:=&quot;&quot;&quot;&quot;&amp;[$'Definition (EN)'.X20]&amp;&quot;&quot;&quot;&quot;" office:value-type="string" office:string-value="&quot;&quot;" calcext:value-type="string">
            <text:p>""</text:p>
          </table:table-cell>
          <table:table-cell table:number-columns-repeated="1022"/>
        </table:table-row>
        <table:table-row table:style-name="ro1">
          <table:table-cell table:formula="of:=LOWER([$'Definition (EN)'.C20]&amp;&quot;_&quot;&amp;[$'Definition (EN)'.D20]&amp;&quot;_&quot;&amp;[$'Definition (EN)'.$AB$3]&amp;&quot;_&quot;&amp;[$'Definition (EN)'.$AA$2]&amp;&quot;:&quot;)" office:value-type="string" office:string-value="slot_private_activity-to-owner_aggregate:" calcext:value-type="string">
            <text:p>slot_private_activity-to-owner_aggregate:</text:p>
          </table:table-cell>
          <table:table-cell table:formula="of:=&quot;&quot;&quot;&quot;&amp;SUBSTITUTE([$'Definition (EN)'.AB20];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1]&amp;&quot;_&quot;&amp;[$'Definition (EN)'.D21]&amp;&quot;_&quot;&amp;[$'Definition (EN)'.$I$3]&amp;&quot;_&quot;&amp;[$'Definition (EN)'.$H$2]&amp;&quot;:&quot;)" office:value-type="string" office:string-value="slot_start_me_singular:" calcext:value-type="string">
            <text:p>slot_start_me_singular:</text:p>
          </table:table-cell>
          <table:table-cell table:formula="of:=&quot;&quot;&quot;&quot;&amp;[$'Definition (EN)'.I21]&amp;&quot;&quot;&quot;&quot;" office:value-type="string" office:string-value="&quot;You changed the start time of the Slot: {slot}&quot;" calcext:value-type="string">
            <text:p>"You changed the start time of the Slot: {slot}"</text:p>
          </table:table-cell>
          <table:table-cell table:number-columns-repeated="1022"/>
        </table:table-row>
        <table:table-row table:style-name="ro1">
          <table:table-cell table:formula="of:=LOWER([$'Definition (EN)'.C21]&amp;&quot;_&quot;&amp;[$'Definition (EN)'.D21]&amp;&quot;_&quot;&amp;[$'Definition (EN)'.$U$3]&amp;&quot;_&quot;&amp;[$'Definition (EN)'.$H$2]&amp;&quot;:&quot;)" office:value-type="string" office:string-value="slot_start_activity_singular:" calcext:value-type="string">
            <text:p>slot_start_activity_singular:</text:p>
          </table:table-cell>
          <table:table-cell table:formula="of:=&quot;&quot;&quot;&quot;&amp;[$'Definition (EN)'.U21]&amp;&quot;&quot;&quot;&quot;" office:value-type="string" office:string-value="&quot;&quot;" calcext:value-type="string">
            <text:p>""</text:p>
          </table:table-cell>
          <table:table-cell table:number-columns-repeated="1022"/>
        </table:table-row>
        <table:table-row table:style-name="ro1">
          <table:table-cell table:formula="of:=LOWER([$'Definition (EN)'.C21]&amp;&quot;_&quot;&amp;[$'Definition (EN)'.D21]&amp;&quot;_&quot;&amp;[$'Definition (EN)'.$Q$3]&amp;&quot;_&quot;&amp;[$'Definition (EN)'.$H$2]&amp;&quot;:&quot;)" office:value-type="string" office:string-value="slot_start_notify_singular:" calcext:value-type="string">
            <text:p>slot_start_notify_singular:</text:p>
          </table:table-cell>
          <table:table-cell table:formula="of:=&quot;&quot;&quot;&quot;&amp;[$'Definition (EN)'.Q21]&amp;&quot;&quot;&quot;&quot;" office:value-type="string" office:string-value="&quot;{actor} changed the start time of the Slot: {slot}&quot;" calcext:value-type="string">
            <text:p>"{actor} changed the start time of the Slot: {slot}"</text:p>
          </table:table-cell>
          <table:table-cell table:number-columns-repeated="1022"/>
        </table:table-row>
        <table:table-row table:style-name="ro1">
          <table:table-cell table:formula="of:=LOWER([$'Definition (EN)'.C21]&amp;&quot;_&quot;&amp;[$'Definition (EN)'.D21]&amp;&quot;_&quot;&amp;[$'Definition (EN)'.$M$3]&amp;&quot;_&quot;&amp;[$'Definition (EN)'.$H$2]&amp;&quot;:&quot;)" office:value-type="string" office:string-value="slot_start_push_singular:" calcext:value-type="string">
            <text:p>slot_start_push_singular:</text:p>
          </table:table-cell>
          <table:table-cell table:formula="of:=&quot;&quot;&quot;&quot;&amp;SUBSTITUTE([$'Definition (EN)'.M21]; &quot;{&quot;; &quot;%{&quot;)&amp;&quot;&quot;&quot;&quot;" office:value-type="string" office:string-value="&quot;%{actor} changed the start time of the Slot: %{slot}&quot;" calcext:value-type="string">
            <text:p>"%{actor} changed the start time of the Slot: %{slot}"</text:p>
          </table:table-cell>
          <table:table-cell table:number-columns-repeated="1022"/>
        </table:table-row>
        <table:table-row table:style-name="ro1">
          <table:table-cell table:formula="of:=LOWER([$'Definition (EN)'.C21]&amp;&quot;_&quot;&amp;[$'Definition (EN)'.D21]&amp;&quot;_&quot;&amp;[$'Definition (EN)'.$W$3]&amp;&quot;_&quot;&amp;[$'Definition (EN)'.$W$2]&amp;&quot;:&quot;)" office:value-type="string" office:string-value="slot_start_activity_plural:" calcext:value-type="string">
            <text:p>slot_start_activity_plural:</text:p>
          </table:table-cell>
          <table:table-cell table:formula="of:=&quot;&quot;&quot;&quot;&amp;[$'Definition (EN)'.W21]&amp;&quot;&quot;&quot;&quot;" office:value-type="string" office:string-value="&quot;&quot;" calcext:value-type="string">
            <text:p>""</text:p>
          </table:table-cell>
          <table:table-cell table:number-columns-repeated="1022"/>
        </table:table-row>
        <table:table-row table:style-name="ro1">
          <table:table-cell table:formula="of:=LOWER([$'Definition (EN)'.C21]&amp;&quot;_&quot;&amp;[$'Definition (EN)'.D21]&amp;&quot;_&quot;&amp;[$'Definition (EN)'.$AA$3]&amp;&quot;_&quot;&amp;[$'Definition (EN)'.$AA$2]&amp;&quot;:&quot;)" office:value-type="string" office:string-value="slot_start_activity_aggregate:" calcext:value-type="string">
            <text:p>slot_start_activity_aggregate:</text:p>
          </table:table-cell>
          <table:table-cell table:formula="of:=&quot;&quot;&quot;&quot;&amp;SUBSTITUTE([$'Definition (EN)'.AA21];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1]&amp;&quot;_&quot;&amp;[$'Definition (EN)'.D21]&amp;&quot;_&quot;&amp;[$'Definition (EN)'.$J$3]&amp;&quot;_&quot;&amp;[$'Definition (EN)'.$H$2]&amp;&quot;:&quot;)" office:value-type="string" office:string-value="slot_start_me-to-owner_singular:" calcext:value-type="string">
            <text:p>slot_start_me-to-owner_singular:</text:p>
          </table:table-cell>
          <table:table-cell table:formula="of:=&quot;&quot;&quot;&quot;&amp;[$'Definition (EN)'.J21]&amp;&quot;&quot;&quot;&quot;" office:value-type="string" office:string-value="&quot;You changed the start time of the Slot: {slot}&quot;" calcext:value-type="string">
            <text:p>"You changed the start time of the Slot: {slot}"</text:p>
          </table:table-cell>
          <table:table-cell table:number-columns-repeated="1022"/>
        </table:table-row>
        <table:table-row table:style-name="ro1">
          <table:table-cell table:formula="of:=LOWER([$'Definition (EN)'.C21]&amp;&quot;_&quot;&amp;[$'Definition (EN)'.D21]&amp;&quot;_&quot;&amp;[$'Definition (EN)'.$V$3]&amp;&quot;_&quot;&amp;[$'Definition (EN)'.$H$2]&amp;&quot;:&quot;)" office:value-type="string" office:string-value="slot_start_activity-to-owner_singular:" calcext:value-type="string">
            <text:p>slot_start_activity-to-owner_singular:</text:p>
          </table:table-cell>
          <table:table-cell table:formula="of:=&quot;&quot;&quot;&quot;&amp;[$'Definition (EN)'.V21]&amp;&quot;&quot;&quot;&quot;" office:value-type="string" office:string-value="&quot;&quot;" calcext:value-type="string">
            <text:p>""</text:p>
          </table:table-cell>
          <table:table-cell table:number-columns-repeated="1022"/>
        </table:table-row>
        <table:table-row table:style-name="ro1">
          <table:table-cell table:formula="of:=LOWER([$'Definition (EN)'.C21]&amp;&quot;_&quot;&amp;[$'Definition (EN)'.D21]&amp;&quot;_&quot;&amp;[$'Definition (EN)'.$R$3]&amp;&quot;_&quot;&amp;[$'Definition (EN)'.$H$2]&amp;&quot;:&quot;)" office:value-type="string" office:string-value="slot_start_notify-to-owner_singular:" calcext:value-type="string">
            <text:p>slot_start_notify-to-owner_singular:</text:p>
          </table:table-cell>
          <table:table-cell table:formula="of:=&quot;&quot;&quot;&quot;&amp;[$'Definition (EN)'.R21]&amp;&quot;&quot;&quot;&quot;" office:value-type="string" office:string-value="&quot;&quot;" calcext:value-type="string">
            <text:p>""</text:p>
          </table:table-cell>
          <table:table-cell table:number-columns-repeated="1022"/>
        </table:table-row>
        <table:table-row table:style-name="ro1">
          <table:table-cell table:formula="of:=LOWER([$'Definition (EN)'.C21]&amp;&quot;_&quot;&amp;[$'Definition (EN)'.D21]&amp;&quot;_&quot;&amp;[$'Definition (EN)'.$N$3]&amp;&quot;_&quot;&amp;[$'Definition (EN)'.$H$2]&amp;&quot;:&quot;)" office:value-type="string" office:string-value="slot_start_push-to-owner_singular:" calcext:value-type="string">
            <text:p>slot_start_push-to-owner_singular:</text:p>
          </table:table-cell>
          <table:table-cell table:formula="of:=&quot;&quot;&quot;&quot;&amp;SUBSTITUTE([$'Definition (EN)'.N21]; &quot;{&quot;; &quot;%{&quot;)&amp;&quot;&quot;&quot;&quot;" office:value-type="string" office:string-value="&quot;&quot;" calcext:value-type="string">
            <text:p>""</text:p>
          </table:table-cell>
          <table:table-cell table:number-columns-repeated="1022"/>
        </table:table-row>
        <table:table-row table:style-name="ro1">
          <table:table-cell table:formula="of:=LOWER([$'Definition (EN)'.C21]&amp;&quot;_&quot;&amp;[$'Definition (EN)'.D21]&amp;&quot;_&quot;&amp;[$'Definition (EN)'.$X$3]&amp;&quot;_&quot;&amp;[$'Definition (EN)'.$W$2]&amp;&quot;:&quot;)" office:value-type="string" office:string-value="slot_start_activity-to-owner_plural:" calcext:value-type="string">
            <text:p>slot_start_activity-to-owner_plural:</text:p>
          </table:table-cell>
          <table:table-cell table:formula="of:=&quot;&quot;&quot;&quot;&amp;[$'Definition (EN)'.X21]&amp;&quot;&quot;&quot;&quot;" office:value-type="string" office:string-value="&quot;&quot;" calcext:value-type="string">
            <text:p>""</text:p>
          </table:table-cell>
          <table:table-cell table:number-columns-repeated="1022"/>
        </table:table-row>
        <table:table-row table:style-name="ro1">
          <table:table-cell table:formula="of:=LOWER([$'Definition (EN)'.C21]&amp;&quot;_&quot;&amp;[$'Definition (EN)'.D21]&amp;&quot;_&quot;&amp;[$'Definition (EN)'.$AB$3]&amp;&quot;_&quot;&amp;[$'Definition (EN)'.$AA$2]&amp;&quot;:&quot;)" office:value-type="string" office:string-value="slot_start_activity-to-owner_aggregate:" calcext:value-type="string">
            <text:p>slot_start_activity-to-owner_aggregate:</text:p>
          </table:table-cell>
          <table:table-cell table:formula="of:=&quot;&quot;&quot;&quot;&amp;SUBSTITUTE([$'Definition (EN)'.AB21];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2]&amp;&quot;_&quot;&amp;[$'Definition (EN)'.D22]&amp;&quot;_&quot;&amp;[$'Definition (EN)'.$I$3]&amp;&quot;_&quot;&amp;[$'Definition (EN)'.$H$2]&amp;&quot;:&quot;)" office:value-type="string" office:string-value="slot_location_me_singular:" calcext:value-type="string">
            <text:p>slot_location_me_singular:</text:p>
          </table:table-cell>
          <table:table-cell table:formula="of:=&quot;&quot;&quot;&quot;&amp;[$'Definition (EN)'.I22]&amp;&quot;&quot;&quot;&quot;" office:value-type="string" office:string-value="&quot;You changed the location of the Slot: {slot}&quot;" calcext:value-type="string">
            <text:p>"You changed the location of the Slot: {slot}"</text:p>
          </table:table-cell>
          <table:table-cell table:number-columns-repeated="1022"/>
        </table:table-row>
        <table:table-row table:style-name="ro1">
          <table:table-cell table:formula="of:=LOWER([$'Definition (EN)'.C22]&amp;&quot;_&quot;&amp;[$'Definition (EN)'.D22]&amp;&quot;_&quot;&amp;[$'Definition (EN)'.$U$3]&amp;&quot;_&quot;&amp;[$'Definition (EN)'.$H$2]&amp;&quot;:&quot;)" office:value-type="string" office:string-value="slot_location_activity_singular:" calcext:value-type="string">
            <text:p>slot_location_activity_singular:</text:p>
          </table:table-cell>
          <table:table-cell table:formula="of:=&quot;&quot;&quot;&quot;&amp;[$'Definition (EN)'.U22]&amp;&quot;&quot;&quot;&quot;" office:value-type="string" office:string-value="&quot;&quot;" calcext:value-type="string">
            <text:p>""</text:p>
          </table:table-cell>
          <table:table-cell table:number-columns-repeated="1022"/>
        </table:table-row>
        <table:table-row table:style-name="ro1">
          <table:table-cell table:formula="of:=LOWER([$'Definition (EN)'.C22]&amp;&quot;_&quot;&amp;[$'Definition (EN)'.D22]&amp;&quot;_&quot;&amp;[$'Definition (EN)'.$Q$3]&amp;&quot;_&quot;&amp;[$'Definition (EN)'.$H$2]&amp;&quot;:&quot;)" office:value-type="string" office:string-value="slot_location_notify_singular:" calcext:value-type="string">
            <text:p>slot_location_notify_singular:</text:p>
          </table:table-cell>
          <table:table-cell table:formula="of:=&quot;&quot;&quot;&quot;&amp;[$'Definition (EN)'.Q22]&amp;&quot;&quot;&quot;&quot;" office:value-type="string" office:string-value="&quot;{actor} changed the location of the Slot: {slot}&quot;" calcext:value-type="string">
            <text:p>"{actor} changed the location of the Slot: {slot}"</text:p>
          </table:table-cell>
          <table:table-cell table:number-columns-repeated="1022"/>
        </table:table-row>
        <table:table-row table:style-name="ro1">
          <table:table-cell table:formula="of:=LOWER([$'Definition (EN)'.C22]&amp;&quot;_&quot;&amp;[$'Definition (EN)'.D22]&amp;&quot;_&quot;&amp;[$'Definition (EN)'.$M$3]&amp;&quot;_&quot;&amp;[$'Definition (EN)'.$H$2]&amp;&quot;:&quot;)" office:value-type="string" office:string-value="slot_location_push_singular:" calcext:value-type="string">
            <text:p>slot_location_push_singular:</text:p>
          </table:table-cell>
          <table:table-cell table:formula="of:=&quot;&quot;&quot;&quot;&amp;SUBSTITUTE([$'Definition (EN)'.M22]; &quot;{&quot;; &quot;%{&quot;)&amp;&quot;&quot;&quot;&quot;" office:value-type="string" office:string-value="&quot;%{actor} changed the location of the Slot: %{slot}&quot;" calcext:value-type="string">
            <text:p>"%{actor} changed the location of the Slot: %{slot}"</text:p>
          </table:table-cell>
          <table:table-cell table:number-columns-repeated="1022"/>
        </table:table-row>
        <table:table-row table:style-name="ro1">
          <table:table-cell table:formula="of:=LOWER([$'Definition (EN)'.C22]&amp;&quot;_&quot;&amp;[$'Definition (EN)'.D22]&amp;&quot;_&quot;&amp;[$'Definition (EN)'.$W$3]&amp;&quot;_&quot;&amp;[$'Definition (EN)'.$W$2]&amp;&quot;:&quot;)" office:value-type="string" office:string-value="slot_location_activity_plural:" calcext:value-type="string">
            <text:p>slot_location_activity_plural:</text:p>
          </table:table-cell>
          <table:table-cell table:formula="of:=&quot;&quot;&quot;&quot;&amp;[$'Definition (EN)'.W22]&amp;&quot;&quot;&quot;&quot;" office:value-type="string" office:string-value="&quot;&quot;" calcext:value-type="string">
            <text:p>""</text:p>
          </table:table-cell>
          <table:table-cell table:number-columns-repeated="1022"/>
        </table:table-row>
        <table:table-row table:style-name="ro1">
          <table:table-cell table:formula="of:=LOWER([$'Definition (EN)'.C22]&amp;&quot;_&quot;&amp;[$'Definition (EN)'.D22]&amp;&quot;_&quot;&amp;[$'Definition (EN)'.$AA$3]&amp;&quot;_&quot;&amp;[$'Definition (EN)'.$AA$2]&amp;&quot;:&quot;)" office:value-type="string" office:string-value="slot_location_activity_aggregate:" calcext:value-type="string">
            <text:p>slot_location_activity_aggregate:</text:p>
          </table:table-cell>
          <table:table-cell table:formula="of:=&quot;&quot;&quot;&quot;&amp;SUBSTITUTE([$'Definition (EN)'.AA22];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2]&amp;&quot;_&quot;&amp;[$'Definition (EN)'.D22]&amp;&quot;_&quot;&amp;[$'Definition (EN)'.$J$3]&amp;&quot;_&quot;&amp;[$'Definition (EN)'.$H$2]&amp;&quot;:&quot;)" office:value-type="string" office:string-value="slot_location_me-to-owner_singular:" calcext:value-type="string">
            <text:p>slot_location_me-to-owner_singular:</text:p>
          </table:table-cell>
          <table:table-cell table:formula="of:=&quot;&quot;&quot;&quot;&amp;[$'Definition (EN)'.J22]&amp;&quot;&quot;&quot;&quot;" office:value-type="string" office:string-value="&quot;You changed the location of the Slot: {slot}&quot;" calcext:value-type="string">
            <text:p>"You changed the location of the Slot: {slot}"</text:p>
          </table:table-cell>
          <table:table-cell table:number-columns-repeated="1022"/>
        </table:table-row>
        <table:table-row table:style-name="ro1">
          <table:table-cell table:formula="of:=LOWER([$'Definition (EN)'.C22]&amp;&quot;_&quot;&amp;[$'Definition (EN)'.D22]&amp;&quot;_&quot;&amp;[$'Definition (EN)'.$V$3]&amp;&quot;_&quot;&amp;[$'Definition (EN)'.$H$2]&amp;&quot;:&quot;)" office:value-type="string" office:string-value="slot_location_activity-to-owner_singular:" calcext:value-type="string">
            <text:p>slot_location_activity-to-owner_singular:</text:p>
          </table:table-cell>
          <table:table-cell table:formula="of:=&quot;&quot;&quot;&quot;&amp;[$'Definition (EN)'.V22]&amp;&quot;&quot;&quot;&quot;" office:value-type="string" office:string-value="&quot;&quot;" calcext:value-type="string">
            <text:p>""</text:p>
          </table:table-cell>
          <table:table-cell table:number-columns-repeated="1022"/>
        </table:table-row>
        <table:table-row table:style-name="ro1">
          <table:table-cell table:formula="of:=LOWER([$'Definition (EN)'.C22]&amp;&quot;_&quot;&amp;[$'Definition (EN)'.D22]&amp;&quot;_&quot;&amp;[$'Definition (EN)'.$R$3]&amp;&quot;_&quot;&amp;[$'Definition (EN)'.$H$2]&amp;&quot;:&quot;)" office:value-type="string" office:string-value="slot_location_notify-to-owner_singular:" calcext:value-type="string">
            <text:p>slot_location_notify-to-owner_singular:</text:p>
          </table:table-cell>
          <table:table-cell table:formula="of:=&quot;&quot;&quot;&quot;&amp;[$'Definition (EN)'.R22]&amp;&quot;&quot;&quot;&quot;" office:value-type="string" office:string-value="&quot;&quot;" calcext:value-type="string">
            <text:p>""</text:p>
          </table:table-cell>
          <table:table-cell table:number-columns-repeated="1022"/>
        </table:table-row>
        <table:table-row table:style-name="ro1">
          <table:table-cell table:formula="of:=LOWER([$'Definition (EN)'.C22]&amp;&quot;_&quot;&amp;[$'Definition (EN)'.D22]&amp;&quot;_&quot;&amp;[$'Definition (EN)'.$N$3]&amp;&quot;_&quot;&amp;[$'Definition (EN)'.$H$2]&amp;&quot;:&quot;)" office:value-type="string" office:string-value="slot_location_push-to-owner_singular:" calcext:value-type="string">
            <text:p>slot_location_push-to-owner_singular:</text:p>
          </table:table-cell>
          <table:table-cell table:formula="of:=&quot;&quot;&quot;&quot;&amp;SUBSTITUTE([$'Definition (EN)'.N22]; &quot;{&quot;; &quot;%{&quot;)&amp;&quot;&quot;&quot;&quot;" office:value-type="string" office:string-value="&quot;&quot;" calcext:value-type="string">
            <text:p>""</text:p>
          </table:table-cell>
          <table:table-cell table:number-columns-repeated="1022"/>
        </table:table-row>
        <table:table-row table:style-name="ro1">
          <table:table-cell table:formula="of:=LOWER([$'Definition (EN)'.C22]&amp;&quot;_&quot;&amp;[$'Definition (EN)'.D22]&amp;&quot;_&quot;&amp;[$'Definition (EN)'.$X$3]&amp;&quot;_&quot;&amp;[$'Definition (EN)'.$W$2]&amp;&quot;:&quot;)" office:value-type="string" office:string-value="slot_location_activity-to-owner_plural:" calcext:value-type="string">
            <text:p>slot_location_activity-to-owner_plural:</text:p>
          </table:table-cell>
          <table:table-cell table:formula="of:=&quot;&quot;&quot;&quot;&amp;[$'Definition (EN)'.X22]&amp;&quot;&quot;&quot;&quot;" office:value-type="string" office:string-value="&quot;&quot;" calcext:value-type="string">
            <text:p>""</text:p>
          </table:table-cell>
          <table:table-cell table:number-columns-repeated="1022"/>
        </table:table-row>
        <table:table-row table:style-name="ro1">
          <table:table-cell table:formula="of:=LOWER([$'Definition (EN)'.C22]&amp;&quot;_&quot;&amp;[$'Definition (EN)'.D22]&amp;&quot;_&quot;&amp;[$'Definition (EN)'.$AB$3]&amp;&quot;_&quot;&amp;[$'Definition (EN)'.$AA$2]&amp;&quot;:&quot;)" office:value-type="string" office:string-value="slot_location_activity-to-owner_aggregate:" calcext:value-type="string">
            <text:p>slot_location_activity-to-owner_aggregate:</text:p>
          </table:table-cell>
          <table:table-cell table:formula="of:=&quot;&quot;&quot;&quot;&amp;SUBSTITUTE([$'Definition (EN)'.AB22];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3]&amp;&quot;_&quot;&amp;[$'Definition (EN)'.D23]&amp;&quot;_&quot;&amp;[$'Definition (EN)'.$I$3]&amp;&quot;_&quot;&amp;[$'Definition (EN)'.$H$2]&amp;&quot;:&quot;)" office:value-type="string" office:string-value="user_unfriend_me_singular:" calcext:value-type="string">
            <text:p>user_unfriend_me_singular:</text:p>
          </table:table-cell>
          <table:table-cell table:formula="of:=&quot;&quot;&quot;&quot;&amp;[$'Definition (EN)'.I23]&amp;&quot;&quot;&quot;&quot;" office:value-type="string" office:string-value="&quot;You deleted the friendship with: {user}&quot;" calcext:value-type="string">
            <text:p>"You deleted the friendship with: {user}"</text:p>
          </table:table-cell>
          <table:table-cell table:number-columns-repeated="1022"/>
        </table:table-row>
        <table:table-row table:style-name="ro1">
          <table:table-cell table:formula="of:=LOWER([$'Definition (EN)'.C23]&amp;&quot;_&quot;&amp;[$'Definition (EN)'.D23]&amp;&quot;_&quot;&amp;[$'Definition (EN)'.$U$3]&amp;&quot;_&quot;&amp;[$'Definition (EN)'.$H$2]&amp;&quot;:&quot;)" office:value-type="string" office:string-value="user_unfriend_activity_singular:" calcext:value-type="string">
            <text:p>user_unfriend_activity_singular:</text:p>
          </table:table-cell>
          <table:table-cell table:formula="of:=&quot;&quot;&quot;&quot;&amp;[$'Definition (EN)'.U23]&amp;&quot;&quot;&quot;&quot;" office:value-type="string" office:string-value="&quot;&quot;" calcext:value-type="string">
            <text:p>""</text:p>
          </table:table-cell>
          <table:table-cell table:number-columns-repeated="1022"/>
        </table:table-row>
        <table:table-row table:style-name="ro1">
          <table:table-cell table:formula="of:=LOWER([$'Definition (EN)'.C23]&amp;&quot;_&quot;&amp;[$'Definition (EN)'.D23]&amp;&quot;_&quot;&amp;[$'Definition (EN)'.$Q$3]&amp;&quot;_&quot;&amp;[$'Definition (EN)'.$H$2]&amp;&quot;:&quot;)" office:value-type="string" office:string-value="user_unfriend_notify_singular:" calcext:value-type="string">
            <text:p>user_unfriend_notify_singular:</text:p>
          </table:table-cell>
          <table:table-cell table:formula="of:=&quot;&quot;&quot;&quot;&amp;[$'Definition (EN)'.Q23]&amp;&quot;&quot;&quot;&quot;" office:value-type="string" office:string-value="&quot;{actor} has deleted your friendship.&quot;" calcext:value-type="string">
            <text:p>"{actor} has deleted your friendship."</text:p>
          </table:table-cell>
          <table:table-cell table:number-columns-repeated="1022"/>
        </table:table-row>
        <table:table-row table:style-name="ro1">
          <table:table-cell table:formula="of:=LOWER([$'Definition (EN)'.C23]&amp;&quot;_&quot;&amp;[$'Definition (EN)'.D23]&amp;&quot;_&quot;&amp;[$'Definition (EN)'.$M$3]&amp;&quot;_&quot;&amp;[$'Definition (EN)'.$H$2]&amp;&quot;:&quot;)" office:value-type="string" office:string-value="user_unfriend_push_singular:" calcext:value-type="string">
            <text:p>user_unfriend_push_singular:</text:p>
          </table:table-cell>
          <table:table-cell table:formula="of:=&quot;&quot;&quot;&quot;&amp;SUBSTITUTE([$'Definition (EN)'.M23]; &quot;{&quot;; &quot;%{&quot;)&amp;&quot;&quot;&quot;&quot;" office:value-type="string" office:string-value="&quot;&quot;" calcext:value-type="string">
            <text:p>""</text:p>
          </table:table-cell>
          <table:table-cell table:number-columns-repeated="1022"/>
        </table:table-row>
        <table:table-row table:style-name="ro1">
          <table:table-cell table:formula="of:=LOWER([$'Definition (EN)'.C23]&amp;&quot;_&quot;&amp;[$'Definition (EN)'.D23]&amp;&quot;_&quot;&amp;[$'Definition (EN)'.$W$3]&amp;&quot;_&quot;&amp;[$'Definition (EN)'.$W$2]&amp;&quot;:&quot;)" office:value-type="string" office:string-value="user_unfriend_activity_plural:" calcext:value-type="string">
            <text:p>user_unfriend_activity_plural:</text:p>
          </table:table-cell>
          <table:table-cell table:formula="of:=&quot;&quot;&quot;&quot;&amp;[$'Definition (EN)'.W23]&amp;&quot;&quot;&quot;&quot;" office:value-type="string" office:string-value="&quot;&quot;" calcext:value-type="string">
            <text:p>""</text:p>
          </table:table-cell>
          <table:table-cell table:number-columns-repeated="1022"/>
        </table:table-row>
        <table:table-row table:style-name="ro1">
          <table:table-cell table:formula="of:=LOWER([$'Definition (EN)'.C23]&amp;&quot;_&quot;&amp;[$'Definition (EN)'.D23]&amp;&quot;_&quot;&amp;[$'Definition (EN)'.$AA$3]&amp;&quot;_&quot;&amp;[$'Definition (EN)'.$AA$2]&amp;&quot;:&quot;)" office:value-type="string" office:string-value="user_unfriend_activity_aggregate:" calcext:value-type="string">
            <text:p>user_unfriend_activity_aggregate:</text:p>
          </table:table-cell>
          <table:table-cell table:formula="of:=&quot;&quot;&quot;&quot;&amp;SUBSTITUTE([$'Definition (EN)'.AA23];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3]&amp;&quot;_&quot;&amp;[$'Definition (EN)'.D23]&amp;&quot;_&quot;&amp;[$'Definition (EN)'.$J$3]&amp;&quot;_&quot;&amp;[$'Definition (EN)'.$H$2]&amp;&quot;:&quot;)" office:value-type="string" office:string-value="user_unfriend_me-to-owner_singular:" calcext:value-type="string">
            <text:p>user_unfriend_me-to-owner_singular:</text:p>
          </table:table-cell>
          <table:table-cell table:formula="of:=&quot;&quot;&quot;&quot;&amp;[$'Definition (EN)'.J23]&amp;&quot;&quot;&quot;&quot;" office:value-type="string" office:string-value="&quot;&quot;" calcext:value-type="string">
            <text:p>""</text:p>
          </table:table-cell>
          <table:table-cell table:number-columns-repeated="1022"/>
        </table:table-row>
        <table:table-row table:style-name="ro1">
          <table:table-cell table:formula="of:=LOWER([$'Definition (EN)'.C23]&amp;&quot;_&quot;&amp;[$'Definition (EN)'.D23]&amp;&quot;_&quot;&amp;[$'Definition (EN)'.$V$3]&amp;&quot;_&quot;&amp;[$'Definition (EN)'.$H$2]&amp;&quot;:&quot;)" office:value-type="string" office:string-value="user_unfriend_activity-to-owner_singular:" calcext:value-type="string">
            <text:p>user_unfriend_activity-to-owner_singular:</text:p>
          </table:table-cell>
          <table:table-cell table:formula="of:=&quot;&quot;&quot;&quot;&amp;[$'Definition (EN)'.V23]&amp;&quot;&quot;&quot;&quot;" office:value-type="string" office:string-value="&quot;&quot;" calcext:value-type="string">
            <text:p>""</text:p>
          </table:table-cell>
          <table:table-cell table:number-columns-repeated="1022"/>
        </table:table-row>
        <table:table-row table:style-name="ro1">
          <table:table-cell table:formula="of:=LOWER([$'Definition (EN)'.C23]&amp;&quot;_&quot;&amp;[$'Definition (EN)'.D23]&amp;&quot;_&quot;&amp;[$'Definition (EN)'.$R$3]&amp;&quot;_&quot;&amp;[$'Definition (EN)'.$H$2]&amp;&quot;:&quot;)" office:value-type="string" office:string-value="user_unfriend_notify-to-owner_singular:" calcext:value-type="string">
            <text:p>user_unfriend_notify-to-owner_singular:</text:p>
          </table:table-cell>
          <table:table-cell table:formula="of:=&quot;&quot;&quot;&quot;&amp;[$'Definition (EN)'.R23]&amp;&quot;&quot;&quot;&quot;" office:value-type="string" office:string-value="&quot;{actor} has deleted your friendship.&quot;" calcext:value-type="string">
            <text:p>"{actor} has deleted your friendship."</text:p>
          </table:table-cell>
          <table:table-cell table:number-columns-repeated="1022"/>
        </table:table-row>
        <table:table-row table:style-name="ro1">
          <table:table-cell table:formula="of:=LOWER([$'Definition (EN)'.C23]&amp;&quot;_&quot;&amp;[$'Definition (EN)'.D23]&amp;&quot;_&quot;&amp;[$'Definition (EN)'.$N$3]&amp;&quot;_&quot;&amp;[$'Definition (EN)'.$H$2]&amp;&quot;:&quot;)" office:value-type="string" office:string-value="user_unfriend_push-to-owner_singular:" calcext:value-type="string">
            <text:p>user_unfriend_push-to-owner_singular:</text:p>
          </table:table-cell>
          <table:table-cell table:formula="of:=&quot;&quot;&quot;&quot;&amp;SUBSTITUTE([$'Definition (EN)'.N23]; &quot;{&quot;; &quot;%{&quot;)&amp;&quot;&quot;&quot;&quot;" office:value-type="string" office:string-value="&quot;&quot;" calcext:value-type="string">
            <text:p>""</text:p>
          </table:table-cell>
          <table:table-cell table:number-columns-repeated="1022"/>
        </table:table-row>
        <table:table-row table:style-name="ro1">
          <table:table-cell table:formula="of:=LOWER([$'Definition (EN)'.C23]&amp;&quot;_&quot;&amp;[$'Definition (EN)'.D23]&amp;&quot;_&quot;&amp;[$'Definition (EN)'.$X$3]&amp;&quot;_&quot;&amp;[$'Definition (EN)'.$W$2]&amp;&quot;:&quot;)" office:value-type="string" office:string-value="user_unfriend_activity-to-owner_plural:" calcext:value-type="string">
            <text:p>user_unfriend_activity-to-owner_plural:</text:p>
          </table:table-cell>
          <table:table-cell table:formula="of:=&quot;&quot;&quot;&quot;&amp;[$'Definition (EN)'.X23]&amp;&quot;&quot;&quot;&quot;" office:value-type="string" office:string-value="&quot;&quot;" calcext:value-type="string">
            <text:p>""</text:p>
          </table:table-cell>
          <table:table-cell table:number-columns-repeated="1022"/>
        </table:table-row>
        <table:table-row table:style-name="ro1">
          <table:table-cell table:formula="of:=LOWER([$'Definition (EN)'.C23]&amp;&quot;_&quot;&amp;[$'Definition (EN)'.D23]&amp;&quot;_&quot;&amp;[$'Definition (EN)'.$AB$3]&amp;&quot;_&quot;&amp;[$'Definition (EN)'.$AA$2]&amp;&quot;:&quot;)" office:value-type="string" office:string-value="user_unfriend_activity-to-owner_aggregate:" calcext:value-type="string">
            <text:p>user_unfriend_activity-to-owner_aggregate:</text:p>
          </table:table-cell>
          <table:table-cell table:formula="of:=&quot;&quot;&quot;&quot;&amp;SUBSTITUTE([$'Definition (EN)'.AB23];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4]&amp;&quot;_&quot;&amp;[$'Definition (EN)'.D24]&amp;&quot;_&quot;&amp;[$'Definition (EN)'.$I$3]&amp;&quot;_&quot;&amp;[$'Definition (EN)'.$H$2]&amp;&quot;:&quot;)" office:value-type="string" office:string-value="user_reject_me_singular:" calcext:value-type="string">
            <text:p>user_reject_me_singular:</text:p>
          </table:table-cell>
          <table:table-cell table:formula="of:=&quot;&quot;&quot;&quot;&amp;[$'Definition (EN)'.I24]&amp;&quot;&quot;&quot;&quot;" office:value-type="string" office:string-value="&quot;You rejected a friend request from: {user}&quot;" calcext:value-type="string">
            <text:p>"You rejected a friend request from: {user}"</text:p>
          </table:table-cell>
          <table:table-cell table:number-columns-repeated="1022"/>
        </table:table-row>
        <table:table-row table:style-name="ro1">
          <table:table-cell table:formula="of:=LOWER([$'Definition (EN)'.C24]&amp;&quot;_&quot;&amp;[$'Definition (EN)'.D24]&amp;&quot;_&quot;&amp;[$'Definition (EN)'.$U$3]&amp;&quot;_&quot;&amp;[$'Definition (EN)'.$H$2]&amp;&quot;:&quot;)" office:value-type="string" office:string-value="user_reject_activity_singular:" calcext:value-type="string">
            <text:p>user_reject_activity_singular:</text:p>
          </table:table-cell>
          <table:table-cell table:formula="of:=&quot;&quot;&quot;&quot;&amp;[$'Definition (EN)'.U24]&amp;&quot;&quot;&quot;&quot;" office:value-type="string" office:string-value="&quot;&quot;" calcext:value-type="string">
            <text:p>""</text:p>
          </table:table-cell>
          <table:table-cell table:number-columns-repeated="1022"/>
        </table:table-row>
        <table:table-row table:style-name="ro1">
          <table:table-cell table:formula="of:=LOWER([$'Definition (EN)'.C24]&amp;&quot;_&quot;&amp;[$'Definition (EN)'.D24]&amp;&quot;_&quot;&amp;[$'Definition (EN)'.$Q$3]&amp;&quot;_&quot;&amp;[$'Definition (EN)'.$H$2]&amp;&quot;:&quot;)" office:value-type="string" office:string-value="user_reject_notify_singular:" calcext:value-type="string">
            <text:p>user_reject_notify_singular:</text:p>
          </table:table-cell>
          <table:table-cell table:formula="of:=&quot;&quot;&quot;&quot;&amp;[$'Definition (EN)'.Q24]&amp;&quot;&quot;&quot;&quot;" office:value-type="string" office:string-value="&quot;{actor} has rejected your friend request.&quot;" calcext:value-type="string">
            <text:p>"{actor} has rejected your friend request."</text:p>
          </table:table-cell>
          <table:table-cell table:number-columns-repeated="1022"/>
        </table:table-row>
        <table:table-row table:style-name="ro1">
          <table:table-cell table:formula="of:=LOWER([$'Definition (EN)'.C24]&amp;&quot;_&quot;&amp;[$'Definition (EN)'.D24]&amp;&quot;_&quot;&amp;[$'Definition (EN)'.$M$3]&amp;&quot;_&quot;&amp;[$'Definition (EN)'.$H$2]&amp;&quot;:&quot;)" office:value-type="string" office:string-value="user_reject_push_singular:" calcext:value-type="string">
            <text:p>user_reject_push_singular:</text:p>
          </table:table-cell>
          <table:table-cell table:formula="of:=&quot;&quot;&quot;&quot;&amp;SUBSTITUTE([$'Definition (EN)'.M24]; &quot;{&quot;; &quot;%{&quot;)&amp;&quot;&quot;&quot;&quot;" office:value-type="string" office:string-value="&quot;&quot;" calcext:value-type="string">
            <text:p>""</text:p>
          </table:table-cell>
          <table:table-cell table:number-columns-repeated="1022"/>
        </table:table-row>
        <table:table-row table:style-name="ro1">
          <table:table-cell table:formula="of:=LOWER([$'Definition (EN)'.C24]&amp;&quot;_&quot;&amp;[$'Definition (EN)'.D24]&amp;&quot;_&quot;&amp;[$'Definition (EN)'.$W$3]&amp;&quot;_&quot;&amp;[$'Definition (EN)'.$W$2]&amp;&quot;:&quot;)" office:value-type="string" office:string-value="user_reject_activity_plural:" calcext:value-type="string">
            <text:p>user_reject_activity_plural:</text:p>
          </table:table-cell>
          <table:table-cell table:formula="of:=&quot;&quot;&quot;&quot;&amp;[$'Definition (EN)'.W24]&amp;&quot;&quot;&quot;&quot;" office:value-type="string" office:string-value="&quot;&quot;" calcext:value-type="string">
            <text:p>""</text:p>
          </table:table-cell>
          <table:table-cell table:number-columns-repeated="1022"/>
        </table:table-row>
        <table:table-row table:style-name="ro1">
          <table:table-cell table:formula="of:=LOWER([$'Definition (EN)'.C24]&amp;&quot;_&quot;&amp;[$'Definition (EN)'.D24]&amp;&quot;_&quot;&amp;[$'Definition (EN)'.$AA$3]&amp;&quot;_&quot;&amp;[$'Definition (EN)'.$AA$2]&amp;&quot;:&quot;)" office:value-type="string" office:string-value="user_reject_activity_aggregate:" calcext:value-type="string">
            <text:p>user_reject_activity_aggregate:</text:p>
          </table:table-cell>
          <table:table-cell table:formula="of:=&quot;&quot;&quot;&quot;&amp;SUBSTITUTE([$'Definition (EN)'.AA24];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4]&amp;&quot;_&quot;&amp;[$'Definition (EN)'.D24]&amp;&quot;_&quot;&amp;[$'Definition (EN)'.$J$3]&amp;&quot;_&quot;&amp;[$'Definition (EN)'.$H$2]&amp;&quot;:&quot;)" office:value-type="string" office:string-value="user_reject_me-to-owner_singular:" calcext:value-type="string">
            <text:p>user_reject_me-to-owner_singular:</text:p>
          </table:table-cell>
          <table:table-cell table:formula="of:=&quot;&quot;&quot;&quot;&amp;[$'Definition (EN)'.J24]&amp;&quot;&quot;&quot;&quot;" office:value-type="string" office:string-value="&quot;&quot;" calcext:value-type="string">
            <text:p>""</text:p>
          </table:table-cell>
          <table:table-cell table:number-columns-repeated="1022"/>
        </table:table-row>
        <table:table-row table:style-name="ro1">
          <table:table-cell table:formula="of:=LOWER([$'Definition (EN)'.C24]&amp;&quot;_&quot;&amp;[$'Definition (EN)'.D24]&amp;&quot;_&quot;&amp;[$'Definition (EN)'.$V$3]&amp;&quot;_&quot;&amp;[$'Definition (EN)'.$H$2]&amp;&quot;:&quot;)" office:value-type="string" office:string-value="user_reject_activity-to-owner_singular:" calcext:value-type="string">
            <text:p>user_reject_activity-to-owner_singular:</text:p>
          </table:table-cell>
          <table:table-cell table:formula="of:=&quot;&quot;&quot;&quot;&amp;[$'Definition (EN)'.V24]&amp;&quot;&quot;&quot;&quot;" office:value-type="string" office:string-value="&quot;&quot;" calcext:value-type="string">
            <text:p>""</text:p>
          </table:table-cell>
          <table:table-cell table:number-columns-repeated="1022"/>
        </table:table-row>
        <table:table-row table:style-name="ro1">
          <table:table-cell table:formula="of:=LOWER([$'Definition (EN)'.C24]&amp;&quot;_&quot;&amp;[$'Definition (EN)'.D24]&amp;&quot;_&quot;&amp;[$'Definition (EN)'.$R$3]&amp;&quot;_&quot;&amp;[$'Definition (EN)'.$H$2]&amp;&quot;:&quot;)" office:value-type="string" office:string-value="user_reject_notify-to-owner_singular:" calcext:value-type="string">
            <text:p>user_reject_notify-to-owner_singular:</text:p>
          </table:table-cell>
          <table:table-cell table:formula="of:=&quot;&quot;&quot;&quot;&amp;[$'Definition (EN)'.R24]&amp;&quot;&quot;&quot;&quot;" office:value-type="string" office:string-value="&quot;{actor} has rejected your friend request.&quot;" calcext:value-type="string">
            <text:p>"{actor} has rejected your friend request."</text:p>
          </table:table-cell>
          <table:table-cell table:number-columns-repeated="1022"/>
        </table:table-row>
        <table:table-row table:style-name="ro1">
          <table:table-cell table:formula="of:=LOWER([$'Definition (EN)'.C24]&amp;&quot;_&quot;&amp;[$'Definition (EN)'.D24]&amp;&quot;_&quot;&amp;[$'Definition (EN)'.$N$3]&amp;&quot;_&quot;&amp;[$'Definition (EN)'.$H$2]&amp;&quot;:&quot;)" office:value-type="string" office:string-value="user_reject_push-to-owner_singular:" calcext:value-type="string">
            <text:p>user_reject_push-to-owner_singular:</text:p>
          </table:table-cell>
          <table:table-cell table:formula="of:=&quot;&quot;&quot;&quot;&amp;SUBSTITUTE([$'Definition (EN)'.N24]; &quot;{&quot;; &quot;%{&quot;)&amp;&quot;&quot;&quot;&quot;" office:value-type="string" office:string-value="&quot;&quot;" calcext:value-type="string">
            <text:p>""</text:p>
          </table:table-cell>
          <table:table-cell table:number-columns-repeated="1022"/>
        </table:table-row>
        <table:table-row table:style-name="ro1">
          <table:table-cell table:formula="of:=LOWER([$'Definition (EN)'.C24]&amp;&quot;_&quot;&amp;[$'Definition (EN)'.D24]&amp;&quot;_&quot;&amp;[$'Definition (EN)'.$X$3]&amp;&quot;_&quot;&amp;[$'Definition (EN)'.$W$2]&amp;&quot;:&quot;)" office:value-type="string" office:string-value="user_reject_activity-to-owner_plural:" calcext:value-type="string">
            <text:p>user_reject_activity-to-owner_plural:</text:p>
          </table:table-cell>
          <table:table-cell table:formula="of:=&quot;&quot;&quot;&quot;&amp;[$'Definition (EN)'.X24]&amp;&quot;&quot;&quot;&quot;" office:value-type="string" office:string-value="&quot;&quot;" calcext:value-type="string">
            <text:p>""</text:p>
          </table:table-cell>
          <table:table-cell table:number-columns-repeated="1022"/>
        </table:table-row>
        <table:table-row table:style-name="ro1">
          <table:table-cell table:formula="of:=LOWER([$'Definition (EN)'.C24]&amp;&quot;_&quot;&amp;[$'Definition (EN)'.D24]&amp;&quot;_&quot;&amp;[$'Definition (EN)'.$AB$3]&amp;&quot;_&quot;&amp;[$'Definition (EN)'.$AA$2]&amp;&quot;:&quot;)" office:value-type="string" office:string-value="user_reject_activity-to-owner_aggregate:" calcext:value-type="string">
            <text:p>user_reject_activity-to-owner_aggregate:</text:p>
          </table:table-cell>
          <table:table-cell table:formula="of:=&quot;&quot;&quot;&quot;&amp;SUBSTITUTE([$'Definition (EN)'.AB24];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5]&amp;&quot;_&quot;&amp;[$'Definition (EN)'.D25]&amp;&quot;_&quot;&amp;[$'Definition (EN)'.$I$3]&amp;&quot;_&quot;&amp;[$'Definition (EN)'.$H$2]&amp;&quot;:&quot;)" office:value-type="string" office:string-value="slot_tagged_me_singular:" calcext:value-type="string">
            <text:p>slot_tagged_me_singular:</text:p>
          </table:table-cell>
          <table:table-cell table:formula="of:=&quot;&quot;&quot;&quot;&amp;[$'Definition (EN)'.I25]&amp;&quot;&quot;&quot;&quot;" office:value-type="string" office:string-value="&quot;You tagged {user} to the Slot: {slot}&quot;" calcext:value-type="string">
            <text:p>"You tagged {user} to the Slot: {slot}"</text:p>
          </table:table-cell>
          <table:table-cell table:number-columns-repeated="1022"/>
        </table:table-row>
        <table:table-row table:style-name="ro1">
          <table:table-cell table:formula="of:=LOWER([$'Definition (EN)'.C25]&amp;&quot;_&quot;&amp;[$'Definition (EN)'.D25]&amp;&quot;_&quot;&amp;[$'Definition (EN)'.$U$3]&amp;&quot;_&quot;&amp;[$'Definition (EN)'.$H$2]&amp;&quot;:&quot;)" office:value-type="string" office:string-value="slot_tagged_activity_singular:" calcext:value-type="string">
            <text:p>slot_tagged_activity_singular:</text:p>
          </table:table-cell>
          <table:table-cell table:formula="of:=&quot;&quot;&quot;&quot;&amp;[$'Definition (EN)'.U25]&amp;&quot;&quot;&quot;&quot;" office:value-type="string" office:string-value="&quot;{actor} tagged {user} to the Slot: {slot}.&quot;" calcext:value-type="string">
            <text:p>"{actor} tagged {user} to the Slot: {slot}."</text:p>
          </table:table-cell>
          <table:table-cell table:number-columns-repeated="1022"/>
        </table:table-row>
        <table:table-row table:style-name="ro1">
          <table:table-cell table:formula="of:=LOWER([$'Definition (EN)'.C25]&amp;&quot;_&quot;&amp;[$'Definition (EN)'.D25]&amp;&quot;_&quot;&amp;[$'Definition (EN)'.$Q$3]&amp;&quot;_&quot;&amp;[$'Definition (EN)'.$H$2]&amp;&quot;:&quot;)" office:value-type="string" office:string-value="slot_tagged_notify_singular:" calcext:value-type="string">
            <text:p>slot_tagged_notify_singular:</text:p>
          </table:table-cell>
          <table:table-cell table:formula="of:=&quot;&quot;&quot;&quot;&amp;[$'Definition (EN)'.Q25]&amp;&quot;&quot;&quot;&quot;" office:value-type="string" office:string-value="&quot;{actor} tagged you to the Slot: {slot}&quot;" calcext:value-type="string">
            <text:p>"{actor} tagged you to the Slot: {slot}"</text:p>
          </table:table-cell>
          <table:table-cell table:number-columns-repeated="1022"/>
        </table:table-row>
        <table:table-row table:style-name="ro1">
          <table:table-cell table:formula="of:=LOWER([$'Definition (EN)'.C25]&amp;&quot;_&quot;&amp;[$'Definition (EN)'.D25]&amp;&quot;_&quot;&amp;[$'Definition (EN)'.$M$3]&amp;&quot;_&quot;&amp;[$'Definition (EN)'.$H$2]&amp;&quot;:&quot;)" office:value-type="string" office:string-value="slot_tagged_push_singular:" calcext:value-type="string">
            <text:p>slot_tagged_push_singular:</text:p>
          </table:table-cell>
          <table:table-cell table:formula="of:=&quot;&quot;&quot;&quot;&amp;SUBSTITUTE([$'Definition (EN)'.M25]; &quot;{&quot;; &quot;%{&quot;)&amp;&quot;&quot;&quot;&quot;" office:value-type="string" office:string-value="&quot;%{actor} tagged you to the Slot: %{slot}&quot;" calcext:value-type="string">
            <text:p>"%{actor} tagged you to the Slot: %{slot}"</text:p>
          </table:table-cell>
          <table:table-cell table:number-columns-repeated="1022"/>
        </table:table-row>
        <table:table-row table:style-name="ro1">
          <table:table-cell table:formula="of:=LOWER([$'Definition (EN)'.C25]&amp;&quot;_&quot;&amp;[$'Definition (EN)'.D25]&amp;&quot;_&quot;&amp;[$'Definition (EN)'.$W$3]&amp;&quot;_&quot;&amp;[$'Definition (EN)'.$W$2]&amp;&quot;:&quot;)" office:value-type="string" office:string-value="slot_tagged_activity_plural:" calcext:value-type="string">
            <text:p>slot_tagged_activity_plural:</text:p>
          </table:table-cell>
          <table:table-cell table:formula="of:=&quot;&quot;&quot;&quot;&amp;[$'Definition (EN)'.W25]&amp;&quot;&quot;&quot;&quot;" office:value-type="string" office:string-value="&quot;{actor} tagged {user} and 1 other to the Slot: {slot}.&quot;" calcext:value-type="string">
            <text:p>"{actor} tagged {user} and 1 other to the Slot: {slot}."</text:p>
          </table:table-cell>
          <table:table-cell table:number-columns-repeated="1022"/>
        </table:table-row>
        <table:table-row table:style-name="ro1">
          <table:table-cell table:formula="of:=LOWER([$'Definition (EN)'.C25]&amp;&quot;_&quot;&amp;[$'Definition (EN)'.D25]&amp;&quot;_&quot;&amp;[$'Definition (EN)'.$AA$3]&amp;&quot;_&quot;&amp;[$'Definition (EN)'.$AA$2]&amp;&quot;:&quot;)" office:value-type="string" office:string-value="slot_tagged_activity_aggregate:" calcext:value-type="string">
            <text:p>slot_tagged_activity_aggregate:</text:p>
          </table:table-cell>
          <table:table-cell table:formula="of:=&quot;&quot;&quot;&quot;&amp;SUBSTITUTE([$'Definition (EN)'.AA25]; &quot;{count}&quot;; &quot;%{count}&quot;)&amp;&quot;&quot;&quot;&quot;" office:value-type="string" office:string-value="&quot;{actor} tagged {user} and %{count} others to the Slot: {slot}.&quot;" calcext:value-type="string">
            <text:p>"{actor} tagged {user} and %{count} others to the Slot: {slot}."</text:p>
          </table:table-cell>
          <table:table-cell table:number-columns-repeated="1022"/>
        </table:table-row>
        <table:table-row table:style-name="ro1">
          <table:table-cell table:formula="of:=LOWER([$'Definition (EN)'.C25]&amp;&quot;_&quot;&amp;[$'Definition (EN)'.D25]&amp;&quot;_&quot;&amp;[$'Definition (EN)'.$J$3]&amp;&quot;_&quot;&amp;[$'Definition (EN)'.$H$2]&amp;&quot;:&quot;)" office:value-type="string" office:string-value="slot_tagged_me-to-owner_singular:" calcext:value-type="string">
            <text:p>slot_tagged_me-to-owner_singular:</text:p>
          </table:table-cell>
          <table:table-cell table:formula="of:=&quot;&quot;&quot;&quot;&amp;[$'Definition (EN)'.J25]&amp;&quot;&quot;&quot;&quot;" office:value-type="string" office:string-value="&quot;You tagged {user} to your Slot: {slot}&quot;" calcext:value-type="string">
            <text:p>"You tagged {user} to your Slot: {slot}"</text:p>
          </table:table-cell>
          <table:table-cell table:number-columns-repeated="1022"/>
        </table:table-row>
        <table:table-row table:style-name="ro1">
          <table:table-cell table:formula="of:=LOWER([$'Definition (EN)'.C25]&amp;&quot;_&quot;&amp;[$'Definition (EN)'.D25]&amp;&quot;_&quot;&amp;[$'Definition (EN)'.$V$3]&amp;&quot;_&quot;&amp;[$'Definition (EN)'.$H$2]&amp;&quot;:&quot;)" office:value-type="string" office:string-value="slot_tagged_activity-to-owner_singular:" calcext:value-type="string">
            <text:p>slot_tagged_activity-to-owner_singular:</text:p>
          </table:table-cell>
          <table:table-cell table:formula="of:=&quot;&quot;&quot;&quot;&amp;[$'Definition (EN)'.V25]&amp;&quot;&quot;&quot;&quot;" office:value-type="string" office:string-value="&quot;{actor} tagged {user} to your Slot: {slot}.&quot;" calcext:value-type="string">
            <text:p>"{actor} tagged {user} to your Slot: {slot}."</text:p>
          </table:table-cell>
          <table:table-cell table:number-columns-repeated="1022"/>
        </table:table-row>
        <table:table-row table:style-name="ro1">
          <table:table-cell table:formula="of:=LOWER([$'Definition (EN)'.C25]&amp;&quot;_&quot;&amp;[$'Definition (EN)'.D25]&amp;&quot;_&quot;&amp;[$'Definition (EN)'.$R$3]&amp;&quot;_&quot;&amp;[$'Definition (EN)'.$H$2]&amp;&quot;:&quot;)" office:value-type="string" office:string-value="slot_tagged_notify-to-owner_singular:" calcext:value-type="string">
            <text:p>slot_tagged_notify-to-owner_singular:</text:p>
          </table:table-cell>
          <table:table-cell table:formula="of:=&quot;&quot;&quot;&quot;&amp;[$'Definition (EN)'.R25]&amp;&quot;&quot;&quot;&quot;" office:value-type="string" office:string-value="&quot;{actor} tagged {user} to your Slot: {slot}&quot;" calcext:value-type="string">
            <text:p>"{actor} tagged {user} to your Slot: {slot}"</text:p>
          </table:table-cell>
          <table:table-cell table:number-columns-repeated="1022"/>
        </table:table-row>
        <table:table-row table:style-name="ro1">
          <table:table-cell table:formula="of:=LOWER([$'Definition (EN)'.C25]&amp;&quot;_&quot;&amp;[$'Definition (EN)'.D25]&amp;&quot;_&quot;&amp;[$'Definition (EN)'.$N$3]&amp;&quot;_&quot;&amp;[$'Definition (EN)'.$H$2]&amp;&quot;:&quot;)" office:value-type="string" office:string-value="slot_tagged_push-to-owner_singular:" calcext:value-type="string">
            <text:p>slot_tagged_push-to-owner_singular:</text:p>
          </table:table-cell>
          <table:table-cell table:formula="of:=&quot;&quot;&quot;&quot;&amp;SUBSTITUTE([$'Definition (EN)'.N25]; &quot;{&quot;; &quot;%{&quot;)&amp;&quot;&quot;&quot;&quot;" office:value-type="string" office:string-value="&quot;%{actor} tagged %{user} to your Slot: %{slot}&quot;" calcext:value-type="string">
            <text:p>"%{actor} tagged %{user} to your Slot: %{slot}"</text:p>
          </table:table-cell>
          <table:table-cell table:number-columns-repeated="1022"/>
        </table:table-row>
        <table:table-row table:style-name="ro1">
          <table:table-cell table:formula="of:=LOWER([$'Definition (EN)'.C25]&amp;&quot;_&quot;&amp;[$'Definition (EN)'.D25]&amp;&quot;_&quot;&amp;[$'Definition (EN)'.$X$3]&amp;&quot;_&quot;&amp;[$'Definition (EN)'.$W$2]&amp;&quot;:&quot;)" office:value-type="string" office:string-value="slot_tagged_activity-to-owner_plural:" calcext:value-type="string">
            <text:p>slot_tagged_activity-to-owner_plural:</text:p>
          </table:table-cell>
          <table:table-cell table:formula="of:=&quot;&quot;&quot;&quot;&amp;[$'Definition (EN)'.X25]&amp;&quot;&quot;&quot;&quot;" office:value-type="string" office:string-value="&quot;{actor} tagged {user} and 1 other to your Slot: {slot}.&quot;" calcext:value-type="string">
            <text:p>"{actor} tagged {user} and 1 other to your Slot: {slot}."</text:p>
          </table:table-cell>
          <table:table-cell table:number-columns-repeated="1022"/>
        </table:table-row>
        <table:table-row table:style-name="ro1">
          <table:table-cell table:formula="of:=LOWER([$'Definition (EN)'.C25]&amp;&quot;_&quot;&amp;[$'Definition (EN)'.D25]&amp;&quot;_&quot;&amp;[$'Definition (EN)'.$AB$3]&amp;&quot;_&quot;&amp;[$'Definition (EN)'.$AA$2]&amp;&quot;:&quot;)" office:value-type="string" office:string-value="slot_tagged_activity-to-owner_aggregate:" calcext:value-type="string">
            <text:p>slot_tagged_activity-to-owner_aggregate:</text:p>
          </table:table-cell>
          <table:table-cell table:formula="of:=&quot;&quot;&quot;&quot;&amp;SUBSTITUTE([$'Definition (EN)'.AB25]; &quot;{count}&quot;; &quot;%{count}&quot;)&amp;&quot;&quot;&quot;&quot;" office:value-type="string" office:string-value="&quot;{actor} tagged {user} and %{count} others to your Slot: {slot}.&quot;" calcext:value-type="string">
            <text:p>"{actor} tagged {user} and %{count} others to your Slot: {slot}."</text:p>
          </table:table-cell>
          <table:table-cell table:number-columns-repeated="1022"/>
        </table:table-row>
        <table:table-row table:style-name="ro2">
          <table:table-cell table:number-columns-repeated="1024"/>
        </table:table-row>
        <table:table-row table:style-name="ro1">
          <table:table-cell table:formula="of:=LOWER([$'Definition (EN)'.C26]&amp;&quot;_&quot;&amp;[$'Definition (EN)'.D26]&amp;&quot;_&quot;&amp;[$'Definition (EN)'.$I$3]&amp;&quot;_&quot;&amp;[$'Definition (EN)'.$H$2]&amp;&quot;:&quot;)" office:value-type="string" office:string-value="group_request_me_singular:" calcext:value-type="string">
            <text:p>group_request_me_singular:</text:p>
          </table:table-cell>
          <table:table-cell table:formula="of:=&quot;&quot;&quot;&quot;&amp;[$'Definition (EN)'.I26]&amp;&quot;&quot;&quot;&quot;" office:value-type="string" office:string-value="&quot;TODO-Singular-Me-1&quot;" calcext:value-type="string">
            <text:p>"TODO-Singular-Me-1"</text:p>
          </table:table-cell>
          <table:table-cell table:number-columns-repeated="1022"/>
        </table:table-row>
        <table:table-row table:style-name="ro1">
          <table:table-cell table:formula="of:=LOWER([$'Definition (EN)'.C26]&amp;&quot;_&quot;&amp;[$'Definition (EN)'.D26]&amp;&quot;_&quot;&amp;[$'Definition (EN)'.$U$3]&amp;&quot;_&quot;&amp;[$'Definition (EN)'.$H$2]&amp;&quot;:&quot;)" office:value-type="string" office:string-value="group_request_activity_singular:" calcext:value-type="string">
            <text:p>group_request_activity_singular:</text:p>
          </table:table-cell>
          <table:table-cell table:formula="of:=&quot;&quot;&quot;&quot;&amp;[$'Definition (EN)'.U26]&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Q$3]&amp;&quot;_&quot;&amp;[$'Definition (EN)'.$H$2]&amp;&quot;:&quot;)" office:value-type="string" office:string-value="group_request_notify_singular:" calcext:value-type="string">
            <text:p>group_request_notify_singular:</text:p>
          </table:table-cell>
          <table:table-cell table:formula="of:=&quot;&quot;&quot;&quot;&amp;[$'Definition (EN)'.Q26]&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M$3]&amp;&quot;_&quot;&amp;[$'Definition (EN)'.$H$2]&amp;&quot;:&quot;)" office:value-type="string" office:string-value="group_request_push_singular:" calcext:value-type="string">
            <text:p>group_request_push_singular:</text:p>
          </table:table-cell>
          <table:table-cell table:formula="of:=&quot;&quot;&quot;&quot;&amp;SUBSTITUTE([$'Definition (EN)'.M26]; &quot;{&quot;; &quot;%{&quot;)&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W$3]&amp;&quot;_&quot;&amp;[$'Definition (EN)'.$W$2]&amp;&quot;:&quot;)" office:value-type="string" office:string-value="group_request_activity_plural:" calcext:value-type="string">
            <text:p>group_request_activity_plural:</text:p>
          </table:table-cell>
          <table:table-cell table:formula="of:=&quot;&quot;&quot;&quot;&amp;[$'Definition (EN)'.W26]&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AA$3]&amp;&quot;_&quot;&amp;[$'Definition (EN)'.$AA$2]&amp;&quot;:&quot;)" office:value-type="string" office:string-value="group_request_activity_aggregate:" calcext:value-type="string">
            <text:p>group_request_activity_aggregate:</text:p>
          </table:table-cell>
          <table:table-cell table:formula="of:=&quot;&quot;&quot;&quot;&amp;SUBSTITUTE([$'Definition (EN)'.AA26];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J$3]&amp;&quot;_&quot;&amp;[$'Definition (EN)'.$H$2]&amp;&quot;:&quot;)" office:value-type="string" office:string-value="group_request_me-to-owner_singular:" calcext:value-type="string">
            <text:p>group_request_me-to-owner_singular:</text:p>
          </table:table-cell>
          <table:table-cell table:formula="of:=&quot;&quot;&quot;&quot;&amp;[$'Definition (EN)'.J26]&amp;&quot;&quot;&quot;&quot;" office:value-type="string" office:string-value="&quot;TODO-Singular-Me-1&quot;" calcext:value-type="string">
            <text:p>"TODO-Singular-Me-1"</text:p>
          </table:table-cell>
          <table:table-cell table:number-columns-repeated="1022"/>
        </table:table-row>
        <table:table-row table:style-name="ro1">
          <table:table-cell table:formula="of:=LOWER([$'Definition (EN)'.C26]&amp;&quot;_&quot;&amp;[$'Definition (EN)'.D26]&amp;&quot;_&quot;&amp;[$'Definition (EN)'.$V$3]&amp;&quot;_&quot;&amp;[$'Definition (EN)'.$H$2]&amp;&quot;:&quot;)" office:value-type="string" office:string-value="group_request_activity-to-owner_singular:" calcext:value-type="string">
            <text:p>group_request_activity-to-owner_singular:</text:p>
          </table:table-cell>
          <table:table-cell table:formula="of:=&quot;&quot;&quot;&quot;&amp;[$'Definition (EN)'.V26]&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R$3]&amp;&quot;_&quot;&amp;[$'Definition (EN)'.$H$2]&amp;&quot;:&quot;)" office:value-type="string" office:string-value="group_request_notify-to-owner_singular:" calcext:value-type="string">
            <text:p>group_request_notify-to-owner_singular:</text:p>
          </table:table-cell>
          <table:table-cell table:formula="of:=&quot;&quot;&quot;&quot;&amp;[$'Definition (EN)'.R26]&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N$3]&amp;&quot;_&quot;&amp;[$'Definition (EN)'.$H$2]&amp;&quot;:&quot;)" office:value-type="string" office:string-value="group_request_push-to-owner_singular:" calcext:value-type="string">
            <text:p>group_request_push-to-owner_singular:</text:p>
          </table:table-cell>
          <table:table-cell table:formula="of:=&quot;&quot;&quot;&quot;&amp;SUBSTITUTE([$'Definition (EN)'.N26]; &quot;{&quot;; &quot;%{&quot;)&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X$3]&amp;&quot;_&quot;&amp;[$'Definition (EN)'.$W$2]&amp;&quot;:&quot;)" office:value-type="string" office:string-value="group_request_activity-to-owner_plural:" calcext:value-type="string">
            <text:p>group_request_activity-to-owner_plural:</text:p>
          </table:table-cell>
          <table:table-cell table:formula="of:=&quot;&quot;&quot;&quot;&amp;[$'Definition (EN)'.X26]&amp;&quot;&quot;&quot;&quot;" office:value-type="string" office:string-value="&quot;&quot;" calcext:value-type="string">
            <text:p>""</text:p>
          </table:table-cell>
          <table:table-cell table:number-columns-repeated="1022"/>
        </table:table-row>
        <table:table-row table:style-name="ro1">
          <table:table-cell table:formula="of:=LOWER([$'Definition (EN)'.C26]&amp;&quot;_&quot;&amp;[$'Definition (EN)'.D26]&amp;&quot;_&quot;&amp;[$'Definition (EN)'.$AB$3]&amp;&quot;_&quot;&amp;[$'Definition (EN)'.$AA$2]&amp;&quot;:&quot;)" office:value-type="string" office:string-value="group_request_activity-to-owner_aggregate:" calcext:value-type="string">
            <text:p>group_request_activity-to-owner_aggregate:</text:p>
          </table:table-cell>
          <table:table-cell table:formula="of:=&quot;&quot;&quot;&quot;&amp;SUBSTITUTE([$'Definition (EN)'.AB26];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7]&amp;&quot;_&quot;&amp;[$'Definition (EN)'.D27]&amp;&quot;_&quot;&amp;[$'Definition (EN)'.$I$3]&amp;&quot;_&quot;&amp;[$'Definition (EN)'.$H$2]&amp;&quot;:&quot;)" office:value-type="string" office:string-value="group_reject_me_singular:" calcext:value-type="string">
            <text:p>group_reject_me_singular:</text:p>
          </table:table-cell>
          <table:table-cell table:formula="of:=&quot;&quot;&quot;&quot;&amp;[$'Definition (EN)'.I27]&amp;&quot;&quot;&quot;&quot;" office:value-type="string" office:string-value="&quot;TODO-Singular-Me-2&quot;" calcext:value-type="string">
            <text:p>"TODO-Singular-Me-2"</text:p>
          </table:table-cell>
          <table:table-cell table:number-columns-repeated="1022"/>
        </table:table-row>
        <table:table-row table:style-name="ro1">
          <table:table-cell table:formula="of:=LOWER([$'Definition (EN)'.C27]&amp;&quot;_&quot;&amp;[$'Definition (EN)'.D27]&amp;&quot;_&quot;&amp;[$'Definition (EN)'.$U$3]&amp;&quot;_&quot;&amp;[$'Definition (EN)'.$H$2]&amp;&quot;:&quot;)" office:value-type="string" office:string-value="group_reject_activity_singular:" calcext:value-type="string">
            <text:p>group_reject_activity_singular:</text:p>
          </table:table-cell>
          <table:table-cell table:formula="of:=&quot;&quot;&quot;&quot;&amp;[$'Definition (EN)'.U27]&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Q$3]&amp;&quot;_&quot;&amp;[$'Definition (EN)'.$H$2]&amp;&quot;:&quot;)" office:value-type="string" office:string-value="group_reject_notify_singular:" calcext:value-type="string">
            <text:p>group_reject_notify_singular:</text:p>
          </table:table-cell>
          <table:table-cell table:formula="of:=&quot;&quot;&quot;&quot;&amp;[$'Definition (EN)'.Q27]&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M$3]&amp;&quot;_&quot;&amp;[$'Definition (EN)'.$H$2]&amp;&quot;:&quot;)" office:value-type="string" office:string-value="group_reject_push_singular:" calcext:value-type="string">
            <text:p>group_reject_push_singular:</text:p>
          </table:table-cell>
          <table:table-cell table:formula="of:=&quot;&quot;&quot;&quot;&amp;SUBSTITUTE([$'Definition (EN)'.M27]; &quot;{&quot;; &quot;%{&quot;)&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W$3]&amp;&quot;_&quot;&amp;[$'Definition (EN)'.$W$2]&amp;&quot;:&quot;)" office:value-type="string" office:string-value="group_reject_activity_plural:" calcext:value-type="string">
            <text:p>group_reject_activity_plural:</text:p>
          </table:table-cell>
          <table:table-cell table:formula="of:=&quot;&quot;&quot;&quot;&amp;[$'Definition (EN)'.W27]&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AA$3]&amp;&quot;_&quot;&amp;[$'Definition (EN)'.$AA$2]&amp;&quot;:&quot;)" office:value-type="string" office:string-value="group_reject_activity_aggregate:" calcext:value-type="string">
            <text:p>group_reject_activity_aggregate:</text:p>
          </table:table-cell>
          <table:table-cell table:formula="of:=&quot;&quot;&quot;&quot;&amp;SUBSTITUTE([$'Definition (EN)'.AA27];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J$3]&amp;&quot;_&quot;&amp;[$'Definition (EN)'.$H$2]&amp;&quot;:&quot;)" office:value-type="string" office:string-value="group_reject_me-to-owner_singular:" calcext:value-type="string">
            <text:p>group_reject_me-to-owner_singular:</text:p>
          </table:table-cell>
          <table:table-cell table:formula="of:=&quot;&quot;&quot;&quot;&amp;[$'Definition (EN)'.J27]&amp;&quot;&quot;&quot;&quot;" office:value-type="string" office:string-value="&quot;TODO-Singular-Me-2&quot;" calcext:value-type="string">
            <text:p>"TODO-Singular-Me-2"</text:p>
          </table:table-cell>
          <table:table-cell table:number-columns-repeated="1022"/>
        </table:table-row>
        <table:table-row table:style-name="ro1">
          <table:table-cell table:formula="of:=LOWER([$'Definition (EN)'.C27]&amp;&quot;_&quot;&amp;[$'Definition (EN)'.D27]&amp;&quot;_&quot;&amp;[$'Definition (EN)'.$V$3]&amp;&quot;_&quot;&amp;[$'Definition (EN)'.$H$2]&amp;&quot;:&quot;)" office:value-type="string" office:string-value="group_reject_activity-to-owner_singular:" calcext:value-type="string">
            <text:p>group_reject_activity-to-owner_singular:</text:p>
          </table:table-cell>
          <table:table-cell table:formula="of:=&quot;&quot;&quot;&quot;&amp;[$'Definition (EN)'.V27]&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R$3]&amp;&quot;_&quot;&amp;[$'Definition (EN)'.$H$2]&amp;&quot;:&quot;)" office:value-type="string" office:string-value="group_reject_notify-to-owner_singular:" calcext:value-type="string">
            <text:p>group_reject_notify-to-owner_singular:</text:p>
          </table:table-cell>
          <table:table-cell table:formula="of:=&quot;&quot;&quot;&quot;&amp;[$'Definition (EN)'.R27]&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N$3]&amp;&quot;_&quot;&amp;[$'Definition (EN)'.$H$2]&amp;&quot;:&quot;)" office:value-type="string" office:string-value="group_reject_push-to-owner_singular:" calcext:value-type="string">
            <text:p>group_reject_push-to-owner_singular:</text:p>
          </table:table-cell>
          <table:table-cell table:formula="of:=&quot;&quot;&quot;&quot;&amp;SUBSTITUTE([$'Definition (EN)'.N27]; &quot;{&quot;; &quot;%{&quot;)&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X$3]&amp;&quot;_&quot;&amp;[$'Definition (EN)'.$W$2]&amp;&quot;:&quot;)" office:value-type="string" office:string-value="group_reject_activity-to-owner_plural:" calcext:value-type="string">
            <text:p>group_reject_activity-to-owner_plural:</text:p>
          </table:table-cell>
          <table:table-cell table:formula="of:=&quot;&quot;&quot;&quot;&amp;[$'Definition (EN)'.X27]&amp;&quot;&quot;&quot;&quot;" office:value-type="string" office:string-value="&quot;&quot;" calcext:value-type="string">
            <text:p>""</text:p>
          </table:table-cell>
          <table:table-cell table:number-columns-repeated="1022"/>
        </table:table-row>
        <table:table-row table:style-name="ro1">
          <table:table-cell table:formula="of:=LOWER([$'Definition (EN)'.C27]&amp;&quot;_&quot;&amp;[$'Definition (EN)'.D27]&amp;&quot;_&quot;&amp;[$'Definition (EN)'.$AB$3]&amp;&quot;_&quot;&amp;[$'Definition (EN)'.$AA$2]&amp;&quot;:&quot;)" office:value-type="string" office:string-value="group_reject_activity-to-owner_aggregate:" calcext:value-type="string">
            <text:p>group_reject_activity-to-owner_aggregate:</text:p>
          </table:table-cell>
          <table:table-cell table:formula="of:=&quot;&quot;&quot;&quot;&amp;SUBSTITUTE([$'Definition (EN)'.AB27];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8]&amp;&quot;_&quot;&amp;[$'Definition (EN)'.D28]&amp;&quot;_&quot;&amp;[$'Definition (EN)'.$I$3]&amp;&quot;_&quot;&amp;[$'Definition (EN)'.$H$2]&amp;&quot;:&quot;)" office:value-type="string" office:string-value="group_kick_me_singular:" calcext:value-type="string">
            <text:p>group_kick_me_singular:</text:p>
          </table:table-cell>
          <table:table-cell table:formula="of:=&quot;&quot;&quot;&quot;&amp;[$'Definition (EN)'.I28]&amp;&quot;&quot;&quot;&quot;" office:value-type="string" office:string-value="&quot;TODO-Singular-Me-3&quot;" calcext:value-type="string">
            <text:p>"TODO-Singular-Me-3"</text:p>
          </table:table-cell>
          <table:table-cell table:number-columns-repeated="1022"/>
        </table:table-row>
        <table:table-row table:style-name="ro1">
          <table:table-cell table:formula="of:=LOWER([$'Definition (EN)'.C28]&amp;&quot;_&quot;&amp;[$'Definition (EN)'.D28]&amp;&quot;_&quot;&amp;[$'Definition (EN)'.$U$3]&amp;&quot;_&quot;&amp;[$'Definition (EN)'.$H$2]&amp;&quot;:&quot;)" office:value-type="string" office:string-value="group_kick_activity_singular:" calcext:value-type="string">
            <text:p>group_kick_activity_singular:</text:p>
          </table:table-cell>
          <table:table-cell table:formula="of:=&quot;&quot;&quot;&quot;&amp;[$'Definition (EN)'.U28]&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Q$3]&amp;&quot;_&quot;&amp;[$'Definition (EN)'.$H$2]&amp;&quot;:&quot;)" office:value-type="string" office:string-value="group_kick_notify_singular:" calcext:value-type="string">
            <text:p>group_kick_notify_singular:</text:p>
          </table:table-cell>
          <table:table-cell table:formula="of:=&quot;&quot;&quot;&quot;&amp;[$'Definition (EN)'.Q28]&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M$3]&amp;&quot;_&quot;&amp;[$'Definition (EN)'.$H$2]&amp;&quot;:&quot;)" office:value-type="string" office:string-value="group_kick_push_singular:" calcext:value-type="string">
            <text:p>group_kick_push_singular:</text:p>
          </table:table-cell>
          <table:table-cell table:formula="of:=&quot;&quot;&quot;&quot;&amp;SUBSTITUTE([$'Definition (EN)'.M28]; &quot;{&quot;; &quot;%{&quot;)&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W$3]&amp;&quot;_&quot;&amp;[$'Definition (EN)'.$W$2]&amp;&quot;:&quot;)" office:value-type="string" office:string-value="group_kick_activity_plural:" calcext:value-type="string">
            <text:p>group_kick_activity_plural:</text:p>
          </table:table-cell>
          <table:table-cell table:formula="of:=&quot;&quot;&quot;&quot;&amp;[$'Definition (EN)'.W28]&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AA$3]&amp;&quot;_&quot;&amp;[$'Definition (EN)'.$AA$2]&amp;&quot;:&quot;)" office:value-type="string" office:string-value="group_kick_activity_aggregate:" calcext:value-type="string">
            <text:p>group_kick_activity_aggregate:</text:p>
          </table:table-cell>
          <table:table-cell table:formula="of:=&quot;&quot;&quot;&quot;&amp;SUBSTITUTE([$'Definition (EN)'.AA28];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J$3]&amp;&quot;_&quot;&amp;[$'Definition (EN)'.$H$2]&amp;&quot;:&quot;)" office:value-type="string" office:string-value="group_kick_me-to-owner_singular:" calcext:value-type="string">
            <text:p>group_kick_me-to-owner_singular:</text:p>
          </table:table-cell>
          <table:table-cell table:formula="of:=&quot;&quot;&quot;&quot;&amp;[$'Definition (EN)'.J28]&amp;&quot;&quot;&quot;&quot;" office:value-type="string" office:string-value="&quot;TODO-Singular-Me-3&quot;" calcext:value-type="string">
            <text:p>"TODO-Singular-Me-3"</text:p>
          </table:table-cell>
          <table:table-cell table:number-columns-repeated="1022"/>
        </table:table-row>
        <table:table-row table:style-name="ro1">
          <table:table-cell table:formula="of:=LOWER([$'Definition (EN)'.C28]&amp;&quot;_&quot;&amp;[$'Definition (EN)'.D28]&amp;&quot;_&quot;&amp;[$'Definition (EN)'.$V$3]&amp;&quot;_&quot;&amp;[$'Definition (EN)'.$H$2]&amp;&quot;:&quot;)" office:value-type="string" office:string-value="group_kick_activity-to-owner_singular:" calcext:value-type="string">
            <text:p>group_kick_activity-to-owner_singular:</text:p>
          </table:table-cell>
          <table:table-cell table:formula="of:=&quot;&quot;&quot;&quot;&amp;[$'Definition (EN)'.V28]&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R$3]&amp;&quot;_&quot;&amp;[$'Definition (EN)'.$H$2]&amp;&quot;:&quot;)" office:value-type="string" office:string-value="group_kick_notify-to-owner_singular:" calcext:value-type="string">
            <text:p>group_kick_notify-to-owner_singular:</text:p>
          </table:table-cell>
          <table:table-cell table:formula="of:=&quot;&quot;&quot;&quot;&amp;[$'Definition (EN)'.R28]&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N$3]&amp;&quot;_&quot;&amp;[$'Definition (EN)'.$H$2]&amp;&quot;:&quot;)" office:value-type="string" office:string-value="group_kick_push-to-owner_singular:" calcext:value-type="string">
            <text:p>group_kick_push-to-owner_singular:</text:p>
          </table:table-cell>
          <table:table-cell table:formula="of:=&quot;&quot;&quot;&quot;&amp;SUBSTITUTE([$'Definition (EN)'.N28]; &quot;{&quot;; &quot;%{&quot;)&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X$3]&amp;&quot;_&quot;&amp;[$'Definition (EN)'.$W$2]&amp;&quot;:&quot;)" office:value-type="string" office:string-value="group_kick_activity-to-owner_plural:" calcext:value-type="string">
            <text:p>group_kick_activity-to-owner_plural:</text:p>
          </table:table-cell>
          <table:table-cell table:formula="of:=&quot;&quot;&quot;&quot;&amp;[$'Definition (EN)'.X28]&amp;&quot;&quot;&quot;&quot;" office:value-type="string" office:string-value="&quot;&quot;" calcext:value-type="string">
            <text:p>""</text:p>
          </table:table-cell>
          <table:table-cell table:number-columns-repeated="1022"/>
        </table:table-row>
        <table:table-row table:style-name="ro1">
          <table:table-cell table:formula="of:=LOWER([$'Definition (EN)'.C28]&amp;&quot;_&quot;&amp;[$'Definition (EN)'.D28]&amp;&quot;_&quot;&amp;[$'Definition (EN)'.$AB$3]&amp;&quot;_&quot;&amp;[$'Definition (EN)'.$AA$2]&amp;&quot;:&quot;)" office:value-type="string" office:string-value="group_kick_activity-to-owner_aggregate:" calcext:value-type="string">
            <text:p>group_kick_activity-to-owner_aggregate:</text:p>
          </table:table-cell>
          <table:table-cell table:formula="of:=&quot;&quot;&quot;&quot;&amp;SUBSTITUTE([$'Definition (EN)'.AB28];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29]&amp;&quot;_&quot;&amp;[$'Definition (EN)'.D29]&amp;&quot;_&quot;&amp;[$'Definition (EN)'.$I$3]&amp;&quot;_&quot;&amp;[$'Definition (EN)'.$H$2]&amp;&quot;:&quot;)" office:value-type="string" office:string-value="group_leave_me_singular:" calcext:value-type="string">
            <text:p>group_leave_me_singular:</text:p>
          </table:table-cell>
          <table:table-cell table:formula="of:=&quot;&quot;&quot;&quot;&amp;[$'Definition (EN)'.I29]&amp;&quot;&quot;&quot;&quot;" office:value-type="string" office:string-value="&quot;You unsubscribed from the calendar: {group}&quot;" calcext:value-type="string">
            <text:p>"You unsubscribed from the calendar: {group}"</text:p>
          </table:table-cell>
          <table:table-cell table:number-columns-repeated="1022"/>
        </table:table-row>
        <table:table-row table:style-name="ro1">
          <table:table-cell table:formula="of:=LOWER([$'Definition (EN)'.C29]&amp;&quot;_&quot;&amp;[$'Definition (EN)'.D29]&amp;&quot;_&quot;&amp;[$'Definition (EN)'.$U$3]&amp;&quot;_&quot;&amp;[$'Definition (EN)'.$H$2]&amp;&quot;:&quot;)" office:value-type="string" office:string-value="group_leave_activity_singular:" calcext:value-type="string">
            <text:p>group_leave_activity_singular:</text:p>
          </table:table-cell>
          <table:table-cell table:formula="of:=&quot;&quot;&quot;&quot;&amp;[$'Definition (EN)'.U29]&amp;&quot;&quot;&quot;&quot;" office:value-type="string" office:string-value="&quot;&quot;" calcext:value-type="string">
            <text:p>""</text:p>
          </table:table-cell>
          <table:table-cell table:number-columns-repeated="1022"/>
        </table:table-row>
        <table:table-row table:style-name="ro1">
          <table:table-cell table:formula="of:=LOWER([$'Definition (EN)'.C29]&amp;&quot;_&quot;&amp;[$'Definition (EN)'.D29]&amp;&quot;_&quot;&amp;[$'Definition (EN)'.$Q$3]&amp;&quot;_&quot;&amp;[$'Definition (EN)'.$H$2]&amp;&quot;:&quot;)" office:value-type="string" office:string-value="group_leave_notify_singular:" calcext:value-type="string">
            <text:p>group_leave_notify_singular:</text:p>
          </table:table-cell>
          <table:table-cell table:formula="of:=&quot;&quot;&quot;&quot;&amp;[$'Definition (EN)'.Q29]&amp;&quot;&quot;&quot;&quot;" office:value-type="string" office:string-value="&quot;{actor} unsubscribed from the calendar: {group}&quot;" calcext:value-type="string">
            <text:p>"{actor} unsubscribed from the calendar: {group}"</text:p>
          </table:table-cell>
          <table:table-cell table:number-columns-repeated="1022"/>
        </table:table-row>
        <table:table-row table:style-name="ro1">
          <table:table-cell table:formula="of:=LOWER([$'Definition (EN)'.C29]&amp;&quot;_&quot;&amp;[$'Definition (EN)'.D29]&amp;&quot;_&quot;&amp;[$'Definition (EN)'.$M$3]&amp;&quot;_&quot;&amp;[$'Definition (EN)'.$H$2]&amp;&quot;:&quot;)" office:value-type="string" office:string-value="group_leave_push_singular:" calcext:value-type="string">
            <text:p>group_leave_push_singular:</text:p>
          </table:table-cell>
          <table:table-cell table:formula="of:=&quot;&quot;&quot;&quot;&amp;SUBSTITUTE([$'Definition (EN)'.M29]; &quot;{&quot;; &quot;%{&quot;)&amp;&quot;&quot;&quot;&quot;" office:value-type="string" office:string-value="&quot;&quot;" calcext:value-type="string">
            <text:p>""</text:p>
          </table:table-cell>
          <table:table-cell table:number-columns-repeated="1022"/>
        </table:table-row>
        <table:table-row table:style-name="ro1">
          <table:table-cell table:formula="of:=LOWER([$'Definition (EN)'.C29]&amp;&quot;_&quot;&amp;[$'Definition (EN)'.D29]&amp;&quot;_&quot;&amp;[$'Definition (EN)'.$W$3]&amp;&quot;_&quot;&amp;[$'Definition (EN)'.$W$2]&amp;&quot;:&quot;)" office:value-type="string" office:string-value="group_leave_activity_plural:" calcext:value-type="string">
            <text:p>group_leave_activity_plural:</text:p>
          </table:table-cell>
          <table:table-cell table:formula="of:=&quot;&quot;&quot;&quot;&amp;[$'Definition (EN)'.W29]&amp;&quot;&quot;&quot;&quot;" office:value-type="string" office:string-value="&quot;&quot;" calcext:value-type="string">
            <text:p>""</text:p>
          </table:table-cell>
          <table:table-cell table:number-columns-repeated="1022"/>
        </table:table-row>
        <table:table-row table:style-name="ro1">
          <table:table-cell table:formula="of:=LOWER([$'Definition (EN)'.C29]&amp;&quot;_&quot;&amp;[$'Definition (EN)'.D29]&amp;&quot;_&quot;&amp;[$'Definition (EN)'.$AA$3]&amp;&quot;_&quot;&amp;[$'Definition (EN)'.$AA$2]&amp;&quot;:&quot;)" office:value-type="string" office:string-value="group_leave_activity_aggregate:" calcext:value-type="string">
            <text:p>group_leave_activity_aggregate:</text:p>
          </table:table-cell>
          <table:table-cell table:formula="of:=&quot;&quot;&quot;&quot;&amp;SUBSTITUTE([$'Definition (EN)'.AA29];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29]&amp;&quot;_&quot;&amp;[$'Definition (EN)'.D29]&amp;&quot;_&quot;&amp;[$'Definition (EN)'.$J$3]&amp;&quot;_&quot;&amp;[$'Definition (EN)'.$H$2]&amp;&quot;:&quot;)" office:value-type="string" office:string-value="group_leave_me-to-owner_singular:" calcext:value-type="string">
            <text:p>group_leave_me-to-owner_singular:</text:p>
          </table:table-cell>
          <table:table-cell table:formula="of:=&quot;&quot;&quot;&quot;&amp;[$'Definition (EN)'.J29]&amp;&quot;&quot;&quot;&quot;" office:value-type="string" office:string-value="&quot;&quot;" calcext:value-type="string">
            <text:p>""</text:p>
          </table:table-cell>
          <table:table-cell table:number-columns-repeated="1022"/>
        </table:table-row>
        <table:table-row table:style-name="ro1">
          <table:table-cell table:formula="of:=LOWER([$'Definition (EN)'.C29]&amp;&quot;_&quot;&amp;[$'Definition (EN)'.D29]&amp;&quot;_&quot;&amp;[$'Definition (EN)'.$V$3]&amp;&quot;_&quot;&amp;[$'Definition (EN)'.$H$2]&amp;&quot;:&quot;)" office:value-type="string" office:string-value="group_leave_activity-to-owner_singular:" calcext:value-type="string">
            <text:p>group_leave_activity-to-owner_singular:</text:p>
          </table:table-cell>
          <table:table-cell table:formula="of:=&quot;&quot;&quot;&quot;&amp;[$'Definition (EN)'.V29]&amp;&quot;&quot;&quot;&quot;" office:value-type="string" office:string-value="&quot;&quot;" calcext:value-type="string">
            <text:p>""</text:p>
          </table:table-cell>
          <table:table-cell table:number-columns-repeated="1022"/>
        </table:table-row>
        <table:table-row table:style-name="ro1">
          <table:table-cell table:formula="of:=LOWER([$'Definition (EN)'.C29]&amp;&quot;_&quot;&amp;[$'Definition (EN)'.D29]&amp;&quot;_&quot;&amp;[$'Definition (EN)'.$R$3]&amp;&quot;_&quot;&amp;[$'Definition (EN)'.$H$2]&amp;&quot;:&quot;)" office:value-type="string" office:string-value="group_leave_notify-to-owner_singular:" calcext:value-type="string">
            <text:p>group_leave_notify-to-owner_singular:</text:p>
          </table:table-cell>
          <table:table-cell table:formula="of:=&quot;&quot;&quot;&quot;&amp;[$'Definition (EN)'.R29]&amp;&quot;&quot;&quot;&quot;" office:value-type="string" office:string-value="&quot;{actor} unsubscribed from your calendar: {group}&quot;" calcext:value-type="string">
            <text:p>"{actor} unsubscribed from your calendar: {group}"</text:p>
          </table:table-cell>
          <table:table-cell table:number-columns-repeated="1022"/>
        </table:table-row>
        <table:table-row table:style-name="ro1">
          <table:table-cell table:formula="of:=LOWER([$'Definition (EN)'.C29]&amp;&quot;_&quot;&amp;[$'Definition (EN)'.D29]&amp;&quot;_&quot;&amp;[$'Definition (EN)'.$N$3]&amp;&quot;_&quot;&amp;[$'Definition (EN)'.$H$2]&amp;&quot;:&quot;)" office:value-type="string" office:string-value="group_leave_push-to-owner_singular:" calcext:value-type="string">
            <text:p>group_leave_push-to-owner_singular:</text:p>
          </table:table-cell>
          <table:table-cell table:formula="of:=&quot;&quot;&quot;&quot;&amp;SUBSTITUTE([$'Definition (EN)'.N29]; &quot;{&quot;; &quot;%{&quot;)&amp;&quot;&quot;&quot;&quot;" office:value-type="string" office:string-value="&quot;&quot;" calcext:value-type="string">
            <text:p>""</text:p>
          </table:table-cell>
          <table:table-cell table:number-columns-repeated="1022"/>
        </table:table-row>
        <table:table-row table:style-name="ro1">
          <table:table-cell table:formula="of:=LOWER([$'Definition (EN)'.C29]&amp;&quot;_&quot;&amp;[$'Definition (EN)'.D29]&amp;&quot;_&quot;&amp;[$'Definition (EN)'.$X$3]&amp;&quot;_&quot;&amp;[$'Definition (EN)'.$W$2]&amp;&quot;:&quot;)" office:value-type="string" office:string-value="group_leave_activity-to-owner_plural:" calcext:value-type="string">
            <text:p>group_leave_activity-to-owner_plural:</text:p>
          </table:table-cell>
          <table:table-cell table:formula="of:=&quot;&quot;&quot;&quot;&amp;[$'Definition (EN)'.X29]&amp;&quot;&quot;&quot;&quot;" office:value-type="string" office:string-value="&quot;&quot;" calcext:value-type="string">
            <text:p>""</text:p>
          </table:table-cell>
          <table:table-cell table:number-columns-repeated="1022"/>
        </table:table-row>
        <table:table-row table:style-name="ro1">
          <table:table-cell table:formula="of:=LOWER([$'Definition (EN)'.C29]&amp;&quot;_&quot;&amp;[$'Definition (EN)'.D29]&amp;&quot;_&quot;&amp;[$'Definition (EN)'.$AB$3]&amp;&quot;_&quot;&amp;[$'Definition (EN)'.$AA$2]&amp;&quot;:&quot;)" office:value-type="string" office:string-value="group_leave_activity-to-owner_aggregate:" calcext:value-type="string">
            <text:p>group_leave_activity-to-owner_aggregate:</text:p>
          </table:table-cell>
          <table:table-cell table:formula="of:=&quot;&quot;&quot;&quot;&amp;SUBSTITUTE([$'Definition (EN)'.AB29];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30]&amp;&quot;_&quot;&amp;[$'Definition (EN)'.D30]&amp;&quot;_&quot;&amp;[$'Definition (EN)'.$I$3]&amp;&quot;_&quot;&amp;[$'Definition (EN)'.$H$2]&amp;&quot;:&quot;)" office:value-type="string" office:string-value="group_containership_me_singular:" calcext:value-type="string">
            <text:p>group_containership_me_singular:</text:p>
          </table:table-cell>
          <table:table-cell table:formula="of:=&quot;&quot;&quot;&quot;&amp;[$'Definition (EN)'.I30]&amp;&quot;&quot;&quot;&quot;" office:value-type="string" office:string-value="&quot;You added your {slot:Slot} to the calendar: {group}&quot;" calcext:value-type="string">
            <text:p>"You added your {slot:Slot} to the calendar: {group}"</text:p>
          </table:table-cell>
          <table:table-cell table:number-columns-repeated="1022"/>
        </table:table-row>
        <table:table-row table:style-name="ro1">
          <table:table-cell table:formula="of:=LOWER([$'Definition (EN)'.C30]&amp;&quot;_&quot;&amp;[$'Definition (EN)'.D30]&amp;&quot;_&quot;&amp;[$'Definition (EN)'.$U$3]&amp;&quot;_&quot;&amp;[$'Definition (EN)'.$H$2]&amp;&quot;:&quot;)" office:value-type="string" office:string-value="group_containership_activity_singular:" calcext:value-type="string">
            <text:p>group_containership_activity_singular:</text:p>
          </table:table-cell>
          <table:table-cell table:formula="of:=&quot;&quot;&quot;&quot;&amp;[$'Definition (EN)'.U30]&amp;&quot;&quot;&quot;&quot;" office:value-type="string" office:string-value="&quot;{actor} added a {slot:Slot} to the calendar: {group}.&quot;" calcext:value-type="string">
            <text:p>"{actor} added a {slot:Slot} to the calendar: {group}."</text:p>
          </table:table-cell>
          <table:table-cell table:number-columns-repeated="1022"/>
        </table:table-row>
        <table:table-row table:style-name="ro1">
          <table:table-cell table:formula="of:=LOWER([$'Definition (EN)'.C30]&amp;&quot;_&quot;&amp;[$'Definition (EN)'.D30]&amp;&quot;_&quot;&amp;[$'Definition (EN)'.$Q$3]&amp;&quot;_&quot;&amp;[$'Definition (EN)'.$H$2]&amp;&quot;:&quot;)" office:value-type="string" office:string-value="group_containership_notify_singular:" calcext:value-type="string">
            <text:p>group_containership_notify_singular:</text:p>
          </table:table-cell>
          <table:table-cell table:formula="of:=&quot;&quot;&quot;&quot;&amp;[$'Definition (EN)'.Q30]&amp;&quot;&quot;&quot;&quot;" office:value-type="string" office:string-value="&quot;{actor} added a {slot:Slot} to the calendar: {group}&quot;" calcext:value-type="string">
            <text:p>"{actor} added a {slot:Slot} to the calendar: {group}"</text:p>
          </table:table-cell>
          <table:table-cell table:number-columns-repeated="1022"/>
        </table:table-row>
        <table:table-row table:style-name="ro1">
          <table:table-cell table:formula="of:=LOWER([$'Definition (EN)'.C30]&amp;&quot;_&quot;&amp;[$'Definition (EN)'.D30]&amp;&quot;_&quot;&amp;[$'Definition (EN)'.$M$3]&amp;&quot;_&quot;&amp;[$'Definition (EN)'.$H$2]&amp;&quot;:&quot;)" office:value-type="string" office:string-value="group_containership_push_singular:" calcext:value-type="string">
            <text:p>group_containership_push_singular:</text:p>
          </table:table-cell>
          <table:table-cell table:formula="of:=&quot;&quot;&quot;&quot;&amp;SUBSTITUTE([$'Definition (EN)'.M30]; &quot;{&quot;; &quot;%{&quot;)&amp;&quot;&quot;&quot;&quot;" office:value-type="string" office:string-value="&quot;%{actor} added a Slot to the calendar: %{group}&quot;" calcext:value-type="string">
            <text:p>"%{actor} added a Slot to the calendar: %{group}"</text:p>
          </table:table-cell>
          <table:table-cell table:number-columns-repeated="1022"/>
        </table:table-row>
        <table:table-row table:style-name="ro1">
          <table:table-cell table:formula="of:=LOWER([$'Definition (EN)'.C30]&amp;&quot;_&quot;&amp;[$'Definition (EN)'.D30]&amp;&quot;_&quot;&amp;[$'Definition (EN)'.$W$3]&amp;&quot;_&quot;&amp;[$'Definition (EN)'.$W$2]&amp;&quot;:&quot;)" office:value-type="string" office:string-value="group_containership_activity_plural:" calcext:value-type="string">
            <text:p>group_containership_activity_plural:</text:p>
          </table:table-cell>
          <table:table-cell table:formula="of:=&quot;&quot;&quot;&quot;&amp;[$'Definition (EN)'.W30]&amp;&quot;&quot;&quot;&quot;" office:value-type="string" office:string-value="&quot;{actor} and {actor2} added a Slot to the calendar: {group}.&quot;" calcext:value-type="string">
            <text:p>"{actor} and {actor2} added a Slot to the calendar: {group}."</text:p>
          </table:table-cell>
          <table:table-cell table:number-columns-repeated="1022"/>
        </table:table-row>
        <table:table-row table:style-name="ro1">
          <table:table-cell table:formula="of:=LOWER([$'Definition (EN)'.C30]&amp;&quot;_&quot;&amp;[$'Definition (EN)'.D30]&amp;&quot;_&quot;&amp;[$'Definition (EN)'.$AA$3]&amp;&quot;_&quot;&amp;[$'Definition (EN)'.$AA$2]&amp;&quot;:&quot;)" office:value-type="string" office:string-value="group_containership_activity_aggregate:" calcext:value-type="string">
            <text:p>group_containership_activity_aggregate:</text:p>
          </table:table-cell>
          <table:table-cell table:formula="of:=&quot;&quot;&quot;&quot;&amp;SUBSTITUTE([$'Definition (EN)'.AA30]; &quot;{count}&quot;; &quot;%{count}&quot;)&amp;&quot;&quot;&quot;&quot;" office:value-type="string" office:string-value="&quot;{actor} and %{count} others added a {slot:Slot} to the calendar: {group}.&quot;" calcext:value-type="string">
            <text:p>"{actor} and %{count} others added a {slot:Slot} to the calendar: {group}."</text:p>
          </table:table-cell>
          <table:table-cell table:number-columns-repeated="1022"/>
        </table:table-row>
        <table:table-row table:style-name="ro1">
          <table:table-cell table:formula="of:=LOWER([$'Definition (EN)'.C30]&amp;&quot;_&quot;&amp;[$'Definition (EN)'.D30]&amp;&quot;_&quot;&amp;[$'Definition (EN)'.$J$3]&amp;&quot;_&quot;&amp;[$'Definition (EN)'.$H$2]&amp;&quot;:&quot;)" office:value-type="string" office:string-value="group_containership_me-to-owner_singular:" calcext:value-type="string">
            <text:p>group_containership_me-to-owner_singular:</text:p>
          </table:table-cell>
          <table:table-cell table:formula="of:=&quot;&quot;&quot;&quot;&amp;[$'Definition (EN)'.J30]&amp;&quot;&quot;&quot;&quot;" office:value-type="string" office:string-value="&quot;You added your {slot:Slot} to your calendar: {group}&quot;" calcext:value-type="string">
            <text:p>"You added your {slot:Slot} to your calendar: {group}"</text:p>
          </table:table-cell>
          <table:table-cell table:number-columns-repeated="1022"/>
        </table:table-row>
        <table:table-row table:style-name="ro1">
          <table:table-cell table:formula="of:=LOWER([$'Definition (EN)'.C30]&amp;&quot;_&quot;&amp;[$'Definition (EN)'.D30]&amp;&quot;_&quot;&amp;[$'Definition (EN)'.$V$3]&amp;&quot;_&quot;&amp;[$'Definition (EN)'.$H$2]&amp;&quot;:&quot;)" office:value-type="string" office:string-value="group_containership_activity-to-owner_singular:" calcext:value-type="string">
            <text:p>group_containership_activity-to-owner_singular:</text:p>
          </table:table-cell>
          <table:table-cell table:formula="of:=&quot;&quot;&quot;&quot;&amp;[$'Definition (EN)'.V30]&amp;&quot;&quot;&quot;&quot;" office:value-type="string" office:string-value="&quot;{actor} added a {slot:Slot} to your calendar: {group}.&quot;" calcext:value-type="string">
            <text:p>"{actor} added a {slot:Slot} to your calendar: {group}."</text:p>
          </table:table-cell>
          <table:table-cell table:number-columns-repeated="1022"/>
        </table:table-row>
        <table:table-row table:style-name="ro1">
          <table:table-cell table:formula="of:=LOWER([$'Definition (EN)'.C30]&amp;&quot;_&quot;&amp;[$'Definition (EN)'.D30]&amp;&quot;_&quot;&amp;[$'Definition (EN)'.$R$3]&amp;&quot;_&quot;&amp;[$'Definition (EN)'.$H$2]&amp;&quot;:&quot;)" office:value-type="string" office:string-value="group_containership_notify-to-owner_singular:" calcext:value-type="string">
            <text:p>group_containership_notify-to-owner_singular:</text:p>
          </table:table-cell>
          <table:table-cell table:formula="of:=&quot;&quot;&quot;&quot;&amp;[$'Definition (EN)'.R30]&amp;&quot;&quot;&quot;&quot;" office:value-type="string" office:string-value="&quot;{actor} added a {slot:Slot} to your calendar: {group}&quot;" calcext:value-type="string">
            <text:p>"{actor} added a {slot:Slot} to your calendar: {group}"</text:p>
          </table:table-cell>
          <table:table-cell table:number-columns-repeated="1022"/>
        </table:table-row>
        <table:table-row table:style-name="ro1">
          <table:table-cell table:formula="of:=LOWER([$'Definition (EN)'.C30]&amp;&quot;_&quot;&amp;[$'Definition (EN)'.D30]&amp;&quot;_&quot;&amp;[$'Definition (EN)'.$N$3]&amp;&quot;_&quot;&amp;[$'Definition (EN)'.$H$2]&amp;&quot;:&quot;)" office:value-type="string" office:string-value="group_containership_push-to-owner_singular:" calcext:value-type="string">
            <text:p>group_containership_push-to-owner_singular:</text:p>
          </table:table-cell>
          <table:table-cell table:formula="of:=&quot;&quot;&quot;&quot;&amp;SUBSTITUTE([$'Definition (EN)'.N30]; &quot;{&quot;; &quot;%{&quot;)&amp;&quot;&quot;&quot;&quot;" office:value-type="string" office:string-value="&quot;%{actor} added a Slot to your calendar: %{group}&quot;" calcext:value-type="string">
            <text:p>"%{actor} added a Slot to your calendar: %{group}"</text:p>
          </table:table-cell>
          <table:table-cell table:number-columns-repeated="1022"/>
        </table:table-row>
        <table:table-row table:style-name="ro1">
          <table:table-cell table:formula="of:=LOWER([$'Definition (EN)'.C30]&amp;&quot;_&quot;&amp;[$'Definition (EN)'.D30]&amp;&quot;_&quot;&amp;[$'Definition (EN)'.$X$3]&amp;&quot;_&quot;&amp;[$'Definition (EN)'.$W$2]&amp;&quot;:&quot;)" office:value-type="string" office:string-value="group_containership_activity-to-owner_plural:" calcext:value-type="string">
            <text:p>group_containership_activity-to-owner_plural:</text:p>
          </table:table-cell>
          <table:table-cell table:formula="of:=&quot;&quot;&quot;&quot;&amp;[$'Definition (EN)'.X30]&amp;&quot;&quot;&quot;&quot;" office:value-type="string" office:string-value="&quot;{actor} and {actor2} added a Slot to your calendar: {group}.&quot;" calcext:value-type="string">
            <text:p>"{actor} and {actor2} added a Slot to your calendar: {group}."</text:p>
          </table:table-cell>
          <table:table-cell table:number-columns-repeated="1022"/>
        </table:table-row>
        <table:table-row table:style-name="ro1">
          <table:table-cell table:formula="of:=LOWER([$'Definition (EN)'.C30]&amp;&quot;_&quot;&amp;[$'Definition (EN)'.D30]&amp;&quot;_&quot;&amp;[$'Definition (EN)'.$AB$3]&amp;&quot;_&quot;&amp;[$'Definition (EN)'.$AA$2]&amp;&quot;:&quot;)" office:value-type="string" office:string-value="group_containership_activity-to-owner_aggregate:" calcext:value-type="string">
            <text:p>group_containership_activity-to-owner_aggregate:</text:p>
          </table:table-cell>
          <table:table-cell table:formula="of:=&quot;&quot;&quot;&quot;&amp;SUBSTITUTE([$'Definition (EN)'.AB30]; &quot;{count}&quot;; &quot;%{count}&quot;)&amp;&quot;&quot;&quot;&quot;" office:value-type="string" office:string-value="&quot;{actor} and %{count} others added a {slot:Slot} to your calendar: {group}.&quot;" calcext:value-type="string">
            <text:p>"{actor} and %{count} others added a {slot:Slot} to your calendar: {group}."</text:p>
          </table:table-cell>
          <table:table-cell table:number-columns-repeated="1022"/>
        </table:table-row>
        <table:table-row table:style-name="ro2">
          <table:table-cell table:number-columns-repeated="1024"/>
        </table:table-row>
        <table:table-row table:style-name="ro1">
          <table:table-cell table:formula="of:=LOWER([$'Definition (EN)'.C31]&amp;&quot;_&quot;&amp;[$'Definition (EN)'.D31]&amp;&quot;_&quot;&amp;[$'Definition (EN)'.$I$3]&amp;&quot;_&quot;&amp;[$'Definition (EN)'.$H$2]&amp;&quot;:&quot;)" office:value-type="string" office:string-value="group_containertag_me_singular:" calcext:value-type="string">
            <text:p>group_containertag_me_singular:</text:p>
          </table:table-cell>
          <table:table-cell table:formula="of:=&quot;&quot;&quot;&quot;&amp;[$'Definition (EN)'.I31]&amp;&quot;&quot;&quot;&quot;" office:value-type="string" office:string-value="&quot;You added a {slot:Slot} to the calendar: {group}&quot;" calcext:value-type="string">
            <text:p>"You added a {slot:Slot} to the calendar: {group}"</text:p>
          </table:table-cell>
          <table:table-cell table:number-columns-repeated="1022"/>
        </table:table-row>
        <table:table-row table:style-name="ro1">
          <table:table-cell table:formula="of:=LOWER([$'Definition (EN)'.C31]&amp;&quot;_&quot;&amp;[$'Definition (EN)'.D31]&amp;&quot;_&quot;&amp;[$'Definition (EN)'.$U$3]&amp;&quot;_&quot;&amp;[$'Definition (EN)'.$H$2]&amp;&quot;:&quot;)" office:value-type="string" office:string-value="group_containertag_activity_singular:" calcext:value-type="string">
            <text:p>group_containertag_activity_singular:</text:p>
          </table:table-cell>
          <table:table-cell table:formula="of:=&quot;&quot;&quot;&quot;&amp;[$'Definition (EN)'.U31]&amp;&quot;&quot;&quot;&quot;" office:value-type="string" office:string-value="&quot;{actor} added a {slot:Slot} to the calendar: {group}.&quot;" calcext:value-type="string">
            <text:p>"{actor} added a {slot:Slot} to the calendar: {group}."</text:p>
          </table:table-cell>
          <table:table-cell table:number-columns-repeated="1022"/>
        </table:table-row>
        <table:table-row table:style-name="ro1">
          <table:table-cell table:formula="of:=LOWER([$'Definition (EN)'.C31]&amp;&quot;_&quot;&amp;[$'Definition (EN)'.D31]&amp;&quot;_&quot;&amp;[$'Definition (EN)'.$Q$3]&amp;&quot;_&quot;&amp;[$'Definition (EN)'.$H$2]&amp;&quot;:&quot;)" office:value-type="string" office:string-value="group_containertag_notify_singular:" calcext:value-type="string">
            <text:p>group_containertag_notify_singular:</text:p>
          </table:table-cell>
          <table:table-cell table:formula="of:=&quot;&quot;&quot;&quot;&amp;[$'Definition (EN)'.Q31]&amp;&quot;&quot;&quot;&quot;" office:value-type="string" office:string-value="&quot;{actor} added a {slot:Slot} to the calendar: {group}&quot;" calcext:value-type="string">
            <text:p>"{actor} added a {slot:Slot} to the calendar: {group}"</text:p>
          </table:table-cell>
          <table:table-cell table:number-columns-repeated="1022"/>
        </table:table-row>
        <table:table-row table:style-name="ro1">
          <table:table-cell table:formula="of:=LOWER([$'Definition (EN)'.C31]&amp;&quot;_&quot;&amp;[$'Definition (EN)'.D31]&amp;&quot;_&quot;&amp;[$'Definition (EN)'.$M$3]&amp;&quot;_&quot;&amp;[$'Definition (EN)'.$H$2]&amp;&quot;:&quot;)" office:value-type="string" office:string-value="group_containertag_push_singular:" calcext:value-type="string">
            <text:p>group_containertag_push_singular:</text:p>
          </table:table-cell>
          <table:table-cell table:formula="of:=&quot;&quot;&quot;&quot;&amp;SUBSTITUTE([$'Definition (EN)'.M31]; &quot;{&quot;; &quot;%{&quot;)&amp;&quot;&quot;&quot;&quot;" office:value-type="string" office:string-value="&quot;%{actor} added a Slot to the calendar: %{group}&quot;" calcext:value-type="string">
            <text:p>"%{actor} added a Slot to the calendar: %{group}"</text:p>
          </table:table-cell>
          <table:table-cell table:number-columns-repeated="1022"/>
        </table:table-row>
        <table:table-row table:style-name="ro1">
          <table:table-cell table:formula="of:=LOWER([$'Definition (EN)'.C31]&amp;&quot;_&quot;&amp;[$'Definition (EN)'.D31]&amp;&quot;_&quot;&amp;[$'Definition (EN)'.$W$3]&amp;&quot;_&quot;&amp;[$'Definition (EN)'.$W$2]&amp;&quot;:&quot;)" office:value-type="string" office:string-value="group_containertag_activity_plural:" calcext:value-type="string">
            <text:p>group_containertag_activity_plural:</text:p>
          </table:table-cell>
          <table:table-cell table:formula="of:=&quot;&quot;&quot;&quot;&amp;[$'Definition (EN)'.W31]&amp;&quot;&quot;&quot;&quot;" office:value-type="string" office:string-value="&quot;{actor} and {actor2} added a Slot to the calendar: {group}.&quot;" calcext:value-type="string">
            <text:p>"{actor} and {actor2} added a Slot to the calendar: {group}."</text:p>
          </table:table-cell>
          <table:table-cell table:number-columns-repeated="1022"/>
        </table:table-row>
        <table:table-row table:style-name="ro1">
          <table:table-cell table:formula="of:=LOWER([$'Definition (EN)'.C31]&amp;&quot;_&quot;&amp;[$'Definition (EN)'.D31]&amp;&quot;_&quot;&amp;[$'Definition (EN)'.$AA$3]&amp;&quot;_&quot;&amp;[$'Definition (EN)'.$AA$2]&amp;&quot;:&quot;)" office:value-type="string" office:string-value="group_containertag_activity_aggregate:" calcext:value-type="string">
            <text:p>group_containertag_activity_aggregate:</text:p>
          </table:table-cell>
          <table:table-cell table:formula="of:=&quot;&quot;&quot;&quot;&amp;SUBSTITUTE([$'Definition (EN)'.AA31]; &quot;{count}&quot;; &quot;%{count}&quot;)&amp;&quot;&quot;&quot;&quot;" office:value-type="string" office:string-value="&quot;{actor} and %{count} others added a {slot:Slot} to the calendar: {group}.&quot;" calcext:value-type="string">
            <text:p>"{actor} and %{count} others added a {slot:Slot} to the calendar: {group}."</text:p>
          </table:table-cell>
          <table:table-cell table:number-columns-repeated="1022"/>
        </table:table-row>
        <table:table-row table:style-name="ro1">
          <table:table-cell table:formula="of:=LOWER([$'Definition (EN)'.C31]&amp;&quot;_&quot;&amp;[$'Definition (EN)'.D31]&amp;&quot;_&quot;&amp;[$'Definition (EN)'.$J$3]&amp;&quot;_&quot;&amp;[$'Definition (EN)'.$H$2]&amp;&quot;:&quot;)" office:value-type="string" office:string-value="group_containertag_me-to-owner_singular:" calcext:value-type="string">
            <text:p>group_containertag_me-to-owner_singular:</text:p>
          </table:table-cell>
          <table:table-cell table:formula="of:=&quot;&quot;&quot;&quot;&amp;[$'Definition (EN)'.J31]&amp;&quot;&quot;&quot;&quot;" office:value-type="string" office:string-value="&quot;You added a {slot:Slot} to your calendar: {group}&quot;" calcext:value-type="string">
            <text:p>"You added a {slot:Slot} to your calendar: {group}"</text:p>
          </table:table-cell>
          <table:table-cell table:number-columns-repeated="1022"/>
        </table:table-row>
        <table:table-row table:style-name="ro1">
          <table:table-cell table:formula="of:=LOWER([$'Definition (EN)'.C31]&amp;&quot;_&quot;&amp;[$'Definition (EN)'.D31]&amp;&quot;_&quot;&amp;[$'Definition (EN)'.$V$3]&amp;&quot;_&quot;&amp;[$'Definition (EN)'.$H$2]&amp;&quot;:&quot;)" office:value-type="string" office:string-value="group_containertag_activity-to-owner_singular:" calcext:value-type="string">
            <text:p>group_containertag_activity-to-owner_singular:</text:p>
          </table:table-cell>
          <table:table-cell table:formula="of:=&quot;&quot;&quot;&quot;&amp;[$'Definition (EN)'.V31]&amp;&quot;&quot;&quot;&quot;" office:value-type="string" office:string-value="&quot;{actor} added a {slot:Slot} to your calendar: {group}.&quot;" calcext:value-type="string">
            <text:p>"{actor} added a {slot:Slot} to your calendar: {group}."</text:p>
          </table:table-cell>
          <table:table-cell table:number-columns-repeated="1022"/>
        </table:table-row>
        <table:table-row table:style-name="ro1">
          <table:table-cell table:formula="of:=LOWER([$'Definition (EN)'.C31]&amp;&quot;_&quot;&amp;[$'Definition (EN)'.D31]&amp;&quot;_&quot;&amp;[$'Definition (EN)'.$R$3]&amp;&quot;_&quot;&amp;[$'Definition (EN)'.$H$2]&amp;&quot;:&quot;)" office:value-type="string" office:string-value="group_containertag_notify-to-owner_singular:" calcext:value-type="string">
            <text:p>group_containertag_notify-to-owner_singular:</text:p>
          </table:table-cell>
          <table:table-cell table:formula="of:=&quot;&quot;&quot;&quot;&amp;[$'Definition (EN)'.R31]&amp;&quot;&quot;&quot;&quot;" office:value-type="string" office:string-value="&quot;{actor} added a {slot:Slot} to your calendar: {group}&quot;" calcext:value-type="string">
            <text:p>"{actor} added a {slot:Slot} to your calendar: {group}"</text:p>
          </table:table-cell>
          <table:table-cell table:number-columns-repeated="1022"/>
        </table:table-row>
        <table:table-row table:style-name="ro1">
          <table:table-cell table:formula="of:=LOWER([$'Definition (EN)'.C31]&amp;&quot;_&quot;&amp;[$'Definition (EN)'.D31]&amp;&quot;_&quot;&amp;[$'Definition (EN)'.$N$3]&amp;&quot;_&quot;&amp;[$'Definition (EN)'.$H$2]&amp;&quot;:&quot;)" office:value-type="string" office:string-value="group_containertag_push-to-owner_singular:" calcext:value-type="string">
            <text:p>group_containertag_push-to-owner_singular:</text:p>
          </table:table-cell>
          <table:table-cell table:formula="of:=&quot;&quot;&quot;&quot;&amp;SUBSTITUTE([$'Definition (EN)'.N31]; &quot;{&quot;; &quot;%{&quot;)&amp;&quot;&quot;&quot;&quot;" office:value-type="string" office:string-value="&quot;%{actor} added a Slot to your calendar: %{group}&quot;" calcext:value-type="string">
            <text:p>"%{actor} added a Slot to your calendar: %{group}"</text:p>
          </table:table-cell>
          <table:table-cell table:number-columns-repeated="1022"/>
        </table:table-row>
        <table:table-row table:style-name="ro1">
          <table:table-cell table:formula="of:=LOWER([$'Definition (EN)'.C31]&amp;&quot;_&quot;&amp;[$'Definition (EN)'.D31]&amp;&quot;_&quot;&amp;[$'Definition (EN)'.$X$3]&amp;&quot;_&quot;&amp;[$'Definition (EN)'.$W$2]&amp;&quot;:&quot;)" office:value-type="string" office:string-value="group_containertag_activity-to-owner_plural:" calcext:value-type="string">
            <text:p>group_containertag_activity-to-owner_plural:</text:p>
          </table:table-cell>
          <table:table-cell table:formula="of:=&quot;&quot;&quot;&quot;&amp;[$'Definition (EN)'.X31]&amp;&quot;&quot;&quot;&quot;" office:value-type="string" office:string-value="&quot;{actor} and {actor2} added a Slot to your calendar: {group}.&quot;" calcext:value-type="string">
            <text:p>"{actor} and {actor2} added a Slot to your calendar: {group}."</text:p>
          </table:table-cell>
          <table:table-cell table:number-columns-repeated="1022"/>
        </table:table-row>
        <table:table-row table:style-name="ro1">
          <table:table-cell table:formula="of:=LOWER([$'Definition (EN)'.C31]&amp;&quot;_&quot;&amp;[$'Definition (EN)'.D31]&amp;&quot;_&quot;&amp;[$'Definition (EN)'.$AB$3]&amp;&quot;_&quot;&amp;[$'Definition (EN)'.$AA$2]&amp;&quot;:&quot;)" office:value-type="string" office:string-value="group_containertag_activity-to-owner_aggregate:" calcext:value-type="string">
            <text:p>group_containertag_activity-to-owner_aggregate:</text:p>
          </table:table-cell>
          <table:table-cell table:formula="of:=&quot;&quot;&quot;&quot;&amp;SUBSTITUTE([$'Definition (EN)'.AB31]; &quot;{count}&quot;; &quot;%{count}&quot;)&amp;&quot;&quot;&quot;&quot;" office:value-type="string" office:string-value="&quot;{actor} and %{count} others added a {slot:Slot} to your calendar: {group}.&quot;" calcext:value-type="string">
            <text:p>"{actor} and %{count} others added a {slot:Slot} to your calendar: {group}."</text:p>
          </table:table-cell>
          <table:table-cell table:number-columns-repeated="1022"/>
        </table:table-row>
        <table:table-row table:style-name="ro2">
          <table:table-cell table:number-columns-repeated="1024"/>
        </table:table-row>
        <table:table-row table:style-name="ro1">
          <table:table-cell table:formula="of:=LOWER([$'Definition (EN)'.C32]&amp;&quot;_&quot;&amp;[$'Definition (EN)'.D32]&amp;&quot;_&quot;&amp;[$'Definition (EN)'.$I$3]&amp;&quot;_&quot;&amp;[$'Definition (EN)'.$H$2]&amp;&quot;:&quot;)" office:value-type="string" office:string-value="group_ungroup_me_singular:" calcext:value-type="string">
            <text:p>group_ungroup_me_singular:</text:p>
          </table:table-cell>
          <table:table-cell table:formula="of:=&quot;&quot;&quot;&quot;&amp;[$'Definition (EN)'.I32]&amp;&quot;&quot;&quot;&quot;" office:value-type="string" office:string-value="&quot;You removed a {slot:Slot} from the calendar: {group}&quot;" calcext:value-type="string">
            <text:p>"You removed a {slot:Slot} from the calendar: {group}"</text:p>
          </table:table-cell>
          <table:table-cell table:number-columns-repeated="1022"/>
        </table:table-row>
        <table:table-row table:style-name="ro1">
          <table:table-cell table:formula="of:=LOWER([$'Definition (EN)'.C32]&amp;&quot;_&quot;&amp;[$'Definition (EN)'.D32]&amp;&quot;_&quot;&amp;[$'Definition (EN)'.$U$3]&amp;&quot;_&quot;&amp;[$'Definition (EN)'.$H$2]&amp;&quot;:&quot;)" office:value-type="string" office:string-value="group_ungroup_activity_singular:" calcext:value-type="string">
            <text:p>group_ungroup_activity_singular:</text:p>
          </table:table-cell>
          <table:table-cell table:formula="of:=&quot;&quot;&quot;&quot;&amp;[$'Definition (EN)'.U32]&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Q$3]&amp;&quot;_&quot;&amp;[$'Definition (EN)'.$H$2]&amp;&quot;:&quot;)" office:value-type="string" office:string-value="group_ungroup_notify_singular:" calcext:value-type="string">
            <text:p>group_ungroup_notify_singular:</text:p>
          </table:table-cell>
          <table:table-cell table:formula="of:=&quot;&quot;&quot;&quot;&amp;[$'Definition (EN)'.Q32]&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M$3]&amp;&quot;_&quot;&amp;[$'Definition (EN)'.$H$2]&amp;&quot;:&quot;)" office:value-type="string" office:string-value="group_ungroup_push_singular:" calcext:value-type="string">
            <text:p>group_ungroup_push_singular:</text:p>
          </table:table-cell>
          <table:table-cell table:formula="of:=&quot;&quot;&quot;&quot;&amp;SUBSTITUTE([$'Definition (EN)'.M32]; &quot;{&quot;; &quot;%{&quot;)&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W$3]&amp;&quot;_&quot;&amp;[$'Definition (EN)'.$W$2]&amp;&quot;:&quot;)" office:value-type="string" office:string-value="group_ungroup_activity_plural:" calcext:value-type="string">
            <text:p>group_ungroup_activity_plural:</text:p>
          </table:table-cell>
          <table:table-cell table:formula="of:=&quot;&quot;&quot;&quot;&amp;[$'Definition (EN)'.W32]&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AA$3]&amp;&quot;_&quot;&amp;[$'Definition (EN)'.$AA$2]&amp;&quot;:&quot;)" office:value-type="string" office:string-value="group_ungroup_activity_aggregate:" calcext:value-type="string">
            <text:p>group_ungroup_activity_aggregate:</text:p>
          </table:table-cell>
          <table:table-cell table:formula="of:=&quot;&quot;&quot;&quot;&amp;SUBSTITUTE([$'Definition (EN)'.AA32];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J$3]&amp;&quot;_&quot;&amp;[$'Definition (EN)'.$H$2]&amp;&quot;:&quot;)" office:value-type="string" office:string-value="group_ungroup_me-to-owner_singular:" calcext:value-type="string">
            <text:p>group_ungroup_me-to-owner_singular:</text:p>
          </table:table-cell>
          <table:table-cell table:formula="of:=&quot;&quot;&quot;&quot;&amp;[$'Definition (EN)'.J32]&amp;&quot;&quot;&quot;&quot;" office:value-type="string" office:string-value="&quot;You removed a {slot:Slot} from your calendar: {group}&quot;" calcext:value-type="string">
            <text:p>"You removed a {slot:Slot} from your calendar: {group}"</text:p>
          </table:table-cell>
          <table:table-cell table:number-columns-repeated="1022"/>
        </table:table-row>
        <table:table-row table:style-name="ro1">
          <table:table-cell table:formula="of:=LOWER([$'Definition (EN)'.C32]&amp;&quot;_&quot;&amp;[$'Definition (EN)'.D32]&amp;&quot;_&quot;&amp;[$'Definition (EN)'.$V$3]&amp;&quot;_&quot;&amp;[$'Definition (EN)'.$H$2]&amp;&quot;:&quot;)" office:value-type="string" office:string-value="group_ungroup_activity-to-owner_singular:" calcext:value-type="string">
            <text:p>group_ungroup_activity-to-owner_singular:</text:p>
          </table:table-cell>
          <table:table-cell table:formula="of:=&quot;&quot;&quot;&quot;&amp;[$'Definition (EN)'.V32]&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R$3]&amp;&quot;_&quot;&amp;[$'Definition (EN)'.$H$2]&amp;&quot;:&quot;)" office:value-type="string" office:string-value="group_ungroup_notify-to-owner_singular:" calcext:value-type="string">
            <text:p>group_ungroup_notify-to-owner_singular:</text:p>
          </table:table-cell>
          <table:table-cell table:formula="of:=&quot;&quot;&quot;&quot;&amp;[$'Definition (EN)'.R32]&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N$3]&amp;&quot;_&quot;&amp;[$'Definition (EN)'.$H$2]&amp;&quot;:&quot;)" office:value-type="string" office:string-value="group_ungroup_push-to-owner_singular:" calcext:value-type="string">
            <text:p>group_ungroup_push-to-owner_singular:</text:p>
          </table:table-cell>
          <table:table-cell table:formula="of:=&quot;&quot;&quot;&quot;&amp;SUBSTITUTE([$'Definition (EN)'.N32]; &quot;{&quot;; &quot;%{&quot;)&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X$3]&amp;&quot;_&quot;&amp;[$'Definition (EN)'.$W$2]&amp;&quot;:&quot;)" office:value-type="string" office:string-value="group_ungroup_activity-to-owner_plural:" calcext:value-type="string">
            <text:p>group_ungroup_activity-to-owner_plural:</text:p>
          </table:table-cell>
          <table:table-cell table:formula="of:=&quot;&quot;&quot;&quot;&amp;[$'Definition (EN)'.X32]&amp;&quot;&quot;&quot;&quot;" office:value-type="string" office:string-value="&quot;&quot;" calcext:value-type="string">
            <text:p>""</text:p>
          </table:table-cell>
          <table:table-cell table:number-columns-repeated="1022"/>
        </table:table-row>
        <table:table-row table:style-name="ro1">
          <table:table-cell table:formula="of:=LOWER([$'Definition (EN)'.C32]&amp;&quot;_&quot;&amp;[$'Definition (EN)'.D32]&amp;&quot;_&quot;&amp;[$'Definition (EN)'.$AB$3]&amp;&quot;_&quot;&amp;[$'Definition (EN)'.$AA$2]&amp;&quot;:&quot;)" office:value-type="string" office:string-value="group_ungroup_activity-to-owner_aggregate:" calcext:value-type="string">
            <text:p>group_ungroup_activity-to-owner_aggregate:</text:p>
          </table:table-cell>
          <table:table-cell table:formula="of:=&quot;&quot;&quot;&quot;&amp;SUBSTITUTE([$'Definition (EN)'.AB32]; &quot;{count}&quot;; &quot;%{coun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EN)'.C33]&amp;&quot;_&quot;&amp;[$'Definition (EN)'.D33]&amp;&quot;_&quot;&amp;[$'Definition (EN)'.$I$3]&amp;&quot;_&quot;&amp;[$'Definition (EN)'.$H$2]&amp;&quot;:&quot;)" office:value-type="string" office:string-value="group_create_me_singular:" calcext:value-type="string">
            <text:p>group_create_me_singular:</text:p>
          </table:table-cell>
          <table:table-cell table:formula="of:=&quot;&quot;&quot;&quot;&amp;[$'Definition (EN)'.I33]&amp;&quot;&quot;&quot;&quot;" office:value-type="string" office:string-value="&quot;You created the calendar: {group}&quot;" calcext:value-type="string">
            <text:p>"You created the calendar: {group}"</text:p>
          </table:table-cell>
          <table:table-cell table:number-columns-repeated="1022"/>
        </table:table-row>
        <table:table-row table:style-name="ro1">
          <table:table-cell table:formula="of:=LOWER([$'Definition (EN)'.C33]&amp;&quot;_&quot;&amp;[$'Definition (EN)'.D33]&amp;&quot;_&quot;&amp;[$'Definition (EN)'.$U$3]&amp;&quot;_&quot;&amp;[$'Definition (EN)'.$H$2]&amp;&quot;:&quot;)" office:value-type="string" office:string-value="group_create_activity_singular:" calcext:value-type="string">
            <text:p>group_create_activity_singular:</text:p>
          </table:table-cell>
          <table:table-cell table:formula="of:=&quot;&quot;&quot;&quot;&amp;[$'Definition (EN)'.U33]&amp;&quot;&quot;&quot;&quot;" office:value-type="string" office:string-value="&quot;{actor} created the calendar: {group}.&quot;" calcext:value-type="string">
            <text:p>"{actor} created the calendar: {group}."</text:p>
          </table:table-cell>
          <table:table-cell table:number-columns-repeated="1022"/>
        </table:table-row>
        <table:table-row table:style-name="ro1">
          <table:table-cell table:formula="of:=LOWER([$'Definition (EN)'.C33]&amp;&quot;_&quot;&amp;[$'Definition (EN)'.D33]&amp;&quot;_&quot;&amp;[$'Definition (EN)'.$Q$3]&amp;&quot;_&quot;&amp;[$'Definition (EN)'.$H$2]&amp;&quot;:&quot;)" office:value-type="string" office:string-value="group_create_notify_singular:" calcext:value-type="string">
            <text:p>group_create_notify_singular:</text:p>
          </table:table-cell>
          <table:table-cell table:formula="of:=&quot;&quot;&quot;&quot;&amp;[$'Definition (EN)'.Q33]&amp;&quot;&quot;&quot;&quot;" office:value-type="string" office:string-value="&quot;&quot;" calcext:value-type="string">
            <text:p>""</text:p>
          </table:table-cell>
          <table:table-cell table:number-columns-repeated="1022"/>
        </table:table-row>
        <table:table-row table:style-name="ro1">
          <table:table-cell table:formula="of:=LOWER([$'Definition (EN)'.C33]&amp;&quot;_&quot;&amp;[$'Definition (EN)'.D33]&amp;&quot;_&quot;&amp;[$'Definition (EN)'.$M$3]&amp;&quot;_&quot;&amp;[$'Definition (EN)'.$H$2]&amp;&quot;:&quot;)" office:value-type="string" office:string-value="group_create_push_singular:" calcext:value-type="string">
            <text:p>group_create_push_singular:</text:p>
          </table:table-cell>
          <table:table-cell table:formula="of:=&quot;&quot;&quot;&quot;&amp;SUBSTITUTE([$'Definition (EN)'.M33]; &quot;{&quot;; &quot;%{&quot;)&amp;&quot;&quot;&quot;&quot;" office:value-type="string" office:string-value="&quot;&quot;" calcext:value-type="string">
            <text:p>""</text:p>
          </table:table-cell>
          <table:table-cell table:number-columns-repeated="1022"/>
        </table:table-row>
        <table:table-row table:style-name="ro1">
          <table:table-cell table:formula="of:=LOWER([$'Definition (EN)'.C33]&amp;&quot;_&quot;&amp;[$'Definition (EN)'.D33]&amp;&quot;_&quot;&amp;[$'Definition (EN)'.$W$3]&amp;&quot;_&quot;&amp;[$'Definition (EN)'.$W$2]&amp;&quot;:&quot;)" office:value-type="string" office:string-value="group_create_activity_plural:" calcext:value-type="string">
            <text:p>group_create_activity_plural:</text:p>
          </table:table-cell>
          <table:table-cell table:formula="of:=&quot;&quot;&quot;&quot;&amp;[$'Definition (EN)'.W33]&amp;&quot;&quot;&quot;&quot;" office:value-type="string" office:string-value="&quot;&quot;" calcext:value-type="string">
            <text:p>""</text:p>
          </table:table-cell>
          <table:table-cell table:number-columns-repeated="1022"/>
        </table:table-row>
        <table:table-row table:style-name="ro1">
          <table:table-cell table:formula="of:=LOWER([$'Definition (EN)'.C33]&amp;&quot;_&quot;&amp;[$'Definition (EN)'.D33]&amp;&quot;_&quot;&amp;[$'Definition (EN)'.$AA$3]&amp;&quot;_&quot;&amp;[$'Definition (EN)'.$AA$2]&amp;&quot;:&quot;)" office:value-type="string" office:string-value="group_create_activity_aggregate:" calcext:value-type="string">
            <text:p>group_create_activity_aggregate:</text:p>
          </table:table-cell>
          <table:table-cell table:formula="of:=&quot;&quot;&quot;&quot;&amp;SUBSTITUTE([$'Definition (EN)'.AA33]; &quot;{count}&quot;; &quot;%{count}&quot;)&amp;&quot;&quot;&quot;&quot;" office:value-type="string" office:string-value="&quot;&quot;" calcext:value-type="string">
            <text:p>""</text:p>
          </table:table-cell>
          <table:table-cell table:number-columns-repeated="1022"/>
        </table:table-row>
        <table:table-row table:style-name="ro1">
          <table:table-cell table:formula="of:=LOWER([$'Definition (EN)'.C33]&amp;&quot;_&quot;&amp;[$'Definition (EN)'.D33]&amp;&quot;_&quot;&amp;[$'Definition (EN)'.$J$3]&amp;&quot;_&quot;&amp;[$'Definition (EN)'.$H$2]&amp;&quot;:&quot;)" office:value-type="string" office:string-value="group_create_me-to-owner_singular:" calcext:value-type="string">
            <text:p>group_create_me-to-owner_singular:</text:p>
          </table:table-cell>
          <table:table-cell table:formula="of:=&quot;&quot;&quot;&quot;&amp;[$'Definition (EN)'.J33]&amp;&quot;&quot;&quot;&quot;" office:value-type="string" office:string-value="&quot;You created the calendar: {group}&quot;" calcext:value-type="string">
            <text:p>"You created the calendar: {group}"</text:p>
          </table:table-cell>
          <table:table-cell table:number-columns-repeated="1022"/>
        </table:table-row>
        <table:table-row table:style-name="ro1">
          <table:table-cell table:formula="of:=LOWER([$'Definition (EN)'.C33]&amp;&quot;_&quot;&amp;[$'Definition (EN)'.D33]&amp;&quot;_&quot;&amp;[$'Definition (EN)'.$V$3]&amp;&quot;_&quot;&amp;[$'Definition (EN)'.$H$2]&amp;&quot;:&quot;)" office:value-type="string" office:string-value="group_create_activity-to-owner_singular:" calcext:value-type="string">
            <text:p>group_create_activity-to-owner_singular:</text:p>
          </table:table-cell>
          <table:table-cell table:formula="of:=&quot;&quot;&quot;&quot;&amp;[$'Definition (EN)'.V33]&amp;&quot;&quot;&quot;&quot;" office:value-type="string" office:string-value="&quot;You created the calendar: {group}.&quot;" calcext:value-type="string">
            <text:p>"You created the calendar: {group}."</text:p>
          </table:table-cell>
          <table:table-cell table:number-columns-repeated="1022"/>
        </table:table-row>
        <table:table-row table:style-name="ro1">
          <table:table-cell table:formula="of:=LOWER([$'Definition (EN)'.C33]&amp;&quot;_&quot;&amp;[$'Definition (EN)'.D33]&amp;&quot;_&quot;&amp;[$'Definition (EN)'.$R$3]&amp;&quot;_&quot;&amp;[$'Definition (EN)'.$H$2]&amp;&quot;:&quot;)" office:value-type="string" office:string-value="group_create_notify-to-owner_singular:" calcext:value-type="string">
            <text:p>group_create_notify-to-owner_singular:</text:p>
          </table:table-cell>
          <table:table-cell table:formula="of:=&quot;&quot;&quot;&quot;&amp;[$'Definition (EN)'.R33]&amp;&quot;&quot;&quot;&quot;" office:value-type="string" office:string-value="&quot;&quot;" calcext:value-type="string">
            <text:p>""</text:p>
          </table:table-cell>
          <table:table-cell table:number-columns-repeated="1022"/>
        </table:table-row>
        <table:table-row table:style-name="ro1">
          <table:table-cell table:formula="of:=LOWER([$'Definition (EN)'.C33]&amp;&quot;_&quot;&amp;[$'Definition (EN)'.D33]&amp;&quot;_&quot;&amp;[$'Definition (EN)'.$N$3]&amp;&quot;_&quot;&amp;[$'Definition (EN)'.$H$2]&amp;&quot;:&quot;)" office:value-type="string" office:string-value="group_create_push-to-owner_singular:" calcext:value-type="string">
            <text:p>group_create_push-to-owner_singular:</text:p>
          </table:table-cell>
          <table:table-cell table:formula="of:=&quot;&quot;&quot;&quot;&amp;SUBSTITUTE([$'Definition (EN)'.N33]; &quot;{&quot;; &quot;%{&quot;)&amp;&quot;&quot;&quot;&quot;" office:value-type="string" office:string-value="&quot;&quot;" calcext:value-type="string">
            <text:p>""</text:p>
          </table:table-cell>
          <table:table-cell table:number-columns-repeated="1022"/>
        </table:table-row>
        <table:table-row table:style-name="ro1">
          <table:table-cell table:formula="of:=LOWER([$'Definition (EN)'.C33]&amp;&quot;_&quot;&amp;[$'Definition (EN)'.D33]&amp;&quot;_&quot;&amp;[$'Definition (EN)'.$X$3]&amp;&quot;_&quot;&amp;[$'Definition (EN)'.$W$2]&amp;&quot;:&quot;)" office:value-type="string" office:string-value="group_create_activity-to-owner_plural:" calcext:value-type="string">
            <text:p>group_create_activity-to-owner_plural:</text:p>
          </table:table-cell>
          <table:table-cell table:formula="of:=&quot;&quot;&quot;&quot;&amp;[$'Definition (EN)'.X33]&amp;&quot;&quot;&quot;&quot;" office:value-type="string" office:string-value="&quot;&quot;" calcext:value-type="string">
            <text:p>""</text:p>
          </table:table-cell>
          <table:table-cell table:number-columns-repeated="1022"/>
        </table:table-row>
        <table:table-row table:style-name="ro1">
          <table:table-cell table:formula="of:=LOWER([$'Definition (EN)'.C33]&amp;&quot;_&quot;&amp;[$'Definition (EN)'.D33]&amp;&quot;_&quot;&amp;[$'Definition (EN)'.$AB$3]&amp;&quot;_&quot;&amp;[$'Definition (EN)'.$AA$2]&amp;&quot;:&quot;)" office:value-type="string" office:string-value="group_create_activity-to-owner_aggregate:" calcext:value-type="string">
            <text:p>group_create_activity-to-owner_aggregate:</text:p>
          </table:table-cell>
          <table:table-cell table:formula="of:=&quot;&quot;&quot;&quot;&amp;SUBSTITUTE([$'Definition (EN)'.AB33]; &quot;{count}&quot;; &quot;%{count}&quot;)&amp;&quot;&quot;&quot;&quot;" office:value-type="string" office:string-value="&quot;&quot;" calcext:value-type="string">
            <text:p>""</text:p>
          </table:table-cell>
          <table:table-cell table:number-columns-repeated="1022"/>
        </table:table-row>
        <table:table-row table:style-name="ro2" table:number-rows-repeated="1048186">
          <table:table-cell table:number-columns-repeated="1024"/>
        </table:table-row>
        <table:table-row table:style-name="ro2">
          <table:table-cell table:number-columns-repeated="1024"/>
        </table:table-row>
      </table:table>
      <table:table table:name="Export (DE)" table:style-name="ta4">
        <table:table-column table:style-name="co33" table:default-cell-style-name="Default"/>
        <table:table-column table:style-name="co34" table:default-cell-style-name="Default"/>
        <table:table-column table:style-name="co25" table:number-columns-repeated="1022" table:default-cell-style-name="Default"/>
        <table:table-row table:style-name="ro1">
          <table:table-cell table:formula="of:=LOWER([$'Definition (DE)'.C4]&amp;&quot;_&quot;&amp;[$'Definition (DE)'.D4]&amp;&quot;_&quot;&amp;[$'Definition (DE)'.$G$3]&amp;&quot;_&quot;&amp;[$'Definition (DE)'.$G$2]&amp;&quot;:&quot;)" office:value-type="string" office:string-value="slot_comment_me_singular:" calcext:value-type="string">
            <text:p>slot_comment_me_singular:</text:p>
          </table:table-cell>
          <table:table-cell table:formula="of:=&quot;&quot;&quot;&quot;&amp;SUBSTITUTE([$'Definition (DE)'.G4]; &quot;{&quot;; &quot;%{&quot;)&amp;&quot;&quot;&quot;&quot;" office:value-type="string" office:string-value="&quot;You commented on the Slot: %{TITLE}&quot;" calcext:value-type="string">
            <text:p>"You commented on the Slot: %{TITLE}"</text:p>
          </table:table-cell>
          <table:table-cell table:number-columns-repeated="1022"/>
        </table:table-row>
        <table:table-row table:style-name="ro1">
          <table:table-cell table:formula="of:=LOWER([$'Definition (DE)'.C4]&amp;&quot;_&quot;&amp;[$'Definition (DE)'.D4]&amp;&quot;_&quot;&amp;[$'Definition (DE)'.$H$3]&amp;&quot;_&quot;&amp;[$'Definition (DE)'.$G$2]&amp;&quot;:&quot;)" office:value-type="string" office:string-value="slot_comment_activity_singular:" calcext:value-type="string">
            <text:p>slot_comment_activity_singular:</text:p>
          </table:table-cell>
          <table:table-cell table:formula="of:=&quot;&quot;&quot;&quot;&amp;SUBSTITUTE([$'Definition (DE)'.H4]; &quot;{&quot;; &quot;%{&quot;)&amp;&quot;&quot;&quot;&quot;" office:value-type="string" office:string-value="&quot;%{USER} commented on this Slot.&quot;" calcext:value-type="string">
            <text:p>"%{USER} commented on this Slot."</text:p>
          </table:table-cell>
          <table:table-cell table:number-columns-repeated="1022"/>
        </table:table-row>
        <table:table-row table:style-name="ro1">
          <table:table-cell table:formula="of:=LOWER([$'Definition (DE)'.C4]&amp;&quot;_&quot;&amp;[$'Definition (DE)'.D4]&amp;&quot;_&quot;&amp;[$'Definition (DE)'.$I$3]&amp;&quot;_&quot;&amp;[$'Definition (DE)'.$G$2]&amp;&quot;:&quot;)" office:value-type="string" office:string-value="slot_comment_notify_singular:" calcext:value-type="string">
            <text:p>slot_comment_notify_singular:</text:p>
          </table:table-cell>
          <table:table-cell table:formula="of:=&quot;&quot;&quot;&quot;&amp;SUBSTITUTE([$'Definition (DE)'.I4]; &quot;{&quot;; &quot;%{&quot;)&amp;&quot;&quot;&quot;&quot;" office:value-type="string" office:string-value="&quot;%{USER} commented on your Slot: %{TITLE}&quot;" calcext:value-type="string">
            <text:p>"%{USER} commented on your Slot: %{TITLE}"</text:p>
          </table:table-cell>
          <table:table-cell table:number-columns-repeated="1022"/>
        </table:table-row>
        <table:table-row table:style-name="ro1">
          <table:table-cell table:formula="of:=LOWER([$'Definition (DE)'.C4]&amp;&quot;_&quot;&amp;[$'Definition (DE)'.D4]&amp;&quot;_&quot;&amp;[$'Definition (DE)'.$J$3]&amp;&quot;_&quot;&amp;[$'Definition (DE)'.$G$2]&amp;&quot;:&quot;)" office:value-type="string" office:string-value="slot_comment_push_singular:" calcext:value-type="string">
            <text:p>slot_comment_push_singular:</text:p>
          </table:table-cell>
          <table:table-cell table:formula="of:=&quot;&quot;&quot;&quot;&amp;SUBSTITUTE([$'Definition (DE)'.J4]; &quot;{&quot;; &quot;%{&quot;)&amp;&quot;&quot;&quot;&quot;" office:value-type="string" office:string-value="&quot;%{USER} commented on the Slot: %{TITLE}&quot;" calcext:value-type="string">
            <text:p>"%{USER} commented on the Slot: %{TITLE}"</text:p>
          </table:table-cell>
          <table:table-cell table:number-columns-repeated="1022"/>
        </table:table-row>
        <table:table-row table:style-name="ro1">
          <table:table-cell table:formula="of:=LOWER([$'Definition (DE)'.C4]&amp;&quot;_&quot;&amp;[$'Definition (DE)'.D4]&amp;&quot;_&quot;&amp;[$'Definition (DE)'.$K$3]&amp;&quot;_&quot;&amp;[$'Definition (DE)'.$K$2]&amp;&quot;:&quot;)" office:value-type="string" office:string-value="slot_comment_activity_plural:" calcext:value-type="string">
            <text:p>slot_comment_activity_plural:</text:p>
          </table:table-cell>
          <table:table-cell table:formula="of:=&quot;&quot;&quot;&quot;&amp;SUBSTITUTE([$'Definition (DE)'.K4]; &quot;{&quot;; &quot;%{&quot;)&amp;&quot;&quot;&quot;&quot;" office:value-type="string" office:string-value="&quot;%{USER} and %{USER2} commented on this Slot.&quot;" calcext:value-type="string">
            <text:p>"%{USER} and %{USER2} commented on this Slot."</text:p>
          </table:table-cell>
          <table:table-cell table:number-columns-repeated="1022"/>
        </table:table-row>
        <table:table-row table:style-name="ro1">
          <table:table-cell table:formula="of:=LOWER([$'Definition (DE)'.C4]&amp;&quot;_&quot;&amp;[$'Definition (DE)'.D4]&amp;&quot;_&quot;&amp;[$'Definition (DE)'.$L$3]&amp;&quot;_&quot;&amp;[$'Definition (DE)'.$K$2]&amp;&quot;:&quot;)" office:value-type="string" office:string-value="slot_comment_notify_plural:" calcext:value-type="string">
            <text:p>slot_comment_notify_plural:</text:p>
          </table:table-cell>
          <table:table-cell table:formula="of:=&quot;&quot;&quot;&quot;&amp;SUBSTITUTE([$'Definition (DE)'.L4]; &quot;{&quot;; &quot;%{&quot;)&amp;&quot;&quot;&quot;&quot;" office:value-type="string" office:string-value="&quot;%{USER} and %{USER2} commented on your Slot: %{TITLE}&quot;" calcext:value-type="string">
            <text:p>"%{USER} and %{USER2} commented on your Slot: %{TITLE}"</text:p>
          </table:table-cell>
          <table:table-cell table:number-columns-repeated="1022"/>
        </table:table-row>
        <table:table-row table:style-name="ro1">
          <table:table-cell table:formula="of:=LOWER([$'Definition (DE)'.C4]&amp;&quot;_&quot;&amp;[$'Definition (DE)'.D4]&amp;&quot;_&quot;&amp;[$'Definition (DE)'.$M$3]&amp;&quot;_&quot;&amp;[$'Definition (DE)'.$K$2]&amp;&quot;:&quot;)" office:value-type="string" office:string-value="slot_comment_push_plural:" calcext:value-type="string">
            <text:p>slot_comment_push_plural:</text:p>
          </table:table-cell>
          <table:table-cell table:formula="of:=&quot;&quot;&quot;&quot;&amp;SUBSTITUTE([$'Definition (DE)'.M4]; &quot;{&quot;; &quot;%{&quot;)&amp;&quot;&quot;&quot;&quot;" office:value-type="string" office:string-value="&quot;%{USER} and %{USER2} commented on the Slot: %{TITLE}&quot;" calcext:value-type="string">
            <text:p>"%{USER} and %{USER2} commented on the Slot: %{TITLE}"</text:p>
          </table:table-cell>
          <table:table-cell table:number-columns-repeated="1022"/>
        </table:table-row>
        <table:table-row table:style-name="ro1">
          <table:table-cell table:formula="of:=LOWER([$'Definition (DE)'.C4]&amp;&quot;_&quot;&amp;[$'Definition (DE)'.D4]&amp;&quot;_&quot;&amp;[$'Definition (DE)'.$N$3]&amp;&quot;_&quot;&amp;[$'Definition (DE)'.$N$2]&amp;&quot;:&quot;)" office:value-type="string" office:string-value="slot_comment_activity_aggregate:" calcext:value-type="string">
            <text:p>slot_comment_activity_aggregate:</text:p>
          </table:table-cell>
          <table:table-cell table:formula="of:=&quot;&quot;&quot;&quot;&amp;SUBSTITUTE([$'Definition (DE)'.N4]; &quot;{&quot;; &quot;%{&quot;)&amp;&quot;&quot;&quot;&quot;" office:value-type="string" office:string-value="&quot;%{USER} and %{USERCOUNT} others commented on this Slot.&quot;" calcext:value-type="string">
            <text:p>"%{USER} and %{USERCOUNT} others commented on this Slot."</text:p>
          </table:table-cell>
          <table:table-cell table:number-columns-repeated="1022"/>
        </table:table-row>
        <table:table-row table:style-name="ro1">
          <table:table-cell table:formula="of:=LOWER([$'Definition (DE)'.C4]&amp;&quot;_&quot;&amp;[$'Definition (DE)'.D4]&amp;&quot;_&quot;&amp;[$'Definition (DE)'.$O$3]&amp;&quot;_&quot;&amp;[$'Definition (DE)'.$N$2]&amp;&quot;:&quot;)" office:value-type="string" office:string-value="slot_comment_notify_aggregate:" calcext:value-type="string">
            <text:p>slot_comment_notify_aggregate:</text:p>
          </table:table-cell>
          <table:table-cell table:formula="of:=&quot;&quot;&quot;&quot;&amp;SUBSTITUTE([$'Definition (DE)'.O4]; &quot;{&quot;; &quot;%{&quot;)&amp;&quot;&quot;&quot;&quot;" office:value-type="string" office:string-value="&quot;%{USER} and %{USERCOUNT} others commented on your Slot: %{TITLE}&quot;" calcext:value-type="string">
            <text:p>"%{USER} and %{USERCOUNT} others commented on your Slot: %{TITLE}"</text:p>
          </table:table-cell>
          <table:table-cell table:number-columns-repeated="1022"/>
        </table:table-row>
        <table:table-row table:style-name="ro1">
          <table:table-cell table:formula="of:=LOWER([$'Definition (DE)'.C4]&amp;&quot;_&quot;&amp;[$'Definition (DE)'.D4]&amp;&quot;_&quot;&amp;[$'Definition (DE)'.$P$3]&amp;&quot;_&quot;&amp;[$'Definition (DE)'.$N$2]&amp;&quot;:&quot;)" office:value-type="string" office:string-value="slot_comment_push_aggregate:" calcext:value-type="string">
            <text:p>slot_comment_push_aggregate:</text:p>
          </table:table-cell>
          <table:table-cell table:formula="of:=&quot;&quot;&quot;&quot;&amp;SUBSTITUTE([$'Definition (DE)'.P4]; &quot;{&quot;; &quot;%{&quot;)&amp;&quot;&quot;&quot;&quot;" office:value-type="string" office:string-value="&quot;%{USER} and %{USERCOUNT} others commented on the Slot: %{TITLE}&quot;" calcext:value-type="string">
            <text:p>"%{USER} and %{USERCOUNT} others commented on the Slot: %{TITLE}"</text:p>
          </table:table-cell>
          <table:table-cell table:number-columns-repeated="1022"/>
        </table:table-row>
        <table:table-row table:style-name="ro2">
          <table:table-cell table:number-columns-repeated="1024"/>
        </table:table-row>
        <table:table-row table:style-name="ro1">
          <table:table-cell table:formula="of:=LOWER([$'Definition (DE)'.C5]&amp;&quot;_&quot;&amp;[$'Definition (DE)'.D5]&amp;&quot;_&quot;&amp;[$'Definition (DE)'.$G$3]&amp;&quot;_&quot;&amp;[$'Definition (DE)'.$G$2]&amp;&quot;:&quot;)" office:value-type="string" office:string-value="slot_like_me_singular:" calcext:value-type="string">
            <text:p>slot_like_me_singular:</text:p>
          </table:table-cell>
          <table:table-cell table:formula="of:=&quot;&quot;&quot;&quot;&amp;SUBSTITUTE([$'Definition (DE)'.G5]; &quot;{&quot;; &quot;%{&quot;)&amp;&quot;&quot;&quot;&quot;" office:value-type="string" office:string-value="&quot;You like the Slot: %{TITLE}&quot;" calcext:value-type="string">
            <text:p>"You like the Slot: %{TITLE}"</text:p>
          </table:table-cell>
          <table:table-cell table:number-columns-repeated="1022"/>
        </table:table-row>
        <table:table-row table:style-name="ro1">
          <table:table-cell table:formula="of:=LOWER([$'Definition (DE)'.C5]&amp;&quot;_&quot;&amp;[$'Definition (DE)'.D5]&amp;&quot;_&quot;&amp;[$'Definition (DE)'.$H$3]&amp;&quot;_&quot;&amp;[$'Definition (DE)'.$G$2]&amp;&quot;:&quot;)" office:value-type="string" office:string-value="slot_like_activity_singular:" calcext:value-type="string">
            <text:p>slot_like_activity_singular:</text:p>
          </table:table-cell>
          <table:table-cell table:formula="of:=&quot;&quot;&quot;&quot;&amp;SUBSTITUTE([$'Definition (DE)'.H5]; &quot;{&quot;; &quot;%{&quot;)&amp;&quot;&quot;&quot;&quot;" office:value-type="string" office:string-value="&quot;%{USER} likes this Slot.&quot;" calcext:value-type="string">
            <text:p>"%{USER} likes this Slot."</text:p>
          </table:table-cell>
          <table:table-cell table:number-columns-repeated="1022"/>
        </table:table-row>
        <table:table-row table:style-name="ro1">
          <table:table-cell table:formula="of:=LOWER([$'Definition (DE)'.C5]&amp;&quot;_&quot;&amp;[$'Definition (DE)'.D5]&amp;&quot;_&quot;&amp;[$'Definition (DE)'.$I$3]&amp;&quot;_&quot;&amp;[$'Definition (DE)'.$G$2]&amp;&quot;:&quot;)" office:value-type="string" office:string-value="slot_like_notify_singular:" calcext:value-type="string">
            <text:p>slot_like_notify_singular:</text:p>
          </table:table-cell>
          <table:table-cell table:formula="of:=&quot;&quot;&quot;&quot;&amp;SUBSTITUTE([$'Definition (DE)'.I5]; &quot;{&quot;; &quot;%{&quot;)&amp;&quot;&quot;&quot;&quot;" office:value-type="string" office:string-value="&quot;%{USER} likes your Slot: %{TITLE}&quot;" calcext:value-type="string">
            <text:p>"%{USER} likes your Slot: %{TITLE}"</text:p>
          </table:table-cell>
          <table:table-cell table:number-columns-repeated="1022"/>
        </table:table-row>
        <table:table-row table:style-name="ro1">
          <table:table-cell table:formula="of:=LOWER([$'Definition (DE)'.C5]&amp;&quot;_&quot;&amp;[$'Definition (DE)'.D5]&amp;&quot;_&quot;&amp;[$'Definition (DE)'.$J$3]&amp;&quot;_&quot;&amp;[$'Definition (DE)'.$G$2]&amp;&quot;:&quot;)" office:value-type="string" office:string-value="slot_like_push_singular:" calcext:value-type="string">
            <text:p>slot_like_push_singular:</text:p>
          </table:table-cell>
          <table:table-cell table:formula="of:=&quot;&quot;&quot;&quot;&amp;SUBSTITUTE([$'Definition (DE)'.J5]; &quot;{&quot;; &quot;%{&quot;)&amp;&quot;&quot;&quot;&quot;" office:value-type="string" office:string-value="&quot;%{USER} likes your Slot: %{TITLE}&quot;" calcext:value-type="string">
            <text:p>"%{USER} likes your Slot: %{TITLE}"</text:p>
          </table:table-cell>
          <table:table-cell table:number-columns-repeated="1022"/>
        </table:table-row>
        <table:table-row table:style-name="ro1">
          <table:table-cell table:formula="of:=LOWER([$'Definition (DE)'.C5]&amp;&quot;_&quot;&amp;[$'Definition (DE)'.D5]&amp;&quot;_&quot;&amp;[$'Definition (DE)'.$K$3]&amp;&quot;_&quot;&amp;[$'Definition (DE)'.$K$2]&amp;&quot;:&quot;)" office:value-type="string" office:string-value="slot_like_activity_plural:" calcext:value-type="string">
            <text:p>slot_like_activity_plural:</text:p>
          </table:table-cell>
          <table:table-cell table:formula="of:=&quot;&quot;&quot;&quot;&amp;SUBSTITUTE([$'Definition (DE)'.K5]; &quot;{&quot;; &quot;%{&quot;)&amp;&quot;&quot;&quot;&quot;" office:value-type="string" office:string-value="&quot;%{USER} and %{USER2} like this Slot.&quot;" calcext:value-type="string">
            <text:p>"%{USER} and %{USER2} like this Slot."</text:p>
          </table:table-cell>
          <table:table-cell table:number-columns-repeated="1022"/>
        </table:table-row>
        <table:table-row table:style-name="ro1">
          <table:table-cell table:formula="of:=LOWER([$'Definition (DE)'.C5]&amp;&quot;_&quot;&amp;[$'Definition (DE)'.D5]&amp;&quot;_&quot;&amp;[$'Definition (DE)'.$L$3]&amp;&quot;_&quot;&amp;[$'Definition (DE)'.$K$2]&amp;&quot;:&quot;)" office:value-type="string" office:string-value="slot_like_notify_plural:" calcext:value-type="string">
            <text:p>slot_like_notify_plural:</text:p>
          </table:table-cell>
          <table:table-cell table:formula="of:=&quot;&quot;&quot;&quot;&amp;SUBSTITUTE([$'Definition (DE)'.L5]; &quot;{&quot;; &quot;%{&quot;)&amp;&quot;&quot;&quot;&quot;" office:value-type="string" office:string-value="&quot;%{USER} and %{USER2} like your Slot: %{TITLE}&quot;" calcext:value-type="string">
            <text:p>"%{USER} and %{USER2} like your Slot: %{TITLE}"</text:p>
          </table:table-cell>
          <table:table-cell table:number-columns-repeated="1022"/>
        </table:table-row>
        <table:table-row table:style-name="ro1">
          <table:table-cell table:formula="of:=LOWER([$'Definition (DE)'.C5]&amp;&quot;_&quot;&amp;[$'Definition (DE)'.D5]&amp;&quot;_&quot;&amp;[$'Definition (DE)'.$M$3]&amp;&quot;_&quot;&amp;[$'Definition (DE)'.$K$2]&amp;&quot;:&quot;)" office:value-type="string" office:string-value="slot_like_push_plural:" calcext:value-type="string">
            <text:p>slot_like_push_plural:</text:p>
          </table:table-cell>
          <table:table-cell table:formula="of:=&quot;&quot;&quot;&quot;&amp;SUBSTITUTE([$'Definition (DE)'.M5]; &quot;{&quot;; &quot;%{&quot;)&amp;&quot;&quot;&quot;&quot;" office:value-type="string" office:string-value="&quot;%{USER} and %{USER2} like the Slot: %{TITLE}&quot;" calcext:value-type="string">
            <text:p>"%{USER} and %{USER2} like the Slot: %{TITLE}"</text:p>
          </table:table-cell>
          <table:table-cell table:number-columns-repeated="1022"/>
        </table:table-row>
        <table:table-row table:style-name="ro1">
          <table:table-cell table:formula="of:=LOWER([$'Definition (DE)'.C5]&amp;&quot;_&quot;&amp;[$'Definition (DE)'.D5]&amp;&quot;_&quot;&amp;[$'Definition (DE)'.$N$3]&amp;&quot;_&quot;&amp;[$'Definition (DE)'.$N$2]&amp;&quot;:&quot;)" office:value-type="string" office:string-value="slot_like_activity_aggregate:" calcext:value-type="string">
            <text:p>slot_like_activity_aggregate:</text:p>
          </table:table-cell>
          <table:table-cell table:formula="of:=&quot;&quot;&quot;&quot;&amp;SUBSTITUTE([$'Definition (DE)'.N5]; &quot;{&quot;; &quot;%{&quot;)&amp;&quot;&quot;&quot;&quot;" office:value-type="string" office:string-value="&quot;%{USER} and %{USERCOUNT} others like this Slot.&quot;" calcext:value-type="string">
            <text:p>"%{USER} and %{USERCOUNT} others like this Slot."</text:p>
          </table:table-cell>
          <table:table-cell table:number-columns-repeated="1022"/>
        </table:table-row>
        <table:table-row table:style-name="ro1">
          <table:table-cell table:formula="of:=LOWER([$'Definition (DE)'.C5]&amp;&quot;_&quot;&amp;[$'Definition (DE)'.D5]&amp;&quot;_&quot;&amp;[$'Definition (DE)'.$O$3]&amp;&quot;_&quot;&amp;[$'Definition (DE)'.$N$2]&amp;&quot;:&quot;)" office:value-type="string" office:string-value="slot_like_notify_aggregate:" calcext:value-type="string">
            <text:p>slot_like_notify_aggregate:</text:p>
          </table:table-cell>
          <table:table-cell table:formula="of:=&quot;&quot;&quot;&quot;&amp;SUBSTITUTE([$'Definition (DE)'.O5]; &quot;{&quot;; &quot;%{&quot;)&amp;&quot;&quot;&quot;&quot;" office:value-type="string" office:string-value="&quot;%{USER} and %{USERCOUNT} others like your Slot: %{TITLE}&quot;" calcext:value-type="string">
            <text:p>"%{USER} and %{USERCOUNT} others like your Slot: %{TITLE}"</text:p>
          </table:table-cell>
          <table:table-cell table:number-columns-repeated="1022"/>
        </table:table-row>
        <table:table-row table:style-name="ro1">
          <table:table-cell table:formula="of:=LOWER([$'Definition (DE)'.C5]&amp;&quot;_&quot;&amp;[$'Definition (DE)'.D5]&amp;&quot;_&quot;&amp;[$'Definition (DE)'.$P$3]&amp;&quot;_&quot;&amp;[$'Definition (DE)'.$N$2]&amp;&quot;:&quot;)" office:value-type="string" office:string-value="slot_like_push_aggregate:" calcext:value-type="string">
            <text:p>slot_like_push_aggregate:</text:p>
          </table:table-cell>
          <table:table-cell table:formula="of:=&quot;&quot;&quot;&quot;&amp;SUBSTITUTE([$'Definition (DE)'.P5]; &quot;{&quot;; &quot;%{&quot;)&amp;&quot;&quot;&quot;&quot;" office:value-type="string" office:string-value="&quot;%{USER} and %{USERCOUNT} others like the Slot: %{TITLE}&quot;" calcext:value-type="string">
            <text:p>"%{USER} and %{USERCOUNT} others like the Slot: %{TITLE}"</text:p>
          </table:table-cell>
          <table:table-cell table:number-columns-repeated="1022"/>
        </table:table-row>
        <table:table-row table:style-name="ro2">
          <table:table-cell table:number-columns-repeated="1024"/>
        </table:table-row>
        <table:table-row table:style-name="ro1">
          <table:table-cell table:formula="of:=LOWER([$'Definition (DE)'.C6]&amp;&quot;_&quot;&amp;[$'Definition (DE)'.D6]&amp;&quot;_&quot;&amp;[$'Definition (DE)'.$G$3]&amp;&quot;_&quot;&amp;[$'Definition (DE)'.$G$2]&amp;&quot;:&quot;)" office:value-type="string" office:string-value="slot_slot_me_singular:" calcext:value-type="string">
            <text:p>slot_slot_me_singular:</text:p>
          </table:table-cell>
          <table:table-cell table:formula="of:=&quot;&quot;&quot;&quot;&amp;SUBSTITUTE([$'Definition (DE)'.G6]; &quot;{&quot;; &quot;%{&quot;)&amp;&quot;&quot;&quot;&quot;" office:value-type="string" office:string-value="&quot;You added the Slot: %{TITLE}&quot;" calcext:value-type="string">
            <text:p>"You added the Slot: %{TITLE}"</text:p>
          </table:table-cell>
          <table:table-cell table:number-columns-repeated="1022"/>
        </table:table-row>
        <table:table-row table:style-name="ro1">
          <table:table-cell table:formula="of:=LOWER([$'Definition (DE)'.C6]&amp;&quot;_&quot;&amp;[$'Definition (DE)'.D6]&amp;&quot;_&quot;&amp;[$'Definition (DE)'.$H$3]&amp;&quot;_&quot;&amp;[$'Definition (DE)'.$G$2]&amp;&quot;:&quot;)" office:value-type="string" office:string-value="slot_slot_activity_singular:" calcext:value-type="string">
            <text:p>slot_slot_activity_singular:</text:p>
          </table:table-cell>
          <table:table-cell table:formula="of:=&quot;&quot;&quot;&quot;&amp;SUBSTITUTE([$'Definition (DE)'.H6]; &quot;{&quot;; &quot;%{&quot;)&amp;&quot;&quot;&quot;&quot;" office:value-type="string" office:string-value="&quot;%{USER} added this Slot.&quot;" calcext:value-type="string">
            <text:p>"%{USER} added this Slot."</text:p>
          </table:table-cell>
          <table:table-cell table:number-columns-repeated="1022"/>
        </table:table-row>
        <table:table-row table:style-name="ro1">
          <table:table-cell table:formula="of:=LOWER([$'Definition (DE)'.C6]&amp;&quot;_&quot;&amp;[$'Definition (DE)'.D6]&amp;&quot;_&quot;&amp;[$'Definition (DE)'.$I$3]&amp;&quot;_&quot;&amp;[$'Definition (DE)'.$G$2]&amp;&quot;:&quot;)" office:value-type="string" office:string-value="slot_slot_notify_singular:" calcext:value-type="string">
            <text:p>slot_slot_notify_singular:</text:p>
          </table:table-cell>
          <table:table-cell table:formula="of:=&quot;&quot;&quot;&quot;&amp;SUBSTITUTE([$'Definition (DE)'.I6]; &quot;{&quot;; &quot;%{&quot;)&amp;&quot;&quot;&quot;&quot;" office:value-type="string" office:string-value="&quot;&quot;" calcext:value-type="string">
            <text:p>""</text:p>
          </table:table-cell>
          <table:table-cell table:number-columns-repeated="1022"/>
        </table:table-row>
        <table:table-row table:style-name="ro1">
          <table:table-cell table:formula="of:=LOWER([$'Definition (DE)'.C6]&amp;&quot;_&quot;&amp;[$'Definition (DE)'.D6]&amp;&quot;_&quot;&amp;[$'Definition (DE)'.$J$3]&amp;&quot;_&quot;&amp;[$'Definition (DE)'.$G$2]&amp;&quot;:&quot;)" office:value-type="string" office:string-value="slot_slot_push_singular:" calcext:value-type="string">
            <text:p>slot_slot_push_singular:</text:p>
          </table:table-cell>
          <table:table-cell table:formula="of:=&quot;&quot;&quot;&quot;&amp;SUBSTITUTE([$'Definition (DE)'.J6]; &quot;{&quot;; &quot;%{&quot;)&amp;&quot;&quot;&quot;&quot;" office:value-type="string" office:string-value="&quot;&quot;" calcext:value-type="string">
            <text:p>""</text:p>
          </table:table-cell>
          <table:table-cell table:number-columns-repeated="1022"/>
        </table:table-row>
        <table:table-row table:style-name="ro1">
          <table:table-cell table:formula="of:=LOWER([$'Definition (DE)'.C6]&amp;&quot;_&quot;&amp;[$'Definition (DE)'.D6]&amp;&quot;_&quot;&amp;[$'Definition (DE)'.$K$3]&amp;&quot;_&quot;&amp;[$'Definition (DE)'.$K$2]&amp;&quot;:&quot;)" office:value-type="string" office:string-value="slot_slot_activity_plural:" calcext:value-type="string">
            <text:p>slot_slot_activity_plural:</text:p>
          </table:table-cell>
          <table:table-cell table:formula="of:=&quot;&quot;&quot;&quot;&amp;SUBSTITUTE([$'Definition (DE)'.K6]; &quot;{&quot;; &quot;%{&quot;)&amp;&quot;&quot;&quot;&quot;" office:value-type="string" office:string-value="&quot;&quot;" calcext:value-type="string">
            <text:p>""</text:p>
          </table:table-cell>
          <table:table-cell table:number-columns-repeated="1022"/>
        </table:table-row>
        <table:table-row table:style-name="ro1">
          <table:table-cell table:formula="of:=LOWER([$'Definition (DE)'.C6]&amp;&quot;_&quot;&amp;[$'Definition (DE)'.D6]&amp;&quot;_&quot;&amp;[$'Definition (DE)'.$L$3]&amp;&quot;_&quot;&amp;[$'Definition (DE)'.$K$2]&amp;&quot;:&quot;)" office:value-type="string" office:string-value="slot_slot_notify_plural:" calcext:value-type="string">
            <text:p>slot_slot_notify_plural:</text:p>
          </table:table-cell>
          <table:table-cell table:formula="of:=&quot;&quot;&quot;&quot;&amp;SUBSTITUTE([$'Definition (DE)'.L6]; &quot;{&quot;; &quot;%{&quot;)&amp;&quot;&quot;&quot;&quot;" office:value-type="string" office:string-value="&quot;&quot;" calcext:value-type="string">
            <text:p>""</text:p>
          </table:table-cell>
          <table:table-cell table:number-columns-repeated="1022"/>
        </table:table-row>
        <table:table-row table:style-name="ro1">
          <table:table-cell table:formula="of:=LOWER([$'Definition (DE)'.C6]&amp;&quot;_&quot;&amp;[$'Definition (DE)'.D6]&amp;&quot;_&quot;&amp;[$'Definition (DE)'.$M$3]&amp;&quot;_&quot;&amp;[$'Definition (DE)'.$K$2]&amp;&quot;:&quot;)" office:value-type="string" office:string-value="slot_slot_push_plural:" calcext:value-type="string">
            <text:p>slot_slot_push_plural:</text:p>
          </table:table-cell>
          <table:table-cell table:formula="of:=&quot;&quot;&quot;&quot;&amp;SUBSTITUTE([$'Definition (DE)'.M6]; &quot;{&quot;; &quot;%{&quot;)&amp;&quot;&quot;&quot;&quot;" office:value-type="string" office:string-value="&quot;&quot;" calcext:value-type="string">
            <text:p>""</text:p>
          </table:table-cell>
          <table:table-cell table:number-columns-repeated="1022"/>
        </table:table-row>
        <table:table-row table:style-name="ro1">
          <table:table-cell table:formula="of:=LOWER([$'Definition (DE)'.C6]&amp;&quot;_&quot;&amp;[$'Definition (DE)'.D6]&amp;&quot;_&quot;&amp;[$'Definition (DE)'.$N$3]&amp;&quot;_&quot;&amp;[$'Definition (DE)'.$N$2]&amp;&quot;:&quot;)" office:value-type="string" office:string-value="slot_slot_activity_aggregate:" calcext:value-type="string">
            <text:p>slot_slot_activity_aggregate:</text:p>
          </table:table-cell>
          <table:table-cell table:formula="of:=&quot;&quot;&quot;&quot;&amp;SUBSTITUTE([$'Definition (DE)'.N6]; &quot;{&quot;; &quot;%{&quot;)&amp;&quot;&quot;&quot;&quot;" office:value-type="string" office:string-value="&quot;&quot;" calcext:value-type="string">
            <text:p>""</text:p>
          </table:table-cell>
          <table:table-cell table:number-columns-repeated="1022"/>
        </table:table-row>
        <table:table-row table:style-name="ro1">
          <table:table-cell table:formula="of:=LOWER([$'Definition (DE)'.C6]&amp;&quot;_&quot;&amp;[$'Definition (DE)'.D6]&amp;&quot;_&quot;&amp;[$'Definition (DE)'.$O$3]&amp;&quot;_&quot;&amp;[$'Definition (DE)'.$N$2]&amp;&quot;:&quot;)" office:value-type="string" office:string-value="slot_slot_notify_aggregate:" calcext:value-type="string">
            <text:p>slot_slot_notify_aggregate:</text:p>
          </table:table-cell>
          <table:table-cell table:formula="of:=&quot;&quot;&quot;&quot;&amp;SUBSTITUTE([$'Definition (DE)'.O6]; &quot;{&quot;; &quot;%{&quot;)&amp;&quot;&quot;&quot;&quot;" office:value-type="string" office:string-value="&quot;&quot;" calcext:value-type="string">
            <text:p>""</text:p>
          </table:table-cell>
          <table:table-cell table:number-columns-repeated="1022"/>
        </table:table-row>
        <table:table-row table:style-name="ro1">
          <table:table-cell table:formula="of:=LOWER([$'Definition (DE)'.C6]&amp;&quot;_&quot;&amp;[$'Definition (DE)'.D6]&amp;&quot;_&quot;&amp;[$'Definition (DE)'.$P$3]&amp;&quot;_&quot;&amp;[$'Definition (DE)'.$N$2]&amp;&quot;:&quot;)" office:value-type="string" office:string-value="slot_slot_push_aggregate:" calcext:value-type="string">
            <text:p>slot_slot_push_aggregate:</text:p>
          </table:table-cell>
          <table:table-cell table:formula="of:=&quot;&quot;&quot;&quot;&amp;SUBSTITUTE([$'Definition (DE)'.P6]; &quot;{&quot;; &quo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DE)'.C7]&amp;&quot;_&quot;&amp;[$'Definition (DE)'.D7]&amp;&quot;_&quot;&amp;[$'Definition (DE)'.$G$3]&amp;&quot;_&quot;&amp;[$'Definition (DE)'.$G$2]&amp;&quot;:&quot;)" office:value-type="string" office:string-value="slot_image_me_singular:" calcext:value-type="string">
            <text:p>slot_image_me_singular:</text:p>
          </table:table-cell>
          <table:table-cell table:formula="of:=&quot;&quot;&quot;&quot;&amp;SUBSTITUTE([$'Definition (DE)'.G7]; &quot;{&quot;; &quot;%{&quot;)&amp;&quot;&quot;&quot;&quot;" office:value-type="string" office:string-value="&quot;You added an image to the Slot: %{TITLE}&quot;" calcext:value-type="string">
            <text:p>"You added an image to the Slot: %{TITLE}"</text:p>
          </table:table-cell>
          <table:table-cell table:number-columns-repeated="1022"/>
        </table:table-row>
        <table:table-row table:style-name="ro1">
          <table:table-cell table:formula="of:=LOWER([$'Definition (DE)'.C7]&amp;&quot;_&quot;&amp;[$'Definition (DE)'.D7]&amp;&quot;_&quot;&amp;[$'Definition (DE)'.$H$3]&amp;&quot;_&quot;&amp;[$'Definition (DE)'.$G$2]&amp;&quot;:&quot;)" office:value-type="string" office:string-value="slot_image_activity_singular:" calcext:value-type="string">
            <text:p>slot_image_activity_singular:</text:p>
          </table:table-cell>
          <table:table-cell table:formula="of:=&quot;&quot;&quot;&quot;&amp;SUBSTITUTE([$'Definition (DE)'.H7]; &quot;{&quot;; &quot;%{&quot;)&amp;&quot;&quot;&quot;&quot;" office:value-type="string" office:string-value="&quot;%{USER} added an image to this Slot.&quot;" calcext:value-type="string">
            <text:p>"%{USER} added an image to this Slot."</text:p>
          </table:table-cell>
          <table:table-cell table:number-columns-repeated="1022"/>
        </table:table-row>
        <table:table-row table:style-name="ro1">
          <table:table-cell table:formula="of:=LOWER([$'Definition (DE)'.C7]&amp;&quot;_&quot;&amp;[$'Definition (DE)'.D7]&amp;&quot;_&quot;&amp;[$'Definition (DE)'.$I$3]&amp;&quot;_&quot;&amp;[$'Definition (DE)'.$G$2]&amp;&quot;:&quot;)" office:value-type="string" office:string-value="slot_image_notify_singular:" calcext:value-type="string">
            <text:p>slot_image_notify_singular:</text:p>
          </table:table-cell>
          <table:table-cell table:formula="of:=&quot;&quot;&quot;&quot;&amp;SUBSTITUTE([$'Definition (DE)'.I7]; &quot;{&quot;; &quot;%{&quot;)&amp;&quot;&quot;&quot;&quot;" office:value-type="string" office:string-value="&quot;%{USER} added an image to your Slot: %{TITLE}&quot;" calcext:value-type="string">
            <text:p>"%{USER} added an image to your Slot: %{TITLE}"</text:p>
          </table:table-cell>
          <table:table-cell table:number-columns-repeated="1022"/>
        </table:table-row>
        <table:table-row table:style-name="ro1">
          <table:table-cell table:formula="of:=LOWER([$'Definition (DE)'.C7]&amp;&quot;_&quot;&amp;[$'Definition (DE)'.D7]&amp;&quot;_&quot;&amp;[$'Definition (DE)'.$J$3]&amp;&quot;_&quot;&amp;[$'Definition (DE)'.$G$2]&amp;&quot;:&quot;)" office:value-type="string" office:string-value="slot_image_push_singular:" calcext:value-type="string">
            <text:p>slot_image_push_singular:</text:p>
          </table:table-cell>
          <table:table-cell table:formula="of:=&quot;&quot;&quot;&quot;&amp;SUBSTITUTE([$'Definition (DE)'.J7]; &quot;{&quot;; &quot;%{&quot;)&amp;&quot;&quot;&quot;&quot;" office:value-type="string" office:string-value="&quot;%{USER} added an image to the Slot: %{TITLE}&quot;" calcext:value-type="string">
            <text:p>"%{USER} added an image to the Slot: %{TITLE}"</text:p>
          </table:table-cell>
          <table:table-cell table:number-columns-repeated="1022"/>
        </table:table-row>
        <table:table-row table:style-name="ro1">
          <table:table-cell table:formula="of:=LOWER([$'Definition (DE)'.C7]&amp;&quot;_&quot;&amp;[$'Definition (DE)'.D7]&amp;&quot;_&quot;&amp;[$'Definition (DE)'.$K$3]&amp;&quot;_&quot;&amp;[$'Definition (DE)'.$K$2]&amp;&quot;:&quot;)" office:value-type="string" office:string-value="slot_image_activity_plural:" calcext:value-type="string">
            <text:p>slot_image_activity_plural:</text:p>
          </table:table-cell>
          <table:table-cell table:formula="of:=&quot;&quot;&quot;&quot;&amp;SUBSTITUTE([$'Definition (DE)'.K7]; &quot;{&quot;; &quot;%{&quot;)&amp;&quot;&quot;&quot;&quot;" office:value-type="string" office:string-value="&quot;%{USER} and %{USER2} added an image to this Slot.&quot;" calcext:value-type="string">
            <text:p>"%{USER} and %{USER2} added an image to this Slot."</text:p>
          </table:table-cell>
          <table:table-cell table:number-columns-repeated="1022"/>
        </table:table-row>
        <table:table-row table:style-name="ro1">
          <table:table-cell table:formula="of:=LOWER([$'Definition (DE)'.C7]&amp;&quot;_&quot;&amp;[$'Definition (DE)'.D7]&amp;&quot;_&quot;&amp;[$'Definition (DE)'.$L$3]&amp;&quot;_&quot;&amp;[$'Definition (DE)'.$K$2]&amp;&quot;:&quot;)" office:value-type="string" office:string-value="slot_image_notify_plural:" calcext:value-type="string">
            <text:p>slot_image_notify_plural:</text:p>
          </table:table-cell>
          <table:table-cell table:formula="of:=&quot;&quot;&quot;&quot;&amp;SUBSTITUTE([$'Definition (DE)'.L7]; &quot;{&quot;; &quot;%{&quot;)&amp;&quot;&quot;&quot;&quot;" office:value-type="string" office:string-value="&quot;%{USER} and %{USER2} added an image to your Slot: %{TITLE}&quot;" calcext:value-type="string">
            <text:p>"%{USER} and %{USER2} added an image to your Slot: %{TITLE}"</text:p>
          </table:table-cell>
          <table:table-cell table:number-columns-repeated="1022"/>
        </table:table-row>
        <table:table-row table:style-name="ro1">
          <table:table-cell table:formula="of:=LOWER([$'Definition (DE)'.C7]&amp;&quot;_&quot;&amp;[$'Definition (DE)'.D7]&amp;&quot;_&quot;&amp;[$'Definition (DE)'.$M$3]&amp;&quot;_&quot;&amp;[$'Definition (DE)'.$K$2]&amp;&quot;:&quot;)" office:value-type="string" office:string-value="slot_image_push_plural:" calcext:value-type="string">
            <text:p>slot_image_push_plural:</text:p>
          </table:table-cell>
          <table:table-cell table:formula="of:=&quot;&quot;&quot;&quot;&amp;SUBSTITUTE([$'Definition (DE)'.M7]; &quot;{&quot;; &quot;%{&quot;)&amp;&quot;&quot;&quot;&quot;" office:value-type="string" office:string-value="&quot;%{USER} and %{USER2} added an image to the Slot: %{TITLE}&quot;" calcext:value-type="string">
            <text:p>"%{USER} and %{USER2} added an image to the Slot: %{TITLE}"</text:p>
          </table:table-cell>
          <table:table-cell table:number-columns-repeated="1022"/>
        </table:table-row>
        <table:table-row table:style-name="ro1">
          <table:table-cell table:formula="of:=LOWER([$'Definition (DE)'.C7]&amp;&quot;_&quot;&amp;[$'Definition (DE)'.D7]&amp;&quot;_&quot;&amp;[$'Definition (DE)'.$N$3]&amp;&quot;_&quot;&amp;[$'Definition (DE)'.$N$2]&amp;&quot;:&quot;)" office:value-type="string" office:string-value="slot_image_activity_aggregate:" calcext:value-type="string">
            <text:p>slot_image_activity_aggregate:</text:p>
          </table:table-cell>
          <table:table-cell table:formula="of:=&quot;&quot;&quot;&quot;&amp;SUBSTITUTE([$'Definition (DE)'.N7]; &quot;{&quot;; &quot;%{&quot;)&amp;&quot;&quot;&quot;&quot;" office:value-type="string" office:string-value="&quot;%{USER} and %{USERCOUNT} others added an image to this Slot.&quot;" calcext:value-type="string">
            <text:p>"%{USER} and %{USERCOUNT} others added an image to this Slot."</text:p>
          </table:table-cell>
          <table:table-cell table:number-columns-repeated="1022"/>
        </table:table-row>
        <table:table-row table:style-name="ro1">
          <table:table-cell table:formula="of:=LOWER([$'Definition (DE)'.C7]&amp;&quot;_&quot;&amp;[$'Definition (DE)'.D7]&amp;&quot;_&quot;&amp;[$'Definition (DE)'.$O$3]&amp;&quot;_&quot;&amp;[$'Definition (DE)'.$N$2]&amp;&quot;:&quot;)" office:value-type="string" office:string-value="slot_image_notify_aggregate:" calcext:value-type="string">
            <text:p>slot_image_notify_aggregate:</text:p>
          </table:table-cell>
          <table:table-cell table:formula="of:=&quot;&quot;&quot;&quot;&amp;SUBSTITUTE([$'Definition (DE)'.O7]; &quot;{&quot;; &quot;%{&quot;)&amp;&quot;&quot;&quot;&quot;" office:value-type="string" office:string-value="&quot;%{USER} and %{USERCOUNT} others added an image to your Slot: %{TITLE}&quot;" calcext:value-type="string">
            <text:p>"%{USER} and %{USERCOUNT} others added an image to your Slot: %{TITLE}"</text:p>
          </table:table-cell>
          <table:table-cell table:number-columns-repeated="1022"/>
        </table:table-row>
        <table:table-row table:style-name="ro1">
          <table:table-cell table:formula="of:=LOWER([$'Definition (DE)'.C7]&amp;&quot;_&quot;&amp;[$'Definition (DE)'.D7]&amp;&quot;_&quot;&amp;[$'Definition (DE)'.$P$3]&amp;&quot;_&quot;&amp;[$'Definition (DE)'.$N$2]&amp;&quot;:&quot;)" office:value-type="string" office:string-value="slot_image_push_aggregate:" calcext:value-type="string">
            <text:p>slot_image_push_aggregate:</text:p>
          </table:table-cell>
          <table:table-cell table:formula="of:=&quot;&quot;&quot;&quot;&amp;SUBSTITUTE([$'Definition (DE)'.P7]; &quot;{&quot;; &quot;%{&quot;)&amp;&quot;&quot;&quot;&quot;" office:value-type="string" office:string-value="&quot;%{USER} and %{USERCOUNT} others added an image to the Slot: %{TITLE}&quot;" calcext:value-type="string">
            <text:p>"%{USER} and %{USERCOUNT} others added an image to the Slot: %{TITLE}"</text:p>
          </table:table-cell>
          <table:table-cell table:number-columns-repeated="1022"/>
        </table:table-row>
        <table:table-row table:style-name="ro2">
          <table:table-cell table:number-columns-repeated="1024"/>
        </table:table-row>
        <table:table-row table:style-name="ro1">
          <table:table-cell table:formula="of:=LOWER([$'Definition (DE)'.C8]&amp;&quot;_&quot;&amp;[$'Definition (DE)'.D8]&amp;&quot;_&quot;&amp;[$'Definition (DE)'.$G$3]&amp;&quot;_&quot;&amp;[$'Definition (DE)'.$G$2]&amp;&quot;:&quot;)" office:value-type="string" office:string-value="slot_video_me_singular:" calcext:value-type="string">
            <text:p>slot_video_me_singular:</text:p>
          </table:table-cell>
          <table:table-cell table:formula="of:=&quot;&quot;&quot;&quot;&amp;SUBSTITUTE([$'Definition (DE)'.G8]; &quot;{&quot;; &quot;%{&quot;)&amp;&quot;&quot;&quot;&quot;" office:value-type="string" office:string-value="&quot;You added a video to the Slot: %{TITLE}&quot;" calcext:value-type="string">
            <text:p>"You added a video to the Slot: %{TITLE}"</text:p>
          </table:table-cell>
          <table:table-cell table:number-columns-repeated="1022"/>
        </table:table-row>
        <table:table-row table:style-name="ro1">
          <table:table-cell table:formula="of:=LOWER([$'Definition (DE)'.C8]&amp;&quot;_&quot;&amp;[$'Definition (DE)'.D8]&amp;&quot;_&quot;&amp;[$'Definition (DE)'.$H$3]&amp;&quot;_&quot;&amp;[$'Definition (DE)'.$G$2]&amp;&quot;:&quot;)" office:value-type="string" office:string-value="slot_video_activity_singular:" calcext:value-type="string">
            <text:p>slot_video_activity_singular:</text:p>
          </table:table-cell>
          <table:table-cell table:formula="of:=&quot;&quot;&quot;&quot;&amp;SUBSTITUTE([$'Definition (DE)'.H8]; &quot;{&quot;; &quot;%{&quot;)&amp;&quot;&quot;&quot;&quot;" office:value-type="string" office:string-value="&quot;%{USER} added a video to this Slot.&quot;" calcext:value-type="string">
            <text:p>"%{USER} added a video to this Slot."</text:p>
          </table:table-cell>
          <table:table-cell table:number-columns-repeated="1022"/>
        </table:table-row>
        <table:table-row table:style-name="ro1">
          <table:table-cell table:formula="of:=LOWER([$'Definition (DE)'.C8]&amp;&quot;_&quot;&amp;[$'Definition (DE)'.D8]&amp;&quot;_&quot;&amp;[$'Definition (DE)'.$I$3]&amp;&quot;_&quot;&amp;[$'Definition (DE)'.$G$2]&amp;&quot;:&quot;)" office:value-type="string" office:string-value="slot_video_notify_singular:" calcext:value-type="string">
            <text:p>slot_video_notify_singular:</text:p>
          </table:table-cell>
          <table:table-cell table:formula="of:=&quot;&quot;&quot;&quot;&amp;SUBSTITUTE([$'Definition (DE)'.I8]; &quot;{&quot;; &quot;%{&quot;)&amp;&quot;&quot;&quot;&quot;" office:value-type="string" office:string-value="&quot;%{USER} added a video to your Slot: %{TITLE}&quot;" calcext:value-type="string">
            <text:p>"%{USER} added a video to your Slot: %{TITLE}"</text:p>
          </table:table-cell>
          <table:table-cell table:number-columns-repeated="1022"/>
        </table:table-row>
        <table:table-row table:style-name="ro1">
          <table:table-cell table:formula="of:=LOWER([$'Definition (DE)'.C8]&amp;&quot;_&quot;&amp;[$'Definition (DE)'.D8]&amp;&quot;_&quot;&amp;[$'Definition (DE)'.$J$3]&amp;&quot;_&quot;&amp;[$'Definition (DE)'.$G$2]&amp;&quot;:&quot;)" office:value-type="string" office:string-value="slot_video_push_singular:" calcext:value-type="string">
            <text:p>slot_video_push_singular:</text:p>
          </table:table-cell>
          <table:table-cell table:formula="of:=&quot;&quot;&quot;&quot;&amp;SUBSTITUTE([$'Definition (DE)'.J8]; &quot;{&quot;; &quot;%{&quot;)&amp;&quot;&quot;&quot;&quot;" office:value-type="string" office:string-value="&quot;%{USER} added a video to the Slot: %{TITLE}&quot;" calcext:value-type="string">
            <text:p>"%{USER} added a video to the Slot: %{TITLE}"</text:p>
          </table:table-cell>
          <table:table-cell table:number-columns-repeated="1022"/>
        </table:table-row>
        <table:table-row table:style-name="ro1">
          <table:table-cell table:formula="of:=LOWER([$'Definition (DE)'.C8]&amp;&quot;_&quot;&amp;[$'Definition (DE)'.D8]&amp;&quot;_&quot;&amp;[$'Definition (DE)'.$K$3]&amp;&quot;_&quot;&amp;[$'Definition (DE)'.$K$2]&amp;&quot;:&quot;)" office:value-type="string" office:string-value="slot_video_activity_plural:" calcext:value-type="string">
            <text:p>slot_video_activity_plural:</text:p>
          </table:table-cell>
          <table:table-cell table:formula="of:=&quot;&quot;&quot;&quot;&amp;SUBSTITUTE([$'Definition (DE)'.K8]; &quot;{&quot;; &quot;%{&quot;)&amp;&quot;&quot;&quot;&quot;" office:value-type="string" office:string-value="&quot;%{USER} and %{USER2} added a video to this Slot.&quot;" calcext:value-type="string">
            <text:p>"%{USER} and %{USER2} added a video to this Slot."</text:p>
          </table:table-cell>
          <table:table-cell table:number-columns-repeated="1022"/>
        </table:table-row>
        <table:table-row table:style-name="ro1">
          <table:table-cell table:formula="of:=LOWER([$'Definition (DE)'.C8]&amp;&quot;_&quot;&amp;[$'Definition (DE)'.D8]&amp;&quot;_&quot;&amp;[$'Definition (DE)'.$L$3]&amp;&quot;_&quot;&amp;[$'Definition (DE)'.$K$2]&amp;&quot;:&quot;)" office:value-type="string" office:string-value="slot_video_notify_plural:" calcext:value-type="string">
            <text:p>slot_video_notify_plural:</text:p>
          </table:table-cell>
          <table:table-cell table:formula="of:=&quot;&quot;&quot;&quot;&amp;SUBSTITUTE([$'Definition (DE)'.L8]; &quot;{&quot;; &quot;%{&quot;)&amp;&quot;&quot;&quot;&quot;" office:value-type="string" office:string-value="&quot;%{USER} and %{USER2} added a video to your Slot: %{TITLE}&quot;" calcext:value-type="string">
            <text:p>"%{USER} and %{USER2} added a video to your Slot: %{TITLE}"</text:p>
          </table:table-cell>
          <table:table-cell table:number-columns-repeated="1022"/>
        </table:table-row>
        <table:table-row table:style-name="ro1">
          <table:table-cell table:formula="of:=LOWER([$'Definition (DE)'.C8]&amp;&quot;_&quot;&amp;[$'Definition (DE)'.D8]&amp;&quot;_&quot;&amp;[$'Definition (DE)'.$M$3]&amp;&quot;_&quot;&amp;[$'Definition (DE)'.$K$2]&amp;&quot;:&quot;)" office:value-type="string" office:string-value="slot_video_push_plural:" calcext:value-type="string">
            <text:p>slot_video_push_plural:</text:p>
          </table:table-cell>
          <table:table-cell table:formula="of:=&quot;&quot;&quot;&quot;&amp;SUBSTITUTE([$'Definition (DE)'.M8]; &quot;{&quot;; &quot;%{&quot;)&amp;&quot;&quot;&quot;&quot;" office:value-type="string" office:string-value="&quot;%{USER} and %{USER2} added a video to the Slot: %{TITLE}&quot;" calcext:value-type="string">
            <text:p>"%{USER} and %{USER2} added a video to the Slot: %{TITLE}"</text:p>
          </table:table-cell>
          <table:table-cell table:number-columns-repeated="1022"/>
        </table:table-row>
        <table:table-row table:style-name="ro1">
          <table:table-cell table:formula="of:=LOWER([$'Definition (DE)'.C8]&amp;&quot;_&quot;&amp;[$'Definition (DE)'.D8]&amp;&quot;_&quot;&amp;[$'Definition (DE)'.$N$3]&amp;&quot;_&quot;&amp;[$'Definition (DE)'.$N$2]&amp;&quot;:&quot;)" office:value-type="string" office:string-value="slot_video_activity_aggregate:" calcext:value-type="string">
            <text:p>slot_video_activity_aggregate:</text:p>
          </table:table-cell>
          <table:table-cell table:formula="of:=&quot;&quot;&quot;&quot;&amp;SUBSTITUTE([$'Definition (DE)'.N8]; &quot;{&quot;; &quot;%{&quot;)&amp;&quot;&quot;&quot;&quot;" office:value-type="string" office:string-value="&quot;%{USER} and %{USERCOUNT} others added a video to this Slot.&quot;" calcext:value-type="string">
            <text:p>"%{USER} and %{USERCOUNT} others added a video to this Slot."</text:p>
          </table:table-cell>
          <table:table-cell table:number-columns-repeated="1022"/>
        </table:table-row>
        <table:table-row table:style-name="ro1">
          <table:table-cell table:formula="of:=LOWER([$'Definition (DE)'.C8]&amp;&quot;_&quot;&amp;[$'Definition (DE)'.D8]&amp;&quot;_&quot;&amp;[$'Definition (DE)'.$O$3]&amp;&quot;_&quot;&amp;[$'Definition (DE)'.$N$2]&amp;&quot;:&quot;)" office:value-type="string" office:string-value="slot_video_notify_aggregate:" calcext:value-type="string">
            <text:p>slot_video_notify_aggregate:</text:p>
          </table:table-cell>
          <table:table-cell table:formula="of:=&quot;&quot;&quot;&quot;&amp;SUBSTITUTE([$'Definition (DE)'.O8]; &quot;{&quot;; &quot;%{&quot;)&amp;&quot;&quot;&quot;&quot;" office:value-type="string" office:string-value="&quot;%{USER} and %{USERCOUNT} others added a video to your Slot: %{TITLE}&quot;" calcext:value-type="string">
            <text:p>"%{USER} and %{USERCOUNT} others added a video to your Slot: %{TITLE}"</text:p>
          </table:table-cell>
          <table:table-cell table:number-columns-repeated="1022"/>
        </table:table-row>
        <table:table-row table:style-name="ro1">
          <table:table-cell table:formula="of:=LOWER([$'Definition (DE)'.C8]&amp;&quot;_&quot;&amp;[$'Definition (DE)'.D8]&amp;&quot;_&quot;&amp;[$'Definition (DE)'.$P$3]&amp;&quot;_&quot;&amp;[$'Definition (DE)'.$N$2]&amp;&quot;:&quot;)" office:value-type="string" office:string-value="slot_video_push_aggregate:" calcext:value-type="string">
            <text:p>slot_video_push_aggregate:</text:p>
          </table:table-cell>
          <table:table-cell table:formula="of:=&quot;&quot;&quot;&quot;&amp;SUBSTITUTE([$'Definition (DE)'.P8]; &quot;{&quot;; &quot;%{&quot;)&amp;&quot;&quot;&quot;&quot;" office:value-type="string" office:string-value="&quot;%{USER} and %{USERCOUNT} others added a video to the Slot: %{TITLE}&quot;" calcext:value-type="string">
            <text:p>"%{USER} and %{USERCOUNT} others added a video to the Slot: %{TITLE}"</text:p>
          </table:table-cell>
          <table:table-cell table:number-columns-repeated="1022"/>
        </table:table-row>
        <table:table-row table:style-name="ro2">
          <table:table-cell table:number-columns-repeated="1024"/>
        </table:table-row>
        <table:table-row table:style-name="ro1">
          <table:table-cell table:formula="of:=LOWER([$'Definition (DE)'.C9]&amp;&quot;_&quot;&amp;[$'Definition (DE)'.D9]&amp;&quot;_&quot;&amp;[$'Definition (DE)'.$G$3]&amp;&quot;_&quot;&amp;[$'Definition (DE)'.$G$2]&amp;&quot;:&quot;)" office:value-type="string" office:string-value="slot_audio_me_singular:" calcext:value-type="string">
            <text:p>slot_audio_me_singular:</text:p>
          </table:table-cell>
          <table:table-cell table:formula="of:=&quot;&quot;&quot;&quot;&amp;SUBSTITUTE([$'Definition (DE)'.G9]; &quot;{&quot;; &quot;%{&quot;)&amp;&quot;&quot;&quot;&quot;" office:value-type="string" office:string-value="&quot;You added an audio to the Slot: %{TITLE}&quot;" calcext:value-type="string">
            <text:p>"You added an audio to the Slot: %{TITLE}"</text:p>
          </table:table-cell>
          <table:table-cell table:number-columns-repeated="1022"/>
        </table:table-row>
        <table:table-row table:style-name="ro1">
          <table:table-cell table:formula="of:=LOWER([$'Definition (DE)'.C9]&amp;&quot;_&quot;&amp;[$'Definition (DE)'.D9]&amp;&quot;_&quot;&amp;[$'Definition (DE)'.$H$3]&amp;&quot;_&quot;&amp;[$'Definition (DE)'.$G$2]&amp;&quot;:&quot;)" office:value-type="string" office:string-value="slot_audio_activity_singular:" calcext:value-type="string">
            <text:p>slot_audio_activity_singular:</text:p>
          </table:table-cell>
          <table:table-cell table:formula="of:=&quot;&quot;&quot;&quot;&amp;SUBSTITUTE([$'Definition (DE)'.H9]; &quot;{&quot;; &quot;%{&quot;)&amp;&quot;&quot;&quot;&quot;" office:value-type="string" office:string-value="&quot;%{USER} added an audio to this Slot.&quot;" calcext:value-type="string">
            <text:p>"%{USER} added an audio to this Slot."</text:p>
          </table:table-cell>
          <table:table-cell table:number-columns-repeated="1022"/>
        </table:table-row>
        <table:table-row table:style-name="ro1">
          <table:table-cell table:formula="of:=LOWER([$'Definition (DE)'.C9]&amp;&quot;_&quot;&amp;[$'Definition (DE)'.D9]&amp;&quot;_&quot;&amp;[$'Definition (DE)'.$I$3]&amp;&quot;_&quot;&amp;[$'Definition (DE)'.$G$2]&amp;&quot;:&quot;)" office:value-type="string" office:string-value="slot_audio_notify_singular:" calcext:value-type="string">
            <text:p>slot_audio_notify_singular:</text:p>
          </table:table-cell>
          <table:table-cell table:formula="of:=&quot;&quot;&quot;&quot;&amp;SUBSTITUTE([$'Definition (DE)'.I9]; &quot;{&quot;; &quot;%{&quot;)&amp;&quot;&quot;&quot;&quot;" office:value-type="string" office:string-value="&quot;%{USER} added an audio to your Slot: %{TITLE}&quot;" calcext:value-type="string">
            <text:p>"%{USER} added an audio to your Slot: %{TITLE}"</text:p>
          </table:table-cell>
          <table:table-cell table:number-columns-repeated="1022"/>
        </table:table-row>
        <table:table-row table:style-name="ro1">
          <table:table-cell table:formula="of:=LOWER([$'Definition (DE)'.C9]&amp;&quot;_&quot;&amp;[$'Definition (DE)'.D9]&amp;&quot;_&quot;&amp;[$'Definition (DE)'.$J$3]&amp;&quot;_&quot;&amp;[$'Definition (DE)'.$G$2]&amp;&quot;:&quot;)" office:value-type="string" office:string-value="slot_audio_push_singular:" calcext:value-type="string">
            <text:p>slot_audio_push_singular:</text:p>
          </table:table-cell>
          <table:table-cell table:formula="of:=&quot;&quot;&quot;&quot;&amp;SUBSTITUTE([$'Definition (DE)'.J9]; &quot;{&quot;; &quot;%{&quot;)&amp;&quot;&quot;&quot;&quot;" office:value-type="string" office:string-value="&quot;%{USER} added an audio to the Slot: %{TITLE}&quot;" calcext:value-type="string">
            <text:p>"%{USER} added an audio to the Slot: %{TITLE}"</text:p>
          </table:table-cell>
          <table:table-cell table:number-columns-repeated="1022"/>
        </table:table-row>
        <table:table-row table:style-name="ro1">
          <table:table-cell table:formula="of:=LOWER([$'Definition (DE)'.C9]&amp;&quot;_&quot;&amp;[$'Definition (DE)'.D9]&amp;&quot;_&quot;&amp;[$'Definition (DE)'.$K$3]&amp;&quot;_&quot;&amp;[$'Definition (DE)'.$K$2]&amp;&quot;:&quot;)" office:value-type="string" office:string-value="slot_audio_activity_plural:" calcext:value-type="string">
            <text:p>slot_audio_activity_plural:</text:p>
          </table:table-cell>
          <table:table-cell table:formula="of:=&quot;&quot;&quot;&quot;&amp;SUBSTITUTE([$'Definition (DE)'.K9]; &quot;{&quot;; &quot;%{&quot;)&amp;&quot;&quot;&quot;&quot;" office:value-type="string" office:string-value="&quot;%{USER} and %{USER2} added an audio to this Slot.&quot;" calcext:value-type="string">
            <text:p>"%{USER} and %{USER2} added an audio to this Slot."</text:p>
          </table:table-cell>
          <table:table-cell table:number-columns-repeated="1022"/>
        </table:table-row>
        <table:table-row table:style-name="ro1">
          <table:table-cell table:formula="of:=LOWER([$'Definition (DE)'.C9]&amp;&quot;_&quot;&amp;[$'Definition (DE)'.D9]&amp;&quot;_&quot;&amp;[$'Definition (DE)'.$L$3]&amp;&quot;_&quot;&amp;[$'Definition (DE)'.$K$2]&amp;&quot;:&quot;)" office:value-type="string" office:string-value="slot_audio_notify_plural:" calcext:value-type="string">
            <text:p>slot_audio_notify_plural:</text:p>
          </table:table-cell>
          <table:table-cell table:formula="of:=&quot;&quot;&quot;&quot;&amp;SUBSTITUTE([$'Definition (DE)'.L9]; &quot;{&quot;; &quot;%{&quot;)&amp;&quot;&quot;&quot;&quot;" office:value-type="string" office:string-value="&quot;%{USER} and %{USER2} added an audio to your Slot: %{TITLE}&quot;" calcext:value-type="string">
            <text:p>"%{USER} and %{USER2} added an audio to your Slot: %{TITLE}"</text:p>
          </table:table-cell>
          <table:table-cell table:number-columns-repeated="1022"/>
        </table:table-row>
        <table:table-row table:style-name="ro1">
          <table:table-cell table:formula="of:=LOWER([$'Definition (DE)'.C9]&amp;&quot;_&quot;&amp;[$'Definition (DE)'.D9]&amp;&quot;_&quot;&amp;[$'Definition (DE)'.$M$3]&amp;&quot;_&quot;&amp;[$'Definition (DE)'.$K$2]&amp;&quot;:&quot;)" office:value-type="string" office:string-value="slot_audio_push_plural:" calcext:value-type="string">
            <text:p>slot_audio_push_plural:</text:p>
          </table:table-cell>
          <table:table-cell table:formula="of:=&quot;&quot;&quot;&quot;&amp;SUBSTITUTE([$'Definition (DE)'.M9]; &quot;{&quot;; &quot;%{&quot;)&amp;&quot;&quot;&quot;&quot;" office:value-type="string" office:string-value="&quot;%{USER} and %{USER2} added an audio to the Slot: %{TITLE}&quot;" calcext:value-type="string">
            <text:p>"%{USER} and %{USER2} added an audio to the Slot: %{TITLE}"</text:p>
          </table:table-cell>
          <table:table-cell table:number-columns-repeated="1022"/>
        </table:table-row>
        <table:table-row table:style-name="ro1">
          <table:table-cell table:formula="of:=LOWER([$'Definition (DE)'.C9]&amp;&quot;_&quot;&amp;[$'Definition (DE)'.D9]&amp;&quot;_&quot;&amp;[$'Definition (DE)'.$N$3]&amp;&quot;_&quot;&amp;[$'Definition (DE)'.$N$2]&amp;&quot;:&quot;)" office:value-type="string" office:string-value="slot_audio_activity_aggregate:" calcext:value-type="string">
            <text:p>slot_audio_activity_aggregate:</text:p>
          </table:table-cell>
          <table:table-cell table:formula="of:=&quot;&quot;&quot;&quot;&amp;SUBSTITUTE([$'Definition (DE)'.N9]; &quot;{&quot;; &quot;%{&quot;)&amp;&quot;&quot;&quot;&quot;" office:value-type="string" office:string-value="&quot;%{USER} and %{USERCOUNT} others added an audio to this Slot.&quot;" calcext:value-type="string">
            <text:p>"%{USER} and %{USERCOUNT} others added an audio to this Slot."</text:p>
          </table:table-cell>
          <table:table-cell table:number-columns-repeated="1022"/>
        </table:table-row>
        <table:table-row table:style-name="ro1">
          <table:table-cell table:formula="of:=LOWER([$'Definition (DE)'.C9]&amp;&quot;_&quot;&amp;[$'Definition (DE)'.D9]&amp;&quot;_&quot;&amp;[$'Definition (DE)'.$O$3]&amp;&quot;_&quot;&amp;[$'Definition (DE)'.$N$2]&amp;&quot;:&quot;)" office:value-type="string" office:string-value="slot_audio_notify_aggregate:" calcext:value-type="string">
            <text:p>slot_audio_notify_aggregate:</text:p>
          </table:table-cell>
          <table:table-cell table:formula="of:=&quot;&quot;&quot;&quot;&amp;SUBSTITUTE([$'Definition (DE)'.O9]; &quot;{&quot;; &quot;%{&quot;)&amp;&quot;&quot;&quot;&quot;" office:value-type="string" office:string-value="&quot;%{USER} and %{USERCOUNT} others added an audio to your Slot: %{TITLE}&quot;" calcext:value-type="string">
            <text:p>"%{USER} and %{USERCOUNT} others added an audio to your Slot: %{TITLE}"</text:p>
          </table:table-cell>
          <table:table-cell table:number-columns-repeated="1022"/>
        </table:table-row>
        <table:table-row table:style-name="ro1">
          <table:table-cell table:formula="of:=LOWER([$'Definition (DE)'.C9]&amp;&quot;_&quot;&amp;[$'Definition (DE)'.D9]&amp;&quot;_&quot;&amp;[$'Definition (DE)'.$P$3]&amp;&quot;_&quot;&amp;[$'Definition (DE)'.$N$2]&amp;&quot;:&quot;)" office:value-type="string" office:string-value="slot_audio_push_aggregate:" calcext:value-type="string">
            <text:p>slot_audio_push_aggregate:</text:p>
          </table:table-cell>
          <table:table-cell table:formula="of:=&quot;&quot;&quot;&quot;&amp;SUBSTITUTE([$'Definition (DE)'.P9]; &quot;{&quot;; &quot;%{&quot;)&amp;&quot;&quot;&quot;&quot;" office:value-type="string" office:string-value="&quot;%{USER} and %{USERCOUNT} others added an audio to the Slot: %{TITLE}&quot;" calcext:value-type="string">
            <text:p>"%{USER} and %{USERCOUNT} others added an audio to the Slot: %{TITLE}"</text:p>
          </table:table-cell>
          <table:table-cell table:number-columns-repeated="1022"/>
        </table:table-row>
        <table:table-row table:style-name="ro2">
          <table:table-cell table:number-columns-repeated="1024"/>
        </table:table-row>
        <table:table-row table:style-name="ro1">
          <table:table-cell table:formula="of:=LOWER([$'Definition (DE)'.C10]&amp;&quot;_&quot;&amp;[$'Definition (DE)'.D10]&amp;&quot;_&quot;&amp;[$'Definition (DE)'.$G$3]&amp;&quot;_&quot;&amp;[$'Definition (DE)'.$G$2]&amp;&quot;:&quot;)" office:value-type="string" office:string-value="slot_note_me_singular:" calcext:value-type="string">
            <text:p>slot_note_me_singular:</text:p>
          </table:table-cell>
          <table:table-cell table:formula="of:=&quot;&quot;&quot;&quot;&amp;SUBSTITUTE([$'Definition (DE)'.G10]; &quot;{&quot;; &quot;%{&quot;)&amp;&quot;&quot;&quot;&quot;" office:value-type="string" office:string-value="&quot;You added a note to the Slot: %{TITLE}&quot;" calcext:value-type="string">
            <text:p>"You added a note to the Slot: %{TITLE}"</text:p>
          </table:table-cell>
          <table:table-cell table:number-columns-repeated="1022"/>
        </table:table-row>
        <table:table-row table:style-name="ro1">
          <table:table-cell table:formula="of:=LOWER([$'Definition (DE)'.C10]&amp;&quot;_&quot;&amp;[$'Definition (DE)'.D10]&amp;&quot;_&quot;&amp;[$'Definition (DE)'.$H$3]&amp;&quot;_&quot;&amp;[$'Definition (DE)'.$G$2]&amp;&quot;:&quot;)" office:value-type="string" office:string-value="slot_note_activity_singular:" calcext:value-type="string">
            <text:p>slot_note_activity_singular:</text:p>
          </table:table-cell>
          <table:table-cell table:formula="of:=&quot;&quot;&quot;&quot;&amp;SUBSTITUTE([$'Definition (DE)'.H10]; &quot;{&quot;; &quot;%{&quot;)&amp;&quot;&quot;&quot;&quot;" office:value-type="string" office:string-value="&quot;%{USER} added a note to this Slot.&quot;" calcext:value-type="string">
            <text:p>"%{USER} added a note to this Slot."</text:p>
          </table:table-cell>
          <table:table-cell table:number-columns-repeated="1022"/>
        </table:table-row>
        <table:table-row table:style-name="ro1">
          <table:table-cell table:formula="of:=LOWER([$'Definition (DE)'.C10]&amp;&quot;_&quot;&amp;[$'Definition (DE)'.D10]&amp;&quot;_&quot;&amp;[$'Definition (DE)'.$I$3]&amp;&quot;_&quot;&amp;[$'Definition (DE)'.$G$2]&amp;&quot;:&quot;)" office:value-type="string" office:string-value="slot_note_notify_singular:" calcext:value-type="string">
            <text:p>slot_note_notify_singular:</text:p>
          </table:table-cell>
          <table:table-cell table:formula="of:=&quot;&quot;&quot;&quot;&amp;SUBSTITUTE([$'Definition (DE)'.I10]; &quot;{&quot;; &quot;%{&quot;)&amp;&quot;&quot;&quot;&quot;" office:value-type="string" office:string-value="&quot;%{USER} added a note to your Slot: %{TITLE}&quot;" calcext:value-type="string">
            <text:p>"%{USER} added a note to your Slot: %{TITLE}"</text:p>
          </table:table-cell>
          <table:table-cell table:number-columns-repeated="1022"/>
        </table:table-row>
        <table:table-row table:style-name="ro1">
          <table:table-cell table:formula="of:=LOWER([$'Definition (DE)'.C10]&amp;&quot;_&quot;&amp;[$'Definition (DE)'.D10]&amp;&quot;_&quot;&amp;[$'Definition (DE)'.$J$3]&amp;&quot;_&quot;&amp;[$'Definition (DE)'.$G$2]&amp;&quot;:&quot;)" office:value-type="string" office:string-value="slot_note_push_singular:" calcext:value-type="string">
            <text:p>slot_note_push_singular:</text:p>
          </table:table-cell>
          <table:table-cell table:formula="of:=&quot;&quot;&quot;&quot;&amp;SUBSTITUTE([$'Definition (DE)'.J10]; &quot;{&quot;; &quot;%{&quot;)&amp;&quot;&quot;&quot;&quot;" office:value-type="string" office:string-value="&quot;%{USER} added a note to the Slot: %{TITLE}&quot;" calcext:value-type="string">
            <text:p>"%{USER} added a note to the Slot: %{TITLE}"</text:p>
          </table:table-cell>
          <table:table-cell table:number-columns-repeated="1022"/>
        </table:table-row>
        <table:table-row table:style-name="ro1">
          <table:table-cell table:formula="of:=LOWER([$'Definition (DE)'.C10]&amp;&quot;_&quot;&amp;[$'Definition (DE)'.D10]&amp;&quot;_&quot;&amp;[$'Definition (DE)'.$K$3]&amp;&quot;_&quot;&amp;[$'Definition (DE)'.$K$2]&amp;&quot;:&quot;)" office:value-type="string" office:string-value="slot_note_activity_plural:" calcext:value-type="string">
            <text:p>slot_note_activity_plural:</text:p>
          </table:table-cell>
          <table:table-cell table:formula="of:=&quot;&quot;&quot;&quot;&amp;SUBSTITUTE([$'Definition (DE)'.K10]; &quot;{&quot;; &quot;%{&quot;)&amp;&quot;&quot;&quot;&quot;" office:value-type="string" office:string-value="&quot;%{USER} and %{USER2} added a note to this Slot.&quot;" calcext:value-type="string">
            <text:p>"%{USER} and %{USER2} added a note to this Slot."</text:p>
          </table:table-cell>
          <table:table-cell table:number-columns-repeated="1022"/>
        </table:table-row>
        <table:table-row table:style-name="ro1">
          <table:table-cell table:formula="of:=LOWER([$'Definition (DE)'.C10]&amp;&quot;_&quot;&amp;[$'Definition (DE)'.D10]&amp;&quot;_&quot;&amp;[$'Definition (DE)'.$L$3]&amp;&quot;_&quot;&amp;[$'Definition (DE)'.$K$2]&amp;&quot;:&quot;)" office:value-type="string" office:string-value="slot_note_notify_plural:" calcext:value-type="string">
            <text:p>slot_note_notify_plural:</text:p>
          </table:table-cell>
          <table:table-cell table:formula="of:=&quot;&quot;&quot;&quot;&amp;SUBSTITUTE([$'Definition (DE)'.L10]; &quot;{&quot;; &quot;%{&quot;)&amp;&quot;&quot;&quot;&quot;" office:value-type="string" office:string-value="&quot;%{USER} and %{USER2} added a note to your Slot: %{TITLE}&quot;" calcext:value-type="string">
            <text:p>"%{USER} and %{USER2} added a note to your Slot: %{TITLE}"</text:p>
          </table:table-cell>
          <table:table-cell table:number-columns-repeated="1022"/>
        </table:table-row>
        <table:table-row table:style-name="ro1">
          <table:table-cell table:formula="of:=LOWER([$'Definition (DE)'.C10]&amp;&quot;_&quot;&amp;[$'Definition (DE)'.D10]&amp;&quot;_&quot;&amp;[$'Definition (DE)'.$M$3]&amp;&quot;_&quot;&amp;[$'Definition (DE)'.$K$2]&amp;&quot;:&quot;)" office:value-type="string" office:string-value="slot_note_push_plural:" calcext:value-type="string">
            <text:p>slot_note_push_plural:</text:p>
          </table:table-cell>
          <table:table-cell table:formula="of:=&quot;&quot;&quot;&quot;&amp;SUBSTITUTE([$'Definition (DE)'.M10]; &quot;{&quot;; &quot;%{&quot;)&amp;&quot;&quot;&quot;&quot;" office:value-type="string" office:string-value="&quot;%{USER} and %{USER2} added a note to the Slot: %{TITLE}&quot;" calcext:value-type="string">
            <text:p>"%{USER} and %{USER2} added a note to the Slot: %{TITLE}"</text:p>
          </table:table-cell>
          <table:table-cell table:number-columns-repeated="1022"/>
        </table:table-row>
        <table:table-row table:style-name="ro1">
          <table:table-cell table:formula="of:=LOWER([$'Definition (DE)'.C10]&amp;&quot;_&quot;&amp;[$'Definition (DE)'.D10]&amp;&quot;_&quot;&amp;[$'Definition (DE)'.$N$3]&amp;&quot;_&quot;&amp;[$'Definition (DE)'.$N$2]&amp;&quot;:&quot;)" office:value-type="string" office:string-value="slot_note_activity_aggregate:" calcext:value-type="string">
            <text:p>slot_note_activity_aggregate:</text:p>
          </table:table-cell>
          <table:table-cell table:formula="of:=&quot;&quot;&quot;&quot;&amp;SUBSTITUTE([$'Definition (DE)'.N10]; &quot;{&quot;; &quot;%{&quot;)&amp;&quot;&quot;&quot;&quot;" office:value-type="string" office:string-value="&quot;%{USER} and %{USERCOUNT} others added a note to this Slot.&quot;" calcext:value-type="string">
            <text:p>"%{USER} and %{USERCOUNT} others added a note to this Slot."</text:p>
          </table:table-cell>
          <table:table-cell table:number-columns-repeated="1022"/>
        </table:table-row>
        <table:table-row table:style-name="ro1">
          <table:table-cell table:formula="of:=LOWER([$'Definition (DE)'.C10]&amp;&quot;_&quot;&amp;[$'Definition (DE)'.D10]&amp;&quot;_&quot;&amp;[$'Definition (DE)'.$O$3]&amp;&quot;_&quot;&amp;[$'Definition (DE)'.$N$2]&amp;&quot;:&quot;)" office:value-type="string" office:string-value="slot_note_notify_aggregate:" calcext:value-type="string">
            <text:p>slot_note_notify_aggregate:</text:p>
          </table:table-cell>
          <table:table-cell table:formula="of:=&quot;&quot;&quot;&quot;&amp;SUBSTITUTE([$'Definition (DE)'.O10]; &quot;{&quot;; &quot;%{&quot;)&amp;&quot;&quot;&quot;&quot;" office:value-type="string" office:string-value="&quot;%{USER} and %{USERCOUNT} others added a note to your Slot: %{TITLE}&quot;" calcext:value-type="string">
            <text:p>"%{USER} and %{USERCOUNT} others added a note to your Slot: %{TITLE}"</text:p>
          </table:table-cell>
          <table:table-cell table:number-columns-repeated="1022"/>
        </table:table-row>
        <table:table-row table:style-name="ro1">
          <table:table-cell table:formula="of:=LOWER([$'Definition (DE)'.C10]&amp;&quot;_&quot;&amp;[$'Definition (DE)'.D10]&amp;&quot;_&quot;&amp;[$'Definition (DE)'.$P$3]&amp;&quot;_&quot;&amp;[$'Definition (DE)'.$N$2]&amp;&quot;:&quot;)" office:value-type="string" office:string-value="slot_note_push_aggregate:" calcext:value-type="string">
            <text:p>slot_note_push_aggregate:</text:p>
          </table:table-cell>
          <table:table-cell table:formula="of:=&quot;&quot;&quot;&quot;&amp;SUBSTITUTE([$'Definition (DE)'.P10]; &quot;{&quot;; &quot;%{&quot;)&amp;&quot;&quot;&quot;&quot;" office:value-type="string" office:string-value="&quot;%{USER} and %{USERCOUNT} others added a note to the Slot: %{TITLE}&quot;" calcext:value-type="string">
            <text:p>"%{USER} and %{USERCOUNT} others added a note to the Slot: %{TITLE}"</text:p>
          </table:table-cell>
          <table:table-cell table:number-columns-repeated="1022"/>
        </table:table-row>
        <table:table-row table:style-name="ro2">
          <table:table-cell table:number-columns-repeated="1024"/>
        </table:table-row>
        <table:table-row table:style-name="ro1">
          <table:table-cell table:formula="of:=LOWER([$'Definition (DE)'.C11]&amp;&quot;_&quot;&amp;[$'Definition (DE)'.D11]&amp;&quot;_&quot;&amp;[$'Definition (DE)'.$G$3]&amp;&quot;_&quot;&amp;[$'Definition (DE)'.$G$2]&amp;&quot;:&quot;)" office:value-type="string" office:string-value="slot_media_me_singular:" calcext:value-type="string">
            <text:p>slot_media_me_singular:</text:p>
          </table:table-cell>
          <table:table-cell table:formula="of:=&quot;&quot;&quot;&quot;&amp;SUBSTITUTE([$'Definition (DE)'.G11]; &quot;{&quot;; &quot;%{&quot;)&amp;&quot;&quot;&quot;&quot;" office:value-type="string" office:string-value="&quot;You added new media to the Slot: %{TITLE}&quot;" calcext:value-type="string">
            <text:p>"You added new media to the Slot: %{TITLE}"</text:p>
          </table:table-cell>
          <table:table-cell table:number-columns-repeated="1022"/>
        </table:table-row>
        <table:table-row table:style-name="ro1">
          <table:table-cell table:formula="of:=LOWER([$'Definition (DE)'.C11]&amp;&quot;_&quot;&amp;[$'Definition (DE)'.D11]&amp;&quot;_&quot;&amp;[$'Definition (DE)'.$H$3]&amp;&quot;_&quot;&amp;[$'Definition (DE)'.$G$2]&amp;&quot;:&quot;)" office:value-type="string" office:string-value="slot_media_activity_singular:" calcext:value-type="string">
            <text:p>slot_media_activity_singular:</text:p>
          </table:table-cell>
          <table:table-cell table:formula="of:=&quot;&quot;&quot;&quot;&amp;SUBSTITUTE([$'Definition (DE)'.H11]; &quot;{&quot;; &quot;%{&quot;)&amp;&quot;&quot;&quot;&quot;" office:value-type="string" office:string-value="&quot;%{USER} added new media to this Slot.&quot;" calcext:value-type="string">
            <text:p>"%{USER} added new media to this Slot."</text:p>
          </table:table-cell>
          <table:table-cell table:number-columns-repeated="1022"/>
        </table:table-row>
        <table:table-row table:style-name="ro1">
          <table:table-cell table:formula="of:=LOWER([$'Definition (DE)'.C11]&amp;&quot;_&quot;&amp;[$'Definition (DE)'.D11]&amp;&quot;_&quot;&amp;[$'Definition (DE)'.$I$3]&amp;&quot;_&quot;&amp;[$'Definition (DE)'.$G$2]&amp;&quot;:&quot;)" office:value-type="string" office:string-value="slot_media_notify_singular:" calcext:value-type="string">
            <text:p>slot_media_notify_singular:</text:p>
          </table:table-cell>
          <table:table-cell table:formula="of:=&quot;&quot;&quot;&quot;&amp;SUBSTITUTE([$'Definition (DE)'.I11]; &quot;{&quot;; &quot;%{&quot;)&amp;&quot;&quot;&quot;&quot;" office:value-type="string" office:string-value="&quot;%{USER} added new media to your Slot: %{TITLE}&quot;" calcext:value-type="string">
            <text:p>"%{USER} added new media to your Slot: %{TITLE}"</text:p>
          </table:table-cell>
          <table:table-cell table:number-columns-repeated="1022"/>
        </table:table-row>
        <table:table-row table:style-name="ro1">
          <table:table-cell table:formula="of:=LOWER([$'Definition (DE)'.C11]&amp;&quot;_&quot;&amp;[$'Definition (DE)'.D11]&amp;&quot;_&quot;&amp;[$'Definition (DE)'.$J$3]&amp;&quot;_&quot;&amp;[$'Definition (DE)'.$G$2]&amp;&quot;:&quot;)" office:value-type="string" office:string-value="slot_media_push_singular:" calcext:value-type="string">
            <text:p>slot_media_push_singular:</text:p>
          </table:table-cell>
          <table:table-cell table:formula="of:=&quot;&quot;&quot;&quot;&amp;SUBSTITUTE([$'Definition (DE)'.J11]; &quot;{&quot;; &quot;%{&quot;)&amp;&quot;&quot;&quot;&quot;" office:value-type="string" office:string-value="&quot;%{USER} added new media to the Slot: %{TITLE}&quot;" calcext:value-type="string">
            <text:p>"%{USER} added new media to the Slot: %{TITLE}"</text:p>
          </table:table-cell>
          <table:table-cell table:number-columns-repeated="1022"/>
        </table:table-row>
        <table:table-row table:style-name="ro1">
          <table:table-cell table:formula="of:=LOWER([$'Definition (DE)'.C11]&amp;&quot;_&quot;&amp;[$'Definition (DE)'.D11]&amp;&quot;_&quot;&amp;[$'Definition (DE)'.$K$3]&amp;&quot;_&quot;&amp;[$'Definition (DE)'.$K$2]&amp;&quot;:&quot;)" office:value-type="string" office:string-value="slot_media_activity_plural:" calcext:value-type="string">
            <text:p>slot_media_activity_plural:</text:p>
          </table:table-cell>
          <table:table-cell table:formula="of:=&quot;&quot;&quot;&quot;&amp;SUBSTITUTE([$'Definition (DE)'.K11]; &quot;{&quot;; &quot;%{&quot;)&amp;&quot;&quot;&quot;&quot;" office:value-type="string" office:string-value="&quot;%{USER} and %{USER2} added new media to this Slot.&quot;" calcext:value-type="string">
            <text:p>"%{USER} and %{USER2} added new media to this Slot."</text:p>
          </table:table-cell>
          <table:table-cell table:number-columns-repeated="1022"/>
        </table:table-row>
        <table:table-row table:style-name="ro1">
          <table:table-cell table:formula="of:=LOWER([$'Definition (DE)'.C11]&amp;&quot;_&quot;&amp;[$'Definition (DE)'.D11]&amp;&quot;_&quot;&amp;[$'Definition (DE)'.$L$3]&amp;&quot;_&quot;&amp;[$'Definition (DE)'.$K$2]&amp;&quot;:&quot;)" office:value-type="string" office:string-value="slot_media_notify_plural:" calcext:value-type="string">
            <text:p>slot_media_notify_plural:</text:p>
          </table:table-cell>
          <table:table-cell table:formula="of:=&quot;&quot;&quot;&quot;&amp;SUBSTITUTE([$'Definition (DE)'.L11]; &quot;{&quot;; &quot;%{&quot;)&amp;&quot;&quot;&quot;&quot;" office:value-type="string" office:string-value="&quot;%{USER} and %{USER2} added new media to your Slot: %{TITLE}&quot;" calcext:value-type="string">
            <text:p>"%{USER} and %{USER2} added new media to your Slot: %{TITLE}"</text:p>
          </table:table-cell>
          <table:table-cell table:number-columns-repeated="1022"/>
        </table:table-row>
        <table:table-row table:style-name="ro1">
          <table:table-cell table:formula="of:=LOWER([$'Definition (DE)'.C11]&amp;&quot;_&quot;&amp;[$'Definition (DE)'.D11]&amp;&quot;_&quot;&amp;[$'Definition (DE)'.$M$3]&amp;&quot;_&quot;&amp;[$'Definition (DE)'.$K$2]&amp;&quot;:&quot;)" office:value-type="string" office:string-value="slot_media_push_plural:" calcext:value-type="string">
            <text:p>slot_media_push_plural:</text:p>
          </table:table-cell>
          <table:table-cell table:formula="of:=&quot;&quot;&quot;&quot;&amp;SUBSTITUTE([$'Definition (DE)'.M11]; &quot;{&quot;; &quot;%{&quot;)&amp;&quot;&quot;&quot;&quot;" office:value-type="string" office:string-value="&quot;%{USER} and %{USER2} added new media to the Slot: %{TITLE}&quot;" calcext:value-type="string">
            <text:p>"%{USER} and %{USER2} added new media to the Slot: %{TITLE}"</text:p>
          </table:table-cell>
          <table:table-cell table:number-columns-repeated="1022"/>
        </table:table-row>
        <table:table-row table:style-name="ro1">
          <table:table-cell table:formula="of:=LOWER([$'Definition (DE)'.C11]&amp;&quot;_&quot;&amp;[$'Definition (DE)'.D11]&amp;&quot;_&quot;&amp;[$'Definition (DE)'.$N$3]&amp;&quot;_&quot;&amp;[$'Definition (DE)'.$N$2]&amp;&quot;:&quot;)" office:value-type="string" office:string-value="slot_media_activity_aggregate:" calcext:value-type="string">
            <text:p>slot_media_activity_aggregate:</text:p>
          </table:table-cell>
          <table:table-cell table:formula="of:=&quot;&quot;&quot;&quot;&amp;SUBSTITUTE([$'Definition (DE)'.N11]; &quot;{&quot;; &quot;%{&quot;)&amp;&quot;&quot;&quot;&quot;" office:value-type="string" office:string-value="&quot;%{USER} and %{USERCOUNT} others added new media to this Slot.&quot;" calcext:value-type="string">
            <text:p>"%{USER} and %{USERCOUNT} others added new media to this Slot."</text:p>
          </table:table-cell>
          <table:table-cell table:number-columns-repeated="1022"/>
        </table:table-row>
        <table:table-row table:style-name="ro1">
          <table:table-cell table:formula="of:=LOWER([$'Definition (DE)'.C11]&amp;&quot;_&quot;&amp;[$'Definition (DE)'.D11]&amp;&quot;_&quot;&amp;[$'Definition (DE)'.$O$3]&amp;&quot;_&quot;&amp;[$'Definition (DE)'.$N$2]&amp;&quot;:&quot;)" office:value-type="string" office:string-value="slot_media_notify_aggregate:" calcext:value-type="string">
            <text:p>slot_media_notify_aggregate:</text:p>
          </table:table-cell>
          <table:table-cell table:formula="of:=&quot;&quot;&quot;&quot;&amp;SUBSTITUTE([$'Definition (DE)'.O11]; &quot;{&quot;; &quot;%{&quot;)&amp;&quot;&quot;&quot;&quot;" office:value-type="string" office:string-value="&quot;%{USER} and %{USERCOUNT} others added new media to your Slot: %{TITLE}&quot;" calcext:value-type="string">
            <text:p>"%{USER} and %{USERCOUNT} others added new media to your Slot: %{TITLE}"</text:p>
          </table:table-cell>
          <table:table-cell table:number-columns-repeated="1022"/>
        </table:table-row>
        <table:table-row table:style-name="ro1">
          <table:table-cell table:formula="of:=LOWER([$'Definition (DE)'.C11]&amp;&quot;_&quot;&amp;[$'Definition (DE)'.D11]&amp;&quot;_&quot;&amp;[$'Definition (DE)'.$P$3]&amp;&quot;_&quot;&amp;[$'Definition (DE)'.$N$2]&amp;&quot;:&quot;)" office:value-type="string" office:string-value="slot_media_push_aggregate:" calcext:value-type="string">
            <text:p>slot_media_push_aggregate:</text:p>
          </table:table-cell>
          <table:table-cell table:formula="of:=&quot;&quot;&quot;&quot;&amp;SUBSTITUTE([$'Definition (DE)'.P11]; &quot;{&quot;; &quot;%{&quot;)&amp;&quot;&quot;&quot;&quot;" office:value-type="string" office:string-value="&quot;%{USER} and %{USERCOUNT} others added new media to the Slot: %{TITLE}&quot;" calcext:value-type="string">
            <text:p>"%{USER} and %{USERCOUNT} others added new media to the Slot: %{TITLE}"</text:p>
          </table:table-cell>
          <table:table-cell table:number-columns-repeated="1022"/>
        </table:table-row>
        <table:table-row table:style-name="ro2">
          <table:table-cell table:number-columns-repeated="1024"/>
        </table:table-row>
        <table:table-row table:style-name="ro1">
          <table:table-cell table:formula="of:=LOWER([$'Definition (DE)'.C12]&amp;&quot;_&quot;&amp;[$'Definition (DE)'.D12]&amp;&quot;_&quot;&amp;[$'Definition (DE)'.$G$3]&amp;&quot;_&quot;&amp;[$'Definition (DE)'.$G$2]&amp;&quot;:&quot;)" office:value-type="string" office:string-value="slot_reslot_me_singular:" calcext:value-type="string">
            <text:p>slot_reslot_me_singular:</text:p>
          </table:table-cell>
          <table:table-cell table:formula="of:=&quot;&quot;&quot;&quot;&amp;SUBSTITUTE([$'Definition (DE)'.G12]; &quot;{&quot;; &quot;%{&quot;)&amp;&quot;&quot;&quot;&quot;" office:value-type="string" office:string-value="&quot;You reslotted the Slot: %{TITLE}&quot;" calcext:value-type="string">
            <text:p>"You reslotted the Slot: %{TITLE}"</text:p>
          </table:table-cell>
          <table:table-cell table:number-columns-repeated="1022"/>
        </table:table-row>
        <table:table-row table:style-name="ro1">
          <table:table-cell table:formula="of:=LOWER([$'Definition (DE)'.C12]&amp;&quot;_&quot;&amp;[$'Definition (DE)'.D12]&amp;&quot;_&quot;&amp;[$'Definition (DE)'.$H$3]&amp;&quot;_&quot;&amp;[$'Definition (DE)'.$G$2]&amp;&quot;:&quot;)" office:value-type="string" office:string-value="slot_reslot_activity_singular:" calcext:value-type="string">
            <text:p>slot_reslot_activity_singular:</text:p>
          </table:table-cell>
          <table:table-cell table:formula="of:=&quot;&quot;&quot;&quot;&amp;SUBSTITUTE([$'Definition (DE)'.H12]; &quot;{&quot;; &quot;%{&quot;)&amp;&quot;&quot;&quot;&quot;" office:value-type="string" office:string-value="&quot;%{USER} reslotted this Slot.&quot;" calcext:value-type="string">
            <text:p>"%{USER} reslotted this Slot."</text:p>
          </table:table-cell>
          <table:table-cell table:number-columns-repeated="1022"/>
        </table:table-row>
        <table:table-row table:style-name="ro1">
          <table:table-cell table:formula="of:=LOWER([$'Definition (DE)'.C12]&amp;&quot;_&quot;&amp;[$'Definition (DE)'.D12]&amp;&quot;_&quot;&amp;[$'Definition (DE)'.$I$3]&amp;&quot;_&quot;&amp;[$'Definition (DE)'.$G$2]&amp;&quot;:&quot;)" office:value-type="string" office:string-value="slot_reslot_notify_singular:" calcext:value-type="string">
            <text:p>slot_reslot_notify_singular:</text:p>
          </table:table-cell>
          <table:table-cell table:formula="of:=&quot;&quot;&quot;&quot;&amp;SUBSTITUTE([$'Definition (DE)'.I12]; &quot;{&quot;; &quot;%{&quot;)&amp;&quot;&quot;&quot;&quot;" office:value-type="string" office:string-value="&quot;%{USER} reslotted your Slot: %{TITLE}&quot;" calcext:value-type="string">
            <text:p>"%{USER} reslotted your Slot: %{TITLE}"</text:p>
          </table:table-cell>
          <table:table-cell table:number-columns-repeated="1022"/>
        </table:table-row>
        <table:table-row table:style-name="ro1">
          <table:table-cell table:formula="of:=LOWER([$'Definition (DE)'.C12]&amp;&quot;_&quot;&amp;[$'Definition (DE)'.D12]&amp;&quot;_&quot;&amp;[$'Definition (DE)'.$J$3]&amp;&quot;_&quot;&amp;[$'Definition (DE)'.$G$2]&amp;&quot;:&quot;)" office:value-type="string" office:string-value="slot_reslot_push_singular:" calcext:value-type="string">
            <text:p>slot_reslot_push_singular:</text:p>
          </table:table-cell>
          <table:table-cell table:formula="of:=&quot;&quot;&quot;&quot;&amp;SUBSTITUTE([$'Definition (DE)'.J12]; &quot;{&quot;; &quot;%{&quot;)&amp;&quot;&quot;&quot;&quot;" office:value-type="string" office:string-value="&quot;%{USER} reslotted the Slot: %{TITLE}&quot;" calcext:value-type="string">
            <text:p>"%{USER} reslotted the Slot: %{TITLE}"</text:p>
          </table:table-cell>
          <table:table-cell table:number-columns-repeated="1022"/>
        </table:table-row>
        <table:table-row table:style-name="ro1">
          <table:table-cell table:formula="of:=LOWER([$'Definition (DE)'.C12]&amp;&quot;_&quot;&amp;[$'Definition (DE)'.D12]&amp;&quot;_&quot;&amp;[$'Definition (DE)'.$K$3]&amp;&quot;_&quot;&amp;[$'Definition (DE)'.$K$2]&amp;&quot;:&quot;)" office:value-type="string" office:string-value="slot_reslot_activity_plural:" calcext:value-type="string">
            <text:p>slot_reslot_activity_plural:</text:p>
          </table:table-cell>
          <table:table-cell table:formula="of:=&quot;&quot;&quot;&quot;&amp;SUBSTITUTE([$'Definition (DE)'.K12]; &quot;{&quot;; &quot;%{&quot;)&amp;&quot;&quot;&quot;&quot;" office:value-type="string" office:string-value="&quot;%{USER} and %{USER2} reslotted this Slot.&quot;" calcext:value-type="string">
            <text:p>"%{USER} and %{USER2} reslotted this Slot."</text:p>
          </table:table-cell>
          <table:table-cell table:number-columns-repeated="1022"/>
        </table:table-row>
        <table:table-row table:style-name="ro1">
          <table:table-cell table:formula="of:=LOWER([$'Definition (DE)'.C12]&amp;&quot;_&quot;&amp;[$'Definition (DE)'.D12]&amp;&quot;_&quot;&amp;[$'Definition (DE)'.$L$3]&amp;&quot;_&quot;&amp;[$'Definition (DE)'.$K$2]&amp;&quot;:&quot;)" office:value-type="string" office:string-value="slot_reslot_notify_plural:" calcext:value-type="string">
            <text:p>slot_reslot_notify_plural:</text:p>
          </table:table-cell>
          <table:table-cell table:formula="of:=&quot;&quot;&quot;&quot;&amp;SUBSTITUTE([$'Definition (DE)'.L12]; &quot;{&quot;; &quot;%{&quot;)&amp;&quot;&quot;&quot;&quot;" office:value-type="string" office:string-value="&quot;%{USER} and %{USER2} reslotted your Slot: %{TITLE}&quot;" calcext:value-type="string">
            <text:p>"%{USER} and %{USER2} reslotted your Slot: %{TITLE}"</text:p>
          </table:table-cell>
          <table:table-cell table:number-columns-repeated="1022"/>
        </table:table-row>
        <table:table-row table:style-name="ro1">
          <table:table-cell table:formula="of:=LOWER([$'Definition (DE)'.C12]&amp;&quot;_&quot;&amp;[$'Definition (DE)'.D12]&amp;&quot;_&quot;&amp;[$'Definition (DE)'.$M$3]&amp;&quot;_&quot;&amp;[$'Definition (DE)'.$K$2]&amp;&quot;:&quot;)" office:value-type="string" office:string-value="slot_reslot_push_plural:" calcext:value-type="string">
            <text:p>slot_reslot_push_plural:</text:p>
          </table:table-cell>
          <table:table-cell table:formula="of:=&quot;&quot;&quot;&quot;&amp;SUBSTITUTE([$'Definition (DE)'.M12]; &quot;{&quot;; &quot;%{&quot;)&amp;&quot;&quot;&quot;&quot;" office:value-type="string" office:string-value="&quot;%{USER} and %{USER2} reslotted the Slot: %{TITLE}&quot;" calcext:value-type="string">
            <text:p>"%{USER} and %{USER2} reslotted the Slot: %{TITLE}"</text:p>
          </table:table-cell>
          <table:table-cell table:number-columns-repeated="1022"/>
        </table:table-row>
        <table:table-row table:style-name="ro1">
          <table:table-cell table:formula="of:=LOWER([$'Definition (DE)'.C12]&amp;&quot;_&quot;&amp;[$'Definition (DE)'.D12]&amp;&quot;_&quot;&amp;[$'Definition (DE)'.$N$3]&amp;&quot;_&quot;&amp;[$'Definition (DE)'.$N$2]&amp;&quot;:&quot;)" office:value-type="string" office:string-value="slot_reslot_activity_aggregate:" calcext:value-type="string">
            <text:p>slot_reslot_activity_aggregate:</text:p>
          </table:table-cell>
          <table:table-cell table:formula="of:=&quot;&quot;&quot;&quot;&amp;SUBSTITUTE([$'Definition (DE)'.N12]; &quot;{&quot;; &quot;%{&quot;)&amp;&quot;&quot;&quot;&quot;" office:value-type="string" office:string-value="&quot;%{USER} and %{USERCOUNT} others reslotted this Slot.&quot;" calcext:value-type="string">
            <text:p>"%{USER} and %{USERCOUNT} others reslotted this Slot."</text:p>
          </table:table-cell>
          <table:table-cell table:number-columns-repeated="1022"/>
        </table:table-row>
        <table:table-row table:style-name="ro1">
          <table:table-cell table:formula="of:=LOWER([$'Definition (DE)'.C12]&amp;&quot;_&quot;&amp;[$'Definition (DE)'.D12]&amp;&quot;_&quot;&amp;[$'Definition (DE)'.$O$3]&amp;&quot;_&quot;&amp;[$'Definition (DE)'.$N$2]&amp;&quot;:&quot;)" office:value-type="string" office:string-value="slot_reslot_notify_aggregate:" calcext:value-type="string">
            <text:p>slot_reslot_notify_aggregate:</text:p>
          </table:table-cell>
          <table:table-cell table:formula="of:=&quot;&quot;&quot;&quot;&amp;SUBSTITUTE([$'Definition (DE)'.O12]; &quot;{&quot;; &quot;%{&quot;)&amp;&quot;&quot;&quot;&quot;" office:value-type="string" office:string-value="&quot;%{USER} and %{USERCOUNT} others reslotted your Slot: %{TITLE}&quot;" calcext:value-type="string">
            <text:p>"%{USER} and %{USERCOUNT} others reslotted your Slot: %{TITLE}"</text:p>
          </table:table-cell>
          <table:table-cell table:number-columns-repeated="1022"/>
        </table:table-row>
        <table:table-row table:style-name="ro1">
          <table:table-cell table:formula="of:=LOWER([$'Definition (DE)'.C12]&amp;&quot;_&quot;&amp;[$'Definition (DE)'.D12]&amp;&quot;_&quot;&amp;[$'Definition (DE)'.$P$3]&amp;&quot;_&quot;&amp;[$'Definition (DE)'.$N$2]&amp;&quot;:&quot;)" office:value-type="string" office:string-value="slot_reslot_push_aggregate:" calcext:value-type="string">
            <text:p>slot_reslot_push_aggregate:</text:p>
          </table:table-cell>
          <table:table-cell table:formula="of:=&quot;&quot;&quot;&quot;&amp;SUBSTITUTE([$'Definition (DE)'.P12]; &quot;{&quot;; &quot;%{&quot;)&amp;&quot;&quot;&quot;&quot;" office:value-type="string" office:string-value="&quot;%{USER} and %{USERCOUNT} others reslotted the Slot: %{TITLE}&quot;" calcext:value-type="string">
            <text:p>"%{USER} and %{USERCOUNT} others reslotted the Slot: %{TITLE}"</text:p>
          </table:table-cell>
          <table:table-cell table:number-columns-repeated="1022"/>
        </table:table-row>
        <table:table-row table:style-name="ro2">
          <table:table-cell table:number-columns-repeated="1024"/>
        </table:table-row>
        <table:table-row table:style-name="ro1">
          <table:table-cell table:formula="of:=LOWER([$'Definition (DE)'.C13]&amp;&quot;_&quot;&amp;[$'Definition (DE)'.D13]&amp;&quot;_&quot;&amp;[$'Definition (DE)'.$G$3]&amp;&quot;_&quot;&amp;[$'Definition (DE)'.$G$2]&amp;&quot;:&quot;)" office:value-type="string" office:string-value="user_friendship_me_singular:" calcext:value-type="string">
            <text:p>user_friendship_me_singular:</text:p>
          </table:table-cell>
          <table:table-cell table:formula="of:=&quot;&quot;&quot;&quot;&amp;SUBSTITUTE([$'Definition (DE)'.G13]; &quot;{&quot;; &quot;%{&quot;)&amp;&quot;&quot;&quot;&quot;" office:value-type="string" office:string-value="&quot;You and %{USER2} are now friends&quot;" calcext:value-type="string">
            <text:p>"You and %{USER2} are now friends"</text:p>
          </table:table-cell>
          <table:table-cell table:number-columns-repeated="1022"/>
        </table:table-row>
        <table:table-row table:style-name="ro1">
          <table:table-cell table:formula="of:=LOWER([$'Definition (DE)'.C13]&amp;&quot;_&quot;&amp;[$'Definition (DE)'.D13]&amp;&quot;_&quot;&amp;[$'Definition (DE)'.$H$3]&amp;&quot;_&quot;&amp;[$'Definition (DE)'.$G$2]&amp;&quot;:&quot;)" office:value-type="string" office:string-value="user_friendship_activity_singular:" calcext:value-type="string">
            <text:p>user_friendship_activity_singular:</text:p>
          </table:table-cell>
          <table:table-cell table:formula="of:=&quot;&quot;&quot;&quot;&amp;SUBSTITUTE([$'Definition (DE)'.H13]; &quot;{&quot;; &quot;%{&quot;)&amp;&quot;&quot;&quot;&quot;" office:value-type="string" office:string-value="&quot;&quot;" calcext:value-type="string">
            <text:p>""</text:p>
          </table:table-cell>
          <table:table-cell table:number-columns-repeated="1022"/>
        </table:table-row>
        <table:table-row table:style-name="ro1">
          <table:table-cell table:formula="of:=LOWER([$'Definition (DE)'.C13]&amp;&quot;_&quot;&amp;[$'Definition (DE)'.D13]&amp;&quot;_&quot;&amp;[$'Definition (DE)'.$I$3]&amp;&quot;_&quot;&amp;[$'Definition (DE)'.$G$2]&amp;&quot;:&quot;)" office:value-type="string" office:string-value="user_friendship_notify_singular:" calcext:value-type="string">
            <text:p>user_friendship_notify_singular:</text:p>
          </table:table-cell>
          <table:table-cell table:formula="of:=&quot;&quot;&quot;&quot;&amp;SUBSTITUTE([$'Definition (DE)'.I13]; &quot;{&quot;; &quot;%{&quot;)&amp;&quot;&quot;&quot;&quot;" office:value-type="string" office:string-value="&quot;%{USER} and %{USER2} are now friends&quot;" calcext:value-type="string">
            <text:p>"%{USER} and %{USER2} are now friends"</text:p>
          </table:table-cell>
          <table:table-cell table:number-columns-repeated="1022"/>
        </table:table-row>
        <table:table-row table:style-name="ro1">
          <table:table-cell table:formula="of:=LOWER([$'Definition (DE)'.C13]&amp;&quot;_&quot;&amp;[$'Definition (DE)'.D13]&amp;&quot;_&quot;&amp;[$'Definition (DE)'.$J$3]&amp;&quot;_&quot;&amp;[$'Definition (DE)'.$G$2]&amp;&quot;:&quot;)" office:value-type="string" office:string-value="user_friendship_push_singular:" calcext:value-type="string">
            <text:p>user_friendship_push_singular:</text:p>
          </table:table-cell>
          <table:table-cell table:formula="of:=&quot;&quot;&quot;&quot;&amp;SUBSTITUTE([$'Definition (DE)'.J13]; &quot;{&quot;; &quot;%{&quot;)&amp;&quot;&quot;&quot;&quot;" office:value-type="string" office:string-value="&quot;%{USER} has accepted your friend request&quot;" calcext:value-type="string">
            <text:p>"%{USER} has accepted your friend request"</text:p>
          </table:table-cell>
          <table:table-cell table:number-columns-repeated="1022"/>
        </table:table-row>
        <table:table-row table:style-name="ro1">
          <table:table-cell table:formula="of:=LOWER([$'Definition (DE)'.C13]&amp;&quot;_&quot;&amp;[$'Definition (DE)'.D13]&amp;&quot;_&quot;&amp;[$'Definition (DE)'.$K$3]&amp;&quot;_&quot;&amp;[$'Definition (DE)'.$K$2]&amp;&quot;:&quot;)" office:value-type="string" office:string-value="user_friendship_activity_plural:" calcext:value-type="string">
            <text:p>user_friendship_activity_plural:</text:p>
          </table:table-cell>
          <table:table-cell table:formula="of:=&quot;&quot;&quot;&quot;&amp;SUBSTITUTE([$'Definition (DE)'.K13]; &quot;{&quot;; &quot;%{&quot;)&amp;&quot;&quot;&quot;&quot;" office:value-type="string" office:string-value="&quot;TODO-Plural-Activity-1&quot;" calcext:value-type="string">
            <text:p>"TODO-Plural-Activity-1"</text:p>
          </table:table-cell>
          <table:table-cell table:number-columns-repeated="1022"/>
        </table:table-row>
        <table:table-row table:style-name="ro1">
          <table:table-cell table:formula="of:=LOWER([$'Definition (DE)'.C13]&amp;&quot;_&quot;&amp;[$'Definition (DE)'.D13]&amp;&quot;_&quot;&amp;[$'Definition (DE)'.$L$3]&amp;&quot;_&quot;&amp;[$'Definition (DE)'.$K$2]&amp;&quot;:&quot;)" office:value-type="string" office:string-value="user_friendship_notify_plural:" calcext:value-type="string">
            <text:p>user_friendship_notify_plural:</text:p>
          </table:table-cell>
          <table:table-cell table:formula="of:=&quot;&quot;&quot;&quot;&amp;SUBSTITUTE([$'Definition (DE)'.L13]; &quot;{&quot;; &quot;%{&quot;)&amp;&quot;&quot;&quot;&quot;" office:value-type="string" office:string-value="&quot;%{USER} and %{USER2} are now friends&quot;" calcext:value-type="string">
            <text:p>"%{USER} and %{USER2} are now friends"</text:p>
          </table:table-cell>
          <table:table-cell table:number-columns-repeated="1022"/>
        </table:table-row>
        <table:table-row table:style-name="ro1">
          <table:table-cell table:formula="of:=LOWER([$'Definition (DE)'.C13]&amp;&quot;_&quot;&amp;[$'Definition (DE)'.D13]&amp;&quot;_&quot;&amp;[$'Definition (DE)'.$M$3]&amp;&quot;_&quot;&amp;[$'Definition (DE)'.$K$2]&amp;&quot;:&quot;)" office:value-type="string" office:string-value="user_friendship_push_plural:" calcext:value-type="string">
            <text:p>user_friendship_push_plural:</text:p>
          </table:table-cell>
          <table:table-cell table:formula="of:=&quot;&quot;&quot;&quot;&amp;SUBSTITUTE([$'Definition (DE)'.M13]; &quot;{&quot;; &quot;%{&quot;)&amp;&quot;&quot;&quot;&quot;" office:value-type="string" office:string-value="&quot;TODO-Plural-Push-1&quot;" calcext:value-type="string">
            <text:p>"TODO-Plural-Push-1"</text:p>
          </table:table-cell>
          <table:table-cell table:number-columns-repeated="1022"/>
        </table:table-row>
        <table:table-row table:style-name="ro1">
          <table:table-cell table:formula="of:=LOWER([$'Definition (DE)'.C13]&amp;&quot;_&quot;&amp;[$'Definition (DE)'.D13]&amp;&quot;_&quot;&amp;[$'Definition (DE)'.$N$3]&amp;&quot;_&quot;&amp;[$'Definition (DE)'.$N$2]&amp;&quot;:&quot;)" office:value-type="string" office:string-value="user_friendship_activity_aggregate:" calcext:value-type="string">
            <text:p>user_friendship_activity_aggregate:</text:p>
          </table:table-cell>
          <table:table-cell table:formula="of:=&quot;&quot;&quot;&quot;&amp;SUBSTITUTE([$'Definition (DE)'.N13]; &quot;{&quot;; &quot;%{&quot;)&amp;&quot;&quot;&quot;&quot;" office:value-type="string" office:string-value="&quot;TODO-Aggregate-Activity-1&quot;" calcext:value-type="string">
            <text:p>"TODO-Aggregate-Activity-1"</text:p>
          </table:table-cell>
          <table:table-cell table:number-columns-repeated="1022"/>
        </table:table-row>
        <table:table-row table:style-name="ro1">
          <table:table-cell table:formula="of:=LOWER([$'Definition (DE)'.C13]&amp;&quot;_&quot;&amp;[$'Definition (DE)'.D13]&amp;&quot;_&quot;&amp;[$'Definition (DE)'.$O$3]&amp;&quot;_&quot;&amp;[$'Definition (DE)'.$N$2]&amp;&quot;:&quot;)" office:value-type="string" office:string-value="user_friendship_notify_aggregate:" calcext:value-type="string">
            <text:p>user_friendship_notify_aggregate:</text:p>
          </table:table-cell>
          <table:table-cell table:formula="of:=&quot;&quot;&quot;&quot;&amp;SUBSTITUTE([$'Definition (DE)'.O13]; &quot;{&quot;; &quot;%{&quot;)&amp;&quot;&quot;&quot;&quot;" office:value-type="string" office:string-value="&quot;TODO-Aggregate-Notify-1&quot;" calcext:value-type="string">
            <text:p>"TODO-Aggregate-Notify-1"</text:p>
          </table:table-cell>
          <table:table-cell table:number-columns-repeated="1022"/>
        </table:table-row>
        <table:table-row table:style-name="ro1">
          <table:table-cell table:formula="of:=LOWER([$'Definition (DE)'.C13]&amp;&quot;_&quot;&amp;[$'Definition (DE)'.D13]&amp;&quot;_&quot;&amp;[$'Definition (DE)'.$P$3]&amp;&quot;_&quot;&amp;[$'Definition (DE)'.$N$2]&amp;&quot;:&quot;)" office:value-type="string" office:string-value="user_friendship_push_aggregate:" calcext:value-type="string">
            <text:p>user_friendship_push_aggregate:</text:p>
          </table:table-cell>
          <table:table-cell table:formula="of:=&quot;&quot;&quot;&quot;&amp;SUBSTITUTE([$'Definition (DE)'.P13]; &quot;{&quot;; &quot;%{&quot;)&amp;&quot;&quot;&quot;&quot;" office:value-type="string" office:string-value="&quot;TODO-Aggregate-Push-1&quot;" calcext:value-type="string">
            <text:p>"TODO-Aggregate-Push-1"</text:p>
          </table:table-cell>
          <table:table-cell table:number-columns-repeated="1022"/>
        </table:table-row>
        <table:table-row table:style-name="ro2">
          <table:table-cell table:number-columns-repeated="1024"/>
        </table:table-row>
        <table:table-row table:style-name="ro1">
          <table:table-cell table:formula="of:=LOWER([$'Definition (DE)'.C14]&amp;&quot;_&quot;&amp;[$'Definition (DE)'.D14]&amp;&quot;_&quot;&amp;[$'Definition (DE)'.$G$3]&amp;&quot;_&quot;&amp;[$'Definition (DE)'.$G$2]&amp;&quot;:&quot;)" office:value-type="string" office:string-value="group_membership_me_singular:" calcext:value-type="string">
            <text:p>group_membership_me_singular:</text:p>
          </table:table-cell>
          <table:table-cell table:formula="of:=&quot;&quot;&quot;&quot;&amp;SUBSTITUTE([$'Definition (DE)'.G14]; &quot;{&quot;; &quot;%{&quot;)&amp;&quot;&quot;&quot;&quot;" office:value-type="string" office:string-value="&quot;You joined the group: %{TITLE}&quot;" calcext:value-type="string">
            <text:p>"You joined the group: %{TITLE}"</text:p>
          </table:table-cell>
          <table:table-cell table:number-columns-repeated="1022"/>
        </table:table-row>
        <table:table-row table:style-name="ro1">
          <table:table-cell table:formula="of:=LOWER([$'Definition (DE)'.C14]&amp;&quot;_&quot;&amp;[$'Definition (DE)'.D14]&amp;&quot;_&quot;&amp;[$'Definition (DE)'.$H$3]&amp;&quot;_&quot;&amp;[$'Definition (DE)'.$G$2]&amp;&quot;:&quot;)" office:value-type="string" office:string-value="group_membership_activity_singular:" calcext:value-type="string">
            <text:p>group_membership_activity_singular:</text:p>
          </table:table-cell>
          <table:table-cell table:formula="of:=&quot;&quot;&quot;&quot;&amp;SUBSTITUTE([$'Definition (DE)'.H14]; &quot;{&quot;; &quot;%{&quot;)&amp;&quot;&quot;&quot;&quot;" office:value-type="string" office:string-value="&quot;&quot;" calcext:value-type="string">
            <text:p>""</text:p>
          </table:table-cell>
          <table:table-cell table:number-columns-repeated="1022"/>
        </table:table-row>
        <table:table-row table:style-name="ro1">
          <table:table-cell table:formula="of:=LOWER([$'Definition (DE)'.C14]&amp;&quot;_&quot;&amp;[$'Definition (DE)'.D14]&amp;&quot;_&quot;&amp;[$'Definition (DE)'.$I$3]&amp;&quot;_&quot;&amp;[$'Definition (DE)'.$G$2]&amp;&quot;:&quot;)" office:value-type="string" office:string-value="group_membership_notify_singular:" calcext:value-type="string">
            <text:p>group_membership_notify_singular:</text:p>
          </table:table-cell>
          <table:table-cell table:formula="of:=&quot;&quot;&quot;&quot;&amp;SUBSTITUTE([$'Definition (DE)'.I14]; &quot;{&quot;; &quot;%{&quot;)&amp;&quot;&quot;&quot;&quot;" office:value-type="string" office:string-value="&quot;You joined the group: %{TITLE}&quot;" calcext:value-type="string">
            <text:p>"You joined the group: %{TITLE}"</text:p>
          </table:table-cell>
          <table:table-cell table:number-columns-repeated="1022"/>
        </table:table-row>
        <table:table-row table:style-name="ro1">
          <table:table-cell table:formula="of:=LOWER([$'Definition (DE)'.C14]&amp;&quot;_&quot;&amp;[$'Definition (DE)'.D14]&amp;&quot;_&quot;&amp;[$'Definition (DE)'.$J$3]&amp;&quot;_&quot;&amp;[$'Definition (DE)'.$G$2]&amp;&quot;:&quot;)" office:value-type="string" office:string-value="group_membership_push_singular:" calcext:value-type="string">
            <text:p>group_membership_push_singular:</text:p>
          </table:table-cell>
          <table:table-cell table:formula="of:=&quot;&quot;&quot;&quot;&amp;SUBSTITUTE([$'Definition (DE)'.J14]; &quot;{&quot;; &quot;%{&quot;)&amp;&quot;&quot;&quot;&quot;" office:value-type="string" office:string-value="&quot;%{USER} has accepted your invitation to the group: %{TITLE}&quot;" calcext:value-type="string">
            <text:p>"%{USER} has accepted your invitation to the group: %{TITLE}"</text:p>
          </table:table-cell>
          <table:table-cell table:number-columns-repeated="1022"/>
        </table:table-row>
        <table:table-row table:style-name="ro1">
          <table:table-cell table:formula="of:=LOWER([$'Definition (DE)'.C14]&amp;&quot;_&quot;&amp;[$'Definition (DE)'.D14]&amp;&quot;_&quot;&amp;[$'Definition (DE)'.$K$3]&amp;&quot;_&quot;&amp;[$'Definition (DE)'.$K$2]&amp;&quot;:&quot;)" office:value-type="string" office:string-value="group_membership_activity_plural:" calcext:value-type="string">
            <text:p>group_membership_activity_plural:</text:p>
          </table:table-cell>
          <table:table-cell table:formula="of:=&quot;&quot;&quot;&quot;&amp;SUBSTITUTE([$'Definition (DE)'.K14]; &quot;{&quot;; &quot;%{&quot;)&amp;&quot;&quot;&quot;&quot;" office:value-type="string" office:string-value="&quot;TODO-Plural-Activity-2&quot;" calcext:value-type="string">
            <text:p>"TODO-Plural-Activity-2"</text:p>
          </table:table-cell>
          <table:table-cell table:number-columns-repeated="1022"/>
        </table:table-row>
        <table:table-row table:style-name="ro1">
          <table:table-cell table:formula="of:=LOWER([$'Definition (DE)'.C14]&amp;&quot;_&quot;&amp;[$'Definition (DE)'.D14]&amp;&quot;_&quot;&amp;[$'Definition (DE)'.$L$3]&amp;&quot;_&quot;&amp;[$'Definition (DE)'.$K$2]&amp;&quot;:&quot;)" office:value-type="string" office:string-value="group_membership_notify_plural:" calcext:value-type="string">
            <text:p>group_membership_notify_plural:</text:p>
          </table:table-cell>
          <table:table-cell table:formula="of:=&quot;&quot;&quot;&quot;&amp;SUBSTITUTE([$'Definition (DE)'.L14]; &quot;{&quot;; &quot;%{&quot;)&amp;&quot;&quot;&quot;&quot;" office:value-type="string" office:string-value="&quot;TODO-Plural-Notify-2&quot;" calcext:value-type="string">
            <text:p>"TODO-Plural-Notify-2"</text:p>
          </table:table-cell>
          <table:table-cell table:number-columns-repeated="1022"/>
        </table:table-row>
        <table:table-row table:style-name="ro1">
          <table:table-cell table:formula="of:=LOWER([$'Definition (DE)'.C14]&amp;&quot;_&quot;&amp;[$'Definition (DE)'.D14]&amp;&quot;_&quot;&amp;[$'Definition (DE)'.$M$3]&amp;&quot;_&quot;&amp;[$'Definition (DE)'.$K$2]&amp;&quot;:&quot;)" office:value-type="string" office:string-value="group_membership_push_plural:" calcext:value-type="string">
            <text:p>group_membership_push_plural:</text:p>
          </table:table-cell>
          <table:table-cell table:formula="of:=&quot;&quot;&quot;&quot;&amp;SUBSTITUTE([$'Definition (DE)'.M14]; &quot;{&quot;; &quot;%{&quot;)&amp;&quot;&quot;&quot;&quot;" office:value-type="string" office:string-value="&quot;TODO-Plural-Push-2&quot;" calcext:value-type="string">
            <text:p>"TODO-Plural-Push-2"</text:p>
          </table:table-cell>
          <table:table-cell table:number-columns-repeated="1022"/>
        </table:table-row>
        <table:table-row table:style-name="ro1">
          <table:table-cell table:formula="of:=LOWER([$'Definition (DE)'.C14]&amp;&quot;_&quot;&amp;[$'Definition (DE)'.D14]&amp;&quot;_&quot;&amp;[$'Definition (DE)'.$N$3]&amp;&quot;_&quot;&amp;[$'Definition (DE)'.$N$2]&amp;&quot;:&quot;)" office:value-type="string" office:string-value="group_membership_activity_aggregate:" calcext:value-type="string">
            <text:p>group_membership_activity_aggregate:</text:p>
          </table:table-cell>
          <table:table-cell table:formula="of:=&quot;&quot;&quot;&quot;&amp;SUBSTITUTE([$'Definition (DE)'.N14]; &quot;{&quot;; &quot;%{&quot;)&amp;&quot;&quot;&quot;&quot;" office:value-type="string" office:string-value="&quot;TODO-Aggregate-Activity-2&quot;" calcext:value-type="string">
            <text:p>"TODO-Aggregate-Activity-2"</text:p>
          </table:table-cell>
          <table:table-cell table:number-columns-repeated="1022"/>
        </table:table-row>
        <table:table-row table:style-name="ro1">
          <table:table-cell table:formula="of:=LOWER([$'Definition (DE)'.C14]&amp;&quot;_&quot;&amp;[$'Definition (DE)'.D14]&amp;&quot;_&quot;&amp;[$'Definition (DE)'.$O$3]&amp;&quot;_&quot;&amp;[$'Definition (DE)'.$N$2]&amp;&quot;:&quot;)" office:value-type="string" office:string-value="group_membership_notify_aggregate:" calcext:value-type="string">
            <text:p>group_membership_notify_aggregate:</text:p>
          </table:table-cell>
          <table:table-cell table:formula="of:=&quot;&quot;&quot;&quot;&amp;SUBSTITUTE([$'Definition (DE)'.O14]; &quot;{&quot;; &quot;%{&quot;)&amp;&quot;&quot;&quot;&quot;" office:value-type="string" office:string-value="&quot;TODO-Aggregate-Notify-2&quot;" calcext:value-type="string">
            <text:p>"TODO-Aggregate-Notify-2"</text:p>
          </table:table-cell>
          <table:table-cell table:number-columns-repeated="1022"/>
        </table:table-row>
        <table:table-row table:style-name="ro1">
          <table:table-cell table:formula="of:=LOWER([$'Definition (DE)'.C14]&amp;&quot;_&quot;&amp;[$'Definition (DE)'.D14]&amp;&quot;_&quot;&amp;[$'Definition (DE)'.$P$3]&amp;&quot;_&quot;&amp;[$'Definition (DE)'.$N$2]&amp;&quot;:&quot;)" office:value-type="string" office:string-value="group_membership_push_aggregate:" calcext:value-type="string">
            <text:p>group_membership_push_aggregate:</text:p>
          </table:table-cell>
          <table:table-cell table:formula="of:=&quot;&quot;&quot;&quot;&amp;SUBSTITUTE([$'Definition (DE)'.P14]; &quot;{&quot;; &quot;%{&quot;)&amp;&quot;&quot;&quot;&quot;" office:value-type="string" office:string-value="&quot;TODO-Aggregate-Push-2&quot;" calcext:value-type="string">
            <text:p>"TODO-Aggregate-Push-2"</text:p>
          </table:table-cell>
          <table:table-cell table:number-columns-repeated="1022"/>
        </table:table-row>
        <table:table-row table:style-name="ro2">
          <table:table-cell table:number-columns-repeated="1024"/>
        </table:table-row>
        <table:table-row table:style-name="ro1">
          <table:table-cell table:formula="of:=LOWER([$'Definition (DE)'.C15]&amp;&quot;_&quot;&amp;[$'Definition (DE)'.D15]&amp;&quot;_&quot;&amp;[$'Definition (DE)'.$G$3]&amp;&quot;_&quot;&amp;[$'Definition (DE)'.$G$2]&amp;&quot;:&quot;)" office:value-type="string" office:string-value="slot_delete_me_singular:" calcext:value-type="string">
            <text:p>slot_delete_me_singular:</text:p>
          </table:table-cell>
          <table:table-cell table:formula="of:=&quot;&quot;&quot;&quot;&amp;SUBSTITUTE([$'Definition (DE)'.G15]; &quot;{&quot;; &quot;%{&quot;)&amp;&quot;&quot;&quot;&quot;" office:value-type="string" office:string-value="&quot;You deleted the Slot: %{TITLE}&quot;" calcext:value-type="string">
            <text:p>"You deleted the Slot: %{TITLE}"</text:p>
          </table:table-cell>
          <table:table-cell table:number-columns-repeated="1022"/>
        </table:table-row>
        <table:table-row table:style-name="ro1">
          <table:table-cell table:formula="of:=LOWER([$'Definition (DE)'.C15]&amp;&quot;_&quot;&amp;[$'Definition (DE)'.D15]&amp;&quot;_&quot;&amp;[$'Definition (DE)'.$H$3]&amp;&quot;_&quot;&amp;[$'Definition (DE)'.$G$2]&amp;&quot;:&quot;)" office:value-type="string" office:string-value="slot_delete_activity_singular:" calcext:value-type="string">
            <text:p>slot_delete_activity_singular:</text:p>
          </table:table-cell>
          <table:table-cell table:formula="of:=&quot;&quot;&quot;&quot;&amp;SUBSTITUTE([$'Definition (DE)'.H15]; &quot;{&quot;; &quot;%{&quot;)&amp;&quot;&quot;&quot;&quot;" office:value-type="string" office:string-value="&quot;&quot;" calcext:value-type="string">
            <text:p>""</text:p>
          </table:table-cell>
          <table:table-cell table:number-columns-repeated="1022"/>
        </table:table-row>
        <table:table-row table:style-name="ro1">
          <table:table-cell table:formula="of:=LOWER([$'Definition (DE)'.C15]&amp;&quot;_&quot;&amp;[$'Definition (DE)'.D15]&amp;&quot;_&quot;&amp;[$'Definition (DE)'.$I$3]&amp;&quot;_&quot;&amp;[$'Definition (DE)'.$G$2]&amp;&quot;:&quot;)" office:value-type="string" office:string-value="slot_delete_notify_singular:" calcext:value-type="string">
            <text:p>slot_delete_notify_singular:</text:p>
          </table:table-cell>
          <table:table-cell table:formula="of:=&quot;&quot;&quot;&quot;&amp;SUBSTITUTE([$'Definition (DE)'.I15]; &quot;{&quot;; &quot;%{&quot;)&amp;&quot;&quot;&quot;&quot;" office:value-type="string" office:string-value="&quot;%{USER} deleted the Slot: %{TITLE}&quot;" calcext:value-type="string">
            <text:p>"%{USER} deleted the Slot: %{TITLE}"</text:p>
          </table:table-cell>
          <table:table-cell table:number-columns-repeated="1022"/>
        </table:table-row>
        <table:table-row table:style-name="ro1">
          <table:table-cell table:formula="of:=LOWER([$'Definition (DE)'.C15]&amp;&quot;_&quot;&amp;[$'Definition (DE)'.D15]&amp;&quot;_&quot;&amp;[$'Definition (DE)'.$J$3]&amp;&quot;_&quot;&amp;[$'Definition (DE)'.$G$2]&amp;&quot;:&quot;)" office:value-type="string" office:string-value="slot_delete_push_singular:" calcext:value-type="string">
            <text:p>slot_delete_push_singular:</text:p>
          </table:table-cell>
          <table:table-cell table:formula="of:=&quot;&quot;&quot;&quot;&amp;SUBSTITUTE([$'Definition (DE)'.J15]; &quot;{&quot;; &quot;%{&quot;)&amp;&quot;&quot;&quot;&quot;" office:value-type="string" office:string-value="&quot;%{USER} deleted the Slot: %{TITLE}&quot;" calcext:value-type="string">
            <text:p>"%{USER} deleted the Slot: %{TITLE}"</text:p>
          </table:table-cell>
          <table:table-cell table:number-columns-repeated="1022"/>
        </table:table-row>
        <table:table-row table:style-name="ro1">
          <table:table-cell table:formula="of:=LOWER([$'Definition (DE)'.C15]&amp;&quot;_&quot;&amp;[$'Definition (DE)'.D15]&amp;&quot;_&quot;&amp;[$'Definition (DE)'.$K$3]&amp;&quot;_&quot;&amp;[$'Definition (DE)'.$K$2]&amp;&quot;:&quot;)" office:value-type="string" office:string-value="slot_delete_activity_plural:" calcext:value-type="string">
            <text:p>slot_delete_activity_plural:</text:p>
          </table:table-cell>
          <table:table-cell table:formula="of:=&quot;&quot;&quot;&quot;&amp;SUBSTITUTE([$'Definition (DE)'.K15]; &quot;{&quot;; &quot;%{&quot;)&amp;&quot;&quot;&quot;&quot;" office:value-type="string" office:string-value="&quot;TODO-Plural-Activity-3&quot;" calcext:value-type="string">
            <text:p>"TODO-Plural-Activity-3"</text:p>
          </table:table-cell>
          <table:table-cell table:number-columns-repeated="1022"/>
        </table:table-row>
        <table:table-row table:style-name="ro1">
          <table:table-cell table:formula="of:=LOWER([$'Definition (DE)'.C15]&amp;&quot;_&quot;&amp;[$'Definition (DE)'.D15]&amp;&quot;_&quot;&amp;[$'Definition (DE)'.$L$3]&amp;&quot;_&quot;&amp;[$'Definition (DE)'.$K$2]&amp;&quot;:&quot;)" office:value-type="string" office:string-value="slot_delete_notify_plural:" calcext:value-type="string">
            <text:p>slot_delete_notify_plural:</text:p>
          </table:table-cell>
          <table:table-cell table:formula="of:=&quot;&quot;&quot;&quot;&amp;SUBSTITUTE([$'Definition (DE)'.L15]; &quot;{&quot;; &quot;%{&quot;)&amp;&quot;&quot;&quot;&quot;" office:value-type="string" office:string-value="&quot;TODO-Plural-Notify-3&quot;" calcext:value-type="string">
            <text:p>"TODO-Plural-Notify-3"</text:p>
          </table:table-cell>
          <table:table-cell table:number-columns-repeated="1022"/>
        </table:table-row>
        <table:table-row table:style-name="ro1">
          <table:table-cell table:formula="of:=LOWER([$'Definition (DE)'.C15]&amp;&quot;_&quot;&amp;[$'Definition (DE)'.D15]&amp;&quot;_&quot;&amp;[$'Definition (DE)'.$M$3]&amp;&quot;_&quot;&amp;[$'Definition (DE)'.$K$2]&amp;&quot;:&quot;)" office:value-type="string" office:string-value="slot_delete_push_plural:" calcext:value-type="string">
            <text:p>slot_delete_push_plural:</text:p>
          </table:table-cell>
          <table:table-cell table:formula="of:=&quot;&quot;&quot;&quot;&amp;SUBSTITUTE([$'Definition (DE)'.M15]; &quot;{&quot;; &quot;%{&quot;)&amp;&quot;&quot;&quot;&quot;" office:value-type="string" office:string-value="&quot;TODO-Plural-Push-3&quot;" calcext:value-type="string">
            <text:p>"TODO-Plural-Push-3"</text:p>
          </table:table-cell>
          <table:table-cell table:number-columns-repeated="1022"/>
        </table:table-row>
        <table:table-row table:style-name="ro1">
          <table:table-cell table:formula="of:=LOWER([$'Definition (DE)'.C15]&amp;&quot;_&quot;&amp;[$'Definition (DE)'.D15]&amp;&quot;_&quot;&amp;[$'Definition (DE)'.$N$3]&amp;&quot;_&quot;&amp;[$'Definition (DE)'.$N$2]&amp;&quot;:&quot;)" office:value-type="string" office:string-value="slot_delete_activity_aggregate:" calcext:value-type="string">
            <text:p>slot_delete_activity_aggregate:</text:p>
          </table:table-cell>
          <table:table-cell table:formula="of:=&quot;&quot;&quot;&quot;&amp;SUBSTITUTE([$'Definition (DE)'.N15]; &quot;{&quot;; &quot;%{&quot;)&amp;&quot;&quot;&quot;&quot;" office:value-type="string" office:string-value="&quot;TODO-Aggregate-Activity-3&quot;" calcext:value-type="string">
            <text:p>"TODO-Aggregate-Activity-3"</text:p>
          </table:table-cell>
          <table:table-cell table:number-columns-repeated="1022"/>
        </table:table-row>
        <table:table-row table:style-name="ro1">
          <table:table-cell table:formula="of:=LOWER([$'Definition (DE)'.C15]&amp;&quot;_&quot;&amp;[$'Definition (DE)'.D15]&amp;&quot;_&quot;&amp;[$'Definition (DE)'.$O$3]&amp;&quot;_&quot;&amp;[$'Definition (DE)'.$N$2]&amp;&quot;:&quot;)" office:value-type="string" office:string-value="slot_delete_notify_aggregate:" calcext:value-type="string">
            <text:p>slot_delete_notify_aggregate:</text:p>
          </table:table-cell>
          <table:table-cell table:formula="of:=&quot;&quot;&quot;&quot;&amp;SUBSTITUTE([$'Definition (DE)'.O15]; &quot;{&quot;; &quot;%{&quot;)&amp;&quot;&quot;&quot;&quot;" office:value-type="string" office:string-value="&quot;TODO-Aggregate-Notify-3&quot;" calcext:value-type="string">
            <text:p>"TODO-Aggregate-Notify-3"</text:p>
          </table:table-cell>
          <table:table-cell table:number-columns-repeated="1022"/>
        </table:table-row>
        <table:table-row table:style-name="ro1">
          <table:table-cell table:formula="of:=LOWER([$'Definition (DE)'.C15]&amp;&quot;_&quot;&amp;[$'Definition (DE)'.D15]&amp;&quot;_&quot;&amp;[$'Definition (DE)'.$P$3]&amp;&quot;_&quot;&amp;[$'Definition (DE)'.$N$2]&amp;&quot;:&quot;)" office:value-type="string" office:string-value="slot_delete_push_aggregate:" calcext:value-type="string">
            <text:p>slot_delete_push_aggregate:</text:p>
          </table:table-cell>
          <table:table-cell table:formula="of:=&quot;&quot;&quot;&quot;&amp;SUBSTITUTE([$'Definition (DE)'.P15]; &quot;{&quot;; &quot;%{&quot;)&amp;&quot;&quot;&quot;&quot;" office:value-type="string" office:string-value="&quot;TODO-Aggregate-Push-3&quot;" calcext:value-type="string">
            <text:p>"TODO-Aggregate-Push-3"</text:p>
          </table:table-cell>
          <table:table-cell table:number-columns-repeated="1022"/>
        </table:table-row>
        <table:table-row table:style-name="ro2">
          <table:table-cell table:number-columns-repeated="1024"/>
        </table:table-row>
        <table:table-row table:style-name="ro1">
          <table:table-cell table:formula="of:=LOWER([$'Definition (DE)'.C16]&amp;&quot;_&quot;&amp;[$'Definition (DE)'.D16]&amp;&quot;_&quot;&amp;[$'Definition (DE)'.$G$3]&amp;&quot;_&quot;&amp;[$'Definition (DE)'.$G$2]&amp;&quot;:&quot;)" office:value-type="string" office:string-value="slot_unslot_me_singular:" calcext:value-type="string">
            <text:p>slot_unslot_me_singular:</text:p>
          </table:table-cell>
          <table:table-cell table:formula="of:=&quot;&quot;&quot;&quot;&amp;SUBSTITUTE([$'Definition (DE)'.G16]; &quot;{&quot;; &quot;%{&quot;)&amp;&quot;&quot;&quot;&quot;" office:value-type="string" office:string-value="&quot;You removed the Reslot: %{TITLE}&quot;" calcext:value-type="string">
            <text:p>"You removed the Reslot: %{TITLE}"</text:p>
          </table:table-cell>
          <table:table-cell table:number-columns-repeated="1022"/>
        </table:table-row>
        <table:table-row table:style-name="ro1">
          <table:table-cell table:formula="of:=LOWER([$'Definition (DE)'.C16]&amp;&quot;_&quot;&amp;[$'Definition (DE)'.D16]&amp;&quot;_&quot;&amp;[$'Definition (DE)'.$H$3]&amp;&quot;_&quot;&amp;[$'Definition (DE)'.$G$2]&amp;&quot;:&quot;)" office:value-type="string" office:string-value="slot_unslot_activity_singular:" calcext:value-type="string">
            <text:p>slot_unslot_activity_singular:</text:p>
          </table:table-cell>
          <table:table-cell table:formula="of:=&quot;&quot;&quot;&quot;&amp;SUBSTITUTE([$'Definition (DE)'.H16]; &quot;{&quot;; &quot;%{&quot;)&amp;&quot;&quot;&quot;&quot;" office:value-type="string" office:string-value="&quot;&quot;" calcext:value-type="string">
            <text:p>""</text:p>
          </table:table-cell>
          <table:table-cell table:number-columns-repeated="1022"/>
        </table:table-row>
        <table:table-row table:style-name="ro1">
          <table:table-cell table:formula="of:=LOWER([$'Definition (DE)'.C16]&amp;&quot;_&quot;&amp;[$'Definition (DE)'.D16]&amp;&quot;_&quot;&amp;[$'Definition (DE)'.$I$3]&amp;&quot;_&quot;&amp;[$'Definition (DE)'.$G$2]&amp;&quot;:&quot;)" office:value-type="string" office:string-value="slot_unslot_notify_singular:" calcext:value-type="string">
            <text:p>slot_unslot_notify_singular:</text:p>
          </table:table-cell>
          <table:table-cell table:formula="of:=&quot;&quot;&quot;&quot;&amp;SUBSTITUTE([$'Definition (DE)'.I16]; &quot;{&quot;; &quot;%{&quot;)&amp;&quot;&quot;&quot;&quot;" office:value-type="string" office:string-value="&quot;&quot;" calcext:value-type="string">
            <text:p>""</text:p>
          </table:table-cell>
          <table:table-cell table:number-columns-repeated="1022"/>
        </table:table-row>
        <table:table-row table:style-name="ro1">
          <table:table-cell table:formula="of:=LOWER([$'Definition (DE)'.C16]&amp;&quot;_&quot;&amp;[$'Definition (DE)'.D16]&amp;&quot;_&quot;&amp;[$'Definition (DE)'.$J$3]&amp;&quot;_&quot;&amp;[$'Definition (DE)'.$G$2]&amp;&quot;:&quot;)" office:value-type="string" office:string-value="slot_unslot_push_singular:" calcext:value-type="string">
            <text:p>slot_unslot_push_singular:</text:p>
          </table:table-cell>
          <table:table-cell table:formula="of:=&quot;&quot;&quot;&quot;&amp;SUBSTITUTE([$'Definition (DE)'.J16]; &quot;{&quot;; &quot;%{&quot;)&amp;&quot;&quot;&quot;&quot;" office:value-type="string" office:string-value="&quot;&quot;" calcext:value-type="string">
            <text:p>""</text:p>
          </table:table-cell>
          <table:table-cell table:number-columns-repeated="1022"/>
        </table:table-row>
        <table:table-row table:style-name="ro1">
          <table:table-cell table:formula="of:=LOWER([$'Definition (DE)'.C16]&amp;&quot;_&quot;&amp;[$'Definition (DE)'.D16]&amp;&quot;_&quot;&amp;[$'Definition (DE)'.$K$3]&amp;&quot;_&quot;&amp;[$'Definition (DE)'.$K$2]&amp;&quot;:&quot;)" office:value-type="string" office:string-value="slot_unslot_activity_plural:" calcext:value-type="string">
            <text:p>slot_unslot_activity_plural:</text:p>
          </table:table-cell>
          <table:table-cell table:formula="of:=&quot;&quot;&quot;&quot;&amp;SUBSTITUTE([$'Definition (DE)'.K16]; &quot;{&quot;; &quot;%{&quot;)&amp;&quot;&quot;&quot;&quot;" office:value-type="string" office:string-value="&quot;TODO-Plural-Activity-4&quot;" calcext:value-type="string">
            <text:p>"TODO-Plural-Activity-4"</text:p>
          </table:table-cell>
          <table:table-cell table:number-columns-repeated="1022"/>
        </table:table-row>
        <table:table-row table:style-name="ro1">
          <table:table-cell table:formula="of:=LOWER([$'Definition (DE)'.C16]&amp;&quot;_&quot;&amp;[$'Definition (DE)'.D16]&amp;&quot;_&quot;&amp;[$'Definition (DE)'.$L$3]&amp;&quot;_&quot;&amp;[$'Definition (DE)'.$K$2]&amp;&quot;:&quot;)" office:value-type="string" office:string-value="slot_unslot_notify_plural:" calcext:value-type="string">
            <text:p>slot_unslot_notify_plural:</text:p>
          </table:table-cell>
          <table:table-cell table:formula="of:=&quot;&quot;&quot;&quot;&amp;SUBSTITUTE([$'Definition (DE)'.L16]; &quot;{&quot;; &quot;%{&quot;)&amp;&quot;&quot;&quot;&quot;" office:value-type="string" office:string-value="&quot;TODO-Plural-Notify-4&quot;" calcext:value-type="string">
            <text:p>"TODO-Plural-Notify-4"</text:p>
          </table:table-cell>
          <table:table-cell table:number-columns-repeated="1022"/>
        </table:table-row>
        <table:table-row table:style-name="ro1">
          <table:table-cell table:formula="of:=LOWER([$'Definition (DE)'.C16]&amp;&quot;_&quot;&amp;[$'Definition (DE)'.D16]&amp;&quot;_&quot;&amp;[$'Definition (DE)'.$M$3]&amp;&quot;_&quot;&amp;[$'Definition (DE)'.$K$2]&amp;&quot;:&quot;)" office:value-type="string" office:string-value="slot_unslot_push_plural:" calcext:value-type="string">
            <text:p>slot_unslot_push_plural:</text:p>
          </table:table-cell>
          <table:table-cell table:formula="of:=&quot;&quot;&quot;&quot;&amp;SUBSTITUTE([$'Definition (DE)'.M16]; &quot;{&quot;; &quot;%{&quot;)&amp;&quot;&quot;&quot;&quot;" office:value-type="string" office:string-value="&quot;TODO-Plural-Push-4&quot;" calcext:value-type="string">
            <text:p>"TODO-Plural-Push-4"</text:p>
          </table:table-cell>
          <table:table-cell table:number-columns-repeated="1022"/>
        </table:table-row>
        <table:table-row table:style-name="ro1">
          <table:table-cell table:formula="of:=LOWER([$'Definition (DE)'.C16]&amp;&quot;_&quot;&amp;[$'Definition (DE)'.D16]&amp;&quot;_&quot;&amp;[$'Definition (DE)'.$N$3]&amp;&quot;_&quot;&amp;[$'Definition (DE)'.$N$2]&amp;&quot;:&quot;)" office:value-type="string" office:string-value="slot_unslot_activity_aggregate:" calcext:value-type="string">
            <text:p>slot_unslot_activity_aggregate:</text:p>
          </table:table-cell>
          <table:table-cell table:formula="of:=&quot;&quot;&quot;&quot;&amp;SUBSTITUTE([$'Definition (DE)'.N16]; &quot;{&quot;; &quot;%{&quot;)&amp;&quot;&quot;&quot;&quot;" office:value-type="string" office:string-value="&quot;TODO-Aggregate-Activity-4&quot;" calcext:value-type="string">
            <text:p>"TODO-Aggregate-Activity-4"</text:p>
          </table:table-cell>
          <table:table-cell table:number-columns-repeated="1022"/>
        </table:table-row>
        <table:table-row table:style-name="ro1">
          <table:table-cell table:formula="of:=LOWER([$'Definition (DE)'.C16]&amp;&quot;_&quot;&amp;[$'Definition (DE)'.D16]&amp;&quot;_&quot;&amp;[$'Definition (DE)'.$O$3]&amp;&quot;_&quot;&amp;[$'Definition (DE)'.$N$2]&amp;&quot;:&quot;)" office:value-type="string" office:string-value="slot_unslot_notify_aggregate:" calcext:value-type="string">
            <text:p>slot_unslot_notify_aggregate:</text:p>
          </table:table-cell>
          <table:table-cell table:formula="of:=&quot;&quot;&quot;&quot;&amp;SUBSTITUTE([$'Definition (DE)'.O16]; &quot;{&quot;; &quot;%{&quot;)&amp;&quot;&quot;&quot;&quot;" office:value-type="string" office:string-value="&quot;TODO-Aggregate-Notify-4&quot;" calcext:value-type="string">
            <text:p>"TODO-Aggregate-Notify-4"</text:p>
          </table:table-cell>
          <table:table-cell table:number-columns-repeated="1022"/>
        </table:table-row>
        <table:table-row table:style-name="ro1">
          <table:table-cell table:formula="of:=LOWER([$'Definition (DE)'.C16]&amp;&quot;_&quot;&amp;[$'Definition (DE)'.D16]&amp;&quot;_&quot;&amp;[$'Definition (DE)'.$P$3]&amp;&quot;_&quot;&amp;[$'Definition (DE)'.$N$2]&amp;&quot;:&quot;)" office:value-type="string" office:string-value="slot_unslot_push_aggregate:" calcext:value-type="string">
            <text:p>slot_unslot_push_aggregate:</text:p>
          </table:table-cell>
          <table:table-cell table:formula="of:=&quot;&quot;&quot;&quot;&amp;SUBSTITUTE([$'Definition (DE)'.P16]; &quot;{&quot;; &quot;%{&quot;)&amp;&quot;&quot;&quot;&quot;" office:value-type="string" office:string-value="&quot;TODO-Aggregate-Push-4&quot;" calcext:value-type="string">
            <text:p>"TODO-Aggregate-Push-4"</text:p>
          </table:table-cell>
          <table:table-cell table:number-columns-repeated="1022"/>
        </table:table-row>
        <table:table-row table:style-name="ro2">
          <table:table-cell table:number-columns-repeated="1024"/>
        </table:table-row>
        <table:table-row table:style-name="ro1">
          <table:table-cell table:formula="of:=LOWER([$'Definition (DE)'.C17]&amp;&quot;_&quot;&amp;[$'Definition (DE)'.D17]&amp;&quot;_&quot;&amp;[$'Definition (DE)'.$G$3]&amp;&quot;_&quot;&amp;[$'Definition (DE)'.$G$2]&amp;&quot;:&quot;)" office:value-type="string" office:string-value="user_request_me_singular:" calcext:value-type="string">
            <text:p>user_request_me_singular:</text:p>
          </table:table-cell>
          <table:table-cell table:formula="of:=&quot;&quot;&quot;&quot;&amp;SUBSTITUTE([$'Definition (DE)'.G17]; &quot;{&quot;; &quot;%{&quot;)&amp;&quot;&quot;&quot;&quot;" office:value-type="string" office:string-value="&quot;You sent a friend request to %{USER2}&quot;" calcext:value-type="string">
            <text:p>"You sent a friend request to %{USER2}"</text:p>
          </table:table-cell>
          <table:table-cell table:number-columns-repeated="1022"/>
        </table:table-row>
        <table:table-row table:style-name="ro1">
          <table:table-cell table:formula="of:=LOWER([$'Definition (DE)'.C17]&amp;&quot;_&quot;&amp;[$'Definition (DE)'.D17]&amp;&quot;_&quot;&amp;[$'Definition (DE)'.$H$3]&amp;&quot;_&quot;&amp;[$'Definition (DE)'.$G$2]&amp;&quot;:&quot;)" office:value-type="string" office:string-value="user_request_activity_singular:" calcext:value-type="string">
            <text:p>user_request_activity_singular:</text:p>
          </table:table-cell>
          <table:table-cell table:formula="of:=&quot;&quot;&quot;&quot;&amp;SUBSTITUTE([$'Definition (DE)'.H17]; &quot;{&quot;; &quot;%{&quot;)&amp;&quot;&quot;&quot;&quot;" office:value-type="string" office:string-value="&quot;&quot;" calcext:value-type="string">
            <text:p>""</text:p>
          </table:table-cell>
          <table:table-cell table:number-columns-repeated="1022"/>
        </table:table-row>
        <table:table-row table:style-name="ro1">
          <table:table-cell table:formula="of:=LOWER([$'Definition (DE)'.C17]&amp;&quot;_&quot;&amp;[$'Definition (DE)'.D17]&amp;&quot;_&quot;&amp;[$'Definition (DE)'.$I$3]&amp;&quot;_&quot;&amp;[$'Definition (DE)'.$G$2]&amp;&quot;:&quot;)" office:value-type="string" office:string-value="user_request_notify_singular:" calcext:value-type="string">
            <text:p>user_request_notify_singular:</text:p>
          </table:table-cell>
          <table:table-cell table:formula="of:=&quot;&quot;&quot;&quot;&amp;SUBSTITUTE([$'Definition (DE)'.I17]; &quot;{&quot;; &quot;%{&quot;)&amp;&quot;&quot;&quot;&quot;" office:value-type="string" office:string-value="&quot;%{USER} sent a friend request to you&quot;" calcext:value-type="string">
            <text:p>"%{USER} sent a friend request to you"</text:p>
          </table:table-cell>
          <table:table-cell table:number-columns-repeated="1022"/>
        </table:table-row>
        <table:table-row table:style-name="ro1">
          <table:table-cell table:formula="of:=LOWER([$'Definition (DE)'.C17]&amp;&quot;_&quot;&amp;[$'Definition (DE)'.D17]&amp;&quot;_&quot;&amp;[$'Definition (DE)'.$J$3]&amp;&quot;_&quot;&amp;[$'Definition (DE)'.$G$2]&amp;&quot;:&quot;)" office:value-type="string" office:string-value="user_request_push_singular:" calcext:value-type="string">
            <text:p>user_request_push_singular:</text:p>
          </table:table-cell>
          <table:table-cell table:formula="of:=&quot;&quot;&quot;&quot;&amp;SUBSTITUTE([$'Definition (DE)'.J17]; &quot;{&quot;; &quot;%{&quot;)&amp;&quot;&quot;&quot;&quot;" office:value-type="string" office:string-value="&quot;%{USER} sent a friend request to you&quot;" calcext:value-type="string">
            <text:p>"%{USER} sent a friend request to you"</text:p>
          </table:table-cell>
          <table:table-cell table:number-columns-repeated="1022"/>
        </table:table-row>
        <table:table-row table:style-name="ro1">
          <table:table-cell table:formula="of:=LOWER([$'Definition (DE)'.C17]&amp;&quot;_&quot;&amp;[$'Definition (DE)'.D17]&amp;&quot;_&quot;&amp;[$'Definition (DE)'.$K$3]&amp;&quot;_&quot;&amp;[$'Definition (DE)'.$K$2]&amp;&quot;:&quot;)" office:value-type="string" office:string-value="user_request_activity_plural:" calcext:value-type="string">
            <text:p>user_request_activity_plural:</text:p>
          </table:table-cell>
          <table:table-cell table:formula="of:=&quot;&quot;&quot;&quot;&amp;SUBSTITUTE([$'Definition (DE)'.K17]; &quot;{&quot;; &quot;%{&quot;)&amp;&quot;&quot;&quot;&quot;" office:value-type="string" office:string-value="&quot;TODO-Plural-Activity-5&quot;" calcext:value-type="string">
            <text:p>"TODO-Plural-Activity-5"</text:p>
          </table:table-cell>
          <table:table-cell table:number-columns-repeated="1022"/>
        </table:table-row>
        <table:table-row table:style-name="ro1">
          <table:table-cell table:formula="of:=LOWER([$'Definition (DE)'.C17]&amp;&quot;_&quot;&amp;[$'Definition (DE)'.D17]&amp;&quot;_&quot;&amp;[$'Definition (DE)'.$L$3]&amp;&quot;_&quot;&amp;[$'Definition (DE)'.$K$2]&amp;&quot;:&quot;)" office:value-type="string" office:string-value="user_request_notify_plural:" calcext:value-type="string">
            <text:p>user_request_notify_plural:</text:p>
          </table:table-cell>
          <table:table-cell table:formula="of:=&quot;&quot;&quot;&quot;&amp;SUBSTITUTE([$'Definition (DE)'.L17]; &quot;{&quot;; &quot;%{&quot;)&amp;&quot;&quot;&quot;&quot;" office:value-type="string" office:string-value="&quot;TODO-Plural-Notify-5&quot;" calcext:value-type="string">
            <text:p>"TODO-Plural-Notify-5"</text:p>
          </table:table-cell>
          <table:table-cell table:number-columns-repeated="1022"/>
        </table:table-row>
        <table:table-row table:style-name="ro1">
          <table:table-cell table:formula="of:=LOWER([$'Definition (DE)'.C17]&amp;&quot;_&quot;&amp;[$'Definition (DE)'.D17]&amp;&quot;_&quot;&amp;[$'Definition (DE)'.$M$3]&amp;&quot;_&quot;&amp;[$'Definition (DE)'.$K$2]&amp;&quot;:&quot;)" office:value-type="string" office:string-value="user_request_push_plural:" calcext:value-type="string">
            <text:p>user_request_push_plural:</text:p>
          </table:table-cell>
          <table:table-cell table:formula="of:=&quot;&quot;&quot;&quot;&amp;SUBSTITUTE([$'Definition (DE)'.M17]; &quot;{&quot;; &quot;%{&quot;)&amp;&quot;&quot;&quot;&quot;" office:value-type="string" office:string-value="&quot;TODO-Plural-Push-5&quot;" calcext:value-type="string">
            <text:p>"TODO-Plural-Push-5"</text:p>
          </table:table-cell>
          <table:table-cell table:number-columns-repeated="1022"/>
        </table:table-row>
        <table:table-row table:style-name="ro1">
          <table:table-cell table:formula="of:=LOWER([$'Definition (DE)'.C17]&amp;&quot;_&quot;&amp;[$'Definition (DE)'.D17]&amp;&quot;_&quot;&amp;[$'Definition (DE)'.$N$3]&amp;&quot;_&quot;&amp;[$'Definition (DE)'.$N$2]&amp;&quot;:&quot;)" office:value-type="string" office:string-value="user_request_activity_aggregate:" calcext:value-type="string">
            <text:p>user_request_activity_aggregate:</text:p>
          </table:table-cell>
          <table:table-cell table:formula="of:=&quot;&quot;&quot;&quot;&amp;SUBSTITUTE([$'Definition (DE)'.N17]; &quot;{&quot;; &quot;%{&quot;)&amp;&quot;&quot;&quot;&quot;" office:value-type="string" office:string-value="&quot;TODO-Aggregate-Activity-5&quot;" calcext:value-type="string">
            <text:p>"TODO-Aggregate-Activity-5"</text:p>
          </table:table-cell>
          <table:table-cell table:number-columns-repeated="1022"/>
        </table:table-row>
        <table:table-row table:style-name="ro1">
          <table:table-cell table:formula="of:=LOWER([$'Definition (DE)'.C17]&amp;&quot;_&quot;&amp;[$'Definition (DE)'.D17]&amp;&quot;_&quot;&amp;[$'Definition (DE)'.$O$3]&amp;&quot;_&quot;&amp;[$'Definition (DE)'.$N$2]&amp;&quot;:&quot;)" office:value-type="string" office:string-value="user_request_notify_aggregate:" calcext:value-type="string">
            <text:p>user_request_notify_aggregate:</text:p>
          </table:table-cell>
          <table:table-cell table:formula="of:=&quot;&quot;&quot;&quot;&amp;SUBSTITUTE([$'Definition (DE)'.O17]; &quot;{&quot;; &quot;%{&quot;)&amp;&quot;&quot;&quot;&quot;" office:value-type="string" office:string-value="&quot;TODO-Aggregate-Notify-5&quot;" calcext:value-type="string">
            <text:p>"TODO-Aggregate-Notify-5"</text:p>
          </table:table-cell>
          <table:table-cell table:number-columns-repeated="1022"/>
        </table:table-row>
        <table:table-row table:style-name="ro1">
          <table:table-cell table:formula="of:=LOWER([$'Definition (DE)'.C17]&amp;&quot;_&quot;&amp;[$'Definition (DE)'.D17]&amp;&quot;_&quot;&amp;[$'Definition (DE)'.$P$3]&amp;&quot;_&quot;&amp;[$'Definition (DE)'.$N$2]&amp;&quot;:&quot;)" office:value-type="string" office:string-value="user_request_push_aggregate:" calcext:value-type="string">
            <text:p>user_request_push_aggregate:</text:p>
          </table:table-cell>
          <table:table-cell table:formula="of:=&quot;&quot;&quot;&quot;&amp;SUBSTITUTE([$'Definition (DE)'.P17]; &quot;{&quot;; &quot;%{&quot;)&amp;&quot;&quot;&quot;&quot;" office:value-type="string" office:string-value="&quot;TODO-Aggregate-Push-5&quot;" calcext:value-type="string">
            <text:p>"TODO-Aggregate-Push-5"</text:p>
          </table:table-cell>
          <table:table-cell table:number-columns-repeated="1022"/>
        </table:table-row>
        <table:table-row table:style-name="ro2">
          <table:table-cell table:number-columns-repeated="1024"/>
        </table:table-row>
        <table:table-row table:style-name="ro1">
          <table:table-cell table:formula="of:=LOWER([$'Definition (DE)'.C18]&amp;&quot;_&quot;&amp;[$'Definition (DE)'.D18]&amp;&quot;_&quot;&amp;[$'Definition (DE)'.$G$3]&amp;&quot;_&quot;&amp;[$'Definition (DE)'.$G$2]&amp;&quot;:&quot;)" office:value-type="string" office:string-value="slot_private_me_singular:" calcext:value-type="string">
            <text:p>slot_private_me_singular:</text:p>
          </table:table-cell>
          <table:table-cell table:formula="of:=&quot;&quot;&quot;&quot;&amp;SUBSTITUTE([$'Definition (DE)'.G18]; &quot;{&quot;; &quot;%{&quot;)&amp;&quot;&quot;&quot;&quot;" office:value-type="string" office:string-value="&quot;You unshared the Slot: %{TITLE}&quot;" calcext:value-type="string">
            <text:p>"You unshared the Slot: %{TITLE}"</text:p>
          </table:table-cell>
          <table:table-cell table:number-columns-repeated="1022"/>
        </table:table-row>
        <table:table-row table:style-name="ro1">
          <table:table-cell table:formula="of:=LOWER([$'Definition (DE)'.C18]&amp;&quot;_&quot;&amp;[$'Definition (DE)'.D18]&amp;&quot;_&quot;&amp;[$'Definition (DE)'.$H$3]&amp;&quot;_&quot;&amp;[$'Definition (DE)'.$G$2]&amp;&quot;:&quot;)" office:value-type="string" office:string-value="slot_private_activity_singular:" calcext:value-type="string">
            <text:p>slot_private_activity_singular:</text:p>
          </table:table-cell>
          <table:table-cell table:formula="of:=&quot;&quot;&quot;&quot;&amp;SUBSTITUTE([$'Definition (DE)'.H18]; &quot;{&quot;; &quot;%{&quot;)&amp;&quot;&quot;&quot;&quot;" office:value-type="string" office:string-value="&quot;&quot;" calcext:value-type="string">
            <text:p>""</text:p>
          </table:table-cell>
          <table:table-cell table:number-columns-repeated="1022"/>
        </table:table-row>
        <table:table-row table:style-name="ro1">
          <table:table-cell table:formula="of:=LOWER([$'Definition (DE)'.C18]&amp;&quot;_&quot;&amp;[$'Definition (DE)'.D18]&amp;&quot;_&quot;&amp;[$'Definition (DE)'.$I$3]&amp;&quot;_&quot;&amp;[$'Definition (DE)'.$G$2]&amp;&quot;:&quot;)" office:value-type="string" office:string-value="slot_private_notify_singular:" calcext:value-type="string">
            <text:p>slot_private_notify_singular:</text:p>
          </table:table-cell>
          <table:table-cell table:formula="of:=&quot;&quot;&quot;&quot;&amp;SUBSTITUTE([$'Definition (DE)'.I18]; &quot;{&quot;; &quot;%{&quot;)&amp;&quot;&quot;&quot;&quot;" office:value-type="string" office:string-value="&quot;%{USER} unshared the Slot: %{TITLE}&quot;" calcext:value-type="string">
            <text:p>"%{USER} unshared the Slot: %{TITLE}"</text:p>
          </table:table-cell>
          <table:table-cell table:number-columns-repeated="1022"/>
        </table:table-row>
        <table:table-row table:style-name="ro1">
          <table:table-cell table:formula="of:=LOWER([$'Definition (DE)'.C18]&amp;&quot;_&quot;&amp;[$'Definition (DE)'.D18]&amp;&quot;_&quot;&amp;[$'Definition (DE)'.$J$3]&amp;&quot;_&quot;&amp;[$'Definition (DE)'.$G$2]&amp;&quot;:&quot;)" office:value-type="string" office:string-value="slot_private_push_singular:" calcext:value-type="string">
            <text:p>slot_private_push_singular:</text:p>
          </table:table-cell>
          <table:table-cell table:formula="of:=&quot;&quot;&quot;&quot;&amp;SUBSTITUTE([$'Definition (DE)'.J18]; &quot;{&quot;; &quot;%{&quot;)&amp;&quot;&quot;&quot;&quot;" office:value-type="string" office:string-value="&quot;%{USER} unshared the Slot: %{TITLE}&quot;" calcext:value-type="string">
            <text:p>"%{USER} unshared the Slot: %{TITLE}"</text:p>
          </table:table-cell>
          <table:table-cell table:number-columns-repeated="1022"/>
        </table:table-row>
        <table:table-row table:style-name="ro1">
          <table:table-cell table:formula="of:=LOWER([$'Definition (DE)'.C18]&amp;&quot;_&quot;&amp;[$'Definition (DE)'.D18]&amp;&quot;_&quot;&amp;[$'Definition (DE)'.$K$3]&amp;&quot;_&quot;&amp;[$'Definition (DE)'.$K$2]&amp;&quot;:&quot;)" office:value-type="string" office:string-value="slot_private_activity_plural:" calcext:value-type="string">
            <text:p>slot_private_activity_plural:</text:p>
          </table:table-cell>
          <table:table-cell table:formula="of:=&quot;&quot;&quot;&quot;&amp;SUBSTITUTE([$'Definition (DE)'.K18]; &quot;{&quot;; &quot;%{&quot;)&amp;&quot;&quot;&quot;&quot;" office:value-type="string" office:string-value="&quot;TODO-Plural-Activity-6&quot;" calcext:value-type="string">
            <text:p>"TODO-Plural-Activity-6"</text:p>
          </table:table-cell>
          <table:table-cell table:number-columns-repeated="1022"/>
        </table:table-row>
        <table:table-row table:style-name="ro1">
          <table:table-cell table:formula="of:=LOWER([$'Definition (DE)'.C18]&amp;&quot;_&quot;&amp;[$'Definition (DE)'.D18]&amp;&quot;_&quot;&amp;[$'Definition (DE)'.$L$3]&amp;&quot;_&quot;&amp;[$'Definition (DE)'.$K$2]&amp;&quot;:&quot;)" office:value-type="string" office:string-value="slot_private_notify_plural:" calcext:value-type="string">
            <text:p>slot_private_notify_plural:</text:p>
          </table:table-cell>
          <table:table-cell table:formula="of:=&quot;&quot;&quot;&quot;&amp;SUBSTITUTE([$'Definition (DE)'.L18]; &quot;{&quot;; &quot;%{&quot;)&amp;&quot;&quot;&quot;&quot;" office:value-type="string" office:string-value="&quot;TODO-Plural-Notify-6&quot;" calcext:value-type="string">
            <text:p>"TODO-Plural-Notify-6"</text:p>
          </table:table-cell>
          <table:table-cell table:number-columns-repeated="1022"/>
        </table:table-row>
        <table:table-row table:style-name="ro1">
          <table:table-cell table:formula="of:=LOWER([$'Definition (DE)'.C18]&amp;&quot;_&quot;&amp;[$'Definition (DE)'.D18]&amp;&quot;_&quot;&amp;[$'Definition (DE)'.$M$3]&amp;&quot;_&quot;&amp;[$'Definition (DE)'.$K$2]&amp;&quot;:&quot;)" office:value-type="string" office:string-value="slot_private_push_plural:" calcext:value-type="string">
            <text:p>slot_private_push_plural:</text:p>
          </table:table-cell>
          <table:table-cell table:formula="of:=&quot;&quot;&quot;&quot;&amp;SUBSTITUTE([$'Definition (DE)'.M18]; &quot;{&quot;; &quot;%{&quot;)&amp;&quot;&quot;&quot;&quot;" office:value-type="string" office:string-value="&quot;TODO-Plural-Push-6&quot;" calcext:value-type="string">
            <text:p>"TODO-Plural-Push-6"</text:p>
          </table:table-cell>
          <table:table-cell table:number-columns-repeated="1022"/>
        </table:table-row>
        <table:table-row table:style-name="ro1">
          <table:table-cell table:formula="of:=LOWER([$'Definition (DE)'.C18]&amp;&quot;_&quot;&amp;[$'Definition (DE)'.D18]&amp;&quot;_&quot;&amp;[$'Definition (DE)'.$N$3]&amp;&quot;_&quot;&amp;[$'Definition (DE)'.$N$2]&amp;&quot;:&quot;)" office:value-type="string" office:string-value="slot_private_activity_aggregate:" calcext:value-type="string">
            <text:p>slot_private_activity_aggregate:</text:p>
          </table:table-cell>
          <table:table-cell table:formula="of:=&quot;&quot;&quot;&quot;&amp;SUBSTITUTE([$'Definition (DE)'.N18]; &quot;{&quot;; &quot;%{&quot;)&amp;&quot;&quot;&quot;&quot;" office:value-type="string" office:string-value="&quot;TODO-Aggregate-Activity-6&quot;" calcext:value-type="string">
            <text:p>"TODO-Aggregate-Activity-6"</text:p>
          </table:table-cell>
          <table:table-cell table:number-columns-repeated="1022"/>
        </table:table-row>
        <table:table-row table:style-name="ro1">
          <table:table-cell table:formula="of:=LOWER([$'Definition (DE)'.C18]&amp;&quot;_&quot;&amp;[$'Definition (DE)'.D18]&amp;&quot;_&quot;&amp;[$'Definition (DE)'.$O$3]&amp;&quot;_&quot;&amp;[$'Definition (DE)'.$N$2]&amp;&quot;:&quot;)" office:value-type="string" office:string-value="slot_private_notify_aggregate:" calcext:value-type="string">
            <text:p>slot_private_notify_aggregate:</text:p>
          </table:table-cell>
          <table:table-cell table:formula="of:=&quot;&quot;&quot;&quot;&amp;SUBSTITUTE([$'Definition (DE)'.O18]; &quot;{&quot;; &quot;%{&quot;)&amp;&quot;&quot;&quot;&quot;" office:value-type="string" office:string-value="&quot;TODO-Aggregate-Notify-6&quot;" calcext:value-type="string">
            <text:p>"TODO-Aggregate-Notify-6"</text:p>
          </table:table-cell>
          <table:table-cell table:number-columns-repeated="1022"/>
        </table:table-row>
        <table:table-row table:style-name="ro1">
          <table:table-cell table:formula="of:=LOWER([$'Definition (DE)'.C18]&amp;&quot;_&quot;&amp;[$'Definition (DE)'.D18]&amp;&quot;_&quot;&amp;[$'Definition (DE)'.$P$3]&amp;&quot;_&quot;&amp;[$'Definition (DE)'.$N$2]&amp;&quot;:&quot;)" office:value-type="string" office:string-value="slot_private_push_aggregate:" calcext:value-type="string">
            <text:p>slot_private_push_aggregate:</text:p>
          </table:table-cell>
          <table:table-cell table:formula="of:=&quot;&quot;&quot;&quot;&amp;SUBSTITUTE([$'Definition (DE)'.P18]; &quot;{&quot;; &quot;%{&quot;)&amp;&quot;&quot;&quot;&quot;" office:value-type="string" office:string-value="&quot;TODO-Aggregate-Push-6&quot;" calcext:value-type="string">
            <text:p>"TODO-Aggregate-Push-6"</text:p>
          </table:table-cell>
          <table:table-cell table:number-columns-repeated="1022"/>
        </table:table-row>
        <table:table-row table:style-name="ro2">
          <table:table-cell table:number-columns-repeated="1024"/>
        </table:table-row>
        <table:table-row table:style-name="ro1">
          <table:table-cell table:formula="of:=LOWER([$'Definition (DE)'.C19]&amp;&quot;_&quot;&amp;[$'Definition (DE)'.D19]&amp;&quot;_&quot;&amp;[$'Definition (DE)'.$G$3]&amp;&quot;_&quot;&amp;[$'Definition (DE)'.$G$2]&amp;&quot;:&quot;)" office:value-type="string" office:string-value="slot_update_me_singular:" calcext:value-type="string">
            <text:p>slot_update_me_singular:</text:p>
          </table:table-cell>
          <table:table-cell table:formula="of:=&quot;&quot;&quot;&quot;&amp;SUBSTITUTE([$'Definition (DE)'.G19]; &quot;{&quot;; &quot;%{&quot;)&amp;&quot;&quot;&quot;&quot;" office:value-type="string" office:string-value="&quot;You changed the %{FIELD} from the Slot: %{TITLE}&quot;" calcext:value-type="string">
            <text:p>"You changed the %{FIELD} from the Slot: %{TITLE}"</text:p>
          </table:table-cell>
          <table:table-cell table:number-columns-repeated="1022"/>
        </table:table-row>
        <table:table-row table:style-name="ro1">
          <table:table-cell table:formula="of:=LOWER([$'Definition (DE)'.C19]&amp;&quot;_&quot;&amp;[$'Definition (DE)'.D19]&amp;&quot;_&quot;&amp;[$'Definition (DE)'.$H$3]&amp;&quot;_&quot;&amp;[$'Definition (DE)'.$G$2]&amp;&quot;:&quot;)" office:value-type="string" office:string-value="slot_update_activity_singular:" calcext:value-type="string">
            <text:p>slot_update_activity_singular:</text:p>
          </table:table-cell>
          <table:table-cell table:formula="of:=&quot;&quot;&quot;&quot;&amp;SUBSTITUTE([$'Definition (DE)'.H19]; &quot;{&quot;; &quot;%{&quot;)&amp;&quot;&quot;&quot;&quot;" office:value-type="string" office:string-value="&quot;TODO-Singular-Activity-1&quot;" calcext:value-type="string">
            <text:p>"TODO-Singular-Activity-1"</text:p>
          </table:table-cell>
          <table:table-cell table:number-columns-repeated="1022"/>
        </table:table-row>
        <table:table-row table:style-name="ro1">
          <table:table-cell table:formula="of:=LOWER([$'Definition (DE)'.C19]&amp;&quot;_&quot;&amp;[$'Definition (DE)'.D19]&amp;&quot;_&quot;&amp;[$'Definition (DE)'.$I$3]&amp;&quot;_&quot;&amp;[$'Definition (DE)'.$G$2]&amp;&quot;:&quot;)" office:value-type="string" office:string-value="slot_update_notify_singular:" calcext:value-type="string">
            <text:p>slot_update_notify_singular:</text:p>
          </table:table-cell>
          <table:table-cell table:formula="of:=&quot;&quot;&quot;&quot;&amp;SUBSTITUTE([$'Definition (DE)'.I19]; &quot;{&quot;; &quot;%{&quot;)&amp;&quot;&quot;&quot;&quot;" office:value-type="string" office:string-value="&quot;TODO-Singular-Notify-1&quot;" calcext:value-type="string">
            <text:p>"TODO-Singular-Notify-1"</text:p>
          </table:table-cell>
          <table:table-cell table:number-columns-repeated="1022"/>
        </table:table-row>
        <table:table-row table:style-name="ro1">
          <table:table-cell table:formula="of:=LOWER([$'Definition (DE)'.C19]&amp;&quot;_&quot;&amp;[$'Definition (DE)'.D19]&amp;&quot;_&quot;&amp;[$'Definition (DE)'.$J$3]&amp;&quot;_&quot;&amp;[$'Definition (DE)'.$G$2]&amp;&quot;:&quot;)" office:value-type="string" office:string-value="slot_update_push_singular:" calcext:value-type="string">
            <text:p>slot_update_push_singular:</text:p>
          </table:table-cell>
          <table:table-cell table:formula="of:=&quot;&quot;&quot;&quot;&amp;SUBSTITUTE([$'Definition (DE)'.J19]; &quot;{&quot;; &quot;%{&quot;)&amp;&quot;&quot;&quot;&quot;" office:value-type="string" office:string-value="&quot;TODO-Singular-Push-1&quot;" calcext:value-type="string">
            <text:p>"TODO-Singular-Push-1"</text:p>
          </table:table-cell>
          <table:table-cell table:number-columns-repeated="1022"/>
        </table:table-row>
        <table:table-row table:style-name="ro1">
          <table:table-cell table:formula="of:=LOWER([$'Definition (DE)'.C19]&amp;&quot;_&quot;&amp;[$'Definition (DE)'.D19]&amp;&quot;_&quot;&amp;[$'Definition (DE)'.$K$3]&amp;&quot;_&quot;&amp;[$'Definition (DE)'.$K$2]&amp;&quot;:&quot;)" office:value-type="string" office:string-value="slot_update_activity_plural:" calcext:value-type="string">
            <text:p>slot_update_activity_plural:</text:p>
          </table:table-cell>
          <table:table-cell table:formula="of:=&quot;&quot;&quot;&quot;&amp;SUBSTITUTE([$'Definition (DE)'.K19]; &quot;{&quot;; &quot;%{&quot;)&amp;&quot;&quot;&quot;&quot;" office:value-type="string" office:string-value="&quot;&quot;" calcext:value-type="string">
            <text:p>""</text:p>
          </table:table-cell>
          <table:table-cell table:number-columns-repeated="1022"/>
        </table:table-row>
        <table:table-row table:style-name="ro1">
          <table:table-cell table:formula="of:=LOWER([$'Definition (DE)'.C19]&amp;&quot;_&quot;&amp;[$'Definition (DE)'.D19]&amp;&quot;_&quot;&amp;[$'Definition (DE)'.$L$3]&amp;&quot;_&quot;&amp;[$'Definition (DE)'.$K$2]&amp;&quot;:&quot;)" office:value-type="string" office:string-value="slot_update_notify_plural:" calcext:value-type="string">
            <text:p>slot_update_notify_plural:</text:p>
          </table:table-cell>
          <table:table-cell table:formula="of:=&quot;&quot;&quot;&quot;&amp;SUBSTITUTE([$'Definition (DE)'.L19]; &quot;{&quot;; &quot;%{&quot;)&amp;&quot;&quot;&quot;&quot;" office:value-type="string" office:string-value="&quot;&quot;" calcext:value-type="string">
            <text:p>""</text:p>
          </table:table-cell>
          <table:table-cell table:number-columns-repeated="1022"/>
        </table:table-row>
        <table:table-row table:style-name="ro1">
          <table:table-cell table:formula="of:=LOWER([$'Definition (DE)'.C19]&amp;&quot;_&quot;&amp;[$'Definition (DE)'.D19]&amp;&quot;_&quot;&amp;[$'Definition (DE)'.$M$3]&amp;&quot;_&quot;&amp;[$'Definition (DE)'.$K$2]&amp;&quot;:&quot;)" office:value-type="string" office:string-value="slot_update_push_plural:" calcext:value-type="string">
            <text:p>slot_update_push_plural:</text:p>
          </table:table-cell>
          <table:table-cell table:formula="of:=&quot;&quot;&quot;&quot;&amp;SUBSTITUTE([$'Definition (DE)'.M19]; &quot;{&quot;; &quot;%{&quot;)&amp;&quot;&quot;&quot;&quot;" office:value-type="string" office:string-value="&quot;&quot;" calcext:value-type="string">
            <text:p>""</text:p>
          </table:table-cell>
          <table:table-cell table:number-columns-repeated="1022"/>
        </table:table-row>
        <table:table-row table:style-name="ro1">
          <table:table-cell table:formula="of:=LOWER([$'Definition (DE)'.C19]&amp;&quot;_&quot;&amp;[$'Definition (DE)'.D19]&amp;&quot;_&quot;&amp;[$'Definition (DE)'.$N$3]&amp;&quot;_&quot;&amp;[$'Definition (DE)'.$N$2]&amp;&quot;:&quot;)" office:value-type="string" office:string-value="slot_update_activity_aggregate:" calcext:value-type="string">
            <text:p>slot_update_activity_aggregate:</text:p>
          </table:table-cell>
          <table:table-cell table:formula="of:=&quot;&quot;&quot;&quot;&amp;SUBSTITUTE([$'Definition (DE)'.N19]; &quot;{&quot;; &quot;%{&quot;)&amp;&quot;&quot;&quot;&quot;" office:value-type="string" office:string-value="&quot;&quot;" calcext:value-type="string">
            <text:p>""</text:p>
          </table:table-cell>
          <table:table-cell table:number-columns-repeated="1022"/>
        </table:table-row>
        <table:table-row table:style-name="ro1">
          <table:table-cell table:formula="of:=LOWER([$'Definition (DE)'.C19]&amp;&quot;_&quot;&amp;[$'Definition (DE)'.D19]&amp;&quot;_&quot;&amp;[$'Definition (DE)'.$O$3]&amp;&quot;_&quot;&amp;[$'Definition (DE)'.$N$2]&amp;&quot;:&quot;)" office:value-type="string" office:string-value="slot_update_notify_aggregate:" calcext:value-type="string">
            <text:p>slot_update_notify_aggregate:</text:p>
          </table:table-cell>
          <table:table-cell table:formula="of:=&quot;&quot;&quot;&quot;&amp;SUBSTITUTE([$'Definition (DE)'.O19]; &quot;{&quot;; &quot;%{&quot;)&amp;&quot;&quot;&quot;&quot;" office:value-type="string" office:string-value="&quot;&quot;" calcext:value-type="string">
            <text:p>""</text:p>
          </table:table-cell>
          <table:table-cell table:number-columns-repeated="1022"/>
        </table:table-row>
        <table:table-row table:style-name="ro1">
          <table:table-cell table:formula="of:=LOWER([$'Definition (DE)'.C19]&amp;&quot;_&quot;&amp;[$'Definition (DE)'.D19]&amp;&quot;_&quot;&amp;[$'Definition (DE)'.$P$3]&amp;&quot;_&quot;&amp;[$'Definition (DE)'.$N$2]&amp;&quot;:&quot;)" office:value-type="string" office:string-value="slot_update_push_aggregate:" calcext:value-type="string">
            <text:p>slot_update_push_aggregate:</text:p>
          </table:table-cell>
          <table:table-cell table:formula="of:=&quot;&quot;&quot;&quot;&amp;SUBSTITUTE([$'Definition (DE)'.P19]; &quot;{&quot;; &quo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DE)'.C20]&amp;&quot;_&quot;&amp;[$'Definition (DE)'.D20]&amp;&quot;_&quot;&amp;[$'Definition (DE)'.$G$3]&amp;&quot;_&quot;&amp;[$'Definition (DE)'.$G$2]&amp;&quot;:&quot;)" office:value-type="string" office:string-value="user_unfriend_me_singular:" calcext:value-type="string">
            <text:p>user_unfriend_me_singular:</text:p>
          </table:table-cell>
          <table:table-cell table:formula="of:=&quot;&quot;&quot;&quot;&amp;SUBSTITUTE([$'Definition (DE)'.G20]; &quot;{&quot;; &quot;%{&quot;)&amp;&quot;&quot;&quot;&quot;" office:value-type="string" office:string-value="&quot;You deleted the friendship with: %{USER2}&quot;" calcext:value-type="string">
            <text:p>"You deleted the friendship with: %{USER2}"</text:p>
          </table:table-cell>
          <table:table-cell table:number-columns-repeated="1022"/>
        </table:table-row>
        <table:table-row table:style-name="ro1">
          <table:table-cell table:formula="of:=LOWER([$'Definition (DE)'.C20]&amp;&quot;_&quot;&amp;[$'Definition (DE)'.D20]&amp;&quot;_&quot;&amp;[$'Definition (DE)'.$H$3]&amp;&quot;_&quot;&amp;[$'Definition (DE)'.$G$2]&amp;&quot;:&quot;)" office:value-type="string" office:string-value="user_unfriend_activity_singular:" calcext:value-type="string">
            <text:p>user_unfriend_activity_singular:</text:p>
          </table:table-cell>
          <table:table-cell table:formula="of:=&quot;&quot;&quot;&quot;&amp;SUBSTITUTE([$'Definition (DE)'.H20]; &quot;{&quot;; &quot;%{&quot;)&amp;&quot;&quot;&quot;&quot;" office:value-type="string" office:string-value="&quot;&quot;" calcext:value-type="string">
            <text:p>""</text:p>
          </table:table-cell>
          <table:table-cell table:number-columns-repeated="1022"/>
        </table:table-row>
        <table:table-row table:style-name="ro1">
          <table:table-cell table:formula="of:=LOWER([$'Definition (DE)'.C20]&amp;&quot;_&quot;&amp;[$'Definition (DE)'.D20]&amp;&quot;_&quot;&amp;[$'Definition (DE)'.$I$3]&amp;&quot;_&quot;&amp;[$'Definition (DE)'.$G$2]&amp;&quot;:&quot;)" office:value-type="string" office:string-value="user_unfriend_notify_singular:" calcext:value-type="string">
            <text:p>user_unfriend_notify_singular:</text:p>
          </table:table-cell>
          <table:table-cell table:formula="of:=&quot;&quot;&quot;&quot;&amp;SUBSTITUTE([$'Definition (DE)'.I20]; &quot;{&quot;; &quot;%{&quot;)&amp;&quot;&quot;&quot;&quot;" office:value-type="string" office:string-value="&quot;&quot;" calcext:value-type="string">
            <text:p>""</text:p>
          </table:table-cell>
          <table:table-cell table:number-columns-repeated="1022"/>
        </table:table-row>
        <table:table-row table:style-name="ro1">
          <table:table-cell table:formula="of:=LOWER([$'Definition (DE)'.C20]&amp;&quot;_&quot;&amp;[$'Definition (DE)'.D20]&amp;&quot;_&quot;&amp;[$'Definition (DE)'.$J$3]&amp;&quot;_&quot;&amp;[$'Definition (DE)'.$G$2]&amp;&quot;:&quot;)" office:value-type="string" office:string-value="user_unfriend_push_singular:" calcext:value-type="string">
            <text:p>user_unfriend_push_singular:</text:p>
          </table:table-cell>
          <table:table-cell table:formula="of:=&quot;&quot;&quot;&quot;&amp;SUBSTITUTE([$'Definition (DE)'.J20]; &quot;{&quot;; &quot;%{&quot;)&amp;&quot;&quot;&quot;&quot;" office:value-type="string" office:string-value="&quot;&quot;" calcext:value-type="string">
            <text:p>""</text:p>
          </table:table-cell>
          <table:table-cell table:number-columns-repeated="1022"/>
        </table:table-row>
        <table:table-row table:style-name="ro1">
          <table:table-cell table:formula="of:=LOWER([$'Definition (DE)'.C20]&amp;&quot;_&quot;&amp;[$'Definition (DE)'.D20]&amp;&quot;_&quot;&amp;[$'Definition (DE)'.$K$3]&amp;&quot;_&quot;&amp;[$'Definition (DE)'.$K$2]&amp;&quot;:&quot;)" office:value-type="string" office:string-value="user_unfriend_activity_plural:" calcext:value-type="string">
            <text:p>user_unfriend_activity_plural:</text:p>
          </table:table-cell>
          <table:table-cell table:formula="of:=&quot;&quot;&quot;&quot;&amp;SUBSTITUTE([$'Definition (DE)'.K20]; &quot;{&quot;; &quot;%{&quot;)&amp;&quot;&quot;&quot;&quot;" office:value-type="string" office:string-value="&quot;&quot;" calcext:value-type="string">
            <text:p>""</text:p>
          </table:table-cell>
          <table:table-cell table:number-columns-repeated="1022"/>
        </table:table-row>
        <table:table-row table:style-name="ro1">
          <table:table-cell table:formula="of:=LOWER([$'Definition (DE)'.C20]&amp;&quot;_&quot;&amp;[$'Definition (DE)'.D20]&amp;&quot;_&quot;&amp;[$'Definition (DE)'.$L$3]&amp;&quot;_&quot;&amp;[$'Definition (DE)'.$K$2]&amp;&quot;:&quot;)" office:value-type="string" office:string-value="user_unfriend_notify_plural:" calcext:value-type="string">
            <text:p>user_unfriend_notify_plural:</text:p>
          </table:table-cell>
          <table:table-cell table:formula="of:=&quot;&quot;&quot;&quot;&amp;SUBSTITUTE([$'Definition (DE)'.L20]; &quot;{&quot;; &quot;%{&quot;)&amp;&quot;&quot;&quot;&quot;" office:value-type="string" office:string-value="&quot;&quot;" calcext:value-type="string">
            <text:p>""</text:p>
          </table:table-cell>
          <table:table-cell table:number-columns-repeated="1022"/>
        </table:table-row>
        <table:table-row table:style-name="ro1">
          <table:table-cell table:formula="of:=LOWER([$'Definition (DE)'.C20]&amp;&quot;_&quot;&amp;[$'Definition (DE)'.D20]&amp;&quot;_&quot;&amp;[$'Definition (DE)'.$M$3]&amp;&quot;_&quot;&amp;[$'Definition (DE)'.$K$2]&amp;&quot;:&quot;)" office:value-type="string" office:string-value="user_unfriend_push_plural:" calcext:value-type="string">
            <text:p>user_unfriend_push_plural:</text:p>
          </table:table-cell>
          <table:table-cell table:formula="of:=&quot;&quot;&quot;&quot;&amp;SUBSTITUTE([$'Definition (DE)'.M20]; &quot;{&quot;; &quot;%{&quot;)&amp;&quot;&quot;&quot;&quot;" office:value-type="string" office:string-value="&quot;&quot;" calcext:value-type="string">
            <text:p>""</text:p>
          </table:table-cell>
          <table:table-cell table:number-columns-repeated="1022"/>
        </table:table-row>
        <table:table-row table:style-name="ro1">
          <table:table-cell table:formula="of:=LOWER([$'Definition (DE)'.C20]&amp;&quot;_&quot;&amp;[$'Definition (DE)'.D20]&amp;&quot;_&quot;&amp;[$'Definition (DE)'.$N$3]&amp;&quot;_&quot;&amp;[$'Definition (DE)'.$N$2]&amp;&quot;:&quot;)" office:value-type="string" office:string-value="user_unfriend_activity_aggregate:" calcext:value-type="string">
            <text:p>user_unfriend_activity_aggregate:</text:p>
          </table:table-cell>
          <table:table-cell table:formula="of:=&quot;&quot;&quot;&quot;&amp;SUBSTITUTE([$'Definition (DE)'.N20]; &quot;{&quot;; &quot;%{&quot;)&amp;&quot;&quot;&quot;&quot;" office:value-type="string" office:string-value="&quot;&quot;" calcext:value-type="string">
            <text:p>""</text:p>
          </table:table-cell>
          <table:table-cell table:number-columns-repeated="1022"/>
        </table:table-row>
        <table:table-row table:style-name="ro1">
          <table:table-cell table:formula="of:=LOWER([$'Definition (DE)'.C20]&amp;&quot;_&quot;&amp;[$'Definition (DE)'.D20]&amp;&quot;_&quot;&amp;[$'Definition (DE)'.$O$3]&amp;&quot;_&quot;&amp;[$'Definition (DE)'.$N$2]&amp;&quot;:&quot;)" office:value-type="string" office:string-value="user_unfriend_notify_aggregate:" calcext:value-type="string">
            <text:p>user_unfriend_notify_aggregate:</text:p>
          </table:table-cell>
          <table:table-cell table:formula="of:=&quot;&quot;&quot;&quot;&amp;SUBSTITUTE([$'Definition (DE)'.O20]; &quot;{&quot;; &quot;%{&quot;)&amp;&quot;&quot;&quot;&quot;" office:value-type="string" office:string-value="&quot;&quot;" calcext:value-type="string">
            <text:p>""</text:p>
          </table:table-cell>
          <table:table-cell table:number-columns-repeated="1022"/>
        </table:table-row>
        <table:table-row table:style-name="ro1">
          <table:table-cell table:formula="of:=LOWER([$'Definition (DE)'.C20]&amp;&quot;_&quot;&amp;[$'Definition (DE)'.D20]&amp;&quot;_&quot;&amp;[$'Definition (DE)'.$P$3]&amp;&quot;_&quot;&amp;[$'Definition (DE)'.$N$2]&amp;&quot;:&quot;)" office:value-type="string" office:string-value="user_unfriend_push_aggregate:" calcext:value-type="string">
            <text:p>user_unfriend_push_aggregate:</text:p>
          </table:table-cell>
          <table:table-cell table:formula="of:=&quot;&quot;&quot;&quot;&amp;SUBSTITUTE([$'Definition (DE)'.P20]; &quot;{&quot;; &quo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DE)'.C21]&amp;&quot;_&quot;&amp;[$'Definition (DE)'.D21]&amp;&quot;_&quot;&amp;[$'Definition (DE)'.$G$3]&amp;&quot;_&quot;&amp;[$'Definition (DE)'.$G$2]&amp;&quot;:&quot;)" office:value-type="string" office:string-value="user_reject_me_singular:" calcext:value-type="string">
            <text:p>user_reject_me_singular:</text:p>
          </table:table-cell>
          <table:table-cell table:formula="of:=&quot;&quot;&quot;&quot;&amp;SUBSTITUTE([$'Definition (DE)'.G21]; &quot;{&quot;; &quot;%{&quot;)&amp;&quot;&quot;&quot;&quot;" office:value-type="string" office:string-value="&quot;You rejected a friend request from: %{USER2}&quot;" calcext:value-type="string">
            <text:p>"You rejected a friend request from: %{USER2}"</text:p>
          </table:table-cell>
          <table:table-cell table:number-columns-repeated="1022"/>
        </table:table-row>
        <table:table-row table:style-name="ro1">
          <table:table-cell table:formula="of:=LOWER([$'Definition (DE)'.C21]&amp;&quot;_&quot;&amp;[$'Definition (DE)'.D21]&amp;&quot;_&quot;&amp;[$'Definition (DE)'.$H$3]&amp;&quot;_&quot;&amp;[$'Definition (DE)'.$G$2]&amp;&quot;:&quot;)" office:value-type="string" office:string-value="user_reject_activity_singular:" calcext:value-type="string">
            <text:p>user_reject_activity_singular:</text:p>
          </table:table-cell>
          <table:table-cell table:formula="of:=&quot;&quot;&quot;&quot;&amp;SUBSTITUTE([$'Definition (DE)'.H21]; &quot;{&quot;; &quot;%{&quot;)&amp;&quot;&quot;&quot;&quot;" office:value-type="string" office:string-value="&quot;&quot;" calcext:value-type="string">
            <text:p>""</text:p>
          </table:table-cell>
          <table:table-cell table:number-columns-repeated="1022"/>
        </table:table-row>
        <table:table-row table:style-name="ro1">
          <table:table-cell table:formula="of:=LOWER([$'Definition (DE)'.C21]&amp;&quot;_&quot;&amp;[$'Definition (DE)'.D21]&amp;&quot;_&quot;&amp;[$'Definition (DE)'.$I$3]&amp;&quot;_&quot;&amp;[$'Definition (DE)'.$G$2]&amp;&quot;:&quot;)" office:value-type="string" office:string-value="user_reject_notify_singular:" calcext:value-type="string">
            <text:p>user_reject_notify_singular:</text:p>
          </table:table-cell>
          <table:table-cell table:formula="of:=&quot;&quot;&quot;&quot;&amp;SUBSTITUTE([$'Definition (DE)'.I21]; &quot;{&quot;; &quot;%{&quot;)&amp;&quot;&quot;&quot;&quot;" office:value-type="string" office:string-value="&quot;&quot;" calcext:value-type="string">
            <text:p>""</text:p>
          </table:table-cell>
          <table:table-cell table:number-columns-repeated="1022"/>
        </table:table-row>
        <table:table-row table:style-name="ro1">
          <table:table-cell table:formula="of:=LOWER([$'Definition (DE)'.C21]&amp;&quot;_&quot;&amp;[$'Definition (DE)'.D21]&amp;&quot;_&quot;&amp;[$'Definition (DE)'.$J$3]&amp;&quot;_&quot;&amp;[$'Definition (DE)'.$G$2]&amp;&quot;:&quot;)" office:value-type="string" office:string-value="user_reject_push_singular:" calcext:value-type="string">
            <text:p>user_reject_push_singular:</text:p>
          </table:table-cell>
          <table:table-cell table:formula="of:=&quot;&quot;&quot;&quot;&amp;SUBSTITUTE([$'Definition (DE)'.J21]; &quot;{&quot;; &quot;%{&quot;)&amp;&quot;&quot;&quot;&quot;" office:value-type="string" office:string-value="&quot;&quot;" calcext:value-type="string">
            <text:p>""</text:p>
          </table:table-cell>
          <table:table-cell table:number-columns-repeated="1022"/>
        </table:table-row>
        <table:table-row table:style-name="ro1">
          <table:table-cell table:formula="of:=LOWER([$'Definition (DE)'.C21]&amp;&quot;_&quot;&amp;[$'Definition (DE)'.D21]&amp;&quot;_&quot;&amp;[$'Definition (DE)'.$K$3]&amp;&quot;_&quot;&amp;[$'Definition (DE)'.$K$2]&amp;&quot;:&quot;)" office:value-type="string" office:string-value="user_reject_activity_plural:" calcext:value-type="string">
            <text:p>user_reject_activity_plural:</text:p>
          </table:table-cell>
          <table:table-cell table:formula="of:=&quot;&quot;&quot;&quot;&amp;SUBSTITUTE([$'Definition (DE)'.K21]; &quot;{&quot;; &quot;%{&quot;)&amp;&quot;&quot;&quot;&quot;" office:value-type="string" office:string-value="&quot;&quot;" calcext:value-type="string">
            <text:p>""</text:p>
          </table:table-cell>
          <table:table-cell table:number-columns-repeated="1022"/>
        </table:table-row>
        <table:table-row table:style-name="ro1">
          <table:table-cell table:formula="of:=LOWER([$'Definition (DE)'.C21]&amp;&quot;_&quot;&amp;[$'Definition (DE)'.D21]&amp;&quot;_&quot;&amp;[$'Definition (DE)'.$L$3]&amp;&quot;_&quot;&amp;[$'Definition (DE)'.$K$2]&amp;&quot;:&quot;)" office:value-type="string" office:string-value="user_reject_notify_plural:" calcext:value-type="string">
            <text:p>user_reject_notify_plural:</text:p>
          </table:table-cell>
          <table:table-cell table:formula="of:=&quot;&quot;&quot;&quot;&amp;SUBSTITUTE([$'Definition (DE)'.L21]; &quot;{&quot;; &quot;%{&quot;)&amp;&quot;&quot;&quot;&quot;" office:value-type="string" office:string-value="&quot;&quot;" calcext:value-type="string">
            <text:p>""</text:p>
          </table:table-cell>
          <table:table-cell table:number-columns-repeated="1022"/>
        </table:table-row>
        <table:table-row table:style-name="ro1">
          <table:table-cell table:formula="of:=LOWER([$'Definition (DE)'.C21]&amp;&quot;_&quot;&amp;[$'Definition (DE)'.D21]&amp;&quot;_&quot;&amp;[$'Definition (DE)'.$M$3]&amp;&quot;_&quot;&amp;[$'Definition (DE)'.$K$2]&amp;&quot;:&quot;)" office:value-type="string" office:string-value="user_reject_push_plural:" calcext:value-type="string">
            <text:p>user_reject_push_plural:</text:p>
          </table:table-cell>
          <table:table-cell table:formula="of:=&quot;&quot;&quot;&quot;&amp;SUBSTITUTE([$'Definition (DE)'.M21]; &quot;{&quot;; &quot;%{&quot;)&amp;&quot;&quot;&quot;&quot;" office:value-type="string" office:string-value="&quot;&quot;" calcext:value-type="string">
            <text:p>""</text:p>
          </table:table-cell>
          <table:table-cell table:number-columns-repeated="1022"/>
        </table:table-row>
        <table:table-row table:style-name="ro1">
          <table:table-cell table:formula="of:=LOWER([$'Definition (DE)'.C21]&amp;&quot;_&quot;&amp;[$'Definition (DE)'.D21]&amp;&quot;_&quot;&amp;[$'Definition (DE)'.$N$3]&amp;&quot;_&quot;&amp;[$'Definition (DE)'.$N$2]&amp;&quot;:&quot;)" office:value-type="string" office:string-value="user_reject_activity_aggregate:" calcext:value-type="string">
            <text:p>user_reject_activity_aggregate:</text:p>
          </table:table-cell>
          <table:table-cell table:formula="of:=&quot;&quot;&quot;&quot;&amp;SUBSTITUTE([$'Definition (DE)'.N21]; &quot;{&quot;; &quot;%{&quot;)&amp;&quot;&quot;&quot;&quot;" office:value-type="string" office:string-value="&quot;&quot;" calcext:value-type="string">
            <text:p>""</text:p>
          </table:table-cell>
          <table:table-cell table:number-columns-repeated="1022"/>
        </table:table-row>
        <table:table-row table:style-name="ro1">
          <table:table-cell table:formula="of:=LOWER([$'Definition (DE)'.C21]&amp;&quot;_&quot;&amp;[$'Definition (DE)'.D21]&amp;&quot;_&quot;&amp;[$'Definition (DE)'.$O$3]&amp;&quot;_&quot;&amp;[$'Definition (DE)'.$N$2]&amp;&quot;:&quot;)" office:value-type="string" office:string-value="user_reject_notify_aggregate:" calcext:value-type="string">
            <text:p>user_reject_notify_aggregate:</text:p>
          </table:table-cell>
          <table:table-cell table:formula="of:=&quot;&quot;&quot;&quot;&amp;SUBSTITUTE([$'Definition (DE)'.O21]; &quot;{&quot;; &quot;%{&quot;)&amp;&quot;&quot;&quot;&quot;" office:value-type="string" office:string-value="&quot;&quot;" calcext:value-type="string">
            <text:p>""</text:p>
          </table:table-cell>
          <table:table-cell table:number-columns-repeated="1022"/>
        </table:table-row>
        <table:table-row table:style-name="ro1">
          <table:table-cell table:formula="of:=LOWER([$'Definition (DE)'.C21]&amp;&quot;_&quot;&amp;[$'Definition (DE)'.D21]&amp;&quot;_&quot;&amp;[$'Definition (DE)'.$P$3]&amp;&quot;_&quot;&amp;[$'Definition (DE)'.$N$2]&amp;&quot;:&quot;)" office:value-type="string" office:string-value="user_reject_push_aggregate:" calcext:value-type="string">
            <text:p>user_reject_push_aggregate:</text:p>
          </table:table-cell>
          <table:table-cell table:formula="of:=&quot;&quot;&quot;&quot;&amp;SUBSTITUTE([$'Definition (DE)'.P21]; &quot;{&quot;; &quo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DE)'.C22]&amp;&quot;_&quot;&amp;[$'Definition (DE)'.D22]&amp;&quot;_&quot;&amp;[$'Definition (DE)'.$G$3]&amp;&quot;_&quot;&amp;[$'Definition (DE)'.$G$2]&amp;&quot;:&quot;)" office:value-type="string" office:string-value="slot_tagged_me_singular:" calcext:value-type="string">
            <text:p>slot_tagged_me_singular:</text:p>
          </table:table-cell>
          <table:table-cell table:formula="of:=&quot;&quot;&quot;&quot;&amp;SUBSTITUTE([$'Definition (DE)'.G22]; &quot;{&quot;; &quot;%{&quot;)&amp;&quot;&quot;&quot;&quot;" office:value-type="string" office:string-value="&quot;You were tagged to the Slot: %{TITLE} by %{USER}&quot;" calcext:value-type="string">
            <text:p>"You were tagged to the Slot: %{TITLE} by %{USER}"</text:p>
          </table:table-cell>
          <table:table-cell table:number-columns-repeated="1022"/>
        </table:table-row>
        <table:table-row table:style-name="ro1">
          <table:table-cell table:formula="of:=LOWER([$'Definition (DE)'.C22]&amp;&quot;_&quot;&amp;[$'Definition (DE)'.D22]&amp;&quot;_&quot;&amp;[$'Definition (DE)'.$H$3]&amp;&quot;_&quot;&amp;[$'Definition (DE)'.$G$2]&amp;&quot;:&quot;)" office:value-type="string" office:string-value="slot_tagged_activity_singular:" calcext:value-type="string">
            <text:p>slot_tagged_activity_singular:</text:p>
          </table:table-cell>
          <table:table-cell table:formula="of:=&quot;&quot;&quot;&quot;&amp;SUBSTITUTE([$'Definition (DE)'.H22]; &quot;{&quot;; &quot;%{&quot;)&amp;&quot;&quot;&quot;&quot;" office:value-type="string" office:string-value="&quot;TODO-Singular-Activity-2&quot;" calcext:value-type="string">
            <text:p>"TODO-Singular-Activity-2"</text:p>
          </table:table-cell>
          <table:table-cell table:number-columns-repeated="1022"/>
        </table:table-row>
        <table:table-row table:style-name="ro1">
          <table:table-cell table:formula="of:=LOWER([$'Definition (DE)'.C22]&amp;&quot;_&quot;&amp;[$'Definition (DE)'.D22]&amp;&quot;_&quot;&amp;[$'Definition (DE)'.$I$3]&amp;&quot;_&quot;&amp;[$'Definition (DE)'.$G$2]&amp;&quot;:&quot;)" office:value-type="string" office:string-value="slot_tagged_notify_singular:" calcext:value-type="string">
            <text:p>slot_tagged_notify_singular:</text:p>
          </table:table-cell>
          <table:table-cell table:formula="of:=&quot;&quot;&quot;&quot;&amp;SUBSTITUTE([$'Definition (DE)'.I22]; &quot;{&quot;; &quot;%{&quot;)&amp;&quot;&quot;&quot;&quot;" office:value-type="string" office:string-value="&quot;TODO-Singular-Notify-2&quot;" calcext:value-type="string">
            <text:p>"TODO-Singular-Notify-2"</text:p>
          </table:table-cell>
          <table:table-cell table:number-columns-repeated="1022"/>
        </table:table-row>
        <table:table-row table:style-name="ro1">
          <table:table-cell table:formula="of:=LOWER([$'Definition (DE)'.C22]&amp;&quot;_&quot;&amp;[$'Definition (DE)'.D22]&amp;&quot;_&quot;&amp;[$'Definition (DE)'.$J$3]&amp;&quot;_&quot;&amp;[$'Definition (DE)'.$G$2]&amp;&quot;:&quot;)" office:value-type="string" office:string-value="slot_tagged_push_singular:" calcext:value-type="string">
            <text:p>slot_tagged_push_singular:</text:p>
          </table:table-cell>
          <table:table-cell table:formula="of:=&quot;&quot;&quot;&quot;&amp;SUBSTITUTE([$'Definition (DE)'.J22]; &quot;{&quot;; &quot;%{&quot;)&amp;&quot;&quot;&quot;&quot;" office:value-type="string" office:string-value="&quot;TODO-Singular-Push-2&quot;" calcext:value-type="string">
            <text:p>"TODO-Singular-Push-2"</text:p>
          </table:table-cell>
          <table:table-cell table:number-columns-repeated="1022"/>
        </table:table-row>
        <table:table-row table:style-name="ro1">
          <table:table-cell table:formula="of:=LOWER([$'Definition (DE)'.C22]&amp;&quot;_&quot;&amp;[$'Definition (DE)'.D22]&amp;&quot;_&quot;&amp;[$'Definition (DE)'.$K$3]&amp;&quot;_&quot;&amp;[$'Definition (DE)'.$K$2]&amp;&quot;:&quot;)" office:value-type="string" office:string-value="slot_tagged_activity_plural:" calcext:value-type="string">
            <text:p>slot_tagged_activity_plural:</text:p>
          </table:table-cell>
          <table:table-cell table:formula="of:=&quot;&quot;&quot;&quot;&amp;SUBSTITUTE([$'Definition (DE)'.K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L$3]&amp;&quot;_&quot;&amp;[$'Definition (DE)'.$K$2]&amp;&quot;:&quot;)" office:value-type="string" office:string-value="slot_tagged_notify_plural:" calcext:value-type="string">
            <text:p>slot_tagged_notify_plural:</text:p>
          </table:table-cell>
          <table:table-cell table:formula="of:=&quot;&quot;&quot;&quot;&amp;SUBSTITUTE([$'Definition (DE)'.L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M$3]&amp;&quot;_&quot;&amp;[$'Definition (DE)'.$K$2]&amp;&quot;:&quot;)" office:value-type="string" office:string-value="slot_tagged_push_plural:" calcext:value-type="string">
            <text:p>slot_tagged_push_plural:</text:p>
          </table:table-cell>
          <table:table-cell table:formula="of:=&quot;&quot;&quot;&quot;&amp;SUBSTITUTE([$'Definition (DE)'.M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N$3]&amp;&quot;_&quot;&amp;[$'Definition (DE)'.$N$2]&amp;&quot;:&quot;)" office:value-type="string" office:string-value="slot_tagged_activity_aggregate:" calcext:value-type="string">
            <text:p>slot_tagged_activity_aggregate:</text:p>
          </table:table-cell>
          <table:table-cell table:formula="of:=&quot;&quot;&quot;&quot;&amp;SUBSTITUTE([$'Definition (DE)'.N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O$3]&amp;&quot;_&quot;&amp;[$'Definition (DE)'.$N$2]&amp;&quot;:&quot;)" office:value-type="string" office:string-value="slot_tagged_notify_aggregate:" calcext:value-type="string">
            <text:p>slot_tagged_notify_aggregate:</text:p>
          </table:table-cell>
          <table:table-cell table:formula="of:=&quot;&quot;&quot;&quot;&amp;SUBSTITUTE([$'Definition (DE)'.O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P$3]&amp;&quot;_&quot;&amp;[$'Definition (DE)'.$N$2]&amp;&quot;:&quot;)" office:value-type="string" office:string-value="slot_tagged_push_aggregate:" calcext:value-type="string">
            <text:p>slot_tagged_push_aggregate:</text:p>
          </table:table-cell>
          <table:table-cell table:formula="of:=&quot;&quot;&quot;&quot;&amp;SUBSTITUTE([$'Definition (DE)'.P22]; &quot;{&quot;; &quo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DE)'.C23]&amp;&quot;_&quot;&amp;[$'Definition (DE)'.D23]&amp;&quot;_&quot;&amp;[$'Definition (DE)'.$G$3]&amp;&quot;_&quot;&amp;[$'Definition (DE)'.$G$2]&amp;&quot;:&quot;)" office:value-type="string" office:string-value="user_tagged_me_singular:" calcext:value-type="string">
            <text:p>user_tagged_me_singular:</text:p>
          </table:table-cell>
          <table:table-cell table:formula="of:=&quot;&quot;&quot;&quot;&amp;SUBSTITUTE([$'Definition (DE)'.G23]; &quot;{&quot;; &quot;%{&quot;)&amp;&quot;&quot;&quot;&quot;" office:value-type="string" office:string-value="&quot;You tagged %{USER} to the Slot: %{TITLE}&quot;" calcext:value-type="string">
            <text:p>"You tagged %{USER} to the Slot: %{TITLE}"</text:p>
          </table:table-cell>
          <table:table-cell table:number-columns-repeated="1022"/>
        </table:table-row>
        <table:table-row table:style-name="ro1">
          <table:table-cell table:formula="of:=LOWER([$'Definition (DE)'.C23]&amp;&quot;_&quot;&amp;[$'Definition (DE)'.D23]&amp;&quot;_&quot;&amp;[$'Definition (DE)'.$H$3]&amp;&quot;_&quot;&amp;[$'Definition (DE)'.$G$2]&amp;&quot;:&quot;)" office:value-type="string" office:string-value="user_tagged_activity_singular:" calcext:value-type="string">
            <text:p>user_tagged_activity_singular:</text:p>
          </table:table-cell>
          <table:table-cell table:formula="of:=&quot;&quot;&quot;&quot;&amp;SUBSTITUTE([$'Definition (DE)'.H23]; &quot;{&quot;; &quot;%{&quot;)&amp;&quot;&quot;&quot;&quot;" office:value-type="string" office:string-value="&quot;%{USER} was tagged in this Slot.&quot;" calcext:value-type="string">
            <text:p>"%{USER} was tagged in this Slot."</text:p>
          </table:table-cell>
          <table:table-cell table:number-columns-repeated="1022"/>
        </table:table-row>
        <table:table-row table:style-name="ro1">
          <table:table-cell table:formula="of:=LOWER([$'Definition (DE)'.C23]&amp;&quot;_&quot;&amp;[$'Definition (DE)'.D23]&amp;&quot;_&quot;&amp;[$'Definition (DE)'.$I$3]&amp;&quot;_&quot;&amp;[$'Definition (DE)'.$G$2]&amp;&quot;:&quot;)" office:value-type="string" office:string-value="user_tagged_notify_singular:" calcext:value-type="string">
            <text:p>user_tagged_notify_singular:</text:p>
          </table:table-cell>
          <table:table-cell table:formula="of:=&quot;&quot;&quot;&quot;&amp;SUBSTITUTE([$'Definition (DE)'.I23]; &quot;{&quot;; &quot;%{&quot;)&amp;&quot;&quot;&quot;&quot;" office:value-type="string" office:string-value="&quot;You were tagged by %{USER} to the Slot: %{TITLE}&quot;" calcext:value-type="string">
            <text:p>"You were tagged by %{USER} to the Slot: %{TITLE}"</text:p>
          </table:table-cell>
          <table:table-cell table:number-columns-repeated="1022"/>
        </table:table-row>
        <table:table-row table:style-name="ro1">
          <table:table-cell table:formula="of:=LOWER([$'Definition (DE)'.C23]&amp;&quot;_&quot;&amp;[$'Definition (DE)'.D23]&amp;&quot;_&quot;&amp;[$'Definition (DE)'.$J$3]&amp;&quot;_&quot;&amp;[$'Definition (DE)'.$G$2]&amp;&quot;:&quot;)" office:value-type="string" office:string-value="user_tagged_push_singular:" calcext:value-type="string">
            <text:p>user_tagged_push_singular:</text:p>
          </table:table-cell>
          <table:table-cell table:formula="of:=&quot;&quot;&quot;&quot;&amp;SUBSTITUTE([$'Definition (DE)'.J23]; &quot;{&quot;; &quot;%{&quot;)&amp;&quot;&quot;&quot;&quot;" office:value-type="string" office:string-value="&quot;You were tagged by %{USER} to the Slot: %{TITLE}&quot;" calcext:value-type="string">
            <text:p>"You were tagged by %{USER} to the Slot: %{TITLE}"</text:p>
          </table:table-cell>
          <table:table-cell table:number-columns-repeated="1022"/>
        </table:table-row>
        <table:table-row table:style-name="ro1">
          <table:table-cell table:formula="of:=LOWER([$'Definition (DE)'.C23]&amp;&quot;_&quot;&amp;[$'Definition (DE)'.D23]&amp;&quot;_&quot;&amp;[$'Definition (DE)'.$K$3]&amp;&quot;_&quot;&amp;[$'Definition (DE)'.$K$2]&amp;&quot;:&quot;)" office:value-type="string" office:string-value="user_tagged_activity_plural:" calcext:value-type="string">
            <text:p>user_tagged_activity_plural:</text:p>
          </table:table-cell>
          <table:table-cell table:formula="of:=&quot;&quot;&quot;&quot;&amp;SUBSTITUTE([$'Definition (DE)'.K23]; &quot;{&quot;; &quot;%{&quot;)&amp;&quot;&quot;&quot;&quot;" office:value-type="string" office:string-value="&quot;%{USER} and %{USER2} were tagged in this Slot.&quot;" calcext:value-type="string">
            <text:p>"%{USER} and %{USER2} were tagged in this Slot."</text:p>
          </table:table-cell>
          <table:table-cell table:number-columns-repeated="1022"/>
        </table:table-row>
        <table:table-row table:style-name="ro1">
          <table:table-cell table:formula="of:=LOWER([$'Definition (DE)'.C23]&amp;&quot;_&quot;&amp;[$'Definition (DE)'.D23]&amp;&quot;_&quot;&amp;[$'Definition (DE)'.$L$3]&amp;&quot;_&quot;&amp;[$'Definition (DE)'.$K$2]&amp;&quot;:&quot;)" office:value-type="string" office:string-value="user_tagged_notify_plural:" calcext:value-type="string">
            <text:p>user_tagged_notify_plural:</text:p>
          </table:table-cell>
          <table:table-cell table:formula="of:=&quot;&quot;&quot;&quot;&amp;SUBSTITUTE([$'Definition (DE)'.L23]; &quot;{&quot;; &quot;%{&quot;)&amp;&quot;&quot;&quot;&quot;" office:value-type="string" office:string-value="&quot;&quot;" calcext:value-type="string">
            <text:p>""</text:p>
          </table:table-cell>
          <table:table-cell table:number-columns-repeated="1022"/>
        </table:table-row>
        <table:table-row table:style-name="ro1">
          <table:table-cell table:formula="of:=LOWER([$'Definition (DE)'.C23]&amp;&quot;_&quot;&amp;[$'Definition (DE)'.D23]&amp;&quot;_&quot;&amp;[$'Definition (DE)'.$M$3]&amp;&quot;_&quot;&amp;[$'Definition (DE)'.$K$2]&amp;&quot;:&quot;)" office:value-type="string" office:string-value="user_tagged_push_plural:" calcext:value-type="string">
            <text:p>user_tagged_push_plural:</text:p>
          </table:table-cell>
          <table:table-cell table:formula="of:=&quot;&quot;&quot;&quot;&amp;SUBSTITUTE([$'Definition (DE)'.M23]; &quot;{&quot;; &quot;%{&quot;)&amp;&quot;&quot;&quot;&quot;" office:value-type="string" office:string-value="&quot;&quot;" calcext:value-type="string">
            <text:p>""</text:p>
          </table:table-cell>
          <table:table-cell table:number-columns-repeated="1022"/>
        </table:table-row>
        <table:table-row table:style-name="ro1">
          <table:table-cell table:formula="of:=LOWER([$'Definition (DE)'.C23]&amp;&quot;_&quot;&amp;[$'Definition (DE)'.D23]&amp;&quot;_&quot;&amp;[$'Definition (DE)'.$N$3]&amp;&quot;_&quot;&amp;[$'Definition (DE)'.$N$2]&amp;&quot;:&quot;)" office:value-type="string" office:string-value="user_tagged_activity_aggregate:" calcext:value-type="string">
            <text:p>user_tagged_activity_aggregate:</text:p>
          </table:table-cell>
          <table:table-cell table:formula="of:=&quot;&quot;&quot;&quot;&amp;SUBSTITUTE([$'Definition (DE)'.N23]; &quot;{&quot;; &quot;%{&quot;)&amp;&quot;&quot;&quot;&quot;" office:value-type="string" office:string-value="&quot;%{USER} and %{USERCOUNT} were tagged in this Slot.&quot;" calcext:value-type="string">
            <text:p>"%{USER} and %{USERCOUNT} were tagged in this Slot."</text:p>
          </table:table-cell>
          <table:table-cell table:number-columns-repeated="1022"/>
        </table:table-row>
        <table:table-row table:style-name="ro1">
          <table:table-cell table:formula="of:=LOWER([$'Definition (DE)'.C23]&amp;&quot;_&quot;&amp;[$'Definition (DE)'.D23]&amp;&quot;_&quot;&amp;[$'Definition (DE)'.$O$3]&amp;&quot;_&quot;&amp;[$'Definition (DE)'.$N$2]&amp;&quot;:&quot;)" office:value-type="string" office:string-value="user_tagged_notify_aggregate:" calcext:value-type="string">
            <text:p>user_tagged_notify_aggregate:</text:p>
          </table:table-cell>
          <table:table-cell table:formula="of:=&quot;&quot;&quot;&quot;&amp;SUBSTITUTE([$'Definition (DE)'.O23]; &quot;{&quot;; &quot;%{&quot;)&amp;&quot;&quot;&quot;&quot;" office:value-type="string" office:string-value="&quot;&quot;" calcext:value-type="string">
            <text:p>""</text:p>
          </table:table-cell>
          <table:table-cell table:number-columns-repeated="1022"/>
        </table:table-row>
        <table:table-row table:style-name="ro1">
          <table:table-cell table:formula="of:=LOWER([$'Definition (DE)'.C23]&amp;&quot;_&quot;&amp;[$'Definition (DE)'.D23]&amp;&quot;_&quot;&amp;[$'Definition (DE)'.$P$3]&amp;&quot;_&quot;&amp;[$'Definition (DE)'.$N$2]&amp;&quot;:&quot;)" office:value-type="string" office:string-value="user_tagged_push_aggregate:" calcext:value-type="string">
            <text:p>user_tagged_push_aggregate:</text:p>
          </table:table-cell>
          <table:table-cell table:formula="of:=&quot;&quot;&quot;&quot;&amp;SUBSTITUTE([$'Definition (DE)'.P23]; &quot;{&quot;; &quo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DE)'.C22]&amp;&quot;_&quot;&amp;[$'Definition (DE)'.D22]&amp;&quot;_&quot;&amp;[$'Definition (DE)'.$G$3]&amp;&quot;_&quot;&amp;[$'Definition (DE)'.$G$2]&amp;&quot;:&quot;)" office:value-type="string" office:string-value="slot_tagged_me_singular:" calcext:value-type="string">
            <text:p>slot_tagged_me_singular:</text:p>
          </table:table-cell>
          <table:table-cell table:formula="of:=&quot;&quot;&quot;&quot;&amp;SUBSTITUTE([$'Definition (DE)'.G22]; &quot;{&quot;; &quot;%{&quot;)&amp;&quot;&quot;&quot;&quot;" office:value-type="string" office:string-value="&quot;You were tagged to the Slot: %{TITLE} by %{USER}&quot;" calcext:value-type="string">
            <text:p>"You were tagged to the Slot: %{TITLE} by %{USER}"</text:p>
          </table:table-cell>
          <table:table-cell table:number-columns-repeated="1022"/>
        </table:table-row>
        <table:table-row table:style-name="ro1">
          <table:table-cell table:formula="of:=LOWER([$'Definition (DE)'.C22]&amp;&quot;_&quot;&amp;[$'Definition (DE)'.D22]&amp;&quot;_&quot;&amp;[$'Definition (DE)'.$H$3]&amp;&quot;_&quot;&amp;[$'Definition (DE)'.$G$2]&amp;&quot;:&quot;)" office:value-type="string" office:string-value="slot_tagged_activity_singular:" calcext:value-type="string">
            <text:p>slot_tagged_activity_singular:</text:p>
          </table:table-cell>
          <table:table-cell table:formula="of:=&quot;&quot;&quot;&quot;&amp;SUBSTITUTE([$'Definition (DE)'.H22]; &quot;{&quot;; &quot;%{&quot;)&amp;&quot;&quot;&quot;&quot;" office:value-type="string" office:string-value="&quot;TODO-Singular-Activity-2&quot;" calcext:value-type="string">
            <text:p>"TODO-Singular-Activity-2"</text:p>
          </table:table-cell>
          <table:table-cell table:number-columns-repeated="1022"/>
        </table:table-row>
        <table:table-row table:style-name="ro1">
          <table:table-cell table:formula="of:=LOWER([$'Definition (DE)'.C22]&amp;&quot;_&quot;&amp;[$'Definition (DE)'.D22]&amp;&quot;_&quot;&amp;[$'Definition (DE)'.$I$3]&amp;&quot;_&quot;&amp;[$'Definition (DE)'.$G$2]&amp;&quot;:&quot;)" office:value-type="string" office:string-value="slot_tagged_notify_singular:" calcext:value-type="string">
            <text:p>slot_tagged_notify_singular:</text:p>
          </table:table-cell>
          <table:table-cell table:formula="of:=&quot;&quot;&quot;&quot;&amp;SUBSTITUTE([$'Definition (DE)'.I22]; &quot;{&quot;; &quot;%{&quot;)&amp;&quot;&quot;&quot;&quot;" office:value-type="string" office:string-value="&quot;TODO-Singular-Notify-2&quot;" calcext:value-type="string">
            <text:p>"TODO-Singular-Notify-2"</text:p>
          </table:table-cell>
          <table:table-cell table:number-columns-repeated="1022"/>
        </table:table-row>
        <table:table-row table:style-name="ro1">
          <table:table-cell table:formula="of:=LOWER([$'Definition (DE)'.C22]&amp;&quot;_&quot;&amp;[$'Definition (DE)'.D22]&amp;&quot;_&quot;&amp;[$'Definition (DE)'.$J$3]&amp;&quot;_&quot;&amp;[$'Definition (DE)'.$G$2]&amp;&quot;:&quot;)" office:value-type="string" office:string-value="slot_tagged_push_singular:" calcext:value-type="string">
            <text:p>slot_tagged_push_singular:</text:p>
          </table:table-cell>
          <table:table-cell table:formula="of:=&quot;&quot;&quot;&quot;&amp;SUBSTITUTE([$'Definition (DE)'.J22]; &quot;{&quot;; &quot;%{&quot;)&amp;&quot;&quot;&quot;&quot;" office:value-type="string" office:string-value="&quot;TODO-Singular-Push-2&quot;" calcext:value-type="string">
            <text:p>"TODO-Singular-Push-2"</text:p>
          </table:table-cell>
          <table:table-cell table:number-columns-repeated="1022"/>
        </table:table-row>
        <table:table-row table:style-name="ro1">
          <table:table-cell table:formula="of:=LOWER([$'Definition (DE)'.C22]&amp;&quot;_&quot;&amp;[$'Definition (DE)'.D22]&amp;&quot;_&quot;&amp;[$'Definition (DE)'.$K$3]&amp;&quot;_&quot;&amp;[$'Definition (DE)'.$K$2]&amp;&quot;:&quot;)" office:value-type="string" office:string-value="slot_tagged_activity_plural:" calcext:value-type="string">
            <text:p>slot_tagged_activity_plural:</text:p>
          </table:table-cell>
          <table:table-cell table:formula="of:=&quot;&quot;&quot;&quot;&amp;SUBSTITUTE([$'Definition (DE)'.K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L$3]&amp;&quot;_&quot;&amp;[$'Definition (DE)'.$K$2]&amp;&quot;:&quot;)" office:value-type="string" office:string-value="slot_tagged_notify_plural:" calcext:value-type="string">
            <text:p>slot_tagged_notify_plural:</text:p>
          </table:table-cell>
          <table:table-cell table:formula="of:=&quot;&quot;&quot;&quot;&amp;SUBSTITUTE([$'Definition (DE)'.L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M$3]&amp;&quot;_&quot;&amp;[$'Definition (DE)'.$K$2]&amp;&quot;:&quot;)" office:value-type="string" office:string-value="slot_tagged_push_plural:" calcext:value-type="string">
            <text:p>slot_tagged_push_plural:</text:p>
          </table:table-cell>
          <table:table-cell table:formula="of:=&quot;&quot;&quot;&quot;&amp;SUBSTITUTE([$'Definition (DE)'.M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N$3]&amp;&quot;_&quot;&amp;[$'Definition (DE)'.$N$2]&amp;&quot;:&quot;)" office:value-type="string" office:string-value="slot_tagged_activity_aggregate:" calcext:value-type="string">
            <text:p>slot_tagged_activity_aggregate:</text:p>
          </table:table-cell>
          <table:table-cell table:formula="of:=&quot;&quot;&quot;&quot;&amp;SUBSTITUTE([$'Definition (DE)'.N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O$3]&amp;&quot;_&quot;&amp;[$'Definition (DE)'.$N$2]&amp;&quot;:&quot;)" office:value-type="string" office:string-value="slot_tagged_notify_aggregate:" calcext:value-type="string">
            <text:p>slot_tagged_notify_aggregate:</text:p>
          </table:table-cell>
          <table:table-cell table:formula="of:=&quot;&quot;&quot;&quot;&amp;SUBSTITUTE([$'Definition (DE)'.O22]; &quot;{&quot;; &quot;%{&quot;)&amp;&quot;&quot;&quot;&quot;" office:value-type="string" office:string-value="&quot;&quot;" calcext:value-type="string">
            <text:p>""</text:p>
          </table:table-cell>
          <table:table-cell table:number-columns-repeated="1022"/>
        </table:table-row>
        <table:table-row table:style-name="ro1">
          <table:table-cell table:formula="of:=LOWER([$'Definition (DE)'.C22]&amp;&quot;_&quot;&amp;[$'Definition (DE)'.D22]&amp;&quot;_&quot;&amp;[$'Definition (DE)'.$P$3]&amp;&quot;_&quot;&amp;[$'Definition (DE)'.$N$2]&amp;&quot;:&quot;)" office:value-type="string" office:string-value="slot_tagged_push_aggregate:" calcext:value-type="string">
            <text:p>slot_tagged_push_aggregate:</text:p>
          </table:table-cell>
          <table:table-cell table:formula="of:=&quot;&quot;&quot;&quot;&amp;SUBSTITUTE([$'Definition (DE)'.P22]; &quot;{&quot;; &quot;%{&quot;)&amp;&quot;&quot;&quot;&quot;" office:value-type="string" office:string-value="&quot;&quot;" calcext:value-type="string">
            <text:p>""</text:p>
          </table:table-cell>
          <table:table-cell table:number-columns-repeated="1022"/>
        </table:table-row>
        <table:table-row table:style-name="ro2">
          <table:table-cell table:number-columns-repeated="1024"/>
        </table:table-row>
        <table:table-row table:style-name="ro1">
          <table:table-cell table:formula="of:=LOWER([$'Definition (DE)'.C23]&amp;&quot;_&quot;&amp;[$'Definition (DE)'.D23]&amp;&quot;_&quot;&amp;[$'Definition (DE)'.$G$3]&amp;&quot;_&quot;&amp;[$'Definition (DE)'.$G$2]&amp;&quot;:&quot;)" office:value-type="string" office:string-value="user_tagged_me_singular:" calcext:value-type="string">
            <text:p>user_tagged_me_singular:</text:p>
          </table:table-cell>
          <table:table-cell table:formula="of:=&quot;&quot;&quot;&quot;&amp;SUBSTITUTE([$'Definition (DE)'.G23]; &quot;{&quot;; &quot;%{&quot;)&amp;&quot;&quot;&quot;&quot;" office:value-type="string" office:string-value="&quot;You tagged %{USER} to the Slot: %{TITLE}&quot;" calcext:value-type="string">
            <text:p>"You tagged %{USER} to the Slot: %{TITLE}"</text:p>
          </table:table-cell>
          <table:table-cell table:number-columns-repeated="1022"/>
        </table:table-row>
        <table:table-row table:style-name="ro1">
          <table:table-cell table:formula="of:=LOWER([$'Definition (DE)'.C23]&amp;&quot;_&quot;&amp;[$'Definition (DE)'.D23]&amp;&quot;_&quot;&amp;[$'Definition (DE)'.$H$3]&amp;&quot;_&quot;&amp;[$'Definition (DE)'.$G$2]&amp;&quot;:&quot;)" office:value-type="string" office:string-value="user_tagged_activity_singular:" calcext:value-type="string">
            <text:p>user_tagged_activity_singular:</text:p>
          </table:table-cell>
          <table:table-cell table:formula="of:=&quot;&quot;&quot;&quot;&amp;SUBSTITUTE([$'Definition (DE)'.H23]; &quot;{&quot;; &quot;%{&quot;)&amp;&quot;&quot;&quot;&quot;" office:value-type="string" office:string-value="&quot;%{USER} was tagged in this Slot.&quot;" calcext:value-type="string">
            <text:p>"%{USER} was tagged in this Slot."</text:p>
          </table:table-cell>
          <table:table-cell table:number-columns-repeated="1022"/>
        </table:table-row>
        <table:table-row table:style-name="ro1">
          <table:table-cell table:formula="of:=LOWER([$'Definition (DE)'.C23]&amp;&quot;_&quot;&amp;[$'Definition (DE)'.D23]&amp;&quot;_&quot;&amp;[$'Definition (DE)'.$I$3]&amp;&quot;_&quot;&amp;[$'Definition (DE)'.$G$2]&amp;&quot;:&quot;)" office:value-type="string" office:string-value="user_tagged_notify_singular:" calcext:value-type="string">
            <text:p>user_tagged_notify_singular:</text:p>
          </table:table-cell>
          <table:table-cell table:formula="of:=&quot;&quot;&quot;&quot;&amp;SUBSTITUTE([$'Definition (DE)'.I23]; &quot;{&quot;; &quot;%{&quot;)&amp;&quot;&quot;&quot;&quot;" office:value-type="string" office:string-value="&quot;You were tagged by %{USER} to the Slot: %{TITLE}&quot;" calcext:value-type="string">
            <text:p>"You were tagged by %{USER} to the Slot: %{TITLE}"</text:p>
          </table:table-cell>
          <table:table-cell table:number-columns-repeated="1022"/>
        </table:table-row>
        <table:table-row table:style-name="ro1">
          <table:table-cell table:formula="of:=LOWER([$'Definition (DE)'.C23]&amp;&quot;_&quot;&amp;[$'Definition (DE)'.D23]&amp;&quot;_&quot;&amp;[$'Definition (DE)'.$J$3]&amp;&quot;_&quot;&amp;[$'Definition (DE)'.$G$2]&amp;&quot;:&quot;)" office:value-type="string" office:string-value="user_tagged_push_singular:" calcext:value-type="string">
            <text:p>user_tagged_push_singular:</text:p>
          </table:table-cell>
          <table:table-cell table:formula="of:=&quot;&quot;&quot;&quot;&amp;SUBSTITUTE([$'Definition (DE)'.J23]; &quot;{&quot;; &quot;%{&quot;)&amp;&quot;&quot;&quot;&quot;" office:value-type="string" office:string-value="&quot;You were tagged by %{USER} to the Slot: %{TITLE}&quot;" calcext:value-type="string">
            <text:p>"You were tagged by %{USER} to the Slot: %{TITLE}"</text:p>
          </table:table-cell>
          <table:table-cell table:number-columns-repeated="1022"/>
        </table:table-row>
        <table:table-row table:style-name="ro1">
          <table:table-cell table:formula="of:=LOWER([$'Definition (DE)'.C23]&amp;&quot;_&quot;&amp;[$'Definition (DE)'.D23]&amp;&quot;_&quot;&amp;[$'Definition (DE)'.$K$3]&amp;&quot;_&quot;&amp;[$'Definition (DE)'.$K$2]&amp;&quot;:&quot;)" office:value-type="string" office:string-value="user_tagged_activity_plural:" calcext:value-type="string">
            <text:p>user_tagged_activity_plural:</text:p>
          </table:table-cell>
          <table:table-cell table:formula="of:=&quot;&quot;&quot;&quot;&amp;SUBSTITUTE([$'Definition (DE)'.K23]; &quot;{&quot;; &quot;%{&quot;)&amp;&quot;&quot;&quot;&quot;" office:value-type="string" office:string-value="&quot;%{USER} and %{USER2} were tagged in this Slot.&quot;" calcext:value-type="string">
            <text:p>"%{USER} and %{USER2} were tagged in this Slot."</text:p>
          </table:table-cell>
          <table:table-cell table:number-columns-repeated="1022"/>
        </table:table-row>
        <table:table-row table:style-name="ro1">
          <table:table-cell table:formula="of:=LOWER([$'Definition (DE)'.C23]&amp;&quot;_&quot;&amp;[$'Definition (DE)'.D23]&amp;&quot;_&quot;&amp;[$'Definition (DE)'.$L$3]&amp;&quot;_&quot;&amp;[$'Definition (DE)'.$K$2]&amp;&quot;:&quot;)" office:value-type="string" office:string-value="user_tagged_notify_plural:" calcext:value-type="string">
            <text:p>user_tagged_notify_plural:</text:p>
          </table:table-cell>
          <table:table-cell table:formula="of:=&quot;&quot;&quot;&quot;&amp;SUBSTITUTE([$'Definition (DE)'.L23]; &quot;{&quot;; &quot;%{&quot;)&amp;&quot;&quot;&quot;&quot;" office:value-type="string" office:string-value="&quot;&quot;" calcext:value-type="string">
            <text:p>""</text:p>
          </table:table-cell>
          <table:table-cell table:number-columns-repeated="1022"/>
        </table:table-row>
        <table:table-row table:style-name="ro1">
          <table:table-cell table:formula="of:=LOWER([$'Definition (DE)'.C23]&amp;&quot;_&quot;&amp;[$'Definition (DE)'.D23]&amp;&quot;_&quot;&amp;[$'Definition (DE)'.$M$3]&amp;&quot;_&quot;&amp;[$'Definition (DE)'.$K$2]&amp;&quot;:&quot;)" office:value-type="string" office:string-value="user_tagged_push_plural:" calcext:value-type="string">
            <text:p>user_tagged_push_plural:</text:p>
          </table:table-cell>
          <table:table-cell table:formula="of:=&quot;&quot;&quot;&quot;&amp;SUBSTITUTE([$'Definition (DE)'.M23]; &quot;{&quot;; &quot;%{&quot;)&amp;&quot;&quot;&quot;&quot;" office:value-type="string" office:string-value="&quot;&quot;" calcext:value-type="string">
            <text:p>""</text:p>
          </table:table-cell>
          <table:table-cell table:number-columns-repeated="1022"/>
        </table:table-row>
        <table:table-row table:style-name="ro1">
          <table:table-cell table:formula="of:=LOWER([$'Definition (DE)'.C23]&amp;&quot;_&quot;&amp;[$'Definition (DE)'.D23]&amp;&quot;_&quot;&amp;[$'Definition (DE)'.$N$3]&amp;&quot;_&quot;&amp;[$'Definition (DE)'.$N$2]&amp;&quot;:&quot;)" office:value-type="string" office:string-value="user_tagged_activity_aggregate:" calcext:value-type="string">
            <text:p>user_tagged_activity_aggregate:</text:p>
          </table:table-cell>
          <table:table-cell table:formula="of:=&quot;&quot;&quot;&quot;&amp;SUBSTITUTE([$'Definition (DE)'.N23]; &quot;{&quot;; &quot;%{&quot;)&amp;&quot;&quot;&quot;&quot;" office:value-type="string" office:string-value="&quot;%{USER} and %{USERCOUNT} were tagged in this Slot.&quot;" calcext:value-type="string">
            <text:p>"%{USER} and %{USERCOUNT} were tagged in this Slot."</text:p>
          </table:table-cell>
          <table:table-cell table:number-columns-repeated="1022"/>
        </table:table-row>
        <table:table-row table:style-name="ro1">
          <table:table-cell table:formula="of:=LOWER([$'Definition (DE)'.C23]&amp;&quot;_&quot;&amp;[$'Definition (DE)'.D23]&amp;&quot;_&quot;&amp;[$'Definition (DE)'.$O$3]&amp;&quot;_&quot;&amp;[$'Definition (DE)'.$N$2]&amp;&quot;:&quot;)" office:value-type="string" office:string-value="user_tagged_notify_aggregate:" calcext:value-type="string">
            <text:p>user_tagged_notify_aggregate:</text:p>
          </table:table-cell>
          <table:table-cell table:formula="of:=&quot;&quot;&quot;&quot;&amp;SUBSTITUTE([$'Definition (DE)'.O23]; &quot;{&quot;; &quot;%{&quot;)&amp;&quot;&quot;&quot;&quot;" office:value-type="string" office:string-value="&quot;&quot;" calcext:value-type="string">
            <text:p>""</text:p>
          </table:table-cell>
          <table:table-cell table:number-columns-repeated="1022"/>
        </table:table-row>
        <table:table-row table:style-name="ro1">
          <table:table-cell table:formula="of:=LOWER([$'Definition (DE)'.C23]&amp;&quot;_&quot;&amp;[$'Definition (DE)'.D23]&amp;&quot;_&quot;&amp;[$'Definition (DE)'.$P$3]&amp;&quot;_&quot;&amp;[$'Definition (DE)'.$N$2]&amp;&quot;:&quot;)" office:value-type="string" office:string-value="user_tagged_push_aggregate:" calcext:value-type="string">
            <text:p>user_tagged_push_aggregate:</text:p>
          </table:table-cell>
          <table:table-cell table:formula="of:=&quot;&quot;&quot;&quot;&amp;SUBSTITUTE([$'Definition (DE)'.P23]; &quot;{&quot;; &quot;%{&quot;)&amp;&quot;&quot;&quot;&quot;" office:value-type="string" office:string-value="&quot;&quot;" calcext:value-type="string">
            <text:p>""</text:p>
          </table:table-cell>
          <table:table-cell table:number-columns-repeated="1022"/>
        </table:table-row>
        <table:table-row table:style-name="ro2" table:number-rows-repeated="1048334">
          <table:table-cell table:number-columns-repeated="1024"/>
        </table:table-row>
        <table:table-row table:style-name="ro2">
          <table:table-cell table:number-columns-repeated="1024"/>
        </table:table-row>
      </table:table>
      <table:table table:name="Distribution (Map)" table:style-name="ta5">
        <table:table-column table:style-name="co35" table:default-cell-style-name="Default"/>
        <table:table-column table:style-name="co36" table:default-cell-style-name="Default"/>
        <table:table-column table:style-name="co37" table:default-cell-style-name="Default"/>
        <table:table-column table:style-name="co25" table:number-columns-repeated="9" table:default-cell-style-name="Default"/>
        <table:table-column table:style-name="co38" table:default-cell-style-name="Default"/>
        <table:table-column table:style-name="co39" table:visibility="collapse" table:default-cell-style-name="Default"/>
        <table:table-column table:style-name="co25" table:visibility="collapse" table:default-cell-style-name="Default"/>
        <table:table-column table:style-name="co40" table:visibility="collapse" table:number-columns-repeated="8" table:default-cell-style-name="Default"/>
        <table:table-column table:style-name="co41" table:visibility="collapse" table:default-cell-style-name="Default"/>
        <table:table-column table:style-name="co38" table:default-cell-style-name="Default"/>
        <table:table-column table:style-name="co42" table:default-cell-style-name="Default"/>
        <table:table-column table:style-name="co25" table:number-columns-repeated="998" table:default-cell-style-name="Default"/>
        <table:table-row table:style-name="ro1">
          <table:table-cell table:formula="of:=LOWER([$'Definition (EN)'.C4]&amp;&quot;_&quot;&amp;[$'Definition (EN)'.D4]&amp;&quot;_&quot;&amp;[$'Definition (EN)'.$I$3]&amp;&quot;:&quot;)" office:value-type="string" office:string-value="slot_comment_me:" calcext:value-type="string">
            <text:p>slot_comment_me:</text:p>
          </table:table-cell>
          <table:table-cell table:formula="of:=&quot;%w(&quot;" office:value-type="string" office:string-value="%w(" calcext:value-type="string">
            <text:p>%w(</text:p>
          </table:table-cell>
          <table:table-cell table:formula="of:=IF(ISTEXT([.O1]); [.O1]; &quot;&quot;)" office:value-type="string" office:string-value="actor" calcext:value-type="string">
            <text:p>actor</text:p>
          </table:table-cell>
          <table:table-cell table:formula="of:=IF(ISBLANK([.P1]); &quot;&quot;; &quot; &quot;)&amp;IF(ISBLANK([.P1]); &quot;&quot;; [.P1])">
            <text:p/>
          </table:table-cell>
          <table:table-cell table:formula="of:=IF(ISBLANK([.Q1]); &quot;&quot;; &quot; &quot;)&amp;IF(ISBLANK([.Q1]); &quot;&quot;; [.Q1])">
            <text:p/>
          </table:table-cell>
          <table:table-cell table:formula="of:=IF(ISBLANK([.R1]); &quot;&quot;; &quot; &quot;)&amp;IF(ISBLANK([.R1]); &quot;&quot;; [.R1])">
            <text:p/>
          </table:table-cell>
          <table:table-cell table:formula="of:=IF(ISBLANK([.S1]); &quot;&quot;; &quot; &quot;)&amp;IF(ISBLANK([.S1]); &quot;&quot;; [.S1])">
            <text:p/>
          </table:table-cell>
          <table:table-cell table:formula="of:=IF(ISBLANK([.T1]); &quot;&quot;; &quot; &quot;)&amp;IF(ISBLANK([.T1]); &quot;&quot;; [.T1])">
            <text:p/>
          </table:table-cell>
          <table:table-cell table:formula="of:=IF(ISBLANK([.U1]); &quot;&quot;; &quot; &quot;)&amp;IF(ISBLANK([.U1]); &quot;&quot;; [.U1])">
            <text:p/>
          </table:table-cell>
          <table:table-cell table:formula="of:=IF(ISBLANK([.V1]); &quot;&quot;; &quot; &quot;)&amp;IF(ISBLANK([.V1]); &quot;&quot;; [.V1])">
            <text:p/>
          </table:table-cell>
          <table:table-cell table:formula="of:=IF(ISBLANK([.W1]); &quot;&quot;; &quot; &quot;)&amp;IF(ISBLANK([.W1]); &quot;&quot;; [.W1])">
            <text:p/>
          </table:table-cell>
          <table:table-cell table:formula="of:=IF(ISBLANK([.X1]); &quot;&quot;; &quot; &quot;)&amp;IF(ISBLANK([.X1]); &quot;&quot;; [.X1])">
            <text:p/>
          </table:table-cell>
          <table:table-cell table:style-name="ce22" table:formula="of:=&quot;),&quot;" office:value-type="string" office:string-value=")," calcext:value-type="string">
            <text:p>),</text:p>
          </table:table-cell>
          <table:table-cell/>
          <table:table-cell table:formula="of:=IFERROR(__xludf.dummyfunction(&quot;if(ISTEXT('Definition (EN)'!H4), SPLIT('Definition (EN)'!H4, &quot;&quot; + &quot;&quot;, TRUE), &quot;&quot;&quot;&quot;)&quot;);&quot;actor&quot;)" office:value-type="string" office:string-value="actor" calcext:value-type="string">
            <text:p>actor</text:p>
          </table:table-cell>
          <table:table-cell table:number-columns-repeated="10"/>
          <table:table-cell table:style-name="ce75" table:formula="of:=SUBSTITUTE([.A1]&amp;&quot; &quot;&amp;[.B1]&amp;[.C1]&amp;[.D1]&amp;[.E1]&amp;[.F1]&amp;[.G1]&amp;[.H1]&amp;[.I1]&amp;[.J1]&amp;[.K1]&amp;[.L1]&amp;[.M1]; &quot;%w()&quot;; &quot;[]&quot;)" office:value-type="string" office:string-value="slot_comment_me: %w(actor)," calcext:value-type="string">
            <text:p>slot_comment_me: %w(actor),</text:p>
          </table:table-cell>
          <table:table-cell table:number-columns-repeated="998"/>
        </table:table-row>
        <table:table-row table:style-name="ro1">
          <table:table-cell table:formula="of:=LOWER([$'Definition (EN)'.C4]&amp;&quot;_&quot;&amp;[$'Definition (EN)'.D4]&amp;&quot;_&quot;&amp;[$'Definition (EN)'.$U$3]&amp;&quot;:&quot;)" office:value-type="string" office:string-value="slot_comment_activity:" calcext:value-type="string">
            <text:p>slot_comment_activity:</text:p>
          </table:table-cell>
          <table:table-cell table:formula="of:=&quot;%w(&quot;" office:value-type="string" office:string-value="%w(" calcext:value-type="string">
            <text:p>%w(</text:p>
          </table:table-cell>
          <table:table-cell table:formula="of:=IF(ISTEXT([.O2]); [.O2]; &quot;&quot;)" office:value-type="string" office:string-value="friends" calcext:value-type="string">
            <text:p>friends</text:p>
          </table:table-cell>
          <table:table-cell table:formula="of:=IF(ISBLANK([.P2]); &quot;&quot;; &quot; &quot;)&amp;IF(ISBLANK([.P2]); &quot;&quot;; [.P2])" office:value-type="string" office:string-value=" follower" calcext:value-type="string">
            <text:p><text:s/>follower</text:p>
          </table:table-cell>
          <table:table-cell table:formula="of:=IF(ISBLANK([.Q2]); &quot;&quot;; &quot; &quot;)&amp;IF(ISBLANK([.Q2]); &quot;&quot;; [.Q2])" office:value-type="string" office:string-value=" creator" calcext:value-type="string">
            <text:p><text:s/>creator</text:p>
          </table:table-cell>
          <table:table-cell table:formula="of:=IF(ISBLANK([.R2]); &quot;&quot;; &quot; &quot;)&amp;IF(ISBLANK([.R2]); &quot;&quot;; [.R2])" office:value-type="string" office:string-value=" member" calcext:value-type="string">
            <text:p><text:s/>member</text:p>
          </table:table-cell>
          <table:table-cell table:formula="of:=IF(ISBLANK([.S2]); &quot;&quot;; &quot; &quot;)&amp;IF(ISBLANK([.S2]); &quot;&quot;; [.S2])">
            <text:p/>
          </table:table-cell>
          <table:table-cell table:formula="of:=IF(ISBLANK([.T2]); &quot;&quot;; &quot; &quot;)&amp;IF(ISBLANK([.T2]); &quot;&quot;; [.T2])">
            <text:p/>
          </table:table-cell>
          <table:table-cell table:formula="of:=IF(ISBLANK([.U2]); &quot;&quot;; &quot; &quot;)&amp;IF(ISBLANK([.U2]); &quot;&quot;; [.U2])">
            <text:p/>
          </table:table-cell>
          <table:table-cell table:formula="of:=IF(ISBLANK([.V2]); &quot;&quot;; &quot; &quot;)&amp;IF(ISBLANK([.V2]); &quot;&quot;; [.V2])">
            <text:p/>
          </table:table-cell>
          <table:table-cell table:formula="of:=IF(ISBLANK([.W2]); &quot;&quot;; &quot; &quot;)&amp;IF(ISBLANK([.W2]); &quot;&quot;; [.W2])">
            <text:p/>
          </table:table-cell>
          <table:table-cell table:formula="of:=IF(ISBLANK([.X2]); &quot;&quot;; &quot; &quot;)&amp;IF(ISBLANK([.X2]); &quot;&quot;; [.X2])">
            <text:p/>
          </table:table-cell>
          <table:table-cell table:style-name="ce22" table:formula="of:=&quot;),&quot;" office:value-type="string" office:string-value=")," calcext:value-type="string">
            <text:p>),</text:p>
          </table:table-cell>
          <table:table-cell/>
          <table:table-cell table:formula="of:=IFERROR(__xludf.dummyfunction(&quot;if(ISTEXT('Definition (EN)'!T4), SPLIT('Definition (EN)'!T4, &quot;&quot; + &quot;&quot;, TRUE), &quot;&quot;&quot;&quot;)&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table:number-columns-repeated="7"/>
          <table:table-cell table:style-name="ce75" table:formula="of:=SUBSTITUTE([.A2]&amp;&quot; &quot;&amp;[.B2]&amp;[.C2]&amp;[.D2]&amp;[.E2]&amp;[.F2]&amp;[.G2]&amp;[.H2]&amp;[.I2]&amp;[.J2]&amp;[.K2]&amp;[.L2]&amp;[.M2]; &quot;%w()&quot;; &quot;[]&quot;)" office:value-type="string" office:string-value="slot_comment_activity: %w(friends follower creator member)," calcext:value-type="string">
            <text:p>slot_comment_activity: %w(friends follower creator member),</text:p>
          </table:table-cell>
          <table:table-cell table:number-columns-repeated="998"/>
        </table:table-row>
        <table:table-row table:style-name="ro1">
          <table:table-cell table:formula="of:=LOWER([$'Definition (EN)'.C4]&amp;&quot;_&quot;&amp;[$'Definition (EN)'.D4]&amp;&quot;_&quot;&amp;[$'Definition (EN)'.$Q$3]&amp;&quot;:&quot;)" office:value-type="string" office:string-value="slot_comment_notify:" calcext:value-type="string">
            <text:p>slot_comment_notify:</text:p>
          </table:table-cell>
          <table:table-cell table:formula="of:=&quot;%w(&quot;" office:value-type="string" office:string-value="%w(" calcext:value-type="string">
            <text:p>%w(</text:p>
          </table:table-cell>
          <table:table-cell table:formula="of:=IF(ISTEXT([.O3]); [.O3]; &quot;&quot;)" office:value-type="string" office:string-value="commenter" calcext:value-type="string">
            <text:p>commenter</text:p>
          </table:table-cell>
          <table:table-cell table:formula="of:=IF(ISBLANK([.P3]); &quot;&quot;; &quot; &quot;)&amp;IF(ISBLANK([.P3]); &quot;&quot;; [.P3])" office:value-type="string" office:string-value=" creator" calcext:value-type="string">
            <text:p><text:s/>creator</text:p>
          </table:table-cell>
          <table:table-cell table:formula="of:=IF(ISBLANK([.Q3]); &quot;&quot;; &quot; &quot;)&amp;IF(ISBLANK([.Q3]); &quot;&quot;; [.Q3])">
            <text:p/>
          </table:table-cell>
          <table:table-cell table:formula="of:=IF(ISBLANK([.R3]); &quot;&quot;; &quot; &quot;)&amp;IF(ISBLANK([.R3]); &quot;&quot;; [.R3])">
            <text:p/>
          </table:table-cell>
          <table:table-cell table:formula="of:=IF(ISBLANK([.S3]); &quot;&quot;; &quot; &quot;)&amp;IF(ISBLANK([.S3]); &quot;&quot;; [.S3])">
            <text:p/>
          </table:table-cell>
          <table:table-cell table:formula="of:=IF(ISBLANK([.T3]); &quot;&quot;; &quot; &quot;)&amp;IF(ISBLANK([.T3]); &quot;&quot;; [.T3])">
            <text:p/>
          </table:table-cell>
          <table:table-cell table:formula="of:=IF(ISBLANK([.U3]); &quot;&quot;; &quot; &quot;)&amp;IF(ISBLANK([.U3]); &quot;&quot;; [.U3])">
            <text:p/>
          </table:table-cell>
          <table:table-cell table:formula="of:=IF(ISBLANK([.V3]); &quot;&quot;; &quot; &quot;)&amp;IF(ISBLANK([.V3]); &quot;&quot;; [.V3])">
            <text:p/>
          </table:table-cell>
          <table:table-cell table:formula="of:=IF(ISBLANK([.W3]); &quot;&quot;; &quot; &quot;)&amp;IF(ISBLANK([.W3]); &quot;&quot;; [.W3])">
            <text:p/>
          </table:table-cell>
          <table:table-cell table:formula="of:=IF(ISBLANK([.X3]); &quot;&quot;; &quot; &quot;)&amp;IF(ISBLANK([.X3]); &quot;&quot;; [.X3])">
            <text:p/>
          </table:table-cell>
          <table:table-cell table:style-name="ce22" table:formula="of:=&quot;),&quot;" office:value-type="string" office:string-value=")," calcext:value-type="string">
            <text:p>),</text:p>
          </table:table-cell>
          <table:table-cell/>
          <table:table-cell table:formula="of:=IFERROR(__xludf.dummyfunction(&quot;if(ISTEXT('Definition (EN)'!P4), SPLIT('Definition (EN)'!P4, &quot;&quot; + &quot;&quot;, TRUE), &quot;&quot;&quot;&quot;)&quot;);&quot;commenter&quot;)" office:value-type="string" office:string-value="commenter" calcext:value-type="string">
            <text:p>commenter</text:p>
          </table:table-cell>
          <table:table-cell office:value-type="string" calcext:value-type="string">
            <text:p>creator</text:p>
          </table:table-cell>
          <table:table-cell table:number-columns-repeated="9"/>
          <table:table-cell table:style-name="ce75" table:formula="of:=SUBSTITUTE([.A3]&amp;&quot; &quot;&amp;[.B3]&amp;[.C3]&amp;[.D3]&amp;[.E3]&amp;[.F3]&amp;[.G3]&amp;[.H3]&amp;[.I3]&amp;[.J3]&amp;[.K3]&amp;[.L3]&amp;[.M3]; &quot;%w()&quot;; &quot;[]&quot;)" office:value-type="string" office:string-value="slot_comment_notify: %w(commenter creator)," calcext:value-type="string">
            <text:p>slot_comment_notify: %w(commenter creator),</text:p>
          </table:table-cell>
          <table:table-cell table:number-columns-repeated="998"/>
        </table:table-row>
        <table:table-row table:style-name="ro1">
          <table:table-cell table:formula="of:=LOWER([$'Definition (EN)'.C4]&amp;&quot;_&quot;&amp;[$'Definition (EN)'.D4]&amp;&quot;_&quot;&amp;[$'Definition (EN)'.$M$3]&amp;&quot;:&quot;)" office:value-type="string" office:string-value="slot_comment_push:" calcext:value-type="string">
            <text:p>slot_comment_push:</text:p>
          </table:table-cell>
          <table:table-cell table:formula="of:=&quot;%w(&quot;" office:value-type="string" office:string-value="%w(" calcext:value-type="string">
            <text:p>%w(</text:p>
          </table:table-cell>
          <table:table-cell table:formula="of:=IF(ISTEXT([.O4]); [.O4]; &quot;&quot;)" office:value-type="string" office:string-value="commenter" calcext:value-type="string">
            <text:p>commenter</text:p>
          </table:table-cell>
          <table:table-cell table:formula="of:=IF(ISBLANK([.P4]); &quot;&quot;; &quot; &quot;)&amp;IF(ISBLANK([.P4]); &quot;&quot;; [.P4])" office:value-type="string" office:string-value=" creator" calcext:value-type="string">
            <text:p><text:s/>creator</text:p>
          </table:table-cell>
          <table:table-cell table:formula="of:=IF(ISBLANK([.Q4]); &quot;&quot;; &quot; &quot;)&amp;IF(ISBLANK([.Q4]); &quot;&quot;; [.Q4])" office:value-type="string" office:string-value=" follower" calcext:value-type="string">
            <text:p><text:s/>follower</text:p>
          </table:table-cell>
          <table:table-cell table:formula="of:=IF(ISBLANK([.R4]); &quot;&quot;; &quot; &quot;)&amp;IF(ISBLANK([.R4]); &quot;&quot;; [.R4])">
            <text:p/>
          </table:table-cell>
          <table:table-cell table:formula="of:=IF(ISBLANK([.S4]); &quot;&quot;; &quot; &quot;)&amp;IF(ISBLANK([.S4]); &quot;&quot;; [.S4])">
            <text:p/>
          </table:table-cell>
          <table:table-cell table:formula="of:=IF(ISBLANK([.T4]); &quot;&quot;; &quot; &quot;)&amp;IF(ISBLANK([.T4]); &quot;&quot;; [.T4])">
            <text:p/>
          </table:table-cell>
          <table:table-cell table:formula="of:=IF(ISBLANK([.U4]); &quot;&quot;; &quot; &quot;)&amp;IF(ISBLANK([.U4]); &quot;&quot;; [.U4])">
            <text:p/>
          </table:table-cell>
          <table:table-cell table:formula="of:=IF(ISBLANK([.V4]); &quot;&quot;; &quot; &quot;)&amp;IF(ISBLANK([.V4]); &quot;&quot;; [.V4])">
            <text:p/>
          </table:table-cell>
          <table:table-cell table:formula="of:=IF(ISBLANK([.W4]); &quot;&quot;; &quot; &quot;)&amp;IF(ISBLANK([.W4]); &quot;&quot;; [.W4])">
            <text:p/>
          </table:table-cell>
          <table:table-cell table:formula="of:=IF(ISBLANK([.X4]); &quot;&quot;; &quot; &quot;)&amp;IF(ISBLANK([.X4]); &quot;&quot;; [.X4])">
            <text:p/>
          </table:table-cell>
          <table:table-cell table:style-name="ce22" table:formula="of:=&quot;),&quot;" office:value-type="string" office:string-value=")," calcext:value-type="string">
            <text:p>),</text:p>
          </table:table-cell>
          <table:table-cell/>
          <table:table-cell table:formula="of:=IFERROR(__xludf.dummyfunction(&quot;if(ISTEXT('Definition (EN)'!L4), SPLIT('Definition (EN)'!L4, &quot;&quot; + &quot;&quot;, TRUE), &quot;&quot;&quot;&quot;)&quot;);&quot;commenter&quot;)" office:value-type="string" office:string-value="commenter" calcext:value-type="string">
            <text:p>commenter</text:p>
          </table:table-cell>
          <table:table-cell office:value-type="string" calcext:value-type="string">
            <text:p>creator</text:p>
          </table:table-cell>
          <table:table-cell office:value-type="string" calcext:value-type="string">
            <text:p>follower</text:p>
          </table:table-cell>
          <table:table-cell table:number-columns-repeated="8"/>
          <table:table-cell table:style-name="ce75" table:formula="of:=SUBSTITUTE([.A4]&amp;&quot; &quot;&amp;[.B4]&amp;[.C4]&amp;[.D4]&amp;[.E4]&amp;[.F4]&amp;[.G4]&amp;[.H4]&amp;[.I4]&amp;[.J4]&amp;[.K4]&amp;[.L4]&amp;[.M4]; &quot;%w()&quot;; &quot;[]&quot;)" office:value-type="string" office:string-value="slot_comment_push: %w(commenter creator follower)," calcext:value-type="string">
            <text:p>slot_comment_push: %w(commenter creator follower),</text:p>
          </table:table-cell>
          <table:table-cell table:number-columns-repeated="998"/>
        </table:table-row>
        <table:table-row table:style-name="ro1">
          <table:table-cell table:number-columns-repeated="2"/>
          <table:table-cell table:formula="of:=IF(ISTEXT([.O5]); [.O5]; &quot;&quot;)">
            <text:p/>
          </table:table-cell>
          <table:table-cell table:formula="of:=IF(ISBLANK([.P5]); &quot;&quot;; &quot; &quot;)&amp;IF(ISBLANK([.P5]); &quot;&quot;; [.P5])">
            <text:p/>
          </table:table-cell>
          <table:table-cell table:formula="of:=IF(ISBLANK([.Q5]); &quot;&quot;; &quot; &quot;)&amp;IF(ISBLANK([.Q5]); &quot;&quot;; [.Q5])">
            <text:p/>
          </table:table-cell>
          <table:table-cell table:formula="of:=IF(ISBLANK([.R5]); &quot;&quot;; &quot; &quot;)&amp;IF(ISBLANK([.R5]); &quot;&quot;; [.R5])">
            <text:p/>
          </table:table-cell>
          <table:table-cell table:formula="of:=IF(ISBLANK([.S5]); &quot;&quot;; &quot; &quot;)&amp;IF(ISBLANK([.S5]); &quot;&quot;; [.S5])">
            <text:p/>
          </table:table-cell>
          <table:table-cell table:formula="of:=IF(ISBLANK([.T5]); &quot;&quot;; &quot; &quot;)&amp;IF(ISBLANK([.T5]); &quot;&quot;; [.T5])">
            <text:p/>
          </table:table-cell>
          <table:table-cell table:formula="of:=IF(ISBLANK([.U5]); &quot;&quot;; &quot; &quot;)&amp;IF(ISBLANK([.U5]); &quot;&quot;; [.U5])">
            <text:p/>
          </table:table-cell>
          <table:table-cell table:formula="of:=IF(ISBLANK([.V5]); &quot;&quot;; &quot; &quot;)&amp;IF(ISBLANK([.V5]); &quot;&quot;; [.V5])">
            <text:p/>
          </table:table-cell>
          <table:table-cell table:formula="of:=IF(ISBLANK([.W5]); &quot;&quot;; &quot; &quot;)&amp;IF(ISBLANK([.W5]); &quot;&quot;; [.W5])">
            <text:p/>
          </table:table-cell>
          <table:table-cell table:formula="of:=IF(ISBLANK([.X5]); &quot;&quot;; &quot; &quot;)&amp;IF(ISBLANK([.X5]); &quot;&quot;; [.X5])">
            <text:p/>
          </table:table-cell>
          <table:table-cell table:number-columns-repeated="13"/>
          <table:table-cell table:style-name="ce75" table:formula="of:=SUBSTITUTE([.A5]&amp;&quot; &quot;&amp;[.B5]&amp;[.C5]&amp;[.D5]&amp;[.E5]&amp;[.F5]&amp;[.G5]&amp;[.H5]&amp;[.I5]&amp;[.J5]&amp;[.K5]&amp;[.L5]&amp;[.M5]; &quot;%w()&quot;; &quot;[]&quot;)" office:value-type="string" office:string-value=" " calcext:value-type="string">
            <text:p><text:s/></text:p>
          </table:table-cell>
          <table:table-cell table:number-columns-repeated="998"/>
        </table:table-row>
        <table:table-row table:style-name="ro1">
          <table:table-cell table:formula="of:=LOWER([$'Definition (EN)'.C5]&amp;&quot;_&quot;&amp;[$'Definition (EN)'.D5]&amp;&quot;_&quot;&amp;[$'Definition (EN)'.$I$3]&amp;&quot;:&quot;)" office:value-type="string" office:string-value="slot_like_me:" calcext:value-type="string">
            <text:p>slot_like_me:</text:p>
          </table:table-cell>
          <table:table-cell table:formula="of:=&quot;%w(&quot;" office:value-type="string" office:string-value="%w(" calcext:value-type="string">
            <text:p>%w(</text:p>
          </table:table-cell>
          <table:table-cell table:formula="of:=IF(ISTEXT([.O6]); [.O6]; &quot;&quot;)" office:value-type="string" office:string-value="actor" calcext:value-type="string">
            <text:p>actor</text:p>
          </table:table-cell>
          <table:table-cell table:formula="of:=IF(ISBLANK([.P6]); &quot;&quot;; &quot; &quot;)&amp;IF(ISBLANK([.P6]); &quot;&quot;; [.P6])">
            <text:p/>
          </table:table-cell>
          <table:table-cell table:formula="of:=IF(ISBLANK([.Q6]); &quot;&quot;; &quot; &quot;)&amp;IF(ISBLANK([.Q6]); &quot;&quot;; [.Q6])">
            <text:p/>
          </table:table-cell>
          <table:table-cell table:formula="of:=IF(ISBLANK([.R6]); &quot;&quot;; &quot; &quot;)&amp;IF(ISBLANK([.R6]); &quot;&quot;; [.R6])">
            <text:p/>
          </table:table-cell>
          <table:table-cell table:formula="of:=IF(ISBLANK([.S6]); &quot;&quot;; &quot; &quot;)&amp;IF(ISBLANK([.S6]); &quot;&quot;; [.S6])">
            <text:p/>
          </table:table-cell>
          <table:table-cell table:formula="of:=IF(ISBLANK([.T6]); &quot;&quot;; &quot; &quot;)&amp;IF(ISBLANK([.T6]); &quot;&quot;; [.T6])">
            <text:p/>
          </table:table-cell>
          <table:table-cell table:formula="of:=IF(ISBLANK([.U6]); &quot;&quot;; &quot; &quot;)&amp;IF(ISBLANK([.U6]); &quot;&quot;; [.U6])">
            <text:p/>
          </table:table-cell>
          <table:table-cell table:formula="of:=IF(ISBLANK([.V6]); &quot;&quot;; &quot; &quot;)&amp;IF(ISBLANK([.V6]); &quot;&quot;; [.V6])">
            <text:p/>
          </table:table-cell>
          <table:table-cell table:formula="of:=IF(ISBLANK([.W6]); &quot;&quot;; &quot; &quot;)&amp;IF(ISBLANK([.W6]); &quot;&quot;; [.W6])">
            <text:p/>
          </table:table-cell>
          <table:table-cell table:formula="of:=IF(ISBLANK([.X6]); &quot;&quot;; &quot; &quot;)&amp;IF(ISBLANK([.X6]); &quot;&quot;; [.X6])">
            <text:p/>
          </table:table-cell>
          <table:table-cell table:style-name="ce22" table:formula="of:=&quot;),&quot;" office:value-type="string" office:string-value=")," calcext:value-type="string">
            <text:p>),</text:p>
          </table:table-cell>
          <table:table-cell/>
          <table:table-cell table:formula="of:=IFERROR(__xludf.dummyfunction(&quot;if(ISTEXT('Definition (EN)'!H5), SPLIT('Definition (EN)'!H5, &quot;&quot; + &quot;&quot;, TRUE), &quot;&quot;&quot;&quot;)&quot;);&quot;actor&quot;)" office:value-type="string" office:string-value="actor" calcext:value-type="string">
            <text:p>actor</text:p>
          </table:table-cell>
          <table:table-cell table:number-columns-repeated="10"/>
          <table:table-cell table:style-name="ce75" table:formula="of:=SUBSTITUTE([.A6]&amp;&quot; &quot;&amp;[.B6]&amp;[.C6]&amp;[.D6]&amp;[.E6]&amp;[.F6]&amp;[.G6]&amp;[.H6]&amp;[.I6]&amp;[.J6]&amp;[.K6]&amp;[.L6]&amp;[.M6]; &quot;%w()&quot;; &quot;[]&quot;)" office:value-type="string" office:string-value="slot_like_me: %w(actor)," calcext:value-type="string">
            <text:p>slot_like_me: %w(actor),</text:p>
          </table:table-cell>
          <table:table-cell table:number-columns-repeated="998"/>
        </table:table-row>
        <table:table-row table:style-name="ro1">
          <table:table-cell table:formula="of:=LOWER([$'Definition (EN)'.C5]&amp;&quot;_&quot;&amp;[$'Definition (EN)'.D5]&amp;&quot;_&quot;&amp;[$'Definition (EN)'.$U$3]&amp;&quot;:&quot;)" office:value-type="string" office:string-value="slot_like_activity:" calcext:value-type="string">
            <text:p>slot_like_activity:</text:p>
          </table:table-cell>
          <table:table-cell table:formula="of:=&quot;%w(&quot;" office:value-type="string" office:string-value="%w(" calcext:value-type="string">
            <text:p>%w(</text:p>
          </table:table-cell>
          <table:table-cell table:formula="of:=IF(ISTEXT([.O7]); [.O7]; &quot;&quot;)" office:value-type="string" office:string-value="friends" calcext:value-type="string">
            <text:p>friends</text:p>
          </table:table-cell>
          <table:table-cell table:formula="of:=IF(ISBLANK([.P7]); &quot;&quot;; &quot; &quot;)&amp;IF(ISBLANK([.P7]); &quot;&quot;; [.P7])" office:value-type="string" office:string-value=" follower" calcext:value-type="string">
            <text:p><text:s/>follower</text:p>
          </table:table-cell>
          <table:table-cell table:formula="of:=IF(ISBLANK([.Q7]); &quot;&quot;; &quot; &quot;)&amp;IF(ISBLANK([.Q7]); &quot;&quot;; [.Q7])" office:value-type="string" office:string-value=" creator" calcext:value-type="string">
            <text:p><text:s/>creator</text:p>
          </table:table-cell>
          <table:table-cell table:formula="of:=IF(ISBLANK([.R7]); &quot;&quot;; &quot; &quot;)&amp;IF(ISBLANK([.R7]); &quot;&quot;; [.R7])" office:value-type="string" office:string-value=" member" calcext:value-type="string">
            <text:p><text:s/>member</text:p>
          </table:table-cell>
          <table:table-cell table:formula="of:=IF(ISBLANK([.S7]); &quot;&quot;; &quot; &quot;)&amp;IF(ISBLANK([.S7]); &quot;&quot;; [.S7])">
            <text:p/>
          </table:table-cell>
          <table:table-cell table:formula="of:=IF(ISBLANK([.T7]); &quot;&quot;; &quot; &quot;)&amp;IF(ISBLANK([.T7]); &quot;&quot;; [.T7])">
            <text:p/>
          </table:table-cell>
          <table:table-cell table:formula="of:=IF(ISBLANK([.U7]); &quot;&quot;; &quot; &quot;)&amp;IF(ISBLANK([.U7]); &quot;&quot;; [.U7])">
            <text:p/>
          </table:table-cell>
          <table:table-cell table:formula="of:=IF(ISBLANK([.V7]); &quot;&quot;; &quot; &quot;)&amp;IF(ISBLANK([.V7]); &quot;&quot;; [.V7])">
            <text:p/>
          </table:table-cell>
          <table:table-cell table:formula="of:=IF(ISBLANK([.W7]); &quot;&quot;; &quot; &quot;)&amp;IF(ISBLANK([.W7]); &quot;&quot;; [.W7])">
            <text:p/>
          </table:table-cell>
          <table:table-cell table:formula="of:=IF(ISBLANK([.X7]); &quot;&quot;; &quot; &quot;)&amp;IF(ISBLANK([.X7]); &quot;&quot;; [.X7])">
            <text:p/>
          </table:table-cell>
          <table:table-cell table:style-name="ce22" table:formula="of:=&quot;),&quot;" office:value-type="string" office:string-value=")," calcext:value-type="string">
            <text:p>),</text:p>
          </table:table-cell>
          <table:table-cell/>
          <table:table-cell table:formula="of:=IFERROR(__xludf.dummyfunction(&quot;if(ISTEXT('Definition (EN)'!T5), SPLIT('Definition (EN)'!T5, &quot;&quot; + &quot;&quot;, TRUE), &quot;&quot;&quot;&quot;)&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table:number-columns-repeated="7"/>
          <table:table-cell table:style-name="ce75" table:formula="of:=SUBSTITUTE([.A7]&amp;&quot; &quot;&amp;[.B7]&amp;[.C7]&amp;[.D7]&amp;[.E7]&amp;[.F7]&amp;[.G7]&amp;[.H7]&amp;[.I7]&amp;[.J7]&amp;[.K7]&amp;[.L7]&amp;[.M7]; &quot;%w()&quot;; &quot;[]&quot;)" office:value-type="string" office:string-value="slot_like_activity: %w(friends follower creator member)," calcext:value-type="string">
            <text:p>slot_like_activity: %w(friends follower creator member),</text:p>
          </table:table-cell>
          <table:table-cell table:number-columns-repeated="998"/>
        </table:table-row>
        <table:table-row table:style-name="ro1">
          <table:table-cell table:formula="of:=LOWER([$'Definition (EN)'.C5]&amp;&quot;_&quot;&amp;[$'Definition (EN)'.D5]&amp;&quot;_&quot;&amp;[$'Definition (EN)'.$Q$3]&amp;&quot;:&quot;)" office:value-type="string" office:string-value="slot_like_notify:" calcext:value-type="string">
            <text:p>slot_like_notify:</text:p>
          </table:table-cell>
          <table:table-cell table:formula="of:=&quot;%w(&quot;" office:value-type="string" office:string-value="%w(" calcext:value-type="string">
            <text:p>%w(</text:p>
          </table:table-cell>
          <table:table-cell table:formula="of:=IF(ISTEXT([.O8]); [.O8]; &quot;&quot;)" office:value-type="string" office:string-value="creator" calcext:value-type="string">
            <text:p>creator</text:p>
          </table:table-cell>
          <table:table-cell table:formula="of:=IF(ISBLANK([.P8]); &quot;&quot;; &quot; &quot;)&amp;IF(ISBLANK([.P8]); &quot;&quot;; [.P8])">
            <text:p/>
          </table:table-cell>
          <table:table-cell table:formula="of:=IF(ISBLANK([.Q8]); &quot;&quot;; &quot; &quot;)&amp;IF(ISBLANK([.Q8]); &quot;&quot;; [.Q8])">
            <text:p/>
          </table:table-cell>
          <table:table-cell table:formula="of:=IF(ISBLANK([.R8]); &quot;&quot;; &quot; &quot;)&amp;IF(ISBLANK([.R8]); &quot;&quot;; [.R8])">
            <text:p/>
          </table:table-cell>
          <table:table-cell table:formula="of:=IF(ISBLANK([.S8]); &quot;&quot;; &quot; &quot;)&amp;IF(ISBLANK([.S8]); &quot;&quot;; [.S8])">
            <text:p/>
          </table:table-cell>
          <table:table-cell table:formula="of:=IF(ISBLANK([.T8]); &quot;&quot;; &quot; &quot;)&amp;IF(ISBLANK([.T8]); &quot;&quot;; [.T8])">
            <text:p/>
          </table:table-cell>
          <table:table-cell table:formula="of:=IF(ISBLANK([.U8]); &quot;&quot;; &quot; &quot;)&amp;IF(ISBLANK([.U8]); &quot;&quot;; [.U8])">
            <text:p/>
          </table:table-cell>
          <table:table-cell table:formula="of:=IF(ISBLANK([.V8]); &quot;&quot;; &quot; &quot;)&amp;IF(ISBLANK([.V8]); &quot;&quot;; [.V8])">
            <text:p/>
          </table:table-cell>
          <table:table-cell table:formula="of:=IF(ISBLANK([.W8]); &quot;&quot;; &quot; &quot;)&amp;IF(ISBLANK([.W8]); &quot;&quot;; [.W8])">
            <text:p/>
          </table:table-cell>
          <table:table-cell table:formula="of:=IF(ISBLANK([.X8]); &quot;&quot;; &quot; &quot;)&amp;IF(ISBLANK([.X8]); &quot;&quot;; [.X8])">
            <text:p/>
          </table:table-cell>
          <table:table-cell table:style-name="ce22" table:formula="of:=&quot;),&quot;" office:value-type="string" office:string-value=")," calcext:value-type="string">
            <text:p>),</text:p>
          </table:table-cell>
          <table:table-cell/>
          <table:table-cell table:formula="of:=IFERROR(__xludf.dummyfunction(&quot;if(ISTEXT('Definition (EN)'!P5), SPLIT('Definition (EN)'!P5, &quot;&quot; + &quot;&quot;, TRUE), &quot;&quot;&quot;&quot;)&quot;);&quot;creator&quot;)" office:value-type="string" office:string-value="creator" calcext:value-type="string">
            <text:p>creator</text:p>
          </table:table-cell>
          <table:table-cell table:number-columns-repeated="10"/>
          <table:table-cell table:style-name="ce75" table:formula="of:=SUBSTITUTE([.A8]&amp;&quot; &quot;&amp;[.B8]&amp;[.C8]&amp;[.D8]&amp;[.E8]&amp;[.F8]&amp;[.G8]&amp;[.H8]&amp;[.I8]&amp;[.J8]&amp;[.K8]&amp;[.L8]&amp;[.M8]; &quot;%w()&quot;; &quot;[]&quot;)" office:value-type="string" office:string-value="slot_like_notify: %w(creator)," calcext:value-type="string">
            <text:p>slot_like_notify: %w(creator),</text:p>
          </table:table-cell>
          <table:table-cell table:number-columns-repeated="998"/>
        </table:table-row>
        <table:table-row table:style-name="ro1">
          <table:table-cell table:formula="of:=LOWER([$'Definition (EN)'.C5]&amp;&quot;_&quot;&amp;[$'Definition (EN)'.D5]&amp;&quot;_&quot;&amp;[$'Definition (EN)'.$M$3]&amp;&quot;:&quot;)" office:value-type="string" office:string-value="slot_like_push:" calcext:value-type="string">
            <text:p>slot_like_push:</text:p>
          </table:table-cell>
          <table:table-cell table:formula="of:=&quot;%w(&quot;" office:value-type="string" office:string-value="%w(" calcext:value-type="string">
            <text:p>%w(</text:p>
          </table:table-cell>
          <table:table-cell table:formula="of:=IF(ISTEXT([.O9]); [.O9]; &quot;&quot;)" office:value-type="string" office:string-value="creator" calcext:value-type="string">
            <text:p>creator</text:p>
          </table:table-cell>
          <table:table-cell table:formula="of:=IF(ISBLANK([.P9]); &quot;&quot;; &quot; &quot;)&amp;IF(ISBLANK([.P9]); &quot;&quot;; [.P9])">
            <text:p/>
          </table:table-cell>
          <table:table-cell table:formula="of:=IF(ISBLANK([.Q9]); &quot;&quot;; &quot; &quot;)&amp;IF(ISBLANK([.Q9]); &quot;&quot;; [.Q9])">
            <text:p/>
          </table:table-cell>
          <table:table-cell table:formula="of:=IF(ISBLANK([.R9]); &quot;&quot;; &quot; &quot;)&amp;IF(ISBLANK([.R9]); &quot;&quot;; [.R9])">
            <text:p/>
          </table:table-cell>
          <table:table-cell table:formula="of:=IF(ISBLANK([.S9]); &quot;&quot;; &quot; &quot;)&amp;IF(ISBLANK([.S9]); &quot;&quot;; [.S9])">
            <text:p/>
          </table:table-cell>
          <table:table-cell table:formula="of:=IF(ISBLANK([.T9]); &quot;&quot;; &quot; &quot;)&amp;IF(ISBLANK([.T9]); &quot;&quot;; [.T9])">
            <text:p/>
          </table:table-cell>
          <table:table-cell table:formula="of:=IF(ISBLANK([.U9]); &quot;&quot;; &quot; &quot;)&amp;IF(ISBLANK([.U9]); &quot;&quot;; [.U9])">
            <text:p/>
          </table:table-cell>
          <table:table-cell table:formula="of:=IF(ISBLANK([.V9]); &quot;&quot;; &quot; &quot;)&amp;IF(ISBLANK([.V9]); &quot;&quot;; [.V9])">
            <text:p/>
          </table:table-cell>
          <table:table-cell table:formula="of:=IF(ISBLANK([.W9]); &quot;&quot;; &quot; &quot;)&amp;IF(ISBLANK([.W9]); &quot;&quot;; [.W9])">
            <text:p/>
          </table:table-cell>
          <table:table-cell table:formula="of:=IF(ISBLANK([.X9]); &quot;&quot;; &quot; &quot;)&amp;IF(ISBLANK([.X9]); &quot;&quot;; [.X9])">
            <text:p/>
          </table:table-cell>
          <table:table-cell table:style-name="ce22" table:formula="of:=&quot;),&quot;" office:value-type="string" office:string-value=")," calcext:value-type="string">
            <text:p>),</text:p>
          </table:table-cell>
          <table:table-cell/>
          <table:table-cell table:formula="of:=IFERROR(__xludf.dummyfunction(&quot;if(ISTEXT('Definition (EN)'!L5), SPLIT('Definition (EN)'!L5, &quot;&quot; + &quot;&quot;, TRUE), &quot;&quot;&quot;&quot;)&quot;);&quot;creator&quot;)" office:value-type="string" office:string-value="creator" calcext:value-type="string">
            <text:p>creator</text:p>
          </table:table-cell>
          <table:table-cell table:number-columns-repeated="10"/>
          <table:table-cell table:style-name="ce75" table:formula="of:=SUBSTITUTE([.A9]&amp;&quot; &quot;&amp;[.B9]&amp;[.C9]&amp;[.D9]&amp;[.E9]&amp;[.F9]&amp;[.G9]&amp;[.H9]&amp;[.I9]&amp;[.J9]&amp;[.K9]&amp;[.L9]&amp;[.M9]; &quot;%w()&quot;; &quot;[]&quot;)" office:value-type="string" office:string-value="slot_like_push: %w(creator)," calcext:value-type="string">
            <text:p>slot_like_push: %w(creator),</text:p>
          </table:table-cell>
          <table:table-cell table:number-columns-repeated="998"/>
        </table:table-row>
        <table:table-row table:style-name="ro1">
          <table:table-cell table:number-columns-repeated="2"/>
          <table:table-cell table:formula="of:=IF(ISTEXT([.O10]); [.O10]; &quot;&quot;)">
            <text:p/>
          </table:table-cell>
          <table:table-cell table:formula="of:=IF(ISBLANK([.P10]); &quot;&quot;; &quot; &quot;)&amp;IF(ISBLANK([.P10]); &quot;&quot;; [.P10])">
            <text:p/>
          </table:table-cell>
          <table:table-cell table:formula="of:=IF(ISBLANK([.Q10]); &quot;&quot;; &quot; &quot;)&amp;IF(ISBLANK([.Q10]); &quot;&quot;; [.Q10])">
            <text:p/>
          </table:table-cell>
          <table:table-cell table:formula="of:=IF(ISBLANK([.R10]); &quot;&quot;; &quot; &quot;)&amp;IF(ISBLANK([.R10]); &quot;&quot;; [.R10])">
            <text:p/>
          </table:table-cell>
          <table:table-cell table:formula="of:=IF(ISBLANK([.S10]); &quot;&quot;; &quot; &quot;)&amp;IF(ISBLANK([.S10]); &quot;&quot;; [.S10])">
            <text:p/>
          </table:table-cell>
          <table:table-cell table:formula="of:=IF(ISBLANK([.T10]); &quot;&quot;; &quot; &quot;)&amp;IF(ISBLANK([.T10]); &quot;&quot;; [.T10])">
            <text:p/>
          </table:table-cell>
          <table:table-cell table:formula="of:=IF(ISBLANK([.U10]); &quot;&quot;; &quot; &quot;)&amp;IF(ISBLANK([.U10]); &quot;&quot;; [.U10])">
            <text:p/>
          </table:table-cell>
          <table:table-cell table:formula="of:=IF(ISBLANK([.V10]); &quot;&quot;; &quot; &quot;)&amp;IF(ISBLANK([.V10]); &quot;&quot;; [.V10])">
            <text:p/>
          </table:table-cell>
          <table:table-cell table:formula="of:=IF(ISBLANK([.W10]); &quot;&quot;; &quot; &quot;)&amp;IF(ISBLANK([.W10]); &quot;&quot;; [.W10])">
            <text:p/>
          </table:table-cell>
          <table:table-cell table:formula="of:=IF(ISBLANK([.X10]); &quot;&quot;; &quot; &quot;)&amp;IF(ISBLANK([.X10]); &quot;&quot;; [.X10])">
            <text:p/>
          </table:table-cell>
          <table:table-cell table:number-columns-repeated="13"/>
          <table:table-cell table:style-name="ce75" table:formula="of:=SUBSTITUTE([.A10]&amp;&quot; &quot;&amp;[.B10]&amp;[.C10]&amp;[.D10]&amp;[.E10]&amp;[.F10]&amp;[.G10]&amp;[.H10]&amp;[.I10]&amp;[.J10]&amp;[.K10]&amp;[.L10]&amp;[.M10]; &quot;%w()&quot;; &quot;[]&quot;)" office:value-type="string" office:string-value=" " calcext:value-type="string">
            <text:p><text:s/></text:p>
          </table:table-cell>
          <table:table-cell table:number-columns-repeated="998"/>
        </table:table-row>
        <table:table-row table:style-name="ro1">
          <table:table-cell table:formula="of:=LOWER([$'Definition (EN)'.C6]&amp;&quot;_&quot;&amp;[$'Definition (EN)'.D6]&amp;&quot;_&quot;&amp;[$'Definition (EN)'.$I$3]&amp;&quot;:&quot;)" office:value-type="string" office:string-value="slot_create_me:" calcext:value-type="string">
            <text:p>slot_create_me:</text:p>
          </table:table-cell>
          <table:table-cell table:formula="of:=&quot;%w(&quot;" office:value-type="string" office:string-value="%w(" calcext:value-type="string">
            <text:p>%w(</text:p>
          </table:table-cell>
          <table:table-cell table:formula="of:=IF(ISTEXT([.O11]); [.O11]; &quot;&quot;)" office:value-type="string" office:string-value="actor" calcext:value-type="string">
            <text:p>actor</text:p>
          </table:table-cell>
          <table:table-cell table:formula="of:=IF(ISBLANK([.P11]); &quot;&quot;; &quot; &quot;)&amp;IF(ISBLANK([.P11]); &quot;&quot;; [.P11])">
            <text:p/>
          </table:table-cell>
          <table:table-cell table:formula="of:=IF(ISBLANK([.Q11]); &quot;&quot;; &quot; &quot;)&amp;IF(ISBLANK([.Q11]); &quot;&quot;; [.Q11])">
            <text:p/>
          </table:table-cell>
          <table:table-cell table:formula="of:=IF(ISBLANK([.R11]); &quot;&quot;; &quot; &quot;)&amp;IF(ISBLANK([.R11]); &quot;&quot;; [.R11])">
            <text:p/>
          </table:table-cell>
          <table:table-cell table:formula="of:=IF(ISBLANK([.S11]); &quot;&quot;; &quot; &quot;)&amp;IF(ISBLANK([.S11]); &quot;&quot;; [.S11])">
            <text:p/>
          </table:table-cell>
          <table:table-cell table:formula="of:=IF(ISBLANK([.T11]); &quot;&quot;; &quot; &quot;)&amp;IF(ISBLANK([.T11]); &quot;&quot;; [.T11])">
            <text:p/>
          </table:table-cell>
          <table:table-cell table:formula="of:=IF(ISBLANK([.U11]); &quot;&quot;; &quot; &quot;)&amp;IF(ISBLANK([.U11]); &quot;&quot;; [.U11])">
            <text:p/>
          </table:table-cell>
          <table:table-cell table:formula="of:=IF(ISBLANK([.V11]); &quot;&quot;; &quot; &quot;)&amp;IF(ISBLANK([.V11]); &quot;&quot;; [.V11])">
            <text:p/>
          </table:table-cell>
          <table:table-cell table:formula="of:=IF(ISBLANK([.W11]); &quot;&quot;; &quot; &quot;)&amp;IF(ISBLANK([.W11]); &quot;&quot;; [.W11])">
            <text:p/>
          </table:table-cell>
          <table:table-cell table:formula="of:=IF(ISBLANK([.X11]); &quot;&quot;; &quot; &quot;)&amp;IF(ISBLANK([.X11]); &quot;&quot;; [.X11])">
            <text:p/>
          </table:table-cell>
          <table:table-cell table:style-name="ce22" table:formula="of:=&quot;),&quot;" office:value-type="string" office:string-value=")," calcext:value-type="string">
            <text:p>),</text:p>
          </table:table-cell>
          <table:table-cell/>
          <table:table-cell table:formula="of:=IFERROR(__xludf.dummyfunction(&quot;if(ISTEXT('Definition (EN)'!H6), SPLIT('Definition (EN)'!H6, &quot;&quot; + &quot;&quot;, TRUE), &quot;&quot;&quot;&quot;)&quot;);&quot;actor&quot;)" office:value-type="string" office:string-value="actor" calcext:value-type="string">
            <text:p>actor</text:p>
          </table:table-cell>
          <table:table-cell table:number-columns-repeated="10"/>
          <table:table-cell table:style-name="ce75" table:formula="of:=SUBSTITUTE([.A11]&amp;&quot; &quot;&amp;[.B11]&amp;[.C11]&amp;[.D11]&amp;[.E11]&amp;[.F11]&amp;[.G11]&amp;[.H11]&amp;[.I11]&amp;[.J11]&amp;[.K11]&amp;[.L11]&amp;[.M11]; &quot;%w()&quot;; &quot;[]&quot;)" office:value-type="string" office:string-value="slot_create_me: %w(actor)," calcext:value-type="string">
            <text:p>slot_create_me: %w(actor),</text:p>
          </table:table-cell>
          <table:table-cell table:number-columns-repeated="998"/>
        </table:table-row>
        <table:table-row table:style-name="ro1">
          <table:table-cell table:formula="of:=LOWER([$'Definition (EN)'.C6]&amp;&quot;_&quot;&amp;[$'Definition (EN)'.D6]&amp;&quot;_&quot;&amp;[$'Definition (EN)'.$U$3]&amp;&quot;:&quot;)" office:value-type="string" office:string-value="slot_create_activity:" calcext:value-type="string">
            <text:p>slot_create_activity:</text:p>
          </table:table-cell>
          <table:table-cell table:formula="of:=&quot;%w(&quot;" office:value-type="string" office:string-value="%w(" calcext:value-type="string">
            <text:p>%w(</text:p>
          </table:table-cell>
          <table:table-cell table:formula="of:=IF(ISTEXT([.O12]); [.O12]; &quot;&quot;)" office:value-type="string" office:string-value="friends" calcext:value-type="string">
            <text:p>friends</text:p>
          </table:table-cell>
          <table:table-cell table:formula="of:=IF(ISBLANK([.P12]); &quot;&quot;; &quot; &quot;)&amp;IF(ISBLANK([.P12]); &quot;&quot;; [.P12])" office:value-type="string" office:string-value=" follower" calcext:value-type="string">
            <text:p><text:s/>follower</text:p>
          </table:table-cell>
          <table:table-cell table:formula="of:=IF(ISBLANK([.Q12]); &quot;&quot;; &quot; &quot;)&amp;IF(ISBLANK([.Q12]); &quot;&quot;; [.Q12])" office:value-type="string" office:string-value=" creator" calcext:value-type="string">
            <text:p><text:s/>creator</text:p>
          </table:table-cell>
          <table:table-cell table:formula="of:=IF(ISBLANK([.R12]); &quot;&quot;; &quot; &quot;)&amp;IF(ISBLANK([.R12]); &quot;&quot;; [.R12])" office:value-type="string" office:string-value=" member" calcext:value-type="string">
            <text:p><text:s/>member</text:p>
          </table:table-cell>
          <table:table-cell table:formula="of:=IF(ISBLANK([.S12]); &quot;&quot;; &quot; &quot;)&amp;IF(ISBLANK([.S12]); &quot;&quot;; [.S12])" office:value-type="string" office:string-value=" actor" calcext:value-type="string">
            <text:p><text:s/>actor</text:p>
          </table:table-cell>
          <table:table-cell table:formula="of:=IF(ISBLANK([.T12]); &quot;&quot;; &quot; &quot;)&amp;IF(ISBLANK([.T12]); &quot;&quot;; [.T12])">
            <text:p/>
          </table:table-cell>
          <table:table-cell table:formula="of:=IF(ISBLANK([.U12]); &quot;&quot;; &quot; &quot;)&amp;IF(ISBLANK([.U12]); &quot;&quot;; [.U12])">
            <text:p/>
          </table:table-cell>
          <table:table-cell table:formula="of:=IF(ISBLANK([.V12]); &quot;&quot;; &quot; &quot;)&amp;IF(ISBLANK([.V12]); &quot;&quot;; [.V12])">
            <text:p/>
          </table:table-cell>
          <table:table-cell table:formula="of:=IF(ISBLANK([.W12]); &quot;&quot;; &quot; &quot;)&amp;IF(ISBLANK([.W12]); &quot;&quot;; [.W12])">
            <text:p/>
          </table:table-cell>
          <table:table-cell table:formula="of:=IF(ISBLANK([.X12]); &quot;&quot;; &quot; &quot;)&amp;IF(ISBLANK([.X12]); &quot;&quot;; [.X12])">
            <text:p/>
          </table:table-cell>
          <table:table-cell table:style-name="ce22" table:formula="of:=&quot;),&quot;" office:value-type="string" office:string-value=")," calcext:value-type="string">
            <text:p>),</text:p>
          </table:table-cell>
          <table:table-cell/>
          <table:table-cell table:formula="of:=IFERROR(__xludf.dummyfunction(&quot;if(ISTEXT('Definition (EN)'!T6), SPLIT('Definition (EN)'!T6, &quot;&quot; + &quot;&quot;, TRUE), &quot;&quot;&quot;&quot;)&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office:value-type="string" calcext:value-type="string">
            <text:p>actor</text:p>
          </table:table-cell>
          <table:table-cell table:number-columns-repeated="6"/>
          <table:table-cell table:style-name="ce75" table:formula="of:=SUBSTITUTE([.A12]&amp;&quot; &quot;&amp;[.B12]&amp;[.C12]&amp;[.D12]&amp;[.E12]&amp;[.F12]&amp;[.G12]&amp;[.H12]&amp;[.I12]&amp;[.J12]&amp;[.K12]&amp;[.L12]&amp;[.M12]; &quot;%w()&quot;; &quot;[]&quot;)" office:value-type="string" office:string-value="slot_create_activity: %w(friends follower creator member actor)," calcext:value-type="string">
            <text:p>slot_create_activity: %w(friends follower creator member actor),</text:p>
          </table:table-cell>
          <table:table-cell table:number-columns-repeated="998"/>
        </table:table-row>
        <table:table-row table:style-name="ro1">
          <table:table-cell table:formula="of:=LOWER([$'Definition (EN)'.C6]&amp;&quot;_&quot;&amp;[$'Definition (EN)'.D6]&amp;&quot;_&quot;&amp;[$'Definition (EN)'.$Q$3]&amp;&quot;:&quot;)" office:value-type="string" office:string-value="slot_create_notify:" calcext:value-type="string">
            <text:p>slot_create_notify:</text:p>
          </table:table-cell>
          <table:table-cell table:formula="of:=&quot;%w(&quot;" office:value-type="string" office:string-value="%w(" calcext:value-type="string">
            <text:p>%w(</text:p>
          </table:table-cell>
          <table:table-cell table:formula="of:=IF(ISTEXT([.O13]); [.O13]; &quot;&quot;)">
            <text:p/>
          </table:table-cell>
          <table:table-cell table:formula="of:=IF(ISBLANK([.P13]); &quot;&quot;; &quot; &quot;)&amp;IF(ISBLANK([.P13]); &quot;&quot;; [.P13])">
            <text:p/>
          </table:table-cell>
          <table:table-cell table:formula="of:=IF(ISBLANK([.Q13]); &quot;&quot;; &quot; &quot;)&amp;IF(ISBLANK([.Q13]); &quot;&quot;; [.Q13])">
            <text:p/>
          </table:table-cell>
          <table:table-cell table:formula="of:=IF(ISBLANK([.R13]); &quot;&quot;; &quot; &quot;)&amp;IF(ISBLANK([.R13]); &quot;&quot;; [.R13])">
            <text:p/>
          </table:table-cell>
          <table:table-cell table:formula="of:=IF(ISBLANK([.S13]); &quot;&quot;; &quot; &quot;)&amp;IF(ISBLANK([.S13]); &quot;&quot;; [.S13])">
            <text:p/>
          </table:table-cell>
          <table:table-cell table:formula="of:=IF(ISBLANK([.T13]); &quot;&quot;; &quot; &quot;)&amp;IF(ISBLANK([.T13]); &quot;&quot;; [.T13])">
            <text:p/>
          </table:table-cell>
          <table:table-cell table:formula="of:=IF(ISBLANK([.U13]); &quot;&quot;; &quot; &quot;)&amp;IF(ISBLANK([.U13]); &quot;&quot;; [.U13])">
            <text:p/>
          </table:table-cell>
          <table:table-cell table:formula="of:=IF(ISBLANK([.V13]); &quot;&quot;; &quot; &quot;)&amp;IF(ISBLANK([.V13]); &quot;&quot;; [.V13])">
            <text:p/>
          </table:table-cell>
          <table:table-cell table:formula="of:=IF(ISBLANK([.W13]); &quot;&quot;; &quot; &quot;)&amp;IF(ISBLANK([.W13]); &quot;&quot;; [.W13])">
            <text:p/>
          </table:table-cell>
          <table:table-cell table:formula="of:=IF(ISBLANK([.X13]); &quot;&quot;; &quot; &quot;)&amp;IF(ISBLANK([.X13]); &quot;&quot;; [.X13])">
            <text:p/>
          </table:table-cell>
          <table:table-cell table:style-name="ce22" table:formula="of:=&quot;),&quot;" office:value-type="string" office:string-value=")," calcext:value-type="string">
            <text:p>),</text:p>
          </table:table-cell>
          <table:table-cell/>
          <table:table-cell table:formula="of:=IFERROR(__xludf.dummyfunction(&quot;if(ISTEXT('Definition (EN)'!P6), SPLIT('Definition (EN)'!P6, &quot;&quot; + &quot;&quot;, TRUE), &quot;&quot;&quot;&quot;)&quot;);&quot;&quot;)">
            <text:p/>
          </table:table-cell>
          <table:table-cell table:number-columns-repeated="10"/>
          <table:table-cell table:style-name="ce75" table:formula="of:=SUBSTITUTE([.A13]&amp;&quot; &quot;&amp;[.B13]&amp;[.C13]&amp;[.D13]&amp;[.E13]&amp;[.F13]&amp;[.G13]&amp;[.H13]&amp;[.I13]&amp;[.J13]&amp;[.K13]&amp;[.L13]&amp;[.M13]; &quot;%w()&quot;; &quot;[]&quot;)" office:value-type="string" office:string-value="slot_create_notify: []," calcext:value-type="string">
            <text:p>slot_create_notify: [],</text:p>
          </table:table-cell>
          <table:table-cell table:number-columns-repeated="998"/>
        </table:table-row>
        <table:table-row table:style-name="ro1">
          <table:table-cell table:formula="of:=LOWER([$'Definition (EN)'.C6]&amp;&quot;_&quot;&amp;[$'Definition (EN)'.D6]&amp;&quot;_&quot;&amp;[$'Definition (EN)'.$M$3]&amp;&quot;:&quot;)" office:value-type="string" office:string-value="slot_create_push:" calcext:value-type="string">
            <text:p>slot_create_push:</text:p>
          </table:table-cell>
          <table:table-cell table:formula="of:=&quot;%w(&quot;" office:value-type="string" office:string-value="%w(" calcext:value-type="string">
            <text:p>%w(</text:p>
          </table:table-cell>
          <table:table-cell table:formula="of:=IF(ISTEXT([.O14]); [.O14]; &quot;&quot;)">
            <text:p/>
          </table:table-cell>
          <table:table-cell table:formula="of:=IF(ISBLANK([.P14]); &quot;&quot;; &quot; &quot;)&amp;IF(ISBLANK([.P14]); &quot;&quot;; [.P14])">
            <text:p/>
          </table:table-cell>
          <table:table-cell table:formula="of:=IF(ISBLANK([.Q14]); &quot;&quot;; &quot; &quot;)&amp;IF(ISBLANK([.Q14]); &quot;&quot;; [.Q14])">
            <text:p/>
          </table:table-cell>
          <table:table-cell table:formula="of:=IF(ISBLANK([.R14]); &quot;&quot;; &quot; &quot;)&amp;IF(ISBLANK([.R14]); &quot;&quot;; [.R14])">
            <text:p/>
          </table:table-cell>
          <table:table-cell table:formula="of:=IF(ISBLANK([.S14]); &quot;&quot;; &quot; &quot;)&amp;IF(ISBLANK([.S14]); &quot;&quot;; [.S14])">
            <text:p/>
          </table:table-cell>
          <table:table-cell table:formula="of:=IF(ISBLANK([.T14]); &quot;&quot;; &quot; &quot;)&amp;IF(ISBLANK([.T14]); &quot;&quot;; [.T14])">
            <text:p/>
          </table:table-cell>
          <table:table-cell table:formula="of:=IF(ISBLANK([.U14]); &quot;&quot;; &quot; &quot;)&amp;IF(ISBLANK([.U14]); &quot;&quot;; [.U14])">
            <text:p/>
          </table:table-cell>
          <table:table-cell table:formula="of:=IF(ISBLANK([.V14]); &quot;&quot;; &quot; &quot;)&amp;IF(ISBLANK([.V14]); &quot;&quot;; [.V14])">
            <text:p/>
          </table:table-cell>
          <table:table-cell table:formula="of:=IF(ISBLANK([.W14]); &quot;&quot;; &quot; &quot;)&amp;IF(ISBLANK([.W14]); &quot;&quot;; [.W14])">
            <text:p/>
          </table:table-cell>
          <table:table-cell table:formula="of:=IF(ISBLANK([.X14]); &quot;&quot;; &quot; &quot;)&amp;IF(ISBLANK([.X14]); &quot;&quot;; [.X14])">
            <text:p/>
          </table:table-cell>
          <table:table-cell table:style-name="ce22" table:formula="of:=&quot;),&quot;" office:value-type="string" office:string-value=")," calcext:value-type="string">
            <text:p>),</text:p>
          </table:table-cell>
          <table:table-cell/>
          <table:table-cell table:formula="of:=IFERROR(__xludf.dummyfunction(&quot;if(ISTEXT('Definition (EN)'!L6), SPLIT('Definition (EN)'!L6, &quot;&quot; + &quot;&quot;, TRUE), &quot;&quot;&quot;&quot;)&quot;);&quot;&quot;)">
            <text:p/>
          </table:table-cell>
          <table:table-cell table:number-columns-repeated="10"/>
          <table:table-cell table:style-name="ce75" table:formula="of:=SUBSTITUTE([.A14]&amp;&quot; &quot;&amp;[.B14]&amp;[.C14]&amp;[.D14]&amp;[.E14]&amp;[.F14]&amp;[.G14]&amp;[.H14]&amp;[.I14]&amp;[.J14]&amp;[.K14]&amp;[.L14]&amp;[.M14]; &quot;%w()&quot;; &quot;[]&quot;)" office:value-type="string" office:string-value="slot_create_push: []," calcext:value-type="string">
            <text:p>slot_create_push: [],</text:p>
          </table:table-cell>
          <table:table-cell table:number-columns-repeated="998"/>
        </table:table-row>
        <table:table-row table:style-name="ro1">
          <table:table-cell table:number-columns-repeated="2"/>
          <table:table-cell table:formula="of:=IF(ISTEXT([.O15]); [.O15]; &quot;&quot;)">
            <text:p/>
          </table:table-cell>
          <table:table-cell table:formula="of:=IF(ISBLANK([.P15]); &quot;&quot;; &quot; &quot;)&amp;IF(ISBLANK([.P15]); &quot;&quot;; [.P15])">
            <text:p/>
          </table:table-cell>
          <table:table-cell table:formula="of:=IF(ISBLANK([.Q15]); &quot;&quot;; &quot; &quot;)&amp;IF(ISBLANK([.Q15]); &quot;&quot;; [.Q15])">
            <text:p/>
          </table:table-cell>
          <table:table-cell table:formula="of:=IF(ISBLANK([.R15]); &quot;&quot;; &quot; &quot;)&amp;IF(ISBLANK([.R15]); &quot;&quot;; [.R15])">
            <text:p/>
          </table:table-cell>
          <table:table-cell table:formula="of:=IF(ISBLANK([.S15]); &quot;&quot;; &quot; &quot;)&amp;IF(ISBLANK([.S15]); &quot;&quot;; [.S15])">
            <text:p/>
          </table:table-cell>
          <table:table-cell table:formula="of:=IF(ISBLANK([.T15]); &quot;&quot;; &quot; &quot;)&amp;IF(ISBLANK([.T15]); &quot;&quot;; [.T15])">
            <text:p/>
          </table:table-cell>
          <table:table-cell table:formula="of:=IF(ISBLANK([.U15]); &quot;&quot;; &quot; &quot;)&amp;IF(ISBLANK([.U15]); &quot;&quot;; [.U15])">
            <text:p/>
          </table:table-cell>
          <table:table-cell table:formula="of:=IF(ISBLANK([.V15]); &quot;&quot;; &quot; &quot;)&amp;IF(ISBLANK([.V15]); &quot;&quot;; [.V15])">
            <text:p/>
          </table:table-cell>
          <table:table-cell table:formula="of:=IF(ISBLANK([.W15]); &quot;&quot;; &quot; &quot;)&amp;IF(ISBLANK([.W15]); &quot;&quot;; [.W15])">
            <text:p/>
          </table:table-cell>
          <table:table-cell table:formula="of:=IF(ISBLANK([.X15]); &quot;&quot;; &quot; &quot;)&amp;IF(ISBLANK([.X15]); &quot;&quot;; [.X15])">
            <text:p/>
          </table:table-cell>
          <table:table-cell table:number-columns-repeated="13"/>
          <table:table-cell table:style-name="ce75" table:formula="of:=SUBSTITUTE([.A15]&amp;&quot; &quot;&amp;[.B15]&amp;[.C15]&amp;[.D15]&amp;[.E15]&amp;[.F15]&amp;[.G15]&amp;[.H15]&amp;[.I15]&amp;[.J15]&amp;[.K15]&amp;[.L15]&amp;[.M15]; &quot;%w()&quot;; &quot;[]&quot;)" office:value-type="string" office:string-value=" " calcext:value-type="string">
            <text:p><text:s/></text:p>
          </table:table-cell>
          <table:table-cell table:number-columns-repeated="998"/>
        </table:table-row>
        <table:table-row table:style-name="ro1">
          <table:table-cell table:formula="of:=LOWER([$'Definition (EN)'.C7]&amp;&quot;_&quot;&amp;[$'Definition (EN)'.D7]&amp;&quot;_&quot;&amp;[$'Definition (EN)'.$I$3]&amp;&quot;:&quot;)" office:value-type="string" office:string-value="slot_image_me:" calcext:value-type="string">
            <text:p>slot_image_me:</text:p>
          </table:table-cell>
          <table:table-cell table:formula="of:=&quot;%w(&quot;" office:value-type="string" office:string-value="%w(" calcext:value-type="string">
            <text:p>%w(</text:p>
          </table:table-cell>
          <table:table-cell table:formula="of:=IF(ISTEXT([.O16]); [.O16]; &quot;&quot;)" office:value-type="string" office:string-value="actor" calcext:value-type="string">
            <text:p>actor</text:p>
          </table:table-cell>
          <table:table-cell table:formula="of:=IF(ISBLANK([.P16]); &quot;&quot;; &quot; &quot;)&amp;IF(ISBLANK([.P16]); &quot;&quot;; [.P16])">
            <text:p/>
          </table:table-cell>
          <table:table-cell table:formula="of:=IF(ISBLANK([.Q16]); &quot;&quot;; &quot; &quot;)&amp;IF(ISBLANK([.Q16]); &quot;&quot;; [.Q16])">
            <text:p/>
          </table:table-cell>
          <table:table-cell table:formula="of:=IF(ISBLANK([.R16]); &quot;&quot;; &quot; &quot;)&amp;IF(ISBLANK([.R16]); &quot;&quot;; [.R16])">
            <text:p/>
          </table:table-cell>
          <table:table-cell table:formula="of:=IF(ISBLANK([.S16]); &quot;&quot;; &quot; &quot;)&amp;IF(ISBLANK([.S16]); &quot;&quot;; [.S16])">
            <text:p/>
          </table:table-cell>
          <table:table-cell table:formula="of:=IF(ISBLANK([.T16]); &quot;&quot;; &quot; &quot;)&amp;IF(ISBLANK([.T16]); &quot;&quot;; [.T16])">
            <text:p/>
          </table:table-cell>
          <table:table-cell table:formula="of:=IF(ISBLANK([.U16]); &quot;&quot;; &quot; &quot;)&amp;IF(ISBLANK([.U16]); &quot;&quot;; [.U16])">
            <text:p/>
          </table:table-cell>
          <table:table-cell table:formula="of:=IF(ISBLANK([.V16]); &quot;&quot;; &quot; &quot;)&amp;IF(ISBLANK([.V16]); &quot;&quot;; [.V16])">
            <text:p/>
          </table:table-cell>
          <table:table-cell table:formula="of:=IF(ISBLANK([.W16]); &quot;&quot;; &quot; &quot;)&amp;IF(ISBLANK([.W16]); &quot;&quot;; [.W16])">
            <text:p/>
          </table:table-cell>
          <table:table-cell table:formula="of:=IF(ISBLANK([.X16]); &quot;&quot;; &quot; &quot;)&amp;IF(ISBLANK([.X16]); &quot;&quot;; [.X16])">
            <text:p/>
          </table:table-cell>
          <table:table-cell table:style-name="ce22" table:formula="of:=&quot;),&quot;" office:value-type="string" office:string-value=")," calcext:value-type="string">
            <text:p>),</text:p>
          </table:table-cell>
          <table:table-cell/>
          <table:table-cell table:formula="of:=IFERROR(__xludf.dummyfunction(&quot;if(ISTEXT('Definition (EN)'!H7), SPLIT('Definition (EN)'!H7, &quot;&quot; + &quot;&quot;, TRUE), &quot;&quot;&quot;&quot;)&quot;);&quot;actor&quot;)" office:value-type="string" office:string-value="actor" calcext:value-type="string">
            <text:p>actor</text:p>
          </table:table-cell>
          <table:table-cell table:number-columns-repeated="10"/>
          <table:table-cell table:style-name="ce75" table:formula="of:=SUBSTITUTE([.A16]&amp;&quot; &quot;&amp;[.B16]&amp;[.C16]&amp;[.D16]&amp;[.E16]&amp;[.F16]&amp;[.G16]&amp;[.H16]&amp;[.I16]&amp;[.J16]&amp;[.K16]&amp;[.L16]&amp;[.M16]; &quot;%w()&quot;; &quot;[]&quot;)" office:value-type="string" office:string-value="slot_image_me: %w(actor)," calcext:value-type="string">
            <text:p>slot_image_me: %w(actor),</text:p>
          </table:table-cell>
          <table:table-cell table:number-columns-repeated="998"/>
        </table:table-row>
        <table:table-row table:style-name="ro1">
          <table:table-cell table:formula="of:=LOWER([$'Definition (EN)'.C7]&amp;&quot;_&quot;&amp;[$'Definition (EN)'.D7]&amp;&quot;_&quot;&amp;[$'Definition (EN)'.$U$3]&amp;&quot;:&quot;)" office:value-type="string" office:string-value="slot_image_activity:" calcext:value-type="string">
            <text:p>slot_image_activity:</text:p>
          </table:table-cell>
          <table:table-cell table:formula="of:=&quot;%w(&quot;" office:value-type="string" office:string-value="%w(" calcext:value-type="string">
            <text:p>%w(</text:p>
          </table:table-cell>
          <table:table-cell table:formula="of:=IF(ISTEXT([.O17]); [.O17]; &quot;&quot;)" office:value-type="string" office:string-value="friends" calcext:value-type="string">
            <text:p>friends</text:p>
          </table:table-cell>
          <table:table-cell table:formula="of:=IF(ISBLANK([.P17]); &quot;&quot;; &quot; &quot;)&amp;IF(ISBLANK([.P17]); &quot;&quot;; [.P17])" office:value-type="string" office:string-value=" follower" calcext:value-type="string">
            <text:p><text:s/>follower</text:p>
          </table:table-cell>
          <table:table-cell table:formula="of:=IF(ISBLANK([.Q17]); &quot;&quot;; &quot; &quot;)&amp;IF(ISBLANK([.Q17]); &quot;&quot;; [.Q17])" office:value-type="string" office:string-value=" creator" calcext:value-type="string">
            <text:p><text:s/>creator</text:p>
          </table:table-cell>
          <table:table-cell table:formula="of:=IF(ISBLANK([.R17]); &quot;&quot;; &quot; &quot;)&amp;IF(ISBLANK([.R17]); &quot;&quot;; [.R17])" office:value-type="string" office:string-value=" member" calcext:value-type="string">
            <text:p><text:s/>member</text:p>
          </table:table-cell>
          <table:table-cell table:formula="of:=IF(ISBLANK([.S17]); &quot;&quot;; &quot; &quot;)&amp;IF(ISBLANK([.S17]); &quot;&quot;; [.S17])">
            <text:p/>
          </table:table-cell>
          <table:table-cell table:formula="of:=IF(ISBLANK([.T17]); &quot;&quot;; &quot; &quot;)&amp;IF(ISBLANK([.T17]); &quot;&quot;; [.T17])">
            <text:p/>
          </table:table-cell>
          <table:table-cell table:formula="of:=IF(ISBLANK([.U17]); &quot;&quot;; &quot; &quot;)&amp;IF(ISBLANK([.U17]); &quot;&quot;; [.U17])">
            <text:p/>
          </table:table-cell>
          <table:table-cell table:formula="of:=IF(ISBLANK([.V17]); &quot;&quot;; &quot; &quot;)&amp;IF(ISBLANK([.V17]); &quot;&quot;; [.V17])">
            <text:p/>
          </table:table-cell>
          <table:table-cell table:formula="of:=IF(ISBLANK([.W17]); &quot;&quot;; &quot; &quot;)&amp;IF(ISBLANK([.W17]); &quot;&quot;; [.W17])">
            <text:p/>
          </table:table-cell>
          <table:table-cell table:formula="of:=IF(ISBLANK([.X17]); &quot;&quot;; &quot; &quot;)&amp;IF(ISBLANK([.X17]); &quot;&quot;; [.X17])">
            <text:p/>
          </table:table-cell>
          <table:table-cell table:style-name="ce22" table:formula="of:=&quot;),&quot;" office:value-type="string" office:string-value=")," calcext:value-type="string">
            <text:p>),</text:p>
          </table:table-cell>
          <table:table-cell/>
          <table:table-cell table:formula="of:=IFERROR(__xludf.dummyfunction(&quot;if(ISTEXT('Definition (EN)'!T7), SPLIT('Definition (EN)'!T7, &quot;&quot; + &quot;&quot;, TRUE), &quot;&quot;&quot;&quot;)&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table:number-columns-repeated="7"/>
          <table:table-cell table:style-name="ce75" table:formula="of:=SUBSTITUTE([.A17]&amp;&quot; &quot;&amp;[.B17]&amp;[.C17]&amp;[.D17]&amp;[.E17]&amp;[.F17]&amp;[.G17]&amp;[.H17]&amp;[.I17]&amp;[.J17]&amp;[.K17]&amp;[.L17]&amp;[.M17]; &quot;%w()&quot;; &quot;[]&quot;)" office:value-type="string" office:string-value="slot_image_activity: %w(friends follower creator member)," calcext:value-type="string">
            <text:p>slot_image_activity: %w(friends follower creator member),</text:p>
          </table:table-cell>
          <table:table-cell table:number-columns-repeated="998"/>
        </table:table-row>
        <table:table-row table:style-name="ro1">
          <table:table-cell table:formula="of:=LOWER([$'Definition (EN)'.C7]&amp;&quot;_&quot;&amp;[$'Definition (EN)'.D7]&amp;&quot;_&quot;&amp;[$'Definition (EN)'.$Q$3]&amp;&quot;:&quot;)" office:value-type="string" office:string-value="slot_image_notify:" calcext:value-type="string">
            <text:p>slot_image_notify:</text:p>
          </table:table-cell>
          <table:table-cell table:formula="of:=&quot;%w(&quot;" office:value-type="string" office:string-value="%w(" calcext:value-type="string">
            <text:p>%w(</text:p>
          </table:table-cell>
          <table:table-cell table:formula="of:=IF(ISTEXT([.O18]); [.O18]; &quot;&quot;)" office:value-type="string" office:string-value="follower" calcext:value-type="string">
            <text:p>follower</text:p>
          </table:table-cell>
          <table:table-cell table:formula="of:=IF(ISBLANK([.P18]); &quot;&quot;; &quot; &quot;)&amp;IF(ISBLANK([.P18]); &quot;&quot;; [.P18])" office:value-type="string" office:string-value=" creator" calcext:value-type="string">
            <text:p><text:s/>creator</text:p>
          </table:table-cell>
          <table:table-cell table:formula="of:=IF(ISBLANK([.Q18]); &quot;&quot;; &quot; &quot;)&amp;IF(ISBLANK([.Q18]); &quot;&quot;; [.Q18])">
            <text:p/>
          </table:table-cell>
          <table:table-cell table:formula="of:=IF(ISBLANK([.R18]); &quot;&quot;; &quot; &quot;)&amp;IF(ISBLANK([.R18]); &quot;&quot;; [.R18])">
            <text:p/>
          </table:table-cell>
          <table:table-cell table:formula="of:=IF(ISBLANK([.S18]); &quot;&quot;; &quot; &quot;)&amp;IF(ISBLANK([.S18]); &quot;&quot;; [.S18])">
            <text:p/>
          </table:table-cell>
          <table:table-cell table:formula="of:=IF(ISBLANK([.T18]); &quot;&quot;; &quot; &quot;)&amp;IF(ISBLANK([.T18]); &quot;&quot;; [.T18])">
            <text:p/>
          </table:table-cell>
          <table:table-cell table:formula="of:=IF(ISBLANK([.U18]); &quot;&quot;; &quot; &quot;)&amp;IF(ISBLANK([.U18]); &quot;&quot;; [.U18])">
            <text:p/>
          </table:table-cell>
          <table:table-cell table:formula="of:=IF(ISBLANK([.V18]); &quot;&quot;; &quot; &quot;)&amp;IF(ISBLANK([.V18]); &quot;&quot;; [.V18])">
            <text:p/>
          </table:table-cell>
          <table:table-cell table:formula="of:=IF(ISBLANK([.W18]); &quot;&quot;; &quot; &quot;)&amp;IF(ISBLANK([.W18]); &quot;&quot;; [.W18])">
            <text:p/>
          </table:table-cell>
          <table:table-cell table:formula="of:=IF(ISBLANK([.X18]); &quot;&quot;; &quot; &quot;)&amp;IF(ISBLANK([.X18]); &quot;&quot;; [.X18])">
            <text:p/>
          </table:table-cell>
          <table:table-cell table:style-name="ce22" table:formula="of:=&quot;),&quot;" office:value-type="string" office:string-value=")," calcext:value-type="string">
            <text:p>),</text:p>
          </table:table-cell>
          <table:table-cell/>
          <table:table-cell table:formula="of:=IFERROR(__xludf.dummyfunction(&quot;if(ISTEXT('Definition (EN)'!P7), SPLIT('Definition (EN)'!P7, &quot;&quot; + &quot;&quot;, TRUE), &quot;&quot;&quot;&quot;)&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18]&amp;&quot; &quot;&amp;[.B18]&amp;[.C18]&amp;[.D18]&amp;[.E18]&amp;[.F18]&amp;[.G18]&amp;[.H18]&amp;[.I18]&amp;[.J18]&amp;[.K18]&amp;[.L18]&amp;[.M18]; &quot;%w()&quot;; &quot;[]&quot;)" office:value-type="string" office:string-value="slot_image_notify: %w(follower creator)," calcext:value-type="string">
            <text:p>slot_image_notify: %w(follower creator),</text:p>
          </table:table-cell>
          <table:table-cell table:number-columns-repeated="998"/>
        </table:table-row>
        <table:table-row table:style-name="ro1">
          <table:table-cell table:formula="of:=LOWER([$'Definition (EN)'.C7]&amp;&quot;_&quot;&amp;[$'Definition (EN)'.D7]&amp;&quot;_&quot;&amp;[$'Definition (EN)'.$M$3]&amp;&quot;:&quot;)" office:value-type="string" office:string-value="slot_image_push:" calcext:value-type="string">
            <text:p>slot_image_push:</text:p>
          </table:table-cell>
          <table:table-cell table:formula="of:=&quot;%w(&quot;" office:value-type="string" office:string-value="%w(" calcext:value-type="string">
            <text:p>%w(</text:p>
          </table:table-cell>
          <table:table-cell table:formula="of:=IF(ISTEXT([.O19]); [.O19]; &quot;&quot;)" office:value-type="string" office:string-value="follower" calcext:value-type="string">
            <text:p>follower</text:p>
          </table:table-cell>
          <table:table-cell table:formula="of:=IF(ISBLANK([.P19]); &quot;&quot;; &quot; &quot;)&amp;IF(ISBLANK([.P19]); &quot;&quot;; [.P19])" office:value-type="string" office:string-value=" creator" calcext:value-type="string">
            <text:p><text:s/>creator</text:p>
          </table:table-cell>
          <table:table-cell table:formula="of:=IF(ISBLANK([.Q19]); &quot;&quot;; &quot; &quot;)&amp;IF(ISBLANK([.Q19]); &quot;&quot;; [.Q19])">
            <text:p/>
          </table:table-cell>
          <table:table-cell table:formula="of:=IF(ISBLANK([.R19]); &quot;&quot;; &quot; &quot;)&amp;IF(ISBLANK([.R19]); &quot;&quot;; [.R19])">
            <text:p/>
          </table:table-cell>
          <table:table-cell table:formula="of:=IF(ISBLANK([.S19]); &quot;&quot;; &quot; &quot;)&amp;IF(ISBLANK([.S19]); &quot;&quot;; [.S19])">
            <text:p/>
          </table:table-cell>
          <table:table-cell table:formula="of:=IF(ISBLANK([.T19]); &quot;&quot;; &quot; &quot;)&amp;IF(ISBLANK([.T19]); &quot;&quot;; [.T19])">
            <text:p/>
          </table:table-cell>
          <table:table-cell table:formula="of:=IF(ISBLANK([.U19]); &quot;&quot;; &quot; &quot;)&amp;IF(ISBLANK([.U19]); &quot;&quot;; [.U19])">
            <text:p/>
          </table:table-cell>
          <table:table-cell table:formula="of:=IF(ISBLANK([.V19]); &quot;&quot;; &quot; &quot;)&amp;IF(ISBLANK([.V19]); &quot;&quot;; [.V19])">
            <text:p/>
          </table:table-cell>
          <table:table-cell table:formula="of:=IF(ISBLANK([.W19]); &quot;&quot;; &quot; &quot;)&amp;IF(ISBLANK([.W19]); &quot;&quot;; [.W19])">
            <text:p/>
          </table:table-cell>
          <table:table-cell table:formula="of:=IF(ISBLANK([.X19]); &quot;&quot;; &quot; &quot;)&amp;IF(ISBLANK([.X19]); &quot;&quot;; [.X19])">
            <text:p/>
          </table:table-cell>
          <table:table-cell table:style-name="ce22" table:formula="of:=&quot;),&quot;" office:value-type="string" office:string-value=")," calcext:value-type="string">
            <text:p>),</text:p>
          </table:table-cell>
          <table:table-cell/>
          <table:table-cell table:formula="of:=IFERROR(__xludf.dummyfunction(&quot;if(ISTEXT('Definition (EN)'!L7), SPLIT('Definition (EN)'!L7, &quot;&quot; + &quot;&quot;, TRUE), &quot;&quot;&quot;&quot;)&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19]&amp;&quot; &quot;&amp;[.B19]&amp;[.C19]&amp;[.D19]&amp;[.E19]&amp;[.F19]&amp;[.G19]&amp;[.H19]&amp;[.I19]&amp;[.J19]&amp;[.K19]&amp;[.L19]&amp;[.M19]; &quot;%w()&quot;; &quot;[]&quot;)" office:value-type="string" office:string-value="slot_image_push: %w(follower creator)," calcext:value-type="string">
            <text:p>slot_image_push: %w(follower creator),</text:p>
          </table:table-cell>
          <table:table-cell table:number-columns-repeated="998"/>
        </table:table-row>
        <table:table-row table:style-name="ro1">
          <table:table-cell table:number-columns-repeated="2"/>
          <table:table-cell table:formula="of:=IF(ISTEXT([.O20]); [.O20]; &quot;&quot;)">
            <text:p/>
          </table:table-cell>
          <table:table-cell table:formula="of:=IF(ISBLANK([.P20]); &quot;&quot;; &quot; &quot;)&amp;IF(ISBLANK([.P20]); &quot;&quot;; [.P20])">
            <text:p/>
          </table:table-cell>
          <table:table-cell table:formula="of:=IF(ISBLANK([.Q20]); &quot;&quot;; &quot; &quot;)&amp;IF(ISBLANK([.Q20]); &quot;&quot;; [.Q20])">
            <text:p/>
          </table:table-cell>
          <table:table-cell table:formula="of:=IF(ISBLANK([.R20]); &quot;&quot;; &quot; &quot;)&amp;IF(ISBLANK([.R20]); &quot;&quot;; [.R20])">
            <text:p/>
          </table:table-cell>
          <table:table-cell table:formula="of:=IF(ISBLANK([.S20]); &quot;&quot;; &quot; &quot;)&amp;IF(ISBLANK([.S20]); &quot;&quot;; [.S20])">
            <text:p/>
          </table:table-cell>
          <table:table-cell table:formula="of:=IF(ISBLANK([.T20]); &quot;&quot;; &quot; &quot;)&amp;IF(ISBLANK([.T20]); &quot;&quot;; [.T20])">
            <text:p/>
          </table:table-cell>
          <table:table-cell table:formula="of:=IF(ISBLANK([.U20]); &quot;&quot;; &quot; &quot;)&amp;IF(ISBLANK([.U20]); &quot;&quot;; [.U20])">
            <text:p/>
          </table:table-cell>
          <table:table-cell table:formula="of:=IF(ISBLANK([.V20]); &quot;&quot;; &quot; &quot;)&amp;IF(ISBLANK([.V20]); &quot;&quot;; [.V20])">
            <text:p/>
          </table:table-cell>
          <table:table-cell table:formula="of:=IF(ISBLANK([.W20]); &quot;&quot;; &quot; &quot;)&amp;IF(ISBLANK([.W20]); &quot;&quot;; [.W20])">
            <text:p/>
          </table:table-cell>
          <table:table-cell table:formula="of:=IF(ISBLANK([.X20]); &quot;&quot;; &quot; &quot;)&amp;IF(ISBLANK([.X20]); &quot;&quot;; [.X20])">
            <text:p/>
          </table:table-cell>
          <table:table-cell table:number-columns-repeated="13"/>
          <table:table-cell table:style-name="ce75" table:formula="of:=SUBSTITUTE([.A20]&amp;&quot; &quot;&amp;[.B20]&amp;[.C20]&amp;[.D20]&amp;[.E20]&amp;[.F20]&amp;[.G20]&amp;[.H20]&amp;[.I20]&amp;[.J20]&amp;[.K20]&amp;[.L20]&amp;[.M20]; &quot;%w()&quot;; &quot;[]&quot;)" office:value-type="string" office:string-value=" " calcext:value-type="string">
            <text:p><text:s/></text:p>
          </table:table-cell>
          <table:table-cell table:number-columns-repeated="998"/>
        </table:table-row>
        <table:table-row table:style-name="ro1">
          <table:table-cell table:formula="of:=LOWER([$'Definition (EN)'.C8]&amp;&quot;_&quot;&amp;[$'Definition (EN)'.D8]&amp;&quot;_&quot;&amp;[$'Definition (EN)'.$I$3]&amp;&quot;:&quot;)" office:value-type="string" office:string-value="slot_video_me:" calcext:value-type="string">
            <text:p>slot_video_me:</text:p>
          </table:table-cell>
          <table:table-cell table:formula="of:=&quot;%w(&quot;" office:value-type="string" office:string-value="%w(" calcext:value-type="string">
            <text:p>%w(</text:p>
          </table:table-cell>
          <table:table-cell table:formula="of:=IF(ISTEXT([.O21]); [.O21]; &quot;&quot;)" office:value-type="string" office:string-value="actor" calcext:value-type="string">
            <text:p>actor</text:p>
          </table:table-cell>
          <table:table-cell table:formula="of:=IF(ISBLANK([.P21]); &quot;&quot;; &quot; &quot;)&amp;IF(ISBLANK([.P21]); &quot;&quot;; [.P21])">
            <text:p/>
          </table:table-cell>
          <table:table-cell table:formula="of:=IF(ISBLANK([.Q21]); &quot;&quot;; &quot; &quot;)&amp;IF(ISBLANK([.Q21]); &quot;&quot;; [.Q21])">
            <text:p/>
          </table:table-cell>
          <table:table-cell table:formula="of:=IF(ISBLANK([.R21]); &quot;&quot;; &quot; &quot;)&amp;IF(ISBLANK([.R21]); &quot;&quot;; [.R21])">
            <text:p/>
          </table:table-cell>
          <table:table-cell table:formula="of:=IF(ISBLANK([.S21]); &quot;&quot;; &quot; &quot;)&amp;IF(ISBLANK([.S21]); &quot;&quot;; [.S21])">
            <text:p/>
          </table:table-cell>
          <table:table-cell table:formula="of:=IF(ISBLANK([.T21]); &quot;&quot;; &quot; &quot;)&amp;IF(ISBLANK([.T21]); &quot;&quot;; [.T21])">
            <text:p/>
          </table:table-cell>
          <table:table-cell table:formula="of:=IF(ISBLANK([.U21]); &quot;&quot;; &quot; &quot;)&amp;IF(ISBLANK([.U21]); &quot;&quot;; [.U21])">
            <text:p/>
          </table:table-cell>
          <table:table-cell table:formula="of:=IF(ISBLANK([.V21]); &quot;&quot;; &quot; &quot;)&amp;IF(ISBLANK([.V21]); &quot;&quot;; [.V21])">
            <text:p/>
          </table:table-cell>
          <table:table-cell table:formula="of:=IF(ISBLANK([.W21]); &quot;&quot;; &quot; &quot;)&amp;IF(ISBLANK([.W21]); &quot;&quot;; [.W21])">
            <text:p/>
          </table:table-cell>
          <table:table-cell table:formula="of:=IF(ISBLANK([.X21]); &quot;&quot;; &quot; &quot;)&amp;IF(ISBLANK([.X21]); &quot;&quot;; [.X21])">
            <text:p/>
          </table:table-cell>
          <table:table-cell table:style-name="ce22" table:formula="of:=&quot;),&quot;" office:value-type="string" office:string-value=")," calcext:value-type="string">
            <text:p>),</text:p>
          </table:table-cell>
          <table:table-cell/>
          <table:table-cell table:formula="of:=IFERROR(__xludf.dummyfunction(&quot;SPLIT('Definition (EN)'!H8, &quot;&quot; + &quot;&quot;, TRUE)&quot;);&quot;actor&quot;)" office:value-type="string" office:string-value="actor" calcext:value-type="string">
            <text:p>actor</text:p>
          </table:table-cell>
          <table:table-cell table:number-columns-repeated="10"/>
          <table:table-cell table:style-name="ce75" table:formula="of:=SUBSTITUTE([.A21]&amp;&quot; &quot;&amp;[.B21]&amp;[.C21]&amp;[.D21]&amp;[.E21]&amp;[.F21]&amp;[.G21]&amp;[.H21]&amp;[.I21]&amp;[.J21]&amp;[.K21]&amp;[.L21]&amp;[.M21]; &quot;%w()&quot;; &quot;[]&quot;)" office:value-type="string" office:string-value="slot_video_me: %w(actor)," calcext:value-type="string">
            <text:p>slot_video_me: %w(actor),</text:p>
          </table:table-cell>
          <table:table-cell table:number-columns-repeated="998"/>
        </table:table-row>
        <table:table-row table:style-name="ro1">
          <table:table-cell table:formula="of:=LOWER([$'Definition (EN)'.C8]&amp;&quot;_&quot;&amp;[$'Definition (EN)'.D8]&amp;&quot;_&quot;&amp;[$'Definition (EN)'.$U$3]&amp;&quot;:&quot;)" office:value-type="string" office:string-value="slot_video_activity:" calcext:value-type="string">
            <text:p>slot_video_activity:</text:p>
          </table:table-cell>
          <table:table-cell table:formula="of:=&quot;%w(&quot;" office:value-type="string" office:string-value="%w(" calcext:value-type="string">
            <text:p>%w(</text:p>
          </table:table-cell>
          <table:table-cell table:formula="of:=IF(ISTEXT([.O22]); [.O22]; &quot;&quot;)" office:value-type="string" office:string-value="friends" calcext:value-type="string">
            <text:p>friends</text:p>
          </table:table-cell>
          <table:table-cell table:formula="of:=IF(ISBLANK([.P22]); &quot;&quot;; &quot; &quot;)&amp;IF(ISBLANK([.P22]); &quot;&quot;; [.P22])" office:value-type="string" office:string-value=" follower" calcext:value-type="string">
            <text:p><text:s/>follower</text:p>
          </table:table-cell>
          <table:table-cell table:formula="of:=IF(ISBLANK([.Q22]); &quot;&quot;; &quot; &quot;)&amp;IF(ISBLANK([.Q22]); &quot;&quot;; [.Q22])" office:value-type="string" office:string-value=" creator" calcext:value-type="string">
            <text:p><text:s/>creator</text:p>
          </table:table-cell>
          <table:table-cell table:formula="of:=IF(ISBLANK([.R22]); &quot;&quot;; &quot; &quot;)&amp;IF(ISBLANK([.R22]); &quot;&quot;; [.R22])" office:value-type="string" office:string-value=" member" calcext:value-type="string">
            <text:p><text:s/>member</text:p>
          </table:table-cell>
          <table:table-cell table:formula="of:=IF(ISBLANK([.S22]); &quot;&quot;; &quot; &quot;)&amp;IF(ISBLANK([.S22]); &quot;&quot;; [.S22])">
            <text:p/>
          </table:table-cell>
          <table:table-cell table:formula="of:=IF(ISBLANK([.T22]); &quot;&quot;; &quot; &quot;)&amp;IF(ISBLANK([.T22]); &quot;&quot;; [.T22])">
            <text:p/>
          </table:table-cell>
          <table:table-cell table:formula="of:=IF(ISBLANK([.U22]); &quot;&quot;; &quot; &quot;)&amp;IF(ISBLANK([.U22]); &quot;&quot;; [.U22])">
            <text:p/>
          </table:table-cell>
          <table:table-cell table:formula="of:=IF(ISBLANK([.V22]); &quot;&quot;; &quot; &quot;)&amp;IF(ISBLANK([.V22]); &quot;&quot;; [.V22])">
            <text:p/>
          </table:table-cell>
          <table:table-cell table:formula="of:=IF(ISBLANK([.W22]); &quot;&quot;; &quot; &quot;)&amp;IF(ISBLANK([.W22]); &quot;&quot;; [.W22])">
            <text:p/>
          </table:table-cell>
          <table:table-cell table:formula="of:=IF(ISBLANK([.X22]); &quot;&quot;; &quot; &quot;)&amp;IF(ISBLANK([.X22]); &quot;&quot;; [.X22])">
            <text:p/>
          </table:table-cell>
          <table:table-cell table:style-name="ce22" table:formula="of:=&quot;),&quot;" office:value-type="string" office:string-value=")," calcext:value-type="string">
            <text:p>),</text:p>
          </table:table-cell>
          <table:table-cell/>
          <table:table-cell table:formula="of:=IFERROR(__xludf.dummyfunction(&quot;SPLIT('Definition (EN)'!T8, &quot;&quot; + &quot;&quot;, TRUE)&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table:number-columns-repeated="7"/>
          <table:table-cell table:style-name="ce75" table:formula="of:=SUBSTITUTE([.A22]&amp;&quot; &quot;&amp;[.B22]&amp;[.C22]&amp;[.D22]&amp;[.E22]&amp;[.F22]&amp;[.G22]&amp;[.H22]&amp;[.I22]&amp;[.J22]&amp;[.K22]&amp;[.L22]&amp;[.M22]; &quot;%w()&quot;; &quot;[]&quot;)" office:value-type="string" office:string-value="slot_video_activity: %w(friends follower creator member)," calcext:value-type="string">
            <text:p>slot_video_activity: %w(friends follower creator member),</text:p>
          </table:table-cell>
          <table:table-cell table:number-columns-repeated="998"/>
        </table:table-row>
        <table:table-row table:style-name="ro1">
          <table:table-cell table:formula="of:=LOWER([$'Definition (EN)'.C8]&amp;&quot;_&quot;&amp;[$'Definition (EN)'.D8]&amp;&quot;_&quot;&amp;[$'Definition (EN)'.$Q$3]&amp;&quot;:&quot;)" office:value-type="string" office:string-value="slot_video_notify:" calcext:value-type="string">
            <text:p>slot_video_notify:</text:p>
          </table:table-cell>
          <table:table-cell table:formula="of:=&quot;%w(&quot;" office:value-type="string" office:string-value="%w(" calcext:value-type="string">
            <text:p>%w(</text:p>
          </table:table-cell>
          <table:table-cell table:formula="of:=IF(ISTEXT([.O23]); [.O23]; &quot;&quot;)" office:value-type="string" office:string-value="follower" calcext:value-type="string">
            <text:p>follower</text:p>
          </table:table-cell>
          <table:table-cell table:formula="of:=IF(ISBLANK([.P23]); &quot;&quot;; &quot; &quot;)&amp;IF(ISBLANK([.P23]); &quot;&quot;; [.P23])" office:value-type="string" office:string-value=" creator" calcext:value-type="string">
            <text:p><text:s/>creator</text:p>
          </table:table-cell>
          <table:table-cell table:formula="of:=IF(ISBLANK([.Q23]); &quot;&quot;; &quot; &quot;)&amp;IF(ISBLANK([.Q23]); &quot;&quot;; [.Q23])">
            <text:p/>
          </table:table-cell>
          <table:table-cell table:formula="of:=IF(ISBLANK([.R23]); &quot;&quot;; &quot; &quot;)&amp;IF(ISBLANK([.R23]); &quot;&quot;; [.R23])">
            <text:p/>
          </table:table-cell>
          <table:table-cell table:formula="of:=IF(ISBLANK([.S23]); &quot;&quot;; &quot; &quot;)&amp;IF(ISBLANK([.S23]); &quot;&quot;; [.S23])">
            <text:p/>
          </table:table-cell>
          <table:table-cell table:formula="of:=IF(ISBLANK([.T23]); &quot;&quot;; &quot; &quot;)&amp;IF(ISBLANK([.T23]); &quot;&quot;; [.T23])">
            <text:p/>
          </table:table-cell>
          <table:table-cell table:formula="of:=IF(ISBLANK([.U23]); &quot;&quot;; &quot; &quot;)&amp;IF(ISBLANK([.U23]); &quot;&quot;; [.U23])">
            <text:p/>
          </table:table-cell>
          <table:table-cell table:formula="of:=IF(ISBLANK([.V23]); &quot;&quot;; &quot; &quot;)&amp;IF(ISBLANK([.V23]); &quot;&quot;; [.V23])">
            <text:p/>
          </table:table-cell>
          <table:table-cell table:formula="of:=IF(ISBLANK([.W23]); &quot;&quot;; &quot; &quot;)&amp;IF(ISBLANK([.W23]); &quot;&quot;; [.W23])">
            <text:p/>
          </table:table-cell>
          <table:table-cell table:formula="of:=IF(ISBLANK([.X23]); &quot;&quot;; &quot; &quot;)&amp;IF(ISBLANK([.X23]); &quot;&quot;; [.X23])">
            <text:p/>
          </table:table-cell>
          <table:table-cell table:style-name="ce22" table:formula="of:=&quot;),&quot;" office:value-type="string" office:string-value=")," calcext:value-type="string">
            <text:p>),</text:p>
          </table:table-cell>
          <table:table-cell/>
          <table:table-cell table:formula="of:=IFERROR(__xludf.dummyfunction(&quot;SPLIT('Definition (EN)'!P8, &quot;&quot; + &quot;&quot;, TRUE)&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23]&amp;&quot; &quot;&amp;[.B23]&amp;[.C23]&amp;[.D23]&amp;[.E23]&amp;[.F23]&amp;[.G23]&amp;[.H23]&amp;[.I23]&amp;[.J23]&amp;[.K23]&amp;[.L23]&amp;[.M23]; &quot;%w()&quot;; &quot;[]&quot;)" office:value-type="string" office:string-value="slot_video_notify: %w(follower creator)," calcext:value-type="string">
            <text:p>slot_video_notify: %w(follower creator),</text:p>
          </table:table-cell>
          <table:table-cell table:number-columns-repeated="998"/>
        </table:table-row>
        <table:table-row table:style-name="ro1">
          <table:table-cell table:formula="of:=LOWER([$'Definition (EN)'.C8]&amp;&quot;_&quot;&amp;[$'Definition (EN)'.D8]&amp;&quot;_&quot;&amp;[$'Definition (EN)'.$M$3]&amp;&quot;:&quot;)" office:value-type="string" office:string-value="slot_video_push:" calcext:value-type="string">
            <text:p>slot_video_push:</text:p>
          </table:table-cell>
          <table:table-cell table:formula="of:=&quot;%w(&quot;" office:value-type="string" office:string-value="%w(" calcext:value-type="string">
            <text:p>%w(</text:p>
          </table:table-cell>
          <table:table-cell table:formula="of:=IF(ISTEXT([.O24]); [.O24]; &quot;&quot;)" office:value-type="string" office:string-value="follower" calcext:value-type="string">
            <text:p>follower</text:p>
          </table:table-cell>
          <table:table-cell table:formula="of:=IF(ISBLANK([.P24]); &quot;&quot;; &quot; &quot;)&amp;IF(ISBLANK([.P24]); &quot;&quot;; [.P24])" office:value-type="string" office:string-value=" creator" calcext:value-type="string">
            <text:p><text:s/>creator</text:p>
          </table:table-cell>
          <table:table-cell table:formula="of:=IF(ISBLANK([.Q24]); &quot;&quot;; &quot; &quot;)&amp;IF(ISBLANK([.Q24]); &quot;&quot;; [.Q24])">
            <text:p/>
          </table:table-cell>
          <table:table-cell table:formula="of:=IF(ISBLANK([.R24]); &quot;&quot;; &quot; &quot;)&amp;IF(ISBLANK([.R24]); &quot;&quot;; [.R24])">
            <text:p/>
          </table:table-cell>
          <table:table-cell table:formula="of:=IF(ISBLANK([.S24]); &quot;&quot;; &quot; &quot;)&amp;IF(ISBLANK([.S24]); &quot;&quot;; [.S24])">
            <text:p/>
          </table:table-cell>
          <table:table-cell table:formula="of:=IF(ISBLANK([.T24]); &quot;&quot;; &quot; &quot;)&amp;IF(ISBLANK([.T24]); &quot;&quot;; [.T24])">
            <text:p/>
          </table:table-cell>
          <table:table-cell table:formula="of:=IF(ISBLANK([.U24]); &quot;&quot;; &quot; &quot;)&amp;IF(ISBLANK([.U24]); &quot;&quot;; [.U24])">
            <text:p/>
          </table:table-cell>
          <table:table-cell table:formula="of:=IF(ISBLANK([.V24]); &quot;&quot;; &quot; &quot;)&amp;IF(ISBLANK([.V24]); &quot;&quot;; [.V24])">
            <text:p/>
          </table:table-cell>
          <table:table-cell table:formula="of:=IF(ISBLANK([.W24]); &quot;&quot;; &quot; &quot;)&amp;IF(ISBLANK([.W24]); &quot;&quot;; [.W24])">
            <text:p/>
          </table:table-cell>
          <table:table-cell table:formula="of:=IF(ISBLANK([.X24]); &quot;&quot;; &quot; &quot;)&amp;IF(ISBLANK([.X24]); &quot;&quot;; [.X24])">
            <text:p/>
          </table:table-cell>
          <table:table-cell table:style-name="ce22" table:formula="of:=&quot;),&quot;" office:value-type="string" office:string-value=")," calcext:value-type="string">
            <text:p>),</text:p>
          </table:table-cell>
          <table:table-cell/>
          <table:table-cell table:formula="of:=IFERROR(__xludf.dummyfunction(&quot;SPLIT('Definition (EN)'!L8, &quot;&quot; + &quot;&quot;, TRUE)&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24]&amp;&quot; &quot;&amp;[.B24]&amp;[.C24]&amp;[.D24]&amp;[.E24]&amp;[.F24]&amp;[.G24]&amp;[.H24]&amp;[.I24]&amp;[.J24]&amp;[.K24]&amp;[.L24]&amp;[.M24]; &quot;%w()&quot;; &quot;[]&quot;)" office:value-type="string" office:string-value="slot_video_push: %w(follower creator)," calcext:value-type="string">
            <text:p>slot_video_push: %w(follower creator),</text:p>
          </table:table-cell>
          <table:table-cell table:number-columns-repeated="998"/>
        </table:table-row>
        <table:table-row table:style-name="ro1">
          <table:table-cell table:number-columns-repeated="2"/>
          <table:table-cell table:formula="of:=IF(ISTEXT([.O25]); [.O25]; &quot;&quot;)">
            <text:p/>
          </table:table-cell>
          <table:table-cell table:formula="of:=IF(ISBLANK([.P25]); &quot;&quot;; &quot; &quot;)&amp;IF(ISBLANK([.P25]); &quot;&quot;; [.P25])">
            <text:p/>
          </table:table-cell>
          <table:table-cell table:formula="of:=IF(ISBLANK([.Q25]); &quot;&quot;; &quot; &quot;)&amp;IF(ISBLANK([.Q25]); &quot;&quot;; [.Q25])">
            <text:p/>
          </table:table-cell>
          <table:table-cell table:formula="of:=IF(ISBLANK([.R25]); &quot;&quot;; &quot; &quot;)&amp;IF(ISBLANK([.R25]); &quot;&quot;; [.R25])">
            <text:p/>
          </table:table-cell>
          <table:table-cell table:formula="of:=IF(ISBLANK([.S25]); &quot;&quot;; &quot; &quot;)&amp;IF(ISBLANK([.S25]); &quot;&quot;; [.S25])">
            <text:p/>
          </table:table-cell>
          <table:table-cell table:formula="of:=IF(ISBLANK([.T25]); &quot;&quot;; &quot; &quot;)&amp;IF(ISBLANK([.T25]); &quot;&quot;; [.T25])">
            <text:p/>
          </table:table-cell>
          <table:table-cell table:formula="of:=IF(ISBLANK([.U25]); &quot;&quot;; &quot; &quot;)&amp;IF(ISBLANK([.U25]); &quot;&quot;; [.U25])">
            <text:p/>
          </table:table-cell>
          <table:table-cell table:formula="of:=IF(ISBLANK([.V25]); &quot;&quot;; &quot; &quot;)&amp;IF(ISBLANK([.V25]); &quot;&quot;; [.V25])">
            <text:p/>
          </table:table-cell>
          <table:table-cell table:formula="of:=IF(ISBLANK([.W25]); &quot;&quot;; &quot; &quot;)&amp;IF(ISBLANK([.W25]); &quot;&quot;; [.W25])">
            <text:p/>
          </table:table-cell>
          <table:table-cell table:formula="of:=IF(ISBLANK([.X25]); &quot;&quot;; &quot; &quot;)&amp;IF(ISBLANK([.X25]); &quot;&quot;; [.X25])">
            <text:p/>
          </table:table-cell>
          <table:table-cell table:number-columns-repeated="13"/>
          <table:table-cell table:style-name="ce75" table:formula="of:=SUBSTITUTE([.A25]&amp;&quot; &quot;&amp;[.B25]&amp;[.C25]&amp;[.D25]&amp;[.E25]&amp;[.F25]&amp;[.G25]&amp;[.H25]&amp;[.I25]&amp;[.J25]&amp;[.K25]&amp;[.L25]&amp;[.M25]; &quot;%w()&quot;; &quot;[]&quot;)" office:value-type="string" office:string-value=" " calcext:value-type="string">
            <text:p><text:s/></text:p>
          </table:table-cell>
          <table:table-cell table:number-columns-repeated="998"/>
        </table:table-row>
        <table:table-row table:style-name="ro1">
          <table:table-cell table:formula="of:=LOWER([$'Definition (EN)'.C9]&amp;&quot;_&quot;&amp;[$'Definition (EN)'.D9]&amp;&quot;_&quot;&amp;[$'Definition (EN)'.$I$3]&amp;&quot;:&quot;)" office:value-type="string" office:string-value="slot_audio_me:" calcext:value-type="string">
            <text:p>slot_audio_me:</text:p>
          </table:table-cell>
          <table:table-cell table:formula="of:=&quot;%w(&quot;" office:value-type="string" office:string-value="%w(" calcext:value-type="string">
            <text:p>%w(</text:p>
          </table:table-cell>
          <table:table-cell table:formula="of:=IF(ISTEXT([.O26]); [.O26]; &quot;&quot;)" office:value-type="string" office:string-value="actor" calcext:value-type="string">
            <text:p>actor</text:p>
          </table:table-cell>
          <table:table-cell table:formula="of:=IF(ISBLANK([.P26]); &quot;&quot;; &quot; &quot;)&amp;IF(ISBLANK([.P26]); &quot;&quot;; [.P26])">
            <text:p/>
          </table:table-cell>
          <table:table-cell table:formula="of:=IF(ISBLANK([.Q26]); &quot;&quot;; &quot; &quot;)&amp;IF(ISBLANK([.Q26]); &quot;&quot;; [.Q26])">
            <text:p/>
          </table:table-cell>
          <table:table-cell table:formula="of:=IF(ISBLANK([.R26]); &quot;&quot;; &quot; &quot;)&amp;IF(ISBLANK([.R26]); &quot;&quot;; [.R26])">
            <text:p/>
          </table:table-cell>
          <table:table-cell table:formula="of:=IF(ISBLANK([.S26]); &quot;&quot;; &quot; &quot;)&amp;IF(ISBLANK([.S26]); &quot;&quot;; [.S26])">
            <text:p/>
          </table:table-cell>
          <table:table-cell table:formula="of:=IF(ISBLANK([.T26]); &quot;&quot;; &quot; &quot;)&amp;IF(ISBLANK([.T26]); &quot;&quot;; [.T26])">
            <text:p/>
          </table:table-cell>
          <table:table-cell table:formula="of:=IF(ISBLANK([.U26]); &quot;&quot;; &quot; &quot;)&amp;IF(ISBLANK([.U26]); &quot;&quot;; [.U26])">
            <text:p/>
          </table:table-cell>
          <table:table-cell table:formula="of:=IF(ISBLANK([.V26]); &quot;&quot;; &quot; &quot;)&amp;IF(ISBLANK([.V26]); &quot;&quot;; [.V26])">
            <text:p/>
          </table:table-cell>
          <table:table-cell table:formula="of:=IF(ISBLANK([.W26]); &quot;&quot;; &quot; &quot;)&amp;IF(ISBLANK([.W26]); &quot;&quot;; [.W26])">
            <text:p/>
          </table:table-cell>
          <table:table-cell table:formula="of:=IF(ISBLANK([.X26]); &quot;&quot;; &quot; &quot;)&amp;IF(ISBLANK([.X26]); &quot;&quot;; [.X26])">
            <text:p/>
          </table:table-cell>
          <table:table-cell table:style-name="ce22" table:formula="of:=&quot;),&quot;" office:value-type="string" office:string-value=")," calcext:value-type="string">
            <text:p>),</text:p>
          </table:table-cell>
          <table:table-cell/>
          <table:table-cell table:formula="of:=IFERROR(__xludf.dummyfunction(&quot;if(ISTEXT('Definition (EN)'!H9), SPLIT('Definition (EN)'!H9, &quot;&quot; + &quot;&quot;, TRUE), &quot;&quot;&quot;&quot;)&quot;);&quot;actor&quot;)" office:value-type="string" office:string-value="actor" calcext:value-type="string">
            <text:p>actor</text:p>
          </table:table-cell>
          <table:table-cell table:number-columns-repeated="10"/>
          <table:table-cell table:style-name="ce75" table:formula="of:=SUBSTITUTE([.A26]&amp;&quot; &quot;&amp;[.B26]&amp;[.C26]&amp;[.D26]&amp;[.E26]&amp;[.F26]&amp;[.G26]&amp;[.H26]&amp;[.I26]&amp;[.J26]&amp;[.K26]&amp;[.L26]&amp;[.M26]; &quot;%w()&quot;; &quot;[]&quot;)" office:value-type="string" office:string-value="slot_audio_me: %w(actor)," calcext:value-type="string">
            <text:p>slot_audio_me: %w(actor),</text:p>
          </table:table-cell>
          <table:table-cell table:number-columns-repeated="998"/>
        </table:table-row>
        <table:table-row table:style-name="ro1">
          <table:table-cell table:formula="of:=LOWER([$'Definition (EN)'.C9]&amp;&quot;_&quot;&amp;[$'Definition (EN)'.D9]&amp;&quot;_&quot;&amp;[$'Definition (EN)'.$U$3]&amp;&quot;:&quot;)" office:value-type="string" office:string-value="slot_audio_activity:" calcext:value-type="string">
            <text:p>slot_audio_activity:</text:p>
          </table:table-cell>
          <table:table-cell table:formula="of:=&quot;%w(&quot;" office:value-type="string" office:string-value="%w(" calcext:value-type="string">
            <text:p>%w(</text:p>
          </table:table-cell>
          <table:table-cell table:formula="of:=IF(ISTEXT([.O27]); [.O27]; &quot;&quot;)" office:value-type="string" office:string-value="friends" calcext:value-type="string">
            <text:p>friends</text:p>
          </table:table-cell>
          <table:table-cell table:formula="of:=IF(ISBLANK([.P27]); &quot;&quot;; &quot; &quot;)&amp;IF(ISBLANK([.P27]); &quot;&quot;; [.P27])" office:value-type="string" office:string-value=" follower" calcext:value-type="string">
            <text:p><text:s/>follower</text:p>
          </table:table-cell>
          <table:table-cell table:formula="of:=IF(ISBLANK([.Q27]); &quot;&quot;; &quot; &quot;)&amp;IF(ISBLANK([.Q27]); &quot;&quot;; [.Q27])" office:value-type="string" office:string-value=" creator" calcext:value-type="string">
            <text:p><text:s/>creator</text:p>
          </table:table-cell>
          <table:table-cell table:formula="of:=IF(ISBLANK([.R27]); &quot;&quot;; &quot; &quot;)&amp;IF(ISBLANK([.R27]); &quot;&quot;; [.R27])" office:value-type="string" office:string-value=" member" calcext:value-type="string">
            <text:p><text:s/>member</text:p>
          </table:table-cell>
          <table:table-cell table:formula="of:=IF(ISBLANK([.S27]); &quot;&quot;; &quot; &quot;)&amp;IF(ISBLANK([.S27]); &quot;&quot;; [.S27])">
            <text:p/>
          </table:table-cell>
          <table:table-cell table:formula="of:=IF(ISBLANK([.T27]); &quot;&quot;; &quot; &quot;)&amp;IF(ISBLANK([.T27]); &quot;&quot;; [.T27])">
            <text:p/>
          </table:table-cell>
          <table:table-cell table:formula="of:=IF(ISBLANK([.U27]); &quot;&quot;; &quot; &quot;)&amp;IF(ISBLANK([.U27]); &quot;&quot;; [.U27])">
            <text:p/>
          </table:table-cell>
          <table:table-cell table:formula="of:=IF(ISBLANK([.V27]); &quot;&quot;; &quot; &quot;)&amp;IF(ISBLANK([.V27]); &quot;&quot;; [.V27])">
            <text:p/>
          </table:table-cell>
          <table:table-cell table:formula="of:=IF(ISBLANK([.W27]); &quot;&quot;; &quot; &quot;)&amp;IF(ISBLANK([.W27]); &quot;&quot;; [.W27])">
            <text:p/>
          </table:table-cell>
          <table:table-cell table:formula="of:=IF(ISBLANK([.X27]); &quot;&quot;; &quot; &quot;)&amp;IF(ISBLANK([.X27]); &quot;&quot;; [.X27])">
            <text:p/>
          </table:table-cell>
          <table:table-cell table:style-name="ce22" table:formula="of:=&quot;),&quot;" office:value-type="string" office:string-value=")," calcext:value-type="string">
            <text:p>),</text:p>
          </table:table-cell>
          <table:table-cell/>
          <table:table-cell table:formula="of:=IFERROR(__xludf.dummyfunction(&quot;if(ISTEXT('Definition (EN)'!T9), SPLIT('Definition (EN)'!T9, &quot;&quot; + &quot;&quot;, TRUE), &quot;&quot;&quot;&quot;)&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table:number-columns-repeated="7"/>
          <table:table-cell table:style-name="ce75" table:formula="of:=SUBSTITUTE([.A27]&amp;&quot; &quot;&amp;[.B27]&amp;[.C27]&amp;[.D27]&amp;[.E27]&amp;[.F27]&amp;[.G27]&amp;[.H27]&amp;[.I27]&amp;[.J27]&amp;[.K27]&amp;[.L27]&amp;[.M27]; &quot;%w()&quot;; &quot;[]&quot;)" office:value-type="string" office:string-value="slot_audio_activity: %w(friends follower creator member)," calcext:value-type="string">
            <text:p>slot_audio_activity: %w(friends follower creator member),</text:p>
          </table:table-cell>
          <table:table-cell table:number-columns-repeated="998"/>
        </table:table-row>
        <table:table-row table:style-name="ro1">
          <table:table-cell table:formula="of:=LOWER([$'Definition (EN)'.C9]&amp;&quot;_&quot;&amp;[$'Definition (EN)'.D9]&amp;&quot;_&quot;&amp;[$'Definition (EN)'.$Q$3]&amp;&quot;:&quot;)" office:value-type="string" office:string-value="slot_audio_notify:" calcext:value-type="string">
            <text:p>slot_audio_notify:</text:p>
          </table:table-cell>
          <table:table-cell table:formula="of:=&quot;%w(&quot;" office:value-type="string" office:string-value="%w(" calcext:value-type="string">
            <text:p>%w(</text:p>
          </table:table-cell>
          <table:table-cell table:formula="of:=IF(ISTEXT([.O28]); [.O28]; &quot;&quot;)" office:value-type="string" office:string-value="follower" calcext:value-type="string">
            <text:p>follower</text:p>
          </table:table-cell>
          <table:table-cell table:formula="of:=IF(ISBLANK([.P28]); &quot;&quot;; &quot; &quot;)&amp;IF(ISBLANK([.P28]); &quot;&quot;; [.P28])" office:value-type="string" office:string-value=" creator" calcext:value-type="string">
            <text:p><text:s/>creator</text:p>
          </table:table-cell>
          <table:table-cell table:formula="of:=IF(ISBLANK([.Q28]); &quot;&quot;; &quot; &quot;)&amp;IF(ISBLANK([.Q28]); &quot;&quot;; [.Q28])">
            <text:p/>
          </table:table-cell>
          <table:table-cell table:formula="of:=IF(ISBLANK([.R28]); &quot;&quot;; &quot; &quot;)&amp;IF(ISBLANK([.R28]); &quot;&quot;; [.R28])">
            <text:p/>
          </table:table-cell>
          <table:table-cell table:formula="of:=IF(ISBLANK([.S28]); &quot;&quot;; &quot; &quot;)&amp;IF(ISBLANK([.S28]); &quot;&quot;; [.S28])">
            <text:p/>
          </table:table-cell>
          <table:table-cell table:formula="of:=IF(ISBLANK([.T28]); &quot;&quot;; &quot; &quot;)&amp;IF(ISBLANK([.T28]); &quot;&quot;; [.T28])">
            <text:p/>
          </table:table-cell>
          <table:table-cell table:formula="of:=IF(ISBLANK([.U28]); &quot;&quot;; &quot; &quot;)&amp;IF(ISBLANK([.U28]); &quot;&quot;; [.U28])">
            <text:p/>
          </table:table-cell>
          <table:table-cell table:formula="of:=IF(ISBLANK([.V28]); &quot;&quot;; &quot; &quot;)&amp;IF(ISBLANK([.V28]); &quot;&quot;; [.V28])">
            <text:p/>
          </table:table-cell>
          <table:table-cell table:formula="of:=IF(ISBLANK([.W28]); &quot;&quot;; &quot; &quot;)&amp;IF(ISBLANK([.W28]); &quot;&quot;; [.W28])">
            <text:p/>
          </table:table-cell>
          <table:table-cell table:formula="of:=IF(ISBLANK([.X28]); &quot;&quot;; &quot; &quot;)&amp;IF(ISBLANK([.X28]); &quot;&quot;; [.X28])">
            <text:p/>
          </table:table-cell>
          <table:table-cell table:style-name="ce22" table:formula="of:=&quot;),&quot;" office:value-type="string" office:string-value=")," calcext:value-type="string">
            <text:p>),</text:p>
          </table:table-cell>
          <table:table-cell/>
          <table:table-cell table:formula="of:=IFERROR(__xludf.dummyfunction(&quot;if(ISTEXT('Definition (EN)'!P9), SPLIT('Definition (EN)'!P9, &quot;&quot; + &quot;&quot;, TRUE), &quot;&quot;&quot;&quot;)&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28]&amp;&quot; &quot;&amp;[.B28]&amp;[.C28]&amp;[.D28]&amp;[.E28]&amp;[.F28]&amp;[.G28]&amp;[.H28]&amp;[.I28]&amp;[.J28]&amp;[.K28]&amp;[.L28]&amp;[.M28]; &quot;%w()&quot;; &quot;[]&quot;)" office:value-type="string" office:string-value="slot_audio_notify: %w(follower creator)," calcext:value-type="string">
            <text:p>slot_audio_notify: %w(follower creator),</text:p>
          </table:table-cell>
          <table:table-cell table:number-columns-repeated="998"/>
        </table:table-row>
        <table:table-row table:style-name="ro1">
          <table:table-cell table:formula="of:=LOWER([$'Definition (EN)'.C9]&amp;&quot;_&quot;&amp;[$'Definition (EN)'.D9]&amp;&quot;_&quot;&amp;[$'Definition (EN)'.$M$3]&amp;&quot;:&quot;)" office:value-type="string" office:string-value="slot_audio_push:" calcext:value-type="string">
            <text:p>slot_audio_push:</text:p>
          </table:table-cell>
          <table:table-cell table:formula="of:=&quot;%w(&quot;" office:value-type="string" office:string-value="%w(" calcext:value-type="string">
            <text:p>%w(</text:p>
          </table:table-cell>
          <table:table-cell table:formula="of:=IF(ISTEXT([.O29]); [.O29]; &quot;&quot;)" office:value-type="string" office:string-value="follower" calcext:value-type="string">
            <text:p>follower</text:p>
          </table:table-cell>
          <table:table-cell table:formula="of:=IF(ISBLANK([.P29]); &quot;&quot;; &quot; &quot;)&amp;IF(ISBLANK([.P29]); &quot;&quot;; [.P29])" office:value-type="string" office:string-value=" creator" calcext:value-type="string">
            <text:p><text:s/>creator</text:p>
          </table:table-cell>
          <table:table-cell table:formula="of:=IF(ISBLANK([.Q29]); &quot;&quot;; &quot; &quot;)&amp;IF(ISBLANK([.Q29]); &quot;&quot;; [.Q29])">
            <text:p/>
          </table:table-cell>
          <table:table-cell table:formula="of:=IF(ISBLANK([.R29]); &quot;&quot;; &quot; &quot;)&amp;IF(ISBLANK([.R29]); &quot;&quot;; [.R29])">
            <text:p/>
          </table:table-cell>
          <table:table-cell table:formula="of:=IF(ISBLANK([.S29]); &quot;&quot;; &quot; &quot;)&amp;IF(ISBLANK([.S29]); &quot;&quot;; [.S29])">
            <text:p/>
          </table:table-cell>
          <table:table-cell table:formula="of:=IF(ISBLANK([.T29]); &quot;&quot;; &quot; &quot;)&amp;IF(ISBLANK([.T29]); &quot;&quot;; [.T29])">
            <text:p/>
          </table:table-cell>
          <table:table-cell table:formula="of:=IF(ISBLANK([.U29]); &quot;&quot;; &quot; &quot;)&amp;IF(ISBLANK([.U29]); &quot;&quot;; [.U29])">
            <text:p/>
          </table:table-cell>
          <table:table-cell table:formula="of:=IF(ISBLANK([.V29]); &quot;&quot;; &quot; &quot;)&amp;IF(ISBLANK([.V29]); &quot;&quot;; [.V29])">
            <text:p/>
          </table:table-cell>
          <table:table-cell table:formula="of:=IF(ISBLANK([.W29]); &quot;&quot;; &quot; &quot;)&amp;IF(ISBLANK([.W29]); &quot;&quot;; [.W29])">
            <text:p/>
          </table:table-cell>
          <table:table-cell table:formula="of:=IF(ISBLANK([.X29]); &quot;&quot;; &quot; &quot;)&amp;IF(ISBLANK([.X29]); &quot;&quot;; [.X29])">
            <text:p/>
          </table:table-cell>
          <table:table-cell table:style-name="ce22" table:formula="of:=&quot;),&quot;" office:value-type="string" office:string-value=")," calcext:value-type="string">
            <text:p>),</text:p>
          </table:table-cell>
          <table:table-cell/>
          <table:table-cell table:formula="of:=IFERROR(__xludf.dummyfunction(&quot;if(ISTEXT('Definition (EN)'!L9), SPLIT('Definition (EN)'!L9, &quot;&quot; + &quot;&quot;, TRUE), &quot;&quot;&quot;&quot;)&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29]&amp;&quot; &quot;&amp;[.B29]&amp;[.C29]&amp;[.D29]&amp;[.E29]&amp;[.F29]&amp;[.G29]&amp;[.H29]&amp;[.I29]&amp;[.J29]&amp;[.K29]&amp;[.L29]&amp;[.M29]; &quot;%w()&quot;; &quot;[]&quot;)" office:value-type="string" office:string-value="slot_audio_push: %w(follower creator)," calcext:value-type="string">
            <text:p>slot_audio_push: %w(follower creator),</text:p>
          </table:table-cell>
          <table:table-cell table:number-columns-repeated="998"/>
        </table:table-row>
        <table:table-row table:style-name="ro1">
          <table:table-cell table:number-columns-repeated="2"/>
          <table:table-cell table:formula="of:=IF(ISTEXT([.O30]); [.O30]; &quot;&quot;)">
            <text:p/>
          </table:table-cell>
          <table:table-cell table:formula="of:=IF(ISBLANK([.P30]); &quot;&quot;; &quot; &quot;)&amp;IF(ISBLANK([.P30]); &quot;&quot;; [.P30])">
            <text:p/>
          </table:table-cell>
          <table:table-cell table:formula="of:=IF(ISBLANK([.Q30]); &quot;&quot;; &quot; &quot;)&amp;IF(ISBLANK([.Q30]); &quot;&quot;; [.Q30])">
            <text:p/>
          </table:table-cell>
          <table:table-cell table:formula="of:=IF(ISBLANK([.R30]); &quot;&quot;; &quot; &quot;)&amp;IF(ISBLANK([.R30]); &quot;&quot;; [.R30])">
            <text:p/>
          </table:table-cell>
          <table:table-cell table:formula="of:=IF(ISBLANK([.S30]); &quot;&quot;; &quot; &quot;)&amp;IF(ISBLANK([.S30]); &quot;&quot;; [.S30])">
            <text:p/>
          </table:table-cell>
          <table:table-cell table:formula="of:=IF(ISBLANK([.T30]); &quot;&quot;; &quot; &quot;)&amp;IF(ISBLANK([.T30]); &quot;&quot;; [.T30])">
            <text:p/>
          </table:table-cell>
          <table:table-cell table:formula="of:=IF(ISBLANK([.U30]); &quot;&quot;; &quot; &quot;)&amp;IF(ISBLANK([.U30]); &quot;&quot;; [.U30])">
            <text:p/>
          </table:table-cell>
          <table:table-cell table:formula="of:=IF(ISBLANK([.V30]); &quot;&quot;; &quot; &quot;)&amp;IF(ISBLANK([.V30]); &quot;&quot;; [.V30])">
            <text:p/>
          </table:table-cell>
          <table:table-cell table:formula="of:=IF(ISBLANK([.W30]); &quot;&quot;; &quot; &quot;)&amp;IF(ISBLANK([.W30]); &quot;&quot;; [.W30])">
            <text:p/>
          </table:table-cell>
          <table:table-cell table:formula="of:=IF(ISBLANK([.X30]); &quot;&quot;; &quot; &quot;)&amp;IF(ISBLANK([.X30]); &quot;&quot;; [.X30])">
            <text:p/>
          </table:table-cell>
          <table:table-cell table:number-columns-repeated="13"/>
          <table:table-cell table:style-name="ce75" table:formula="of:=SUBSTITUTE([.A30]&amp;&quot; &quot;&amp;[.B30]&amp;[.C30]&amp;[.D30]&amp;[.E30]&amp;[.F30]&amp;[.G30]&amp;[.H30]&amp;[.I30]&amp;[.J30]&amp;[.K30]&amp;[.L30]&amp;[.M30]; &quot;%w()&quot;; &quot;[]&quot;)" office:value-type="string" office:string-value=" " calcext:value-type="string">
            <text:p><text:s/></text:p>
          </table:table-cell>
          <table:table-cell table:number-columns-repeated="998"/>
        </table:table-row>
        <table:table-row table:style-name="ro1">
          <table:table-cell table:formula="of:=LOWER([$'Definition (EN)'.C10]&amp;&quot;_&quot;&amp;[$'Definition (EN)'.D10]&amp;&quot;_&quot;&amp;[$'Definition (EN)'.$I$3]&amp;&quot;:&quot;)" office:value-type="string" office:string-value="slot_note_me:" calcext:value-type="string">
            <text:p>slot_note_me:</text:p>
          </table:table-cell>
          <table:table-cell table:formula="of:=&quot;%w(&quot;" office:value-type="string" office:string-value="%w(" calcext:value-type="string">
            <text:p>%w(</text:p>
          </table:table-cell>
          <table:table-cell table:formula="of:=IF(ISTEXT([.O31]); [.O31]; &quot;&quot;)" office:value-type="string" office:string-value="actor" calcext:value-type="string">
            <text:p>actor</text:p>
          </table:table-cell>
          <table:table-cell table:formula="of:=IF(ISBLANK([.P31]); &quot;&quot;; &quot; &quot;)&amp;IF(ISBLANK([.P31]); &quot;&quot;; [.P31])">
            <text:p/>
          </table:table-cell>
          <table:table-cell table:formula="of:=IF(ISBLANK([.Q31]); &quot;&quot;; &quot; &quot;)&amp;IF(ISBLANK([.Q31]); &quot;&quot;; [.Q31])">
            <text:p/>
          </table:table-cell>
          <table:table-cell table:formula="of:=IF(ISBLANK([.R31]); &quot;&quot;; &quot; &quot;)&amp;IF(ISBLANK([.R31]); &quot;&quot;; [.R31])">
            <text:p/>
          </table:table-cell>
          <table:table-cell table:formula="of:=IF(ISBLANK([.S31]); &quot;&quot;; &quot; &quot;)&amp;IF(ISBLANK([.S31]); &quot;&quot;; [.S31])">
            <text:p/>
          </table:table-cell>
          <table:table-cell table:formula="of:=IF(ISBLANK([.T31]); &quot;&quot;; &quot; &quot;)&amp;IF(ISBLANK([.T31]); &quot;&quot;; [.T31])">
            <text:p/>
          </table:table-cell>
          <table:table-cell table:formula="of:=IF(ISBLANK([.U31]); &quot;&quot;; &quot; &quot;)&amp;IF(ISBLANK([.U31]); &quot;&quot;; [.U31])">
            <text:p/>
          </table:table-cell>
          <table:table-cell table:formula="of:=IF(ISBLANK([.V31]); &quot;&quot;; &quot; &quot;)&amp;IF(ISBLANK([.V31]); &quot;&quot;; [.V31])">
            <text:p/>
          </table:table-cell>
          <table:table-cell table:formula="of:=IF(ISBLANK([.W31]); &quot;&quot;; &quot; &quot;)&amp;IF(ISBLANK([.W31]); &quot;&quot;; [.W31])">
            <text:p/>
          </table:table-cell>
          <table:table-cell table:formula="of:=IF(ISBLANK([.X31]); &quot;&quot;; &quot; &quot;)&amp;IF(ISBLANK([.X31]); &quot;&quot;; [.X31])">
            <text:p/>
          </table:table-cell>
          <table:table-cell table:style-name="ce22" table:formula="of:=&quot;),&quot;" office:value-type="string" office:string-value=")," calcext:value-type="string">
            <text:p>),</text:p>
          </table:table-cell>
          <table:table-cell/>
          <table:table-cell table:formula="of:=IFERROR(__xludf.dummyfunction(&quot;if(ISTEXT('Definition (EN)'!H10), SPLIT('Definition (EN)'!H10, &quot;&quot; + &quot;&quot;, TRUE), &quot;&quot;&quot;&quot;)&quot;);&quot;actor&quot;)" office:value-type="string" office:string-value="actor" calcext:value-type="string">
            <text:p>actor</text:p>
          </table:table-cell>
          <table:table-cell table:number-columns-repeated="10"/>
          <table:table-cell table:style-name="ce75" table:formula="of:=SUBSTITUTE([.A31]&amp;&quot; &quot;&amp;[.B31]&amp;[.C31]&amp;[.D31]&amp;[.E31]&amp;[.F31]&amp;[.G31]&amp;[.H31]&amp;[.I31]&amp;[.J31]&amp;[.K31]&amp;[.L31]&amp;[.M31]; &quot;%w()&quot;; &quot;[]&quot;)" office:value-type="string" office:string-value="slot_note_me: %w(actor)," calcext:value-type="string">
            <text:p>slot_note_me: %w(actor),</text:p>
          </table:table-cell>
          <table:table-cell table:number-columns-repeated="998"/>
        </table:table-row>
        <table:table-row table:style-name="ro1">
          <table:table-cell table:formula="of:=LOWER([$'Definition (EN)'.C10]&amp;&quot;_&quot;&amp;[$'Definition (EN)'.D10]&amp;&quot;_&quot;&amp;[$'Definition (EN)'.$U$3]&amp;&quot;:&quot;)" office:value-type="string" office:string-value="slot_note_activity:" calcext:value-type="string">
            <text:p>slot_note_activity:</text:p>
          </table:table-cell>
          <table:table-cell table:formula="of:=&quot;%w(&quot;" office:value-type="string" office:string-value="%w(" calcext:value-type="string">
            <text:p>%w(</text:p>
          </table:table-cell>
          <table:table-cell table:formula="of:=IF(ISTEXT([.O32]); [.O32]; &quot;&quot;)" office:value-type="string" office:string-value="friends" calcext:value-type="string">
            <text:p>friends</text:p>
          </table:table-cell>
          <table:table-cell table:formula="of:=IF(ISBLANK([.P32]); &quot;&quot;; &quot; &quot;)&amp;IF(ISBLANK([.P32]); &quot;&quot;; [.P32])" office:value-type="string" office:string-value=" follower" calcext:value-type="string">
            <text:p><text:s/>follower</text:p>
          </table:table-cell>
          <table:table-cell table:formula="of:=IF(ISBLANK([.Q32]); &quot;&quot;; &quot; &quot;)&amp;IF(ISBLANK([.Q32]); &quot;&quot;; [.Q32])" office:value-type="string" office:string-value=" creator" calcext:value-type="string">
            <text:p><text:s/>creator</text:p>
          </table:table-cell>
          <table:table-cell table:formula="of:=IF(ISBLANK([.R32]); &quot;&quot;; &quot; &quot;)&amp;IF(ISBLANK([.R32]); &quot;&quot;; [.R32])" office:value-type="string" office:string-value=" member" calcext:value-type="string">
            <text:p><text:s/>member</text:p>
          </table:table-cell>
          <table:table-cell table:formula="of:=IF(ISBLANK([.S32]); &quot;&quot;; &quot; &quot;)&amp;IF(ISBLANK([.S32]); &quot;&quot;; [.S32])">
            <text:p/>
          </table:table-cell>
          <table:table-cell table:formula="of:=IF(ISBLANK([.T32]); &quot;&quot;; &quot; &quot;)&amp;IF(ISBLANK([.T32]); &quot;&quot;; [.T32])">
            <text:p/>
          </table:table-cell>
          <table:table-cell table:formula="of:=IF(ISBLANK([.U32]); &quot;&quot;; &quot; &quot;)&amp;IF(ISBLANK([.U32]); &quot;&quot;; [.U32])">
            <text:p/>
          </table:table-cell>
          <table:table-cell table:formula="of:=IF(ISBLANK([.V32]); &quot;&quot;; &quot; &quot;)&amp;IF(ISBLANK([.V32]); &quot;&quot;; [.V32])">
            <text:p/>
          </table:table-cell>
          <table:table-cell table:formula="of:=IF(ISBLANK([.W32]); &quot;&quot;; &quot; &quot;)&amp;IF(ISBLANK([.W32]); &quot;&quot;; [.W32])">
            <text:p/>
          </table:table-cell>
          <table:table-cell table:formula="of:=IF(ISBLANK([.X32]); &quot;&quot;; &quot; &quot;)&amp;IF(ISBLANK([.X32]); &quot;&quot;; [.X32])">
            <text:p/>
          </table:table-cell>
          <table:table-cell table:style-name="ce22" table:formula="of:=&quot;),&quot;" office:value-type="string" office:string-value=")," calcext:value-type="string">
            <text:p>),</text:p>
          </table:table-cell>
          <table:table-cell/>
          <table:table-cell table:formula="of:=IFERROR(__xludf.dummyfunction(&quot;if(ISTEXT('Definition (EN)'!T10), SPLIT('Definition (EN)'!T10, &quot;&quot; + &quot;&quot;, TRUE), &quot;&quot;&quot;&quot;)&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table:number-columns-repeated="7"/>
          <table:table-cell table:style-name="ce75" table:formula="of:=SUBSTITUTE([.A32]&amp;&quot; &quot;&amp;[.B32]&amp;[.C32]&amp;[.D32]&amp;[.E32]&amp;[.F32]&amp;[.G32]&amp;[.H32]&amp;[.I32]&amp;[.J32]&amp;[.K32]&amp;[.L32]&amp;[.M32]; &quot;%w()&quot;; &quot;[]&quot;)" office:value-type="string" office:string-value="slot_note_activity: %w(friends follower creator member)," calcext:value-type="string">
            <text:p>slot_note_activity: %w(friends follower creator member),</text:p>
          </table:table-cell>
          <table:table-cell table:number-columns-repeated="998"/>
        </table:table-row>
        <table:table-row table:style-name="ro1">
          <table:table-cell table:formula="of:=LOWER([$'Definition (EN)'.C10]&amp;&quot;_&quot;&amp;[$'Definition (EN)'.D10]&amp;&quot;_&quot;&amp;[$'Definition (EN)'.$Q$3]&amp;&quot;:&quot;)" office:value-type="string" office:string-value="slot_note_notify:" calcext:value-type="string">
            <text:p>slot_note_notify:</text:p>
          </table:table-cell>
          <table:table-cell table:formula="of:=&quot;%w(&quot;" office:value-type="string" office:string-value="%w(" calcext:value-type="string">
            <text:p>%w(</text:p>
          </table:table-cell>
          <table:table-cell table:formula="of:=IF(ISTEXT([.O33]); [.O33]; &quot;&quot;)" office:value-type="string" office:string-value="follower" calcext:value-type="string">
            <text:p>follower</text:p>
          </table:table-cell>
          <table:table-cell table:formula="of:=IF(ISBLANK([.P33]); &quot;&quot;; &quot; &quot;)&amp;IF(ISBLANK([.P33]); &quot;&quot;; [.P33])" office:value-type="string" office:string-value=" creator" calcext:value-type="string">
            <text:p><text:s/>creator</text:p>
          </table:table-cell>
          <table:table-cell table:formula="of:=IF(ISBLANK([.Q33]); &quot;&quot;; &quot; &quot;)&amp;IF(ISBLANK([.Q33]); &quot;&quot;; [.Q33])">
            <text:p/>
          </table:table-cell>
          <table:table-cell table:formula="of:=IF(ISBLANK([.R33]); &quot;&quot;; &quot; &quot;)&amp;IF(ISBLANK([.R33]); &quot;&quot;; [.R33])">
            <text:p/>
          </table:table-cell>
          <table:table-cell table:formula="of:=IF(ISBLANK([.S33]); &quot;&quot;; &quot; &quot;)&amp;IF(ISBLANK([.S33]); &quot;&quot;; [.S33])">
            <text:p/>
          </table:table-cell>
          <table:table-cell table:formula="of:=IF(ISBLANK([.T33]); &quot;&quot;; &quot; &quot;)&amp;IF(ISBLANK([.T33]); &quot;&quot;; [.T33])">
            <text:p/>
          </table:table-cell>
          <table:table-cell table:formula="of:=IF(ISBLANK([.U33]); &quot;&quot;; &quot; &quot;)&amp;IF(ISBLANK([.U33]); &quot;&quot;; [.U33])">
            <text:p/>
          </table:table-cell>
          <table:table-cell table:formula="of:=IF(ISBLANK([.V33]); &quot;&quot;; &quot; &quot;)&amp;IF(ISBLANK([.V33]); &quot;&quot;; [.V33])">
            <text:p/>
          </table:table-cell>
          <table:table-cell table:formula="of:=IF(ISBLANK([.W33]); &quot;&quot;; &quot; &quot;)&amp;IF(ISBLANK([.W33]); &quot;&quot;; [.W33])">
            <text:p/>
          </table:table-cell>
          <table:table-cell table:formula="of:=IF(ISBLANK([.X33]); &quot;&quot;; &quot; &quot;)&amp;IF(ISBLANK([.X33]); &quot;&quot;; [.X33])">
            <text:p/>
          </table:table-cell>
          <table:table-cell table:style-name="ce22" table:formula="of:=&quot;),&quot;" office:value-type="string" office:string-value=")," calcext:value-type="string">
            <text:p>),</text:p>
          </table:table-cell>
          <table:table-cell/>
          <table:table-cell table:formula="of:=IFERROR(__xludf.dummyfunction(&quot;if(ISTEXT('Definition (EN)'!P10), SPLIT('Definition (EN)'!P10, &quot;&quot; + &quot;&quot;, TRUE), &quot;&quot;&quot;&quot;)&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33]&amp;&quot; &quot;&amp;[.B33]&amp;[.C33]&amp;[.D33]&amp;[.E33]&amp;[.F33]&amp;[.G33]&amp;[.H33]&amp;[.I33]&amp;[.J33]&amp;[.K33]&amp;[.L33]&amp;[.M33]; &quot;%w()&quot;; &quot;[]&quot;)" office:value-type="string" office:string-value="slot_note_notify: %w(follower creator)," calcext:value-type="string">
            <text:p>slot_note_notify: %w(follower creator),</text:p>
          </table:table-cell>
          <table:table-cell table:number-columns-repeated="998"/>
        </table:table-row>
        <table:table-row table:style-name="ro1">
          <table:table-cell table:formula="of:=LOWER([$'Definition (EN)'.C10]&amp;&quot;_&quot;&amp;[$'Definition (EN)'.D10]&amp;&quot;_&quot;&amp;[$'Definition (EN)'.$M$3]&amp;&quot;:&quot;)" office:value-type="string" office:string-value="slot_note_push:" calcext:value-type="string">
            <text:p>slot_note_push:</text:p>
          </table:table-cell>
          <table:table-cell table:formula="of:=&quot;%w(&quot;" office:value-type="string" office:string-value="%w(" calcext:value-type="string">
            <text:p>%w(</text:p>
          </table:table-cell>
          <table:table-cell table:formula="of:=IF(ISTEXT([.O34]); [.O34]; &quot;&quot;)" office:value-type="string" office:string-value="follower" calcext:value-type="string">
            <text:p>follower</text:p>
          </table:table-cell>
          <table:table-cell table:formula="of:=IF(ISBLANK([.P34]); &quot;&quot;; &quot; &quot;)&amp;IF(ISBLANK([.P34]); &quot;&quot;; [.P34])" office:value-type="string" office:string-value=" creator" calcext:value-type="string">
            <text:p><text:s/>creator</text:p>
          </table:table-cell>
          <table:table-cell table:formula="of:=IF(ISBLANK([.Q34]); &quot;&quot;; &quot; &quot;)&amp;IF(ISBLANK([.Q34]); &quot;&quot;; [.Q34])">
            <text:p/>
          </table:table-cell>
          <table:table-cell table:formula="of:=IF(ISBLANK([.R34]); &quot;&quot;; &quot; &quot;)&amp;IF(ISBLANK([.R34]); &quot;&quot;; [.R34])">
            <text:p/>
          </table:table-cell>
          <table:table-cell table:formula="of:=IF(ISBLANK([.S34]); &quot;&quot;; &quot; &quot;)&amp;IF(ISBLANK([.S34]); &quot;&quot;; [.S34])">
            <text:p/>
          </table:table-cell>
          <table:table-cell table:formula="of:=IF(ISBLANK([.T34]); &quot;&quot;; &quot; &quot;)&amp;IF(ISBLANK([.T34]); &quot;&quot;; [.T34])">
            <text:p/>
          </table:table-cell>
          <table:table-cell table:formula="of:=IF(ISBLANK([.U34]); &quot;&quot;; &quot; &quot;)&amp;IF(ISBLANK([.U34]); &quot;&quot;; [.U34])">
            <text:p/>
          </table:table-cell>
          <table:table-cell table:formula="of:=IF(ISBLANK([.V34]); &quot;&quot;; &quot; &quot;)&amp;IF(ISBLANK([.V34]); &quot;&quot;; [.V34])">
            <text:p/>
          </table:table-cell>
          <table:table-cell table:formula="of:=IF(ISBLANK([.W34]); &quot;&quot;; &quot; &quot;)&amp;IF(ISBLANK([.W34]); &quot;&quot;; [.W34])">
            <text:p/>
          </table:table-cell>
          <table:table-cell table:formula="of:=IF(ISBLANK([.X34]); &quot;&quot;; &quot; &quot;)&amp;IF(ISBLANK([.X34]); &quot;&quot;; [.X34])">
            <text:p/>
          </table:table-cell>
          <table:table-cell table:style-name="ce22" table:formula="of:=&quot;),&quot;" office:value-type="string" office:string-value=")," calcext:value-type="string">
            <text:p>),</text:p>
          </table:table-cell>
          <table:table-cell/>
          <table:table-cell table:formula="of:=IFERROR(__xludf.dummyfunction(&quot;if(ISTEXT('Definition (EN)'!L10), SPLIT('Definition (EN)'!L10, &quot;&quot; + &quot;&quot;, TRUE), &quot;&quot;&quot;&quot;)&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34]&amp;&quot; &quot;&amp;[.B34]&amp;[.C34]&amp;[.D34]&amp;[.E34]&amp;[.F34]&amp;[.G34]&amp;[.H34]&amp;[.I34]&amp;[.J34]&amp;[.K34]&amp;[.L34]&amp;[.M34]; &quot;%w()&quot;; &quot;[]&quot;)" office:value-type="string" office:string-value="slot_note_push: %w(follower creator)," calcext:value-type="string">
            <text:p>slot_note_push: %w(follower creator),</text:p>
          </table:table-cell>
          <table:table-cell table:number-columns-repeated="998"/>
        </table:table-row>
        <table:table-row table:style-name="ro1">
          <table:table-cell table:number-columns-repeated="2"/>
          <table:table-cell table:formula="of:=IF(ISTEXT([.O35]); [.O35]; &quot;&quot;)">
            <text:p/>
          </table:table-cell>
          <table:table-cell table:formula="of:=IF(ISBLANK([.P35]); &quot;&quot;; &quot; &quot;)&amp;IF(ISBLANK([.P35]); &quot;&quot;; [.P35])">
            <text:p/>
          </table:table-cell>
          <table:table-cell table:formula="of:=IF(ISBLANK([.Q35]); &quot;&quot;; &quot; &quot;)&amp;IF(ISBLANK([.Q35]); &quot;&quot;; [.Q35])">
            <text:p/>
          </table:table-cell>
          <table:table-cell table:formula="of:=IF(ISBLANK([.R35]); &quot;&quot;; &quot; &quot;)&amp;IF(ISBLANK([.R35]); &quot;&quot;; [.R35])">
            <text:p/>
          </table:table-cell>
          <table:table-cell table:formula="of:=IF(ISBLANK([.S35]); &quot;&quot;; &quot; &quot;)&amp;IF(ISBLANK([.S35]); &quot;&quot;; [.S35])">
            <text:p/>
          </table:table-cell>
          <table:table-cell table:formula="of:=IF(ISBLANK([.T35]); &quot;&quot;; &quot; &quot;)&amp;IF(ISBLANK([.T35]); &quot;&quot;; [.T35])">
            <text:p/>
          </table:table-cell>
          <table:table-cell table:formula="of:=IF(ISBLANK([.U35]); &quot;&quot;; &quot; &quot;)&amp;IF(ISBLANK([.U35]); &quot;&quot;; [.U35])">
            <text:p/>
          </table:table-cell>
          <table:table-cell table:formula="of:=IF(ISBLANK([.V35]); &quot;&quot;; &quot; &quot;)&amp;IF(ISBLANK([.V35]); &quot;&quot;; [.V35])">
            <text:p/>
          </table:table-cell>
          <table:table-cell table:formula="of:=IF(ISBLANK([.W35]); &quot;&quot;; &quot; &quot;)&amp;IF(ISBLANK([.W35]); &quot;&quot;; [.W35])">
            <text:p/>
          </table:table-cell>
          <table:table-cell table:formula="of:=IF(ISBLANK([.X35]); &quot;&quot;; &quot; &quot;)&amp;IF(ISBLANK([.X35]); &quot;&quot;; [.X35])">
            <text:p/>
          </table:table-cell>
          <table:table-cell table:number-columns-repeated="13"/>
          <table:table-cell table:style-name="ce75" table:formula="of:=SUBSTITUTE([.A35]&amp;&quot; &quot;&amp;[.B35]&amp;[.C35]&amp;[.D35]&amp;[.E35]&amp;[.F35]&amp;[.G35]&amp;[.H35]&amp;[.I35]&amp;[.J35]&amp;[.K35]&amp;[.L35]&amp;[.M35]; &quot;%w()&quot;; &quot;[]&quot;)" office:value-type="string" office:string-value=" " calcext:value-type="string">
            <text:p><text:s/></text:p>
          </table:table-cell>
          <table:table-cell table:number-columns-repeated="998"/>
        </table:table-row>
        <table:table-row table:style-name="ro1">
          <table:table-cell table:formula="of:=LOWER([$'Definition (EN)'.C11]&amp;&quot;_&quot;&amp;[$'Definition (EN)'.D11]&amp;&quot;_&quot;&amp;[$'Definition (EN)'.$I$3]&amp;&quot;:&quot;)" office:value-type="string" office:string-value="slot_media_me:" calcext:value-type="string">
            <text:p>slot_media_me:</text:p>
          </table:table-cell>
          <table:table-cell table:formula="of:=&quot;%w(&quot;" office:value-type="string" office:string-value="%w(" calcext:value-type="string">
            <text:p>%w(</text:p>
          </table:table-cell>
          <table:table-cell table:formula="of:=IF(ISTEXT([.O36]); [.O36]; &quot;&quot;)" office:value-type="string" office:string-value="actor" calcext:value-type="string">
            <text:p>actor</text:p>
          </table:table-cell>
          <table:table-cell table:formula="of:=IF(ISBLANK([.P36]); &quot;&quot;; &quot; &quot;)&amp;IF(ISBLANK([.P36]); &quot;&quot;; [.P36])">
            <text:p/>
          </table:table-cell>
          <table:table-cell table:formula="of:=IF(ISBLANK([.Q36]); &quot;&quot;; &quot; &quot;)&amp;IF(ISBLANK([.Q36]); &quot;&quot;; [.Q36])">
            <text:p/>
          </table:table-cell>
          <table:table-cell table:formula="of:=IF(ISBLANK([.R36]); &quot;&quot;; &quot; &quot;)&amp;IF(ISBLANK([.R36]); &quot;&quot;; [.R36])">
            <text:p/>
          </table:table-cell>
          <table:table-cell table:formula="of:=IF(ISBLANK([.S36]); &quot;&quot;; &quot; &quot;)&amp;IF(ISBLANK([.S36]); &quot;&quot;; [.S36])">
            <text:p/>
          </table:table-cell>
          <table:table-cell table:formula="of:=IF(ISBLANK([.T36]); &quot;&quot;; &quot; &quot;)&amp;IF(ISBLANK([.T36]); &quot;&quot;; [.T36])">
            <text:p/>
          </table:table-cell>
          <table:table-cell table:formula="of:=IF(ISBLANK([.U36]); &quot;&quot;; &quot; &quot;)&amp;IF(ISBLANK([.U36]); &quot;&quot;; [.U36])">
            <text:p/>
          </table:table-cell>
          <table:table-cell table:formula="of:=IF(ISBLANK([.V36]); &quot;&quot;; &quot; &quot;)&amp;IF(ISBLANK([.V36]); &quot;&quot;; [.V36])">
            <text:p/>
          </table:table-cell>
          <table:table-cell table:formula="of:=IF(ISBLANK([.W36]); &quot;&quot;; &quot; &quot;)&amp;IF(ISBLANK([.W36]); &quot;&quot;; [.W36])">
            <text:p/>
          </table:table-cell>
          <table:table-cell table:formula="of:=IF(ISBLANK([.X36]); &quot;&quot;; &quot; &quot;)&amp;IF(ISBLANK([.X36]); &quot;&quot;; [.X36])">
            <text:p/>
          </table:table-cell>
          <table:table-cell table:style-name="ce22" table:formula="of:=&quot;),&quot;" office:value-type="string" office:string-value=")," calcext:value-type="string">
            <text:p>),</text:p>
          </table:table-cell>
          <table:table-cell/>
          <table:table-cell table:formula="of:=IFERROR(__xludf.dummyfunction(&quot;if(ISTEXT('Definition (EN)'!H11), SPLIT('Definition (EN)'!H11, &quot;&quot; + &quot;&quot;, TRUE), &quot;&quot;&quot;&quot;)&quot;);&quot;actor&quot;)" office:value-type="string" office:string-value="actor" calcext:value-type="string">
            <text:p>actor</text:p>
          </table:table-cell>
          <table:table-cell table:number-columns-repeated="10"/>
          <table:table-cell table:style-name="ce75" table:formula="of:=SUBSTITUTE([.A36]&amp;&quot; &quot;&amp;[.B36]&amp;[.C36]&amp;[.D36]&amp;[.E36]&amp;[.F36]&amp;[.G36]&amp;[.H36]&amp;[.I36]&amp;[.J36]&amp;[.K36]&amp;[.L36]&amp;[.M36]; &quot;%w()&quot;; &quot;[]&quot;)" office:value-type="string" office:string-value="slot_media_me: %w(actor)," calcext:value-type="string">
            <text:p>slot_media_me: %w(actor),</text:p>
          </table:table-cell>
          <table:table-cell table:number-columns-repeated="998"/>
        </table:table-row>
        <table:table-row table:style-name="ro1">
          <table:table-cell table:formula="of:=LOWER([$'Definition (EN)'.C11]&amp;&quot;_&quot;&amp;[$'Definition (EN)'.D11]&amp;&quot;_&quot;&amp;[$'Definition (EN)'.$U$3]&amp;&quot;:&quot;)" office:value-type="string" office:string-value="slot_media_activity:" calcext:value-type="string">
            <text:p>slot_media_activity:</text:p>
          </table:table-cell>
          <table:table-cell table:formula="of:=&quot;%w(&quot;" office:value-type="string" office:string-value="%w(" calcext:value-type="string">
            <text:p>%w(</text:p>
          </table:table-cell>
          <table:table-cell table:formula="of:=IF(ISTEXT([.O37]); [.O37]; &quot;&quot;)" office:value-type="string" office:string-value="friends" calcext:value-type="string">
            <text:p>friends</text:p>
          </table:table-cell>
          <table:table-cell table:formula="of:=IF(ISBLANK([.P37]); &quot;&quot;; &quot; &quot;)&amp;IF(ISBLANK([.P37]); &quot;&quot;; [.P37])" office:value-type="string" office:string-value=" follower" calcext:value-type="string">
            <text:p><text:s/>follower</text:p>
          </table:table-cell>
          <table:table-cell table:formula="of:=IF(ISBLANK([.Q37]); &quot;&quot;; &quot; &quot;)&amp;IF(ISBLANK([.Q37]); &quot;&quot;; [.Q37])" office:value-type="string" office:string-value=" creator" calcext:value-type="string">
            <text:p><text:s/>creator</text:p>
          </table:table-cell>
          <table:table-cell table:formula="of:=IF(ISBLANK([.R37]); &quot;&quot;; &quot; &quot;)&amp;IF(ISBLANK([.R37]); &quot;&quot;; [.R37])" office:value-type="string" office:string-value=" member" calcext:value-type="string">
            <text:p><text:s/>member</text:p>
          </table:table-cell>
          <table:table-cell table:formula="of:=IF(ISBLANK([.S37]); &quot;&quot;; &quot; &quot;)&amp;IF(ISBLANK([.S37]); &quot;&quot;; [.S37])">
            <text:p/>
          </table:table-cell>
          <table:table-cell table:formula="of:=IF(ISBLANK([.T37]); &quot;&quot;; &quot; &quot;)&amp;IF(ISBLANK([.T37]); &quot;&quot;; [.T37])">
            <text:p/>
          </table:table-cell>
          <table:table-cell table:formula="of:=IF(ISBLANK([.U37]); &quot;&quot;; &quot; &quot;)&amp;IF(ISBLANK([.U37]); &quot;&quot;; [.U37])">
            <text:p/>
          </table:table-cell>
          <table:table-cell table:formula="of:=IF(ISBLANK([.V37]); &quot;&quot;; &quot; &quot;)&amp;IF(ISBLANK([.V37]); &quot;&quot;; [.V37])">
            <text:p/>
          </table:table-cell>
          <table:table-cell table:formula="of:=IF(ISBLANK([.W37]); &quot;&quot;; &quot; &quot;)&amp;IF(ISBLANK([.W37]); &quot;&quot;; [.W37])">
            <text:p/>
          </table:table-cell>
          <table:table-cell table:formula="of:=IF(ISBLANK([.X37]); &quot;&quot;; &quot; &quot;)&amp;IF(ISBLANK([.X37]); &quot;&quot;; [.X37])">
            <text:p/>
          </table:table-cell>
          <table:table-cell table:style-name="ce22" table:formula="of:=&quot;),&quot;" office:value-type="string" office:string-value=")," calcext:value-type="string">
            <text:p>),</text:p>
          </table:table-cell>
          <table:table-cell/>
          <table:table-cell table:formula="of:=IFERROR(__xludf.dummyfunction(&quot;if(ISTEXT('Definition (EN)'!T11), SPLIT('Definition (EN)'!T11, &quot;&quot; + &quot;&quot;, TRUE), &quot;&quot;&quot;&quot;)&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table:number-columns-repeated="7"/>
          <table:table-cell table:style-name="ce75" table:formula="of:=SUBSTITUTE([.A37]&amp;&quot; &quot;&amp;[.B37]&amp;[.C37]&amp;[.D37]&amp;[.E37]&amp;[.F37]&amp;[.G37]&amp;[.H37]&amp;[.I37]&amp;[.J37]&amp;[.K37]&amp;[.L37]&amp;[.M37]; &quot;%w()&quot;; &quot;[]&quot;)" office:value-type="string" office:string-value="slot_media_activity: %w(friends follower creator member)," calcext:value-type="string">
            <text:p>slot_media_activity: %w(friends follower creator member),</text:p>
          </table:table-cell>
          <table:table-cell table:number-columns-repeated="998"/>
        </table:table-row>
        <table:table-row table:style-name="ro1">
          <table:table-cell table:formula="of:=LOWER([$'Definition (EN)'.C11]&amp;&quot;_&quot;&amp;[$'Definition (EN)'.D11]&amp;&quot;_&quot;&amp;[$'Definition (EN)'.$Q$3]&amp;&quot;:&quot;)" office:value-type="string" office:string-value="slot_media_notify:" calcext:value-type="string">
            <text:p>slot_media_notify:</text:p>
          </table:table-cell>
          <table:table-cell table:formula="of:=&quot;%w(&quot;" office:value-type="string" office:string-value="%w(" calcext:value-type="string">
            <text:p>%w(</text:p>
          </table:table-cell>
          <table:table-cell table:formula="of:=IF(ISTEXT([.O38]); [.O38]; &quot;&quot;)" office:value-type="string" office:string-value="follower" calcext:value-type="string">
            <text:p>follower</text:p>
          </table:table-cell>
          <table:table-cell table:formula="of:=IF(ISBLANK([.P38]); &quot;&quot;; &quot; &quot;)&amp;IF(ISBLANK([.P38]); &quot;&quot;; [.P38])" office:value-type="string" office:string-value=" creator" calcext:value-type="string">
            <text:p><text:s/>creator</text:p>
          </table:table-cell>
          <table:table-cell table:formula="of:=IF(ISBLANK([.Q38]); &quot;&quot;; &quot; &quot;)&amp;IF(ISBLANK([.Q38]); &quot;&quot;; [.Q38])">
            <text:p/>
          </table:table-cell>
          <table:table-cell table:formula="of:=IF(ISBLANK([.R38]); &quot;&quot;; &quot; &quot;)&amp;IF(ISBLANK([.R38]); &quot;&quot;; [.R38])">
            <text:p/>
          </table:table-cell>
          <table:table-cell table:formula="of:=IF(ISBLANK([.S38]); &quot;&quot;; &quot; &quot;)&amp;IF(ISBLANK([.S38]); &quot;&quot;; [.S38])">
            <text:p/>
          </table:table-cell>
          <table:table-cell table:formula="of:=IF(ISBLANK([.T38]); &quot;&quot;; &quot; &quot;)&amp;IF(ISBLANK([.T38]); &quot;&quot;; [.T38])">
            <text:p/>
          </table:table-cell>
          <table:table-cell table:formula="of:=IF(ISBLANK([.U38]); &quot;&quot;; &quot; &quot;)&amp;IF(ISBLANK([.U38]); &quot;&quot;; [.U38])">
            <text:p/>
          </table:table-cell>
          <table:table-cell table:formula="of:=IF(ISBLANK([.V38]); &quot;&quot;; &quot; &quot;)&amp;IF(ISBLANK([.V38]); &quot;&quot;; [.V38])">
            <text:p/>
          </table:table-cell>
          <table:table-cell table:formula="of:=IF(ISBLANK([.W38]); &quot;&quot;; &quot; &quot;)&amp;IF(ISBLANK([.W38]); &quot;&quot;; [.W38])">
            <text:p/>
          </table:table-cell>
          <table:table-cell table:formula="of:=IF(ISBLANK([.X38]); &quot;&quot;; &quot; &quot;)&amp;IF(ISBLANK([.X38]); &quot;&quot;; [.X38])">
            <text:p/>
          </table:table-cell>
          <table:table-cell table:style-name="ce22" table:formula="of:=&quot;),&quot;" office:value-type="string" office:string-value=")," calcext:value-type="string">
            <text:p>),</text:p>
          </table:table-cell>
          <table:table-cell/>
          <table:table-cell table:formula="of:=IFERROR(__xludf.dummyfunction(&quot;if(ISTEXT('Definition (EN)'!P11), SPLIT('Definition (EN)'!P11, &quot;&quot; + &quot;&quot;, TRUE), &quot;&quot;&quot;&quot;)&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38]&amp;&quot; &quot;&amp;[.B38]&amp;[.C38]&amp;[.D38]&amp;[.E38]&amp;[.F38]&amp;[.G38]&amp;[.H38]&amp;[.I38]&amp;[.J38]&amp;[.K38]&amp;[.L38]&amp;[.M38]; &quot;%w()&quot;; &quot;[]&quot;)" office:value-type="string" office:string-value="slot_media_notify: %w(follower creator)," calcext:value-type="string">
            <text:p>slot_media_notify: %w(follower creator),</text:p>
          </table:table-cell>
          <table:table-cell table:number-columns-repeated="998"/>
        </table:table-row>
        <table:table-row table:style-name="ro1">
          <table:table-cell table:formula="of:=LOWER([$'Definition (EN)'.C11]&amp;&quot;_&quot;&amp;[$'Definition (EN)'.D11]&amp;&quot;_&quot;&amp;[$'Definition (EN)'.$M$3]&amp;&quot;:&quot;)" office:value-type="string" office:string-value="slot_media_push:" calcext:value-type="string">
            <text:p>slot_media_push:</text:p>
          </table:table-cell>
          <table:table-cell table:formula="of:=&quot;%w(&quot;" office:value-type="string" office:string-value="%w(" calcext:value-type="string">
            <text:p>%w(</text:p>
          </table:table-cell>
          <table:table-cell table:formula="of:=IF(ISTEXT([.O39]); [.O39]; &quot;&quot;)" office:value-type="string" office:string-value="follower" calcext:value-type="string">
            <text:p>follower</text:p>
          </table:table-cell>
          <table:table-cell table:formula="of:=IF(ISBLANK([.P39]); &quot;&quot;; &quot; &quot;)&amp;IF(ISBLANK([.P39]); &quot;&quot;; [.P39])" office:value-type="string" office:string-value=" creator" calcext:value-type="string">
            <text:p><text:s/>creator</text:p>
          </table:table-cell>
          <table:table-cell table:formula="of:=IF(ISBLANK([.Q39]); &quot;&quot;; &quot; &quot;)&amp;IF(ISBLANK([.Q39]); &quot;&quot;; [.Q39])">
            <text:p/>
          </table:table-cell>
          <table:table-cell table:formula="of:=IF(ISBLANK([.R39]); &quot;&quot;; &quot; &quot;)&amp;IF(ISBLANK([.R39]); &quot;&quot;; [.R39])">
            <text:p/>
          </table:table-cell>
          <table:table-cell table:formula="of:=IF(ISBLANK([.S39]); &quot;&quot;; &quot; &quot;)&amp;IF(ISBLANK([.S39]); &quot;&quot;; [.S39])">
            <text:p/>
          </table:table-cell>
          <table:table-cell table:formula="of:=IF(ISBLANK([.T39]); &quot;&quot;; &quot; &quot;)&amp;IF(ISBLANK([.T39]); &quot;&quot;; [.T39])">
            <text:p/>
          </table:table-cell>
          <table:table-cell table:formula="of:=IF(ISBLANK([.U39]); &quot;&quot;; &quot; &quot;)&amp;IF(ISBLANK([.U39]); &quot;&quot;; [.U39])">
            <text:p/>
          </table:table-cell>
          <table:table-cell table:formula="of:=IF(ISBLANK([.V39]); &quot;&quot;; &quot; &quot;)&amp;IF(ISBLANK([.V39]); &quot;&quot;; [.V39])">
            <text:p/>
          </table:table-cell>
          <table:table-cell table:formula="of:=IF(ISBLANK([.W39]); &quot;&quot;; &quot; &quot;)&amp;IF(ISBLANK([.W39]); &quot;&quot;; [.W39])">
            <text:p/>
          </table:table-cell>
          <table:table-cell table:formula="of:=IF(ISBLANK([.X39]); &quot;&quot;; &quot; &quot;)&amp;IF(ISBLANK([.X39]); &quot;&quot;; [.X39])">
            <text:p/>
          </table:table-cell>
          <table:table-cell table:style-name="ce22" table:formula="of:=&quot;),&quot;" office:value-type="string" office:string-value=")," calcext:value-type="string">
            <text:p>),</text:p>
          </table:table-cell>
          <table:table-cell/>
          <table:table-cell table:formula="of:=IFERROR(__xludf.dummyfunction(&quot;if(ISTEXT('Definition (EN)'!L11), SPLIT('Definition (EN)'!L11, &quot;&quot; + &quot;&quot;, TRUE), &quot;&quot;&quot;&quot;)&quot;);&quot;follower&quot;)" office:value-type="string" office:string-value="follower" calcext:value-type="string">
            <text:p>follower</text:p>
          </table:table-cell>
          <table:table-cell office:value-type="string" calcext:value-type="string">
            <text:p>creator</text:p>
          </table:table-cell>
          <table:table-cell table:number-columns-repeated="9"/>
          <table:table-cell table:style-name="ce75" table:formula="of:=SUBSTITUTE([.A39]&amp;&quot; &quot;&amp;[.B39]&amp;[.C39]&amp;[.D39]&amp;[.E39]&amp;[.F39]&amp;[.G39]&amp;[.H39]&amp;[.I39]&amp;[.J39]&amp;[.K39]&amp;[.L39]&amp;[.M39]; &quot;%w()&quot;; &quot;[]&quot;)" office:value-type="string" office:string-value="slot_media_push: %w(follower creator)," calcext:value-type="string">
            <text:p>slot_media_push: %w(follower creator),</text:p>
          </table:table-cell>
          <table:table-cell table:number-columns-repeated="998"/>
        </table:table-row>
        <table:table-row table:style-name="ro1">
          <table:table-cell table:number-columns-repeated="2"/>
          <table:table-cell table:formula="of:=IF(ISTEXT([.O40]); [.O40]; &quot;&quot;)">
            <text:p/>
          </table:table-cell>
          <table:table-cell table:formula="of:=IF(ISBLANK([.P40]); &quot;&quot;; &quot; &quot;)&amp;IF(ISBLANK([.P40]); &quot;&quot;; [.P40])">
            <text:p/>
          </table:table-cell>
          <table:table-cell table:formula="of:=IF(ISBLANK([.Q40]); &quot;&quot;; &quot; &quot;)&amp;IF(ISBLANK([.Q40]); &quot;&quot;; [.Q40])">
            <text:p/>
          </table:table-cell>
          <table:table-cell table:formula="of:=IF(ISBLANK([.R40]); &quot;&quot;; &quot; &quot;)&amp;IF(ISBLANK([.R40]); &quot;&quot;; [.R40])">
            <text:p/>
          </table:table-cell>
          <table:table-cell table:formula="of:=IF(ISBLANK([.S40]); &quot;&quot;; &quot; &quot;)&amp;IF(ISBLANK([.S40]); &quot;&quot;; [.S40])">
            <text:p/>
          </table:table-cell>
          <table:table-cell table:formula="of:=IF(ISBLANK([.T40]); &quot;&quot;; &quot; &quot;)&amp;IF(ISBLANK([.T40]); &quot;&quot;; [.T40])">
            <text:p/>
          </table:table-cell>
          <table:table-cell table:formula="of:=IF(ISBLANK([.U40]); &quot;&quot;; &quot; &quot;)&amp;IF(ISBLANK([.U40]); &quot;&quot;; [.U40])">
            <text:p/>
          </table:table-cell>
          <table:table-cell table:formula="of:=IF(ISBLANK([.V40]); &quot;&quot;; &quot; &quot;)&amp;IF(ISBLANK([.V40]); &quot;&quot;; [.V40])">
            <text:p/>
          </table:table-cell>
          <table:table-cell table:formula="of:=IF(ISBLANK([.W40]); &quot;&quot;; &quot; &quot;)&amp;IF(ISBLANK([.W40]); &quot;&quot;; [.W40])">
            <text:p/>
          </table:table-cell>
          <table:table-cell table:formula="of:=IF(ISBLANK([.X40]); &quot;&quot;; &quot; &quot;)&amp;IF(ISBLANK([.X40]); &quot;&quot;; [.X40])">
            <text:p/>
          </table:table-cell>
          <table:table-cell table:number-columns-repeated="13"/>
          <table:table-cell table:style-name="ce75" table:formula="of:=SUBSTITUTE([.A40]&amp;&quot; &quot;&amp;[.B40]&amp;[.C40]&amp;[.D40]&amp;[.E40]&amp;[.F40]&amp;[.G40]&amp;[.H40]&amp;[.I40]&amp;[.J40]&amp;[.K40]&amp;[.L40]&amp;[.M40]; &quot;%w()&quot;; &quot;[]&quot;)" office:value-type="string" office:string-value=" " calcext:value-type="string">
            <text:p><text:s/></text:p>
          </table:table-cell>
          <table:table-cell table:number-columns-repeated="998"/>
        </table:table-row>
        <table:table-row table:style-name="ro1">
          <table:table-cell table:formula="of:=LOWER([$'Definition (EN)'.C12]&amp;&quot;_&quot;&amp;[$'Definition (EN)'.D12]&amp;&quot;_&quot;&amp;[$'Definition (EN)'.$I$3]&amp;&quot;:&quot;)" office:value-type="string" office:string-value="slot_reslot_me:" calcext:value-type="string">
            <text:p>slot_reslot_me:</text:p>
          </table:table-cell>
          <table:table-cell table:formula="of:=&quot;%w(&quot;" office:value-type="string" office:string-value="%w(" calcext:value-type="string">
            <text:p>%w(</text:p>
          </table:table-cell>
          <table:table-cell table:formula="of:=IF(ISTEXT([.O41]); [.O41]; &quot;&quot;)" office:value-type="string" office:string-value="actor" calcext:value-type="string">
            <text:p>actor</text:p>
          </table:table-cell>
          <table:table-cell table:formula="of:=IF(ISBLANK([.P41]); &quot;&quot;; &quot; &quot;)&amp;IF(ISBLANK([.P41]); &quot;&quot;; [.P41])">
            <text:p/>
          </table:table-cell>
          <table:table-cell table:formula="of:=IF(ISBLANK([.Q41]); &quot;&quot;; &quot; &quot;)&amp;IF(ISBLANK([.Q41]); &quot;&quot;; [.Q41])">
            <text:p/>
          </table:table-cell>
          <table:table-cell table:formula="of:=IF(ISBLANK([.R41]); &quot;&quot;; &quot; &quot;)&amp;IF(ISBLANK([.R41]); &quot;&quot;; [.R41])">
            <text:p/>
          </table:table-cell>
          <table:table-cell table:formula="of:=IF(ISBLANK([.S41]); &quot;&quot;; &quot; &quot;)&amp;IF(ISBLANK([.S41]); &quot;&quot;; [.S41])">
            <text:p/>
          </table:table-cell>
          <table:table-cell table:formula="of:=IF(ISBLANK([.T41]); &quot;&quot;; &quot; &quot;)&amp;IF(ISBLANK([.T41]); &quot;&quot;; [.T41])">
            <text:p/>
          </table:table-cell>
          <table:table-cell table:formula="of:=IF(ISBLANK([.U41]); &quot;&quot;; &quot; &quot;)&amp;IF(ISBLANK([.U41]); &quot;&quot;; [.U41])">
            <text:p/>
          </table:table-cell>
          <table:table-cell table:formula="of:=IF(ISBLANK([.V41]); &quot;&quot;; &quot; &quot;)&amp;IF(ISBLANK([.V41]); &quot;&quot;; [.V41])">
            <text:p/>
          </table:table-cell>
          <table:table-cell table:formula="of:=IF(ISBLANK([.W41]); &quot;&quot;; &quot; &quot;)&amp;IF(ISBLANK([.W41]); &quot;&quot;; [.W41])">
            <text:p/>
          </table:table-cell>
          <table:table-cell table:formula="of:=IF(ISBLANK([.X41]); &quot;&quot;; &quot; &quot;)&amp;IF(ISBLANK([.X41]); &quot;&quot;; [.X41])">
            <text:p/>
          </table:table-cell>
          <table:table-cell table:style-name="ce22" table:formula="of:=&quot;),&quot;" office:value-type="string" office:string-value=")," calcext:value-type="string">
            <text:p>),</text:p>
          </table:table-cell>
          <table:table-cell/>
          <table:table-cell table:formula="of:=IFERROR(__xludf.dummyfunction(&quot;if(ISTEXT('Definition (EN)'!H12), SPLIT('Definition (EN)'!H12, &quot;&quot; + &quot;&quot;, TRUE), &quot;&quot;&quot;&quot;)&quot;);&quot;actor&quot;)" office:value-type="string" office:string-value="actor" calcext:value-type="string">
            <text:p>actor</text:p>
          </table:table-cell>
          <table:table-cell table:number-columns-repeated="10"/>
          <table:table-cell table:style-name="ce75" table:formula="of:=SUBSTITUTE([.A41]&amp;&quot; &quot;&amp;[.B41]&amp;[.C41]&amp;[.D41]&amp;[.E41]&amp;[.F41]&amp;[.G41]&amp;[.H41]&amp;[.I41]&amp;[.J41]&amp;[.K41]&amp;[.L41]&amp;[.M41]; &quot;%w()&quot;; &quot;[]&quot;)" office:value-type="string" office:string-value="slot_reslot_me: %w(actor)," calcext:value-type="string">
            <text:p>slot_reslot_me: %w(actor),</text:p>
          </table:table-cell>
          <table:table-cell table:number-columns-repeated="998"/>
        </table:table-row>
        <table:table-row table:style-name="ro1">
          <table:table-cell table:formula="of:=LOWER([$'Definition (EN)'.C12]&amp;&quot;_&quot;&amp;[$'Definition (EN)'.D12]&amp;&quot;_&quot;&amp;[$'Definition (EN)'.$U$3]&amp;&quot;:&quot;)" office:value-type="string" office:string-value="slot_reslot_activity:" calcext:value-type="string">
            <text:p>slot_reslot_activity:</text:p>
          </table:table-cell>
          <table:table-cell table:formula="of:=&quot;%w(&quot;" office:value-type="string" office:string-value="%w(" calcext:value-type="string">
            <text:p>%w(</text:p>
          </table:table-cell>
          <table:table-cell table:formula="of:=IF(ISTEXT([.O42]); [.O42]; &quot;&quot;)" office:value-type="string" office:string-value="friends" calcext:value-type="string">
            <text:p>friends</text:p>
          </table:table-cell>
          <table:table-cell table:formula="of:=IF(ISBLANK([.P42]); &quot;&quot;; &quot; &quot;)&amp;IF(ISBLANK([.P42]); &quot;&quot;; [.P42])" office:value-type="string" office:string-value=" follower" calcext:value-type="string">
            <text:p><text:s/>follower</text:p>
          </table:table-cell>
          <table:table-cell table:formula="of:=IF(ISBLANK([.Q42]); &quot;&quot;; &quot; &quot;)&amp;IF(ISBLANK([.Q42]); &quot;&quot;; [.Q42])" office:value-type="string" office:string-value=" creator" calcext:value-type="string">
            <text:p><text:s/>creator</text:p>
          </table:table-cell>
          <table:table-cell table:formula="of:=IF(ISBLANK([.R42]); &quot;&quot;; &quot; &quot;)&amp;IF(ISBLANK([.R42]); &quot;&quot;; [.R42])" office:value-type="string" office:string-value=" member" calcext:value-type="string">
            <text:p><text:s/>member</text:p>
          </table:table-cell>
          <table:table-cell table:formula="of:=IF(ISBLANK([.S42]); &quot;&quot;; &quot; &quot;)&amp;IF(ISBLANK([.S42]); &quot;&quot;; [.S42])">
            <text:p/>
          </table:table-cell>
          <table:table-cell table:formula="of:=IF(ISBLANK([.T42]); &quot;&quot;; &quot; &quot;)&amp;IF(ISBLANK([.T42]); &quot;&quot;; [.T42])">
            <text:p/>
          </table:table-cell>
          <table:table-cell table:formula="of:=IF(ISBLANK([.U42]); &quot;&quot;; &quot; &quot;)&amp;IF(ISBLANK([.U42]); &quot;&quot;; [.U42])">
            <text:p/>
          </table:table-cell>
          <table:table-cell table:formula="of:=IF(ISBLANK([.V42]); &quot;&quot;; &quot; &quot;)&amp;IF(ISBLANK([.V42]); &quot;&quot;; [.V42])">
            <text:p/>
          </table:table-cell>
          <table:table-cell table:formula="of:=IF(ISBLANK([.W42]); &quot;&quot;; &quot; &quot;)&amp;IF(ISBLANK([.W42]); &quot;&quot;; [.W42])">
            <text:p/>
          </table:table-cell>
          <table:table-cell table:formula="of:=IF(ISBLANK([.X42]); &quot;&quot;; &quot; &quot;)&amp;IF(ISBLANK([.X42]); &quot;&quot;; [.X42])">
            <text:p/>
          </table:table-cell>
          <table:table-cell table:style-name="ce22" table:formula="of:=&quot;),&quot;" office:value-type="string" office:string-value=")," calcext:value-type="string">
            <text:p>),</text:p>
          </table:table-cell>
          <table:table-cell/>
          <table:table-cell table:formula="of:=IFERROR(__xludf.dummyfunction(&quot;if(ISTEXT('Definition (EN)'!T12), SPLIT('Definition (EN)'!T12, &quot;&quot; + &quot;&quot;, TRUE), &quot;&quot;&quot;&quot;)&quot;);&quot;friends&quot;)" office:value-type="string" office:string-value="friends" calcext:value-type="string">
            <text:p>friends</text:p>
          </table:table-cell>
          <table:table-cell office:value-type="string" calcext:value-type="string">
            <text:p>follower</text:p>
          </table:table-cell>
          <table:table-cell office:value-type="string" calcext:value-type="string">
            <text:p>creator</text:p>
          </table:table-cell>
          <table:table-cell office:value-type="string" calcext:value-type="string">
            <text:p>member</text:p>
          </table:table-cell>
          <table:table-cell table:number-columns-repeated="7"/>
          <table:table-cell table:style-name="ce75" table:formula="of:=SUBSTITUTE([.A42]&amp;&quot; &quot;&amp;[.B42]&amp;[.C42]&amp;[.D42]&amp;[.E42]&amp;[.F42]&amp;[.G42]&amp;[.H42]&amp;[.I42]&amp;[.J42]&amp;[.K42]&amp;[.L42]&amp;[.M42]; &quot;%w()&quot;; &quot;[]&quot;)" office:value-type="string" office:string-value="slot_reslot_activity: %w(friends follower creator member)," calcext:value-type="string">
            <text:p>slot_reslot_activity: %w(friends follower creator member),</text:p>
          </table:table-cell>
          <table:table-cell table:number-columns-repeated="998"/>
        </table:table-row>
        <table:table-row table:style-name="ro1">
          <table:table-cell table:formula="of:=LOWER([$'Definition (EN)'.C12]&amp;&quot;_&quot;&amp;[$'Definition (EN)'.D12]&amp;&quot;_&quot;&amp;[$'Definition (EN)'.$Q$3]&amp;&quot;:&quot;)" office:value-type="string" office:string-value="slot_reslot_notify:" calcext:value-type="string">
            <text:p>slot_reslot_notify:</text:p>
          </table:table-cell>
          <table:table-cell table:formula="of:=&quot;%w(&quot;" office:value-type="string" office:string-value="%w(" calcext:value-type="string">
            <text:p>%w(</text:p>
          </table:table-cell>
          <table:table-cell table:formula="of:=IF(ISTEXT([.O43]); [.O43]; &quot;&quot;)" office:value-type="string" office:string-value="creator" calcext:value-type="string">
            <text:p>creator</text:p>
          </table:table-cell>
          <table:table-cell table:formula="of:=IF(ISBLANK([.P43]); &quot;&quot;; &quot; &quot;)&amp;IF(ISBLANK([.P43]); &quot;&quot;; [.P43])">
            <text:p/>
          </table:table-cell>
          <table:table-cell table:formula="of:=IF(ISBLANK([.Q43]); &quot;&quot;; &quot; &quot;)&amp;IF(ISBLANK([.Q43]); &quot;&quot;; [.Q43])">
            <text:p/>
          </table:table-cell>
          <table:table-cell table:formula="of:=IF(ISBLANK([.R43]); &quot;&quot;; &quot; &quot;)&amp;IF(ISBLANK([.R43]); &quot;&quot;; [.R43])">
            <text:p/>
          </table:table-cell>
          <table:table-cell table:formula="of:=IF(ISBLANK([.S43]); &quot;&quot;; &quot; &quot;)&amp;IF(ISBLANK([.S43]); &quot;&quot;; [.S43])">
            <text:p/>
          </table:table-cell>
          <table:table-cell table:formula="of:=IF(ISBLANK([.T43]); &quot;&quot;; &quot; &quot;)&amp;IF(ISBLANK([.T43]); &quot;&quot;; [.T43])">
            <text:p/>
          </table:table-cell>
          <table:table-cell table:formula="of:=IF(ISBLANK([.U43]); &quot;&quot;; &quot; &quot;)&amp;IF(ISBLANK([.U43]); &quot;&quot;; [.U43])">
            <text:p/>
          </table:table-cell>
          <table:table-cell table:formula="of:=IF(ISBLANK([.V43]); &quot;&quot;; &quot; &quot;)&amp;IF(ISBLANK([.V43]); &quot;&quot;; [.V43])">
            <text:p/>
          </table:table-cell>
          <table:table-cell table:formula="of:=IF(ISBLANK([.W43]); &quot;&quot;; &quot; &quot;)&amp;IF(ISBLANK([.W43]); &quot;&quot;; [.W43])">
            <text:p/>
          </table:table-cell>
          <table:table-cell table:formula="of:=IF(ISBLANK([.X43]); &quot;&quot;; &quot; &quot;)&amp;IF(ISBLANK([.X43]); &quot;&quot;; [.X43])">
            <text:p/>
          </table:table-cell>
          <table:table-cell table:style-name="ce22" table:formula="of:=&quot;),&quot;" office:value-type="string" office:string-value=")," calcext:value-type="string">
            <text:p>),</text:p>
          </table:table-cell>
          <table:table-cell/>
          <table:table-cell table:formula="of:=IFERROR(__xludf.dummyfunction(&quot;if(ISTEXT('Definition (EN)'!P12), SPLIT('Definition (EN)'!P12, &quot;&quot; + &quot;&quot;, TRUE), &quot;&quot;&quot;&quot;)&quot;);&quot;creator&quot;)" office:value-type="string" office:string-value="creator" calcext:value-type="string">
            <text:p>creator</text:p>
          </table:table-cell>
          <table:table-cell table:number-columns-repeated="10"/>
          <table:table-cell table:style-name="ce75" table:formula="of:=SUBSTITUTE([.A43]&amp;&quot; &quot;&amp;[.B43]&amp;[.C43]&amp;[.D43]&amp;[.E43]&amp;[.F43]&amp;[.G43]&amp;[.H43]&amp;[.I43]&amp;[.J43]&amp;[.K43]&amp;[.L43]&amp;[.M43]; &quot;%w()&quot;; &quot;[]&quot;)" office:value-type="string" office:string-value="slot_reslot_notify: %w(creator)," calcext:value-type="string">
            <text:p>slot_reslot_notify: %w(creator),</text:p>
          </table:table-cell>
          <table:table-cell table:number-columns-repeated="998"/>
        </table:table-row>
        <table:table-row table:style-name="ro1">
          <table:table-cell table:formula="of:=LOWER([$'Definition (EN)'.C12]&amp;&quot;_&quot;&amp;[$'Definition (EN)'.D12]&amp;&quot;_&quot;&amp;[$'Definition (EN)'.$M$3]&amp;&quot;:&quot;)" office:value-type="string" office:string-value="slot_reslot_push:" calcext:value-type="string">
            <text:p>slot_reslot_push:</text:p>
          </table:table-cell>
          <table:table-cell table:formula="of:=&quot;%w(&quot;" office:value-type="string" office:string-value="%w(" calcext:value-type="string">
            <text:p>%w(</text:p>
          </table:table-cell>
          <table:table-cell table:formula="of:=IF(ISTEXT([.O44]); [.O44]; &quot;&quot;)" office:value-type="string" office:string-value="creator" calcext:value-type="string">
            <text:p>creator</text:p>
          </table:table-cell>
          <table:table-cell table:formula="of:=IF(ISBLANK([.P44]); &quot;&quot;; &quot; &quot;)&amp;IF(ISBLANK([.P44]); &quot;&quot;; [.P44])">
            <text:p/>
          </table:table-cell>
          <table:table-cell table:formula="of:=IF(ISBLANK([.Q44]); &quot;&quot;; &quot; &quot;)&amp;IF(ISBLANK([.Q44]); &quot;&quot;; [.Q44])">
            <text:p/>
          </table:table-cell>
          <table:table-cell table:formula="of:=IF(ISBLANK([.R44]); &quot;&quot;; &quot; &quot;)&amp;IF(ISBLANK([.R44]); &quot;&quot;; [.R44])">
            <text:p/>
          </table:table-cell>
          <table:table-cell table:formula="of:=IF(ISBLANK([.S44]); &quot;&quot;; &quot; &quot;)&amp;IF(ISBLANK([.S44]); &quot;&quot;; [.S44])">
            <text:p/>
          </table:table-cell>
          <table:table-cell table:formula="of:=IF(ISBLANK([.T44]); &quot;&quot;; &quot; &quot;)&amp;IF(ISBLANK([.T44]); &quot;&quot;; [.T44])">
            <text:p/>
          </table:table-cell>
          <table:table-cell table:formula="of:=IF(ISBLANK([.U44]); &quot;&quot;; &quot; &quot;)&amp;IF(ISBLANK([.U44]); &quot;&quot;; [.U44])">
            <text:p/>
          </table:table-cell>
          <table:table-cell table:formula="of:=IF(ISBLANK([.V44]); &quot;&quot;; &quot; &quot;)&amp;IF(ISBLANK([.V44]); &quot;&quot;; [.V44])">
            <text:p/>
          </table:table-cell>
          <table:table-cell table:formula="of:=IF(ISBLANK([.W44]); &quot;&quot;; &quot; &quot;)&amp;IF(ISBLANK([.W44]); &quot;&quot;; [.W44])">
            <text:p/>
          </table:table-cell>
          <table:table-cell table:formula="of:=IF(ISBLANK([.X44]); &quot;&quot;; &quot; &quot;)&amp;IF(ISBLANK([.X44]); &quot;&quot;; [.X44])">
            <text:p/>
          </table:table-cell>
          <table:table-cell table:style-name="ce22" table:formula="of:=&quot;),&quot;" office:value-type="string" office:string-value=")," calcext:value-type="string">
            <text:p>),</text:p>
          </table:table-cell>
          <table:table-cell/>
          <table:table-cell table:formula="of:=IFERROR(__xludf.dummyfunction(&quot;if(ISTEXT('Definition (EN)'!L12), SPLIT('Definition (EN)'!L12, &quot;&quot; + &quot;&quot;, TRUE), &quot;&quot;&quot;&quot;)&quot;);&quot;creator&quot;)" office:value-type="string" office:string-value="creator" calcext:value-type="string">
            <text:p>creator</text:p>
          </table:table-cell>
          <table:table-cell table:number-columns-repeated="10"/>
          <table:table-cell table:style-name="ce75" table:formula="of:=SUBSTITUTE([.A44]&amp;&quot; &quot;&amp;[.B44]&amp;[.C44]&amp;[.D44]&amp;[.E44]&amp;[.F44]&amp;[.G44]&amp;[.H44]&amp;[.I44]&amp;[.J44]&amp;[.K44]&amp;[.L44]&amp;[.M44]; &quot;%w()&quot;; &quot;[]&quot;)" office:value-type="string" office:string-value="slot_reslot_push: %w(creator)," calcext:value-type="string">
            <text:p>slot_reslot_push: %w(creator),</text:p>
          </table:table-cell>
          <table:table-cell table:number-columns-repeated="998"/>
        </table:table-row>
        <table:table-row table:style-name="ro1">
          <table:table-cell table:number-columns-repeated="2"/>
          <table:table-cell table:formula="of:=IF(ISTEXT([.O45]); [.O45]; &quot;&quot;)">
            <text:p/>
          </table:table-cell>
          <table:table-cell table:formula="of:=IF(ISBLANK([.P45]); &quot;&quot;; &quot; &quot;)&amp;IF(ISBLANK([.P45]); &quot;&quot;; [.P45])">
            <text:p/>
          </table:table-cell>
          <table:table-cell table:formula="of:=IF(ISBLANK([.Q45]); &quot;&quot;; &quot; &quot;)&amp;IF(ISBLANK([.Q45]); &quot;&quot;; [.Q45])">
            <text:p/>
          </table:table-cell>
          <table:table-cell table:formula="of:=IF(ISBLANK([.R45]); &quot;&quot;; &quot; &quot;)&amp;IF(ISBLANK([.R45]); &quot;&quot;; [.R45])">
            <text:p/>
          </table:table-cell>
          <table:table-cell table:formula="of:=IF(ISBLANK([.S45]); &quot;&quot;; &quot; &quot;)&amp;IF(ISBLANK([.S45]); &quot;&quot;; [.S45])">
            <text:p/>
          </table:table-cell>
          <table:table-cell table:formula="of:=IF(ISBLANK([.T45]); &quot;&quot;; &quot; &quot;)&amp;IF(ISBLANK([.T45]); &quot;&quot;; [.T45])">
            <text:p/>
          </table:table-cell>
          <table:table-cell table:formula="of:=IF(ISBLANK([.U45]); &quot;&quot;; &quot; &quot;)&amp;IF(ISBLANK([.U45]); &quot;&quot;; [.U45])">
            <text:p/>
          </table:table-cell>
          <table:table-cell table:formula="of:=IF(ISBLANK([.V45]); &quot;&quot;; &quot; &quot;)&amp;IF(ISBLANK([.V45]); &quot;&quot;; [.V45])">
            <text:p/>
          </table:table-cell>
          <table:table-cell table:formula="of:=IF(ISBLANK([.W45]); &quot;&quot;; &quot; &quot;)&amp;IF(ISBLANK([.W45]); &quot;&quot;; [.W45])">
            <text:p/>
          </table:table-cell>
          <table:table-cell table:formula="of:=IF(ISBLANK([.X45]); &quot;&quot;; &quot; &quot;)&amp;IF(ISBLANK([.X45]); &quot;&quot;; [.X45])">
            <text:p/>
          </table:table-cell>
          <table:table-cell table:number-columns-repeated="13"/>
          <table:table-cell table:style-name="ce75" table:formula="of:=SUBSTITUTE([.A45]&amp;&quot; &quot;&amp;[.B45]&amp;[.C45]&amp;[.D45]&amp;[.E45]&amp;[.F45]&amp;[.G45]&amp;[.H45]&amp;[.I45]&amp;[.J45]&amp;[.K45]&amp;[.L45]&amp;[.M45]; &quot;%w()&quot;; &quot;[]&quot;)" office:value-type="string" office:string-value=" " calcext:value-type="string">
            <text:p><text:s/></text:p>
          </table:table-cell>
          <table:table-cell table:number-columns-repeated="998"/>
        </table:table-row>
        <table:table-row table:style-name="ro1">
          <table:table-cell table:formula="of:=LOWER([$'Definition (EN)'.C13]&amp;&quot;_&quot;&amp;[$'Definition (EN)'.D13]&amp;&quot;_&quot;&amp;[$'Definition (EN)'.$I$3]&amp;&quot;:&quot;)" office:value-type="string" office:string-value="user_accept_me:" calcext:value-type="string">
            <text:p>user_accept_me:</text:p>
          </table:table-cell>
          <table:table-cell table:formula="of:=&quot;%w(&quot;" office:value-type="string" office:string-value="%w(" calcext:value-type="string">
            <text:p>%w(</text:p>
          </table:table-cell>
          <table:table-cell table:formula="of:=IF(ISTEXT([.O46]); [.O46]; &quot;&quot;)">
            <text:p/>
          </table:table-cell>
          <table:table-cell table:formula="of:=IF(ISBLANK([.P46]); &quot;&quot;; &quot; &quot;)&amp;IF(ISBLANK([.P46]); &quot;&quot;; [.P46])">
            <text:p/>
          </table:table-cell>
          <table:table-cell table:formula="of:=IF(ISBLANK([.Q46]); &quot;&quot;; &quot; &quot;)&amp;IF(ISBLANK([.Q46]); &quot;&quot;; [.Q46])">
            <text:p/>
          </table:table-cell>
          <table:table-cell table:formula="of:=IF(ISBLANK([.R46]); &quot;&quot;; &quot; &quot;)&amp;IF(ISBLANK([.R46]); &quot;&quot;; [.R46])">
            <text:p/>
          </table:table-cell>
          <table:table-cell table:formula="of:=IF(ISBLANK([.S46]); &quot;&quot;; &quot; &quot;)&amp;IF(ISBLANK([.S46]); &quot;&quot;; [.S46])">
            <text:p/>
          </table:table-cell>
          <table:table-cell table:formula="of:=IF(ISBLANK([.T46]); &quot;&quot;; &quot; &quot;)&amp;IF(ISBLANK([.T46]); &quot;&quot;; [.T46])">
            <text:p/>
          </table:table-cell>
          <table:table-cell table:formula="of:=IF(ISBLANK([.U46]); &quot;&quot;; &quot; &quot;)&amp;IF(ISBLANK([.U46]); &quot;&quot;; [.U46])">
            <text:p/>
          </table:table-cell>
          <table:table-cell table:formula="of:=IF(ISBLANK([.V46]); &quot;&quot;; &quot; &quot;)&amp;IF(ISBLANK([.V46]); &quot;&quot;; [.V46])">
            <text:p/>
          </table:table-cell>
          <table:table-cell table:formula="of:=IF(ISBLANK([.W46]); &quot;&quot;; &quot; &quot;)&amp;IF(ISBLANK([.W46]); &quot;&quot;; [.W46])">
            <text:p/>
          </table:table-cell>
          <table:table-cell table:formula="of:=IF(ISBLANK([.X46]); &quot;&quot;; &quot; &quot;)&amp;IF(ISBLANK([.X46]); &quot;&quot;; [.X46])">
            <text:p/>
          </table:table-cell>
          <table:table-cell table:style-name="ce22" table:formula="of:=&quot;),&quot;" office:value-type="string" office:string-value=")," calcext:value-type="string">
            <text:p>),</text:p>
          </table:table-cell>
          <table:table-cell/>
          <table:table-cell table:formula="of:=IFERROR(__xludf.dummyfunction(&quot;if(ISTEXT('Definition (EN)'!H13), SPLIT('Definition (EN)'!H13, &quot;&quot; + &quot;&quot;, TRUE), &quot;&quot;&quot;&quot;)&quot;);&quot;&quot;)">
            <text:p/>
          </table:table-cell>
          <table:table-cell table:number-columns-repeated="10"/>
          <table:table-cell table:style-name="ce75" table:formula="of:=SUBSTITUTE([.A46]&amp;&quot; &quot;&amp;[.B46]&amp;[.C46]&amp;[.D46]&amp;[.E46]&amp;[.F46]&amp;[.G46]&amp;[.H46]&amp;[.I46]&amp;[.J46]&amp;[.K46]&amp;[.L46]&amp;[.M46]; &quot;%w()&quot;; &quot;[]&quot;)" office:value-type="string" office:string-value="user_accept_me: []," calcext:value-type="string">
            <text:p>user_accept_me: [],</text:p>
          </table:table-cell>
          <table:table-cell table:number-columns-repeated="998"/>
        </table:table-row>
        <table:table-row table:style-name="ro1">
          <table:table-cell table:formula="of:=LOWER([$'Definition (EN)'.C13]&amp;&quot;_&quot;&amp;[$'Definition (EN)'.D13]&amp;&quot;_&quot;&amp;[$'Definition (EN)'.$U$3]&amp;&quot;:&quot;)" office:value-type="string" office:string-value="user_accept_activity:" calcext:value-type="string">
            <text:p>user_accept_activity:</text:p>
          </table:table-cell>
          <table:table-cell table:formula="of:=&quot;%w(&quot;" office:value-type="string" office:string-value="%w(" calcext:value-type="string">
            <text:p>%w(</text:p>
          </table:table-cell>
          <table:table-cell table:formula="of:=IF(ISTEXT([.O47]); [.O47]; &quot;&quot;)" office:value-type="string" office:string-value="foaf" calcext:value-type="string">
            <text:p>foaf</text:p>
          </table:table-cell>
          <table:table-cell table:formula="of:=IF(ISBLANK([.P47]); &quot;&quot;; &quot; &quot;)&amp;IF(ISBLANK([.P47]); &quot;&quot;; [.P47])" office:value-type="string" office:string-value=" actor" calcext:value-type="string">
            <text:p><text:s/>actor</text:p>
          </table:table-cell>
          <table:table-cell table:formula="of:=IF(ISBLANK([.Q47]); &quot;&quot;; &quot; &quot;)&amp;IF(ISBLANK([.Q47]); &quot;&quot;; [.Q47])">
            <text:p/>
          </table:table-cell>
          <table:table-cell table:formula="of:=IF(ISBLANK([.R47]); &quot;&quot;; &quot; &quot;)&amp;IF(ISBLANK([.R47]); &quot;&quot;; [.R47])">
            <text:p/>
          </table:table-cell>
          <table:table-cell table:formula="of:=IF(ISBLANK([.S47]); &quot;&quot;; &quot; &quot;)&amp;IF(ISBLANK([.S47]); &quot;&quot;; [.S47])">
            <text:p/>
          </table:table-cell>
          <table:table-cell table:formula="of:=IF(ISBLANK([.T47]); &quot;&quot;; &quot; &quot;)&amp;IF(ISBLANK([.T47]); &quot;&quot;; [.T47])">
            <text:p/>
          </table:table-cell>
          <table:table-cell table:formula="of:=IF(ISBLANK([.U47]); &quot;&quot;; &quot; &quot;)&amp;IF(ISBLANK([.U47]); &quot;&quot;; [.U47])">
            <text:p/>
          </table:table-cell>
          <table:table-cell table:formula="of:=IF(ISBLANK([.V47]); &quot;&quot;; &quot; &quot;)&amp;IF(ISBLANK([.V47]); &quot;&quot;; [.V47])">
            <text:p/>
          </table:table-cell>
          <table:table-cell table:formula="of:=IF(ISBLANK([.W47]); &quot;&quot;; &quot; &quot;)&amp;IF(ISBLANK([.W47]); &quot;&quot;; [.W47])">
            <text:p/>
          </table:table-cell>
          <table:table-cell table:formula="of:=IF(ISBLANK([.X47]); &quot;&quot;; &quot; &quot;)&amp;IF(ISBLANK([.X47]); &quot;&quot;; [.X47])">
            <text:p/>
          </table:table-cell>
          <table:table-cell table:style-name="ce22" table:formula="of:=&quot;),&quot;" office:value-type="string" office:string-value=")," calcext:value-type="string">
            <text:p>),</text:p>
          </table:table-cell>
          <table:table-cell/>
          <table:table-cell table:formula="of:=IFERROR(__xludf.dummyfunction(&quot;if(ISTEXT('Definition (EN)'!T13), SPLIT('Definition (EN)'!T13, &quot;&quot; + &quot;&quot;, TRUE), &quot;&quot;&quot;&quot;)&quot;);&quot;foaf&quot;)" office:value-type="string" office:string-value="foaf" calcext:value-type="string">
            <text:p>foaf</text:p>
          </table:table-cell>
          <table:table-cell office:value-type="string" calcext:value-type="string">
            <text:p>actor</text:p>
          </table:table-cell>
          <table:table-cell table:number-columns-repeated="9"/>
          <table:table-cell table:style-name="ce75" table:formula="of:=SUBSTITUTE([.A47]&amp;&quot; &quot;&amp;[.B47]&amp;[.C47]&amp;[.D47]&amp;[.E47]&amp;[.F47]&amp;[.G47]&amp;[.H47]&amp;[.I47]&amp;[.J47]&amp;[.K47]&amp;[.L47]&amp;[.M47]; &quot;%w()&quot;; &quot;[]&quot;)" office:value-type="string" office:string-value="user_accept_activity: %w(foaf actor)," calcext:value-type="string">
            <text:p>user_accept_activity: %w(foaf actor),</text:p>
          </table:table-cell>
          <table:table-cell table:number-columns-repeated="998"/>
        </table:table-row>
        <table:table-row table:style-name="ro1">
          <table:table-cell table:formula="of:=LOWER([$'Definition (EN)'.C13]&amp;&quot;_&quot;&amp;[$'Definition (EN)'.D13]&amp;&quot;_&quot;&amp;[$'Definition (EN)'.$Q$3]&amp;&quot;:&quot;)" office:value-type="string" office:string-value="user_accept_notify:" calcext:value-type="string">
            <text:p>user_accept_notify:</text:p>
          </table:table-cell>
          <table:table-cell table:formula="of:=&quot;%w(&quot;" office:value-type="string" office:string-value="%w(" calcext:value-type="string">
            <text:p>%w(</text:p>
          </table:table-cell>
          <table:table-cell table:formula="of:=IF(ISTEXT([.O48]); [.O48]; &quot;&quot;)" office:value-type="string" office:string-value="actor" calcext:value-type="string">
            <text:p>actor</text:p>
          </table:table-cell>
          <table:table-cell table:formula="of:=IF(ISBLANK([.P48]); &quot;&quot;; &quot; &quot;)&amp;IF(ISBLANK([.P48]); &quot;&quot;; [.P48])">
            <text:p/>
          </table:table-cell>
          <table:table-cell table:formula="of:=IF(ISBLANK([.Q48]); &quot;&quot;; &quot; &quot;)&amp;IF(ISBLANK([.Q48]); &quot;&quot;; [.Q48])">
            <text:p/>
          </table:table-cell>
          <table:table-cell table:formula="of:=IF(ISBLANK([.R48]); &quot;&quot;; &quot; &quot;)&amp;IF(ISBLANK([.R48]); &quot;&quot;; [.R48])">
            <text:p/>
          </table:table-cell>
          <table:table-cell table:formula="of:=IF(ISBLANK([.S48]); &quot;&quot;; &quot; &quot;)&amp;IF(ISBLANK([.S48]); &quot;&quot;; [.S48])">
            <text:p/>
          </table:table-cell>
          <table:table-cell table:formula="of:=IF(ISBLANK([.T48]); &quot;&quot;; &quot; &quot;)&amp;IF(ISBLANK([.T48]); &quot;&quot;; [.T48])">
            <text:p/>
          </table:table-cell>
          <table:table-cell table:formula="of:=IF(ISBLANK([.U48]); &quot;&quot;; &quot; &quot;)&amp;IF(ISBLANK([.U48]); &quot;&quot;; [.U48])">
            <text:p/>
          </table:table-cell>
          <table:table-cell table:formula="of:=IF(ISBLANK([.V48]); &quot;&quot;; &quot; &quot;)&amp;IF(ISBLANK([.V48]); &quot;&quot;; [.V48])">
            <text:p/>
          </table:table-cell>
          <table:table-cell table:formula="of:=IF(ISBLANK([.W48]); &quot;&quot;; &quot; &quot;)&amp;IF(ISBLANK([.W48]); &quot;&quot;; [.W48])">
            <text:p/>
          </table:table-cell>
          <table:table-cell table:formula="of:=IF(ISBLANK([.X48]); &quot;&quot;; &quot; &quot;)&amp;IF(ISBLANK([.X48]); &quot;&quot;; [.X48])">
            <text:p/>
          </table:table-cell>
          <table:table-cell table:style-name="ce22" table:formula="of:=&quot;),&quot;" office:value-type="string" office:string-value=")," calcext:value-type="string">
            <text:p>),</text:p>
          </table:table-cell>
          <table:table-cell/>
          <table:table-cell table:formula="of:=IFERROR(__xludf.dummyfunction(&quot;if(ISTEXT('Definition (EN)'!P13), SPLIT('Definition (EN)'!P13, &quot;&quot; + &quot;&quot;, TRUE), &quot;&quot;&quot;&quot;)&quot;);&quot;actor&quot;)" office:value-type="string" office:string-value="actor" calcext:value-type="string">
            <text:p>actor</text:p>
          </table:table-cell>
          <table:table-cell table:number-columns-repeated="10"/>
          <table:table-cell table:style-name="ce75" table:formula="of:=SUBSTITUTE([.A48]&amp;&quot; &quot;&amp;[.B48]&amp;[.C48]&amp;[.D48]&amp;[.E48]&amp;[.F48]&amp;[.G48]&amp;[.H48]&amp;[.I48]&amp;[.J48]&amp;[.K48]&amp;[.L48]&amp;[.M48]; &quot;%w()&quot;; &quot;[]&quot;)" office:value-type="string" office:string-value="user_accept_notify: %w(actor)," calcext:value-type="string">
            <text:p>user_accept_notify: %w(actor),</text:p>
          </table:table-cell>
          <table:table-cell table:number-columns-repeated="998"/>
        </table:table-row>
        <table:table-row table:style-name="ro1">
          <table:table-cell table:formula="of:=LOWER([$'Definition (EN)'.C13]&amp;&quot;_&quot;&amp;[$'Definition (EN)'.D13]&amp;&quot;_&quot;&amp;[$'Definition (EN)'.$M$3]&amp;&quot;:&quot;)" office:value-type="string" office:string-value="user_accept_push:" calcext:value-type="string">
            <text:p>user_accept_push:</text:p>
          </table:table-cell>
          <table:table-cell table:formula="of:=&quot;%w(&quot;" office:value-type="string" office:string-value="%w(" calcext:value-type="string">
            <text:p>%w(</text:p>
          </table:table-cell>
          <table:table-cell table:formula="of:=IF(ISTEXT([.O49]); [.O49]; &quot;&quot;)" office:value-type="string" office:string-value="user" calcext:value-type="string">
            <text:p>user</text:p>
          </table:table-cell>
          <table:table-cell table:formula="of:=IF(ISBLANK([.P49]); &quot;&quot;; &quot; &quot;)&amp;IF(ISBLANK([.P49]); &quot;&quot;; [.P49])">
            <text:p/>
          </table:table-cell>
          <table:table-cell table:formula="of:=IF(ISBLANK([.Q49]); &quot;&quot;; &quot; &quot;)&amp;IF(ISBLANK([.Q49]); &quot;&quot;; [.Q49])">
            <text:p/>
          </table:table-cell>
          <table:table-cell table:formula="of:=IF(ISBLANK([.R49]); &quot;&quot;; &quot; &quot;)&amp;IF(ISBLANK([.R49]); &quot;&quot;; [.R49])">
            <text:p/>
          </table:table-cell>
          <table:table-cell table:formula="of:=IF(ISBLANK([.S49]); &quot;&quot;; &quot; &quot;)&amp;IF(ISBLANK([.S49]); &quot;&quot;; [.S49])">
            <text:p/>
          </table:table-cell>
          <table:table-cell table:formula="of:=IF(ISBLANK([.T49]); &quot;&quot;; &quot; &quot;)&amp;IF(ISBLANK([.T49]); &quot;&quot;; [.T49])">
            <text:p/>
          </table:table-cell>
          <table:table-cell table:formula="of:=IF(ISBLANK([.U49]); &quot;&quot;; &quot; &quot;)&amp;IF(ISBLANK([.U49]); &quot;&quot;; [.U49])">
            <text:p/>
          </table:table-cell>
          <table:table-cell table:formula="of:=IF(ISBLANK([.V49]); &quot;&quot;; &quot; &quot;)&amp;IF(ISBLANK([.V49]); &quot;&quot;; [.V49])">
            <text:p/>
          </table:table-cell>
          <table:table-cell table:formula="of:=IF(ISBLANK([.W49]); &quot;&quot;; &quot; &quot;)&amp;IF(ISBLANK([.W49]); &quot;&quot;; [.W49])">
            <text:p/>
          </table:table-cell>
          <table:table-cell table:formula="of:=IF(ISBLANK([.X49]); &quot;&quot;; &quot; &quot;)&amp;IF(ISBLANK([.X49]); &quot;&quot;; [.X49])">
            <text:p/>
          </table:table-cell>
          <table:table-cell table:style-name="ce22" table:formula="of:=&quot;),&quot;" office:value-type="string" office:string-value=")," calcext:value-type="string">
            <text:p>),</text:p>
          </table:table-cell>
          <table:table-cell/>
          <table:table-cell table:formula="of:=IFERROR(__xludf.dummyfunction(&quot;if(ISTEXT('Definition (EN)'!L13), SPLIT('Definition (EN)'!L13, &quot;&quot; + &quot;&quot;, TRUE), &quot;&quot;&quot;&quot;)&quot;);&quot;user&quot;)" office:value-type="string" office:string-value="user" calcext:value-type="string">
            <text:p>user</text:p>
          </table:table-cell>
          <table:table-cell table:number-columns-repeated="10"/>
          <table:table-cell table:style-name="ce75" table:formula="of:=SUBSTITUTE([.A49]&amp;&quot; &quot;&amp;[.B49]&amp;[.C49]&amp;[.D49]&amp;[.E49]&amp;[.F49]&amp;[.G49]&amp;[.H49]&amp;[.I49]&amp;[.J49]&amp;[.K49]&amp;[.L49]&amp;[.M49]; &quot;%w()&quot;; &quot;[]&quot;)" office:value-type="string" office:string-value="user_accept_push: %w(user)," calcext:value-type="string">
            <text:p>user_accept_push: %w(user),</text:p>
          </table:table-cell>
          <table:table-cell table:number-columns-repeated="998"/>
        </table:table-row>
        <table:table-row table:style-name="ro1">
          <table:table-cell table:number-columns-repeated="2"/>
          <table:table-cell table:formula="of:=IF(ISTEXT([.O50]); [.O50]; &quot;&quot;)">
            <text:p/>
          </table:table-cell>
          <table:table-cell table:formula="of:=IF(ISBLANK([.P50]); &quot;&quot;; &quot; &quot;)&amp;IF(ISBLANK([.P50]); &quot;&quot;; [.P50])">
            <text:p/>
          </table:table-cell>
          <table:table-cell table:formula="of:=IF(ISBLANK([.Q50]); &quot;&quot;; &quot; &quot;)&amp;IF(ISBLANK([.Q50]); &quot;&quot;; [.Q50])">
            <text:p/>
          </table:table-cell>
          <table:table-cell table:formula="of:=IF(ISBLANK([.R50]); &quot;&quot;; &quot; &quot;)&amp;IF(ISBLANK([.R50]); &quot;&quot;; [.R50])">
            <text:p/>
          </table:table-cell>
          <table:table-cell table:formula="of:=IF(ISBLANK([.S50]); &quot;&quot;; &quot; &quot;)&amp;IF(ISBLANK([.S50]); &quot;&quot;; [.S50])">
            <text:p/>
          </table:table-cell>
          <table:table-cell table:formula="of:=IF(ISBLANK([.T50]); &quot;&quot;; &quot; &quot;)&amp;IF(ISBLANK([.T50]); &quot;&quot;; [.T50])">
            <text:p/>
          </table:table-cell>
          <table:table-cell table:formula="of:=IF(ISBLANK([.U50]); &quot;&quot;; &quot; &quot;)&amp;IF(ISBLANK([.U50]); &quot;&quot;; [.U50])">
            <text:p/>
          </table:table-cell>
          <table:table-cell table:formula="of:=IF(ISBLANK([.V50]); &quot;&quot;; &quot; &quot;)&amp;IF(ISBLANK([.V50]); &quot;&quot;; [.V50])">
            <text:p/>
          </table:table-cell>
          <table:table-cell table:formula="of:=IF(ISBLANK([.W50]); &quot;&quot;; &quot; &quot;)&amp;IF(ISBLANK([.W50]); &quot;&quot;; [.W50])">
            <text:p/>
          </table:table-cell>
          <table:table-cell table:formula="of:=IF(ISBLANK([.X50]); &quot;&quot;; &quot; &quot;)&amp;IF(ISBLANK([.X50]); &quot;&quot;; [.X50])">
            <text:p/>
          </table:table-cell>
          <table:table-cell table:number-columns-repeated="13"/>
          <table:table-cell table:style-name="ce75" table:formula="of:=SUBSTITUTE([.A50]&amp;&quot; &quot;&amp;[.B50]&amp;[.C50]&amp;[.D50]&amp;[.E50]&amp;[.F50]&amp;[.G50]&amp;[.H50]&amp;[.I50]&amp;[.J50]&amp;[.K50]&amp;[.L50]&amp;[.M50]; &quot;%w()&quot;; &quot;[]&quot;)" office:value-type="string" office:string-value=" " calcext:value-type="string">
            <text:p><text:s/></text:p>
          </table:table-cell>
          <table:table-cell table:number-columns-repeated="998"/>
        </table:table-row>
        <table:table-row table:style-name="ro1">
          <table:table-cell table:formula="of:=LOWER([$'Definition (EN)'.C14]&amp;&quot;_&quot;&amp;[$'Definition (EN)'.D14]&amp;&quot;_&quot;&amp;[$'Definition (EN)'.$I$3]&amp;&quot;:&quot;)" office:value-type="string" office:string-value="user_friendship_me:" calcext:value-type="string">
            <text:p>user_friendship_me:</text:p>
          </table:table-cell>
          <table:table-cell table:formula="of:=&quot;%w(&quot;" office:value-type="string" office:string-value="%w(" calcext:value-type="string">
            <text:p>%w(</text:p>
          </table:table-cell>
          <table:table-cell table:formula="of:=IF(ISTEXT([.O51]); [.O51]; &quot;&quot;)" office:value-type="string" office:string-value="actor" calcext:value-type="string">
            <text:p>actor</text:p>
          </table:table-cell>
          <table:table-cell table:formula="of:=IF(ISBLANK([.P51]); &quot;&quot;; &quot; &quot;)&amp;IF(ISBLANK([.P51]); &quot;&quot;; [.P51])">
            <text:p/>
          </table:table-cell>
          <table:table-cell table:formula="of:=IF(ISBLANK([.Q51]); &quot;&quot;; &quot; &quot;)&amp;IF(ISBLANK([.Q51]); &quot;&quot;; [.Q51])">
            <text:p/>
          </table:table-cell>
          <table:table-cell table:formula="of:=IF(ISBLANK([.R51]); &quot;&quot;; &quot; &quot;)&amp;IF(ISBLANK([.R51]); &quot;&quot;; [.R51])">
            <text:p/>
          </table:table-cell>
          <table:table-cell table:formula="of:=IF(ISBLANK([.S51]); &quot;&quot;; &quot; &quot;)&amp;IF(ISBLANK([.S51]); &quot;&quot;; [.S51])">
            <text:p/>
          </table:table-cell>
          <table:table-cell table:formula="of:=IF(ISBLANK([.T51]); &quot;&quot;; &quot; &quot;)&amp;IF(ISBLANK([.T51]); &quot;&quot;; [.T51])">
            <text:p/>
          </table:table-cell>
          <table:table-cell table:formula="of:=IF(ISBLANK([.U51]); &quot;&quot;; &quot; &quot;)&amp;IF(ISBLANK([.U51]); &quot;&quot;; [.U51])">
            <text:p/>
          </table:table-cell>
          <table:table-cell table:formula="of:=IF(ISBLANK([.V51]); &quot;&quot;; &quot; &quot;)&amp;IF(ISBLANK([.V51]); &quot;&quot;; [.V51])">
            <text:p/>
          </table:table-cell>
          <table:table-cell table:formula="of:=IF(ISBLANK([.W51]); &quot;&quot;; &quot; &quot;)&amp;IF(ISBLANK([.W51]); &quot;&quot;; [.W51])">
            <text:p/>
          </table:table-cell>
          <table:table-cell table:formula="of:=IF(ISBLANK([.X51]); &quot;&quot;; &quot; &quot;)&amp;IF(ISBLANK([.X51]); &quot;&quot;; [.X51])">
            <text:p/>
          </table:table-cell>
          <table:table-cell table:style-name="ce22" table:formula="of:=&quot;),&quot;" office:value-type="string" office:string-value=")," calcext:value-type="string">
            <text:p>),</text:p>
          </table:table-cell>
          <table:table-cell/>
          <table:table-cell table:formula="of:=IFERROR(__xludf.dummyfunction(&quot;if(ISTEXT('Definition (EN)'!H14), SPLIT('Definition (EN)'!H14, &quot;&quot; + &quot;&quot;, TRUE), &quot;&quot;&quot;&quot;)&quot;);&quot;actor&quot;)" office:value-type="string" office:string-value="actor" calcext:value-type="string">
            <text:p>actor</text:p>
          </table:table-cell>
          <table:table-cell table:number-columns-repeated="10"/>
          <table:table-cell table:style-name="ce75" table:formula="of:=SUBSTITUTE([.A51]&amp;&quot; &quot;&amp;[.B51]&amp;[.C51]&amp;[.D51]&amp;[.E51]&amp;[.F51]&amp;[.G51]&amp;[.H51]&amp;[.I51]&amp;[.J51]&amp;[.K51]&amp;[.L51]&amp;[.M51]; &quot;%w()&quot;; &quot;[]&quot;)" office:value-type="string" office:string-value="user_friendship_me: %w(actor)," calcext:value-type="string">
            <text:p>user_friendship_me: %w(actor),</text:p>
          </table:table-cell>
          <table:table-cell table:number-columns-repeated="998"/>
        </table:table-row>
        <table:table-row table:style-name="ro1">
          <table:table-cell table:formula="of:=LOWER([$'Definition (EN)'.C14]&amp;&quot;_&quot;&amp;[$'Definition (EN)'.D14]&amp;&quot;_&quot;&amp;[$'Definition (EN)'.$U$3]&amp;&quot;:&quot;)" office:value-type="string" office:string-value="user_friendship_activity:" calcext:value-type="string">
            <text:p>user_friendship_activity:</text:p>
          </table:table-cell>
          <table:table-cell table:formula="of:=&quot;%w(&quot;" office:value-type="string" office:string-value="%w(" calcext:value-type="string">
            <text:p>%w(</text:p>
          </table:table-cell>
          <table:table-cell table:formula="of:=IF(ISTEXT([.O52]); [.O52]; &quot;&quot;)" office:value-type="string" office:string-value="friends" calcext:value-type="string">
            <text:p>friends</text:p>
          </table:table-cell>
          <table:table-cell table:formula="of:=IF(ISBLANK([.P52]); &quot;&quot;; &quot; &quot;)&amp;IF(ISBLANK([.P52]); &quot;&quot;; [.P52])">
            <text:p/>
          </table:table-cell>
          <table:table-cell table:formula="of:=IF(ISBLANK([.Q52]); &quot;&quot;; &quot; &quot;)&amp;IF(ISBLANK([.Q52]); &quot;&quot;; [.Q52])">
            <text:p/>
          </table:table-cell>
          <table:table-cell table:formula="of:=IF(ISBLANK([.R52]); &quot;&quot;; &quot; &quot;)&amp;IF(ISBLANK([.R52]); &quot;&quot;; [.R52])">
            <text:p/>
          </table:table-cell>
          <table:table-cell table:formula="of:=IF(ISBLANK([.S52]); &quot;&quot;; &quot; &quot;)&amp;IF(ISBLANK([.S52]); &quot;&quot;; [.S52])">
            <text:p/>
          </table:table-cell>
          <table:table-cell table:formula="of:=IF(ISBLANK([.T52]); &quot;&quot;; &quot; &quot;)&amp;IF(ISBLANK([.T52]); &quot;&quot;; [.T52])">
            <text:p/>
          </table:table-cell>
          <table:table-cell table:formula="of:=IF(ISBLANK([.U52]); &quot;&quot;; &quot; &quot;)&amp;IF(ISBLANK([.U52]); &quot;&quot;; [.U52])">
            <text:p/>
          </table:table-cell>
          <table:table-cell table:formula="of:=IF(ISBLANK([.V52]); &quot;&quot;; &quot; &quot;)&amp;IF(ISBLANK([.V52]); &quot;&quot;; [.V52])">
            <text:p/>
          </table:table-cell>
          <table:table-cell table:formula="of:=IF(ISBLANK([.W52]); &quot;&quot;; &quot; &quot;)&amp;IF(ISBLANK([.W52]); &quot;&quot;; [.W52])">
            <text:p/>
          </table:table-cell>
          <table:table-cell table:formula="of:=IF(ISBLANK([.X52]); &quot;&quot;; &quot; &quot;)&amp;IF(ISBLANK([.X52]); &quot;&quot;; [.X52])">
            <text:p/>
          </table:table-cell>
          <table:table-cell table:style-name="ce22" table:formula="of:=&quot;),&quot;" office:value-type="string" office:string-value=")," calcext:value-type="string">
            <text:p>),</text:p>
          </table:table-cell>
          <table:table-cell/>
          <table:table-cell table:formula="of:=IFERROR(__xludf.dummyfunction(&quot;if(ISTEXT('Definition (EN)'!T14), SPLIT('Definition (EN)'!T14, &quot;&quot; + &quot;&quot;, TRUE), &quot;&quot;&quot;&quot;)&quot;);&quot;friends&quot;)" office:value-type="string" office:string-value="friends" calcext:value-type="string">
            <text:p>friends</text:p>
          </table:table-cell>
          <table:table-cell table:number-columns-repeated="10"/>
          <table:table-cell table:style-name="ce75" table:formula="of:=SUBSTITUTE([.A52]&amp;&quot; &quot;&amp;[.B52]&amp;[.C52]&amp;[.D52]&amp;[.E52]&amp;[.F52]&amp;[.G52]&amp;[.H52]&amp;[.I52]&amp;[.J52]&amp;[.K52]&amp;[.L52]&amp;[.M52]; &quot;%w()&quot;; &quot;[]&quot;)" office:value-type="string" office:string-value="user_friendship_activity: %w(friends)," calcext:value-type="string">
            <text:p>user_friendship_activity: %w(friends),</text:p>
          </table:table-cell>
          <table:table-cell table:number-columns-repeated="998"/>
        </table:table-row>
        <table:table-row table:style-name="ro1">
          <table:table-cell table:formula="of:=LOWER([$'Definition (EN)'.C14]&amp;&quot;_&quot;&amp;[$'Definition (EN)'.D14]&amp;&quot;_&quot;&amp;[$'Definition (EN)'.$Q$3]&amp;&quot;:&quot;)" office:value-type="string" office:string-value="user_friendship_notify:" calcext:value-type="string">
            <text:p>user_friendship_notify:</text:p>
          </table:table-cell>
          <table:table-cell table:formula="of:=&quot;%w(&quot;" office:value-type="string" office:string-value="%w(" calcext:value-type="string">
            <text:p>%w(</text:p>
          </table:table-cell>
          <table:table-cell table:formula="of:=IF(ISTEXT([.O53]); [.O53]; &quot;&quot;)" office:value-type="string" office:string-value="user" calcext:value-type="string">
            <text:p>user</text:p>
          </table:table-cell>
          <table:table-cell table:formula="of:=IF(ISBLANK([.P53]); &quot;&quot;; &quot; &quot;)&amp;IF(ISBLANK([.P53]); &quot;&quot;; [.P53])">
            <text:p/>
          </table:table-cell>
          <table:table-cell table:formula="of:=IF(ISBLANK([.Q53]); &quot;&quot;; &quot; &quot;)&amp;IF(ISBLANK([.Q53]); &quot;&quot;; [.Q53])">
            <text:p/>
          </table:table-cell>
          <table:table-cell table:formula="of:=IF(ISBLANK([.R53]); &quot;&quot;; &quot; &quot;)&amp;IF(ISBLANK([.R53]); &quot;&quot;; [.R53])">
            <text:p/>
          </table:table-cell>
          <table:table-cell table:formula="of:=IF(ISBLANK([.S53]); &quot;&quot;; &quot; &quot;)&amp;IF(ISBLANK([.S53]); &quot;&quot;; [.S53])">
            <text:p/>
          </table:table-cell>
          <table:table-cell table:formula="of:=IF(ISBLANK([.T53]); &quot;&quot;; &quot; &quot;)&amp;IF(ISBLANK([.T53]); &quot;&quot;; [.T53])">
            <text:p/>
          </table:table-cell>
          <table:table-cell table:formula="of:=IF(ISBLANK([.U53]); &quot;&quot;; &quot; &quot;)&amp;IF(ISBLANK([.U53]); &quot;&quot;; [.U53])">
            <text:p/>
          </table:table-cell>
          <table:table-cell table:formula="of:=IF(ISBLANK([.V53]); &quot;&quot;; &quot; &quot;)&amp;IF(ISBLANK([.V53]); &quot;&quot;; [.V53])">
            <text:p/>
          </table:table-cell>
          <table:table-cell table:formula="of:=IF(ISBLANK([.W53]); &quot;&quot;; &quot; &quot;)&amp;IF(ISBLANK([.W53]); &quot;&quot;; [.W53])">
            <text:p/>
          </table:table-cell>
          <table:table-cell table:formula="of:=IF(ISBLANK([.X53]); &quot;&quot;; &quot; &quot;)&amp;IF(ISBLANK([.X53]); &quot;&quot;; [.X53])">
            <text:p/>
          </table:table-cell>
          <table:table-cell table:style-name="ce22" table:formula="of:=&quot;),&quot;" office:value-type="string" office:string-value=")," calcext:value-type="string">
            <text:p>),</text:p>
          </table:table-cell>
          <table:table-cell/>
          <table:table-cell table:formula="of:=IFERROR(__xludf.dummyfunction(&quot;if(ISTEXT('Definition (EN)'!P14), SPLIT('Definition (EN)'!P14, &quot;&quot; + &quot;&quot;, TRUE), &quot;&quot;&quot;&quot;)&quot;);&quot;user&quot;)" office:value-type="string" office:string-value="user" calcext:value-type="string">
            <text:p>user</text:p>
          </table:table-cell>
          <table:table-cell table:number-columns-repeated="10"/>
          <table:table-cell table:style-name="ce75" table:formula="of:=SUBSTITUTE([.A53]&amp;&quot; &quot;&amp;[.B53]&amp;[.C53]&amp;[.D53]&amp;[.E53]&amp;[.F53]&amp;[.G53]&amp;[.H53]&amp;[.I53]&amp;[.J53]&amp;[.K53]&amp;[.L53]&amp;[.M53]; &quot;%w()&quot;; &quot;[]&quot;)" office:value-type="string" office:string-value="user_friendship_notify: %w(user)," calcext:value-type="string">
            <text:p>user_friendship_notify: %w(user),</text:p>
          </table:table-cell>
          <table:table-cell table:number-columns-repeated="998"/>
        </table:table-row>
        <table:table-row table:style-name="ro1">
          <table:table-cell table:formula="of:=LOWER([$'Definition (EN)'.C14]&amp;&quot;_&quot;&amp;[$'Definition (EN)'.D14]&amp;&quot;_&quot;&amp;[$'Definition (EN)'.$M$3]&amp;&quot;:&quot;)" office:value-type="string" office:string-value="user_friendship_push:" calcext:value-type="string">
            <text:p>user_friendship_push:</text:p>
          </table:table-cell>
          <table:table-cell table:formula="of:=&quot;%w(&quot;" office:value-type="string" office:string-value="%w(" calcext:value-type="string">
            <text:p>%w(</text:p>
          </table:table-cell>
          <table:table-cell table:formula="of:=IF(ISTEXT([.O54]); [.O54]; &quot;&quot;)">
            <text:p/>
          </table:table-cell>
          <table:table-cell table:formula="of:=IF(ISBLANK([.P54]); &quot;&quot;; &quot; &quot;)&amp;IF(ISBLANK([.P54]); &quot;&quot;; [.P54])">
            <text:p/>
          </table:table-cell>
          <table:table-cell table:formula="of:=IF(ISBLANK([.Q54]); &quot;&quot;; &quot; &quot;)&amp;IF(ISBLANK([.Q54]); &quot;&quot;; [.Q54])">
            <text:p/>
          </table:table-cell>
          <table:table-cell table:formula="of:=IF(ISBLANK([.R54]); &quot;&quot;; &quot; &quot;)&amp;IF(ISBLANK([.R54]); &quot;&quot;; [.R54])">
            <text:p/>
          </table:table-cell>
          <table:table-cell table:formula="of:=IF(ISBLANK([.S54]); &quot;&quot;; &quot; &quot;)&amp;IF(ISBLANK([.S54]); &quot;&quot;; [.S54])">
            <text:p/>
          </table:table-cell>
          <table:table-cell table:formula="of:=IF(ISBLANK([.T54]); &quot;&quot;; &quot; &quot;)&amp;IF(ISBLANK([.T54]); &quot;&quot;; [.T54])">
            <text:p/>
          </table:table-cell>
          <table:table-cell table:formula="of:=IF(ISBLANK([.U54]); &quot;&quot;; &quot; &quot;)&amp;IF(ISBLANK([.U54]); &quot;&quot;; [.U54])">
            <text:p/>
          </table:table-cell>
          <table:table-cell table:formula="of:=IF(ISBLANK([.V54]); &quot;&quot;; &quot; &quot;)&amp;IF(ISBLANK([.V54]); &quot;&quot;; [.V54])">
            <text:p/>
          </table:table-cell>
          <table:table-cell table:formula="of:=IF(ISBLANK([.W54]); &quot;&quot;; &quot; &quot;)&amp;IF(ISBLANK([.W54]); &quot;&quot;; [.W54])">
            <text:p/>
          </table:table-cell>
          <table:table-cell table:formula="of:=IF(ISBLANK([.X54]); &quot;&quot;; &quot; &quot;)&amp;IF(ISBLANK([.X54]); &quot;&quot;; [.X54])">
            <text:p/>
          </table:table-cell>
          <table:table-cell table:style-name="ce22" table:formula="of:=&quot;),&quot;" office:value-type="string" office:string-value=")," calcext:value-type="string">
            <text:p>),</text:p>
          </table:table-cell>
          <table:table-cell/>
          <table:table-cell table:formula="of:=IFERROR(__xludf.dummyfunction(&quot;if(ISTEXT('Definition (EN)'!L14), SPLIT('Definition (EN)'!L14, &quot;&quot; + &quot;&quot;, TRUE), &quot;&quot;&quot;&quot;)&quot;);&quot;&quot;)">
            <text:p/>
          </table:table-cell>
          <table:table-cell table:number-columns-repeated="10"/>
          <table:table-cell table:style-name="ce75" table:formula="of:=SUBSTITUTE([.A54]&amp;&quot; &quot;&amp;[.B54]&amp;[.C54]&amp;[.D54]&amp;[.E54]&amp;[.F54]&amp;[.G54]&amp;[.H54]&amp;[.I54]&amp;[.J54]&amp;[.K54]&amp;[.L54]&amp;[.M54]; &quot;%w()&quot;; &quot;[]&quot;)" office:value-type="string" office:string-value="user_friendship_push: []," calcext:value-type="string">
            <text:p>user_friendship_push: [],</text:p>
          </table:table-cell>
          <table:table-cell table:number-columns-repeated="998"/>
        </table:table-row>
        <table:table-row table:style-name="ro1">
          <table:table-cell table:number-columns-repeated="25"/>
          <table:table-cell table:style-name="ce75" table:formula="of:=SUBSTITUTE([.A55]&amp;&quot; &quot;&amp;[.B55]&amp;[.C55]&amp;[.D55]&amp;[.E55]&amp;[.F55]&amp;[.G55]&amp;[.H55]&amp;[.I55]&amp;[.J55]&amp;[.K55]&amp;[.L55]&amp;[.M55]; &quot;%w()&quot;; &quot;[]&quot;)" office:value-type="string" office:string-value=" " calcext:value-type="string">
            <text:p><text:s/></text:p>
          </table:table-cell>
          <table:table-cell table:number-columns-repeated="998"/>
        </table:table-row>
        <table:table-row table:style-name="ro1">
          <table:table-cell table:formula="of:=LOWER([$'Definition (EN)'.C15]&amp;&quot;_&quot;&amp;[$'Definition (EN)'.D15]&amp;&quot;_&quot;&amp;[$'Definition (EN)'.$I$3]&amp;&quot;:&quot;)" office:value-type="string" office:string-value="group_membership_me:" calcext:value-type="string">
            <text:p>group_membership_me:</text:p>
          </table:table-cell>
          <table:table-cell table:formula="of:=&quot;%w(&quot;" office:value-type="string" office:string-value="%w(" calcext:value-type="string">
            <text:p>%w(</text:p>
          </table:table-cell>
          <table:table-cell table:formula="of:=IF(ISTEXT([.O56]); [.O56]; &quot;&quot;)" office:value-type="string" office:string-value="actor" calcext:value-type="string">
            <text:p>actor</text:p>
          </table:table-cell>
          <table:table-cell table:formula="of:=IF(ISBLANK([.P56]); &quot;&quot;; &quot; &quot;)&amp;IF(ISBLANK([.P56]); &quot;&quot;; [.P56])">
            <text:p/>
          </table:table-cell>
          <table:table-cell table:formula="of:=IF(ISBLANK([.Q56]); &quot;&quot;; &quot; &quot;)&amp;IF(ISBLANK([.Q56]); &quot;&quot;; [.Q56])">
            <text:p/>
          </table:table-cell>
          <table:table-cell table:formula="of:=IF(ISBLANK([.R56]); &quot;&quot;; &quot; &quot;)&amp;IF(ISBLANK([.R56]); &quot;&quot;; [.R56])">
            <text:p/>
          </table:table-cell>
          <table:table-cell table:formula="of:=IF(ISBLANK([.S56]); &quot;&quot;; &quot; &quot;)&amp;IF(ISBLANK([.S56]); &quot;&quot;; [.S56])">
            <text:p/>
          </table:table-cell>
          <table:table-cell table:formula="of:=IF(ISBLANK([.T56]); &quot;&quot;; &quot; &quot;)&amp;IF(ISBLANK([.T56]); &quot;&quot;; [.T56])">
            <text:p/>
          </table:table-cell>
          <table:table-cell table:formula="of:=IF(ISBLANK([.U56]); &quot;&quot;; &quot; &quot;)&amp;IF(ISBLANK([.U56]); &quot;&quot;; [.U56])">
            <text:p/>
          </table:table-cell>
          <table:table-cell table:formula="of:=IF(ISBLANK([.V56]); &quot;&quot;; &quot; &quot;)&amp;IF(ISBLANK([.V56]); &quot;&quot;; [.V56])">
            <text:p/>
          </table:table-cell>
          <table:table-cell table:formula="of:=IF(ISBLANK([.W56]); &quot;&quot;; &quot; &quot;)&amp;IF(ISBLANK([.W56]); &quot;&quot;; [.W56])">
            <text:p/>
          </table:table-cell>
          <table:table-cell table:formula="of:=IF(ISBLANK([.X56]); &quot;&quot;; &quot; &quot;)&amp;IF(ISBLANK([.X56]); &quot;&quot;; [.X56])">
            <text:p/>
          </table:table-cell>
          <table:table-cell table:style-name="ce22" table:formula="of:=&quot;),&quot;" office:value-type="string" office:string-value=")," calcext:value-type="string">
            <text:p>),</text:p>
          </table:table-cell>
          <table:table-cell/>
          <table:table-cell table:formula="of:=IFERROR(__xludf.dummyfunction(&quot;if(ISTEXT('Definition (EN)'!H15), SPLIT('Definition (EN)'!H15, &quot;&quot; + &quot;&quot;, TRUE), &quot;&quot;&quot;&quot;)&quot;);&quot;actor&quot;)" office:value-type="string" office:string-value="actor" calcext:value-type="string">
            <text:p>actor</text:p>
          </table:table-cell>
          <table:table-cell table:number-columns-repeated="10"/>
          <table:table-cell table:style-name="ce75" table:formula="of:=SUBSTITUTE([.A56]&amp;&quot; &quot;&amp;[.B56]&amp;[.C56]&amp;[.D56]&amp;[.E56]&amp;[.F56]&amp;[.G56]&amp;[.H56]&amp;[.I56]&amp;[.J56]&amp;[.K56]&amp;[.L56]&amp;[.M56]; &quot;%w()&quot;; &quot;[]&quot;)" office:value-type="string" office:string-value="group_membership_me: %w(actor)," calcext:value-type="string">
            <text:p>group_membership_me: %w(actor),</text:p>
          </table:table-cell>
          <table:table-cell table:number-columns-repeated="998"/>
        </table:table-row>
        <table:table-row table:style-name="ro1">
          <table:table-cell table:formula="of:=LOWER([$'Definition (EN)'.C15]&amp;&quot;_&quot;&amp;[$'Definition (EN)'.D15]&amp;&quot;_&quot;&amp;[$'Definition (EN)'.$U$3]&amp;&quot;:&quot;)" office:value-type="string" office:string-value="group_membership_activity:" calcext:value-type="string">
            <text:p>group_membership_activity:</text:p>
          </table:table-cell>
          <table:table-cell table:formula="of:=&quot;%w(&quot;" office:value-type="string" office:string-value="%w(" calcext:value-type="string">
            <text:p>%w(</text:p>
          </table:table-cell>
          <table:table-cell table:formula="of:=IF(ISTEXT([.O57]); [.O57]; &quot;&quot;)" office:value-type="string" office:string-value="joiners" calcext:value-type="string">
            <text:p>joiners</text:p>
          </table:table-cell>
          <table:table-cell table:formula="of:=IF(ISBLANK([.P57]); &quot;&quot;; &quot; &quot;)&amp;IF(ISBLANK([.P57]); &quot;&quot;; [.P57])" office:value-type="string" office:string-value=" member" calcext:value-type="string">
            <text:p><text:s/>member</text:p>
          </table:table-cell>
          <table:table-cell table:formula="of:=IF(ISBLANK([.Q57]); &quot;&quot;; &quot; &quot;)&amp;IF(ISBLANK([.Q57]); &quot;&quot;; [.Q57])">
            <text:p/>
          </table:table-cell>
          <table:table-cell table:formula="of:=IF(ISBLANK([.R57]); &quot;&quot;; &quot; &quot;)&amp;IF(ISBLANK([.R57]); &quot;&quot;; [.R57])">
            <text:p/>
          </table:table-cell>
          <table:table-cell table:formula="of:=IF(ISBLANK([.S57]); &quot;&quot;; &quot; &quot;)&amp;IF(ISBLANK([.S57]); &quot;&quot;; [.S57])">
            <text:p/>
          </table:table-cell>
          <table:table-cell table:formula="of:=IF(ISBLANK([.T57]); &quot;&quot;; &quot; &quot;)&amp;IF(ISBLANK([.T57]); &quot;&quot;; [.T57])">
            <text:p/>
          </table:table-cell>
          <table:table-cell table:formula="of:=IF(ISBLANK([.U57]); &quot;&quot;; &quot; &quot;)&amp;IF(ISBLANK([.U57]); &quot;&quot;; [.U57])">
            <text:p/>
          </table:table-cell>
          <table:table-cell table:formula="of:=IF(ISBLANK([.V57]); &quot;&quot;; &quot; &quot;)&amp;IF(ISBLANK([.V57]); &quot;&quot;; [.V57])">
            <text:p/>
          </table:table-cell>
          <table:table-cell table:formula="of:=IF(ISBLANK([.W57]); &quot;&quot;; &quot; &quot;)&amp;IF(ISBLANK([.W57]); &quot;&quot;; [.W57])">
            <text:p/>
          </table:table-cell>
          <table:table-cell table:formula="of:=IF(ISBLANK([.X57]); &quot;&quot;; &quot; &quot;)&amp;IF(ISBLANK([.X57]); &quot;&quot;; [.X57])">
            <text:p/>
          </table:table-cell>
          <table:table-cell table:style-name="ce22" table:formula="of:=&quot;),&quot;" office:value-type="string" office:string-value=")," calcext:value-type="string">
            <text:p>),</text:p>
          </table:table-cell>
          <table:table-cell/>
          <table:table-cell table:formula="of:=IFERROR(__xludf.dummyfunction(&quot;if(ISTEXT('Definition (EN)'!T15), SPLIT('Definition (EN)'!T15, &quot;&quot; + &quot;&quot;, TRUE), &quot;&quot;&quot;&quot;)&quot;);&quot;joiners&quot;)" office:value-type="string" office:string-value="joiners" calcext:value-type="string">
            <text:p>joiners</text:p>
          </table:table-cell>
          <table:table-cell office:value-type="string" calcext:value-type="string">
            <text:p>member</text:p>
          </table:table-cell>
          <table:table-cell table:number-columns-repeated="9"/>
          <table:table-cell table:style-name="ce75" table:formula="of:=SUBSTITUTE([.A57]&amp;&quot; &quot;&amp;[.B57]&amp;[.C57]&amp;[.D57]&amp;[.E57]&amp;[.F57]&amp;[.G57]&amp;[.H57]&amp;[.I57]&amp;[.J57]&amp;[.K57]&amp;[.L57]&amp;[.M57]; &quot;%w()&quot;; &quot;[]&quot;)" office:value-type="string" office:string-value="group_membership_activity: %w(joiners member)," calcext:value-type="string">
            <text:p>group_membership_activity: %w(joiners member),</text:p>
          </table:table-cell>
          <table:table-cell table:number-columns-repeated="998"/>
        </table:table-row>
        <table:table-row table:style-name="ro1">
          <table:table-cell table:formula="of:=LOWER([$'Definition (EN)'.C15]&amp;&quot;_&quot;&amp;[$'Definition (EN)'.D15]&amp;&quot;_&quot;&amp;[$'Definition (EN)'.$Q$3]&amp;&quot;:&quot;)" office:value-type="string" office:string-value="group_membership_notify:" calcext:value-type="string">
            <text:p>group_membership_notify:</text:p>
          </table:table-cell>
          <table:table-cell table:formula="of:=&quot;%w(&quot;" office:value-type="string" office:string-value="%w(" calcext:value-type="string">
            <text:p>%w(</text:p>
          </table:table-cell>
          <table:table-cell table:formula="of:=IF(ISTEXT([.O58]); [.O58]; &quot;&quot;)" office:value-type="string" office:string-value="owner" calcext:value-type="string">
            <text:p>owner</text:p>
          </table:table-cell>
          <table:table-cell table:formula="of:=IF(ISBLANK([.P58]); &quot;&quot;; &quot; &quot;)&amp;IF(ISBLANK([.P58]); &quot;&quot;; [.P58])">
            <text:p/>
          </table:table-cell>
          <table:table-cell table:formula="of:=IF(ISBLANK([.Q58]); &quot;&quot;; &quot; &quot;)&amp;IF(ISBLANK([.Q58]); &quot;&quot;; [.Q58])">
            <text:p/>
          </table:table-cell>
          <table:table-cell table:formula="of:=IF(ISBLANK([.R58]); &quot;&quot;; &quot; &quot;)&amp;IF(ISBLANK([.R58]); &quot;&quot;; [.R58])">
            <text:p/>
          </table:table-cell>
          <table:table-cell table:formula="of:=IF(ISBLANK([.S58]); &quot;&quot;; &quot; &quot;)&amp;IF(ISBLANK([.S58]); &quot;&quot;; [.S58])">
            <text:p/>
          </table:table-cell>
          <table:table-cell table:formula="of:=IF(ISBLANK([.T58]); &quot;&quot;; &quot; &quot;)&amp;IF(ISBLANK([.T58]); &quot;&quot;; [.T58])">
            <text:p/>
          </table:table-cell>
          <table:table-cell table:formula="of:=IF(ISBLANK([.U58]); &quot;&quot;; &quot; &quot;)&amp;IF(ISBLANK([.U58]); &quot;&quot;; [.U58])">
            <text:p/>
          </table:table-cell>
          <table:table-cell table:formula="of:=IF(ISBLANK([.V58]); &quot;&quot;; &quot; &quot;)&amp;IF(ISBLANK([.V58]); &quot;&quot;; [.V58])">
            <text:p/>
          </table:table-cell>
          <table:table-cell table:formula="of:=IF(ISBLANK([.W58]); &quot;&quot;; &quot; &quot;)&amp;IF(ISBLANK([.W58]); &quot;&quot;; [.W58])">
            <text:p/>
          </table:table-cell>
          <table:table-cell table:formula="of:=IF(ISBLANK([.X58]); &quot;&quot;; &quot; &quot;)&amp;IF(ISBLANK([.X58]); &quot;&quot;; [.X58])">
            <text:p/>
          </table:table-cell>
          <table:table-cell table:style-name="ce22" table:formula="of:=&quot;),&quot;" office:value-type="string" office:string-value=")," calcext:value-type="string">
            <text:p>),</text:p>
          </table:table-cell>
          <table:table-cell/>
          <table:table-cell table:formula="of:=IFERROR(__xludf.dummyfunction(&quot;if(ISTEXT('Definition (EN)'!P15), SPLIT('Definition (EN)'!P15, &quot;&quot; + &quot;&quot;, TRUE), &quot;&quot;&quot;&quot;)&quot;);&quot;owner&quot;)" office:value-type="string" office:string-value="owner" calcext:value-type="string">
            <text:p>owner</text:p>
          </table:table-cell>
          <table:table-cell table:number-columns-repeated="10"/>
          <table:table-cell table:style-name="ce75" table:formula="of:=SUBSTITUTE([.A58]&amp;&quot; &quot;&amp;[.B58]&amp;[.C58]&amp;[.D58]&amp;[.E58]&amp;[.F58]&amp;[.G58]&amp;[.H58]&amp;[.I58]&amp;[.J58]&amp;[.K58]&amp;[.L58]&amp;[.M58]; &quot;%w()&quot;; &quot;[]&quot;)" office:value-type="string" office:string-value="group_membership_notify: %w(owner)," calcext:value-type="string">
            <text:p>group_membership_notify: %w(owner),</text:p>
          </table:table-cell>
          <table:table-cell table:number-columns-repeated="998"/>
        </table:table-row>
        <table:table-row table:style-name="ro1">
          <table:table-cell table:formula="of:=LOWER([$'Definition (EN)'.C15]&amp;&quot;_&quot;&amp;[$'Definition (EN)'.D15]&amp;&quot;_&quot;&amp;[$'Definition (EN)'.$M$3]&amp;&quot;:&quot;)" office:value-type="string" office:string-value="group_membership_push:" calcext:value-type="string">
            <text:p>group_membership_push:</text:p>
          </table:table-cell>
          <table:table-cell table:formula="of:=&quot;%w(&quot;" office:value-type="string" office:string-value="%w(" calcext:value-type="string">
            <text:p>%w(</text:p>
          </table:table-cell>
          <table:table-cell table:formula="of:=IF(ISTEXT([.O59]); [.O59]; &quot;&quot;)" office:value-type="string" office:string-value="owner" calcext:value-type="string">
            <text:p>owner</text:p>
          </table:table-cell>
          <table:table-cell table:formula="of:=IF(ISBLANK([.P59]); &quot;&quot;; &quot; &quot;)&amp;IF(ISBLANK([.P59]); &quot;&quot;; [.P59])">
            <text:p/>
          </table:table-cell>
          <table:table-cell table:formula="of:=IF(ISBLANK([.Q59]); &quot;&quot;; &quot; &quot;)&amp;IF(ISBLANK([.Q59]); &quot;&quot;; [.Q59])">
            <text:p/>
          </table:table-cell>
          <table:table-cell table:formula="of:=IF(ISBLANK([.R59]); &quot;&quot;; &quot; &quot;)&amp;IF(ISBLANK([.R59]); &quot;&quot;; [.R59])">
            <text:p/>
          </table:table-cell>
          <table:table-cell table:formula="of:=IF(ISBLANK([.S59]); &quot;&quot;; &quot; &quot;)&amp;IF(ISBLANK([.S59]); &quot;&quot;; [.S59])">
            <text:p/>
          </table:table-cell>
          <table:table-cell table:formula="of:=IF(ISBLANK([.T59]); &quot;&quot;; &quot; &quot;)&amp;IF(ISBLANK([.T59]); &quot;&quot;; [.T59])">
            <text:p/>
          </table:table-cell>
          <table:table-cell table:formula="of:=IF(ISBLANK([.U59]); &quot;&quot;; &quot; &quot;)&amp;IF(ISBLANK([.U59]); &quot;&quot;; [.U59])">
            <text:p/>
          </table:table-cell>
          <table:table-cell table:formula="of:=IF(ISBLANK([.V59]); &quot;&quot;; &quot; &quot;)&amp;IF(ISBLANK([.V59]); &quot;&quot;; [.V59])">
            <text:p/>
          </table:table-cell>
          <table:table-cell table:formula="of:=IF(ISBLANK([.W59]); &quot;&quot;; &quot; &quot;)&amp;IF(ISBLANK([.W59]); &quot;&quot;; [.W59])">
            <text:p/>
          </table:table-cell>
          <table:table-cell table:formula="of:=IF(ISBLANK([.X59]); &quot;&quot;; &quot; &quot;)&amp;IF(ISBLANK([.X59]); &quot;&quot;; [.X59])">
            <text:p/>
          </table:table-cell>
          <table:table-cell table:style-name="ce22" table:formula="of:=&quot;),&quot;" office:value-type="string" office:string-value=")," calcext:value-type="string">
            <text:p>),</text:p>
          </table:table-cell>
          <table:table-cell/>
          <table:table-cell table:formula="of:=IFERROR(__xludf.dummyfunction(&quot;if(ISTEXT('Definition (EN)'!L15), SPLIT('Definition (EN)'!L15, &quot;&quot; + &quot;&quot;, TRUE), &quot;&quot;&quot;&quot;)&quot;);&quot;owner&quot;)" office:value-type="string" office:string-value="owner" calcext:value-type="string">
            <text:p>owner</text:p>
          </table:table-cell>
          <table:table-cell table:number-columns-repeated="10"/>
          <table:table-cell table:style-name="ce75" table:formula="of:=SUBSTITUTE([.A59]&amp;&quot; &quot;&amp;[.B59]&amp;[.C59]&amp;[.D59]&amp;[.E59]&amp;[.F59]&amp;[.G59]&amp;[.H59]&amp;[.I59]&amp;[.J59]&amp;[.K59]&amp;[.L59]&amp;[.M59]; &quot;%w()&quot;; &quot;[]&quot;)" office:value-type="string" office:string-value="group_membership_push: %w(owner)," calcext:value-type="string">
            <text:p>group_membership_push: %w(owner),</text:p>
          </table:table-cell>
          <table:table-cell table:number-columns-repeated="998"/>
        </table:table-row>
        <table:table-row table:style-name="ro1">
          <table:table-cell table:number-columns-repeated="2"/>
          <table:table-cell table:formula="of:=IF(ISTEXT([.O60]); [.O60]; &quot;&quot;)">
            <text:p/>
          </table:table-cell>
          <table:table-cell table:formula="of:=IF(ISBLANK([.P60]); &quot;&quot;; &quot; &quot;)&amp;IF(ISBLANK([.P60]); &quot;&quot;; [.P60])">
            <text:p/>
          </table:table-cell>
          <table:table-cell table:formula="of:=IF(ISBLANK([.Q60]); &quot;&quot;; &quot; &quot;)&amp;IF(ISBLANK([.Q60]); &quot;&quot;; [.Q60])">
            <text:p/>
          </table:table-cell>
          <table:table-cell table:formula="of:=IF(ISBLANK([.R60]); &quot;&quot;; &quot; &quot;)&amp;IF(ISBLANK([.R60]); &quot;&quot;; [.R60])">
            <text:p/>
          </table:table-cell>
          <table:table-cell table:formula="of:=IF(ISBLANK([.S60]); &quot;&quot;; &quot; &quot;)&amp;IF(ISBLANK([.S60]); &quot;&quot;; [.S60])">
            <text:p/>
          </table:table-cell>
          <table:table-cell table:formula="of:=IF(ISBLANK([.T60]); &quot;&quot;; &quot; &quot;)&amp;IF(ISBLANK([.T60]); &quot;&quot;; [.T60])">
            <text:p/>
          </table:table-cell>
          <table:table-cell table:formula="of:=IF(ISBLANK([.U60]); &quot;&quot;; &quot; &quot;)&amp;IF(ISBLANK([.U60]); &quot;&quot;; [.U60])">
            <text:p/>
          </table:table-cell>
          <table:table-cell table:formula="of:=IF(ISBLANK([.V60]); &quot;&quot;; &quot; &quot;)&amp;IF(ISBLANK([.V60]); &quot;&quot;; [.V60])">
            <text:p/>
          </table:table-cell>
          <table:table-cell table:formula="of:=IF(ISBLANK([.W60]); &quot;&quot;; &quot; &quot;)&amp;IF(ISBLANK([.W60]); &quot;&quot;; [.W60])">
            <text:p/>
          </table:table-cell>
          <table:table-cell table:formula="of:=IF(ISBLANK([.X60]); &quot;&quot;; &quot; &quot;)&amp;IF(ISBLANK([.X60]); &quot;&quot;; [.X60])">
            <text:p/>
          </table:table-cell>
          <table:table-cell table:number-columns-repeated="13"/>
          <table:table-cell table:style-name="ce75" table:formula="of:=SUBSTITUTE([.A60]&amp;&quot; &quot;&amp;[.B60]&amp;[.C60]&amp;[.D60]&amp;[.E60]&amp;[.F60]&amp;[.G60]&amp;[.H60]&amp;[.I60]&amp;[.J60]&amp;[.K60]&amp;[.L60]&amp;[.M60]; &quot;%w()&quot;; &quot;[]&quot;)" office:value-type="string" office:string-value=" " calcext:value-type="string">
            <text:p><text:s/></text:p>
          </table:table-cell>
          <table:table-cell table:number-columns-repeated="998"/>
        </table:table-row>
        <table:table-row table:style-name="ro1">
          <table:table-cell table:formula="of:=LOWER([$'Definition (EN)'.C16]&amp;&quot;_&quot;&amp;[$'Definition (EN)'.D16]&amp;&quot;_&quot;&amp;[$'Definition (EN)'.$I$3]&amp;&quot;:&quot;)" office:value-type="string" office:string-value="group_membertag_me:" calcext:value-type="string">
            <text:p>group_membertag_me:</text:p>
          </table:table-cell>
          <table:table-cell table:formula="of:=&quot;%w(&quot;" office:value-type="string" office:string-value="%w(" calcext:value-type="string">
            <text:p>%w(</text:p>
          </table:table-cell>
          <table:table-cell table:formula="of:=IF(ISTEXT([.O61]); [.O61]; &quot;&quot;)" office:value-type="string" office:string-value="actor" calcext:value-type="string">
            <text:p>actor</text:p>
          </table:table-cell>
          <table:table-cell table:formula="of:=IF(ISBLANK([.P61]); &quot;&quot;; &quot; &quot;)&amp;IF(ISBLANK([.P61]); &quot;&quot;; [.P61])">
            <text:p/>
          </table:table-cell>
          <table:table-cell table:formula="of:=IF(ISBLANK([.Q61]); &quot;&quot;; &quot; &quot;)&amp;IF(ISBLANK([.Q61]); &quot;&quot;; [.Q61])">
            <text:p/>
          </table:table-cell>
          <table:table-cell table:formula="of:=IF(ISBLANK([.R61]); &quot;&quot;; &quot; &quot;)&amp;IF(ISBLANK([.R61]); &quot;&quot;; [.R61])">
            <text:p/>
          </table:table-cell>
          <table:table-cell table:formula="of:=IF(ISBLANK([.S61]); &quot;&quot;; &quot; &quot;)&amp;IF(ISBLANK([.S61]); &quot;&quot;; [.S61])">
            <text:p/>
          </table:table-cell>
          <table:table-cell table:formula="of:=IF(ISBLANK([.T61]); &quot;&quot;; &quot; &quot;)&amp;IF(ISBLANK([.T61]); &quot;&quot;; [.T61])">
            <text:p/>
          </table:table-cell>
          <table:table-cell table:formula="of:=IF(ISBLANK([.U61]); &quot;&quot;; &quot; &quot;)&amp;IF(ISBLANK([.U61]); &quot;&quot;; [.U61])">
            <text:p/>
          </table:table-cell>
          <table:table-cell table:formula="of:=IF(ISBLANK([.V61]); &quot;&quot;; &quot; &quot;)&amp;IF(ISBLANK([.V61]); &quot;&quot;; [.V61])">
            <text:p/>
          </table:table-cell>
          <table:table-cell table:formula="of:=IF(ISBLANK([.W61]); &quot;&quot;; &quot; &quot;)&amp;IF(ISBLANK([.W61]); &quot;&quot;; [.W61])">
            <text:p/>
          </table:table-cell>
          <table:table-cell table:formula="of:=IF(ISBLANK([.X61]); &quot;&quot;; &quot; &quot;)&amp;IF(ISBLANK([.X61]); &quot;&quot;; [.X61])">
            <text:p/>
          </table:table-cell>
          <table:table-cell table:style-name="ce22" table:formula="of:=&quot;),&quot;" office:value-type="string" office:string-value=")," calcext:value-type="string">
            <text:p>),</text:p>
          </table:table-cell>
          <table:table-cell/>
          <table:table-cell table:formula="of:=IFERROR(__xludf.dummyfunction(&quot;if(ISTEXT('Definition (EN)'!H16), SPLIT('Definition (EN)'!H16, &quot;&quot; + &quot;&quot;, TRUE), &quot;&quot;&quot;&quot;)&quot;);&quot;actor&quot;)" office:value-type="string" office:string-value="actor" calcext:value-type="string">
            <text:p>actor</text:p>
          </table:table-cell>
          <table:table-cell table:number-columns-repeated="10"/>
          <table:table-cell table:style-name="ce75" table:formula="of:=SUBSTITUTE([.A61]&amp;&quot; &quot;&amp;[.B61]&amp;[.C61]&amp;[.D61]&amp;[.E61]&amp;[.F61]&amp;[.G61]&amp;[.H61]&amp;[.I61]&amp;[.J61]&amp;[.K61]&amp;[.L61]&amp;[.M61]; &quot;%w()&quot;; &quot;[]&quot;)" office:value-type="string" office:string-value="group_membertag_me: %w(actor)," calcext:value-type="string">
            <text:p>group_membertag_me: %w(actor),</text:p>
          </table:table-cell>
          <table:table-cell table:number-columns-repeated="998"/>
        </table:table-row>
        <table:table-row table:style-name="ro1">
          <table:table-cell table:formula="of:=LOWER([$'Definition (EN)'.C16]&amp;&quot;_&quot;&amp;[$'Definition (EN)'.D16]&amp;&quot;_&quot;&amp;[$'Definition (EN)'.$U$3]&amp;&quot;:&quot;)" office:value-type="string" office:string-value="group_membertag_activity:" calcext:value-type="string">
            <text:p>group_membertag_activity:</text:p>
          </table:table-cell>
          <table:table-cell table:formula="of:=&quot;%w(&quot;" office:value-type="string" office:string-value="%w(" calcext:value-type="string">
            <text:p>%w(</text:p>
          </table:table-cell>
          <table:table-cell table:formula="of:=IF(ISTEXT([.O62]); [.O62]; &quot;&quot;)" office:value-type="string" office:string-value="joiners" calcext:value-type="string">
            <text:p>joiners</text:p>
          </table:table-cell>
          <table:table-cell table:formula="of:=IF(ISBLANK([.P62]); &quot;&quot;; &quot; &quot;)&amp;IF(ISBLANK([.P62]); &quot;&quot;; [.P62])" office:value-type="string" office:string-value=" member" calcext:value-type="string">
            <text:p><text:s/>member</text:p>
          </table:table-cell>
          <table:table-cell table:formula="of:=IF(ISBLANK([.Q62]); &quot;&quot;; &quot; &quot;)&amp;IF(ISBLANK([.Q62]); &quot;&quot;; [.Q62])">
            <text:p/>
          </table:table-cell>
          <table:table-cell table:formula="of:=IF(ISBLANK([.R62]); &quot;&quot;; &quot; &quot;)&amp;IF(ISBLANK([.R62]); &quot;&quot;; [.R62])">
            <text:p/>
          </table:table-cell>
          <table:table-cell table:formula="of:=IF(ISBLANK([.S62]); &quot;&quot;; &quot; &quot;)&amp;IF(ISBLANK([.S62]); &quot;&quot;; [.S62])">
            <text:p/>
          </table:table-cell>
          <table:table-cell table:formula="of:=IF(ISBLANK([.T62]); &quot;&quot;; &quot; &quot;)&amp;IF(ISBLANK([.T62]); &quot;&quot;; [.T62])">
            <text:p/>
          </table:table-cell>
          <table:table-cell table:formula="of:=IF(ISBLANK([.U62]); &quot;&quot;; &quot; &quot;)&amp;IF(ISBLANK([.U62]); &quot;&quot;; [.U62])">
            <text:p/>
          </table:table-cell>
          <table:table-cell table:formula="of:=IF(ISBLANK([.V62]); &quot;&quot;; &quot; &quot;)&amp;IF(ISBLANK([.V62]); &quot;&quot;; [.V62])">
            <text:p/>
          </table:table-cell>
          <table:table-cell table:formula="of:=IF(ISBLANK([.W62]); &quot;&quot;; &quot; &quot;)&amp;IF(ISBLANK([.W62]); &quot;&quot;; [.W62])">
            <text:p/>
          </table:table-cell>
          <table:table-cell table:formula="of:=IF(ISBLANK([.X62]); &quot;&quot;; &quot; &quot;)&amp;IF(ISBLANK([.X62]); &quot;&quot;; [.X62])">
            <text:p/>
          </table:table-cell>
          <table:table-cell table:style-name="ce22" table:formula="of:=&quot;),&quot;" office:value-type="string" office:string-value=")," calcext:value-type="string">
            <text:p>),</text:p>
          </table:table-cell>
          <table:table-cell/>
          <table:table-cell table:formula="of:=IFERROR(__xludf.dummyfunction(&quot;if(ISTEXT('Definition (EN)'!T16), SPLIT('Definition (EN)'!T16, &quot;&quot; + &quot;&quot;, TRUE), &quot;&quot;&quot;&quot;)&quot;);&quot;joiners&quot;)" office:value-type="string" office:string-value="joiners" calcext:value-type="string">
            <text:p>joiners</text:p>
          </table:table-cell>
          <table:table-cell office:value-type="string" calcext:value-type="string">
            <text:p>member</text:p>
          </table:table-cell>
          <table:table-cell table:number-columns-repeated="9"/>
          <table:table-cell table:style-name="ce75" table:formula="of:=SUBSTITUTE([.A62]&amp;&quot; &quot;&amp;[.B62]&amp;[.C62]&amp;[.D62]&amp;[.E62]&amp;[.F62]&amp;[.G62]&amp;[.H62]&amp;[.I62]&amp;[.J62]&amp;[.K62]&amp;[.L62]&amp;[.M62]; &quot;%w()&quot;; &quot;[]&quot;)" office:value-type="string" office:string-value="group_membertag_activity: %w(joiners member)," calcext:value-type="string">
            <text:p>group_membertag_activity: %w(joiners member),</text:p>
          </table:table-cell>
          <table:table-cell table:number-columns-repeated="998"/>
        </table:table-row>
        <table:table-row table:style-name="ro1">
          <table:table-cell table:formula="of:=LOWER([$'Definition (EN)'.C16]&amp;&quot;_&quot;&amp;[$'Definition (EN)'.D16]&amp;&quot;_&quot;&amp;[$'Definition (EN)'.$Q$3]&amp;&quot;:&quot;)" office:value-type="string" office:string-value="group_membertag_notify:" calcext:value-type="string">
            <text:p>group_membertag_notify:</text:p>
          </table:table-cell>
          <table:table-cell table:formula="of:=&quot;%w(&quot;" office:value-type="string" office:string-value="%w(" calcext:value-type="string">
            <text:p>%w(</text:p>
          </table:table-cell>
          <table:table-cell table:formula="of:=IF(ISTEXT([.O63]); [.O63]; &quot;&quot;)" office:value-type="string" office:string-value="foreign" calcext:value-type="string">
            <text:p>foreign</text:p>
          </table:table-cell>
          <table:table-cell table:formula="of:=IF(ISBLANK([.P63]); &quot;&quot;; &quot; &quot;)&amp;IF(ISBLANK([.P63]); &quot;&quot;; [.P63])" office:value-type="string" office:string-value=" owner" calcext:value-type="string">
            <text:p><text:s/>owner</text:p>
          </table:table-cell>
          <table:table-cell table:formula="of:=IF(ISBLANK([.Q63]); &quot;&quot;; &quot; &quot;)&amp;IF(ISBLANK([.Q63]); &quot;&quot;; [.Q63])">
            <text:p/>
          </table:table-cell>
          <table:table-cell table:formula="of:=IF(ISBLANK([.R63]); &quot;&quot;; &quot; &quot;)&amp;IF(ISBLANK([.R63]); &quot;&quot;; [.R63])">
            <text:p/>
          </table:table-cell>
          <table:table-cell table:formula="of:=IF(ISBLANK([.S63]); &quot;&quot;; &quot; &quot;)&amp;IF(ISBLANK([.S63]); &quot;&quot;; [.S63])">
            <text:p/>
          </table:table-cell>
          <table:table-cell table:formula="of:=IF(ISBLANK([.T63]); &quot;&quot;; &quot; &quot;)&amp;IF(ISBLANK([.T63]); &quot;&quot;; [.T63])">
            <text:p/>
          </table:table-cell>
          <table:table-cell table:formula="of:=IF(ISBLANK([.U63]); &quot;&quot;; &quot; &quot;)&amp;IF(ISBLANK([.U63]); &quot;&quot;; [.U63])">
            <text:p/>
          </table:table-cell>
          <table:table-cell table:formula="of:=IF(ISBLANK([.V63]); &quot;&quot;; &quot; &quot;)&amp;IF(ISBLANK([.V63]); &quot;&quot;; [.V63])">
            <text:p/>
          </table:table-cell>
          <table:table-cell table:formula="of:=IF(ISBLANK([.W63]); &quot;&quot;; &quot; &quot;)&amp;IF(ISBLANK([.W63]); &quot;&quot;; [.W63])">
            <text:p/>
          </table:table-cell>
          <table:table-cell table:formula="of:=IF(ISBLANK([.X63]); &quot;&quot;; &quot; &quot;)&amp;IF(ISBLANK([.X63]); &quot;&quot;; [.X63])">
            <text:p/>
          </table:table-cell>
          <table:table-cell table:style-name="ce22" table:formula="of:=&quot;),&quot;" office:value-type="string" office:string-value=")," calcext:value-type="string">
            <text:p>),</text:p>
          </table:table-cell>
          <table:table-cell/>
          <table:table-cell table:formula="of:=IFERROR(__xludf.dummyfunction(&quot;if(ISTEXT('Definition (EN)'!P16), SPLIT('Definition (EN)'!P16, &quot;&quot; + &quot;&quot;, TRUE), &quot;&quot;&quot;&quot;)&quot;);&quot;foreign&quot;)" office:value-type="string" office:string-value="foreign" calcext:value-type="string">
            <text:p>foreign</text:p>
          </table:table-cell>
          <table:table-cell office:value-type="string" calcext:value-type="string">
            <text:p>owner</text:p>
          </table:table-cell>
          <table:table-cell table:number-columns-repeated="9"/>
          <table:table-cell table:style-name="ce75" table:formula="of:=SUBSTITUTE([.A63]&amp;&quot; &quot;&amp;[.B63]&amp;[.C63]&amp;[.D63]&amp;[.E63]&amp;[.F63]&amp;[.G63]&amp;[.H63]&amp;[.I63]&amp;[.J63]&amp;[.K63]&amp;[.L63]&amp;[.M63]; &quot;%w()&quot;; &quot;[]&quot;)" office:value-type="string" office:string-value="group_membertag_notify: %w(foreign owner)," calcext:value-type="string">
            <text:p>group_membertag_notify: %w(foreign owner),</text:p>
          </table:table-cell>
          <table:table-cell table:number-columns-repeated="998"/>
        </table:table-row>
        <table:table-row table:style-name="ro1">
          <table:table-cell table:formula="of:=LOWER([$'Definition (EN)'.C16]&amp;&quot;_&quot;&amp;[$'Definition (EN)'.D16]&amp;&quot;_&quot;&amp;[$'Definition (EN)'.$M$3]&amp;&quot;:&quot;)" office:value-type="string" office:string-value="group_membertag_push:" calcext:value-type="string">
            <text:p>group_membertag_push:</text:p>
          </table:table-cell>
          <table:table-cell table:formula="of:=&quot;%w(&quot;" office:value-type="string" office:string-value="%w(" calcext:value-type="string">
            <text:p>%w(</text:p>
          </table:table-cell>
          <table:table-cell table:formula="of:=IF(ISTEXT([.O64]); [.O64]; &quot;&quot;)" office:value-type="string" office:string-value="foreign" calcext:value-type="string">
            <text:p>foreign</text:p>
          </table:table-cell>
          <table:table-cell table:formula="of:=IF(ISBLANK([.P64]); &quot;&quot;; &quot; &quot;)&amp;IF(ISBLANK([.P64]); &quot;&quot;; [.P64])">
            <text:p/>
          </table:table-cell>
          <table:table-cell table:formula="of:=IF(ISBLANK([.Q64]); &quot;&quot;; &quot; &quot;)&amp;IF(ISBLANK([.Q64]); &quot;&quot;; [.Q64])">
            <text:p/>
          </table:table-cell>
          <table:table-cell table:formula="of:=IF(ISBLANK([.R64]); &quot;&quot;; &quot; &quot;)&amp;IF(ISBLANK([.R64]); &quot;&quot;; [.R64])">
            <text:p/>
          </table:table-cell>
          <table:table-cell table:formula="of:=IF(ISBLANK([.S64]); &quot;&quot;; &quot; &quot;)&amp;IF(ISBLANK([.S64]); &quot;&quot;; [.S64])">
            <text:p/>
          </table:table-cell>
          <table:table-cell table:formula="of:=IF(ISBLANK([.T64]); &quot;&quot;; &quot; &quot;)&amp;IF(ISBLANK([.T64]); &quot;&quot;; [.T64])">
            <text:p/>
          </table:table-cell>
          <table:table-cell table:formula="of:=IF(ISBLANK([.U64]); &quot;&quot;; &quot; &quot;)&amp;IF(ISBLANK([.U64]); &quot;&quot;; [.U64])">
            <text:p/>
          </table:table-cell>
          <table:table-cell table:formula="of:=IF(ISBLANK([.V64]); &quot;&quot;; &quot; &quot;)&amp;IF(ISBLANK([.V64]); &quot;&quot;; [.V64])">
            <text:p/>
          </table:table-cell>
          <table:table-cell table:formula="of:=IF(ISBLANK([.W64]); &quot;&quot;; &quot; &quot;)&amp;IF(ISBLANK([.W64]); &quot;&quot;; [.W64])">
            <text:p/>
          </table:table-cell>
          <table:table-cell table:formula="of:=IF(ISBLANK([.X64]); &quot;&quot;; &quot; &quot;)&amp;IF(ISBLANK([.X64]); &quot;&quot;; [.X64])">
            <text:p/>
          </table:table-cell>
          <table:table-cell table:style-name="ce22" table:formula="of:=&quot;),&quot;" office:value-type="string" office:string-value=")," calcext:value-type="string">
            <text:p>),</text:p>
          </table:table-cell>
          <table:table-cell/>
          <table:table-cell table:formula="of:=IFERROR(__xludf.dummyfunction(&quot;if(ISTEXT('Definition (EN)'!L16), SPLIT('Definition (EN)'!L16, &quot;&quot; + &quot;&quot;, TRUE), &quot;&quot;&quot;&quot;)&quot;);&quot;foreign&quot;)" office:value-type="string" office:string-value="foreign" calcext:value-type="string">
            <text:p>foreign</text:p>
          </table:table-cell>
          <table:table-cell table:number-columns-repeated="10"/>
          <table:table-cell table:style-name="ce75" table:formula="of:=SUBSTITUTE([.A64]&amp;&quot; &quot;&amp;[.B64]&amp;[.C64]&amp;[.D64]&amp;[.E64]&amp;[.F64]&amp;[.G64]&amp;[.H64]&amp;[.I64]&amp;[.J64]&amp;[.K64]&amp;[.L64]&amp;[.M64]; &quot;%w()&quot;; &quot;[]&quot;)" office:value-type="string" office:string-value="group_membertag_push: %w(foreign)," calcext:value-type="string">
            <text:p>group_membertag_push: %w(foreign),</text:p>
          </table:table-cell>
          <table:table-cell table:number-columns-repeated="998"/>
        </table:table-row>
        <table:table-row table:style-name="ro1">
          <table:table-cell table:number-columns-repeated="2"/>
          <table:table-cell table:formula="of:=IF(ISTEXT([.O65]); [.O65]; &quot;&quot;)">
            <text:p/>
          </table:table-cell>
          <table:table-cell table:formula="of:=IF(ISBLANK([.P65]); &quot;&quot;; &quot; &quot;)&amp;IF(ISBLANK([.P65]); &quot;&quot;; [.P65])">
            <text:p/>
          </table:table-cell>
          <table:table-cell table:formula="of:=IF(ISBLANK([.Q65]); &quot;&quot;; &quot; &quot;)&amp;IF(ISBLANK([.Q65]); &quot;&quot;; [.Q65])">
            <text:p/>
          </table:table-cell>
          <table:table-cell table:formula="of:=IF(ISBLANK([.R65]); &quot;&quot;; &quot; &quot;)&amp;IF(ISBLANK([.R65]); &quot;&quot;; [.R65])">
            <text:p/>
          </table:table-cell>
          <table:table-cell table:formula="of:=IF(ISBLANK([.S65]); &quot;&quot;; &quot; &quot;)&amp;IF(ISBLANK([.S65]); &quot;&quot;; [.S65])">
            <text:p/>
          </table:table-cell>
          <table:table-cell table:formula="of:=IF(ISBLANK([.T65]); &quot;&quot;; &quot; &quot;)&amp;IF(ISBLANK([.T65]); &quot;&quot;; [.T65])">
            <text:p/>
          </table:table-cell>
          <table:table-cell table:formula="of:=IF(ISBLANK([.U65]); &quot;&quot;; &quot; &quot;)&amp;IF(ISBLANK([.U65]); &quot;&quot;; [.U65])">
            <text:p/>
          </table:table-cell>
          <table:table-cell table:formula="of:=IF(ISBLANK([.V65]); &quot;&quot;; &quot; &quot;)&amp;IF(ISBLANK([.V65]); &quot;&quot;; [.V65])">
            <text:p/>
          </table:table-cell>
          <table:table-cell table:formula="of:=IF(ISBLANK([.W65]); &quot;&quot;; &quot; &quot;)&amp;IF(ISBLANK([.W65]); &quot;&quot;; [.W65])">
            <text:p/>
          </table:table-cell>
          <table:table-cell table:formula="of:=IF(ISBLANK([.X65]); &quot;&quot;; &quot; &quot;)&amp;IF(ISBLANK([.X65]); &quot;&quot;; [.X65])">
            <text:p/>
          </table:table-cell>
          <table:table-cell table:number-columns-repeated="13"/>
          <table:table-cell table:style-name="ce75" table:formula="of:=SUBSTITUTE([.A65]&amp;&quot; &quot;&amp;[.B65]&amp;[.C65]&amp;[.D65]&amp;[.E65]&amp;[.F65]&amp;[.G65]&amp;[.H65]&amp;[.I65]&amp;[.J65]&amp;[.K65]&amp;[.L65]&amp;[.M65]; &quot;%w()&quot;; &quot;[]&quot;)" office:value-type="string" office:string-value=" " calcext:value-type="string">
            <text:p><text:s/></text:p>
          </table:table-cell>
          <table:table-cell table:number-columns-repeated="998"/>
        </table:table-row>
        <table:table-row table:style-name="ro1">
          <table:table-cell table:formula="of:=LOWER([$'Definition (EN)'.C17]&amp;&quot;_&quot;&amp;[$'Definition (EN)'.D17]&amp;&quot;_&quot;&amp;[$'Definition (EN)'.$I$3]&amp;&quot;:&quot;)" office:value-type="string" office:string-value="slot_delete_me:" calcext:value-type="string">
            <text:p>slot_delete_me:</text:p>
          </table:table-cell>
          <table:table-cell table:formula="of:=&quot;%w(&quot;" office:value-type="string" office:string-value="%w(" calcext:value-type="string">
            <text:p>%w(</text:p>
          </table:table-cell>
          <table:table-cell table:formula="of:=IF(ISTEXT([.O66]); [.O66]; &quot;&quot;)" office:value-type="string" office:string-value="actor" calcext:value-type="string">
            <text:p>actor</text:p>
          </table:table-cell>
          <table:table-cell table:formula="of:=IF(ISBLANK([.P66]); &quot;&quot;; &quot; &quot;)&amp;IF(ISBLANK([.P66]); &quot;&quot;; [.P66])">
            <text:p/>
          </table:table-cell>
          <table:table-cell table:formula="of:=IF(ISBLANK([.Q66]); &quot;&quot;; &quot; &quot;)&amp;IF(ISBLANK([.Q66]); &quot;&quot;; [.Q66])">
            <text:p/>
          </table:table-cell>
          <table:table-cell table:formula="of:=IF(ISBLANK([.R66]); &quot;&quot;; &quot; &quot;)&amp;IF(ISBLANK([.R66]); &quot;&quot;; [.R66])">
            <text:p/>
          </table:table-cell>
          <table:table-cell table:formula="of:=IF(ISBLANK([.S66]); &quot;&quot;; &quot; &quot;)&amp;IF(ISBLANK([.S66]); &quot;&quot;; [.S66])">
            <text:p/>
          </table:table-cell>
          <table:table-cell table:formula="of:=IF(ISBLANK([.T66]); &quot;&quot;; &quot; &quot;)&amp;IF(ISBLANK([.T66]); &quot;&quot;; [.T66])">
            <text:p/>
          </table:table-cell>
          <table:table-cell table:formula="of:=IF(ISBLANK([.U66]); &quot;&quot;; &quot; &quot;)&amp;IF(ISBLANK([.U66]); &quot;&quot;; [.U66])">
            <text:p/>
          </table:table-cell>
          <table:table-cell table:formula="of:=IF(ISBLANK([.V66]); &quot;&quot;; &quot; &quot;)&amp;IF(ISBLANK([.V66]); &quot;&quot;; [.V66])">
            <text:p/>
          </table:table-cell>
          <table:table-cell table:formula="of:=IF(ISBLANK([.W66]); &quot;&quot;; &quot; &quot;)&amp;IF(ISBLANK([.W66]); &quot;&quot;; [.W66])">
            <text:p/>
          </table:table-cell>
          <table:table-cell table:formula="of:=IF(ISBLANK([.X66]); &quot;&quot;; &quot; &quot;)&amp;IF(ISBLANK([.X66]); &quot;&quot;; [.X66])">
            <text:p/>
          </table:table-cell>
          <table:table-cell table:style-name="ce22" table:formula="of:=&quot;),&quot;" office:value-type="string" office:string-value=")," calcext:value-type="string">
            <text:p>),</text:p>
          </table:table-cell>
          <table:table-cell/>
          <table:table-cell table:formula="of:=IFERROR(__xludf.dummyfunction(&quot;if(ISTEXT('Definition (EN)'!H17), SPLIT('Definition (EN)'!H17, &quot;&quot; + &quot;&quot;, TRUE), &quot;&quot;&quot;&quot;)&quot;);&quot;actor&quot;)" office:value-type="string" office:string-value="actor" calcext:value-type="string">
            <text:p>actor</text:p>
          </table:table-cell>
          <table:table-cell table:number-columns-repeated="10"/>
          <table:table-cell table:style-name="ce75" table:formula="of:=SUBSTITUTE([.A66]&amp;&quot; &quot;&amp;[.B66]&amp;[.C66]&amp;[.D66]&amp;[.E66]&amp;[.F66]&amp;[.G66]&amp;[.H66]&amp;[.I66]&amp;[.J66]&amp;[.K66]&amp;[.L66]&amp;[.M66]; &quot;%w()&quot;; &quot;[]&quot;)" office:value-type="string" office:string-value="slot_delete_me: %w(actor)," calcext:value-type="string">
            <text:p>slot_delete_me: %w(actor),</text:p>
          </table:table-cell>
          <table:table-cell table:number-columns-repeated="998"/>
        </table:table-row>
        <table:table-row table:style-name="ro1">
          <table:table-cell table:formula="of:=LOWER([$'Definition (EN)'.C17]&amp;&quot;_&quot;&amp;[$'Definition (EN)'.D17]&amp;&quot;_&quot;&amp;[$'Definition (EN)'.$U$3]&amp;&quot;:&quot;)" office:value-type="string" office:string-value="slot_delete_activity:" calcext:value-type="string">
            <text:p>slot_delete_activity:</text:p>
          </table:table-cell>
          <table:table-cell table:formula="of:=&quot;%w(&quot;" office:value-type="string" office:string-value="%w(" calcext:value-type="string">
            <text:p>%w(</text:p>
          </table:table-cell>
          <table:table-cell table:formula="of:=IF(ISTEXT([.O67]); [.O67]; &quot;&quot;)">
            <text:p/>
          </table:table-cell>
          <table:table-cell table:formula="of:=IF(ISBLANK([.P67]); &quot;&quot;; &quot; &quot;)&amp;IF(ISBLANK([.P67]); &quot;&quot;; [.P67])">
            <text:p/>
          </table:table-cell>
          <table:table-cell table:formula="of:=IF(ISBLANK([.Q67]); &quot;&quot;; &quot; &quot;)&amp;IF(ISBLANK([.Q67]); &quot;&quot;; [.Q67])">
            <text:p/>
          </table:table-cell>
          <table:table-cell table:formula="of:=IF(ISBLANK([.R67]); &quot;&quot;; &quot; &quot;)&amp;IF(ISBLANK([.R67]); &quot;&quot;; [.R67])">
            <text:p/>
          </table:table-cell>
          <table:table-cell table:formula="of:=IF(ISBLANK([.S67]); &quot;&quot;; &quot; &quot;)&amp;IF(ISBLANK([.S67]); &quot;&quot;; [.S67])">
            <text:p/>
          </table:table-cell>
          <table:table-cell table:formula="of:=IF(ISBLANK([.T67]); &quot;&quot;; &quot; &quot;)&amp;IF(ISBLANK([.T67]); &quot;&quot;; [.T67])">
            <text:p/>
          </table:table-cell>
          <table:table-cell table:formula="of:=IF(ISBLANK([.U67]); &quot;&quot;; &quot; &quot;)&amp;IF(ISBLANK([.U67]); &quot;&quot;; [.U67])">
            <text:p/>
          </table:table-cell>
          <table:table-cell table:formula="of:=IF(ISBLANK([.V67]); &quot;&quot;; &quot; &quot;)&amp;IF(ISBLANK([.V67]); &quot;&quot;; [.V67])">
            <text:p/>
          </table:table-cell>
          <table:table-cell table:formula="of:=IF(ISBLANK([.W67]); &quot;&quot;; &quot; &quot;)&amp;IF(ISBLANK([.W67]); &quot;&quot;; [.W67])">
            <text:p/>
          </table:table-cell>
          <table:table-cell table:formula="of:=IF(ISBLANK([.X67]); &quot;&quot;; &quot; &quot;)&amp;IF(ISBLANK([.X67]); &quot;&quot;; [.X67])">
            <text:p/>
          </table:table-cell>
          <table:table-cell table:style-name="ce22" table:formula="of:=&quot;),&quot;" office:value-type="string" office:string-value=")," calcext:value-type="string">
            <text:p>),</text:p>
          </table:table-cell>
          <table:table-cell/>
          <table:table-cell table:formula="of:=IFERROR(__xludf.dummyfunction(&quot;if(ISTEXT('Definition (EN)'!T17), SPLIT('Definition (EN)'!T17, &quot;&quot; + &quot;&quot;, TRUE), &quot;&quot;&quot;&quot;)&quot;);&quot;&quot;)">
            <text:p/>
          </table:table-cell>
          <table:table-cell table:number-columns-repeated="10"/>
          <table:table-cell table:style-name="ce75" table:formula="of:=SUBSTITUTE([.A67]&amp;&quot; &quot;&amp;[.B67]&amp;[.C67]&amp;[.D67]&amp;[.E67]&amp;[.F67]&amp;[.G67]&amp;[.H67]&amp;[.I67]&amp;[.J67]&amp;[.K67]&amp;[.L67]&amp;[.M67]; &quot;%w()&quot;; &quot;[]&quot;)" office:value-type="string" office:string-value="slot_delete_activity: []," calcext:value-type="string">
            <text:p>slot_delete_activity: [],</text:p>
          </table:table-cell>
          <table:table-cell table:number-columns-repeated="998"/>
        </table:table-row>
        <table:table-row table:style-name="ro1">
          <table:table-cell table:formula="of:=LOWER([$'Definition (EN)'.C17]&amp;&quot;_&quot;&amp;[$'Definition (EN)'.D17]&amp;&quot;_&quot;&amp;[$'Definition (EN)'.$Q$3]&amp;&quot;:&quot;)" office:value-type="string" office:string-value="slot_delete_notify:" calcext:value-type="string">
            <text:p>slot_delete_notify:</text:p>
          </table:table-cell>
          <table:table-cell table:formula="of:=&quot;%w(&quot;" office:value-type="string" office:string-value="%w(" calcext:value-type="string">
            <text:p>%w(</text:p>
          </table:table-cell>
          <table:table-cell table:formula="of:=IF(ISTEXT([.O68]); [.O68]; &quot;&quot;)" office:value-type="string" office:string-value="follower" calcext:value-type="string">
            <text:p>follower</text:p>
          </table:table-cell>
          <table:table-cell table:formula="of:=IF(ISBLANK([.P68]); &quot;&quot;; &quot; &quot;)&amp;IF(ISBLANK([.P68]); &quot;&quot;; [.P68])">
            <text:p/>
          </table:table-cell>
          <table:table-cell table:formula="of:=IF(ISBLANK([.Q68]); &quot;&quot;; &quot; &quot;)&amp;IF(ISBLANK([.Q68]); &quot;&quot;; [.Q68])">
            <text:p/>
          </table:table-cell>
          <table:table-cell table:formula="of:=IF(ISBLANK([.R68]); &quot;&quot;; &quot; &quot;)&amp;IF(ISBLANK([.R68]); &quot;&quot;; [.R68])">
            <text:p/>
          </table:table-cell>
          <table:table-cell table:formula="of:=IF(ISBLANK([.S68]); &quot;&quot;; &quot; &quot;)&amp;IF(ISBLANK([.S68]); &quot;&quot;; [.S68])">
            <text:p/>
          </table:table-cell>
          <table:table-cell table:formula="of:=IF(ISBLANK([.T68]); &quot;&quot;; &quot; &quot;)&amp;IF(ISBLANK([.T68]); &quot;&quot;; [.T68])">
            <text:p/>
          </table:table-cell>
          <table:table-cell table:formula="of:=IF(ISBLANK([.U68]); &quot;&quot;; &quot; &quot;)&amp;IF(ISBLANK([.U68]); &quot;&quot;; [.U68])">
            <text:p/>
          </table:table-cell>
          <table:table-cell table:formula="of:=IF(ISBLANK([.V68]); &quot;&quot;; &quot; &quot;)&amp;IF(ISBLANK([.V68]); &quot;&quot;; [.V68])">
            <text:p/>
          </table:table-cell>
          <table:table-cell table:formula="of:=IF(ISBLANK([.W68]); &quot;&quot;; &quot; &quot;)&amp;IF(ISBLANK([.W68]); &quot;&quot;; [.W68])">
            <text:p/>
          </table:table-cell>
          <table:table-cell table:formula="of:=IF(ISBLANK([.X68]); &quot;&quot;; &quot; &quot;)&amp;IF(ISBLANK([.X68]); &quot;&quot;; [.X68])">
            <text:p/>
          </table:table-cell>
          <table:table-cell table:style-name="ce22" table:formula="of:=&quot;),&quot;" office:value-type="string" office:string-value=")," calcext:value-type="string">
            <text:p>),</text:p>
          </table:table-cell>
          <table:table-cell/>
          <table:table-cell table:formula="of:=IFERROR(__xludf.dummyfunction(&quot;if(ISTEXT('Definition (EN)'!P17), SPLIT('Definition (EN)'!P17, &quot;&quot; + &quot;&quot;, TRUE), &quot;&quot;&quot;&quot;)&quot;);&quot;follower&quot;)" office:value-type="string" office:string-value="follower" calcext:value-type="string">
            <text:p>follower</text:p>
          </table:table-cell>
          <table:table-cell table:number-columns-repeated="10"/>
          <table:table-cell table:style-name="ce75" table:formula="of:=SUBSTITUTE([.A68]&amp;&quot; &quot;&amp;[.B68]&amp;[.C68]&amp;[.D68]&amp;[.E68]&amp;[.F68]&amp;[.G68]&amp;[.H68]&amp;[.I68]&amp;[.J68]&amp;[.K68]&amp;[.L68]&amp;[.M68]; &quot;%w()&quot;; &quot;[]&quot;)" office:value-type="string" office:string-value="slot_delete_notify: %w(follower)," calcext:value-type="string">
            <text:p>slot_delete_notify: %w(follower),</text:p>
          </table:table-cell>
          <table:table-cell table:number-columns-repeated="998"/>
        </table:table-row>
        <table:table-row table:style-name="ro1">
          <table:table-cell table:formula="of:=LOWER([$'Definition (EN)'.C17]&amp;&quot;_&quot;&amp;[$'Definition (EN)'.D17]&amp;&quot;_&quot;&amp;[$'Definition (EN)'.$M$3]&amp;&quot;:&quot;)" office:value-type="string" office:string-value="slot_delete_push:" calcext:value-type="string">
            <text:p>slot_delete_push:</text:p>
          </table:table-cell>
          <table:table-cell table:formula="of:=&quot;%w(&quot;" office:value-type="string" office:string-value="%w(" calcext:value-type="string">
            <text:p>%w(</text:p>
          </table:table-cell>
          <table:table-cell table:formula="of:=IF(ISTEXT([.O69]); [.O69]; &quot;&quot;)" office:value-type="string" office:string-value="follower" calcext:value-type="string">
            <text:p>follower</text:p>
          </table:table-cell>
          <table:table-cell table:formula="of:=IF(ISBLANK([.P69]); &quot;&quot;; &quot; &quot;)&amp;IF(ISBLANK([.P69]); &quot;&quot;; [.P69])">
            <text:p/>
          </table:table-cell>
          <table:table-cell table:formula="of:=IF(ISBLANK([.Q69]); &quot;&quot;; &quot; &quot;)&amp;IF(ISBLANK([.Q69]); &quot;&quot;; [.Q69])">
            <text:p/>
          </table:table-cell>
          <table:table-cell table:formula="of:=IF(ISBLANK([.R69]); &quot;&quot;; &quot; &quot;)&amp;IF(ISBLANK([.R69]); &quot;&quot;; [.R69])">
            <text:p/>
          </table:table-cell>
          <table:table-cell table:formula="of:=IF(ISBLANK([.S69]); &quot;&quot;; &quot; &quot;)&amp;IF(ISBLANK([.S69]); &quot;&quot;; [.S69])">
            <text:p/>
          </table:table-cell>
          <table:table-cell table:formula="of:=IF(ISBLANK([.T69]); &quot;&quot;; &quot; &quot;)&amp;IF(ISBLANK([.T69]); &quot;&quot;; [.T69])">
            <text:p/>
          </table:table-cell>
          <table:table-cell table:formula="of:=IF(ISBLANK([.U69]); &quot;&quot;; &quot; &quot;)&amp;IF(ISBLANK([.U69]); &quot;&quot;; [.U69])">
            <text:p/>
          </table:table-cell>
          <table:table-cell table:formula="of:=IF(ISBLANK([.V69]); &quot;&quot;; &quot; &quot;)&amp;IF(ISBLANK([.V69]); &quot;&quot;; [.V69])">
            <text:p/>
          </table:table-cell>
          <table:table-cell table:formula="of:=IF(ISBLANK([.W69]); &quot;&quot;; &quot; &quot;)&amp;IF(ISBLANK([.W69]); &quot;&quot;; [.W69])">
            <text:p/>
          </table:table-cell>
          <table:table-cell table:formula="of:=IF(ISBLANK([.X69]); &quot;&quot;; &quot; &quot;)&amp;IF(ISBLANK([.X69]); &quot;&quot;; [.X69])">
            <text:p/>
          </table:table-cell>
          <table:table-cell table:style-name="ce22" table:formula="of:=&quot;),&quot;" office:value-type="string" office:string-value=")," calcext:value-type="string">
            <text:p>),</text:p>
          </table:table-cell>
          <table:table-cell/>
          <table:table-cell table:formula="of:=IFERROR(__xludf.dummyfunction(&quot;if(ISTEXT('Definition (EN)'!L17), SPLIT('Definition (EN)'!L17, &quot;&quot; + &quot;&quot;, TRUE), &quot;&quot;&quot;&quot;)&quot;);&quot;follower&quot;)" office:value-type="string" office:string-value="follower" calcext:value-type="string">
            <text:p>follower</text:p>
          </table:table-cell>
          <table:table-cell table:number-columns-repeated="10"/>
          <table:table-cell table:style-name="ce75" table:formula="of:=SUBSTITUTE([.A69]&amp;&quot; &quot;&amp;[.B69]&amp;[.C69]&amp;[.D69]&amp;[.E69]&amp;[.F69]&amp;[.G69]&amp;[.H69]&amp;[.I69]&amp;[.J69]&amp;[.K69]&amp;[.L69]&amp;[.M69]; &quot;%w()&quot;; &quot;[]&quot;)" office:value-type="string" office:string-value="slot_delete_push: %w(follower)," calcext:value-type="string">
            <text:p>slot_delete_push: %w(follower),</text:p>
          </table:table-cell>
          <table:table-cell table:number-columns-repeated="998"/>
        </table:table-row>
        <table:table-row table:style-name="ro1">
          <table:table-cell table:number-columns-repeated="2"/>
          <table:table-cell table:formula="of:=IF(ISTEXT([.O70]); [.O70]; &quot;&quot;)">
            <text:p/>
          </table:table-cell>
          <table:table-cell table:formula="of:=IF(ISBLANK([.P70]); &quot;&quot;; &quot; &quot;)&amp;IF(ISBLANK([.P70]); &quot;&quot;; [.P70])">
            <text:p/>
          </table:table-cell>
          <table:table-cell table:formula="of:=IF(ISBLANK([.Q70]); &quot;&quot;; &quot; &quot;)&amp;IF(ISBLANK([.Q70]); &quot;&quot;; [.Q70])">
            <text:p/>
          </table:table-cell>
          <table:table-cell table:formula="of:=IF(ISBLANK([.R70]); &quot;&quot;; &quot; &quot;)&amp;IF(ISBLANK([.R70]); &quot;&quot;; [.R70])">
            <text:p/>
          </table:table-cell>
          <table:table-cell table:formula="of:=IF(ISBLANK([.S70]); &quot;&quot;; &quot; &quot;)&amp;IF(ISBLANK([.S70]); &quot;&quot;; [.S70])">
            <text:p/>
          </table:table-cell>
          <table:table-cell table:formula="of:=IF(ISBLANK([.T70]); &quot;&quot;; &quot; &quot;)&amp;IF(ISBLANK([.T70]); &quot;&quot;; [.T70])">
            <text:p/>
          </table:table-cell>
          <table:table-cell table:formula="of:=IF(ISBLANK([.U70]); &quot;&quot;; &quot; &quot;)&amp;IF(ISBLANK([.U70]); &quot;&quot;; [.U70])">
            <text:p/>
          </table:table-cell>
          <table:table-cell table:formula="of:=IF(ISBLANK([.V70]); &quot;&quot;; &quot; &quot;)&amp;IF(ISBLANK([.V70]); &quot;&quot;; [.V70])">
            <text:p/>
          </table:table-cell>
          <table:table-cell table:formula="of:=IF(ISBLANK([.W70]); &quot;&quot;; &quot; &quot;)&amp;IF(ISBLANK([.W70]); &quot;&quot;; [.W70])">
            <text:p/>
          </table:table-cell>
          <table:table-cell table:formula="of:=IF(ISBLANK([.X70]); &quot;&quot;; &quot; &quot;)&amp;IF(ISBLANK([.X70]); &quot;&quot;; [.X70])">
            <text:p/>
          </table:table-cell>
          <table:table-cell table:number-columns-repeated="13"/>
          <table:table-cell table:style-name="ce75" table:formula="of:=SUBSTITUTE([.A70]&amp;&quot; &quot;&amp;[.B70]&amp;[.C70]&amp;[.D70]&amp;[.E70]&amp;[.F70]&amp;[.G70]&amp;[.H70]&amp;[.I70]&amp;[.J70]&amp;[.K70]&amp;[.L70]&amp;[.M70]; &quot;%w()&quot;; &quot;[]&quot;)" office:value-type="string" office:string-value=" " calcext:value-type="string">
            <text:p><text:s/></text:p>
          </table:table-cell>
          <table:table-cell table:number-columns-repeated="998"/>
        </table:table-row>
        <table:table-row table:style-name="ro1">
          <table:table-cell table:formula="of:=LOWER([$'Definition (EN)'.C18]&amp;&quot;_&quot;&amp;[$'Definition (EN)'.D18]&amp;&quot;_&quot;&amp;[$'Definition (EN)'.$I$3]&amp;&quot;:&quot;)" office:value-type="string" office:string-value="slot_unslot_me:" calcext:value-type="string">
            <text:p>slot_unslot_me:</text:p>
          </table:table-cell>
          <table:table-cell table:formula="of:=&quot;%w(&quot;" office:value-type="string" office:string-value="%w(" calcext:value-type="string">
            <text:p>%w(</text:p>
          </table:table-cell>
          <table:table-cell table:formula="of:=IF(ISTEXT([.O71]); [.O71]; &quot;&quot;)" office:value-type="string" office:string-value="actor" calcext:value-type="string">
            <text:p>actor</text:p>
          </table:table-cell>
          <table:table-cell table:formula="of:=IF(ISBLANK([.P71]); &quot;&quot;; &quot; &quot;)&amp;IF(ISBLANK([.P71]); &quot;&quot;; [.P71])">
            <text:p/>
          </table:table-cell>
          <table:table-cell table:formula="of:=IF(ISBLANK([.Q71]); &quot;&quot;; &quot; &quot;)&amp;IF(ISBLANK([.Q71]); &quot;&quot;; [.Q71])">
            <text:p/>
          </table:table-cell>
          <table:table-cell table:formula="of:=IF(ISBLANK([.R71]); &quot;&quot;; &quot; &quot;)&amp;IF(ISBLANK([.R71]); &quot;&quot;; [.R71])">
            <text:p/>
          </table:table-cell>
          <table:table-cell table:formula="of:=IF(ISBLANK([.S71]); &quot;&quot;; &quot; &quot;)&amp;IF(ISBLANK([.S71]); &quot;&quot;; [.S71])">
            <text:p/>
          </table:table-cell>
          <table:table-cell table:formula="of:=IF(ISBLANK([.T71]); &quot;&quot;; &quot; &quot;)&amp;IF(ISBLANK([.T71]); &quot;&quot;; [.T71])">
            <text:p/>
          </table:table-cell>
          <table:table-cell table:formula="of:=IF(ISBLANK([.U71]); &quot;&quot;; &quot; &quot;)&amp;IF(ISBLANK([.U71]); &quot;&quot;; [.U71])">
            <text:p/>
          </table:table-cell>
          <table:table-cell table:formula="of:=IF(ISBLANK([.V71]); &quot;&quot;; &quot; &quot;)&amp;IF(ISBLANK([.V71]); &quot;&quot;; [.V71])">
            <text:p/>
          </table:table-cell>
          <table:table-cell table:formula="of:=IF(ISBLANK([.W71]); &quot;&quot;; &quot; &quot;)&amp;IF(ISBLANK([.W71]); &quot;&quot;; [.W71])">
            <text:p/>
          </table:table-cell>
          <table:table-cell table:formula="of:=IF(ISBLANK([.X71]); &quot;&quot;; &quot; &quot;)&amp;IF(ISBLANK([.X71]); &quot;&quot;; [.X71])">
            <text:p/>
          </table:table-cell>
          <table:table-cell table:style-name="ce22" table:formula="of:=&quot;),&quot;" office:value-type="string" office:string-value=")," calcext:value-type="string">
            <text:p>),</text:p>
          </table:table-cell>
          <table:table-cell/>
          <table:table-cell table:formula="of:=IFERROR(__xludf.dummyfunction(&quot;if(ISTEXT('Definition (EN)'!H18), SPLIT('Definition (EN)'!H18, &quot;&quot; + &quot;&quot;, TRUE), &quot;&quot;&quot;&quot;)&quot;);&quot;actor&quot;)" office:value-type="string" office:string-value="actor" calcext:value-type="string">
            <text:p>actor</text:p>
          </table:table-cell>
          <table:table-cell table:number-columns-repeated="10"/>
          <table:table-cell table:style-name="ce75" table:formula="of:=SUBSTITUTE([.A71]&amp;&quot; &quot;&amp;[.B71]&amp;[.C71]&amp;[.D71]&amp;[.E71]&amp;[.F71]&amp;[.G71]&amp;[.H71]&amp;[.I71]&amp;[.J71]&amp;[.K71]&amp;[.L71]&amp;[.M71]; &quot;%w()&quot;; &quot;[]&quot;)" office:value-type="string" office:string-value="slot_unslot_me: %w(actor)," calcext:value-type="string">
            <text:p>slot_unslot_me: %w(actor),</text:p>
          </table:table-cell>
          <table:table-cell table:number-columns-repeated="998"/>
        </table:table-row>
        <table:table-row table:style-name="ro1">
          <table:table-cell table:formula="of:=LOWER([$'Definition (EN)'.C18]&amp;&quot;_&quot;&amp;[$'Definition (EN)'.D18]&amp;&quot;_&quot;&amp;[$'Definition (EN)'.$U$3]&amp;&quot;:&quot;)" office:value-type="string" office:string-value="slot_unslot_activity:" calcext:value-type="string">
            <text:p>slot_unslot_activity:</text:p>
          </table:table-cell>
          <table:table-cell table:formula="of:=&quot;%w(&quot;" office:value-type="string" office:string-value="%w(" calcext:value-type="string">
            <text:p>%w(</text:p>
          </table:table-cell>
          <table:table-cell table:formula="of:=IF(ISTEXT([.O72]); [.O72]; &quot;&quot;)">
            <text:p/>
          </table:table-cell>
          <table:table-cell table:formula="of:=IF(ISBLANK([.P72]); &quot;&quot;; &quot; &quot;)&amp;IF(ISBLANK([.P72]); &quot;&quot;; [.P72])">
            <text:p/>
          </table:table-cell>
          <table:table-cell table:formula="of:=IF(ISBLANK([.Q72]); &quot;&quot;; &quot; &quot;)&amp;IF(ISBLANK([.Q72]); &quot;&quot;; [.Q72])">
            <text:p/>
          </table:table-cell>
          <table:table-cell table:formula="of:=IF(ISBLANK([.R72]); &quot;&quot;; &quot; &quot;)&amp;IF(ISBLANK([.R72]); &quot;&quot;; [.R72])">
            <text:p/>
          </table:table-cell>
          <table:table-cell table:formula="of:=IF(ISBLANK([.S72]); &quot;&quot;; &quot; &quot;)&amp;IF(ISBLANK([.S72]); &quot;&quot;; [.S72])">
            <text:p/>
          </table:table-cell>
          <table:table-cell table:formula="of:=IF(ISBLANK([.T72]); &quot;&quot;; &quot; &quot;)&amp;IF(ISBLANK([.T72]); &quot;&quot;; [.T72])">
            <text:p/>
          </table:table-cell>
          <table:table-cell table:formula="of:=IF(ISBLANK([.U72]); &quot;&quot;; &quot; &quot;)&amp;IF(ISBLANK([.U72]); &quot;&quot;; [.U72])">
            <text:p/>
          </table:table-cell>
          <table:table-cell table:formula="of:=IF(ISBLANK([.V72]); &quot;&quot;; &quot; &quot;)&amp;IF(ISBLANK([.V72]); &quot;&quot;; [.V72])">
            <text:p/>
          </table:table-cell>
          <table:table-cell table:formula="of:=IF(ISBLANK([.W72]); &quot;&quot;; &quot; &quot;)&amp;IF(ISBLANK([.W72]); &quot;&quot;; [.W72])">
            <text:p/>
          </table:table-cell>
          <table:table-cell table:formula="of:=IF(ISBLANK([.X72]); &quot;&quot;; &quot; &quot;)&amp;IF(ISBLANK([.X72]); &quot;&quot;; [.X72])">
            <text:p/>
          </table:table-cell>
          <table:table-cell table:style-name="ce22" table:formula="of:=&quot;),&quot;" office:value-type="string" office:string-value=")," calcext:value-type="string">
            <text:p>),</text:p>
          </table:table-cell>
          <table:table-cell/>
          <table:table-cell table:formula="of:=IFERROR(__xludf.dummyfunction(&quot;if(ISTEXT('Definition (EN)'!T18), SPLIT('Definition (EN)'!T18, &quot;&quot; + &quot;&quot;, TRUE), &quot;&quot;&quot;&quot;)&quot;);&quot;&quot;)">
            <text:p/>
          </table:table-cell>
          <table:table-cell table:number-columns-repeated="10"/>
          <table:table-cell table:style-name="ce75" table:formula="of:=SUBSTITUTE([.A72]&amp;&quot; &quot;&amp;[.B72]&amp;[.C72]&amp;[.D72]&amp;[.E72]&amp;[.F72]&amp;[.G72]&amp;[.H72]&amp;[.I72]&amp;[.J72]&amp;[.K72]&amp;[.L72]&amp;[.M72]; &quot;%w()&quot;; &quot;[]&quot;)" office:value-type="string" office:string-value="slot_unslot_activity: []," calcext:value-type="string">
            <text:p>slot_unslot_activity: [],</text:p>
          </table:table-cell>
          <table:table-cell table:number-columns-repeated="998"/>
        </table:table-row>
        <table:table-row table:style-name="ro1">
          <table:table-cell table:formula="of:=LOWER([$'Definition (EN)'.C18]&amp;&quot;_&quot;&amp;[$'Definition (EN)'.D18]&amp;&quot;_&quot;&amp;[$'Definition (EN)'.$Q$3]&amp;&quot;:&quot;)" office:value-type="string" office:string-value="slot_unslot_notify:" calcext:value-type="string">
            <text:p>slot_unslot_notify:</text:p>
          </table:table-cell>
          <table:table-cell table:formula="of:=&quot;%w(&quot;" office:value-type="string" office:string-value="%w(" calcext:value-type="string">
            <text:p>%w(</text:p>
          </table:table-cell>
          <table:table-cell table:formula="of:=IF(ISTEXT([.O73]); [.O73]; &quot;&quot;)">
            <text:p/>
          </table:table-cell>
          <table:table-cell table:formula="of:=IF(ISBLANK([.P73]); &quot;&quot;; &quot; &quot;)&amp;IF(ISBLANK([.P73]); &quot;&quot;; [.P73])">
            <text:p/>
          </table:table-cell>
          <table:table-cell table:formula="of:=IF(ISBLANK([.Q73]); &quot;&quot;; &quot; &quot;)&amp;IF(ISBLANK([.Q73]); &quot;&quot;; [.Q73])">
            <text:p/>
          </table:table-cell>
          <table:table-cell table:formula="of:=IF(ISBLANK([.R73]); &quot;&quot;; &quot; &quot;)&amp;IF(ISBLANK([.R73]); &quot;&quot;; [.R73])">
            <text:p/>
          </table:table-cell>
          <table:table-cell table:formula="of:=IF(ISBLANK([.S73]); &quot;&quot;; &quot; &quot;)&amp;IF(ISBLANK([.S73]); &quot;&quot;; [.S73])">
            <text:p/>
          </table:table-cell>
          <table:table-cell table:formula="of:=IF(ISBLANK([.T73]); &quot;&quot;; &quot; &quot;)&amp;IF(ISBLANK([.T73]); &quot;&quot;; [.T73])">
            <text:p/>
          </table:table-cell>
          <table:table-cell table:formula="of:=IF(ISBLANK([.U73]); &quot;&quot;; &quot; &quot;)&amp;IF(ISBLANK([.U73]); &quot;&quot;; [.U73])">
            <text:p/>
          </table:table-cell>
          <table:table-cell table:formula="of:=IF(ISBLANK([.V73]); &quot;&quot;; &quot; &quot;)&amp;IF(ISBLANK([.V73]); &quot;&quot;; [.V73])">
            <text:p/>
          </table:table-cell>
          <table:table-cell table:formula="of:=IF(ISBLANK([.W73]); &quot;&quot;; &quot; &quot;)&amp;IF(ISBLANK([.W73]); &quot;&quot;; [.W73])">
            <text:p/>
          </table:table-cell>
          <table:table-cell table:formula="of:=IF(ISBLANK([.X73]); &quot;&quot;; &quot; &quot;)&amp;IF(ISBLANK([.X73]); &quot;&quot;; [.X73])">
            <text:p/>
          </table:table-cell>
          <table:table-cell table:style-name="ce22" table:formula="of:=&quot;),&quot;" office:value-type="string" office:string-value=")," calcext:value-type="string">
            <text:p>),</text:p>
          </table:table-cell>
          <table:table-cell/>
          <table:table-cell table:formula="of:=IFERROR(__xludf.dummyfunction(&quot;if(ISTEXT('Definition (EN)'!P18), SPLIT('Definition (EN)'!P18, &quot;&quot; + &quot;&quot;, TRUE), &quot;&quot;&quot;&quot;)&quot;);&quot;&quot;)">
            <text:p/>
          </table:table-cell>
          <table:table-cell table:number-columns-repeated="10"/>
          <table:table-cell table:style-name="ce75" table:formula="of:=SUBSTITUTE([.A73]&amp;&quot; &quot;&amp;[.B73]&amp;[.C73]&amp;[.D73]&amp;[.E73]&amp;[.F73]&amp;[.G73]&amp;[.H73]&amp;[.I73]&amp;[.J73]&amp;[.K73]&amp;[.L73]&amp;[.M73]; &quot;%w()&quot;; &quot;[]&quot;)" office:value-type="string" office:string-value="slot_unslot_notify: []," calcext:value-type="string">
            <text:p>slot_unslot_notify: [],</text:p>
          </table:table-cell>
          <table:table-cell table:number-columns-repeated="998"/>
        </table:table-row>
        <table:table-row table:style-name="ro1">
          <table:table-cell table:formula="of:=LOWER([$'Definition (EN)'.C18]&amp;&quot;_&quot;&amp;[$'Definition (EN)'.D18]&amp;&quot;_&quot;&amp;[$'Definition (EN)'.$M$3]&amp;&quot;:&quot;)" office:value-type="string" office:string-value="slot_unslot_push:" calcext:value-type="string">
            <text:p>slot_unslot_push:</text:p>
          </table:table-cell>
          <table:table-cell table:formula="of:=&quot;%w(&quot;" office:value-type="string" office:string-value="%w(" calcext:value-type="string">
            <text:p>%w(</text:p>
          </table:table-cell>
          <table:table-cell table:formula="of:=IF(ISTEXT([.O74]); [.O74]; &quot;&quot;)">
            <text:p/>
          </table:table-cell>
          <table:table-cell table:formula="of:=IF(ISBLANK([.P74]); &quot;&quot;; &quot; &quot;)&amp;IF(ISBLANK([.P74]); &quot;&quot;; [.P74])">
            <text:p/>
          </table:table-cell>
          <table:table-cell table:formula="of:=IF(ISBLANK([.Q74]); &quot;&quot;; &quot; &quot;)&amp;IF(ISBLANK([.Q74]); &quot;&quot;; [.Q74])">
            <text:p/>
          </table:table-cell>
          <table:table-cell table:formula="of:=IF(ISBLANK([.R74]); &quot;&quot;; &quot; &quot;)&amp;IF(ISBLANK([.R74]); &quot;&quot;; [.R74])">
            <text:p/>
          </table:table-cell>
          <table:table-cell table:formula="of:=IF(ISBLANK([.S74]); &quot;&quot;; &quot; &quot;)&amp;IF(ISBLANK([.S74]); &quot;&quot;; [.S74])">
            <text:p/>
          </table:table-cell>
          <table:table-cell table:formula="of:=IF(ISBLANK([.T74]); &quot;&quot;; &quot; &quot;)&amp;IF(ISBLANK([.T74]); &quot;&quot;; [.T74])">
            <text:p/>
          </table:table-cell>
          <table:table-cell table:formula="of:=IF(ISBLANK([.U74]); &quot;&quot;; &quot; &quot;)&amp;IF(ISBLANK([.U74]); &quot;&quot;; [.U74])">
            <text:p/>
          </table:table-cell>
          <table:table-cell table:formula="of:=IF(ISBLANK([.V74]); &quot;&quot;; &quot; &quot;)&amp;IF(ISBLANK([.V74]); &quot;&quot;; [.V74])">
            <text:p/>
          </table:table-cell>
          <table:table-cell table:formula="of:=IF(ISBLANK([.W74]); &quot;&quot;; &quot; &quot;)&amp;IF(ISBLANK([.W74]); &quot;&quot;; [.W74])">
            <text:p/>
          </table:table-cell>
          <table:table-cell table:formula="of:=IF(ISBLANK([.X74]); &quot;&quot;; &quot; &quot;)&amp;IF(ISBLANK([.X74]); &quot;&quot;; [.X74])">
            <text:p/>
          </table:table-cell>
          <table:table-cell table:style-name="ce22" table:formula="of:=&quot;),&quot;" office:value-type="string" office:string-value=")," calcext:value-type="string">
            <text:p>),</text:p>
          </table:table-cell>
          <table:table-cell/>
          <table:table-cell table:formula="of:=IFERROR(__xludf.dummyfunction(&quot;if(ISTEXT('Definition (EN)'!L18), SPLIT('Definition (EN)'!L18, &quot;&quot; + &quot;&quot;, TRUE), &quot;&quot;&quot;&quot;)&quot;);&quot;&quot;)">
            <text:p/>
          </table:table-cell>
          <table:table-cell table:number-columns-repeated="10"/>
          <table:table-cell table:style-name="ce75" table:formula="of:=SUBSTITUTE([.A74]&amp;&quot; &quot;&amp;[.B74]&amp;[.C74]&amp;[.D74]&amp;[.E74]&amp;[.F74]&amp;[.G74]&amp;[.H74]&amp;[.I74]&amp;[.J74]&amp;[.K74]&amp;[.L74]&amp;[.M74]; &quot;%w()&quot;; &quot;[]&quot;)" office:value-type="string" office:string-value="slot_unslot_push: []," calcext:value-type="string">
            <text:p>slot_unslot_push: [],</text:p>
          </table:table-cell>
          <table:table-cell table:number-columns-repeated="998"/>
        </table:table-row>
        <table:table-row table:style-name="ro1">
          <table:table-cell table:number-columns-repeated="2"/>
          <table:table-cell table:formula="of:=IF(ISTEXT([.O75]); [.O75]; &quot;&quot;)">
            <text:p/>
          </table:table-cell>
          <table:table-cell table:formula="of:=IF(ISBLANK([.P75]); &quot;&quot;; &quot; &quot;)&amp;IF(ISBLANK([.P75]); &quot;&quot;; [.P75])">
            <text:p/>
          </table:table-cell>
          <table:table-cell table:formula="of:=IF(ISBLANK([.Q75]); &quot;&quot;; &quot; &quot;)&amp;IF(ISBLANK([.Q75]); &quot;&quot;; [.Q75])">
            <text:p/>
          </table:table-cell>
          <table:table-cell table:formula="of:=IF(ISBLANK([.R75]); &quot;&quot;; &quot; &quot;)&amp;IF(ISBLANK([.R75]); &quot;&quot;; [.R75])">
            <text:p/>
          </table:table-cell>
          <table:table-cell table:formula="of:=IF(ISBLANK([.S75]); &quot;&quot;; &quot; &quot;)&amp;IF(ISBLANK([.S75]); &quot;&quot;; [.S75])">
            <text:p/>
          </table:table-cell>
          <table:table-cell table:formula="of:=IF(ISBLANK([.T75]); &quot;&quot;; &quot; &quot;)&amp;IF(ISBLANK([.T75]); &quot;&quot;; [.T75])">
            <text:p/>
          </table:table-cell>
          <table:table-cell table:formula="of:=IF(ISBLANK([.U75]); &quot;&quot;; &quot; &quot;)&amp;IF(ISBLANK([.U75]); &quot;&quot;; [.U75])">
            <text:p/>
          </table:table-cell>
          <table:table-cell table:formula="of:=IF(ISBLANK([.V75]); &quot;&quot;; &quot; &quot;)&amp;IF(ISBLANK([.V75]); &quot;&quot;; [.V75])">
            <text:p/>
          </table:table-cell>
          <table:table-cell table:formula="of:=IF(ISBLANK([.W75]); &quot;&quot;; &quot; &quot;)&amp;IF(ISBLANK([.W75]); &quot;&quot;; [.W75])">
            <text:p/>
          </table:table-cell>
          <table:table-cell table:formula="of:=IF(ISBLANK([.X75]); &quot;&quot;; &quot; &quot;)&amp;IF(ISBLANK([.X75]); &quot;&quot;; [.X75])">
            <text:p/>
          </table:table-cell>
          <table:table-cell table:number-columns-repeated="13"/>
          <table:table-cell table:style-name="ce75" table:formula="of:=SUBSTITUTE([.A75]&amp;&quot; &quot;&amp;[.B75]&amp;[.C75]&amp;[.D75]&amp;[.E75]&amp;[.F75]&amp;[.G75]&amp;[.H75]&amp;[.I75]&amp;[.J75]&amp;[.K75]&amp;[.L75]&amp;[.M75]; &quot;%w()&quot;; &quot;[]&quot;)" office:value-type="string" office:string-value=" " calcext:value-type="string">
            <text:p><text:s/></text:p>
          </table:table-cell>
          <table:table-cell table:number-columns-repeated="998"/>
        </table:table-row>
        <table:table-row table:style-name="ro1">
          <table:table-cell table:formula="of:=LOWER([$'Definition (EN)'.C19]&amp;&quot;_&quot;&amp;[$'Definition (EN)'.D19]&amp;&quot;_&quot;&amp;[$'Definition (EN)'.$I$3]&amp;&quot;:&quot;)" office:value-type="string" office:string-value="user_request_me:" calcext:value-type="string">
            <text:p>user_request_me:</text:p>
          </table:table-cell>
          <table:table-cell table:formula="of:=&quot;%w(&quot;" office:value-type="string" office:string-value="%w(" calcext:value-type="string">
            <text:p>%w(</text:p>
          </table:table-cell>
          <table:table-cell table:formula="of:=IF(ISTEXT([.O76]); [.O76]; &quot;&quot;)" office:value-type="string" office:string-value="actor" calcext:value-type="string">
            <text:p>actor</text:p>
          </table:table-cell>
          <table:table-cell table:formula="of:=IF(ISBLANK([.P76]); &quot;&quot;; &quot; &quot;)&amp;IF(ISBLANK([.P76]); &quot;&quot;; [.P76])">
            <text:p/>
          </table:table-cell>
          <table:table-cell table:formula="of:=IF(ISBLANK([.Q76]); &quot;&quot;; &quot; &quot;)&amp;IF(ISBLANK([.Q76]); &quot;&quot;; [.Q76])">
            <text:p/>
          </table:table-cell>
          <table:table-cell table:formula="of:=IF(ISBLANK([.R76]); &quot;&quot;; &quot; &quot;)&amp;IF(ISBLANK([.R76]); &quot;&quot;; [.R76])">
            <text:p/>
          </table:table-cell>
          <table:table-cell table:formula="of:=IF(ISBLANK([.S76]); &quot;&quot;; &quot; &quot;)&amp;IF(ISBLANK([.S76]); &quot;&quot;; [.S76])">
            <text:p/>
          </table:table-cell>
          <table:table-cell table:formula="of:=IF(ISBLANK([.T76]); &quot;&quot;; &quot; &quot;)&amp;IF(ISBLANK([.T76]); &quot;&quot;; [.T76])">
            <text:p/>
          </table:table-cell>
          <table:table-cell table:formula="of:=IF(ISBLANK([.U76]); &quot;&quot;; &quot; &quot;)&amp;IF(ISBLANK([.U76]); &quot;&quot;; [.U76])">
            <text:p/>
          </table:table-cell>
          <table:table-cell table:formula="of:=IF(ISBLANK([.V76]); &quot;&quot;; &quot; &quot;)&amp;IF(ISBLANK([.V76]); &quot;&quot;; [.V76])">
            <text:p/>
          </table:table-cell>
          <table:table-cell table:formula="of:=IF(ISBLANK([.W76]); &quot;&quot;; &quot; &quot;)&amp;IF(ISBLANK([.W76]); &quot;&quot;; [.W76])">
            <text:p/>
          </table:table-cell>
          <table:table-cell table:formula="of:=IF(ISBLANK([.X76]); &quot;&quot;; &quot; &quot;)&amp;IF(ISBLANK([.X76]); &quot;&quot;; [.X76])">
            <text:p/>
          </table:table-cell>
          <table:table-cell table:style-name="ce22" table:formula="of:=&quot;),&quot;" office:value-type="string" office:string-value=")," calcext:value-type="string">
            <text:p>),</text:p>
          </table:table-cell>
          <table:table-cell/>
          <table:table-cell table:formula="of:=IFERROR(__xludf.dummyfunction(&quot;if(ISTEXT('Definition (EN)'!H19), SPLIT('Definition (EN)'!H19, &quot;&quot; + &quot;&quot;, TRUE), &quot;&quot;&quot;&quot;)&quot;);&quot;actor&quot;)" office:value-type="string" office:string-value="actor" calcext:value-type="string">
            <text:p>actor</text:p>
          </table:table-cell>
          <table:table-cell table:number-columns-repeated="10"/>
          <table:table-cell table:style-name="ce75" table:formula="of:=SUBSTITUTE([.A76]&amp;&quot; &quot;&amp;[.B76]&amp;[.C76]&amp;[.D76]&amp;[.E76]&amp;[.F76]&amp;[.G76]&amp;[.H76]&amp;[.I76]&amp;[.J76]&amp;[.K76]&amp;[.L76]&amp;[.M76]; &quot;%w()&quot;; &quot;[]&quot;)" office:value-type="string" office:string-value="user_request_me: %w(actor)," calcext:value-type="string">
            <text:p>user_request_me: %w(actor),</text:p>
          </table:table-cell>
          <table:table-cell table:number-columns-repeated="998"/>
        </table:table-row>
        <table:table-row table:style-name="ro1">
          <table:table-cell table:formula="of:=LOWER([$'Definition (EN)'.C19]&amp;&quot;_&quot;&amp;[$'Definition (EN)'.D19]&amp;&quot;_&quot;&amp;[$'Definition (EN)'.$U$3]&amp;&quot;:&quot;)" office:value-type="string" office:string-value="user_request_activity:" calcext:value-type="string">
            <text:p>user_request_activity:</text:p>
          </table:table-cell>
          <table:table-cell table:formula="of:=&quot;%w(&quot;" office:value-type="string" office:string-value="%w(" calcext:value-type="string">
            <text:p>%w(</text:p>
          </table:table-cell>
          <table:table-cell table:formula="of:=IF(ISTEXT([.O77]); [.O77]; &quot;&quot;)">
            <text:p/>
          </table:table-cell>
          <table:table-cell table:formula="of:=IF(ISBLANK([.P77]); &quot;&quot;; &quot; &quot;)&amp;IF(ISBLANK([.P77]); &quot;&quot;; [.P77])">
            <text:p/>
          </table:table-cell>
          <table:table-cell table:formula="of:=IF(ISBLANK([.Q77]); &quot;&quot;; &quot; &quot;)&amp;IF(ISBLANK([.Q77]); &quot;&quot;; [.Q77])">
            <text:p/>
          </table:table-cell>
          <table:table-cell table:formula="of:=IF(ISBLANK([.R77]); &quot;&quot;; &quot; &quot;)&amp;IF(ISBLANK([.R77]); &quot;&quot;; [.R77])">
            <text:p/>
          </table:table-cell>
          <table:table-cell table:formula="of:=IF(ISBLANK([.S77]); &quot;&quot;; &quot; &quot;)&amp;IF(ISBLANK([.S77]); &quot;&quot;; [.S77])">
            <text:p/>
          </table:table-cell>
          <table:table-cell table:formula="of:=IF(ISBLANK([.T77]); &quot;&quot;; &quot; &quot;)&amp;IF(ISBLANK([.T77]); &quot;&quot;; [.T77])">
            <text:p/>
          </table:table-cell>
          <table:table-cell table:formula="of:=IF(ISBLANK([.U77]); &quot;&quot;; &quot; &quot;)&amp;IF(ISBLANK([.U77]); &quot;&quot;; [.U77])">
            <text:p/>
          </table:table-cell>
          <table:table-cell table:formula="of:=IF(ISBLANK([.V77]); &quot;&quot;; &quot; &quot;)&amp;IF(ISBLANK([.V77]); &quot;&quot;; [.V77])">
            <text:p/>
          </table:table-cell>
          <table:table-cell table:formula="of:=IF(ISBLANK([.W77]); &quot;&quot;; &quot; &quot;)&amp;IF(ISBLANK([.W77]); &quot;&quot;; [.W77])">
            <text:p/>
          </table:table-cell>
          <table:table-cell table:formula="of:=IF(ISBLANK([.X77]); &quot;&quot;; &quot; &quot;)&amp;IF(ISBLANK([.X77]); &quot;&quot;; [.X77])">
            <text:p/>
          </table:table-cell>
          <table:table-cell table:style-name="ce22" table:formula="of:=&quot;),&quot;" office:value-type="string" office:string-value=")," calcext:value-type="string">
            <text:p>),</text:p>
          </table:table-cell>
          <table:table-cell/>
          <table:table-cell table:formula="of:=IFERROR(__xludf.dummyfunction(&quot;if(ISTEXT('Definition (EN)'!T19), SPLIT('Definition (EN)'!T19, &quot;&quot; + &quot;&quot;, TRUE), &quot;&quot;&quot;&quot;)&quot;);&quot;&quot;)">
            <text:p/>
          </table:table-cell>
          <table:table-cell table:number-columns-repeated="10"/>
          <table:table-cell table:style-name="ce75" table:formula="of:=SUBSTITUTE([.A77]&amp;&quot; &quot;&amp;[.B77]&amp;[.C77]&amp;[.D77]&amp;[.E77]&amp;[.F77]&amp;[.G77]&amp;[.H77]&amp;[.I77]&amp;[.J77]&amp;[.K77]&amp;[.L77]&amp;[.M77]; &quot;%w()&quot;; &quot;[]&quot;)" office:value-type="string" office:string-value="user_request_activity: []," calcext:value-type="string">
            <text:p>user_request_activity: [],</text:p>
          </table:table-cell>
          <table:table-cell table:number-columns-repeated="998"/>
        </table:table-row>
        <table:table-row table:style-name="ro1">
          <table:table-cell table:formula="of:=LOWER([$'Definition (EN)'.C19]&amp;&quot;_&quot;&amp;[$'Definition (EN)'.D19]&amp;&quot;_&quot;&amp;[$'Definition (EN)'.$Q$3]&amp;&quot;:&quot;)" office:value-type="string" office:string-value="user_request_notify:" calcext:value-type="string">
            <text:p>user_request_notify:</text:p>
          </table:table-cell>
          <table:table-cell table:formula="of:=&quot;%w(&quot;" office:value-type="string" office:string-value="%w(" calcext:value-type="string">
            <text:p>%w(</text:p>
          </table:table-cell>
          <table:table-cell table:formula="of:=IF(ISTEXT([.O78]); [.O78]; &quot;&quot;)" office:value-type="string" office:string-value="user" calcext:value-type="string">
            <text:p>user</text:p>
          </table:table-cell>
          <table:table-cell table:formula="of:=IF(ISBLANK([.P78]); &quot;&quot;; &quot; &quot;)&amp;IF(ISBLANK([.P78]); &quot;&quot;; [.P78])" office:value-type="string" office:string-value=" actor" calcext:value-type="string">
            <text:p><text:s/>actor</text:p>
          </table:table-cell>
          <table:table-cell table:formula="of:=IF(ISBLANK([.Q78]); &quot;&quot;; &quot; &quot;)&amp;IF(ISBLANK([.Q78]); &quot;&quot;; [.Q78])">
            <text:p/>
          </table:table-cell>
          <table:table-cell table:formula="of:=IF(ISBLANK([.R78]); &quot;&quot;; &quot; &quot;)&amp;IF(ISBLANK([.R78]); &quot;&quot;; [.R78])">
            <text:p/>
          </table:table-cell>
          <table:table-cell table:formula="of:=IF(ISBLANK([.S78]); &quot;&quot;; &quot; &quot;)&amp;IF(ISBLANK([.S78]); &quot;&quot;; [.S78])">
            <text:p/>
          </table:table-cell>
          <table:table-cell table:formula="of:=IF(ISBLANK([.T78]); &quot;&quot;; &quot; &quot;)&amp;IF(ISBLANK([.T78]); &quot;&quot;; [.T78])">
            <text:p/>
          </table:table-cell>
          <table:table-cell table:formula="of:=IF(ISBLANK([.U78]); &quot;&quot;; &quot; &quot;)&amp;IF(ISBLANK([.U78]); &quot;&quot;; [.U78])">
            <text:p/>
          </table:table-cell>
          <table:table-cell table:formula="of:=IF(ISBLANK([.V78]); &quot;&quot;; &quot; &quot;)&amp;IF(ISBLANK([.V78]); &quot;&quot;; [.V78])">
            <text:p/>
          </table:table-cell>
          <table:table-cell table:formula="of:=IF(ISBLANK([.W78]); &quot;&quot;; &quot; &quot;)&amp;IF(ISBLANK([.W78]); &quot;&quot;; [.W78])">
            <text:p/>
          </table:table-cell>
          <table:table-cell table:formula="of:=IF(ISBLANK([.X78]); &quot;&quot;; &quot; &quot;)&amp;IF(ISBLANK([.X78]); &quot;&quot;; [.X78])">
            <text:p/>
          </table:table-cell>
          <table:table-cell table:style-name="ce22" table:formula="of:=&quot;),&quot;" office:value-type="string" office:string-value=")," calcext:value-type="string">
            <text:p>),</text:p>
          </table:table-cell>
          <table:table-cell/>
          <table:table-cell table:formula="of:=IFERROR(__xludf.dummyfunction(&quot;if(ISTEXT('Definition (EN)'!P19), SPLIT('Definition (EN)'!P19, &quot;&quot; + &quot;&quot;, TRUE), &quot;&quot;&quot;&quot;)&quot;);&quot;user&quot;)" office:value-type="string" office:string-value="user" calcext:value-type="string">
            <text:p>user</text:p>
          </table:table-cell>
          <table:table-cell office:value-type="string" calcext:value-type="string">
            <text:p>actor</text:p>
          </table:table-cell>
          <table:table-cell table:number-columns-repeated="9"/>
          <table:table-cell table:style-name="ce75" table:formula="of:=SUBSTITUTE([.A78]&amp;&quot; &quot;&amp;[.B78]&amp;[.C78]&amp;[.D78]&amp;[.E78]&amp;[.F78]&amp;[.G78]&amp;[.H78]&amp;[.I78]&amp;[.J78]&amp;[.K78]&amp;[.L78]&amp;[.M78]; &quot;%w()&quot;; &quot;[]&quot;)" office:value-type="string" office:string-value="user_request_notify: %w(user actor)," calcext:value-type="string">
            <text:p>user_request_notify: %w(user actor),</text:p>
          </table:table-cell>
          <table:table-cell table:number-columns-repeated="998"/>
        </table:table-row>
        <table:table-row table:style-name="ro1">
          <table:table-cell table:formula="of:=LOWER([$'Definition (EN)'.C19]&amp;&quot;_&quot;&amp;[$'Definition (EN)'.D19]&amp;&quot;_&quot;&amp;[$'Definition (EN)'.$M$3]&amp;&quot;:&quot;)" office:value-type="string" office:string-value="user_request_push:" calcext:value-type="string">
            <text:p>user_request_push:</text:p>
          </table:table-cell>
          <table:table-cell table:formula="of:=&quot;%w(&quot;" office:value-type="string" office:string-value="%w(" calcext:value-type="string">
            <text:p>%w(</text:p>
          </table:table-cell>
          <table:table-cell table:formula="of:=IF(ISTEXT([.O79]); [.O79]; &quot;&quot;)" office:value-type="string" office:string-value="user" calcext:value-type="string">
            <text:p>user</text:p>
          </table:table-cell>
          <table:table-cell table:formula="of:=IF(ISBLANK([.P79]); &quot;&quot;; &quot; &quot;)&amp;IF(ISBLANK([.P79]); &quot;&quot;; [.P79])">
            <text:p/>
          </table:table-cell>
          <table:table-cell table:formula="of:=IF(ISBLANK([.Q79]); &quot;&quot;; &quot; &quot;)&amp;IF(ISBLANK([.Q79]); &quot;&quot;; [.Q79])">
            <text:p/>
          </table:table-cell>
          <table:table-cell table:formula="of:=IF(ISBLANK([.R79]); &quot;&quot;; &quot; &quot;)&amp;IF(ISBLANK([.R79]); &quot;&quot;; [.R79])">
            <text:p/>
          </table:table-cell>
          <table:table-cell table:formula="of:=IF(ISBLANK([.S79]); &quot;&quot;; &quot; &quot;)&amp;IF(ISBLANK([.S79]); &quot;&quot;; [.S79])">
            <text:p/>
          </table:table-cell>
          <table:table-cell table:formula="of:=IF(ISBLANK([.T79]); &quot;&quot;; &quot; &quot;)&amp;IF(ISBLANK([.T79]); &quot;&quot;; [.T79])">
            <text:p/>
          </table:table-cell>
          <table:table-cell table:formula="of:=IF(ISBLANK([.U79]); &quot;&quot;; &quot; &quot;)&amp;IF(ISBLANK([.U79]); &quot;&quot;; [.U79])">
            <text:p/>
          </table:table-cell>
          <table:table-cell table:formula="of:=IF(ISBLANK([.V79]); &quot;&quot;; &quot; &quot;)&amp;IF(ISBLANK([.V79]); &quot;&quot;; [.V79])">
            <text:p/>
          </table:table-cell>
          <table:table-cell table:formula="of:=IF(ISBLANK([.W79]); &quot;&quot;; &quot; &quot;)&amp;IF(ISBLANK([.W79]); &quot;&quot;; [.W79])">
            <text:p/>
          </table:table-cell>
          <table:table-cell table:formula="of:=IF(ISBLANK([.X79]); &quot;&quot;; &quot; &quot;)&amp;IF(ISBLANK([.X79]); &quot;&quot;; [.X79])">
            <text:p/>
          </table:table-cell>
          <table:table-cell table:style-name="ce22" table:formula="of:=&quot;),&quot;" office:value-type="string" office:string-value=")," calcext:value-type="string">
            <text:p>),</text:p>
          </table:table-cell>
          <table:table-cell/>
          <table:table-cell table:formula="of:=IFERROR(__xludf.dummyfunction(&quot;if(ISTEXT('Definition (EN)'!L19), SPLIT('Definition (EN)'!L19, &quot;&quot; + &quot;&quot;, TRUE), &quot;&quot;&quot;&quot;)&quot;);&quot;user&quot;)" office:value-type="string" office:string-value="user" calcext:value-type="string">
            <text:p>user</text:p>
          </table:table-cell>
          <table:table-cell table:number-columns-repeated="10"/>
          <table:table-cell table:style-name="ce75" table:formula="of:=SUBSTITUTE([.A79]&amp;&quot; &quot;&amp;[.B79]&amp;[.C79]&amp;[.D79]&amp;[.E79]&amp;[.F79]&amp;[.G79]&amp;[.H79]&amp;[.I79]&amp;[.J79]&amp;[.K79]&amp;[.L79]&amp;[.M79]; &quot;%w()&quot;; &quot;[]&quot;)" office:value-type="string" office:string-value="user_request_push: %w(user)," calcext:value-type="string">
            <text:p>user_request_push: %w(user),</text:p>
          </table:table-cell>
          <table:table-cell table:number-columns-repeated="998"/>
        </table:table-row>
        <table:table-row table:style-name="ro1">
          <table:table-cell table:number-columns-repeated="2"/>
          <table:table-cell table:formula="of:=IF(ISTEXT([.O80]); [.O80]; &quot;&quot;)">
            <text:p/>
          </table:table-cell>
          <table:table-cell table:formula="of:=IF(ISBLANK([.P80]); &quot;&quot;; &quot; &quot;)&amp;IF(ISBLANK([.P80]); &quot;&quot;; [.P80])">
            <text:p/>
          </table:table-cell>
          <table:table-cell table:formula="of:=IF(ISBLANK([.Q80]); &quot;&quot;; &quot; &quot;)&amp;IF(ISBLANK([.Q80]); &quot;&quot;; [.Q80])">
            <text:p/>
          </table:table-cell>
          <table:table-cell table:formula="of:=IF(ISBLANK([.R80]); &quot;&quot;; &quot; &quot;)&amp;IF(ISBLANK([.R80]); &quot;&quot;; [.R80])">
            <text:p/>
          </table:table-cell>
          <table:table-cell table:formula="of:=IF(ISBLANK([.S80]); &quot;&quot;; &quot; &quot;)&amp;IF(ISBLANK([.S80]); &quot;&quot;; [.S80])">
            <text:p/>
          </table:table-cell>
          <table:table-cell table:formula="of:=IF(ISBLANK([.T80]); &quot;&quot;; &quot; &quot;)&amp;IF(ISBLANK([.T80]); &quot;&quot;; [.T80])">
            <text:p/>
          </table:table-cell>
          <table:table-cell table:formula="of:=IF(ISBLANK([.U80]); &quot;&quot;; &quot; &quot;)&amp;IF(ISBLANK([.U80]); &quot;&quot;; [.U80])">
            <text:p/>
          </table:table-cell>
          <table:table-cell table:formula="of:=IF(ISBLANK([.V80]); &quot;&quot;; &quot; &quot;)&amp;IF(ISBLANK([.V80]); &quot;&quot;; [.V80])">
            <text:p/>
          </table:table-cell>
          <table:table-cell table:formula="of:=IF(ISBLANK([.W80]); &quot;&quot;; &quot; &quot;)&amp;IF(ISBLANK([.W80]); &quot;&quot;; [.W80])">
            <text:p/>
          </table:table-cell>
          <table:table-cell table:formula="of:=IF(ISBLANK([.X80]); &quot;&quot;; &quot; &quot;)&amp;IF(ISBLANK([.X80]); &quot;&quot;; [.X80])">
            <text:p/>
          </table:table-cell>
          <table:table-cell table:number-columns-repeated="13"/>
          <table:table-cell table:style-name="ce75" table:formula="of:=SUBSTITUTE([.A80]&amp;&quot; &quot;&amp;[.B80]&amp;[.C80]&amp;[.D80]&amp;[.E80]&amp;[.F80]&amp;[.G80]&amp;[.H80]&amp;[.I80]&amp;[.J80]&amp;[.K80]&amp;[.L80]&amp;[.M80]; &quot;%w()&quot;; &quot;[]&quot;)" office:value-type="string" office:string-value=" " calcext:value-type="string">
            <text:p><text:s/></text:p>
          </table:table-cell>
          <table:table-cell table:number-columns-repeated="998"/>
        </table:table-row>
        <table:table-row table:style-name="ro1">
          <table:table-cell table:formula="of:=LOWER([$'Definition (EN)'.C20]&amp;&quot;_&quot;&amp;[$'Definition (EN)'.D20]&amp;&quot;_&quot;&amp;[$'Definition (EN)'.$I$3]&amp;&quot;:&quot;)" office:value-type="string" office:string-value="slot_private_me:" calcext:value-type="string">
            <text:p>slot_private_me:</text:p>
          </table:table-cell>
          <table:table-cell table:formula="of:=&quot;%w(&quot;" office:value-type="string" office:string-value="%w(" calcext:value-type="string">
            <text:p>%w(</text:p>
          </table:table-cell>
          <table:table-cell table:formula="of:=IF(ISTEXT([.O81]); [.O81]; &quot;&quot;)" office:value-type="string" office:string-value="actor" calcext:value-type="string">
            <text:p>actor</text:p>
          </table:table-cell>
          <table:table-cell table:formula="of:=IF(ISBLANK([.P81]); &quot;&quot;; &quot; &quot;)&amp;IF(ISBLANK([.P81]); &quot;&quot;; [.P81])">
            <text:p/>
          </table:table-cell>
          <table:table-cell table:formula="of:=IF(ISBLANK([.Q81]); &quot;&quot;; &quot; &quot;)&amp;IF(ISBLANK([.Q81]); &quot;&quot;; [.Q81])">
            <text:p/>
          </table:table-cell>
          <table:table-cell table:formula="of:=IF(ISBLANK([.R81]); &quot;&quot;; &quot; &quot;)&amp;IF(ISBLANK([.R81]); &quot;&quot;; [.R81])">
            <text:p/>
          </table:table-cell>
          <table:table-cell table:formula="of:=IF(ISBLANK([.S81]); &quot;&quot;; &quot; &quot;)&amp;IF(ISBLANK([.S81]); &quot;&quot;; [.S81])">
            <text:p/>
          </table:table-cell>
          <table:table-cell table:formula="of:=IF(ISBLANK([.T81]); &quot;&quot;; &quot; &quot;)&amp;IF(ISBLANK([.T81]); &quot;&quot;; [.T81])">
            <text:p/>
          </table:table-cell>
          <table:table-cell table:formula="of:=IF(ISBLANK([.U81]); &quot;&quot;; &quot; &quot;)&amp;IF(ISBLANK([.U81]); &quot;&quot;; [.U81])">
            <text:p/>
          </table:table-cell>
          <table:table-cell table:formula="of:=IF(ISBLANK([.V81]); &quot;&quot;; &quot; &quot;)&amp;IF(ISBLANK([.V81]); &quot;&quot;; [.V81])">
            <text:p/>
          </table:table-cell>
          <table:table-cell table:formula="of:=IF(ISBLANK([.W81]); &quot;&quot;; &quot; &quot;)&amp;IF(ISBLANK([.W81]); &quot;&quot;; [.W81])">
            <text:p/>
          </table:table-cell>
          <table:table-cell table:formula="of:=IF(ISBLANK([.X81]); &quot;&quot;; &quot; &quot;)&amp;IF(ISBLANK([.X81]); &quot;&quot;; [.X81])">
            <text:p/>
          </table:table-cell>
          <table:table-cell table:style-name="ce22" table:formula="of:=&quot;),&quot;" office:value-type="string" office:string-value=")," calcext:value-type="string">
            <text:p>),</text:p>
          </table:table-cell>
          <table:table-cell/>
          <table:table-cell table:formula="of:=IFERROR(__xludf.dummyfunction(&quot;if(ISTEXT('Definition (EN)'!H20), SPLIT('Definition (EN)'!H20, &quot;&quot; + &quot;&quot;, TRUE), &quot;&quot;&quot;&quot;)&quot;);&quot;actor&quot;)" office:value-type="string" office:string-value="actor" calcext:value-type="string">
            <text:p>actor</text:p>
          </table:table-cell>
          <table:table-cell table:number-columns-repeated="10"/>
          <table:table-cell table:style-name="ce75" table:formula="of:=SUBSTITUTE([.A81]&amp;&quot; &quot;&amp;[.B81]&amp;[.C81]&amp;[.D81]&amp;[.E81]&amp;[.F81]&amp;[.G81]&amp;[.H81]&amp;[.I81]&amp;[.J81]&amp;[.K81]&amp;[.L81]&amp;[.M81]; &quot;%w()&quot;; &quot;[]&quot;)" office:value-type="string" office:string-value="slot_private_me: %w(actor)," calcext:value-type="string">
            <text:p>slot_private_me: %w(actor),</text:p>
          </table:table-cell>
          <table:table-cell table:number-columns-repeated="998"/>
        </table:table-row>
        <table:table-row table:style-name="ro1">
          <table:table-cell table:formula="of:=LOWER([$'Definition (EN)'.C20]&amp;&quot;_&quot;&amp;[$'Definition (EN)'.D20]&amp;&quot;_&quot;&amp;[$'Definition (EN)'.$U$3]&amp;&quot;:&quot;)" office:value-type="string" office:string-value="slot_private_activity:" calcext:value-type="string">
            <text:p>slot_private_activity:</text:p>
          </table:table-cell>
          <table:table-cell table:formula="of:=&quot;%w(&quot;" office:value-type="string" office:string-value="%w(" calcext:value-type="string">
            <text:p>%w(</text:p>
          </table:table-cell>
          <table:table-cell table:formula="of:=IF(ISTEXT([.O82]); [.O82]; &quot;&quot;)">
            <text:p/>
          </table:table-cell>
          <table:table-cell table:formula="of:=IF(ISBLANK([.P82]); &quot;&quot;; &quot; &quot;)&amp;IF(ISBLANK([.P82]); &quot;&quot;; [.P82])">
            <text:p/>
          </table:table-cell>
          <table:table-cell table:formula="of:=IF(ISBLANK([.Q82]); &quot;&quot;; &quot; &quot;)&amp;IF(ISBLANK([.Q82]); &quot;&quot;; [.Q82])">
            <text:p/>
          </table:table-cell>
          <table:table-cell table:formula="of:=IF(ISBLANK([.R82]); &quot;&quot;; &quot; &quot;)&amp;IF(ISBLANK([.R82]); &quot;&quot;; [.R82])">
            <text:p/>
          </table:table-cell>
          <table:table-cell table:formula="of:=IF(ISBLANK([.S82]); &quot;&quot;; &quot; &quot;)&amp;IF(ISBLANK([.S82]); &quot;&quot;; [.S82])">
            <text:p/>
          </table:table-cell>
          <table:table-cell table:formula="of:=IF(ISBLANK([.T82]); &quot;&quot;; &quot; &quot;)&amp;IF(ISBLANK([.T82]); &quot;&quot;; [.T82])">
            <text:p/>
          </table:table-cell>
          <table:table-cell table:formula="of:=IF(ISBLANK([.U82]); &quot;&quot;; &quot; &quot;)&amp;IF(ISBLANK([.U82]); &quot;&quot;; [.U82])">
            <text:p/>
          </table:table-cell>
          <table:table-cell table:formula="of:=IF(ISBLANK([.V82]); &quot;&quot;; &quot; &quot;)&amp;IF(ISBLANK([.V82]); &quot;&quot;; [.V82])">
            <text:p/>
          </table:table-cell>
          <table:table-cell table:formula="of:=IF(ISBLANK([.W82]); &quot;&quot;; &quot; &quot;)&amp;IF(ISBLANK([.W82]); &quot;&quot;; [.W82])">
            <text:p/>
          </table:table-cell>
          <table:table-cell table:formula="of:=IF(ISBLANK([.X82]); &quot;&quot;; &quot; &quot;)&amp;IF(ISBLANK([.X82]); &quot;&quot;; [.X82])">
            <text:p/>
          </table:table-cell>
          <table:table-cell table:style-name="ce22" table:formula="of:=&quot;),&quot;" office:value-type="string" office:string-value=")," calcext:value-type="string">
            <text:p>),</text:p>
          </table:table-cell>
          <table:table-cell/>
          <table:table-cell table:formula="of:=IFERROR(__xludf.dummyfunction(&quot;if(ISTEXT('Definition (EN)'!T20), SPLIT('Definition (EN)'!T20, &quot;&quot; + &quot;&quot;, TRUE), &quot;&quot;&quot;&quot;)&quot;);&quot;&quot;)">
            <text:p/>
          </table:table-cell>
          <table:table-cell table:number-columns-repeated="10"/>
          <table:table-cell table:style-name="ce75" table:formula="of:=SUBSTITUTE([.A82]&amp;&quot; &quot;&amp;[.B82]&amp;[.C82]&amp;[.D82]&amp;[.E82]&amp;[.F82]&amp;[.G82]&amp;[.H82]&amp;[.I82]&amp;[.J82]&amp;[.K82]&amp;[.L82]&amp;[.M82]; &quot;%w()&quot;; &quot;[]&quot;)" office:value-type="string" office:string-value="slot_private_activity: []," calcext:value-type="string">
            <text:p>slot_private_activity: [],</text:p>
          </table:table-cell>
          <table:table-cell table:number-columns-repeated="998"/>
        </table:table-row>
        <table:table-row table:style-name="ro1">
          <table:table-cell table:formula="of:=LOWER([$'Definition (EN)'.C20]&amp;&quot;_&quot;&amp;[$'Definition (EN)'.D20]&amp;&quot;_&quot;&amp;[$'Definition (EN)'.$Q$3]&amp;&quot;:&quot;)" office:value-type="string" office:string-value="slot_private_notify:" calcext:value-type="string">
            <text:p>slot_private_notify:</text:p>
          </table:table-cell>
          <table:table-cell table:formula="of:=&quot;%w(&quot;" office:value-type="string" office:string-value="%w(" calcext:value-type="string">
            <text:p>%w(</text:p>
          </table:table-cell>
          <table:table-cell table:formula="of:=IF(ISTEXT([.O83]); [.O83]; &quot;&quot;)" office:value-type="string" office:string-value="follower" calcext:value-type="string">
            <text:p>follower</text:p>
          </table:table-cell>
          <table:table-cell table:formula="of:=IF(ISBLANK([.P83]); &quot;&quot;; &quot; &quot;)&amp;IF(ISBLANK([.P83]); &quot;&quot;; [.P83])">
            <text:p/>
          </table:table-cell>
          <table:table-cell table:formula="of:=IF(ISBLANK([.Q83]); &quot;&quot;; &quot; &quot;)&amp;IF(ISBLANK([.Q83]); &quot;&quot;; [.Q83])">
            <text:p/>
          </table:table-cell>
          <table:table-cell table:formula="of:=IF(ISBLANK([.R83]); &quot;&quot;; &quot; &quot;)&amp;IF(ISBLANK([.R83]); &quot;&quot;; [.R83])">
            <text:p/>
          </table:table-cell>
          <table:table-cell table:formula="of:=IF(ISBLANK([.S83]); &quot;&quot;; &quot; &quot;)&amp;IF(ISBLANK([.S83]); &quot;&quot;; [.S83])">
            <text:p/>
          </table:table-cell>
          <table:table-cell table:formula="of:=IF(ISBLANK([.T83]); &quot;&quot;; &quot; &quot;)&amp;IF(ISBLANK([.T83]); &quot;&quot;; [.T83])">
            <text:p/>
          </table:table-cell>
          <table:table-cell table:formula="of:=IF(ISBLANK([.U83]); &quot;&quot;; &quot; &quot;)&amp;IF(ISBLANK([.U83]); &quot;&quot;; [.U83])">
            <text:p/>
          </table:table-cell>
          <table:table-cell table:formula="of:=IF(ISBLANK([.V83]); &quot;&quot;; &quot; &quot;)&amp;IF(ISBLANK([.V83]); &quot;&quot;; [.V83])">
            <text:p/>
          </table:table-cell>
          <table:table-cell table:formula="of:=IF(ISBLANK([.W83]); &quot;&quot;; &quot; &quot;)&amp;IF(ISBLANK([.W83]); &quot;&quot;; [.W83])">
            <text:p/>
          </table:table-cell>
          <table:table-cell table:formula="of:=IF(ISBLANK([.X83]); &quot;&quot;; &quot; &quot;)&amp;IF(ISBLANK([.X83]); &quot;&quot;; [.X83])">
            <text:p/>
          </table:table-cell>
          <table:table-cell table:style-name="ce22" table:formula="of:=&quot;),&quot;" office:value-type="string" office:string-value=")," calcext:value-type="string">
            <text:p>),</text:p>
          </table:table-cell>
          <table:table-cell/>
          <table:table-cell table:formula="of:=IFERROR(__xludf.dummyfunction(&quot;if(ISTEXT('Definition (EN)'!P20), SPLIT('Definition (EN)'!P20, &quot;&quot; + &quot;&quot;, TRUE), &quot;&quot;&quot;&quot;)&quot;);&quot;follower&quot;)" office:value-type="string" office:string-value="follower" calcext:value-type="string">
            <text:p>follower</text:p>
          </table:table-cell>
          <table:table-cell table:number-columns-repeated="10"/>
          <table:table-cell table:style-name="ce75" table:formula="of:=SUBSTITUTE([.A83]&amp;&quot; &quot;&amp;[.B83]&amp;[.C83]&amp;[.D83]&amp;[.E83]&amp;[.F83]&amp;[.G83]&amp;[.H83]&amp;[.I83]&amp;[.J83]&amp;[.K83]&amp;[.L83]&amp;[.M83]; &quot;%w()&quot;; &quot;[]&quot;)" office:value-type="string" office:string-value="slot_private_notify: %w(follower)," calcext:value-type="string">
            <text:p>slot_private_notify: %w(follower),</text:p>
          </table:table-cell>
          <table:table-cell table:number-columns-repeated="998"/>
        </table:table-row>
        <table:table-row table:style-name="ro1">
          <table:table-cell table:formula="of:=LOWER([$'Definition (EN)'.C20]&amp;&quot;_&quot;&amp;[$'Definition (EN)'.D20]&amp;&quot;_&quot;&amp;[$'Definition (EN)'.$M$3]&amp;&quot;:&quot;)" office:value-type="string" office:string-value="slot_private_push:" calcext:value-type="string">
            <text:p>slot_private_push:</text:p>
          </table:table-cell>
          <table:table-cell table:formula="of:=&quot;%w(&quot;" office:value-type="string" office:string-value="%w(" calcext:value-type="string">
            <text:p>%w(</text:p>
          </table:table-cell>
          <table:table-cell table:formula="of:=IF(ISTEXT([.O84]); [.O84]; &quot;&quot;)" office:value-type="string" office:string-value="follower" calcext:value-type="string">
            <text:p>follower</text:p>
          </table:table-cell>
          <table:table-cell table:formula="of:=IF(ISBLANK([.P84]); &quot;&quot;; &quot; &quot;)&amp;IF(ISBLANK([.P84]); &quot;&quot;; [.P84])">
            <text:p/>
          </table:table-cell>
          <table:table-cell table:formula="of:=IF(ISBLANK([.Q84]); &quot;&quot;; &quot; &quot;)&amp;IF(ISBLANK([.Q84]); &quot;&quot;; [.Q84])">
            <text:p/>
          </table:table-cell>
          <table:table-cell table:formula="of:=IF(ISBLANK([.R84]); &quot;&quot;; &quot; &quot;)&amp;IF(ISBLANK([.R84]); &quot;&quot;; [.R84])">
            <text:p/>
          </table:table-cell>
          <table:table-cell table:formula="of:=IF(ISBLANK([.S84]); &quot;&quot;; &quot; &quot;)&amp;IF(ISBLANK([.S84]); &quot;&quot;; [.S84])">
            <text:p/>
          </table:table-cell>
          <table:table-cell table:formula="of:=IF(ISBLANK([.T84]); &quot;&quot;; &quot; &quot;)&amp;IF(ISBLANK([.T84]); &quot;&quot;; [.T84])">
            <text:p/>
          </table:table-cell>
          <table:table-cell table:formula="of:=IF(ISBLANK([.U84]); &quot;&quot;; &quot; &quot;)&amp;IF(ISBLANK([.U84]); &quot;&quot;; [.U84])">
            <text:p/>
          </table:table-cell>
          <table:table-cell table:formula="of:=IF(ISBLANK([.V84]); &quot;&quot;; &quot; &quot;)&amp;IF(ISBLANK([.V84]); &quot;&quot;; [.V84])">
            <text:p/>
          </table:table-cell>
          <table:table-cell table:formula="of:=IF(ISBLANK([.W84]); &quot;&quot;; &quot; &quot;)&amp;IF(ISBLANK([.W84]); &quot;&quot;; [.W84])">
            <text:p/>
          </table:table-cell>
          <table:table-cell table:formula="of:=IF(ISBLANK([.X84]); &quot;&quot;; &quot; &quot;)&amp;IF(ISBLANK([.X84]); &quot;&quot;; [.X84])">
            <text:p/>
          </table:table-cell>
          <table:table-cell table:style-name="ce22" table:formula="of:=&quot;),&quot;" office:value-type="string" office:string-value=")," calcext:value-type="string">
            <text:p>),</text:p>
          </table:table-cell>
          <table:table-cell/>
          <table:table-cell table:formula="of:=IFERROR(__xludf.dummyfunction(&quot;if(ISTEXT('Definition (EN)'!L20), SPLIT('Definition (EN)'!L20, &quot;&quot; + &quot;&quot;, TRUE), &quot;&quot;&quot;&quot;)&quot;);&quot;follower&quot;)" office:value-type="string" office:string-value="follower" calcext:value-type="string">
            <text:p>follower</text:p>
          </table:table-cell>
          <table:table-cell table:number-columns-repeated="10"/>
          <table:table-cell table:style-name="ce75" table:formula="of:=SUBSTITUTE([.A84]&amp;&quot; &quot;&amp;[.B84]&amp;[.C84]&amp;[.D84]&amp;[.E84]&amp;[.F84]&amp;[.G84]&amp;[.H84]&amp;[.I84]&amp;[.J84]&amp;[.K84]&amp;[.L84]&amp;[.M84]; &quot;%w()&quot;; &quot;[]&quot;)" office:value-type="string" office:string-value="slot_private_push: %w(follower)," calcext:value-type="string">
            <text:p>slot_private_push: %w(follower),</text:p>
          </table:table-cell>
          <table:table-cell table:number-columns-repeated="998"/>
        </table:table-row>
        <table:table-row table:style-name="ro1">
          <table:table-cell table:number-columns-repeated="2"/>
          <table:table-cell table:formula="of:=IF(ISTEXT([.O85]); [.O85]; &quot;&quot;)">
            <text:p/>
          </table:table-cell>
          <table:table-cell table:formula="of:=IF(ISBLANK([.P85]); &quot;&quot;; &quot; &quot;)&amp;IF(ISBLANK([.P85]); &quot;&quot;; [.P85])">
            <text:p/>
          </table:table-cell>
          <table:table-cell table:formula="of:=IF(ISBLANK([.Q85]); &quot;&quot;; &quot; &quot;)&amp;IF(ISBLANK([.Q85]); &quot;&quot;; [.Q85])">
            <text:p/>
          </table:table-cell>
          <table:table-cell table:formula="of:=IF(ISBLANK([.R85]); &quot;&quot;; &quot; &quot;)&amp;IF(ISBLANK([.R85]); &quot;&quot;; [.R85])">
            <text:p/>
          </table:table-cell>
          <table:table-cell table:formula="of:=IF(ISBLANK([.S85]); &quot;&quot;; &quot; &quot;)&amp;IF(ISBLANK([.S85]); &quot;&quot;; [.S85])">
            <text:p/>
          </table:table-cell>
          <table:table-cell table:formula="of:=IF(ISBLANK([.T85]); &quot;&quot;; &quot; &quot;)&amp;IF(ISBLANK([.T85]); &quot;&quot;; [.T85])">
            <text:p/>
          </table:table-cell>
          <table:table-cell table:formula="of:=IF(ISBLANK([.U85]); &quot;&quot;; &quot; &quot;)&amp;IF(ISBLANK([.U85]); &quot;&quot;; [.U85])">
            <text:p/>
          </table:table-cell>
          <table:table-cell table:formula="of:=IF(ISBLANK([.V85]); &quot;&quot;; &quot; &quot;)&amp;IF(ISBLANK([.V85]); &quot;&quot;; [.V85])">
            <text:p/>
          </table:table-cell>
          <table:table-cell table:formula="of:=IF(ISBLANK([.W85]); &quot;&quot;; &quot; &quot;)&amp;IF(ISBLANK([.W85]); &quot;&quot;; [.W85])">
            <text:p/>
          </table:table-cell>
          <table:table-cell table:formula="of:=IF(ISBLANK([.X85]); &quot;&quot;; &quot; &quot;)&amp;IF(ISBLANK([.X85]); &quot;&quot;; [.X85])">
            <text:p/>
          </table:table-cell>
          <table:table-cell table:number-columns-repeated="13"/>
          <table:table-cell table:style-name="ce75" table:formula="of:=SUBSTITUTE([.A85]&amp;&quot; &quot;&amp;[.B85]&amp;[.C85]&amp;[.D85]&amp;[.E85]&amp;[.F85]&amp;[.G85]&amp;[.H85]&amp;[.I85]&amp;[.J85]&amp;[.K85]&amp;[.L85]&amp;[.M85]; &quot;%w()&quot;; &quot;[]&quot;)" office:value-type="string" office:string-value=" " calcext:value-type="string">
            <text:p><text:s/></text:p>
          </table:table-cell>
          <table:table-cell table:number-columns-repeated="998"/>
        </table:table-row>
        <table:table-row table:style-name="ro1">
          <table:table-cell table:formula="of:=LOWER([$'Definition (EN)'.C21]&amp;&quot;_&quot;&amp;[$'Definition (EN)'.D21]&amp;&quot;_&quot;&amp;[$'Definition (EN)'.$I$3]&amp;&quot;:&quot;)" office:value-type="string" office:string-value="slot_start_me:" calcext:value-type="string">
            <text:p>slot_start_me:</text:p>
          </table:table-cell>
          <table:table-cell table:formula="of:=&quot;%w(&quot;" office:value-type="string" office:string-value="%w(" calcext:value-type="string">
            <text:p>%w(</text:p>
          </table:table-cell>
          <table:table-cell table:formula="of:=IF(ISTEXT([.O86]); [.O86]; &quot;&quot;)" office:value-type="string" office:string-value="actor" calcext:value-type="string">
            <text:p>actor</text:p>
          </table:table-cell>
          <table:table-cell table:formula="of:=IF(ISBLANK([.P86]); &quot;&quot;; &quot; &quot;)&amp;IF(ISBLANK([.P86]); &quot;&quot;; [.P86])">
            <text:p/>
          </table:table-cell>
          <table:table-cell table:formula="of:=IF(ISBLANK([.Q86]); &quot;&quot;; &quot; &quot;)&amp;IF(ISBLANK([.Q86]); &quot;&quot;; [.Q86])">
            <text:p/>
          </table:table-cell>
          <table:table-cell table:formula="of:=IF(ISBLANK([.R86]); &quot;&quot;; &quot; &quot;)&amp;IF(ISBLANK([.R86]); &quot;&quot;; [.R86])">
            <text:p/>
          </table:table-cell>
          <table:table-cell table:formula="of:=IF(ISBLANK([.S86]); &quot;&quot;; &quot; &quot;)&amp;IF(ISBLANK([.S86]); &quot;&quot;; [.S86])">
            <text:p/>
          </table:table-cell>
          <table:table-cell table:formula="of:=IF(ISBLANK([.T86]); &quot;&quot;; &quot; &quot;)&amp;IF(ISBLANK([.T86]); &quot;&quot;; [.T86])">
            <text:p/>
          </table:table-cell>
          <table:table-cell table:formula="of:=IF(ISBLANK([.U86]); &quot;&quot;; &quot; &quot;)&amp;IF(ISBLANK([.U86]); &quot;&quot;; [.U86])">
            <text:p/>
          </table:table-cell>
          <table:table-cell table:formula="of:=IF(ISBLANK([.V86]); &quot;&quot;; &quot; &quot;)&amp;IF(ISBLANK([.V86]); &quot;&quot;; [.V86])">
            <text:p/>
          </table:table-cell>
          <table:table-cell table:formula="of:=IF(ISBLANK([.W86]); &quot;&quot;; &quot; &quot;)&amp;IF(ISBLANK([.W86]); &quot;&quot;; [.W86])">
            <text:p/>
          </table:table-cell>
          <table:table-cell table:formula="of:=IF(ISBLANK([.X86]); &quot;&quot;; &quot; &quot;)&amp;IF(ISBLANK([.X86]); &quot;&quot;; [.X86])">
            <text:p/>
          </table:table-cell>
          <table:table-cell table:style-name="ce22" table:formula="of:=&quot;),&quot;" office:value-type="string" office:string-value=")," calcext:value-type="string">
            <text:p>),</text:p>
          </table:table-cell>
          <table:table-cell/>
          <table:table-cell table:formula="of:=IFERROR(__xludf.dummyfunction(&quot;if(ISTEXT('Definition (EN)'!H21), SPLIT('Definition (EN)'!H21, &quot;&quot; + &quot;&quot;, TRUE), &quot;&quot;&quot;&quot;)&quot;);&quot;actor&quot;)" office:value-type="string" office:string-value="actor" calcext:value-type="string">
            <text:p>actor</text:p>
          </table:table-cell>
          <table:table-cell table:number-columns-repeated="10"/>
          <table:table-cell table:style-name="ce75" table:formula="of:=SUBSTITUTE([.A86]&amp;&quot; &quot;&amp;[.B86]&amp;[.C86]&amp;[.D86]&amp;[.E86]&amp;[.F86]&amp;[.G86]&amp;[.H86]&amp;[.I86]&amp;[.J86]&amp;[.K86]&amp;[.L86]&amp;[.M86]; &quot;%w()&quot;; &quot;[]&quot;)" office:value-type="string" office:string-value="slot_start_me: %w(actor)," calcext:value-type="string">
            <text:p>slot_start_me: %w(actor),</text:p>
          </table:table-cell>
          <table:table-cell table:number-columns-repeated="998"/>
        </table:table-row>
        <table:table-row table:style-name="ro1">
          <table:table-cell table:formula="of:=LOWER([$'Definition (EN)'.C21]&amp;&quot;_&quot;&amp;[$'Definition (EN)'.D21]&amp;&quot;_&quot;&amp;[$'Definition (EN)'.$U$3]&amp;&quot;:&quot;)" office:value-type="string" office:string-value="slot_start_activity:" calcext:value-type="string">
            <text:p>slot_start_activity:</text:p>
          </table:table-cell>
          <table:table-cell table:formula="of:=&quot;%w(&quot;" office:value-type="string" office:string-value="%w(" calcext:value-type="string">
            <text:p>%w(</text:p>
          </table:table-cell>
          <table:table-cell table:formula="of:=IF(ISTEXT([.O87]); [.O87]; &quot;&quot;)">
            <text:p/>
          </table:table-cell>
          <table:table-cell table:formula="of:=IF(ISBLANK([.P87]); &quot;&quot;; &quot; &quot;)&amp;IF(ISBLANK([.P87]); &quot;&quot;; [.P87])">
            <text:p/>
          </table:table-cell>
          <table:table-cell table:formula="of:=IF(ISBLANK([.Q87]); &quot;&quot;; &quot; &quot;)&amp;IF(ISBLANK([.Q87]); &quot;&quot;; [.Q87])">
            <text:p/>
          </table:table-cell>
          <table:table-cell table:formula="of:=IF(ISBLANK([.R87]); &quot;&quot;; &quot; &quot;)&amp;IF(ISBLANK([.R87]); &quot;&quot;; [.R87])">
            <text:p/>
          </table:table-cell>
          <table:table-cell table:formula="of:=IF(ISBLANK([.S87]); &quot;&quot;; &quot; &quot;)&amp;IF(ISBLANK([.S87]); &quot;&quot;; [.S87])">
            <text:p/>
          </table:table-cell>
          <table:table-cell table:formula="of:=IF(ISBLANK([.T87]); &quot;&quot;; &quot; &quot;)&amp;IF(ISBLANK([.T87]); &quot;&quot;; [.T87])">
            <text:p/>
          </table:table-cell>
          <table:table-cell table:formula="of:=IF(ISBLANK([.U87]); &quot;&quot;; &quot; &quot;)&amp;IF(ISBLANK([.U87]); &quot;&quot;; [.U87])">
            <text:p/>
          </table:table-cell>
          <table:table-cell table:formula="of:=IF(ISBLANK([.V87]); &quot;&quot;; &quot; &quot;)&amp;IF(ISBLANK([.V87]); &quot;&quot;; [.V87])">
            <text:p/>
          </table:table-cell>
          <table:table-cell table:formula="of:=IF(ISBLANK([.W87]); &quot;&quot;; &quot; &quot;)&amp;IF(ISBLANK([.W87]); &quot;&quot;; [.W87])">
            <text:p/>
          </table:table-cell>
          <table:table-cell table:formula="of:=IF(ISBLANK([.X87]); &quot;&quot;; &quot; &quot;)&amp;IF(ISBLANK([.X87]); &quot;&quot;; [.X87])">
            <text:p/>
          </table:table-cell>
          <table:table-cell table:style-name="ce22" table:formula="of:=&quot;),&quot;" office:value-type="string" office:string-value=")," calcext:value-type="string">
            <text:p>),</text:p>
          </table:table-cell>
          <table:table-cell/>
          <table:table-cell table:formula="of:=IFERROR(__xludf.dummyfunction(&quot;if(ISTEXT('Definition (EN)'!T21), SPLIT('Definition (EN)'!T21, &quot;&quot; + &quot;&quot;, TRUE), &quot;&quot;&quot;&quot;)&quot;);&quot;&quot;)">
            <text:p/>
          </table:table-cell>
          <table:table-cell table:number-columns-repeated="10"/>
          <table:table-cell table:style-name="ce75" table:formula="of:=SUBSTITUTE([.A87]&amp;&quot; &quot;&amp;[.B87]&amp;[.C87]&amp;[.D87]&amp;[.E87]&amp;[.F87]&amp;[.G87]&amp;[.H87]&amp;[.I87]&amp;[.J87]&amp;[.K87]&amp;[.L87]&amp;[.M87]; &quot;%w()&quot;; &quot;[]&quot;)" office:value-type="string" office:string-value="slot_start_activity: []," calcext:value-type="string">
            <text:p>slot_start_activity: [],</text:p>
          </table:table-cell>
          <table:table-cell table:number-columns-repeated="998"/>
        </table:table-row>
        <table:table-row table:style-name="ro1">
          <table:table-cell table:formula="of:=LOWER([$'Definition (EN)'.C21]&amp;&quot;_&quot;&amp;[$'Definition (EN)'.D21]&amp;&quot;_&quot;&amp;[$'Definition (EN)'.$Q$3]&amp;&quot;:&quot;)" office:value-type="string" office:string-value="slot_start_notify:" calcext:value-type="string">
            <text:p>slot_start_notify:</text:p>
          </table:table-cell>
          <table:table-cell table:formula="of:=&quot;%w(&quot;" office:value-type="string" office:string-value="%w(" calcext:value-type="string">
            <text:p>%w(</text:p>
          </table:table-cell>
          <table:table-cell table:formula="of:=IF(ISTEXT([.O88]); [.O88]; &quot;&quot;)" office:value-type="string" office:string-value="follower" calcext:value-type="string">
            <text:p>follower</text:p>
          </table:table-cell>
          <table:table-cell table:formula="of:=IF(ISBLANK([.P88]); &quot;&quot;; &quot; &quot;)&amp;IF(ISBLANK([.P88]); &quot;&quot;; [.P88])">
            <text:p/>
          </table:table-cell>
          <table:table-cell table:formula="of:=IF(ISBLANK([.Q88]); &quot;&quot;; &quot; &quot;)&amp;IF(ISBLANK([.Q88]); &quot;&quot;; [.Q88])">
            <text:p/>
          </table:table-cell>
          <table:table-cell table:formula="of:=IF(ISBLANK([.R88]); &quot;&quot;; &quot; &quot;)&amp;IF(ISBLANK([.R88]); &quot;&quot;; [.R88])">
            <text:p/>
          </table:table-cell>
          <table:table-cell table:formula="of:=IF(ISBLANK([.S88]); &quot;&quot;; &quot; &quot;)&amp;IF(ISBLANK([.S88]); &quot;&quot;; [.S88])">
            <text:p/>
          </table:table-cell>
          <table:table-cell table:formula="of:=IF(ISBLANK([.T88]); &quot;&quot;; &quot; &quot;)&amp;IF(ISBLANK([.T88]); &quot;&quot;; [.T88])">
            <text:p/>
          </table:table-cell>
          <table:table-cell table:formula="of:=IF(ISBLANK([.U88]); &quot;&quot;; &quot; &quot;)&amp;IF(ISBLANK([.U88]); &quot;&quot;; [.U88])">
            <text:p/>
          </table:table-cell>
          <table:table-cell table:formula="of:=IF(ISBLANK([.V88]); &quot;&quot;; &quot; &quot;)&amp;IF(ISBLANK([.V88]); &quot;&quot;; [.V88])">
            <text:p/>
          </table:table-cell>
          <table:table-cell table:formula="of:=IF(ISBLANK([.W88]); &quot;&quot;; &quot; &quot;)&amp;IF(ISBLANK([.W88]); &quot;&quot;; [.W88])">
            <text:p/>
          </table:table-cell>
          <table:table-cell table:formula="of:=IF(ISBLANK([.X88]); &quot;&quot;; &quot; &quot;)&amp;IF(ISBLANK([.X88]); &quot;&quot;; [.X88])">
            <text:p/>
          </table:table-cell>
          <table:table-cell table:style-name="ce22" table:formula="of:=&quot;),&quot;" office:value-type="string" office:string-value=")," calcext:value-type="string">
            <text:p>),</text:p>
          </table:table-cell>
          <table:table-cell/>
          <table:table-cell table:formula="of:=IFERROR(__xludf.dummyfunction(&quot;if(ISTEXT('Definition (EN)'!P21), SPLIT('Definition (EN)'!P21, &quot;&quot; + &quot;&quot;, TRUE), &quot;&quot;&quot;&quot;)&quot;);&quot;follower&quot;)" office:value-type="string" office:string-value="follower" calcext:value-type="string">
            <text:p>follower</text:p>
          </table:table-cell>
          <table:table-cell table:number-columns-repeated="10"/>
          <table:table-cell table:style-name="ce75" table:formula="of:=SUBSTITUTE([.A88]&amp;&quot; &quot;&amp;[.B88]&amp;[.C88]&amp;[.D88]&amp;[.E88]&amp;[.F88]&amp;[.G88]&amp;[.H88]&amp;[.I88]&amp;[.J88]&amp;[.K88]&amp;[.L88]&amp;[.M88]; &quot;%w()&quot;; &quot;[]&quot;)" office:value-type="string" office:string-value="slot_start_notify: %w(follower)," calcext:value-type="string">
            <text:p>slot_start_notify: %w(follower),</text:p>
          </table:table-cell>
          <table:table-cell table:number-columns-repeated="998"/>
        </table:table-row>
        <table:table-row table:style-name="ro1">
          <table:table-cell table:formula="of:=LOWER([$'Definition (EN)'.C21]&amp;&quot;_&quot;&amp;[$'Definition (EN)'.D21]&amp;&quot;_&quot;&amp;[$'Definition (EN)'.$M$3]&amp;&quot;:&quot;)" office:value-type="string" office:string-value="slot_start_push:" calcext:value-type="string">
            <text:p>slot_start_push:</text:p>
          </table:table-cell>
          <table:table-cell table:formula="of:=&quot;%w(&quot;" office:value-type="string" office:string-value="%w(" calcext:value-type="string">
            <text:p>%w(</text:p>
          </table:table-cell>
          <table:table-cell table:formula="of:=IF(ISTEXT([.O89]); [.O89]; &quot;&quot;)" office:value-type="string" office:string-value="follower" calcext:value-type="string">
            <text:p>follower</text:p>
          </table:table-cell>
          <table:table-cell table:formula="of:=IF(ISBLANK([.P89]); &quot;&quot;; &quot; &quot;)&amp;IF(ISBLANK([.P89]); &quot;&quot;; [.P89])">
            <text:p/>
          </table:table-cell>
          <table:table-cell table:formula="of:=IF(ISBLANK([.Q89]); &quot;&quot;; &quot; &quot;)&amp;IF(ISBLANK([.Q89]); &quot;&quot;; [.Q89])">
            <text:p/>
          </table:table-cell>
          <table:table-cell table:formula="of:=IF(ISBLANK([.R89]); &quot;&quot;; &quot; &quot;)&amp;IF(ISBLANK([.R89]); &quot;&quot;; [.R89])">
            <text:p/>
          </table:table-cell>
          <table:table-cell table:formula="of:=IF(ISBLANK([.S89]); &quot;&quot;; &quot; &quot;)&amp;IF(ISBLANK([.S89]); &quot;&quot;; [.S89])">
            <text:p/>
          </table:table-cell>
          <table:table-cell table:formula="of:=IF(ISBLANK([.T89]); &quot;&quot;; &quot; &quot;)&amp;IF(ISBLANK([.T89]); &quot;&quot;; [.T89])">
            <text:p/>
          </table:table-cell>
          <table:table-cell table:formula="of:=IF(ISBLANK([.U89]); &quot;&quot;; &quot; &quot;)&amp;IF(ISBLANK([.U89]); &quot;&quot;; [.U89])">
            <text:p/>
          </table:table-cell>
          <table:table-cell table:formula="of:=IF(ISBLANK([.V89]); &quot;&quot;; &quot; &quot;)&amp;IF(ISBLANK([.V89]); &quot;&quot;; [.V89])">
            <text:p/>
          </table:table-cell>
          <table:table-cell table:formula="of:=IF(ISBLANK([.W89]); &quot;&quot;; &quot; &quot;)&amp;IF(ISBLANK([.W89]); &quot;&quot;; [.W89])">
            <text:p/>
          </table:table-cell>
          <table:table-cell table:formula="of:=IF(ISBLANK([.X89]); &quot;&quot;; &quot; &quot;)&amp;IF(ISBLANK([.X89]); &quot;&quot;; [.X89])">
            <text:p/>
          </table:table-cell>
          <table:table-cell table:style-name="ce22" table:formula="of:=&quot;),&quot;" office:value-type="string" office:string-value=")," calcext:value-type="string">
            <text:p>),</text:p>
          </table:table-cell>
          <table:table-cell/>
          <table:table-cell table:formula="of:=IFERROR(__xludf.dummyfunction(&quot;if(ISTEXT('Definition (EN)'!L21), SPLIT('Definition (EN)'!L21, &quot;&quot; + &quot;&quot;, TRUE), &quot;&quot;&quot;&quot;)&quot;);&quot;follower&quot;)" office:value-type="string" office:string-value="follower" calcext:value-type="string">
            <text:p>follower</text:p>
          </table:table-cell>
          <table:table-cell table:number-columns-repeated="10"/>
          <table:table-cell table:style-name="ce75" table:formula="of:=SUBSTITUTE([.A89]&amp;&quot; &quot;&amp;[.B89]&amp;[.C89]&amp;[.D89]&amp;[.E89]&amp;[.F89]&amp;[.G89]&amp;[.H89]&amp;[.I89]&amp;[.J89]&amp;[.K89]&amp;[.L89]&amp;[.M89]; &quot;%w()&quot;; &quot;[]&quot;)" office:value-type="string" office:string-value="slot_start_push: %w(follower)," calcext:value-type="string">
            <text:p>slot_start_push: %w(follower),</text:p>
          </table:table-cell>
          <table:table-cell table:number-columns-repeated="998"/>
        </table:table-row>
        <table:table-row table:style-name="ro1">
          <table:table-cell table:number-columns-repeated="2"/>
          <table:table-cell table:formula="of:=IF(ISTEXT([.O90]); [.O90]; &quot;&quot;)">
            <text:p/>
          </table:table-cell>
          <table:table-cell table:formula="of:=IF(ISBLANK([.P90]); &quot;&quot;; &quot; &quot;)&amp;IF(ISBLANK([.P90]); &quot;&quot;; [.P90])">
            <text:p/>
          </table:table-cell>
          <table:table-cell table:formula="of:=IF(ISBLANK([.Q90]); &quot;&quot;; &quot; &quot;)&amp;IF(ISBLANK([.Q90]); &quot;&quot;; [.Q90])">
            <text:p/>
          </table:table-cell>
          <table:table-cell table:formula="of:=IF(ISBLANK([.R90]); &quot;&quot;; &quot; &quot;)&amp;IF(ISBLANK([.R90]); &quot;&quot;; [.R90])">
            <text:p/>
          </table:table-cell>
          <table:table-cell table:formula="of:=IF(ISBLANK([.S90]); &quot;&quot;; &quot; &quot;)&amp;IF(ISBLANK([.S90]); &quot;&quot;; [.S90])">
            <text:p/>
          </table:table-cell>
          <table:table-cell table:formula="of:=IF(ISBLANK([.T90]); &quot;&quot;; &quot; &quot;)&amp;IF(ISBLANK([.T90]); &quot;&quot;; [.T90])">
            <text:p/>
          </table:table-cell>
          <table:table-cell table:formula="of:=IF(ISBLANK([.U90]); &quot;&quot;; &quot; &quot;)&amp;IF(ISBLANK([.U90]); &quot;&quot;; [.U90])">
            <text:p/>
          </table:table-cell>
          <table:table-cell table:formula="of:=IF(ISBLANK([.V90]); &quot;&quot;; &quot; &quot;)&amp;IF(ISBLANK([.V90]); &quot;&quot;; [.V90])">
            <text:p/>
          </table:table-cell>
          <table:table-cell table:formula="of:=IF(ISBLANK([.W90]); &quot;&quot;; &quot; &quot;)&amp;IF(ISBLANK([.W90]); &quot;&quot;; [.W90])">
            <text:p/>
          </table:table-cell>
          <table:table-cell table:formula="of:=IF(ISBLANK([.X90]); &quot;&quot;; &quot; &quot;)&amp;IF(ISBLANK([.X90]); &quot;&quot;; [.X90])">
            <text:p/>
          </table:table-cell>
          <table:table-cell table:number-columns-repeated="13"/>
          <table:table-cell table:style-name="ce75" table:formula="of:=SUBSTITUTE([.A90]&amp;&quot; &quot;&amp;[.B90]&amp;[.C90]&amp;[.D90]&amp;[.E90]&amp;[.F90]&amp;[.G90]&amp;[.H90]&amp;[.I90]&amp;[.J90]&amp;[.K90]&amp;[.L90]&amp;[.M90]; &quot;%w()&quot;; &quot;[]&quot;)" office:value-type="string" office:string-value=" " calcext:value-type="string">
            <text:p><text:s/></text:p>
          </table:table-cell>
          <table:table-cell table:number-columns-repeated="998"/>
        </table:table-row>
        <table:table-row table:style-name="ro1">
          <table:table-cell table:formula="of:=LOWER([$'Definition (EN)'.C22]&amp;&quot;_&quot;&amp;[$'Definition (EN)'.D22]&amp;&quot;_&quot;&amp;[$'Definition (EN)'.$I$3]&amp;&quot;:&quot;)" office:value-type="string" office:string-value="slot_location_me:" calcext:value-type="string">
            <text:p>slot_location_me:</text:p>
          </table:table-cell>
          <table:table-cell table:formula="of:=&quot;%w(&quot;" office:value-type="string" office:string-value="%w(" calcext:value-type="string">
            <text:p>%w(</text:p>
          </table:table-cell>
          <table:table-cell table:formula="of:=IF(ISTEXT([.O91]); [.O91]; &quot;&quot;)" office:value-type="string" office:string-value="actor" calcext:value-type="string">
            <text:p>actor</text:p>
          </table:table-cell>
          <table:table-cell table:formula="of:=IF(ISBLANK([.P91]); &quot;&quot;; &quot; &quot;)&amp;IF(ISBLANK([.P91]); &quot;&quot;; [.P91])">
            <text:p/>
          </table:table-cell>
          <table:table-cell table:formula="of:=IF(ISBLANK([.Q91]); &quot;&quot;; &quot; &quot;)&amp;IF(ISBLANK([.Q91]); &quot;&quot;; [.Q91])">
            <text:p/>
          </table:table-cell>
          <table:table-cell table:formula="of:=IF(ISBLANK([.R91]); &quot;&quot;; &quot; &quot;)&amp;IF(ISBLANK([.R91]); &quot;&quot;; [.R91])">
            <text:p/>
          </table:table-cell>
          <table:table-cell table:formula="of:=IF(ISBLANK([.S91]); &quot;&quot;; &quot; &quot;)&amp;IF(ISBLANK([.S91]); &quot;&quot;; [.S91])">
            <text:p/>
          </table:table-cell>
          <table:table-cell table:formula="of:=IF(ISBLANK([.T91]); &quot;&quot;; &quot; &quot;)&amp;IF(ISBLANK([.T91]); &quot;&quot;; [.T91])">
            <text:p/>
          </table:table-cell>
          <table:table-cell table:formula="of:=IF(ISBLANK([.U91]); &quot;&quot;; &quot; &quot;)&amp;IF(ISBLANK([.U91]); &quot;&quot;; [.U91])">
            <text:p/>
          </table:table-cell>
          <table:table-cell table:formula="of:=IF(ISBLANK([.V91]); &quot;&quot;; &quot; &quot;)&amp;IF(ISBLANK([.V91]); &quot;&quot;; [.V91])">
            <text:p/>
          </table:table-cell>
          <table:table-cell table:formula="of:=IF(ISBLANK([.W91]); &quot;&quot;; &quot; &quot;)&amp;IF(ISBLANK([.W91]); &quot;&quot;; [.W91])">
            <text:p/>
          </table:table-cell>
          <table:table-cell table:formula="of:=IF(ISBLANK([.X91]); &quot;&quot;; &quot; &quot;)&amp;IF(ISBLANK([.X91]); &quot;&quot;; [.X91])">
            <text:p/>
          </table:table-cell>
          <table:table-cell table:style-name="ce22" table:formula="of:=&quot;),&quot;" office:value-type="string" office:string-value=")," calcext:value-type="string">
            <text:p>),</text:p>
          </table:table-cell>
          <table:table-cell/>
          <table:table-cell table:formula="of:=IFERROR(__xludf.dummyfunction(&quot;if(ISTEXT('Definition (EN)'!H22), SPLIT('Definition (EN)'!H22, &quot;&quot; + &quot;&quot;, TRUE), &quot;&quot;&quot;&quot;)&quot;);&quot;actor&quot;)" office:value-type="string" office:string-value="actor" calcext:value-type="string">
            <text:p>actor</text:p>
          </table:table-cell>
          <table:table-cell table:number-columns-repeated="10"/>
          <table:table-cell table:style-name="ce75" table:formula="of:=SUBSTITUTE([.A91]&amp;&quot; &quot;&amp;[.B91]&amp;[.C91]&amp;[.D91]&amp;[.E91]&amp;[.F91]&amp;[.G91]&amp;[.H91]&amp;[.I91]&amp;[.J91]&amp;[.K91]&amp;[.L91]&amp;[.M91]; &quot;%w()&quot;; &quot;[]&quot;)" office:value-type="string" office:string-value="slot_location_me: %w(actor)," calcext:value-type="string">
            <text:p>slot_location_me: %w(actor),</text:p>
          </table:table-cell>
          <table:table-cell table:number-columns-repeated="998"/>
        </table:table-row>
        <table:table-row table:style-name="ro1">
          <table:table-cell table:formula="of:=LOWER([$'Definition (EN)'.C22]&amp;&quot;_&quot;&amp;[$'Definition (EN)'.D22]&amp;&quot;_&quot;&amp;[$'Definition (EN)'.$U$3]&amp;&quot;:&quot;)" office:value-type="string" office:string-value="slot_location_activity:" calcext:value-type="string">
            <text:p>slot_location_activity:</text:p>
          </table:table-cell>
          <table:table-cell table:formula="of:=&quot;%w(&quot;" office:value-type="string" office:string-value="%w(" calcext:value-type="string">
            <text:p>%w(</text:p>
          </table:table-cell>
          <table:table-cell table:formula="of:=IF(ISTEXT([.O92]); [.O92]; &quot;&quot;)">
            <text:p/>
          </table:table-cell>
          <table:table-cell table:formula="of:=IF(ISBLANK([.P92]); &quot;&quot;; &quot; &quot;)&amp;IF(ISBLANK([.P92]); &quot;&quot;; [.P92])">
            <text:p/>
          </table:table-cell>
          <table:table-cell table:formula="of:=IF(ISBLANK([.Q92]); &quot;&quot;; &quot; &quot;)&amp;IF(ISBLANK([.Q92]); &quot;&quot;; [.Q92])">
            <text:p/>
          </table:table-cell>
          <table:table-cell table:formula="of:=IF(ISBLANK([.R92]); &quot;&quot;; &quot; &quot;)&amp;IF(ISBLANK([.R92]); &quot;&quot;; [.R92])">
            <text:p/>
          </table:table-cell>
          <table:table-cell table:formula="of:=IF(ISBLANK([.S92]); &quot;&quot;; &quot; &quot;)&amp;IF(ISBLANK([.S92]); &quot;&quot;; [.S92])">
            <text:p/>
          </table:table-cell>
          <table:table-cell table:formula="of:=IF(ISBLANK([.T92]); &quot;&quot;; &quot; &quot;)&amp;IF(ISBLANK([.T92]); &quot;&quot;; [.T92])">
            <text:p/>
          </table:table-cell>
          <table:table-cell table:formula="of:=IF(ISBLANK([.U92]); &quot;&quot;; &quot; &quot;)&amp;IF(ISBLANK([.U92]); &quot;&quot;; [.U92])">
            <text:p/>
          </table:table-cell>
          <table:table-cell table:formula="of:=IF(ISBLANK([.V92]); &quot;&quot;; &quot; &quot;)&amp;IF(ISBLANK([.V92]); &quot;&quot;; [.V92])">
            <text:p/>
          </table:table-cell>
          <table:table-cell table:formula="of:=IF(ISBLANK([.W92]); &quot;&quot;; &quot; &quot;)&amp;IF(ISBLANK([.W92]); &quot;&quot;; [.W92])">
            <text:p/>
          </table:table-cell>
          <table:table-cell table:formula="of:=IF(ISBLANK([.X92]); &quot;&quot;; &quot; &quot;)&amp;IF(ISBLANK([.X92]); &quot;&quot;; [.X92])">
            <text:p/>
          </table:table-cell>
          <table:table-cell table:style-name="ce22" table:formula="of:=&quot;),&quot;" office:value-type="string" office:string-value=")," calcext:value-type="string">
            <text:p>),</text:p>
          </table:table-cell>
          <table:table-cell/>
          <table:table-cell table:formula="of:=IFERROR(__xludf.dummyfunction(&quot;if(ISTEXT('Definition (EN)'!T22), SPLIT('Definition (EN)'!T22, &quot;&quot; + &quot;&quot;, TRUE), &quot;&quot;&quot;&quot;)&quot;);&quot;&quot;)">
            <text:p/>
          </table:table-cell>
          <table:table-cell table:number-columns-repeated="10"/>
          <table:table-cell table:style-name="ce75" table:formula="of:=SUBSTITUTE([.A92]&amp;&quot; &quot;&amp;[.B92]&amp;[.C92]&amp;[.D92]&amp;[.E92]&amp;[.F92]&amp;[.G92]&amp;[.H92]&amp;[.I92]&amp;[.J92]&amp;[.K92]&amp;[.L92]&amp;[.M92]; &quot;%w()&quot;; &quot;[]&quot;)" office:value-type="string" office:string-value="slot_location_activity: []," calcext:value-type="string">
            <text:p>slot_location_activity: [],</text:p>
          </table:table-cell>
          <table:table-cell table:number-columns-repeated="998"/>
        </table:table-row>
        <table:table-row table:style-name="ro1">
          <table:table-cell table:formula="of:=LOWER([$'Definition (EN)'.C22]&amp;&quot;_&quot;&amp;[$'Definition (EN)'.D22]&amp;&quot;_&quot;&amp;[$'Definition (EN)'.$Q$3]&amp;&quot;:&quot;)" office:value-type="string" office:string-value="slot_location_notify:" calcext:value-type="string">
            <text:p>slot_location_notify:</text:p>
          </table:table-cell>
          <table:table-cell table:formula="of:=&quot;%w(&quot;" office:value-type="string" office:string-value="%w(" calcext:value-type="string">
            <text:p>%w(</text:p>
          </table:table-cell>
          <table:table-cell table:formula="of:=IF(ISTEXT([.O93]); [.O93]; &quot;&quot;)" office:value-type="string" office:string-value="follower" calcext:value-type="string">
            <text:p>follower</text:p>
          </table:table-cell>
          <table:table-cell table:formula="of:=IF(ISBLANK([.P93]); &quot;&quot;; &quot; &quot;)&amp;IF(ISBLANK([.P93]); &quot;&quot;; [.P93])">
            <text:p/>
          </table:table-cell>
          <table:table-cell table:formula="of:=IF(ISBLANK([.Q93]); &quot;&quot;; &quot; &quot;)&amp;IF(ISBLANK([.Q93]); &quot;&quot;; [.Q93])">
            <text:p/>
          </table:table-cell>
          <table:table-cell table:formula="of:=IF(ISBLANK([.R93]); &quot;&quot;; &quot; &quot;)&amp;IF(ISBLANK([.R93]); &quot;&quot;; [.R93])">
            <text:p/>
          </table:table-cell>
          <table:table-cell table:formula="of:=IF(ISBLANK([.S93]); &quot;&quot;; &quot; &quot;)&amp;IF(ISBLANK([.S93]); &quot;&quot;; [.S93])">
            <text:p/>
          </table:table-cell>
          <table:table-cell table:formula="of:=IF(ISBLANK([.T93]); &quot;&quot;; &quot; &quot;)&amp;IF(ISBLANK([.T93]); &quot;&quot;; [.T93])">
            <text:p/>
          </table:table-cell>
          <table:table-cell table:formula="of:=IF(ISBLANK([.U93]); &quot;&quot;; &quot; &quot;)&amp;IF(ISBLANK([.U93]); &quot;&quot;; [.U93])">
            <text:p/>
          </table:table-cell>
          <table:table-cell table:formula="of:=IF(ISBLANK([.V93]); &quot;&quot;; &quot; &quot;)&amp;IF(ISBLANK([.V93]); &quot;&quot;; [.V93])">
            <text:p/>
          </table:table-cell>
          <table:table-cell table:formula="of:=IF(ISBLANK([.W93]); &quot;&quot;; &quot; &quot;)&amp;IF(ISBLANK([.W93]); &quot;&quot;; [.W93])">
            <text:p/>
          </table:table-cell>
          <table:table-cell table:formula="of:=IF(ISBLANK([.X93]); &quot;&quot;; &quot; &quot;)&amp;IF(ISBLANK([.X93]); &quot;&quot;; [.X93])">
            <text:p/>
          </table:table-cell>
          <table:table-cell table:style-name="ce22" table:formula="of:=&quot;),&quot;" office:value-type="string" office:string-value=")," calcext:value-type="string">
            <text:p>),</text:p>
          </table:table-cell>
          <table:table-cell/>
          <table:table-cell table:formula="of:=IFERROR(__xludf.dummyfunction(&quot;if(ISTEXT('Definition (EN)'!P22), SPLIT('Definition (EN)'!P22, &quot;&quot; + &quot;&quot;, TRUE), &quot;&quot;&quot;&quot;)&quot;);&quot;follower&quot;)" office:value-type="string" office:string-value="follower" calcext:value-type="string">
            <text:p>follower</text:p>
          </table:table-cell>
          <table:table-cell table:number-columns-repeated="10"/>
          <table:table-cell table:style-name="ce75" table:formula="of:=SUBSTITUTE([.A93]&amp;&quot; &quot;&amp;[.B93]&amp;[.C93]&amp;[.D93]&amp;[.E93]&amp;[.F93]&amp;[.G93]&amp;[.H93]&amp;[.I93]&amp;[.J93]&amp;[.K93]&amp;[.L93]&amp;[.M93]; &quot;%w()&quot;; &quot;[]&quot;)" office:value-type="string" office:string-value="slot_location_notify: %w(follower)," calcext:value-type="string">
            <text:p>slot_location_notify: %w(follower),</text:p>
          </table:table-cell>
          <table:table-cell table:number-columns-repeated="998"/>
        </table:table-row>
        <table:table-row table:style-name="ro1">
          <table:table-cell table:formula="of:=LOWER([$'Definition (EN)'.C22]&amp;&quot;_&quot;&amp;[$'Definition (EN)'.D22]&amp;&quot;_&quot;&amp;[$'Definition (EN)'.$M$3]&amp;&quot;:&quot;)" office:value-type="string" office:string-value="slot_location_push:" calcext:value-type="string">
            <text:p>slot_location_push:</text:p>
          </table:table-cell>
          <table:table-cell table:formula="of:=&quot;%w(&quot;" office:value-type="string" office:string-value="%w(" calcext:value-type="string">
            <text:p>%w(</text:p>
          </table:table-cell>
          <table:table-cell table:formula="of:=IF(ISTEXT([.O94]); [.O94]; &quot;&quot;)" office:value-type="string" office:string-value="follower" calcext:value-type="string">
            <text:p>follower</text:p>
          </table:table-cell>
          <table:table-cell table:formula="of:=IF(ISBLANK([.P94]); &quot;&quot;; &quot; &quot;)&amp;IF(ISBLANK([.P94]); &quot;&quot;; [.P94])">
            <text:p/>
          </table:table-cell>
          <table:table-cell table:formula="of:=IF(ISBLANK([.Q94]); &quot;&quot;; &quot; &quot;)&amp;IF(ISBLANK([.Q94]); &quot;&quot;; [.Q94])">
            <text:p/>
          </table:table-cell>
          <table:table-cell table:formula="of:=IF(ISBLANK([.R94]); &quot;&quot;; &quot; &quot;)&amp;IF(ISBLANK([.R94]); &quot;&quot;; [.R94])">
            <text:p/>
          </table:table-cell>
          <table:table-cell table:formula="of:=IF(ISBLANK([.S94]); &quot;&quot;; &quot; &quot;)&amp;IF(ISBLANK([.S94]); &quot;&quot;; [.S94])">
            <text:p/>
          </table:table-cell>
          <table:table-cell table:formula="of:=IF(ISBLANK([.T94]); &quot;&quot;; &quot; &quot;)&amp;IF(ISBLANK([.T94]); &quot;&quot;; [.T94])">
            <text:p/>
          </table:table-cell>
          <table:table-cell table:formula="of:=IF(ISBLANK([.U94]); &quot;&quot;; &quot; &quot;)&amp;IF(ISBLANK([.U94]); &quot;&quot;; [.U94])">
            <text:p/>
          </table:table-cell>
          <table:table-cell table:formula="of:=IF(ISBLANK([.V94]); &quot;&quot;; &quot; &quot;)&amp;IF(ISBLANK([.V94]); &quot;&quot;; [.V94])">
            <text:p/>
          </table:table-cell>
          <table:table-cell table:formula="of:=IF(ISBLANK([.W94]); &quot;&quot;; &quot; &quot;)&amp;IF(ISBLANK([.W94]); &quot;&quot;; [.W94])">
            <text:p/>
          </table:table-cell>
          <table:table-cell table:formula="of:=IF(ISBLANK([.X94]); &quot;&quot;; &quot; &quot;)&amp;IF(ISBLANK([.X94]); &quot;&quot;; [.X94])">
            <text:p/>
          </table:table-cell>
          <table:table-cell table:style-name="ce22" table:formula="of:=&quot;),&quot;" office:value-type="string" office:string-value=")," calcext:value-type="string">
            <text:p>),</text:p>
          </table:table-cell>
          <table:table-cell/>
          <table:table-cell table:formula="of:=IFERROR(__xludf.dummyfunction(&quot;if(ISTEXT('Definition (EN)'!L22), SPLIT('Definition (EN)'!L22, &quot;&quot; + &quot;&quot;, TRUE), &quot;&quot;&quot;&quot;)&quot;);&quot;follower&quot;)" office:value-type="string" office:string-value="follower" calcext:value-type="string">
            <text:p>follower</text:p>
          </table:table-cell>
          <table:table-cell table:number-columns-repeated="10"/>
          <table:table-cell table:style-name="ce75" table:formula="of:=SUBSTITUTE([.A94]&amp;&quot; &quot;&amp;[.B94]&amp;[.C94]&amp;[.D94]&amp;[.E94]&amp;[.F94]&amp;[.G94]&amp;[.H94]&amp;[.I94]&amp;[.J94]&amp;[.K94]&amp;[.L94]&amp;[.M94]; &quot;%w()&quot;; &quot;[]&quot;)" office:value-type="string" office:string-value="slot_location_push: %w(follower)," calcext:value-type="string">
            <text:p>slot_location_push: %w(follower),</text:p>
          </table:table-cell>
          <table:table-cell table:number-columns-repeated="998"/>
        </table:table-row>
        <table:table-row table:style-name="ro1">
          <table:table-cell table:number-columns-repeated="2"/>
          <table:table-cell table:formula="of:=IF(ISTEXT([.O95]); [.O95]; &quot;&quot;)">
            <text:p/>
          </table:table-cell>
          <table:table-cell table:formula="of:=IF(ISBLANK([.P95]); &quot;&quot;; &quot; &quot;)&amp;IF(ISBLANK([.P95]); &quot;&quot;; [.P95])">
            <text:p/>
          </table:table-cell>
          <table:table-cell table:formula="of:=IF(ISBLANK([.Q95]); &quot;&quot;; &quot; &quot;)&amp;IF(ISBLANK([.Q95]); &quot;&quot;; [.Q95])">
            <text:p/>
          </table:table-cell>
          <table:table-cell table:formula="of:=IF(ISBLANK([.R95]); &quot;&quot;; &quot; &quot;)&amp;IF(ISBLANK([.R95]); &quot;&quot;; [.R95])">
            <text:p/>
          </table:table-cell>
          <table:table-cell table:formula="of:=IF(ISBLANK([.S95]); &quot;&quot;; &quot; &quot;)&amp;IF(ISBLANK([.S95]); &quot;&quot;; [.S95])">
            <text:p/>
          </table:table-cell>
          <table:table-cell table:formula="of:=IF(ISBLANK([.T95]); &quot;&quot;; &quot; &quot;)&amp;IF(ISBLANK([.T95]); &quot;&quot;; [.T95])">
            <text:p/>
          </table:table-cell>
          <table:table-cell table:formula="of:=IF(ISBLANK([.U95]); &quot;&quot;; &quot; &quot;)&amp;IF(ISBLANK([.U95]); &quot;&quot;; [.U95])">
            <text:p/>
          </table:table-cell>
          <table:table-cell table:formula="of:=IF(ISBLANK([.V95]); &quot;&quot;; &quot; &quot;)&amp;IF(ISBLANK([.V95]); &quot;&quot;; [.V95])">
            <text:p/>
          </table:table-cell>
          <table:table-cell table:formula="of:=IF(ISBLANK([.W95]); &quot;&quot;; &quot; &quot;)&amp;IF(ISBLANK([.W95]); &quot;&quot;; [.W95])">
            <text:p/>
          </table:table-cell>
          <table:table-cell table:formula="of:=IF(ISBLANK([.X95]); &quot;&quot;; &quot; &quot;)&amp;IF(ISBLANK([.X95]); &quot;&quot;; [.X95])">
            <text:p/>
          </table:table-cell>
          <table:table-cell table:number-columns-repeated="13"/>
          <table:table-cell table:style-name="ce75" table:formula="of:=SUBSTITUTE([.A95]&amp;&quot; &quot;&amp;[.B95]&amp;[.C95]&amp;[.D95]&amp;[.E95]&amp;[.F95]&amp;[.G95]&amp;[.H95]&amp;[.I95]&amp;[.J95]&amp;[.K95]&amp;[.L95]&amp;[.M95]; &quot;%w()&quot;; &quot;[]&quot;)" office:value-type="string" office:string-value=" " calcext:value-type="string">
            <text:p><text:s/></text:p>
          </table:table-cell>
          <table:table-cell table:number-columns-repeated="998"/>
        </table:table-row>
        <table:table-row table:style-name="ro1">
          <table:table-cell table:formula="of:=LOWER([$'Definition (EN)'.C23]&amp;&quot;_&quot;&amp;[$'Definition (EN)'.D23]&amp;&quot;_&quot;&amp;[$'Definition (EN)'.$I$3]&amp;&quot;:&quot;)" office:value-type="string" office:string-value="user_unfriend_me:" calcext:value-type="string">
            <text:p>user_unfriend_me:</text:p>
          </table:table-cell>
          <table:table-cell table:formula="of:=&quot;%w(&quot;" office:value-type="string" office:string-value="%w(" calcext:value-type="string">
            <text:p>%w(</text:p>
          </table:table-cell>
          <table:table-cell table:formula="of:=IF(ISTEXT([.O96]); [.O96]; &quot;&quot;)" office:value-type="string" office:string-value="actor" calcext:value-type="string">
            <text:p>actor</text:p>
          </table:table-cell>
          <table:table-cell table:formula="of:=IF(ISBLANK([.P96]); &quot;&quot;; &quot; &quot;)&amp;IF(ISBLANK([.P96]); &quot;&quot;; [.P96])">
            <text:p/>
          </table:table-cell>
          <table:table-cell table:formula="of:=IF(ISBLANK([.Q96]); &quot;&quot;; &quot; &quot;)&amp;IF(ISBLANK([.Q96]); &quot;&quot;; [.Q96])">
            <text:p/>
          </table:table-cell>
          <table:table-cell table:formula="of:=IF(ISBLANK([.R96]); &quot;&quot;; &quot; &quot;)&amp;IF(ISBLANK([.R96]); &quot;&quot;; [.R96])">
            <text:p/>
          </table:table-cell>
          <table:table-cell table:formula="of:=IF(ISBLANK([.S96]); &quot;&quot;; &quot; &quot;)&amp;IF(ISBLANK([.S96]); &quot;&quot;; [.S96])">
            <text:p/>
          </table:table-cell>
          <table:table-cell table:formula="of:=IF(ISBLANK([.T96]); &quot;&quot;; &quot; &quot;)&amp;IF(ISBLANK([.T96]); &quot;&quot;; [.T96])">
            <text:p/>
          </table:table-cell>
          <table:table-cell table:formula="of:=IF(ISBLANK([.U96]); &quot;&quot;; &quot; &quot;)&amp;IF(ISBLANK([.U96]); &quot;&quot;; [.U96])">
            <text:p/>
          </table:table-cell>
          <table:table-cell table:formula="of:=IF(ISBLANK([.V96]); &quot;&quot;; &quot; &quot;)&amp;IF(ISBLANK([.V96]); &quot;&quot;; [.V96])">
            <text:p/>
          </table:table-cell>
          <table:table-cell table:formula="of:=IF(ISBLANK([.W96]); &quot;&quot;; &quot; &quot;)&amp;IF(ISBLANK([.W96]); &quot;&quot;; [.W96])">
            <text:p/>
          </table:table-cell>
          <table:table-cell table:formula="of:=IF(ISBLANK([.X96]); &quot;&quot;; &quot; &quot;)&amp;IF(ISBLANK([.X96]); &quot;&quot;; [.X96])">
            <text:p/>
          </table:table-cell>
          <table:table-cell table:style-name="ce22" table:formula="of:=&quot;),&quot;" office:value-type="string" office:string-value=")," calcext:value-type="string">
            <text:p>),</text:p>
          </table:table-cell>
          <table:table-cell/>
          <table:table-cell table:formula="of:=IFERROR(__xludf.dummyfunction(&quot;if(ISTEXT('Definition (EN)'!H23), SPLIT('Definition (EN)'!H23, &quot;&quot; + &quot;&quot;, TRUE), &quot;&quot;&quot;&quot;)&quot;);&quot;actor&quot;)" office:value-type="string" office:string-value="actor" calcext:value-type="string">
            <text:p>actor</text:p>
          </table:table-cell>
          <table:table-cell table:number-columns-repeated="10"/>
          <table:table-cell table:style-name="ce75" table:formula="of:=SUBSTITUTE([.A96]&amp;&quot; &quot;&amp;[.B96]&amp;[.C96]&amp;[.D96]&amp;[.E96]&amp;[.F96]&amp;[.G96]&amp;[.H96]&amp;[.I96]&amp;[.J96]&amp;[.K96]&amp;[.L96]&amp;[.M96]; &quot;%w()&quot;; &quot;[]&quot;)" office:value-type="string" office:string-value="user_unfriend_me: %w(actor)," calcext:value-type="string">
            <text:p>user_unfriend_me: %w(actor),</text:p>
          </table:table-cell>
          <table:table-cell table:number-columns-repeated="998"/>
        </table:table-row>
        <table:table-row table:style-name="ro1">
          <table:table-cell table:formula="of:=LOWER([$'Definition (EN)'.C23]&amp;&quot;_&quot;&amp;[$'Definition (EN)'.D23]&amp;&quot;_&quot;&amp;[$'Definition (EN)'.$U$3]&amp;&quot;:&quot;)" office:value-type="string" office:string-value="user_unfriend_activity:" calcext:value-type="string">
            <text:p>user_unfriend_activity:</text:p>
          </table:table-cell>
          <table:table-cell table:formula="of:=&quot;%w(&quot;" office:value-type="string" office:string-value="%w(" calcext:value-type="string">
            <text:p>%w(</text:p>
          </table:table-cell>
          <table:table-cell table:formula="of:=IF(ISTEXT([.O97]); [.O97]; &quot;&quot;)">
            <text:p/>
          </table:table-cell>
          <table:table-cell table:formula="of:=IF(ISBLANK([.P97]); &quot;&quot;; &quot; &quot;)&amp;IF(ISBLANK([.P97]); &quot;&quot;; [.P97])">
            <text:p/>
          </table:table-cell>
          <table:table-cell table:formula="of:=IF(ISBLANK([.Q97]); &quot;&quot;; &quot; &quot;)&amp;IF(ISBLANK([.Q97]); &quot;&quot;; [.Q97])">
            <text:p/>
          </table:table-cell>
          <table:table-cell table:formula="of:=IF(ISBLANK([.R97]); &quot;&quot;; &quot; &quot;)&amp;IF(ISBLANK([.R97]); &quot;&quot;; [.R97])">
            <text:p/>
          </table:table-cell>
          <table:table-cell table:formula="of:=IF(ISBLANK([.S97]); &quot;&quot;; &quot; &quot;)&amp;IF(ISBLANK([.S97]); &quot;&quot;; [.S97])">
            <text:p/>
          </table:table-cell>
          <table:table-cell table:formula="of:=IF(ISBLANK([.T97]); &quot;&quot;; &quot; &quot;)&amp;IF(ISBLANK([.T97]); &quot;&quot;; [.T97])">
            <text:p/>
          </table:table-cell>
          <table:table-cell table:formula="of:=IF(ISBLANK([.U97]); &quot;&quot;; &quot; &quot;)&amp;IF(ISBLANK([.U97]); &quot;&quot;; [.U97])">
            <text:p/>
          </table:table-cell>
          <table:table-cell table:formula="of:=IF(ISBLANK([.V97]); &quot;&quot;; &quot; &quot;)&amp;IF(ISBLANK([.V97]); &quot;&quot;; [.V97])">
            <text:p/>
          </table:table-cell>
          <table:table-cell table:formula="of:=IF(ISBLANK([.W97]); &quot;&quot;; &quot; &quot;)&amp;IF(ISBLANK([.W97]); &quot;&quot;; [.W97])">
            <text:p/>
          </table:table-cell>
          <table:table-cell table:formula="of:=IF(ISBLANK([.X97]); &quot;&quot;; &quot; &quot;)&amp;IF(ISBLANK([.X97]); &quot;&quot;; [.X97])">
            <text:p/>
          </table:table-cell>
          <table:table-cell table:style-name="ce22" table:formula="of:=&quot;),&quot;" office:value-type="string" office:string-value=")," calcext:value-type="string">
            <text:p>),</text:p>
          </table:table-cell>
          <table:table-cell/>
          <table:table-cell table:formula="of:=IFERROR(__xludf.dummyfunction(&quot;if(ISTEXT('Definition (EN)'!T23), SPLIT('Definition (EN)'!T23, &quot;&quot; + &quot;&quot;, TRUE), &quot;&quot;&quot;&quot;)&quot;);&quot;&quot;)">
            <text:p/>
          </table:table-cell>
          <table:table-cell table:number-columns-repeated="10"/>
          <table:table-cell table:style-name="ce75" table:formula="of:=SUBSTITUTE([.A97]&amp;&quot; &quot;&amp;[.B97]&amp;[.C97]&amp;[.D97]&amp;[.E97]&amp;[.F97]&amp;[.G97]&amp;[.H97]&amp;[.I97]&amp;[.J97]&amp;[.K97]&amp;[.L97]&amp;[.M97]; &quot;%w()&quot;; &quot;[]&quot;)" office:value-type="string" office:string-value="user_unfriend_activity: []," calcext:value-type="string">
            <text:p>user_unfriend_activity: [],</text:p>
          </table:table-cell>
          <table:table-cell table:number-columns-repeated="998"/>
        </table:table-row>
        <table:table-row table:style-name="ro1">
          <table:table-cell table:formula="of:=LOWER([$'Definition (EN)'.C23]&amp;&quot;_&quot;&amp;[$'Definition (EN)'.D23]&amp;&quot;_&quot;&amp;[$'Definition (EN)'.$Q$3]&amp;&quot;:&quot;)" office:value-type="string" office:string-value="user_unfriend_notify:" calcext:value-type="string">
            <text:p>user_unfriend_notify:</text:p>
          </table:table-cell>
          <table:table-cell table:formula="of:=&quot;%w(&quot;" office:value-type="string" office:string-value="%w(" calcext:value-type="string">
            <text:p>%w(</text:p>
          </table:table-cell>
          <table:table-cell table:formula="of:=IF(ISTEXT([.O98]); [.O98]; &quot;&quot;)" office:value-type="string" office:string-value="user" calcext:value-type="string">
            <text:p>user</text:p>
          </table:table-cell>
          <table:table-cell table:formula="of:=IF(ISBLANK([.P98]); &quot;&quot;; &quot; &quot;)&amp;IF(ISBLANK([.P98]); &quot;&quot;; [.P98])">
            <text:p/>
          </table:table-cell>
          <table:table-cell table:formula="of:=IF(ISBLANK([.Q98]); &quot;&quot;; &quot; &quot;)&amp;IF(ISBLANK([.Q98]); &quot;&quot;; [.Q98])">
            <text:p/>
          </table:table-cell>
          <table:table-cell table:formula="of:=IF(ISBLANK([.R98]); &quot;&quot;; &quot; &quot;)&amp;IF(ISBLANK([.R98]); &quot;&quot;; [.R98])">
            <text:p/>
          </table:table-cell>
          <table:table-cell table:formula="of:=IF(ISBLANK([.S98]); &quot;&quot;; &quot; &quot;)&amp;IF(ISBLANK([.S98]); &quot;&quot;; [.S98])">
            <text:p/>
          </table:table-cell>
          <table:table-cell table:formula="of:=IF(ISBLANK([.T98]); &quot;&quot;; &quot; &quot;)&amp;IF(ISBLANK([.T98]); &quot;&quot;; [.T98])">
            <text:p/>
          </table:table-cell>
          <table:table-cell table:formula="of:=IF(ISBLANK([.U98]); &quot;&quot;; &quot; &quot;)&amp;IF(ISBLANK([.U98]); &quot;&quot;; [.U98])">
            <text:p/>
          </table:table-cell>
          <table:table-cell table:formula="of:=IF(ISBLANK([.V98]); &quot;&quot;; &quot; &quot;)&amp;IF(ISBLANK([.V98]); &quot;&quot;; [.V98])">
            <text:p/>
          </table:table-cell>
          <table:table-cell table:formula="of:=IF(ISBLANK([.W98]); &quot;&quot;; &quot; &quot;)&amp;IF(ISBLANK([.W98]); &quot;&quot;; [.W98])">
            <text:p/>
          </table:table-cell>
          <table:table-cell table:formula="of:=IF(ISBLANK([.X98]); &quot;&quot;; &quot; &quot;)&amp;IF(ISBLANK([.X98]); &quot;&quot;; [.X98])">
            <text:p/>
          </table:table-cell>
          <table:table-cell table:style-name="ce22" table:formula="of:=&quot;),&quot;" office:value-type="string" office:string-value=")," calcext:value-type="string">
            <text:p>),</text:p>
          </table:table-cell>
          <table:table-cell/>
          <table:table-cell table:formula="of:=IFERROR(__xludf.dummyfunction(&quot;if(ISTEXT('Definition (EN)'!P23), SPLIT('Definition (EN)'!P23, &quot;&quot; + &quot;&quot;, TRUE), &quot;&quot;&quot;&quot;)&quot;);&quot;user&quot;)" office:value-type="string" office:string-value="user" calcext:value-type="string">
            <text:p>user</text:p>
          </table:table-cell>
          <table:table-cell table:number-columns-repeated="10"/>
          <table:table-cell table:style-name="ce75" table:formula="of:=SUBSTITUTE([.A98]&amp;&quot; &quot;&amp;[.B98]&amp;[.C98]&amp;[.D98]&amp;[.E98]&amp;[.F98]&amp;[.G98]&amp;[.H98]&amp;[.I98]&amp;[.J98]&amp;[.K98]&amp;[.L98]&amp;[.M98]; &quot;%w()&quot;; &quot;[]&quot;)" office:value-type="string" office:string-value="user_unfriend_notify: %w(user)," calcext:value-type="string">
            <text:p>user_unfriend_notify: %w(user),</text:p>
          </table:table-cell>
          <table:table-cell table:number-columns-repeated="998"/>
        </table:table-row>
        <table:table-row table:style-name="ro1">
          <table:table-cell table:formula="of:=LOWER([$'Definition (EN)'.C23]&amp;&quot;_&quot;&amp;[$'Definition (EN)'.D23]&amp;&quot;_&quot;&amp;[$'Definition (EN)'.$M$3]&amp;&quot;:&quot;)" office:value-type="string" office:string-value="user_unfriend_push:" calcext:value-type="string">
            <text:p>user_unfriend_push:</text:p>
          </table:table-cell>
          <table:table-cell table:formula="of:=&quot;%w(&quot;" office:value-type="string" office:string-value="%w(" calcext:value-type="string">
            <text:p>%w(</text:p>
          </table:table-cell>
          <table:table-cell table:formula="of:=IF(ISTEXT([.O99]); [.O99]; &quot;&quot;)">
            <text:p/>
          </table:table-cell>
          <table:table-cell table:formula="of:=IF(ISBLANK([.P99]); &quot;&quot;; &quot; &quot;)&amp;IF(ISBLANK([.P99]); &quot;&quot;; [.P99])">
            <text:p/>
          </table:table-cell>
          <table:table-cell table:formula="of:=IF(ISBLANK([.Q99]); &quot;&quot;; &quot; &quot;)&amp;IF(ISBLANK([.Q99]); &quot;&quot;; [.Q99])">
            <text:p/>
          </table:table-cell>
          <table:table-cell table:formula="of:=IF(ISBLANK([.R99]); &quot;&quot;; &quot; &quot;)&amp;IF(ISBLANK([.R99]); &quot;&quot;; [.R99])">
            <text:p/>
          </table:table-cell>
          <table:table-cell table:formula="of:=IF(ISBLANK([.S99]); &quot;&quot;; &quot; &quot;)&amp;IF(ISBLANK([.S99]); &quot;&quot;; [.S99])">
            <text:p/>
          </table:table-cell>
          <table:table-cell table:formula="of:=IF(ISBLANK([.T99]); &quot;&quot;; &quot; &quot;)&amp;IF(ISBLANK([.T99]); &quot;&quot;; [.T99])">
            <text:p/>
          </table:table-cell>
          <table:table-cell table:formula="of:=IF(ISBLANK([.U99]); &quot;&quot;; &quot; &quot;)&amp;IF(ISBLANK([.U99]); &quot;&quot;; [.U99])">
            <text:p/>
          </table:table-cell>
          <table:table-cell table:formula="of:=IF(ISBLANK([.V99]); &quot;&quot;; &quot; &quot;)&amp;IF(ISBLANK([.V99]); &quot;&quot;; [.V99])">
            <text:p/>
          </table:table-cell>
          <table:table-cell table:formula="of:=IF(ISBLANK([.W99]); &quot;&quot;; &quot; &quot;)&amp;IF(ISBLANK([.W99]); &quot;&quot;; [.W99])">
            <text:p/>
          </table:table-cell>
          <table:table-cell table:formula="of:=IF(ISBLANK([.X99]); &quot;&quot;; &quot; &quot;)&amp;IF(ISBLANK([.X99]); &quot;&quot;; [.X99])">
            <text:p/>
          </table:table-cell>
          <table:table-cell table:style-name="ce22" table:formula="of:=&quot;),&quot;" office:value-type="string" office:string-value=")," calcext:value-type="string">
            <text:p>),</text:p>
          </table:table-cell>
          <table:table-cell/>
          <table:table-cell table:formula="of:=IFERROR(__xludf.dummyfunction(&quot;if(ISTEXT('Definition (EN)'!L23), SPLIT('Definition (EN)'!L23, &quot;&quot; + &quot;&quot;, TRUE), &quot;&quot;&quot;&quot;)&quot;);&quot;&quot;)">
            <text:p/>
          </table:table-cell>
          <table:table-cell table:number-columns-repeated="10"/>
          <table:table-cell table:style-name="ce75" table:formula="of:=SUBSTITUTE([.A99]&amp;&quot; &quot;&amp;[.B99]&amp;[.C99]&amp;[.D99]&amp;[.E99]&amp;[.F99]&amp;[.G99]&amp;[.H99]&amp;[.I99]&amp;[.J99]&amp;[.K99]&amp;[.L99]&amp;[.M99]; &quot;%w()&quot;; &quot;[]&quot;)" office:value-type="string" office:string-value="user_unfriend_push: []," calcext:value-type="string">
            <text:p>user_unfriend_push: [],</text:p>
          </table:table-cell>
          <table:table-cell table:number-columns-repeated="998"/>
        </table:table-row>
        <table:table-row table:style-name="ro1">
          <table:table-cell table:number-columns-repeated="2"/>
          <table:table-cell table:formula="of:=IF(ISTEXT([.O100]); [.O100]; &quot;&quot;)">
            <text:p/>
          </table:table-cell>
          <table:table-cell table:formula="of:=IF(ISBLANK([.P100]); &quot;&quot;; &quot; &quot;)&amp;IF(ISBLANK([.P100]); &quot;&quot;; [.P100])">
            <text:p/>
          </table:table-cell>
          <table:table-cell table:formula="of:=IF(ISBLANK([.Q100]); &quot;&quot;; &quot; &quot;)&amp;IF(ISBLANK([.Q100]); &quot;&quot;; [.Q100])">
            <text:p/>
          </table:table-cell>
          <table:table-cell table:formula="of:=IF(ISBLANK([.R100]); &quot;&quot;; &quot; &quot;)&amp;IF(ISBLANK([.R100]); &quot;&quot;; [.R100])">
            <text:p/>
          </table:table-cell>
          <table:table-cell table:formula="of:=IF(ISBLANK([.S100]); &quot;&quot;; &quot; &quot;)&amp;IF(ISBLANK([.S100]); &quot;&quot;; [.S100])">
            <text:p/>
          </table:table-cell>
          <table:table-cell table:formula="of:=IF(ISBLANK([.T100]); &quot;&quot;; &quot; &quot;)&amp;IF(ISBLANK([.T100]); &quot;&quot;; [.T100])">
            <text:p/>
          </table:table-cell>
          <table:table-cell table:formula="of:=IF(ISBLANK([.U100]); &quot;&quot;; &quot; &quot;)&amp;IF(ISBLANK([.U100]); &quot;&quot;; [.U100])">
            <text:p/>
          </table:table-cell>
          <table:table-cell table:formula="of:=IF(ISBLANK([.V100]); &quot;&quot;; &quot; &quot;)&amp;IF(ISBLANK([.V100]); &quot;&quot;; [.V100])">
            <text:p/>
          </table:table-cell>
          <table:table-cell table:formula="of:=IF(ISBLANK([.W100]); &quot;&quot;; &quot; &quot;)&amp;IF(ISBLANK([.W100]); &quot;&quot;; [.W100])">
            <text:p/>
          </table:table-cell>
          <table:table-cell table:formula="of:=IF(ISBLANK([.X100]); &quot;&quot;; &quot; &quot;)&amp;IF(ISBLANK([.X100]); &quot;&quot;; [.X100])">
            <text:p/>
          </table:table-cell>
          <table:table-cell table:number-columns-repeated="13"/>
          <table:table-cell table:style-name="ce75" table:formula="of:=SUBSTITUTE([.A100]&amp;&quot; &quot;&amp;[.B100]&amp;[.C100]&amp;[.D100]&amp;[.E100]&amp;[.F100]&amp;[.G100]&amp;[.H100]&amp;[.I100]&amp;[.J100]&amp;[.K100]&amp;[.L100]&amp;[.M100]; &quot;%w()&quot;; &quot;[]&quot;)" office:value-type="string" office:string-value=" " calcext:value-type="string">
            <text:p><text:s/></text:p>
          </table:table-cell>
          <table:table-cell table:number-columns-repeated="998"/>
        </table:table-row>
        <table:table-row table:style-name="ro1">
          <table:table-cell table:formula="of:=LOWER([$'Definition (EN)'.C24]&amp;&quot;_&quot;&amp;[$'Definition (EN)'.D24]&amp;&quot;_&quot;&amp;[$'Definition (EN)'.$I$3]&amp;&quot;:&quot;)" office:value-type="string" office:string-value="user_reject_me:" calcext:value-type="string">
            <text:p>user_reject_me:</text:p>
          </table:table-cell>
          <table:table-cell table:formula="of:=&quot;%w(&quot;" office:value-type="string" office:string-value="%w(" calcext:value-type="string">
            <text:p>%w(</text:p>
          </table:table-cell>
          <table:table-cell table:formula="of:=IF(ISTEXT([.O101]); [.O101]; &quot;&quot;)" office:value-type="string" office:string-value="actor" calcext:value-type="string">
            <text:p>actor</text:p>
          </table:table-cell>
          <table:table-cell table:formula="of:=IF(ISBLANK([.P101]); &quot;&quot;; &quot; &quot;)&amp;IF(ISBLANK([.P101]); &quot;&quot;; [.P101])">
            <text:p/>
          </table:table-cell>
          <table:table-cell table:formula="of:=IF(ISBLANK([.Q101]); &quot;&quot;; &quot; &quot;)&amp;IF(ISBLANK([.Q101]); &quot;&quot;; [.Q101])">
            <text:p/>
          </table:table-cell>
          <table:table-cell table:formula="of:=IF(ISBLANK([.R101]); &quot;&quot;; &quot; &quot;)&amp;IF(ISBLANK([.R101]); &quot;&quot;; [.R101])">
            <text:p/>
          </table:table-cell>
          <table:table-cell table:formula="of:=IF(ISBLANK([.S101]); &quot;&quot;; &quot; &quot;)&amp;IF(ISBLANK([.S101]); &quot;&quot;; [.S101])">
            <text:p/>
          </table:table-cell>
          <table:table-cell table:formula="of:=IF(ISBLANK([.T101]); &quot;&quot;; &quot; &quot;)&amp;IF(ISBLANK([.T101]); &quot;&quot;; [.T101])">
            <text:p/>
          </table:table-cell>
          <table:table-cell table:formula="of:=IF(ISBLANK([.U101]); &quot;&quot;; &quot; &quot;)&amp;IF(ISBLANK([.U101]); &quot;&quot;; [.U101])">
            <text:p/>
          </table:table-cell>
          <table:table-cell table:formula="of:=IF(ISBLANK([.V101]); &quot;&quot;; &quot; &quot;)&amp;IF(ISBLANK([.V101]); &quot;&quot;; [.V101])">
            <text:p/>
          </table:table-cell>
          <table:table-cell table:formula="of:=IF(ISBLANK([.W101]); &quot;&quot;; &quot; &quot;)&amp;IF(ISBLANK([.W101]); &quot;&quot;; [.W101])">
            <text:p/>
          </table:table-cell>
          <table:table-cell table:formula="of:=IF(ISBLANK([.X101]); &quot;&quot;; &quot; &quot;)&amp;IF(ISBLANK([.X101]); &quot;&quot;; [.X101])">
            <text:p/>
          </table:table-cell>
          <table:table-cell table:style-name="ce22" table:formula="of:=&quot;),&quot;" office:value-type="string" office:string-value=")," calcext:value-type="string">
            <text:p>),</text:p>
          </table:table-cell>
          <table:table-cell/>
          <table:table-cell table:formula="of:=IFERROR(__xludf.dummyfunction(&quot;if(ISTEXT('Definition (EN)'!H24), SPLIT('Definition (EN)'!H24, &quot;&quot; + &quot;&quot;, TRUE), &quot;&quot;&quot;&quot;)&quot;);&quot;actor&quot;)" office:value-type="string" office:string-value="actor" calcext:value-type="string">
            <text:p>actor</text:p>
          </table:table-cell>
          <table:table-cell table:number-columns-repeated="10"/>
          <table:table-cell table:style-name="ce75" table:formula="of:=SUBSTITUTE([.A101]&amp;&quot; &quot;&amp;[.B101]&amp;[.C101]&amp;[.D101]&amp;[.E101]&amp;[.F101]&amp;[.G101]&amp;[.H101]&amp;[.I101]&amp;[.J101]&amp;[.K101]&amp;[.L101]&amp;[.M101]; &quot;%w()&quot;; &quot;[]&quot;)" office:value-type="string" office:string-value="user_reject_me: %w(actor)," calcext:value-type="string">
            <text:p>user_reject_me: %w(actor),</text:p>
          </table:table-cell>
          <table:table-cell table:number-columns-repeated="998"/>
        </table:table-row>
        <table:table-row table:style-name="ro1">
          <table:table-cell table:formula="of:=LOWER([$'Definition (EN)'.C24]&amp;&quot;_&quot;&amp;[$'Definition (EN)'.D24]&amp;&quot;_&quot;&amp;[$'Definition (EN)'.$U$3]&amp;&quot;:&quot;)" office:value-type="string" office:string-value="user_reject_activity:" calcext:value-type="string">
            <text:p>user_reject_activity:</text:p>
          </table:table-cell>
          <table:table-cell table:formula="of:=&quot;%w(&quot;" office:value-type="string" office:string-value="%w(" calcext:value-type="string">
            <text:p>%w(</text:p>
          </table:table-cell>
          <table:table-cell table:formula="of:=IF(ISTEXT([.O102]); [.O102]; &quot;&quot;)">
            <text:p/>
          </table:table-cell>
          <table:table-cell table:formula="of:=IF(ISBLANK([.P102]); &quot;&quot;; &quot; &quot;)&amp;IF(ISBLANK([.P102]); &quot;&quot;; [.P102])">
            <text:p/>
          </table:table-cell>
          <table:table-cell table:formula="of:=IF(ISBLANK([.Q102]); &quot;&quot;; &quot; &quot;)&amp;IF(ISBLANK([.Q102]); &quot;&quot;; [.Q102])">
            <text:p/>
          </table:table-cell>
          <table:table-cell table:formula="of:=IF(ISBLANK([.R102]); &quot;&quot;; &quot; &quot;)&amp;IF(ISBLANK([.R102]); &quot;&quot;; [.R102])">
            <text:p/>
          </table:table-cell>
          <table:table-cell table:formula="of:=IF(ISBLANK([.S102]); &quot;&quot;; &quot; &quot;)&amp;IF(ISBLANK([.S102]); &quot;&quot;; [.S102])">
            <text:p/>
          </table:table-cell>
          <table:table-cell table:formula="of:=IF(ISBLANK([.T102]); &quot;&quot;; &quot; &quot;)&amp;IF(ISBLANK([.T102]); &quot;&quot;; [.T102])">
            <text:p/>
          </table:table-cell>
          <table:table-cell table:formula="of:=IF(ISBLANK([.U102]); &quot;&quot;; &quot; &quot;)&amp;IF(ISBLANK([.U102]); &quot;&quot;; [.U102])">
            <text:p/>
          </table:table-cell>
          <table:table-cell table:formula="of:=IF(ISBLANK([.V102]); &quot;&quot;; &quot; &quot;)&amp;IF(ISBLANK([.V102]); &quot;&quot;; [.V102])">
            <text:p/>
          </table:table-cell>
          <table:table-cell table:formula="of:=IF(ISBLANK([.W102]); &quot;&quot;; &quot; &quot;)&amp;IF(ISBLANK([.W102]); &quot;&quot;; [.W102])">
            <text:p/>
          </table:table-cell>
          <table:table-cell table:formula="of:=IF(ISBLANK([.X102]); &quot;&quot;; &quot; &quot;)&amp;IF(ISBLANK([.X102]); &quot;&quot;; [.X102])">
            <text:p/>
          </table:table-cell>
          <table:table-cell table:style-name="ce22" table:formula="of:=&quot;),&quot;" office:value-type="string" office:string-value=")," calcext:value-type="string">
            <text:p>),</text:p>
          </table:table-cell>
          <table:table-cell/>
          <table:table-cell table:formula="of:=IFERROR(__xludf.dummyfunction(&quot;if(ISTEXT('Definition (EN)'!T24), SPLIT('Definition (EN)'!T24, &quot;&quot; + &quot;&quot;, TRUE), &quot;&quot;&quot;&quot;)&quot;);&quot;&quot;)">
            <text:p/>
          </table:table-cell>
          <table:table-cell table:number-columns-repeated="10"/>
          <table:table-cell table:style-name="ce75" table:formula="of:=SUBSTITUTE([.A102]&amp;&quot; &quot;&amp;[.B102]&amp;[.C102]&amp;[.D102]&amp;[.E102]&amp;[.F102]&amp;[.G102]&amp;[.H102]&amp;[.I102]&amp;[.J102]&amp;[.K102]&amp;[.L102]&amp;[.M102]; &quot;%w()&quot;; &quot;[]&quot;)" office:value-type="string" office:string-value="user_reject_activity: []," calcext:value-type="string">
            <text:p>user_reject_activity: [],</text:p>
          </table:table-cell>
          <table:table-cell table:number-columns-repeated="998"/>
        </table:table-row>
        <table:table-row table:style-name="ro1">
          <table:table-cell table:formula="of:=LOWER([$'Definition (EN)'.C24]&amp;&quot;_&quot;&amp;[$'Definition (EN)'.D24]&amp;&quot;_&quot;&amp;[$'Definition (EN)'.$Q$3]&amp;&quot;:&quot;)" office:value-type="string" office:string-value="user_reject_notify:" calcext:value-type="string">
            <text:p>user_reject_notify:</text:p>
          </table:table-cell>
          <table:table-cell table:formula="of:=&quot;%w(&quot;" office:value-type="string" office:string-value="%w(" calcext:value-type="string">
            <text:p>%w(</text:p>
          </table:table-cell>
          <table:table-cell table:formula="of:=IF(ISTEXT([.O103]); [.O103]; &quot;&quot;)" office:value-type="string" office:string-value="user" calcext:value-type="string">
            <text:p>user</text:p>
          </table:table-cell>
          <table:table-cell table:formula="of:=IF(ISBLANK([.P103]); &quot;&quot;; &quot; &quot;)&amp;IF(ISBLANK([.P103]); &quot;&quot;; [.P103])">
            <text:p/>
          </table:table-cell>
          <table:table-cell table:formula="of:=IF(ISBLANK([.Q103]); &quot;&quot;; &quot; &quot;)&amp;IF(ISBLANK([.Q103]); &quot;&quot;; [.Q103])">
            <text:p/>
          </table:table-cell>
          <table:table-cell table:formula="of:=IF(ISBLANK([.R103]); &quot;&quot;; &quot; &quot;)&amp;IF(ISBLANK([.R103]); &quot;&quot;; [.R103])">
            <text:p/>
          </table:table-cell>
          <table:table-cell table:formula="of:=IF(ISBLANK([.S103]); &quot;&quot;; &quot; &quot;)&amp;IF(ISBLANK([.S103]); &quot;&quot;; [.S103])">
            <text:p/>
          </table:table-cell>
          <table:table-cell table:formula="of:=IF(ISBLANK([.T103]); &quot;&quot;; &quot; &quot;)&amp;IF(ISBLANK([.T103]); &quot;&quot;; [.T103])">
            <text:p/>
          </table:table-cell>
          <table:table-cell table:formula="of:=IF(ISBLANK([.U103]); &quot;&quot;; &quot; &quot;)&amp;IF(ISBLANK([.U103]); &quot;&quot;; [.U103])">
            <text:p/>
          </table:table-cell>
          <table:table-cell table:formula="of:=IF(ISBLANK([.V103]); &quot;&quot;; &quot; &quot;)&amp;IF(ISBLANK([.V103]); &quot;&quot;; [.V103])">
            <text:p/>
          </table:table-cell>
          <table:table-cell table:formula="of:=IF(ISBLANK([.W103]); &quot;&quot;; &quot; &quot;)&amp;IF(ISBLANK([.W103]); &quot;&quot;; [.W103])">
            <text:p/>
          </table:table-cell>
          <table:table-cell table:formula="of:=IF(ISBLANK([.X103]); &quot;&quot;; &quot; &quot;)&amp;IF(ISBLANK([.X103]); &quot;&quot;; [.X103])">
            <text:p/>
          </table:table-cell>
          <table:table-cell table:style-name="ce22" table:formula="of:=&quot;),&quot;" office:value-type="string" office:string-value=")," calcext:value-type="string">
            <text:p>),</text:p>
          </table:table-cell>
          <table:table-cell/>
          <table:table-cell table:formula="of:=IFERROR(__xludf.dummyfunction(&quot;if(ISTEXT('Definition (EN)'!P24), SPLIT('Definition (EN)'!P24, &quot;&quot; + &quot;&quot;, TRUE), &quot;&quot;&quot;&quot;)&quot;);&quot;user&quot;)" office:value-type="string" office:string-value="user" calcext:value-type="string">
            <text:p>user</text:p>
          </table:table-cell>
          <table:table-cell table:number-columns-repeated="10"/>
          <table:table-cell table:style-name="ce75" table:formula="of:=SUBSTITUTE([.A103]&amp;&quot; &quot;&amp;[.B103]&amp;[.C103]&amp;[.D103]&amp;[.E103]&amp;[.F103]&amp;[.G103]&amp;[.H103]&amp;[.I103]&amp;[.J103]&amp;[.K103]&amp;[.L103]&amp;[.M103]; &quot;%w()&quot;; &quot;[]&quot;)" office:value-type="string" office:string-value="user_reject_notify: %w(user)," calcext:value-type="string">
            <text:p>user_reject_notify: %w(user),</text:p>
          </table:table-cell>
          <table:table-cell table:number-columns-repeated="998"/>
        </table:table-row>
        <table:table-row table:style-name="ro1">
          <table:table-cell table:formula="of:=LOWER([$'Definition (EN)'.C24]&amp;&quot;_&quot;&amp;[$'Definition (EN)'.D24]&amp;&quot;_&quot;&amp;[$'Definition (EN)'.$M$3]&amp;&quot;:&quot;)" office:value-type="string" office:string-value="user_reject_push:" calcext:value-type="string">
            <text:p>user_reject_push:</text:p>
          </table:table-cell>
          <table:table-cell table:formula="of:=&quot;%w(&quot;" office:value-type="string" office:string-value="%w(" calcext:value-type="string">
            <text:p>%w(</text:p>
          </table:table-cell>
          <table:table-cell table:formula="of:=IF(ISTEXT([.O104]); [.O104]; &quot;&quot;)">
            <text:p/>
          </table:table-cell>
          <table:table-cell table:formula="of:=IF(ISBLANK([.P104]); &quot;&quot;; &quot; &quot;)&amp;IF(ISBLANK([.P104]); &quot;&quot;; [.P104])">
            <text:p/>
          </table:table-cell>
          <table:table-cell table:formula="of:=IF(ISBLANK([.Q104]); &quot;&quot;; &quot; &quot;)&amp;IF(ISBLANK([.Q104]); &quot;&quot;; [.Q104])">
            <text:p/>
          </table:table-cell>
          <table:table-cell table:formula="of:=IF(ISBLANK([.R104]); &quot;&quot;; &quot; &quot;)&amp;IF(ISBLANK([.R104]); &quot;&quot;; [.R104])">
            <text:p/>
          </table:table-cell>
          <table:table-cell table:formula="of:=IF(ISBLANK([.S104]); &quot;&quot;; &quot; &quot;)&amp;IF(ISBLANK([.S104]); &quot;&quot;; [.S104])">
            <text:p/>
          </table:table-cell>
          <table:table-cell table:formula="of:=IF(ISBLANK([.T104]); &quot;&quot;; &quot; &quot;)&amp;IF(ISBLANK([.T104]); &quot;&quot;; [.T104])">
            <text:p/>
          </table:table-cell>
          <table:table-cell table:formula="of:=IF(ISBLANK([.U104]); &quot;&quot;; &quot; &quot;)&amp;IF(ISBLANK([.U104]); &quot;&quot;; [.U104])">
            <text:p/>
          </table:table-cell>
          <table:table-cell table:formula="of:=IF(ISBLANK([.V104]); &quot;&quot;; &quot; &quot;)&amp;IF(ISBLANK([.V104]); &quot;&quot;; [.V104])">
            <text:p/>
          </table:table-cell>
          <table:table-cell table:formula="of:=IF(ISBLANK([.W104]); &quot;&quot;; &quot; &quot;)&amp;IF(ISBLANK([.W104]); &quot;&quot;; [.W104])">
            <text:p/>
          </table:table-cell>
          <table:table-cell table:formula="of:=IF(ISBLANK([.X104]); &quot;&quot;; &quot; &quot;)&amp;IF(ISBLANK([.X104]); &quot;&quot;; [.X104])">
            <text:p/>
          </table:table-cell>
          <table:table-cell table:style-name="ce22" table:formula="of:=&quot;),&quot;" office:value-type="string" office:string-value=")," calcext:value-type="string">
            <text:p>),</text:p>
          </table:table-cell>
          <table:table-cell/>
          <table:table-cell table:formula="of:=IFERROR(__xludf.dummyfunction(&quot;if(ISTEXT('Definition (EN)'!L24), SPLIT('Definition (EN)'!L24, &quot;&quot; + &quot;&quot;, TRUE), &quot;&quot;&quot;&quot;)&quot;);&quot;&quot;)">
            <text:p/>
          </table:table-cell>
          <table:table-cell table:number-columns-repeated="10"/>
          <table:table-cell table:style-name="ce75" table:formula="of:=SUBSTITUTE([.A104]&amp;&quot; &quot;&amp;[.B104]&amp;[.C104]&amp;[.D104]&amp;[.E104]&amp;[.F104]&amp;[.G104]&amp;[.H104]&amp;[.I104]&amp;[.J104]&amp;[.K104]&amp;[.L104]&amp;[.M104]; &quot;%w()&quot;; &quot;[]&quot;)" office:value-type="string" office:string-value="user_reject_push: []," calcext:value-type="string">
            <text:p>user_reject_push: [],</text:p>
          </table:table-cell>
          <table:table-cell table:number-columns-repeated="998"/>
        </table:table-row>
        <table:table-row table:style-name="ro1">
          <table:table-cell table:number-columns-repeated="2"/>
          <table:table-cell table:formula="of:=IF(ISTEXT([.O105]); [.O105]; &quot;&quot;)">
            <text:p/>
          </table:table-cell>
          <table:table-cell table:formula="of:=IF(ISBLANK([.P105]); &quot;&quot;; &quot; &quot;)&amp;IF(ISBLANK([.P105]); &quot;&quot;; [.P105])">
            <text:p/>
          </table:table-cell>
          <table:table-cell table:formula="of:=IF(ISBLANK([.Q105]); &quot;&quot;; &quot; &quot;)&amp;IF(ISBLANK([.Q105]); &quot;&quot;; [.Q105])">
            <text:p/>
          </table:table-cell>
          <table:table-cell table:formula="of:=IF(ISBLANK([.R105]); &quot;&quot;; &quot; &quot;)&amp;IF(ISBLANK([.R105]); &quot;&quot;; [.R105])">
            <text:p/>
          </table:table-cell>
          <table:table-cell table:formula="of:=IF(ISBLANK([.S105]); &quot;&quot;; &quot; &quot;)&amp;IF(ISBLANK([.S105]); &quot;&quot;; [.S105])">
            <text:p/>
          </table:table-cell>
          <table:table-cell table:formula="of:=IF(ISBLANK([.T105]); &quot;&quot;; &quot; &quot;)&amp;IF(ISBLANK([.T105]); &quot;&quot;; [.T105])">
            <text:p/>
          </table:table-cell>
          <table:table-cell table:formula="of:=IF(ISBLANK([.U105]); &quot;&quot;; &quot; &quot;)&amp;IF(ISBLANK([.U105]); &quot;&quot;; [.U105])">
            <text:p/>
          </table:table-cell>
          <table:table-cell table:formula="of:=IF(ISBLANK([.V105]); &quot;&quot;; &quot; &quot;)&amp;IF(ISBLANK([.V105]); &quot;&quot;; [.V105])">
            <text:p/>
          </table:table-cell>
          <table:table-cell table:formula="of:=IF(ISBLANK([.W105]); &quot;&quot;; &quot; &quot;)&amp;IF(ISBLANK([.W105]); &quot;&quot;; [.W105])">
            <text:p/>
          </table:table-cell>
          <table:table-cell table:formula="of:=IF(ISBLANK([.X105]); &quot;&quot;; &quot; &quot;)&amp;IF(ISBLANK([.X105]); &quot;&quot;; [.X105])">
            <text:p/>
          </table:table-cell>
          <table:table-cell table:number-columns-repeated="13"/>
          <table:table-cell table:style-name="ce75" table:formula="of:=SUBSTITUTE([.A105]&amp;&quot; &quot;&amp;[.B105]&amp;[.C105]&amp;[.D105]&amp;[.E105]&amp;[.F105]&amp;[.G105]&amp;[.H105]&amp;[.I105]&amp;[.J105]&amp;[.K105]&amp;[.L105]&amp;[.M105]; &quot;%w()&quot;; &quot;[]&quot;)" office:value-type="string" office:string-value=" " calcext:value-type="string">
            <text:p><text:s/></text:p>
          </table:table-cell>
          <table:table-cell table:number-columns-repeated="998"/>
        </table:table-row>
        <table:table-row table:style-name="ro1">
          <table:table-cell table:formula="of:=LOWER([$'Definition (EN)'.C25]&amp;&quot;_&quot;&amp;[$'Definition (EN)'.D25]&amp;&quot;_&quot;&amp;[$'Definition (EN)'.$I$3]&amp;&quot;:&quot;)" office:value-type="string" office:string-value="slot_tagged_me:" calcext:value-type="string">
            <text:p>slot_tagged_me:</text:p>
          </table:table-cell>
          <table:table-cell table:formula="of:=&quot;%w(&quot;" office:value-type="string" office:string-value="%w(" calcext:value-type="string">
            <text:p>%w(</text:p>
          </table:table-cell>
          <table:table-cell table:formula="of:=IF(ISTEXT([.O106]); [.O106]; &quot;&quot;)" office:value-type="string" office:string-value="actor" calcext:value-type="string">
            <text:p>actor</text:p>
          </table:table-cell>
          <table:table-cell table:formula="of:=IF(ISBLANK([.P106]); &quot;&quot;; &quot; &quot;)&amp;IF(ISBLANK([.P106]); &quot;&quot;; [.P106])">
            <text:p/>
          </table:table-cell>
          <table:table-cell table:formula="of:=IF(ISBLANK([.Q106]); &quot;&quot;; &quot; &quot;)&amp;IF(ISBLANK([.Q106]); &quot;&quot;; [.Q106])">
            <text:p/>
          </table:table-cell>
          <table:table-cell table:formula="of:=IF(ISBLANK([.R106]); &quot;&quot;; &quot; &quot;)&amp;IF(ISBLANK([.R106]); &quot;&quot;; [.R106])">
            <text:p/>
          </table:table-cell>
          <table:table-cell table:formula="of:=IF(ISBLANK([.S106]); &quot;&quot;; &quot; &quot;)&amp;IF(ISBLANK([.S106]); &quot;&quot;; [.S106])">
            <text:p/>
          </table:table-cell>
          <table:table-cell table:formula="of:=IF(ISBLANK([.T106]); &quot;&quot;; &quot; &quot;)&amp;IF(ISBLANK([.T106]); &quot;&quot;; [.T106])">
            <text:p/>
          </table:table-cell>
          <table:table-cell table:formula="of:=IF(ISBLANK([.U106]); &quot;&quot;; &quot; &quot;)&amp;IF(ISBLANK([.U106]); &quot;&quot;; [.U106])">
            <text:p/>
          </table:table-cell>
          <table:table-cell table:formula="of:=IF(ISBLANK([.V106]); &quot;&quot;; &quot; &quot;)&amp;IF(ISBLANK([.V106]); &quot;&quot;; [.V106])">
            <text:p/>
          </table:table-cell>
          <table:table-cell table:formula="of:=IF(ISBLANK([.W106]); &quot;&quot;; &quot; &quot;)&amp;IF(ISBLANK([.W106]); &quot;&quot;; [.W106])">
            <text:p/>
          </table:table-cell>
          <table:table-cell table:formula="of:=IF(ISBLANK([.X106]); &quot;&quot;; &quot; &quot;)&amp;IF(ISBLANK([.X106]); &quot;&quot;; [.X106])">
            <text:p/>
          </table:table-cell>
          <table:table-cell table:style-name="ce22" table:formula="of:=&quot;),&quot;" office:value-type="string" office:string-value=")," calcext:value-type="string">
            <text:p>),</text:p>
          </table:table-cell>
          <table:table-cell/>
          <table:table-cell table:formula="of:=IFERROR(__xludf.dummyfunction(&quot;if(ISTEXT('Definition (EN)'!H25), SPLIT('Definition (EN)'!H25, &quot;&quot; + &quot;&quot;, TRUE), &quot;&quot;&quot;&quot;)&quot;);&quot;actor&quot;)" office:value-type="string" office:string-value="actor" calcext:value-type="string">
            <text:p>actor</text:p>
          </table:table-cell>
          <table:table-cell table:number-columns-repeated="10"/>
          <table:table-cell table:style-name="ce75" table:formula="of:=SUBSTITUTE([.A106]&amp;&quot; &quot;&amp;[.B106]&amp;[.C106]&amp;[.D106]&amp;[.E106]&amp;[.F106]&amp;[.G106]&amp;[.H106]&amp;[.I106]&amp;[.J106]&amp;[.K106]&amp;[.L106]&amp;[.M106]; &quot;%w()&quot;; &quot;[]&quot;)" office:value-type="string" office:string-value="slot_tagged_me: %w(actor)," calcext:value-type="string">
            <text:p>slot_tagged_me: %w(actor),</text:p>
          </table:table-cell>
          <table:table-cell table:number-columns-repeated="998"/>
        </table:table-row>
        <table:table-row table:style-name="ro1">
          <table:table-cell table:formula="of:=LOWER([$'Definition (EN)'.C25]&amp;&quot;_&quot;&amp;[$'Definition (EN)'.D25]&amp;&quot;_&quot;&amp;[$'Definition (EN)'.$U$3]&amp;&quot;:&quot;)" office:value-type="string" office:string-value="slot_tagged_activity:" calcext:value-type="string">
            <text:p>slot_tagged_activity:</text:p>
          </table:table-cell>
          <table:table-cell table:formula="of:=&quot;%w(&quot;" office:value-type="string" office:string-value="%w(" calcext:value-type="string">
            <text:p>%w(</text:p>
          </table:table-cell>
          <table:table-cell table:formula="of:=IF(ISTEXT([.O107]); [.O107]; &quot;&quot;)" office:value-type="string" office:string-value="friends" calcext:value-type="string">
            <text:p>friends</text:p>
          </table:table-cell>
          <table:table-cell table:formula="of:=IF(ISBLANK([.P107]); &quot;&quot;; &quot; &quot;)&amp;IF(ISBLANK([.P107]); &quot;&quot;; [.P107])" office:value-type="string" office:string-value=" followers" calcext:value-type="string">
            <text:p><text:s/>followers</text:p>
          </table:table-cell>
          <table:table-cell table:formula="of:=IF(ISBLANK([.Q107]); &quot;&quot;; &quot; &quot;)&amp;IF(ISBLANK([.Q107]); &quot;&quot;; [.Q107])" office:value-type="string" office:string-value=" member" calcext:value-type="string">
            <text:p><text:s/>member</text:p>
          </table:table-cell>
          <table:table-cell table:formula="of:=IF(ISBLANK([.R107]); &quot;&quot;; &quot; &quot;)&amp;IF(ISBLANK([.R107]); &quot;&quot;; [.R107])" office:value-type="string" office:string-value=" creator" calcext:value-type="string">
            <text:p><text:s/>creator</text:p>
          </table:table-cell>
          <table:table-cell table:formula="of:=IF(ISBLANK([.S107]); &quot;&quot;; &quot; &quot;)&amp;IF(ISBLANK([.S107]); &quot;&quot;; [.S107])">
            <text:p/>
          </table:table-cell>
          <table:table-cell table:formula="of:=IF(ISBLANK([.T107]); &quot;&quot;; &quot; &quot;)&amp;IF(ISBLANK([.T107]); &quot;&quot;; [.T107])">
            <text:p/>
          </table:table-cell>
          <table:table-cell table:formula="of:=IF(ISBLANK([.U107]); &quot;&quot;; &quot; &quot;)&amp;IF(ISBLANK([.U107]); &quot;&quot;; [.U107])">
            <text:p/>
          </table:table-cell>
          <table:table-cell table:formula="of:=IF(ISBLANK([.V107]); &quot;&quot;; &quot; &quot;)&amp;IF(ISBLANK([.V107]); &quot;&quot;; [.V107])">
            <text:p/>
          </table:table-cell>
          <table:table-cell table:formula="of:=IF(ISBLANK([.W107]); &quot;&quot;; &quot; &quot;)&amp;IF(ISBLANK([.W107]); &quot;&quot;; [.W107])">
            <text:p/>
          </table:table-cell>
          <table:table-cell table:formula="of:=IF(ISBLANK([.X107]); &quot;&quot;; &quot; &quot;)&amp;IF(ISBLANK([.X107]); &quot;&quot;; [.X107])">
            <text:p/>
          </table:table-cell>
          <table:table-cell table:style-name="ce22" table:formula="of:=&quot;),&quot;" office:value-type="string" office:string-value=")," calcext:value-type="string">
            <text:p>),</text:p>
          </table:table-cell>
          <table:table-cell/>
          <table:table-cell table:formula="of:=IFERROR(__xludf.dummyfunction(&quot;if(ISTEXT('Definition (EN)'!T25), SPLIT('Definition (EN)'!T25, &quot;&quot; + &quot;&quot;, TRUE), &quot;&quot;&quot;&quot;)&quot;);&quot;friends&quot;)" office:value-type="string" office:string-value="friends" calcext:value-type="string">
            <text:p>friends</text:p>
          </table:table-cell>
          <table:table-cell office:value-type="string" calcext:value-type="string">
            <text:p>followers</text:p>
          </table:table-cell>
          <table:table-cell office:value-type="string" calcext:value-type="string">
            <text:p>member</text:p>
          </table:table-cell>
          <table:table-cell office:value-type="string" calcext:value-type="string">
            <text:p>creator</text:p>
          </table:table-cell>
          <table:table-cell table:number-columns-repeated="7"/>
          <table:table-cell table:style-name="ce75" table:formula="of:=SUBSTITUTE([.A107]&amp;&quot; &quot;&amp;[.B107]&amp;[.C107]&amp;[.D107]&amp;[.E107]&amp;[.F107]&amp;[.G107]&amp;[.H107]&amp;[.I107]&amp;[.J107]&amp;[.K107]&amp;[.L107]&amp;[.M107]; &quot;%w()&quot;; &quot;[]&quot;)" office:value-type="string" office:string-value="slot_tagged_activity: %w(friends followers member creator)," calcext:value-type="string">
            <text:p>slot_tagged_activity: %w(friends followers member creator),</text:p>
          </table:table-cell>
          <table:table-cell table:number-columns-repeated="998"/>
        </table:table-row>
        <table:table-row table:style-name="ro1">
          <table:table-cell table:formula="of:=LOWER([$'Definition (EN)'.C25]&amp;&quot;_&quot;&amp;[$'Definition (EN)'.D25]&amp;&quot;_&quot;&amp;[$'Definition (EN)'.$Q$3]&amp;&quot;:&quot;)" office:value-type="string" office:string-value="slot_tagged_notify:" calcext:value-type="string">
            <text:p>slot_tagged_notify:</text:p>
          </table:table-cell>
          <table:table-cell table:formula="of:=&quot;%w(&quot;" office:value-type="string" office:string-value="%w(" calcext:value-type="string">
            <text:p>%w(</text:p>
          </table:table-cell>
          <table:table-cell table:formula="of:=IF(ISTEXT([.O108]); [.O108]; &quot;&quot;)" office:value-type="string" office:string-value="foreign" calcext:value-type="string">
            <text:p>foreign</text:p>
          </table:table-cell>
          <table:table-cell table:formula="of:=IF(ISBLANK([.P108]); &quot;&quot;; &quot; &quot;)&amp;IF(ISBLANK([.P108]); &quot;&quot;; [.P108])" office:value-type="string" office:string-value=" creator" calcext:value-type="string">
            <text:p><text:s/>creator</text:p>
          </table:table-cell>
          <table:table-cell table:formula="of:=IF(ISBLANK([.Q108]); &quot;&quot;; &quot; &quot;)&amp;IF(ISBLANK([.Q108]); &quot;&quot;; [.Q108])">
            <text:p/>
          </table:table-cell>
          <table:table-cell table:formula="of:=IF(ISBLANK([.R108]); &quot;&quot;; &quot; &quot;)&amp;IF(ISBLANK([.R108]); &quot;&quot;; [.R108])">
            <text:p/>
          </table:table-cell>
          <table:table-cell table:formula="of:=IF(ISBLANK([.S108]); &quot;&quot;; &quot; &quot;)&amp;IF(ISBLANK([.S108]); &quot;&quot;; [.S108])">
            <text:p/>
          </table:table-cell>
          <table:table-cell table:formula="of:=IF(ISBLANK([.T108]); &quot;&quot;; &quot; &quot;)&amp;IF(ISBLANK([.T108]); &quot;&quot;; [.T108])">
            <text:p/>
          </table:table-cell>
          <table:table-cell table:formula="of:=IF(ISBLANK([.U108]); &quot;&quot;; &quot; &quot;)&amp;IF(ISBLANK([.U108]); &quot;&quot;; [.U108])">
            <text:p/>
          </table:table-cell>
          <table:table-cell table:formula="of:=IF(ISBLANK([.V108]); &quot;&quot;; &quot; &quot;)&amp;IF(ISBLANK([.V108]); &quot;&quot;; [.V108])">
            <text:p/>
          </table:table-cell>
          <table:table-cell table:formula="of:=IF(ISBLANK([.W108]); &quot;&quot;; &quot; &quot;)&amp;IF(ISBLANK([.W108]); &quot;&quot;; [.W108])">
            <text:p/>
          </table:table-cell>
          <table:table-cell table:formula="of:=IF(ISBLANK([.X108]); &quot;&quot;; &quot; &quot;)&amp;IF(ISBLANK([.X108]); &quot;&quot;; [.X108])">
            <text:p/>
          </table:table-cell>
          <table:table-cell table:style-name="ce22" table:formula="of:=&quot;),&quot;" office:value-type="string" office:string-value=")," calcext:value-type="string">
            <text:p>),</text:p>
          </table:table-cell>
          <table:table-cell/>
          <table:table-cell table:formula="of:=IFERROR(__xludf.dummyfunction(&quot;if(ISTEXT('Definition (EN)'!P25), SPLIT('Definition (EN)'!P25, &quot;&quot; + &quot;&quot;, TRUE), &quot;&quot;&quot;&quot;)&quot;);&quot;foreign&quot;)" office:value-type="string" office:string-value="foreign" calcext:value-type="string">
            <text:p>foreign</text:p>
          </table:table-cell>
          <table:table-cell office:value-type="string" calcext:value-type="string">
            <text:p>creator</text:p>
          </table:table-cell>
          <table:table-cell table:number-columns-repeated="9"/>
          <table:table-cell table:style-name="ce75" table:formula="of:=SUBSTITUTE([.A108]&amp;&quot; &quot;&amp;[.B108]&amp;[.C108]&amp;[.D108]&amp;[.E108]&amp;[.F108]&amp;[.G108]&amp;[.H108]&amp;[.I108]&amp;[.J108]&amp;[.K108]&amp;[.L108]&amp;[.M108]; &quot;%w()&quot;; &quot;[]&quot;)" office:value-type="string" office:string-value="slot_tagged_notify: %w(foreign creator)," calcext:value-type="string">
            <text:p>slot_tagged_notify: %w(foreign creator),</text:p>
          </table:table-cell>
          <table:table-cell table:number-columns-repeated="998"/>
        </table:table-row>
        <table:table-row table:style-name="ro1">
          <table:table-cell table:formula="of:=LOWER([$'Definition (EN)'.C25]&amp;&quot;_&quot;&amp;[$'Definition (EN)'.D25]&amp;&quot;_&quot;&amp;[$'Definition (EN)'.$M$3]&amp;&quot;:&quot;)" office:value-type="string" office:string-value="slot_tagged_push:" calcext:value-type="string">
            <text:p>slot_tagged_push:</text:p>
          </table:table-cell>
          <table:table-cell table:formula="of:=&quot;%w(&quot;" office:value-type="string" office:string-value="%w(" calcext:value-type="string">
            <text:p>%w(</text:p>
          </table:table-cell>
          <table:table-cell table:formula="of:=IF(ISTEXT([.O109]); [.O109]; &quot;&quot;)" office:value-type="string" office:string-value="foreign" calcext:value-type="string">
            <text:p>foreign</text:p>
          </table:table-cell>
          <table:table-cell table:formula="of:=IF(ISBLANK([.P109]); &quot;&quot;; &quot; &quot;)&amp;IF(ISBLANK([.P109]); &quot;&quot;; [.P109])">
            <text:p/>
          </table:table-cell>
          <table:table-cell table:formula="of:=IF(ISBLANK([.Q109]); &quot;&quot;; &quot; &quot;)&amp;IF(ISBLANK([.Q109]); &quot;&quot;; [.Q109])">
            <text:p/>
          </table:table-cell>
          <table:table-cell table:formula="of:=IF(ISBLANK([.R109]); &quot;&quot;; &quot; &quot;)&amp;IF(ISBLANK([.R109]); &quot;&quot;; [.R109])">
            <text:p/>
          </table:table-cell>
          <table:table-cell table:formula="of:=IF(ISBLANK([.S109]); &quot;&quot;; &quot; &quot;)&amp;IF(ISBLANK([.S109]); &quot;&quot;; [.S109])">
            <text:p/>
          </table:table-cell>
          <table:table-cell table:formula="of:=IF(ISBLANK([.T109]); &quot;&quot;; &quot; &quot;)&amp;IF(ISBLANK([.T109]); &quot;&quot;; [.T109])">
            <text:p/>
          </table:table-cell>
          <table:table-cell table:formula="of:=IF(ISBLANK([.U109]); &quot;&quot;; &quot; &quot;)&amp;IF(ISBLANK([.U109]); &quot;&quot;; [.U109])">
            <text:p/>
          </table:table-cell>
          <table:table-cell table:formula="of:=IF(ISBLANK([.V109]); &quot;&quot;; &quot; &quot;)&amp;IF(ISBLANK([.V109]); &quot;&quot;; [.V109])">
            <text:p/>
          </table:table-cell>
          <table:table-cell table:formula="of:=IF(ISBLANK([.W109]); &quot;&quot;; &quot; &quot;)&amp;IF(ISBLANK([.W109]); &quot;&quot;; [.W109])">
            <text:p/>
          </table:table-cell>
          <table:table-cell table:formula="of:=IF(ISBLANK([.X109]); &quot;&quot;; &quot; &quot;)&amp;IF(ISBLANK([.X109]); &quot;&quot;; [.X109])">
            <text:p/>
          </table:table-cell>
          <table:table-cell table:style-name="ce22" table:formula="of:=&quot;),&quot;" office:value-type="string" office:string-value=")," calcext:value-type="string">
            <text:p>),</text:p>
          </table:table-cell>
          <table:table-cell/>
          <table:table-cell table:formula="of:=IFERROR(__xludf.dummyfunction(&quot;if(ISTEXT('Definition (EN)'!L25), SPLIT('Definition (EN)'!L25, &quot;&quot; + &quot;&quot;, TRUE), &quot;&quot;&quot;&quot;)&quot;);&quot;foreign&quot;)" office:value-type="string" office:string-value="foreign" calcext:value-type="string">
            <text:p>foreign</text:p>
          </table:table-cell>
          <table:table-cell table:number-columns-repeated="10"/>
          <table:table-cell table:style-name="ce75" table:formula="of:=SUBSTITUTE([.A109]&amp;&quot; &quot;&amp;[.B109]&amp;[.C109]&amp;[.D109]&amp;[.E109]&amp;[.F109]&amp;[.G109]&amp;[.H109]&amp;[.I109]&amp;[.J109]&amp;[.K109]&amp;[.L109]&amp;[.M109]; &quot;%w()&quot;; &quot;[]&quot;)" office:value-type="string" office:string-value="slot_tagged_push: %w(foreign)," calcext:value-type="string">
            <text:p>slot_tagged_push: %w(foreign),</text:p>
          </table:table-cell>
          <table:table-cell table:number-columns-repeated="998"/>
        </table:table-row>
        <table:table-row table:style-name="ro1">
          <table:table-cell table:number-columns-repeated="2"/>
          <table:table-cell table:formula="of:=IF(ISTEXT([.O110]); [.O110]; &quot;&quot;)">
            <text:p/>
          </table:table-cell>
          <table:table-cell table:formula="of:=IF(ISBLANK([.P110]); &quot;&quot;; &quot; &quot;)&amp;IF(ISBLANK([.P110]); &quot;&quot;; [.P110])">
            <text:p/>
          </table:table-cell>
          <table:table-cell table:formula="of:=IF(ISBLANK([.Q110]); &quot;&quot;; &quot; &quot;)&amp;IF(ISBLANK([.Q110]); &quot;&quot;; [.Q110])">
            <text:p/>
          </table:table-cell>
          <table:table-cell table:formula="of:=IF(ISBLANK([.R110]); &quot;&quot;; &quot; &quot;)&amp;IF(ISBLANK([.R110]); &quot;&quot;; [.R110])">
            <text:p/>
          </table:table-cell>
          <table:table-cell table:formula="of:=IF(ISBLANK([.S110]); &quot;&quot;; &quot; &quot;)&amp;IF(ISBLANK([.S110]); &quot;&quot;; [.S110])">
            <text:p/>
          </table:table-cell>
          <table:table-cell table:formula="of:=IF(ISBLANK([.T110]); &quot;&quot;; &quot; &quot;)&amp;IF(ISBLANK([.T110]); &quot;&quot;; [.T110])">
            <text:p/>
          </table:table-cell>
          <table:table-cell table:formula="of:=IF(ISBLANK([.U110]); &quot;&quot;; &quot; &quot;)&amp;IF(ISBLANK([.U110]); &quot;&quot;; [.U110])">
            <text:p/>
          </table:table-cell>
          <table:table-cell table:formula="of:=IF(ISBLANK([.V110]); &quot;&quot;; &quot; &quot;)&amp;IF(ISBLANK([.V110]); &quot;&quot;; [.V110])">
            <text:p/>
          </table:table-cell>
          <table:table-cell table:formula="of:=IF(ISBLANK([.W110]); &quot;&quot;; &quot; &quot;)&amp;IF(ISBLANK([.W110]); &quot;&quot;; [.W110])">
            <text:p/>
          </table:table-cell>
          <table:table-cell table:formula="of:=IF(ISBLANK([.X110]); &quot;&quot;; &quot; &quot;)&amp;IF(ISBLANK([.X110]); &quot;&quot;; [.X110])">
            <text:p/>
          </table:table-cell>
          <table:table-cell table:number-columns-repeated="13"/>
          <table:table-cell table:style-name="ce75" table:formula="of:=SUBSTITUTE([.A110]&amp;&quot; &quot;&amp;[.B110]&amp;[.C110]&amp;[.D110]&amp;[.E110]&amp;[.F110]&amp;[.G110]&amp;[.H110]&amp;[.I110]&amp;[.J110]&amp;[.K110]&amp;[.L110]&amp;[.M110]; &quot;%w()&quot;; &quot;[]&quot;)" office:value-type="string" office:string-value=" " calcext:value-type="string">
            <text:p><text:s/></text:p>
          </table:table-cell>
          <table:table-cell table:number-columns-repeated="998"/>
        </table:table-row>
        <table:table-row table:style-name="ro1">
          <table:table-cell table:formula="of:=LOWER([$'Definition (EN)'.C26]&amp;&quot;_&quot;&amp;[$'Definition (EN)'.D26]&amp;&quot;_&quot;&amp;[$'Definition (EN)'.$I$3]&amp;&quot;:&quot;)" office:value-type="string" office:string-value="group_request_me:" calcext:value-type="string">
            <text:p>group_request_me:</text:p>
          </table:table-cell>
          <table:table-cell table:formula="of:=&quot;%w(&quot;" office:value-type="string" office:string-value="%w(" calcext:value-type="string">
            <text:p>%w(</text:p>
          </table:table-cell>
          <table:table-cell table:formula="of:=IF(ISTEXT([.O111]); [.O111]; &quot;&quot;)" office:value-type="string" office:string-value="actor" calcext:value-type="string">
            <text:p>actor</text:p>
          </table:table-cell>
          <table:table-cell table:formula="of:=IF(ISBLANK([.P111]); &quot;&quot;; &quot; &quot;)&amp;IF(ISBLANK([.P111]); &quot;&quot;; [.P111])">
            <text:p/>
          </table:table-cell>
          <table:table-cell table:formula="of:=IF(ISBLANK([.Q111]); &quot;&quot;; &quot; &quot;)&amp;IF(ISBLANK([.Q111]); &quot;&quot;; [.Q111])">
            <text:p/>
          </table:table-cell>
          <table:table-cell table:formula="of:=IF(ISBLANK([.R111]); &quot;&quot;; &quot; &quot;)&amp;IF(ISBLANK([.R111]); &quot;&quot;; [.R111])">
            <text:p/>
          </table:table-cell>
          <table:table-cell table:formula="of:=IF(ISBLANK([.S111]); &quot;&quot;; &quot; &quot;)&amp;IF(ISBLANK([.S111]); &quot;&quot;; [.S111])">
            <text:p/>
          </table:table-cell>
          <table:table-cell table:formula="of:=IF(ISBLANK([.T111]); &quot;&quot;; &quot; &quot;)&amp;IF(ISBLANK([.T111]); &quot;&quot;; [.T111])">
            <text:p/>
          </table:table-cell>
          <table:table-cell table:formula="of:=IF(ISBLANK([.U111]); &quot;&quot;; &quot; &quot;)&amp;IF(ISBLANK([.U111]); &quot;&quot;; [.U111])">
            <text:p/>
          </table:table-cell>
          <table:table-cell table:formula="of:=IF(ISBLANK([.V111]); &quot;&quot;; &quot; &quot;)&amp;IF(ISBLANK([.V111]); &quot;&quot;; [.V111])">
            <text:p/>
          </table:table-cell>
          <table:table-cell table:formula="of:=IF(ISBLANK([.W111]); &quot;&quot;; &quot; &quot;)&amp;IF(ISBLANK([.W111]); &quot;&quot;; [.W111])">
            <text:p/>
          </table:table-cell>
          <table:table-cell table:formula="of:=IF(ISBLANK([.X111]); &quot;&quot;; &quot; &quot;)&amp;IF(ISBLANK([.X111]); &quot;&quot;; [.X111])">
            <text:p/>
          </table:table-cell>
          <table:table-cell table:style-name="ce22" table:formula="of:=&quot;),&quot;" office:value-type="string" office:string-value=")," calcext:value-type="string">
            <text:p>),</text:p>
          </table:table-cell>
          <table:table-cell/>
          <table:table-cell table:formula="of:=IFERROR(__xludf.dummyfunction(&quot;if(ISTEXT('Definition (EN)'!H26), SPLIT('Definition (EN)'!H26, &quot;&quot; + &quot;&quot;, TRUE), &quot;&quot;&quot;&quot;)&quot;);&quot;actor&quot;)" office:value-type="string" office:string-value="actor" calcext:value-type="string">
            <text:p>actor</text:p>
          </table:table-cell>
          <table:table-cell table:number-columns-repeated="10"/>
          <table:table-cell table:style-name="ce75" table:formula="of:=SUBSTITUTE([.A111]&amp;&quot; &quot;&amp;[.B111]&amp;[.C111]&amp;[.D111]&amp;[.E111]&amp;[.F111]&amp;[.G111]&amp;[.H111]&amp;[.I111]&amp;[.J111]&amp;[.K111]&amp;[.L111]&amp;[.M111]; &quot;%w()&quot;; &quot;[]&quot;)" office:value-type="string" office:string-value="group_request_me: %w(actor)," calcext:value-type="string">
            <text:p>group_request_me: %w(actor),</text:p>
          </table:table-cell>
          <table:table-cell table:number-columns-repeated="998"/>
        </table:table-row>
        <table:table-row table:style-name="ro1">
          <table:table-cell table:formula="of:=LOWER([$'Definition (EN)'.C26]&amp;&quot;_&quot;&amp;[$'Definition (EN)'.D26]&amp;&quot;_&quot;&amp;[$'Definition (EN)'.$U$3]&amp;&quot;:&quot;)" office:value-type="string" office:string-value="group_request_activity:" calcext:value-type="string">
            <text:p>group_request_activity:</text:p>
          </table:table-cell>
          <table:table-cell table:formula="of:=&quot;%w(&quot;" office:value-type="string" office:string-value="%w(" calcext:value-type="string">
            <text:p>%w(</text:p>
          </table:table-cell>
          <table:table-cell table:formula="of:=IF(ISTEXT([.O112]); [.O112]; &quot;&quot;)">
            <text:p/>
          </table:table-cell>
          <table:table-cell table:formula="of:=IF(ISBLANK([.P112]); &quot;&quot;; &quot; &quot;)&amp;IF(ISBLANK([.P112]); &quot;&quot;; [.P112])">
            <text:p/>
          </table:table-cell>
          <table:table-cell table:formula="of:=IF(ISBLANK([.Q112]); &quot;&quot;; &quot; &quot;)&amp;IF(ISBLANK([.Q112]); &quot;&quot;; [.Q112])">
            <text:p/>
          </table:table-cell>
          <table:table-cell table:formula="of:=IF(ISBLANK([.R112]); &quot;&quot;; &quot; &quot;)&amp;IF(ISBLANK([.R112]); &quot;&quot;; [.R112])">
            <text:p/>
          </table:table-cell>
          <table:table-cell table:formula="of:=IF(ISBLANK([.S112]); &quot;&quot;; &quot; &quot;)&amp;IF(ISBLANK([.S112]); &quot;&quot;; [.S112])">
            <text:p/>
          </table:table-cell>
          <table:table-cell table:formula="of:=IF(ISBLANK([.T112]); &quot;&quot;; &quot; &quot;)&amp;IF(ISBLANK([.T112]); &quot;&quot;; [.T112])">
            <text:p/>
          </table:table-cell>
          <table:table-cell table:formula="of:=IF(ISBLANK([.U112]); &quot;&quot;; &quot; &quot;)&amp;IF(ISBLANK([.U112]); &quot;&quot;; [.U112])">
            <text:p/>
          </table:table-cell>
          <table:table-cell table:formula="of:=IF(ISBLANK([.V112]); &quot;&quot;; &quot; &quot;)&amp;IF(ISBLANK([.V112]); &quot;&quot;; [.V112])">
            <text:p/>
          </table:table-cell>
          <table:table-cell table:formula="of:=IF(ISBLANK([.W112]); &quot;&quot;; &quot; &quot;)&amp;IF(ISBLANK([.W112]); &quot;&quot;; [.W112])">
            <text:p/>
          </table:table-cell>
          <table:table-cell table:formula="of:=IF(ISBLANK([.X112]); &quot;&quot;; &quot; &quot;)&amp;IF(ISBLANK([.X112]); &quot;&quot;; [.X112])">
            <text:p/>
          </table:table-cell>
          <table:table-cell table:style-name="ce22" table:formula="of:=&quot;),&quot;" office:value-type="string" office:string-value=")," calcext:value-type="string">
            <text:p>),</text:p>
          </table:table-cell>
          <table:table-cell/>
          <table:table-cell table:formula="of:=IFERROR(__xludf.dummyfunction(&quot;if(ISTEXT('Definition (EN)'!T26), SPLIT('Definition (EN)'!T26, &quot;&quot; + &quot;&quot;, TRUE), &quot;&quot;&quot;&quot;)&quot;);&quot;&quot;)">
            <text:p/>
          </table:table-cell>
          <table:table-cell table:number-columns-repeated="10"/>
          <table:table-cell table:style-name="ce75" table:formula="of:=SUBSTITUTE([.A112]&amp;&quot; &quot;&amp;[.B112]&amp;[.C112]&amp;[.D112]&amp;[.E112]&amp;[.F112]&amp;[.G112]&amp;[.H112]&amp;[.I112]&amp;[.J112]&amp;[.K112]&amp;[.L112]&amp;[.M112]; &quot;%w()&quot;; &quot;[]&quot;)" office:value-type="string" office:string-value="group_request_activity: []," calcext:value-type="string">
            <text:p>group_request_activity: [],</text:p>
          </table:table-cell>
          <table:table-cell table:number-columns-repeated="998"/>
        </table:table-row>
        <table:table-row table:style-name="ro1">
          <table:table-cell table:formula="of:=LOWER([$'Definition (EN)'.C26]&amp;&quot;_&quot;&amp;[$'Definition (EN)'.D26]&amp;&quot;_&quot;&amp;[$'Definition (EN)'.$Q$3]&amp;&quot;:&quot;)" office:value-type="string" office:string-value="group_request_notify:" calcext:value-type="string">
            <text:p>group_request_notify:</text:p>
          </table:table-cell>
          <table:table-cell table:formula="of:=&quot;%w(&quot;" office:value-type="string" office:string-value="%w(" calcext:value-type="string">
            <text:p>%w(</text:p>
          </table:table-cell>
          <table:table-cell table:formula="of:=IF(ISTEXT([.O113]); [.O113]; &quot;&quot;)">
            <text:p/>
          </table:table-cell>
          <table:table-cell table:formula="of:=IF(ISBLANK([.P113]); &quot;&quot;; &quot; &quot;)&amp;IF(ISBLANK([.P113]); &quot;&quot;; [.P113])">
            <text:p/>
          </table:table-cell>
          <table:table-cell table:formula="of:=IF(ISBLANK([.Q113]); &quot;&quot;; &quot; &quot;)&amp;IF(ISBLANK([.Q113]); &quot;&quot;; [.Q113])">
            <text:p/>
          </table:table-cell>
          <table:table-cell table:formula="of:=IF(ISBLANK([.R113]); &quot;&quot;; &quot; &quot;)&amp;IF(ISBLANK([.R113]); &quot;&quot;; [.R113])">
            <text:p/>
          </table:table-cell>
          <table:table-cell table:formula="of:=IF(ISBLANK([.S113]); &quot;&quot;; &quot; &quot;)&amp;IF(ISBLANK([.S113]); &quot;&quot;; [.S113])">
            <text:p/>
          </table:table-cell>
          <table:table-cell table:formula="of:=IF(ISBLANK([.T113]); &quot;&quot;; &quot; &quot;)&amp;IF(ISBLANK([.T113]); &quot;&quot;; [.T113])">
            <text:p/>
          </table:table-cell>
          <table:table-cell table:formula="of:=IF(ISBLANK([.U113]); &quot;&quot;; &quot; &quot;)&amp;IF(ISBLANK([.U113]); &quot;&quot;; [.U113])">
            <text:p/>
          </table:table-cell>
          <table:table-cell table:formula="of:=IF(ISBLANK([.V113]); &quot;&quot;; &quot; &quot;)&amp;IF(ISBLANK([.V113]); &quot;&quot;; [.V113])">
            <text:p/>
          </table:table-cell>
          <table:table-cell table:formula="of:=IF(ISBLANK([.W113]); &quot;&quot;; &quot; &quot;)&amp;IF(ISBLANK([.W113]); &quot;&quot;; [.W113])">
            <text:p/>
          </table:table-cell>
          <table:table-cell table:formula="of:=IF(ISBLANK([.X113]); &quot;&quot;; &quot; &quot;)&amp;IF(ISBLANK([.X113]); &quot;&quot;; [.X113])">
            <text:p/>
          </table:table-cell>
          <table:table-cell table:style-name="ce22" table:formula="of:=&quot;),&quot;" office:value-type="string" office:string-value=")," calcext:value-type="string">
            <text:p>),</text:p>
          </table:table-cell>
          <table:table-cell/>
          <table:table-cell table:formula="of:=IFERROR(__xludf.dummyfunction(&quot;if(ISTEXT('Definition (EN)'!P26), SPLIT('Definition (EN)'!P26, &quot;&quot; + &quot;&quot;, TRUE), &quot;&quot;&quot;&quot;)&quot;);&quot;&quot;)">
            <text:p/>
          </table:table-cell>
          <table:table-cell table:number-columns-repeated="10"/>
          <table:table-cell table:style-name="ce75" table:formula="of:=SUBSTITUTE([.A113]&amp;&quot; &quot;&amp;[.B113]&amp;[.C113]&amp;[.D113]&amp;[.E113]&amp;[.F113]&amp;[.G113]&amp;[.H113]&amp;[.I113]&amp;[.J113]&amp;[.K113]&amp;[.L113]&amp;[.M113]; &quot;%w()&quot;; &quot;[]&quot;)" office:value-type="string" office:string-value="group_request_notify: []," calcext:value-type="string">
            <text:p>group_request_notify: [],</text:p>
          </table:table-cell>
          <table:table-cell table:number-columns-repeated="998"/>
        </table:table-row>
        <table:table-row table:style-name="ro1">
          <table:table-cell table:formula="of:=LOWER([$'Definition (EN)'.C26]&amp;&quot;_&quot;&amp;[$'Definition (EN)'.D26]&amp;&quot;_&quot;&amp;[$'Definition (EN)'.$M$3]&amp;&quot;:&quot;)" office:value-type="string" office:string-value="group_request_push:" calcext:value-type="string">
            <text:p>group_request_push:</text:p>
          </table:table-cell>
          <table:table-cell table:formula="of:=&quot;%w(&quot;" office:value-type="string" office:string-value="%w(" calcext:value-type="string">
            <text:p>%w(</text:p>
          </table:table-cell>
          <table:table-cell table:formula="of:=IF(ISTEXT([.O114]); [.O114]; &quot;&quot;)">
            <text:p/>
          </table:table-cell>
          <table:table-cell table:formula="of:=IF(ISBLANK([.P114]); &quot;&quot;; &quot; &quot;)&amp;IF(ISBLANK([.P114]); &quot;&quot;; [.P114])">
            <text:p/>
          </table:table-cell>
          <table:table-cell table:formula="of:=IF(ISBLANK([.Q114]); &quot;&quot;; &quot; &quot;)&amp;IF(ISBLANK([.Q114]); &quot;&quot;; [.Q114])">
            <text:p/>
          </table:table-cell>
          <table:table-cell table:formula="of:=IF(ISBLANK([.R114]); &quot;&quot;; &quot; &quot;)&amp;IF(ISBLANK([.R114]); &quot;&quot;; [.R114])">
            <text:p/>
          </table:table-cell>
          <table:table-cell table:formula="of:=IF(ISBLANK([.S114]); &quot;&quot;; &quot; &quot;)&amp;IF(ISBLANK([.S114]); &quot;&quot;; [.S114])">
            <text:p/>
          </table:table-cell>
          <table:table-cell table:formula="of:=IF(ISBLANK([.T114]); &quot;&quot;; &quot; &quot;)&amp;IF(ISBLANK([.T114]); &quot;&quot;; [.T114])">
            <text:p/>
          </table:table-cell>
          <table:table-cell table:formula="of:=IF(ISBLANK([.U114]); &quot;&quot;; &quot; &quot;)&amp;IF(ISBLANK([.U114]); &quot;&quot;; [.U114])">
            <text:p/>
          </table:table-cell>
          <table:table-cell table:formula="of:=IF(ISBLANK([.V114]); &quot;&quot;; &quot; &quot;)&amp;IF(ISBLANK([.V114]); &quot;&quot;; [.V114])">
            <text:p/>
          </table:table-cell>
          <table:table-cell table:formula="of:=IF(ISBLANK([.W114]); &quot;&quot;; &quot; &quot;)&amp;IF(ISBLANK([.W114]); &quot;&quot;; [.W114])">
            <text:p/>
          </table:table-cell>
          <table:table-cell table:formula="of:=IF(ISBLANK([.X114]); &quot;&quot;; &quot; &quot;)&amp;IF(ISBLANK([.X114]); &quot;&quot;; [.X114])">
            <text:p/>
          </table:table-cell>
          <table:table-cell table:style-name="ce22" table:formula="of:=&quot;),&quot;" office:value-type="string" office:string-value=")," calcext:value-type="string">
            <text:p>),</text:p>
          </table:table-cell>
          <table:table-cell/>
          <table:table-cell table:formula="of:=IFERROR(__xludf.dummyfunction(&quot;if(ISTEXT('Definition (EN)'!L26), SPLIT('Definition (EN)'!L26, &quot;&quot; + &quot;&quot;, TRUE), &quot;&quot;&quot;&quot;)&quot;);&quot;&quot;)">
            <text:p/>
          </table:table-cell>
          <table:table-cell table:number-columns-repeated="10"/>
          <table:table-cell table:style-name="ce75" table:formula="of:=SUBSTITUTE([.A114]&amp;&quot; &quot;&amp;[.B114]&amp;[.C114]&amp;[.D114]&amp;[.E114]&amp;[.F114]&amp;[.G114]&amp;[.H114]&amp;[.I114]&amp;[.J114]&amp;[.K114]&amp;[.L114]&amp;[.M114]; &quot;%w()&quot;; &quot;[]&quot;)" office:value-type="string" office:string-value="group_request_push: []," calcext:value-type="string">
            <text:p>group_request_push: [],</text:p>
          </table:table-cell>
          <table:table-cell table:number-columns-repeated="998"/>
        </table:table-row>
        <table:table-row table:style-name="ro1">
          <table:table-cell table:number-columns-repeated="2"/>
          <table:table-cell table:formula="of:=IF(ISTEXT([.O115]); [.O115]; &quot;&quot;)">
            <text:p/>
          </table:table-cell>
          <table:table-cell table:formula="of:=IF(ISBLANK([.P115]); &quot;&quot;; &quot; &quot;)&amp;IF(ISBLANK([.P115]); &quot;&quot;; [.P115])">
            <text:p/>
          </table:table-cell>
          <table:table-cell table:formula="of:=IF(ISBLANK([.Q115]); &quot;&quot;; &quot; &quot;)&amp;IF(ISBLANK([.Q115]); &quot;&quot;; [.Q115])">
            <text:p/>
          </table:table-cell>
          <table:table-cell table:formula="of:=IF(ISBLANK([.R115]); &quot;&quot;; &quot; &quot;)&amp;IF(ISBLANK([.R115]); &quot;&quot;; [.R115])">
            <text:p/>
          </table:table-cell>
          <table:table-cell table:formula="of:=IF(ISBLANK([.S115]); &quot;&quot;; &quot; &quot;)&amp;IF(ISBLANK([.S115]); &quot;&quot;; [.S115])">
            <text:p/>
          </table:table-cell>
          <table:table-cell table:formula="of:=IF(ISBLANK([.T115]); &quot;&quot;; &quot; &quot;)&amp;IF(ISBLANK([.T115]); &quot;&quot;; [.T115])">
            <text:p/>
          </table:table-cell>
          <table:table-cell table:formula="of:=IF(ISBLANK([.U115]); &quot;&quot;; &quot; &quot;)&amp;IF(ISBLANK([.U115]); &quot;&quot;; [.U115])">
            <text:p/>
          </table:table-cell>
          <table:table-cell table:formula="of:=IF(ISBLANK([.V115]); &quot;&quot;; &quot; &quot;)&amp;IF(ISBLANK([.V115]); &quot;&quot;; [.V115])">
            <text:p/>
          </table:table-cell>
          <table:table-cell table:formula="of:=IF(ISBLANK([.W115]); &quot;&quot;; &quot; &quot;)&amp;IF(ISBLANK([.W115]); &quot;&quot;; [.W115])">
            <text:p/>
          </table:table-cell>
          <table:table-cell table:formula="of:=IF(ISBLANK([.X115]); &quot;&quot;; &quot; &quot;)&amp;IF(ISBLANK([.X115]); &quot;&quot;; [.X115])">
            <text:p/>
          </table:table-cell>
          <table:table-cell table:number-columns-repeated="13"/>
          <table:table-cell table:style-name="ce75" table:formula="of:=SUBSTITUTE([.A115]&amp;&quot; &quot;&amp;[.B115]&amp;[.C115]&amp;[.D115]&amp;[.E115]&amp;[.F115]&amp;[.G115]&amp;[.H115]&amp;[.I115]&amp;[.J115]&amp;[.K115]&amp;[.L115]&amp;[.M115]; &quot;%w()&quot;; &quot;[]&quot;)" office:value-type="string" office:string-value=" " calcext:value-type="string">
            <text:p><text:s/></text:p>
          </table:table-cell>
          <table:table-cell table:number-columns-repeated="998"/>
        </table:table-row>
        <table:table-row table:style-name="ro1">
          <table:table-cell table:formula="of:=LOWER([$'Definition (EN)'.C27]&amp;&quot;_&quot;&amp;[$'Definition (EN)'.D27]&amp;&quot;_&quot;&amp;[$'Definition (EN)'.$I$3]&amp;&quot;:&quot;)" office:value-type="string" office:string-value="group_reject_me:" calcext:value-type="string">
            <text:p>group_reject_me:</text:p>
          </table:table-cell>
          <table:table-cell table:formula="of:=&quot;%w(&quot;" office:value-type="string" office:string-value="%w(" calcext:value-type="string">
            <text:p>%w(</text:p>
          </table:table-cell>
          <table:table-cell table:formula="of:=IF(ISTEXT([.O116]); [.O116]; &quot;&quot;)" office:value-type="string" office:string-value="actor" calcext:value-type="string">
            <text:p>actor</text:p>
          </table:table-cell>
          <table:table-cell table:formula="of:=IF(ISBLANK([.P116]); &quot;&quot;; &quot; &quot;)&amp;IF(ISBLANK([.P116]); &quot;&quot;; [.P116])">
            <text:p/>
          </table:table-cell>
          <table:table-cell table:formula="of:=IF(ISBLANK([.Q116]); &quot;&quot;; &quot; &quot;)&amp;IF(ISBLANK([.Q116]); &quot;&quot;; [.Q116])">
            <text:p/>
          </table:table-cell>
          <table:table-cell table:formula="of:=IF(ISBLANK([.R116]); &quot;&quot;; &quot; &quot;)&amp;IF(ISBLANK([.R116]); &quot;&quot;; [.R116])">
            <text:p/>
          </table:table-cell>
          <table:table-cell table:formula="of:=IF(ISBLANK([.S116]); &quot;&quot;; &quot; &quot;)&amp;IF(ISBLANK([.S116]); &quot;&quot;; [.S116])">
            <text:p/>
          </table:table-cell>
          <table:table-cell table:formula="of:=IF(ISBLANK([.T116]); &quot;&quot;; &quot; &quot;)&amp;IF(ISBLANK([.T116]); &quot;&quot;; [.T116])">
            <text:p/>
          </table:table-cell>
          <table:table-cell table:formula="of:=IF(ISBLANK([.U116]); &quot;&quot;; &quot; &quot;)&amp;IF(ISBLANK([.U116]); &quot;&quot;; [.U116])">
            <text:p/>
          </table:table-cell>
          <table:table-cell table:formula="of:=IF(ISBLANK([.V116]); &quot;&quot;; &quot; &quot;)&amp;IF(ISBLANK([.V116]); &quot;&quot;; [.V116])">
            <text:p/>
          </table:table-cell>
          <table:table-cell table:formula="of:=IF(ISBLANK([.W116]); &quot;&quot;; &quot; &quot;)&amp;IF(ISBLANK([.W116]); &quot;&quot;; [.W116])">
            <text:p/>
          </table:table-cell>
          <table:table-cell table:formula="of:=IF(ISBLANK([.X116]); &quot;&quot;; &quot; &quot;)&amp;IF(ISBLANK([.X116]); &quot;&quot;; [.X116])">
            <text:p/>
          </table:table-cell>
          <table:table-cell table:style-name="ce22" table:formula="of:=&quot;),&quot;" office:value-type="string" office:string-value=")," calcext:value-type="string">
            <text:p>),</text:p>
          </table:table-cell>
          <table:table-cell/>
          <table:table-cell table:formula="of:=IFERROR(__xludf.dummyfunction(&quot;if(ISTEXT('Definition (EN)'!H27), SPLIT('Definition (EN)'!H27, &quot;&quot; + &quot;&quot;, TRUE), &quot;&quot;&quot;&quot;)&quot;);&quot;actor&quot;)" office:value-type="string" office:string-value="actor" calcext:value-type="string">
            <text:p>actor</text:p>
          </table:table-cell>
          <table:table-cell table:number-columns-repeated="10"/>
          <table:table-cell table:style-name="ce75" table:formula="of:=SUBSTITUTE([.A116]&amp;&quot; &quot;&amp;[.B116]&amp;[.C116]&amp;[.D116]&amp;[.E116]&amp;[.F116]&amp;[.G116]&amp;[.H116]&amp;[.I116]&amp;[.J116]&amp;[.K116]&amp;[.L116]&amp;[.M116]; &quot;%w()&quot;; &quot;[]&quot;)" office:value-type="string" office:string-value="group_reject_me: %w(actor)," calcext:value-type="string">
            <text:p>group_reject_me: %w(actor),</text:p>
          </table:table-cell>
          <table:table-cell table:number-columns-repeated="998"/>
        </table:table-row>
        <table:table-row table:style-name="ro1">
          <table:table-cell table:formula="of:=LOWER([$'Definition (EN)'.C27]&amp;&quot;_&quot;&amp;[$'Definition (EN)'.D27]&amp;&quot;_&quot;&amp;[$'Definition (EN)'.$U$3]&amp;&quot;:&quot;)" office:value-type="string" office:string-value="group_reject_activity:" calcext:value-type="string">
            <text:p>group_reject_activity:</text:p>
          </table:table-cell>
          <table:table-cell table:formula="of:=&quot;%w(&quot;" office:value-type="string" office:string-value="%w(" calcext:value-type="string">
            <text:p>%w(</text:p>
          </table:table-cell>
          <table:table-cell table:formula="of:=IF(ISTEXT([.O117]); [.O117]; &quot;&quot;)">
            <text:p/>
          </table:table-cell>
          <table:table-cell table:formula="of:=IF(ISBLANK([.P117]); &quot;&quot;; &quot; &quot;)&amp;IF(ISBLANK([.P117]); &quot;&quot;; [.P117])">
            <text:p/>
          </table:table-cell>
          <table:table-cell table:formula="of:=IF(ISBLANK([.Q117]); &quot;&quot;; &quot; &quot;)&amp;IF(ISBLANK([.Q117]); &quot;&quot;; [.Q117])">
            <text:p/>
          </table:table-cell>
          <table:table-cell table:formula="of:=IF(ISBLANK([.R117]); &quot;&quot;; &quot; &quot;)&amp;IF(ISBLANK([.R117]); &quot;&quot;; [.R117])">
            <text:p/>
          </table:table-cell>
          <table:table-cell table:formula="of:=IF(ISBLANK([.S117]); &quot;&quot;; &quot; &quot;)&amp;IF(ISBLANK([.S117]); &quot;&quot;; [.S117])">
            <text:p/>
          </table:table-cell>
          <table:table-cell table:formula="of:=IF(ISBLANK([.T117]); &quot;&quot;; &quot; &quot;)&amp;IF(ISBLANK([.T117]); &quot;&quot;; [.T117])">
            <text:p/>
          </table:table-cell>
          <table:table-cell table:formula="of:=IF(ISBLANK([.U117]); &quot;&quot;; &quot; &quot;)&amp;IF(ISBLANK([.U117]); &quot;&quot;; [.U117])">
            <text:p/>
          </table:table-cell>
          <table:table-cell table:formula="of:=IF(ISBLANK([.V117]); &quot;&quot;; &quot; &quot;)&amp;IF(ISBLANK([.V117]); &quot;&quot;; [.V117])">
            <text:p/>
          </table:table-cell>
          <table:table-cell table:formula="of:=IF(ISBLANK([.W117]); &quot;&quot;; &quot; &quot;)&amp;IF(ISBLANK([.W117]); &quot;&quot;; [.W117])">
            <text:p/>
          </table:table-cell>
          <table:table-cell table:formula="of:=IF(ISBLANK([.X117]); &quot;&quot;; &quot; &quot;)&amp;IF(ISBLANK([.X117]); &quot;&quot;; [.X117])">
            <text:p/>
          </table:table-cell>
          <table:table-cell table:style-name="ce22" table:formula="of:=&quot;),&quot;" office:value-type="string" office:string-value=")," calcext:value-type="string">
            <text:p>),</text:p>
          </table:table-cell>
          <table:table-cell/>
          <table:table-cell table:formula="of:=IFERROR(__xludf.dummyfunction(&quot;if(ISTEXT('Definition (EN)'!T27), SPLIT('Definition (EN)'!T27, &quot;&quot; + &quot;&quot;, TRUE), &quot;&quot;&quot;&quot;)&quot;);&quot;&quot;)">
            <text:p/>
          </table:table-cell>
          <table:table-cell table:number-columns-repeated="10"/>
          <table:table-cell table:style-name="ce75" table:formula="of:=SUBSTITUTE([.A117]&amp;&quot; &quot;&amp;[.B117]&amp;[.C117]&amp;[.D117]&amp;[.E117]&amp;[.F117]&amp;[.G117]&amp;[.H117]&amp;[.I117]&amp;[.J117]&amp;[.K117]&amp;[.L117]&amp;[.M117]; &quot;%w()&quot;; &quot;[]&quot;)" office:value-type="string" office:string-value="group_reject_activity: []," calcext:value-type="string">
            <text:p>group_reject_activity: [],</text:p>
          </table:table-cell>
          <table:table-cell table:number-columns-repeated="998"/>
        </table:table-row>
        <table:table-row table:style-name="ro1">
          <table:table-cell table:formula="of:=LOWER([$'Definition (EN)'.C27]&amp;&quot;_&quot;&amp;[$'Definition (EN)'.D27]&amp;&quot;_&quot;&amp;[$'Definition (EN)'.$Q$3]&amp;&quot;:&quot;)" office:value-type="string" office:string-value="group_reject_notify:" calcext:value-type="string">
            <text:p>group_reject_notify:</text:p>
          </table:table-cell>
          <table:table-cell table:formula="of:=&quot;%w(&quot;" office:value-type="string" office:string-value="%w(" calcext:value-type="string">
            <text:p>%w(</text:p>
          </table:table-cell>
          <table:table-cell table:formula="of:=IF(ISTEXT([.O118]); [.O118]; &quot;&quot;)">
            <text:p/>
          </table:table-cell>
          <table:table-cell table:formula="of:=IF(ISBLANK([.P118]); &quot;&quot;; &quot; &quot;)&amp;IF(ISBLANK([.P118]); &quot;&quot;; [.P118])">
            <text:p/>
          </table:table-cell>
          <table:table-cell table:formula="of:=IF(ISBLANK([.Q118]); &quot;&quot;; &quot; &quot;)&amp;IF(ISBLANK([.Q118]); &quot;&quot;; [.Q118])">
            <text:p/>
          </table:table-cell>
          <table:table-cell table:formula="of:=IF(ISBLANK([.R118]); &quot;&quot;; &quot; &quot;)&amp;IF(ISBLANK([.R118]); &quot;&quot;; [.R118])">
            <text:p/>
          </table:table-cell>
          <table:table-cell table:formula="of:=IF(ISBLANK([.S118]); &quot;&quot;; &quot; &quot;)&amp;IF(ISBLANK([.S118]); &quot;&quot;; [.S118])">
            <text:p/>
          </table:table-cell>
          <table:table-cell table:formula="of:=IF(ISBLANK([.T118]); &quot;&quot;; &quot; &quot;)&amp;IF(ISBLANK([.T118]); &quot;&quot;; [.T118])">
            <text:p/>
          </table:table-cell>
          <table:table-cell table:formula="of:=IF(ISBLANK([.U118]); &quot;&quot;; &quot; &quot;)&amp;IF(ISBLANK([.U118]); &quot;&quot;; [.U118])">
            <text:p/>
          </table:table-cell>
          <table:table-cell table:formula="of:=IF(ISBLANK([.V118]); &quot;&quot;; &quot; &quot;)&amp;IF(ISBLANK([.V118]); &quot;&quot;; [.V118])">
            <text:p/>
          </table:table-cell>
          <table:table-cell table:formula="of:=IF(ISBLANK([.W118]); &quot;&quot;; &quot; &quot;)&amp;IF(ISBLANK([.W118]); &quot;&quot;; [.W118])">
            <text:p/>
          </table:table-cell>
          <table:table-cell table:formula="of:=IF(ISBLANK([.X118]); &quot;&quot;; &quot; &quot;)&amp;IF(ISBLANK([.X118]); &quot;&quot;; [.X118])">
            <text:p/>
          </table:table-cell>
          <table:table-cell table:style-name="ce22" table:formula="of:=&quot;),&quot;" office:value-type="string" office:string-value=")," calcext:value-type="string">
            <text:p>),</text:p>
          </table:table-cell>
          <table:table-cell/>
          <table:table-cell table:formula="of:=IFERROR(__xludf.dummyfunction(&quot;if(ISTEXT('Definition (EN)'!P27), SPLIT('Definition (EN)'!P27, &quot;&quot; + &quot;&quot;, TRUE), &quot;&quot;&quot;&quot;)&quot;);&quot;&quot;)">
            <text:p/>
          </table:table-cell>
          <table:table-cell table:number-columns-repeated="10"/>
          <table:table-cell table:style-name="ce75" table:formula="of:=SUBSTITUTE([.A118]&amp;&quot; &quot;&amp;[.B118]&amp;[.C118]&amp;[.D118]&amp;[.E118]&amp;[.F118]&amp;[.G118]&amp;[.H118]&amp;[.I118]&amp;[.J118]&amp;[.K118]&amp;[.L118]&amp;[.M118]; &quot;%w()&quot;; &quot;[]&quot;)" office:value-type="string" office:string-value="group_reject_notify: []," calcext:value-type="string">
            <text:p>group_reject_notify: [],</text:p>
          </table:table-cell>
          <table:table-cell table:number-columns-repeated="998"/>
        </table:table-row>
        <table:table-row table:style-name="ro1">
          <table:table-cell table:formula="of:=LOWER([$'Definition (EN)'.C27]&amp;&quot;_&quot;&amp;[$'Definition (EN)'.D27]&amp;&quot;_&quot;&amp;[$'Definition (EN)'.$M$3]&amp;&quot;:&quot;)" office:value-type="string" office:string-value="group_reject_push:" calcext:value-type="string">
            <text:p>group_reject_push:</text:p>
          </table:table-cell>
          <table:table-cell table:formula="of:=&quot;%w(&quot;" office:value-type="string" office:string-value="%w(" calcext:value-type="string">
            <text:p>%w(</text:p>
          </table:table-cell>
          <table:table-cell table:formula="of:=IF(ISTEXT([.O119]); [.O119]; &quot;&quot;)">
            <text:p/>
          </table:table-cell>
          <table:table-cell table:formula="of:=IF(ISBLANK([.P119]); &quot;&quot;; &quot; &quot;)&amp;IF(ISBLANK([.P119]); &quot;&quot;; [.P119])">
            <text:p/>
          </table:table-cell>
          <table:table-cell table:formula="of:=IF(ISBLANK([.Q119]); &quot;&quot;; &quot; &quot;)&amp;IF(ISBLANK([.Q119]); &quot;&quot;; [.Q119])">
            <text:p/>
          </table:table-cell>
          <table:table-cell table:formula="of:=IF(ISBLANK([.R119]); &quot;&quot;; &quot; &quot;)&amp;IF(ISBLANK([.R119]); &quot;&quot;; [.R119])">
            <text:p/>
          </table:table-cell>
          <table:table-cell table:formula="of:=IF(ISBLANK([.S119]); &quot;&quot;; &quot; &quot;)&amp;IF(ISBLANK([.S119]); &quot;&quot;; [.S119])">
            <text:p/>
          </table:table-cell>
          <table:table-cell table:formula="of:=IF(ISBLANK([.T119]); &quot;&quot;; &quot; &quot;)&amp;IF(ISBLANK([.T119]); &quot;&quot;; [.T119])">
            <text:p/>
          </table:table-cell>
          <table:table-cell table:formula="of:=IF(ISBLANK([.U119]); &quot;&quot;; &quot; &quot;)&amp;IF(ISBLANK([.U119]); &quot;&quot;; [.U119])">
            <text:p/>
          </table:table-cell>
          <table:table-cell table:formula="of:=IF(ISBLANK([.V119]); &quot;&quot;; &quot; &quot;)&amp;IF(ISBLANK([.V119]); &quot;&quot;; [.V119])">
            <text:p/>
          </table:table-cell>
          <table:table-cell table:formula="of:=IF(ISBLANK([.W119]); &quot;&quot;; &quot; &quot;)&amp;IF(ISBLANK([.W119]); &quot;&quot;; [.W119])">
            <text:p/>
          </table:table-cell>
          <table:table-cell table:formula="of:=IF(ISBLANK([.X119]); &quot;&quot;; &quot; &quot;)&amp;IF(ISBLANK([.X119]); &quot;&quot;; [.X119])">
            <text:p/>
          </table:table-cell>
          <table:table-cell table:style-name="ce22" table:formula="of:=&quot;),&quot;" office:value-type="string" office:string-value=")," calcext:value-type="string">
            <text:p>),</text:p>
          </table:table-cell>
          <table:table-cell/>
          <table:table-cell table:formula="of:=IFERROR(__xludf.dummyfunction(&quot;if(ISTEXT('Definition (EN)'!L27), SPLIT('Definition (EN)'!L27, &quot;&quot; + &quot;&quot;, TRUE), &quot;&quot;&quot;&quot;)&quot;);&quot;&quot;)">
            <text:p/>
          </table:table-cell>
          <table:table-cell table:number-columns-repeated="10"/>
          <table:table-cell table:style-name="ce75" table:formula="of:=SUBSTITUTE([.A119]&amp;&quot; &quot;&amp;[.B119]&amp;[.C119]&amp;[.D119]&amp;[.E119]&amp;[.F119]&amp;[.G119]&amp;[.H119]&amp;[.I119]&amp;[.J119]&amp;[.K119]&amp;[.L119]&amp;[.M119]; &quot;%w()&quot;; &quot;[]&quot;)" office:value-type="string" office:string-value="group_reject_push: []," calcext:value-type="string">
            <text:p>group_reject_push: [],</text:p>
          </table:table-cell>
          <table:table-cell table:number-columns-repeated="998"/>
        </table:table-row>
        <table:table-row table:style-name="ro1">
          <table:table-cell table:number-columns-repeated="2"/>
          <table:table-cell table:formula="of:=IF(ISTEXT([.O120]); [.O120]; &quot;&quot;)">
            <text:p/>
          </table:table-cell>
          <table:table-cell table:formula="of:=IF(ISBLANK([.P120]); &quot;&quot;; &quot; &quot;)&amp;IF(ISBLANK([.P120]); &quot;&quot;; [.P120])">
            <text:p/>
          </table:table-cell>
          <table:table-cell table:formula="of:=IF(ISBLANK([.Q120]); &quot;&quot;; &quot; &quot;)&amp;IF(ISBLANK([.Q120]); &quot;&quot;; [.Q120])">
            <text:p/>
          </table:table-cell>
          <table:table-cell table:formula="of:=IF(ISBLANK([.R120]); &quot;&quot;; &quot; &quot;)&amp;IF(ISBLANK([.R120]); &quot;&quot;; [.R120])">
            <text:p/>
          </table:table-cell>
          <table:table-cell table:formula="of:=IF(ISBLANK([.S120]); &quot;&quot;; &quot; &quot;)&amp;IF(ISBLANK([.S120]); &quot;&quot;; [.S120])">
            <text:p/>
          </table:table-cell>
          <table:table-cell table:formula="of:=IF(ISBLANK([.T120]); &quot;&quot;; &quot; &quot;)&amp;IF(ISBLANK([.T120]); &quot;&quot;; [.T120])">
            <text:p/>
          </table:table-cell>
          <table:table-cell table:formula="of:=IF(ISBLANK([.U120]); &quot;&quot;; &quot; &quot;)&amp;IF(ISBLANK([.U120]); &quot;&quot;; [.U120])">
            <text:p/>
          </table:table-cell>
          <table:table-cell table:formula="of:=IF(ISBLANK([.V120]); &quot;&quot;; &quot; &quot;)&amp;IF(ISBLANK([.V120]); &quot;&quot;; [.V120])">
            <text:p/>
          </table:table-cell>
          <table:table-cell table:formula="of:=IF(ISBLANK([.W120]); &quot;&quot;; &quot; &quot;)&amp;IF(ISBLANK([.W120]); &quot;&quot;; [.W120])">
            <text:p/>
          </table:table-cell>
          <table:table-cell table:formula="of:=IF(ISBLANK([.X120]); &quot;&quot;; &quot; &quot;)&amp;IF(ISBLANK([.X120]); &quot;&quot;; [.X120])">
            <text:p/>
          </table:table-cell>
          <table:table-cell table:number-columns-repeated="13"/>
          <table:table-cell table:style-name="ce75" table:formula="of:=SUBSTITUTE([.A120]&amp;&quot; &quot;&amp;[.B120]&amp;[.C120]&amp;[.D120]&amp;[.E120]&amp;[.F120]&amp;[.G120]&amp;[.H120]&amp;[.I120]&amp;[.J120]&amp;[.K120]&amp;[.L120]&amp;[.M120]; &quot;%w()&quot;; &quot;[]&quot;)" office:value-type="string" office:string-value=" " calcext:value-type="string">
            <text:p><text:s/></text:p>
          </table:table-cell>
          <table:table-cell table:number-columns-repeated="998"/>
        </table:table-row>
        <table:table-row table:style-name="ro1">
          <table:table-cell table:formula="of:=LOWER([$'Definition (EN)'.C28]&amp;&quot;_&quot;&amp;[$'Definition (EN)'.D28]&amp;&quot;_&quot;&amp;[$'Definition (EN)'.$I$3]&amp;&quot;:&quot;)" office:value-type="string" office:string-value="group_kick_me:" calcext:value-type="string">
            <text:p>group_kick_me:</text:p>
          </table:table-cell>
          <table:table-cell table:formula="of:=&quot;%w(&quot;" office:value-type="string" office:string-value="%w(" calcext:value-type="string">
            <text:p>%w(</text:p>
          </table:table-cell>
          <table:table-cell table:formula="of:=IF(ISTEXT([.O121]); [.O121]; &quot;&quot;)" office:value-type="string" office:string-value="actor" calcext:value-type="string">
            <text:p>actor</text:p>
          </table:table-cell>
          <table:table-cell table:formula="of:=IF(ISBLANK([.P121]); &quot;&quot;; &quot; &quot;)&amp;IF(ISBLANK([.P121]); &quot;&quot;; [.P121])">
            <text:p/>
          </table:table-cell>
          <table:table-cell table:formula="of:=IF(ISBLANK([.Q121]); &quot;&quot;; &quot; &quot;)&amp;IF(ISBLANK([.Q121]); &quot;&quot;; [.Q121])">
            <text:p/>
          </table:table-cell>
          <table:table-cell table:formula="of:=IF(ISBLANK([.R121]); &quot;&quot;; &quot; &quot;)&amp;IF(ISBLANK([.R121]); &quot;&quot;; [.R121])">
            <text:p/>
          </table:table-cell>
          <table:table-cell table:formula="of:=IF(ISBLANK([.S121]); &quot;&quot;; &quot; &quot;)&amp;IF(ISBLANK([.S121]); &quot;&quot;; [.S121])">
            <text:p/>
          </table:table-cell>
          <table:table-cell table:formula="of:=IF(ISBLANK([.T121]); &quot;&quot;; &quot; &quot;)&amp;IF(ISBLANK([.T121]); &quot;&quot;; [.T121])">
            <text:p/>
          </table:table-cell>
          <table:table-cell table:formula="of:=IF(ISBLANK([.U121]); &quot;&quot;; &quot; &quot;)&amp;IF(ISBLANK([.U121]); &quot;&quot;; [.U121])">
            <text:p/>
          </table:table-cell>
          <table:table-cell table:formula="of:=IF(ISBLANK([.V121]); &quot;&quot;; &quot; &quot;)&amp;IF(ISBLANK([.V121]); &quot;&quot;; [.V121])">
            <text:p/>
          </table:table-cell>
          <table:table-cell table:formula="of:=IF(ISBLANK([.W121]); &quot;&quot;; &quot; &quot;)&amp;IF(ISBLANK([.W121]); &quot;&quot;; [.W121])">
            <text:p/>
          </table:table-cell>
          <table:table-cell table:formula="of:=IF(ISBLANK([.X121]); &quot;&quot;; &quot; &quot;)&amp;IF(ISBLANK([.X121]); &quot;&quot;; [.X121])">
            <text:p/>
          </table:table-cell>
          <table:table-cell table:style-name="ce22" table:formula="of:=&quot;),&quot;" office:value-type="string" office:string-value=")," calcext:value-type="string">
            <text:p>),</text:p>
          </table:table-cell>
          <table:table-cell/>
          <table:table-cell table:formula="of:=IFERROR(__xludf.dummyfunction(&quot;if(ISTEXT('Definition (EN)'!H28), SPLIT('Definition (EN)'!H28, &quot;&quot; + &quot;&quot;, TRUE), &quot;&quot;&quot;&quot;)&quot;);&quot;actor&quot;)" office:value-type="string" office:string-value="actor" calcext:value-type="string">
            <text:p>actor</text:p>
          </table:table-cell>
          <table:table-cell table:number-columns-repeated="10"/>
          <table:table-cell table:style-name="ce75" table:formula="of:=SUBSTITUTE([.A121]&amp;&quot; &quot;&amp;[.B121]&amp;[.C121]&amp;[.D121]&amp;[.E121]&amp;[.F121]&amp;[.G121]&amp;[.H121]&amp;[.I121]&amp;[.J121]&amp;[.K121]&amp;[.L121]&amp;[.M121]; &quot;%w()&quot;; &quot;[]&quot;)" office:value-type="string" office:string-value="group_kick_me: %w(actor)," calcext:value-type="string">
            <text:p>group_kick_me: %w(actor),</text:p>
          </table:table-cell>
          <table:table-cell table:number-columns-repeated="998"/>
        </table:table-row>
        <table:table-row table:style-name="ro1">
          <table:table-cell table:formula="of:=LOWER([$'Definition (EN)'.C28]&amp;&quot;_&quot;&amp;[$'Definition (EN)'.D28]&amp;&quot;_&quot;&amp;[$'Definition (EN)'.$U$3]&amp;&quot;:&quot;)" office:value-type="string" office:string-value="group_kick_activity:" calcext:value-type="string">
            <text:p>group_kick_activity:</text:p>
          </table:table-cell>
          <table:table-cell table:formula="of:=&quot;%w(&quot;" office:value-type="string" office:string-value="%w(" calcext:value-type="string">
            <text:p>%w(</text:p>
          </table:table-cell>
          <table:table-cell table:formula="of:=IF(ISTEXT([.O122]); [.O122]; &quot;&quot;)">
            <text:p/>
          </table:table-cell>
          <table:table-cell table:formula="of:=IF(ISBLANK([.P122]); &quot;&quot;; &quot; &quot;)&amp;IF(ISBLANK([.P122]); &quot;&quot;; [.P122])">
            <text:p/>
          </table:table-cell>
          <table:table-cell table:formula="of:=IF(ISBLANK([.Q122]); &quot;&quot;; &quot; &quot;)&amp;IF(ISBLANK([.Q122]); &quot;&quot;; [.Q122])">
            <text:p/>
          </table:table-cell>
          <table:table-cell table:formula="of:=IF(ISBLANK([.R122]); &quot;&quot;; &quot; &quot;)&amp;IF(ISBLANK([.R122]); &quot;&quot;; [.R122])">
            <text:p/>
          </table:table-cell>
          <table:table-cell table:formula="of:=IF(ISBLANK([.S122]); &quot;&quot;; &quot; &quot;)&amp;IF(ISBLANK([.S122]); &quot;&quot;; [.S122])">
            <text:p/>
          </table:table-cell>
          <table:table-cell table:formula="of:=IF(ISBLANK([.T122]); &quot;&quot;; &quot; &quot;)&amp;IF(ISBLANK([.T122]); &quot;&quot;; [.T122])">
            <text:p/>
          </table:table-cell>
          <table:table-cell table:formula="of:=IF(ISBLANK([.U122]); &quot;&quot;; &quot; &quot;)&amp;IF(ISBLANK([.U122]); &quot;&quot;; [.U122])">
            <text:p/>
          </table:table-cell>
          <table:table-cell table:formula="of:=IF(ISBLANK([.V122]); &quot;&quot;; &quot; &quot;)&amp;IF(ISBLANK([.V122]); &quot;&quot;; [.V122])">
            <text:p/>
          </table:table-cell>
          <table:table-cell table:formula="of:=IF(ISBLANK([.W122]); &quot;&quot;; &quot; &quot;)&amp;IF(ISBLANK([.W122]); &quot;&quot;; [.W122])">
            <text:p/>
          </table:table-cell>
          <table:table-cell table:formula="of:=IF(ISBLANK([.X122]); &quot;&quot;; &quot; &quot;)&amp;IF(ISBLANK([.X122]); &quot;&quot;; [.X122])">
            <text:p/>
          </table:table-cell>
          <table:table-cell table:style-name="ce22" table:formula="of:=&quot;),&quot;" office:value-type="string" office:string-value=")," calcext:value-type="string">
            <text:p>),</text:p>
          </table:table-cell>
          <table:table-cell/>
          <table:table-cell table:formula="of:=IFERROR(__xludf.dummyfunction(&quot;if(ISTEXT('Definition (EN)'!T28), SPLIT('Definition (EN)'!T28, &quot;&quot; + &quot;&quot;, TRUE), &quot;&quot;&quot;&quot;)&quot;);&quot;&quot;)">
            <text:p/>
          </table:table-cell>
          <table:table-cell table:number-columns-repeated="10"/>
          <table:table-cell table:style-name="ce75" table:formula="of:=SUBSTITUTE([.A122]&amp;&quot; &quot;&amp;[.B122]&amp;[.C122]&amp;[.D122]&amp;[.E122]&amp;[.F122]&amp;[.G122]&amp;[.H122]&amp;[.I122]&amp;[.J122]&amp;[.K122]&amp;[.L122]&amp;[.M122]; &quot;%w()&quot;; &quot;[]&quot;)" office:value-type="string" office:string-value="group_kick_activity: []," calcext:value-type="string">
            <text:p>group_kick_activity: [],</text:p>
          </table:table-cell>
          <table:table-cell table:number-columns-repeated="998"/>
        </table:table-row>
        <table:table-row table:style-name="ro1">
          <table:table-cell table:formula="of:=LOWER([$'Definition (EN)'.C28]&amp;&quot;_&quot;&amp;[$'Definition (EN)'.D28]&amp;&quot;_&quot;&amp;[$'Definition (EN)'.$Q$3]&amp;&quot;:&quot;)" office:value-type="string" office:string-value="group_kick_notify:" calcext:value-type="string">
            <text:p>group_kick_notify:</text:p>
          </table:table-cell>
          <table:table-cell table:formula="of:=&quot;%w(&quot;" office:value-type="string" office:string-value="%w(" calcext:value-type="string">
            <text:p>%w(</text:p>
          </table:table-cell>
          <table:table-cell table:formula="of:=IF(ISTEXT([.O123]); [.O123]; &quot;&quot;)">
            <text:p/>
          </table:table-cell>
          <table:table-cell table:formula="of:=IF(ISBLANK([.P123]); &quot;&quot;; &quot; &quot;)&amp;IF(ISBLANK([.P123]); &quot;&quot;; [.P123])">
            <text:p/>
          </table:table-cell>
          <table:table-cell table:formula="of:=IF(ISBLANK([.Q123]); &quot;&quot;; &quot; &quot;)&amp;IF(ISBLANK([.Q123]); &quot;&quot;; [.Q123])">
            <text:p/>
          </table:table-cell>
          <table:table-cell table:formula="of:=IF(ISBLANK([.R123]); &quot;&quot;; &quot; &quot;)&amp;IF(ISBLANK([.R123]); &quot;&quot;; [.R123])">
            <text:p/>
          </table:table-cell>
          <table:table-cell table:formula="of:=IF(ISBLANK([.S123]); &quot;&quot;; &quot; &quot;)&amp;IF(ISBLANK([.S123]); &quot;&quot;; [.S123])">
            <text:p/>
          </table:table-cell>
          <table:table-cell table:formula="of:=IF(ISBLANK([.T123]); &quot;&quot;; &quot; &quot;)&amp;IF(ISBLANK([.T123]); &quot;&quot;; [.T123])">
            <text:p/>
          </table:table-cell>
          <table:table-cell table:formula="of:=IF(ISBLANK([.U123]); &quot;&quot;; &quot; &quot;)&amp;IF(ISBLANK([.U123]); &quot;&quot;; [.U123])">
            <text:p/>
          </table:table-cell>
          <table:table-cell table:formula="of:=IF(ISBLANK([.V123]); &quot;&quot;; &quot; &quot;)&amp;IF(ISBLANK([.V123]); &quot;&quot;; [.V123])">
            <text:p/>
          </table:table-cell>
          <table:table-cell table:formula="of:=IF(ISBLANK([.W123]); &quot;&quot;; &quot; &quot;)&amp;IF(ISBLANK([.W123]); &quot;&quot;; [.W123])">
            <text:p/>
          </table:table-cell>
          <table:table-cell table:formula="of:=IF(ISBLANK([.X123]); &quot;&quot;; &quot; &quot;)&amp;IF(ISBLANK([.X123]); &quot;&quot;; [.X123])">
            <text:p/>
          </table:table-cell>
          <table:table-cell table:style-name="ce22" table:formula="of:=&quot;),&quot;" office:value-type="string" office:string-value=")," calcext:value-type="string">
            <text:p>),</text:p>
          </table:table-cell>
          <table:table-cell/>
          <table:table-cell table:formula="of:=IFERROR(__xludf.dummyfunction(&quot;if(ISTEXT('Definition (EN)'!P28), SPLIT('Definition (EN)'!P28, &quot;&quot; + &quot;&quot;, TRUE), &quot;&quot;&quot;&quot;)&quot;);&quot;&quot;)">
            <text:p/>
          </table:table-cell>
          <table:table-cell table:number-columns-repeated="10"/>
          <table:table-cell table:style-name="ce75" table:formula="of:=SUBSTITUTE([.A123]&amp;&quot; &quot;&amp;[.B123]&amp;[.C123]&amp;[.D123]&amp;[.E123]&amp;[.F123]&amp;[.G123]&amp;[.H123]&amp;[.I123]&amp;[.J123]&amp;[.K123]&amp;[.L123]&amp;[.M123]; &quot;%w()&quot;; &quot;[]&quot;)" office:value-type="string" office:string-value="group_kick_notify: []," calcext:value-type="string">
            <text:p>group_kick_notify: [],</text:p>
          </table:table-cell>
          <table:table-cell table:number-columns-repeated="998"/>
        </table:table-row>
        <table:table-row table:style-name="ro1">
          <table:table-cell table:formula="of:=LOWER([$'Definition (EN)'.C28]&amp;&quot;_&quot;&amp;[$'Definition (EN)'.D28]&amp;&quot;_&quot;&amp;[$'Definition (EN)'.$M$3]&amp;&quot;:&quot;)" office:value-type="string" office:string-value="group_kick_push:" calcext:value-type="string">
            <text:p>group_kick_push:</text:p>
          </table:table-cell>
          <table:table-cell table:formula="of:=&quot;%w(&quot;" office:value-type="string" office:string-value="%w(" calcext:value-type="string">
            <text:p>%w(</text:p>
          </table:table-cell>
          <table:table-cell table:formula="of:=IF(ISTEXT([.O124]); [.O124]; &quot;&quot;)">
            <text:p/>
          </table:table-cell>
          <table:table-cell table:formula="of:=IF(ISBLANK([.P124]); &quot;&quot;; &quot; &quot;)&amp;IF(ISBLANK([.P124]); &quot;&quot;; [.P124])">
            <text:p/>
          </table:table-cell>
          <table:table-cell table:formula="of:=IF(ISBLANK([.Q124]); &quot;&quot;; &quot; &quot;)&amp;IF(ISBLANK([.Q124]); &quot;&quot;; [.Q124])">
            <text:p/>
          </table:table-cell>
          <table:table-cell table:formula="of:=IF(ISBLANK([.R124]); &quot;&quot;; &quot; &quot;)&amp;IF(ISBLANK([.R124]); &quot;&quot;; [.R124])">
            <text:p/>
          </table:table-cell>
          <table:table-cell table:formula="of:=IF(ISBLANK([.S124]); &quot;&quot;; &quot; &quot;)&amp;IF(ISBLANK([.S124]); &quot;&quot;; [.S124])">
            <text:p/>
          </table:table-cell>
          <table:table-cell table:formula="of:=IF(ISBLANK([.T124]); &quot;&quot;; &quot; &quot;)&amp;IF(ISBLANK([.T124]); &quot;&quot;; [.T124])">
            <text:p/>
          </table:table-cell>
          <table:table-cell table:formula="of:=IF(ISBLANK([.U124]); &quot;&quot;; &quot; &quot;)&amp;IF(ISBLANK([.U124]); &quot;&quot;; [.U124])">
            <text:p/>
          </table:table-cell>
          <table:table-cell table:formula="of:=IF(ISBLANK([.V124]); &quot;&quot;; &quot; &quot;)&amp;IF(ISBLANK([.V124]); &quot;&quot;; [.V124])">
            <text:p/>
          </table:table-cell>
          <table:table-cell table:formula="of:=IF(ISBLANK([.W124]); &quot;&quot;; &quot; &quot;)&amp;IF(ISBLANK([.W124]); &quot;&quot;; [.W124])">
            <text:p/>
          </table:table-cell>
          <table:table-cell table:formula="of:=IF(ISBLANK([.X124]); &quot;&quot;; &quot; &quot;)&amp;IF(ISBLANK([.X124]); &quot;&quot;; [.X124])">
            <text:p/>
          </table:table-cell>
          <table:table-cell table:style-name="ce22" table:formula="of:=&quot;),&quot;" office:value-type="string" office:string-value=")," calcext:value-type="string">
            <text:p>),</text:p>
          </table:table-cell>
          <table:table-cell/>
          <table:table-cell table:formula="of:=IFERROR(__xludf.dummyfunction(&quot;if(ISTEXT('Definition (EN)'!L28), SPLIT('Definition (EN)'!L28, &quot;&quot; + &quot;&quot;, TRUE), &quot;&quot;&quot;&quot;)&quot;);&quot;&quot;)">
            <text:p/>
          </table:table-cell>
          <table:table-cell table:number-columns-repeated="10"/>
          <table:table-cell table:style-name="ce75" table:formula="of:=SUBSTITUTE([.A124]&amp;&quot; &quot;&amp;[.B124]&amp;[.C124]&amp;[.D124]&amp;[.E124]&amp;[.F124]&amp;[.G124]&amp;[.H124]&amp;[.I124]&amp;[.J124]&amp;[.K124]&amp;[.L124]&amp;[.M124]; &quot;%w()&quot;; &quot;[]&quot;)" office:value-type="string" office:string-value="group_kick_push: []," calcext:value-type="string">
            <text:p>group_kick_push: [],</text:p>
          </table:table-cell>
          <table:table-cell table:number-columns-repeated="998"/>
        </table:table-row>
        <table:table-row table:style-name="ro1">
          <table:table-cell table:number-columns-repeated="2"/>
          <table:table-cell table:formula="of:=IF(ISTEXT([.O125]); [.O125]; &quot;&quot;)">
            <text:p/>
          </table:table-cell>
          <table:table-cell table:formula="of:=IF(ISBLANK([.P125]); &quot;&quot;; &quot; &quot;)&amp;IF(ISBLANK([.P125]); &quot;&quot;; [.P125])">
            <text:p/>
          </table:table-cell>
          <table:table-cell table:formula="of:=IF(ISBLANK([.Q125]); &quot;&quot;; &quot; &quot;)&amp;IF(ISBLANK([.Q125]); &quot;&quot;; [.Q125])">
            <text:p/>
          </table:table-cell>
          <table:table-cell table:formula="of:=IF(ISBLANK([.R125]); &quot;&quot;; &quot; &quot;)&amp;IF(ISBLANK([.R125]); &quot;&quot;; [.R125])">
            <text:p/>
          </table:table-cell>
          <table:table-cell table:formula="of:=IF(ISBLANK([.S125]); &quot;&quot;; &quot; &quot;)&amp;IF(ISBLANK([.S125]); &quot;&quot;; [.S125])">
            <text:p/>
          </table:table-cell>
          <table:table-cell table:formula="of:=IF(ISBLANK([.T125]); &quot;&quot;; &quot; &quot;)&amp;IF(ISBLANK([.T125]); &quot;&quot;; [.T125])">
            <text:p/>
          </table:table-cell>
          <table:table-cell table:formula="of:=IF(ISBLANK([.U125]); &quot;&quot;; &quot; &quot;)&amp;IF(ISBLANK([.U125]); &quot;&quot;; [.U125])">
            <text:p/>
          </table:table-cell>
          <table:table-cell table:formula="of:=IF(ISBLANK([.V125]); &quot;&quot;; &quot; &quot;)&amp;IF(ISBLANK([.V125]); &quot;&quot;; [.V125])">
            <text:p/>
          </table:table-cell>
          <table:table-cell table:formula="of:=IF(ISBLANK([.W125]); &quot;&quot;; &quot; &quot;)&amp;IF(ISBLANK([.W125]); &quot;&quot;; [.W125])">
            <text:p/>
          </table:table-cell>
          <table:table-cell table:formula="of:=IF(ISBLANK([.X125]); &quot;&quot;; &quot; &quot;)&amp;IF(ISBLANK([.X125]); &quot;&quot;; [.X125])">
            <text:p/>
          </table:table-cell>
          <table:table-cell table:number-columns-repeated="13"/>
          <table:table-cell table:style-name="ce75" table:formula="of:=SUBSTITUTE([.A125]&amp;&quot; &quot;&amp;[.B125]&amp;[.C125]&amp;[.D125]&amp;[.E125]&amp;[.F125]&amp;[.G125]&amp;[.H125]&amp;[.I125]&amp;[.J125]&amp;[.K125]&amp;[.L125]&amp;[.M125]; &quot;%w()&quot;; &quot;[]&quot;)" office:value-type="string" office:string-value=" " calcext:value-type="string">
            <text:p><text:s/></text:p>
          </table:table-cell>
          <table:table-cell table:number-columns-repeated="998"/>
        </table:table-row>
        <table:table-row table:style-name="ro1">
          <table:table-cell table:formula="of:=LOWER([$'Definition (EN)'.C29]&amp;&quot;_&quot;&amp;[$'Definition (EN)'.D29]&amp;&quot;_&quot;&amp;[$'Definition (EN)'.$I$3]&amp;&quot;:&quot;)" office:value-type="string" office:string-value="group_leave_me:" calcext:value-type="string">
            <text:p>group_leave_me:</text:p>
          </table:table-cell>
          <table:table-cell table:formula="of:=&quot;%w(&quot;" office:value-type="string" office:string-value="%w(" calcext:value-type="string">
            <text:p>%w(</text:p>
          </table:table-cell>
          <table:table-cell table:formula="of:=IF(ISTEXT([.O126]); [.O126]; &quot;&quot;)" office:value-type="string" office:string-value="actor" calcext:value-type="string">
            <text:p>actor</text:p>
          </table:table-cell>
          <table:table-cell table:formula="of:=IF(ISBLANK([.P126]); &quot;&quot;; &quot; &quot;)&amp;IF(ISBLANK([.P126]); &quot;&quot;; [.P126])">
            <text:p/>
          </table:table-cell>
          <table:table-cell table:formula="of:=IF(ISBLANK([.Q126]); &quot;&quot;; &quot; &quot;)&amp;IF(ISBLANK([.Q126]); &quot;&quot;; [.Q126])">
            <text:p/>
          </table:table-cell>
          <table:table-cell table:formula="of:=IF(ISBLANK([.R126]); &quot;&quot;; &quot; &quot;)&amp;IF(ISBLANK([.R126]); &quot;&quot;; [.R126])">
            <text:p/>
          </table:table-cell>
          <table:table-cell table:formula="of:=IF(ISBLANK([.S126]); &quot;&quot;; &quot; &quot;)&amp;IF(ISBLANK([.S126]); &quot;&quot;; [.S126])">
            <text:p/>
          </table:table-cell>
          <table:table-cell table:formula="of:=IF(ISBLANK([.T126]); &quot;&quot;; &quot; &quot;)&amp;IF(ISBLANK([.T126]); &quot;&quot;; [.T126])">
            <text:p/>
          </table:table-cell>
          <table:table-cell table:formula="of:=IF(ISBLANK([.U126]); &quot;&quot;; &quot; &quot;)&amp;IF(ISBLANK([.U126]); &quot;&quot;; [.U126])">
            <text:p/>
          </table:table-cell>
          <table:table-cell table:formula="of:=IF(ISBLANK([.V126]); &quot;&quot;; &quot; &quot;)&amp;IF(ISBLANK([.V126]); &quot;&quot;; [.V126])">
            <text:p/>
          </table:table-cell>
          <table:table-cell table:formula="of:=IF(ISBLANK([.W126]); &quot;&quot;; &quot; &quot;)&amp;IF(ISBLANK([.W126]); &quot;&quot;; [.W126])">
            <text:p/>
          </table:table-cell>
          <table:table-cell table:formula="of:=IF(ISBLANK([.X126]); &quot;&quot;; &quot; &quot;)&amp;IF(ISBLANK([.X126]); &quot;&quot;; [.X126])">
            <text:p/>
          </table:table-cell>
          <table:table-cell table:style-name="ce22" table:formula="of:=&quot;),&quot;" office:value-type="string" office:string-value=")," calcext:value-type="string">
            <text:p>),</text:p>
          </table:table-cell>
          <table:table-cell/>
          <table:table-cell table:formula="of:=IFERROR(__xludf.dummyfunction(&quot;if(ISTEXT('Definition (EN)'!H29), SPLIT('Definition (EN)'!H29, &quot;&quot; + &quot;&quot;, TRUE), &quot;&quot;&quot;&quot;)&quot;);&quot;actor&quot;)" office:value-type="string" office:string-value="actor" calcext:value-type="string">
            <text:p>actor</text:p>
          </table:table-cell>
          <table:table-cell table:number-columns-repeated="10"/>
          <table:table-cell table:style-name="ce75" table:formula="of:=SUBSTITUTE([.A126]&amp;&quot; &quot;&amp;[.B126]&amp;[.C126]&amp;[.D126]&amp;[.E126]&amp;[.F126]&amp;[.G126]&amp;[.H126]&amp;[.I126]&amp;[.J126]&amp;[.K126]&amp;[.L126]&amp;[.M126]; &quot;%w()&quot;; &quot;[]&quot;)" office:value-type="string" office:string-value="group_leave_me: %w(actor)," calcext:value-type="string">
            <text:p>group_leave_me: %w(actor),</text:p>
          </table:table-cell>
          <table:table-cell table:number-columns-repeated="998"/>
        </table:table-row>
        <table:table-row table:style-name="ro1">
          <table:table-cell table:formula="of:=LOWER([$'Definition (EN)'.C29]&amp;&quot;_&quot;&amp;[$'Definition (EN)'.D29]&amp;&quot;_&quot;&amp;[$'Definition (EN)'.$U$3]&amp;&quot;:&quot;)" office:value-type="string" office:string-value="group_leave_activity:" calcext:value-type="string">
            <text:p>group_leave_activity:</text:p>
          </table:table-cell>
          <table:table-cell table:formula="of:=&quot;%w(&quot;" office:value-type="string" office:string-value="%w(" calcext:value-type="string">
            <text:p>%w(</text:p>
          </table:table-cell>
          <table:table-cell table:formula="of:=IF(ISTEXT([.O127]); [.O127]; &quot;&quot;)">
            <text:p/>
          </table:table-cell>
          <table:table-cell table:formula="of:=IF(ISBLANK([.P127]); &quot;&quot;; &quot; &quot;)&amp;IF(ISBLANK([.P127]); &quot;&quot;; [.P127])">
            <text:p/>
          </table:table-cell>
          <table:table-cell table:formula="of:=IF(ISBLANK([.Q127]); &quot;&quot;; &quot; &quot;)&amp;IF(ISBLANK([.Q127]); &quot;&quot;; [.Q127])">
            <text:p/>
          </table:table-cell>
          <table:table-cell table:formula="of:=IF(ISBLANK([.R127]); &quot;&quot;; &quot; &quot;)&amp;IF(ISBLANK([.R127]); &quot;&quot;; [.R127])">
            <text:p/>
          </table:table-cell>
          <table:table-cell table:formula="of:=IF(ISBLANK([.S127]); &quot;&quot;; &quot; &quot;)&amp;IF(ISBLANK([.S127]); &quot;&quot;; [.S127])">
            <text:p/>
          </table:table-cell>
          <table:table-cell table:formula="of:=IF(ISBLANK([.T127]); &quot;&quot;; &quot; &quot;)&amp;IF(ISBLANK([.T127]); &quot;&quot;; [.T127])">
            <text:p/>
          </table:table-cell>
          <table:table-cell table:formula="of:=IF(ISBLANK([.U127]); &quot;&quot;; &quot; &quot;)&amp;IF(ISBLANK([.U127]); &quot;&quot;; [.U127])">
            <text:p/>
          </table:table-cell>
          <table:table-cell table:formula="of:=IF(ISBLANK([.V127]); &quot;&quot;; &quot; &quot;)&amp;IF(ISBLANK([.V127]); &quot;&quot;; [.V127])">
            <text:p/>
          </table:table-cell>
          <table:table-cell table:formula="of:=IF(ISBLANK([.W127]); &quot;&quot;; &quot; &quot;)&amp;IF(ISBLANK([.W127]); &quot;&quot;; [.W127])">
            <text:p/>
          </table:table-cell>
          <table:table-cell table:formula="of:=IF(ISBLANK([.X127]); &quot;&quot;; &quot; &quot;)&amp;IF(ISBLANK([.X127]); &quot;&quot;; [.X127])">
            <text:p/>
          </table:table-cell>
          <table:table-cell table:style-name="ce22" table:formula="of:=&quot;),&quot;" office:value-type="string" office:string-value=")," calcext:value-type="string">
            <text:p>),</text:p>
          </table:table-cell>
          <table:table-cell/>
          <table:table-cell table:formula="of:=IFERROR(__xludf.dummyfunction(&quot;if(ISTEXT('Definition (EN)'!T29), SPLIT('Definition (EN)'!T29, &quot;&quot; + &quot;&quot;, TRUE), &quot;&quot;&quot;&quot;)&quot;);&quot;&quot;)">
            <text:p/>
          </table:table-cell>
          <table:table-cell table:number-columns-repeated="10"/>
          <table:table-cell table:style-name="ce75" table:formula="of:=SUBSTITUTE([.A127]&amp;&quot; &quot;&amp;[.B127]&amp;[.C127]&amp;[.D127]&amp;[.E127]&amp;[.F127]&amp;[.G127]&amp;[.H127]&amp;[.I127]&amp;[.J127]&amp;[.K127]&amp;[.L127]&amp;[.M127]; &quot;%w()&quot;; &quot;[]&quot;)" office:value-type="string" office:string-value="group_leave_activity: []," calcext:value-type="string">
            <text:p>group_leave_activity: [],</text:p>
          </table:table-cell>
          <table:table-cell table:number-columns-repeated="998"/>
        </table:table-row>
        <table:table-row table:style-name="ro1">
          <table:table-cell table:formula="of:=LOWER([$'Definition (EN)'.C29]&amp;&quot;_&quot;&amp;[$'Definition (EN)'.D29]&amp;&quot;_&quot;&amp;[$'Definition (EN)'.$Q$3]&amp;&quot;:&quot;)" office:value-type="string" office:string-value="group_leave_notify:" calcext:value-type="string">
            <text:p>group_leave_notify:</text:p>
          </table:table-cell>
          <table:table-cell table:formula="of:=&quot;%w(&quot;" office:value-type="string" office:string-value="%w(" calcext:value-type="string">
            <text:p>%w(</text:p>
          </table:table-cell>
          <table:table-cell table:formula="of:=IF(ISTEXT([.O128]); [.O128]; &quot;&quot;)" office:value-type="string" office:string-value="owner" calcext:value-type="string">
            <text:p>owner</text:p>
          </table:table-cell>
          <table:table-cell table:formula="of:=IF(ISBLANK([.P128]); &quot;&quot;; &quot; &quot;)&amp;IF(ISBLANK([.P128]); &quot;&quot;; [.P128])">
            <text:p/>
          </table:table-cell>
          <table:table-cell table:formula="of:=IF(ISBLANK([.Q128]); &quot;&quot;; &quot; &quot;)&amp;IF(ISBLANK([.Q128]); &quot;&quot;; [.Q128])">
            <text:p/>
          </table:table-cell>
          <table:table-cell table:formula="of:=IF(ISBLANK([.R128]); &quot;&quot;; &quot; &quot;)&amp;IF(ISBLANK([.R128]); &quot;&quot;; [.R128])">
            <text:p/>
          </table:table-cell>
          <table:table-cell table:formula="of:=IF(ISBLANK([.S128]); &quot;&quot;; &quot; &quot;)&amp;IF(ISBLANK([.S128]); &quot;&quot;; [.S128])">
            <text:p/>
          </table:table-cell>
          <table:table-cell table:formula="of:=IF(ISBLANK([.T128]); &quot;&quot;; &quot; &quot;)&amp;IF(ISBLANK([.T128]); &quot;&quot;; [.T128])">
            <text:p/>
          </table:table-cell>
          <table:table-cell table:formula="of:=IF(ISBLANK([.U128]); &quot;&quot;; &quot; &quot;)&amp;IF(ISBLANK([.U128]); &quot;&quot;; [.U128])">
            <text:p/>
          </table:table-cell>
          <table:table-cell table:formula="of:=IF(ISBLANK([.V128]); &quot;&quot;; &quot; &quot;)&amp;IF(ISBLANK([.V128]); &quot;&quot;; [.V128])">
            <text:p/>
          </table:table-cell>
          <table:table-cell table:formula="of:=IF(ISBLANK([.W128]); &quot;&quot;; &quot; &quot;)&amp;IF(ISBLANK([.W128]); &quot;&quot;; [.W128])">
            <text:p/>
          </table:table-cell>
          <table:table-cell table:formula="of:=IF(ISBLANK([.X128]); &quot;&quot;; &quot; &quot;)&amp;IF(ISBLANK([.X128]); &quot;&quot;; [.X128])">
            <text:p/>
          </table:table-cell>
          <table:table-cell table:style-name="ce22" table:formula="of:=&quot;),&quot;" office:value-type="string" office:string-value=")," calcext:value-type="string">
            <text:p>),</text:p>
          </table:table-cell>
          <table:table-cell/>
          <table:table-cell table:formula="of:=IFERROR(__xludf.dummyfunction(&quot;if(ISTEXT('Definition (EN)'!P29), SPLIT('Definition (EN)'!P29, &quot;&quot; + &quot;&quot;, TRUE), &quot;&quot;&quot;&quot;)&quot;);&quot;owner&quot;)" office:value-type="string" office:string-value="owner" calcext:value-type="string">
            <text:p>owner</text:p>
          </table:table-cell>
          <table:table-cell table:number-columns-repeated="10"/>
          <table:table-cell table:style-name="ce75" table:formula="of:=SUBSTITUTE([.A128]&amp;&quot; &quot;&amp;[.B128]&amp;[.C128]&amp;[.D128]&amp;[.E128]&amp;[.F128]&amp;[.G128]&amp;[.H128]&amp;[.I128]&amp;[.J128]&amp;[.K128]&amp;[.L128]&amp;[.M128]; &quot;%w()&quot;; &quot;[]&quot;)" office:value-type="string" office:string-value="group_leave_notify: %w(owner)," calcext:value-type="string">
            <text:p>group_leave_notify: %w(owner),</text:p>
          </table:table-cell>
          <table:table-cell table:number-columns-repeated="998"/>
        </table:table-row>
        <table:table-row table:style-name="ro1">
          <table:table-cell table:formula="of:=LOWER([$'Definition (EN)'.C29]&amp;&quot;_&quot;&amp;[$'Definition (EN)'.D29]&amp;&quot;_&quot;&amp;[$'Definition (EN)'.$M$3]&amp;&quot;:&quot;)" office:value-type="string" office:string-value="group_leave_push:" calcext:value-type="string">
            <text:p>group_leave_push:</text:p>
          </table:table-cell>
          <table:table-cell table:formula="of:=&quot;%w(&quot;" office:value-type="string" office:string-value="%w(" calcext:value-type="string">
            <text:p>%w(</text:p>
          </table:table-cell>
          <table:table-cell table:formula="of:=IF(ISTEXT([.O129]); [.O129]; &quot;&quot;)">
            <text:p/>
          </table:table-cell>
          <table:table-cell table:formula="of:=IF(ISBLANK([.P129]); &quot;&quot;; &quot; &quot;)&amp;IF(ISBLANK([.P129]); &quot;&quot;; [.P129])">
            <text:p/>
          </table:table-cell>
          <table:table-cell table:formula="of:=IF(ISBLANK([.Q129]); &quot;&quot;; &quot; &quot;)&amp;IF(ISBLANK([.Q129]); &quot;&quot;; [.Q129])">
            <text:p/>
          </table:table-cell>
          <table:table-cell table:formula="of:=IF(ISBLANK([.R129]); &quot;&quot;; &quot; &quot;)&amp;IF(ISBLANK([.R129]); &quot;&quot;; [.R129])">
            <text:p/>
          </table:table-cell>
          <table:table-cell table:formula="of:=IF(ISBLANK([.S129]); &quot;&quot;; &quot; &quot;)&amp;IF(ISBLANK([.S129]); &quot;&quot;; [.S129])">
            <text:p/>
          </table:table-cell>
          <table:table-cell table:formula="of:=IF(ISBLANK([.T129]); &quot;&quot;; &quot; &quot;)&amp;IF(ISBLANK([.T129]); &quot;&quot;; [.T129])">
            <text:p/>
          </table:table-cell>
          <table:table-cell table:formula="of:=IF(ISBLANK([.U129]); &quot;&quot;; &quot; &quot;)&amp;IF(ISBLANK([.U129]); &quot;&quot;; [.U129])">
            <text:p/>
          </table:table-cell>
          <table:table-cell table:formula="of:=IF(ISBLANK([.V129]); &quot;&quot;; &quot; &quot;)&amp;IF(ISBLANK([.V129]); &quot;&quot;; [.V129])">
            <text:p/>
          </table:table-cell>
          <table:table-cell table:formula="of:=IF(ISBLANK([.W129]); &quot;&quot;; &quot; &quot;)&amp;IF(ISBLANK([.W129]); &quot;&quot;; [.W129])">
            <text:p/>
          </table:table-cell>
          <table:table-cell table:formula="of:=IF(ISBLANK([.X129]); &quot;&quot;; &quot; &quot;)&amp;IF(ISBLANK([.X129]); &quot;&quot;; [.X129])">
            <text:p/>
          </table:table-cell>
          <table:table-cell table:style-name="ce22" table:formula="of:=&quot;),&quot;" office:value-type="string" office:string-value=")," calcext:value-type="string">
            <text:p>),</text:p>
          </table:table-cell>
          <table:table-cell/>
          <table:table-cell table:formula="of:=IFERROR(__xludf.dummyfunction(&quot;if(ISTEXT('Definition (EN)'!L29), SPLIT('Definition (EN)'!L29, &quot;&quot; + &quot;&quot;, TRUE), &quot;&quot;&quot;&quot;)&quot;);&quot;&quot;)">
            <text:p/>
          </table:table-cell>
          <table:table-cell table:number-columns-repeated="10"/>
          <table:table-cell table:style-name="ce75" table:formula="of:=SUBSTITUTE([.A129]&amp;&quot; &quot;&amp;[.B129]&amp;[.C129]&amp;[.D129]&amp;[.E129]&amp;[.F129]&amp;[.G129]&amp;[.H129]&amp;[.I129]&amp;[.J129]&amp;[.K129]&amp;[.L129]&amp;[.M129]; &quot;%w()&quot;; &quot;[]&quot;)" office:value-type="string" office:string-value="group_leave_push: []," calcext:value-type="string">
            <text:p>group_leave_push: [],</text:p>
          </table:table-cell>
          <table:table-cell table:number-columns-repeated="998"/>
        </table:table-row>
        <table:table-row table:style-name="ro1">
          <table:table-cell table:number-columns-repeated="2"/>
          <table:table-cell table:formula="of:=IF(ISTEXT([.O130]); [.O130]; &quot;&quot;)">
            <text:p/>
          </table:table-cell>
          <table:table-cell table:formula="of:=IF(ISBLANK([.P130]); &quot;&quot;; &quot; &quot;)&amp;IF(ISBLANK([.P130]); &quot;&quot;; [.P130])">
            <text:p/>
          </table:table-cell>
          <table:table-cell table:formula="of:=IF(ISBLANK([.Q130]); &quot;&quot;; &quot; &quot;)&amp;IF(ISBLANK([.Q130]); &quot;&quot;; [.Q130])">
            <text:p/>
          </table:table-cell>
          <table:table-cell table:formula="of:=IF(ISBLANK([.R130]); &quot;&quot;; &quot; &quot;)&amp;IF(ISBLANK([.R130]); &quot;&quot;; [.R130])">
            <text:p/>
          </table:table-cell>
          <table:table-cell table:formula="of:=IF(ISBLANK([.S130]); &quot;&quot;; &quot; &quot;)&amp;IF(ISBLANK([.S130]); &quot;&quot;; [.S130])">
            <text:p/>
          </table:table-cell>
          <table:table-cell table:formula="of:=IF(ISBLANK([.T130]); &quot;&quot;; &quot; &quot;)&amp;IF(ISBLANK([.T130]); &quot;&quot;; [.T130])">
            <text:p/>
          </table:table-cell>
          <table:table-cell table:formula="of:=IF(ISBLANK([.U130]); &quot;&quot;; &quot; &quot;)&amp;IF(ISBLANK([.U130]); &quot;&quot;; [.U130])">
            <text:p/>
          </table:table-cell>
          <table:table-cell table:formula="of:=IF(ISBLANK([.V130]); &quot;&quot;; &quot; &quot;)&amp;IF(ISBLANK([.V130]); &quot;&quot;; [.V130])">
            <text:p/>
          </table:table-cell>
          <table:table-cell table:formula="of:=IF(ISBLANK([.W130]); &quot;&quot;; &quot; &quot;)&amp;IF(ISBLANK([.W130]); &quot;&quot;; [.W130])">
            <text:p/>
          </table:table-cell>
          <table:table-cell table:formula="of:=IF(ISBLANK([.X130]); &quot;&quot;; &quot; &quot;)&amp;IF(ISBLANK([.X130]); &quot;&quot;; [.X130])">
            <text:p/>
          </table:table-cell>
          <table:table-cell table:number-columns-repeated="13"/>
          <table:table-cell table:style-name="ce75" table:formula="of:=SUBSTITUTE([.A130]&amp;&quot; &quot;&amp;[.B130]&amp;[.C130]&amp;[.D130]&amp;[.E130]&amp;[.F130]&amp;[.G130]&amp;[.H130]&amp;[.I130]&amp;[.J130]&amp;[.K130]&amp;[.L130]&amp;[.M130]; &quot;%w()&quot;; &quot;[]&quot;)" office:value-type="string" office:string-value=" " calcext:value-type="string">
            <text:p><text:s/></text:p>
          </table:table-cell>
          <table:table-cell table:number-columns-repeated="998"/>
        </table:table-row>
        <table:table-row table:style-name="ro1">
          <table:table-cell table:formula="of:=LOWER([$'Definition (EN)'.C30]&amp;&quot;_&quot;&amp;[$'Definition (EN)'.D30]&amp;&quot;_&quot;&amp;[$'Definition (EN)'.$I$3]&amp;&quot;:&quot;)" office:value-type="string" office:string-value="group_containership_me:" calcext:value-type="string">
            <text:p>group_containership_me:</text:p>
          </table:table-cell>
          <table:table-cell table:formula="of:=&quot;%w(&quot;" office:value-type="string" office:string-value="%w(" calcext:value-type="string">
            <text:p>%w(</text:p>
          </table:table-cell>
          <table:table-cell table:formula="of:=IF(ISTEXT([.O131]); [.O131]; &quot;&quot;)" office:value-type="string" office:string-value="actor" calcext:value-type="string">
            <text:p>actor</text:p>
          </table:table-cell>
          <table:table-cell table:formula="of:=IF(ISBLANK([.P131]); &quot;&quot;; &quot; &quot;)&amp;IF(ISBLANK([.P131]); &quot;&quot;; [.P131])">
            <text:p/>
          </table:table-cell>
          <table:table-cell table:formula="of:=IF(ISBLANK([.Q131]); &quot;&quot;; &quot; &quot;)&amp;IF(ISBLANK([.Q131]); &quot;&quot;; [.Q131])">
            <text:p/>
          </table:table-cell>
          <table:table-cell table:formula="of:=IF(ISBLANK([.R131]); &quot;&quot;; &quot; &quot;)&amp;IF(ISBLANK([.R131]); &quot;&quot;; [.R131])">
            <text:p/>
          </table:table-cell>
          <table:table-cell table:formula="of:=IF(ISBLANK([.S131]); &quot;&quot;; &quot; &quot;)&amp;IF(ISBLANK([.S131]); &quot;&quot;; [.S131])">
            <text:p/>
          </table:table-cell>
          <table:table-cell table:formula="of:=IF(ISBLANK([.T131]); &quot;&quot;; &quot; &quot;)&amp;IF(ISBLANK([.T131]); &quot;&quot;; [.T131])">
            <text:p/>
          </table:table-cell>
          <table:table-cell table:formula="of:=IF(ISBLANK([.U131]); &quot;&quot;; &quot; &quot;)&amp;IF(ISBLANK([.U131]); &quot;&quot;; [.U131])">
            <text:p/>
          </table:table-cell>
          <table:table-cell table:formula="of:=IF(ISBLANK([.V131]); &quot;&quot;; &quot; &quot;)&amp;IF(ISBLANK([.V131]); &quot;&quot;; [.V131])">
            <text:p/>
          </table:table-cell>
          <table:table-cell table:formula="of:=IF(ISBLANK([.W131]); &quot;&quot;; &quot; &quot;)&amp;IF(ISBLANK([.W131]); &quot;&quot;; [.W131])">
            <text:p/>
          </table:table-cell>
          <table:table-cell table:formula="of:=IF(ISBLANK([.X131]); &quot;&quot;; &quot; &quot;)&amp;IF(ISBLANK([.X131]); &quot;&quot;; [.X131])">
            <text:p/>
          </table:table-cell>
          <table:table-cell table:style-name="ce22" table:formula="of:=&quot;),&quot;" office:value-type="string" office:string-value=")," calcext:value-type="string">
            <text:p>),</text:p>
          </table:table-cell>
          <table:table-cell/>
          <table:table-cell table:formula="of:=IFERROR(__xludf.dummyfunction(&quot;if(ISTEXT('Definition (EN)'!H30), SPLIT('Definition (EN)'!H30, &quot;&quot; + &quot;&quot;, TRUE), &quot;&quot;&quot;&quot;)&quot;);&quot;actor&quot;)" office:value-type="string" office:string-value="actor" calcext:value-type="string">
            <text:p>actor</text:p>
          </table:table-cell>
          <table:table-cell table:number-columns-repeated="10"/>
          <table:table-cell table:style-name="ce75" table:formula="of:=SUBSTITUTE([.A131]&amp;&quot; &quot;&amp;[.B131]&amp;[.C131]&amp;[.D131]&amp;[.E131]&amp;[.F131]&amp;[.G131]&amp;[.H131]&amp;[.I131]&amp;[.J131]&amp;[.K131]&amp;[.L131]&amp;[.M131]; &quot;%w()&quot;; &quot;[]&quot;)" office:value-type="string" office:string-value="group_containership_me: %w(actor)," calcext:value-type="string">
            <text:p>group_containership_me: %w(actor),</text:p>
          </table:table-cell>
          <table:table-cell table:number-columns-repeated="998"/>
        </table:table-row>
        <table:table-row table:style-name="ro1">
          <table:table-cell table:formula="of:=LOWER([$'Definition (EN)'.C30]&amp;&quot;_&quot;&amp;[$'Definition (EN)'.D30]&amp;&quot;_&quot;&amp;[$'Definition (EN)'.$U$3]&amp;&quot;:&quot;)" office:value-type="string" office:string-value="group_containership_activity:" calcext:value-type="string">
            <text:p>group_containership_activity:</text:p>
          </table:table-cell>
          <table:table-cell table:formula="of:=&quot;%w(&quot;" office:value-type="string" office:string-value="%w(" calcext:value-type="string">
            <text:p>%w(</text:p>
          </table:table-cell>
          <table:table-cell table:formula="of:=IF(ISTEXT([.O132]); [.O132]; &quot;&quot;)" office:value-type="string" office:string-value="joiners" calcext:value-type="string">
            <text:p>joiners</text:p>
          </table:table-cell>
          <table:table-cell table:formula="of:=IF(ISBLANK([.P132]); &quot;&quot;; &quot; &quot;)&amp;IF(ISBLANK([.P132]); &quot;&quot;; [.P132])" office:value-type="string" office:string-value=" member" calcext:value-type="string">
            <text:p><text:s/>member</text:p>
          </table:table-cell>
          <table:table-cell table:formula="of:=IF(ISBLANK([.Q132]); &quot;&quot;; &quot; &quot;)&amp;IF(ISBLANK([.Q132]); &quot;&quot;; [.Q132])">
            <text:p/>
          </table:table-cell>
          <table:table-cell table:formula="of:=IF(ISBLANK([.R132]); &quot;&quot;; &quot; &quot;)&amp;IF(ISBLANK([.R132]); &quot;&quot;; [.R132])">
            <text:p/>
          </table:table-cell>
          <table:table-cell table:formula="of:=IF(ISBLANK([.S132]); &quot;&quot;; &quot; &quot;)&amp;IF(ISBLANK([.S132]); &quot;&quot;; [.S132])">
            <text:p/>
          </table:table-cell>
          <table:table-cell table:formula="of:=IF(ISBLANK([.T132]); &quot;&quot;; &quot; &quot;)&amp;IF(ISBLANK([.T132]); &quot;&quot;; [.T132])">
            <text:p/>
          </table:table-cell>
          <table:table-cell table:formula="of:=IF(ISBLANK([.U132]); &quot;&quot;; &quot; &quot;)&amp;IF(ISBLANK([.U132]); &quot;&quot;; [.U132])">
            <text:p/>
          </table:table-cell>
          <table:table-cell table:formula="of:=IF(ISBLANK([.V132]); &quot;&quot;; &quot; &quot;)&amp;IF(ISBLANK([.V132]); &quot;&quot;; [.V132])">
            <text:p/>
          </table:table-cell>
          <table:table-cell table:formula="of:=IF(ISBLANK([.W132]); &quot;&quot;; &quot; &quot;)&amp;IF(ISBLANK([.W132]); &quot;&quot;; [.W132])">
            <text:p/>
          </table:table-cell>
          <table:table-cell table:formula="of:=IF(ISBLANK([.X132]); &quot;&quot;; &quot; &quot;)&amp;IF(ISBLANK([.X132]); &quot;&quot;; [.X132])">
            <text:p/>
          </table:table-cell>
          <table:table-cell table:style-name="ce22" table:formula="of:=&quot;),&quot;" office:value-type="string" office:string-value=")," calcext:value-type="string">
            <text:p>),</text:p>
          </table:table-cell>
          <table:table-cell/>
          <table:table-cell table:formula="of:=IFERROR(__xludf.dummyfunction(&quot;if(ISTEXT('Definition (EN)'!T30), SPLIT('Definition (EN)'!T30, &quot;&quot; + &quot;&quot;, TRUE), &quot;&quot;&quot;&quot;)&quot;);&quot;joiners&quot;)" office:value-type="string" office:string-value="joiners" calcext:value-type="string">
            <text:p>joiners</text:p>
          </table:table-cell>
          <table:table-cell office:value-type="string" calcext:value-type="string">
            <text:p>member</text:p>
          </table:table-cell>
          <table:table-cell table:number-columns-repeated="9"/>
          <table:table-cell table:style-name="ce75" table:formula="of:=SUBSTITUTE([.A132]&amp;&quot; &quot;&amp;[.B132]&amp;[.C132]&amp;[.D132]&amp;[.E132]&amp;[.F132]&amp;[.G132]&amp;[.H132]&amp;[.I132]&amp;[.J132]&amp;[.K132]&amp;[.L132]&amp;[.M132]; &quot;%w()&quot;; &quot;[]&quot;)" office:value-type="string" office:string-value="group_containership_activity: %w(joiners member)," calcext:value-type="string">
            <text:p>group_containership_activity: %w(joiners member),</text:p>
          </table:table-cell>
          <table:table-cell table:number-columns-repeated="998"/>
        </table:table-row>
        <table:table-row table:style-name="ro1">
          <table:table-cell table:formula="of:=LOWER([$'Definition (EN)'.C30]&amp;&quot;_&quot;&amp;[$'Definition (EN)'.D30]&amp;&quot;_&quot;&amp;[$'Definition (EN)'.$Q$3]&amp;&quot;:&quot;)" office:value-type="string" office:string-value="group_containership_notify:" calcext:value-type="string">
            <text:p>group_containership_notify:</text:p>
          </table:table-cell>
          <table:table-cell table:formula="of:=&quot;%w(&quot;" office:value-type="string" office:string-value="%w(" calcext:value-type="string">
            <text:p>%w(</text:p>
          </table:table-cell>
          <table:table-cell table:formula="of:=IF(ISTEXT([.O133]); [.O133]; &quot;&quot;)" office:value-type="string" office:string-value="member" calcext:value-type="string">
            <text:p>member</text:p>
          </table:table-cell>
          <table:table-cell table:formula="of:=IF(ISBLANK([.P133]); &quot;&quot;; &quot; &quot;)&amp;IF(ISBLANK([.P133]); &quot;&quot;; [.P133])">
            <text:p/>
          </table:table-cell>
          <table:table-cell table:formula="of:=IF(ISBLANK([.Q133]); &quot;&quot;; &quot; &quot;)&amp;IF(ISBLANK([.Q133]); &quot;&quot;; [.Q133])">
            <text:p/>
          </table:table-cell>
          <table:table-cell table:formula="of:=IF(ISBLANK([.R133]); &quot;&quot;; &quot; &quot;)&amp;IF(ISBLANK([.R133]); &quot;&quot;; [.R133])">
            <text:p/>
          </table:table-cell>
          <table:table-cell table:formula="of:=IF(ISBLANK([.S133]); &quot;&quot;; &quot; &quot;)&amp;IF(ISBLANK([.S133]); &quot;&quot;; [.S133])">
            <text:p/>
          </table:table-cell>
          <table:table-cell table:formula="of:=IF(ISBLANK([.T133]); &quot;&quot;; &quot; &quot;)&amp;IF(ISBLANK([.T133]); &quot;&quot;; [.T133])">
            <text:p/>
          </table:table-cell>
          <table:table-cell table:formula="of:=IF(ISBLANK([.U133]); &quot;&quot;; &quot; &quot;)&amp;IF(ISBLANK([.U133]); &quot;&quot;; [.U133])">
            <text:p/>
          </table:table-cell>
          <table:table-cell table:formula="of:=IF(ISBLANK([.V133]); &quot;&quot;; &quot; &quot;)&amp;IF(ISBLANK([.V133]); &quot;&quot;; [.V133])">
            <text:p/>
          </table:table-cell>
          <table:table-cell table:formula="of:=IF(ISBLANK([.W133]); &quot;&quot;; &quot; &quot;)&amp;IF(ISBLANK([.W133]); &quot;&quot;; [.W133])">
            <text:p/>
          </table:table-cell>
          <table:table-cell table:formula="of:=IF(ISBLANK([.X133]); &quot;&quot;; &quot; &quot;)&amp;IF(ISBLANK([.X133]); &quot;&quot;; [.X133])">
            <text:p/>
          </table:table-cell>
          <table:table-cell table:style-name="ce22" table:formula="of:=&quot;),&quot;" office:value-type="string" office:string-value=")," calcext:value-type="string">
            <text:p>),</text:p>
          </table:table-cell>
          <table:table-cell/>
          <table:table-cell table:formula="of:=IFERROR(__xludf.dummyfunction(&quot;if(ISTEXT('Definition (EN)'!P30), SPLIT('Definition (EN)'!P30, &quot;&quot; + &quot;&quot;, TRUE), &quot;&quot;&quot;&quot;)&quot;);&quot;member&quot;)" office:value-type="string" office:string-value="member" calcext:value-type="string">
            <text:p>member</text:p>
          </table:table-cell>
          <table:table-cell table:number-columns-repeated="10"/>
          <table:table-cell table:style-name="ce75" table:formula="of:=SUBSTITUTE([.A133]&amp;&quot; &quot;&amp;[.B133]&amp;[.C133]&amp;[.D133]&amp;[.E133]&amp;[.F133]&amp;[.G133]&amp;[.H133]&amp;[.I133]&amp;[.J133]&amp;[.K133]&amp;[.L133]&amp;[.M133]; &quot;%w()&quot;; &quot;[]&quot;)" office:value-type="string" office:string-value="group_containership_notify: %w(member)," calcext:value-type="string">
            <text:p>group_containership_notify: %w(member),</text:p>
          </table:table-cell>
          <table:table-cell table:number-columns-repeated="998"/>
        </table:table-row>
        <table:table-row table:style-name="ro1">
          <table:table-cell table:formula="of:=LOWER([$'Definition (EN)'.C30]&amp;&quot;_&quot;&amp;[$'Definition (EN)'.D30]&amp;&quot;_&quot;&amp;[$'Definition (EN)'.$M$3]&amp;&quot;:&quot;)" office:value-type="string" office:string-value="group_containership_push:" calcext:value-type="string">
            <text:p>group_containership_push:</text:p>
          </table:table-cell>
          <table:table-cell table:formula="of:=&quot;%w(&quot;" office:value-type="string" office:string-value="%w(" calcext:value-type="string">
            <text:p>%w(</text:p>
          </table:table-cell>
          <table:table-cell table:formula="of:=IF(ISTEXT([.O134]); [.O134]; &quot;&quot;)" office:value-type="string" office:string-value="member" calcext:value-type="string">
            <text:p>member</text:p>
          </table:table-cell>
          <table:table-cell table:formula="of:=IF(ISBLANK([.P134]); &quot;&quot;; &quot; &quot;)&amp;IF(ISBLANK([.P134]); &quot;&quot;; [.P134])">
            <text:p/>
          </table:table-cell>
          <table:table-cell table:formula="of:=IF(ISBLANK([.Q134]); &quot;&quot;; &quot; &quot;)&amp;IF(ISBLANK([.Q134]); &quot;&quot;; [.Q134])">
            <text:p/>
          </table:table-cell>
          <table:table-cell table:formula="of:=IF(ISBLANK([.R134]); &quot;&quot;; &quot; &quot;)&amp;IF(ISBLANK([.R134]); &quot;&quot;; [.R134])">
            <text:p/>
          </table:table-cell>
          <table:table-cell table:formula="of:=IF(ISBLANK([.S134]); &quot;&quot;; &quot; &quot;)&amp;IF(ISBLANK([.S134]); &quot;&quot;; [.S134])">
            <text:p/>
          </table:table-cell>
          <table:table-cell table:formula="of:=IF(ISBLANK([.T134]); &quot;&quot;; &quot; &quot;)&amp;IF(ISBLANK([.T134]); &quot;&quot;; [.T134])">
            <text:p/>
          </table:table-cell>
          <table:table-cell table:formula="of:=IF(ISBLANK([.U134]); &quot;&quot;; &quot; &quot;)&amp;IF(ISBLANK([.U134]); &quot;&quot;; [.U134])">
            <text:p/>
          </table:table-cell>
          <table:table-cell table:formula="of:=IF(ISBLANK([.V134]); &quot;&quot;; &quot; &quot;)&amp;IF(ISBLANK([.V134]); &quot;&quot;; [.V134])">
            <text:p/>
          </table:table-cell>
          <table:table-cell table:formula="of:=IF(ISBLANK([.W134]); &quot;&quot;; &quot; &quot;)&amp;IF(ISBLANK([.W134]); &quot;&quot;; [.W134])">
            <text:p/>
          </table:table-cell>
          <table:table-cell table:formula="of:=IF(ISBLANK([.X134]); &quot;&quot;; &quot; &quot;)&amp;IF(ISBLANK([.X134]); &quot;&quot;; [.X134])">
            <text:p/>
          </table:table-cell>
          <table:table-cell table:style-name="ce22" table:formula="of:=&quot;),&quot;" office:value-type="string" office:string-value=")," calcext:value-type="string">
            <text:p>),</text:p>
          </table:table-cell>
          <table:table-cell/>
          <table:table-cell table:formula="of:=IFERROR(__xludf.dummyfunction(&quot;if(ISTEXT('Definition (EN)'!L30), SPLIT('Definition (EN)'!L30, &quot;&quot; + &quot;&quot;, TRUE), &quot;&quot;&quot;&quot;)&quot;);&quot;member&quot;)" office:value-type="string" office:string-value="member" calcext:value-type="string">
            <text:p>member</text:p>
          </table:table-cell>
          <table:table-cell table:number-columns-repeated="10"/>
          <table:table-cell table:style-name="ce75" table:formula="of:=SUBSTITUTE([.A134]&amp;&quot; &quot;&amp;[.B134]&amp;[.C134]&amp;[.D134]&amp;[.E134]&amp;[.F134]&amp;[.G134]&amp;[.H134]&amp;[.I134]&amp;[.J134]&amp;[.K134]&amp;[.L134]&amp;[.M134]; &quot;%w()&quot;; &quot;[]&quot;)" office:value-type="string" office:string-value="group_containership_push: %w(member)," calcext:value-type="string">
            <text:p>group_containership_push: %w(member),</text:p>
          </table:table-cell>
          <table:table-cell table:number-columns-repeated="998"/>
        </table:table-row>
        <table:table-row table:style-name="ro1">
          <table:table-cell table:number-columns-repeated="2"/>
          <table:table-cell table:formula="of:=IF(ISTEXT([.O135]); [.O135]; &quot;&quot;)">
            <text:p/>
          </table:table-cell>
          <table:table-cell table:formula="of:=IF(ISBLANK([.P135]); &quot;&quot;; &quot; &quot;)&amp;IF(ISBLANK([.P135]); &quot;&quot;; [.P135])">
            <text:p/>
          </table:table-cell>
          <table:table-cell table:formula="of:=IF(ISBLANK([.Q135]); &quot;&quot;; &quot; &quot;)&amp;IF(ISBLANK([.Q135]); &quot;&quot;; [.Q135])">
            <text:p/>
          </table:table-cell>
          <table:table-cell table:formula="of:=IF(ISBLANK([.R135]); &quot;&quot;; &quot; &quot;)&amp;IF(ISBLANK([.R135]); &quot;&quot;; [.R135])">
            <text:p/>
          </table:table-cell>
          <table:table-cell table:formula="of:=IF(ISBLANK([.S135]); &quot;&quot;; &quot; &quot;)&amp;IF(ISBLANK([.S135]); &quot;&quot;; [.S135])">
            <text:p/>
          </table:table-cell>
          <table:table-cell table:formula="of:=IF(ISBLANK([.T135]); &quot;&quot;; &quot; &quot;)&amp;IF(ISBLANK([.T135]); &quot;&quot;; [.T135])">
            <text:p/>
          </table:table-cell>
          <table:table-cell table:formula="of:=IF(ISBLANK([.U135]); &quot;&quot;; &quot; &quot;)&amp;IF(ISBLANK([.U135]); &quot;&quot;; [.U135])">
            <text:p/>
          </table:table-cell>
          <table:table-cell table:formula="of:=IF(ISBLANK([.V135]); &quot;&quot;; &quot; &quot;)&amp;IF(ISBLANK([.V135]); &quot;&quot;; [.V135])">
            <text:p/>
          </table:table-cell>
          <table:table-cell table:formula="of:=IF(ISBLANK([.W135]); &quot;&quot;; &quot; &quot;)&amp;IF(ISBLANK([.W135]); &quot;&quot;; [.W135])">
            <text:p/>
          </table:table-cell>
          <table:table-cell table:formula="of:=IF(ISBLANK([.X135]); &quot;&quot;; &quot; &quot;)&amp;IF(ISBLANK([.X135]); &quot;&quot;; [.X135])">
            <text:p/>
          </table:table-cell>
          <table:table-cell table:number-columns-repeated="13"/>
          <table:table-cell table:style-name="ce75" table:formula="of:=SUBSTITUTE([.A135]&amp;&quot; &quot;&amp;[.B135]&amp;[.C135]&amp;[.D135]&amp;[.E135]&amp;[.F135]&amp;[.G135]&amp;[.H135]&amp;[.I135]&amp;[.J135]&amp;[.K135]&amp;[.L135]&amp;[.M135]; &quot;%w()&quot;; &quot;[]&quot;)" office:value-type="string" office:string-value=" " calcext:value-type="string">
            <text:p><text:s/></text:p>
          </table:table-cell>
          <table:table-cell table:number-columns-repeated="998"/>
        </table:table-row>
        <table:table-row table:style-name="ro1">
          <table:table-cell table:formula="of:=LOWER([$'Definition (EN)'.C31]&amp;&quot;_&quot;&amp;[$'Definition (EN)'.D31]&amp;&quot;_&quot;&amp;[$'Definition (EN)'.$I$3]&amp;&quot;:&quot;)" office:value-type="string" office:string-value="group_containertag_me:" calcext:value-type="string">
            <text:p>group_containertag_me:</text:p>
          </table:table-cell>
          <table:table-cell table:formula="of:=&quot;%w(&quot;" office:value-type="string" office:string-value="%w(" calcext:value-type="string">
            <text:p>%w(</text:p>
          </table:table-cell>
          <table:table-cell table:formula="of:=IF(ISTEXT([.O136]); [.O136]; &quot;&quot;)" office:value-type="string" office:string-value="actor" calcext:value-type="string">
            <text:p>actor</text:p>
          </table:table-cell>
          <table:table-cell table:formula="of:=IF(ISBLANK([.P136]); &quot;&quot;; &quot; &quot;)&amp;IF(ISBLANK([.P136]); &quot;&quot;; [.P136])">
            <text:p/>
          </table:table-cell>
          <table:table-cell table:formula="of:=IF(ISBLANK([.Q136]); &quot;&quot;; &quot; &quot;)&amp;IF(ISBLANK([.Q136]); &quot;&quot;; [.Q136])">
            <text:p/>
          </table:table-cell>
          <table:table-cell table:formula="of:=IF(ISBLANK([.R136]); &quot;&quot;; &quot; &quot;)&amp;IF(ISBLANK([.R136]); &quot;&quot;; [.R136])">
            <text:p/>
          </table:table-cell>
          <table:table-cell table:formula="of:=IF(ISBLANK([.S136]); &quot;&quot;; &quot; &quot;)&amp;IF(ISBLANK([.S136]); &quot;&quot;; [.S136])">
            <text:p/>
          </table:table-cell>
          <table:table-cell table:formula="of:=IF(ISBLANK([.T136]); &quot;&quot;; &quot; &quot;)&amp;IF(ISBLANK([.T136]); &quot;&quot;; [.T136])">
            <text:p/>
          </table:table-cell>
          <table:table-cell table:formula="of:=IF(ISBLANK([.U136]); &quot;&quot;; &quot; &quot;)&amp;IF(ISBLANK([.U136]); &quot;&quot;; [.U136])">
            <text:p/>
          </table:table-cell>
          <table:table-cell table:formula="of:=IF(ISBLANK([.V136]); &quot;&quot;; &quot; &quot;)&amp;IF(ISBLANK([.V136]); &quot;&quot;; [.V136])">
            <text:p/>
          </table:table-cell>
          <table:table-cell table:formula="of:=IF(ISBLANK([.W136]); &quot;&quot;; &quot; &quot;)&amp;IF(ISBLANK([.W136]); &quot;&quot;; [.W136])">
            <text:p/>
          </table:table-cell>
          <table:table-cell table:formula="of:=IF(ISBLANK([.X136]); &quot;&quot;; &quot; &quot;)&amp;IF(ISBLANK([.X136]); &quot;&quot;; [.X136])">
            <text:p/>
          </table:table-cell>
          <table:table-cell table:style-name="ce22" table:formula="of:=&quot;),&quot;" office:value-type="string" office:string-value=")," calcext:value-type="string">
            <text:p>),</text:p>
          </table:table-cell>
          <table:table-cell/>
          <table:table-cell table:formula="of:=IFERROR(__xludf.dummyfunction(&quot;if(ISTEXT('Definition (EN)'!H31), SPLIT('Definition (EN)'!H31, &quot;&quot; + &quot;&quot;, TRUE), &quot;&quot;&quot;&quot;)&quot;);&quot;actor&quot;)" office:value-type="string" office:string-value="actor" calcext:value-type="string">
            <text:p>actor</text:p>
          </table:table-cell>
          <table:table-cell table:number-columns-repeated="10"/>
          <table:table-cell table:style-name="ce75" table:formula="of:=SUBSTITUTE([.A136]&amp;&quot; &quot;&amp;[.B136]&amp;[.C136]&amp;[.D136]&amp;[.E136]&amp;[.F136]&amp;[.G136]&amp;[.H136]&amp;[.I136]&amp;[.J136]&amp;[.K136]&amp;[.L136]&amp;[.M136]; &quot;%w()&quot;; &quot;[]&quot;)" office:value-type="string" office:string-value="group_containertag_me: %w(actor)," calcext:value-type="string">
            <text:p>group_containertag_me: %w(actor),</text:p>
          </table:table-cell>
          <table:table-cell table:number-columns-repeated="998"/>
        </table:table-row>
        <table:table-row table:style-name="ro1">
          <table:table-cell table:formula="of:=LOWER([$'Definition (EN)'.C31]&amp;&quot;_&quot;&amp;[$'Definition (EN)'.D31]&amp;&quot;_&quot;&amp;[$'Definition (EN)'.$U$3]&amp;&quot;:&quot;)" office:value-type="string" office:string-value="group_containertag_activity:" calcext:value-type="string">
            <text:p>group_containertag_activity:</text:p>
          </table:table-cell>
          <table:table-cell table:formula="of:=&quot;%w(&quot;" office:value-type="string" office:string-value="%w(" calcext:value-type="string">
            <text:p>%w(</text:p>
          </table:table-cell>
          <table:table-cell table:formula="of:=IF(ISTEXT([.O137]); [.O137]; &quot;&quot;)" office:value-type="string" office:string-value="joiners" calcext:value-type="string">
            <text:p>joiners</text:p>
          </table:table-cell>
          <table:table-cell table:formula="of:=IF(ISBLANK([.P137]); &quot;&quot;; &quot; &quot;)&amp;IF(ISBLANK([.P137]); &quot;&quot;; [.P137])" office:value-type="string" office:string-value=" member" calcext:value-type="string">
            <text:p><text:s/>member</text:p>
          </table:table-cell>
          <table:table-cell table:formula="of:=IF(ISBLANK([.Q137]); &quot;&quot;; &quot; &quot;)&amp;IF(ISBLANK([.Q137]); &quot;&quot;; [.Q137])">
            <text:p/>
          </table:table-cell>
          <table:table-cell table:formula="of:=IF(ISBLANK([.R137]); &quot;&quot;; &quot; &quot;)&amp;IF(ISBLANK([.R137]); &quot;&quot;; [.R137])">
            <text:p/>
          </table:table-cell>
          <table:table-cell table:formula="of:=IF(ISBLANK([.S137]); &quot;&quot;; &quot; &quot;)&amp;IF(ISBLANK([.S137]); &quot;&quot;; [.S137])">
            <text:p/>
          </table:table-cell>
          <table:table-cell table:formula="of:=IF(ISBLANK([.T137]); &quot;&quot;; &quot; &quot;)&amp;IF(ISBLANK([.T137]); &quot;&quot;; [.T137])">
            <text:p/>
          </table:table-cell>
          <table:table-cell table:formula="of:=IF(ISBLANK([.U137]); &quot;&quot;; &quot; &quot;)&amp;IF(ISBLANK([.U137]); &quot;&quot;; [.U137])">
            <text:p/>
          </table:table-cell>
          <table:table-cell table:formula="of:=IF(ISBLANK([.V137]); &quot;&quot;; &quot; &quot;)&amp;IF(ISBLANK([.V137]); &quot;&quot;; [.V137])">
            <text:p/>
          </table:table-cell>
          <table:table-cell table:formula="of:=IF(ISBLANK([.W137]); &quot;&quot;; &quot; &quot;)&amp;IF(ISBLANK([.W137]); &quot;&quot;; [.W137])">
            <text:p/>
          </table:table-cell>
          <table:table-cell table:formula="of:=IF(ISBLANK([.X137]); &quot;&quot;; &quot; &quot;)&amp;IF(ISBLANK([.X137]); &quot;&quot;; [.X137])">
            <text:p/>
          </table:table-cell>
          <table:table-cell table:style-name="ce22" table:formula="of:=&quot;),&quot;" office:value-type="string" office:string-value=")," calcext:value-type="string">
            <text:p>),</text:p>
          </table:table-cell>
          <table:table-cell/>
          <table:table-cell table:formula="of:=IFERROR(__xludf.dummyfunction(&quot;if(ISTEXT('Definition (EN)'!T31), SPLIT('Definition (EN)'!T31, &quot;&quot; + &quot;&quot;, TRUE), &quot;&quot;&quot;&quot;)&quot;);&quot;joiners&quot;)" office:value-type="string" office:string-value="joiners" calcext:value-type="string">
            <text:p>joiners</text:p>
          </table:table-cell>
          <table:table-cell office:value-type="string" calcext:value-type="string">
            <text:p>member</text:p>
          </table:table-cell>
          <table:table-cell table:number-columns-repeated="9"/>
          <table:table-cell table:style-name="ce75" table:formula="of:=SUBSTITUTE([.A137]&amp;&quot; &quot;&amp;[.B137]&amp;[.C137]&amp;[.D137]&amp;[.E137]&amp;[.F137]&amp;[.G137]&amp;[.H137]&amp;[.I137]&amp;[.J137]&amp;[.K137]&amp;[.L137]&amp;[.M137]; &quot;%w()&quot;; &quot;[]&quot;)" office:value-type="string" office:string-value="group_containertag_activity: %w(joiners member)," calcext:value-type="string">
            <text:p>group_containertag_activity: %w(joiners member),</text:p>
          </table:table-cell>
          <table:table-cell table:number-columns-repeated="998"/>
        </table:table-row>
        <table:table-row table:style-name="ro1">
          <table:table-cell table:formula="of:=LOWER([$'Definition (EN)'.C31]&amp;&quot;_&quot;&amp;[$'Definition (EN)'.D31]&amp;&quot;_&quot;&amp;[$'Definition (EN)'.$Q$3]&amp;&quot;:&quot;)" office:value-type="string" office:string-value="group_containertag_notify:" calcext:value-type="string">
            <text:p>group_containertag_notify:</text:p>
          </table:table-cell>
          <table:table-cell table:formula="of:=&quot;%w(&quot;" office:value-type="string" office:string-value="%w(" calcext:value-type="string">
            <text:p>%w(</text:p>
          </table:table-cell>
          <table:table-cell table:formula="of:=IF(ISTEXT([.O138]); [.O138]; &quot;&quot;)" office:value-type="string" office:string-value="member" calcext:value-type="string">
            <text:p>member</text:p>
          </table:table-cell>
          <table:table-cell table:formula="of:=IF(ISBLANK([.P138]); &quot;&quot;; &quot; &quot;)&amp;IF(ISBLANK([.P138]); &quot;&quot;; [.P138])">
            <text:p/>
          </table:table-cell>
          <table:table-cell table:formula="of:=IF(ISBLANK([.Q138]); &quot;&quot;; &quot; &quot;)&amp;IF(ISBLANK([.Q138]); &quot;&quot;; [.Q138])">
            <text:p/>
          </table:table-cell>
          <table:table-cell table:formula="of:=IF(ISBLANK([.R138]); &quot;&quot;; &quot; &quot;)&amp;IF(ISBLANK([.R138]); &quot;&quot;; [.R138])">
            <text:p/>
          </table:table-cell>
          <table:table-cell table:formula="of:=IF(ISBLANK([.S138]); &quot;&quot;; &quot; &quot;)&amp;IF(ISBLANK([.S138]); &quot;&quot;; [.S138])">
            <text:p/>
          </table:table-cell>
          <table:table-cell table:formula="of:=IF(ISBLANK([.T138]); &quot;&quot;; &quot; &quot;)&amp;IF(ISBLANK([.T138]); &quot;&quot;; [.T138])">
            <text:p/>
          </table:table-cell>
          <table:table-cell table:formula="of:=IF(ISBLANK([.U138]); &quot;&quot;; &quot; &quot;)&amp;IF(ISBLANK([.U138]); &quot;&quot;; [.U138])">
            <text:p/>
          </table:table-cell>
          <table:table-cell table:formula="of:=IF(ISBLANK([.V138]); &quot;&quot;; &quot; &quot;)&amp;IF(ISBLANK([.V138]); &quot;&quot;; [.V138])">
            <text:p/>
          </table:table-cell>
          <table:table-cell table:formula="of:=IF(ISBLANK([.W138]); &quot;&quot;; &quot; &quot;)&amp;IF(ISBLANK([.W138]); &quot;&quot;; [.W138])">
            <text:p/>
          </table:table-cell>
          <table:table-cell table:formula="of:=IF(ISBLANK([.X138]); &quot;&quot;; &quot; &quot;)&amp;IF(ISBLANK([.X138]); &quot;&quot;; [.X138])">
            <text:p/>
          </table:table-cell>
          <table:table-cell table:style-name="ce22" table:formula="of:=&quot;),&quot;" office:value-type="string" office:string-value=")," calcext:value-type="string">
            <text:p>),</text:p>
          </table:table-cell>
          <table:table-cell/>
          <table:table-cell table:formula="of:=IFERROR(__xludf.dummyfunction(&quot;if(ISTEXT('Definition (EN)'!P31), SPLIT('Definition (EN)'!P31, &quot;&quot; + &quot;&quot;, TRUE), &quot;&quot;&quot;&quot;)&quot;);&quot;member&quot;)" office:value-type="string" office:string-value="member" calcext:value-type="string">
            <text:p>member</text:p>
          </table:table-cell>
          <table:table-cell table:number-columns-repeated="10"/>
          <table:table-cell table:style-name="ce75" table:formula="of:=SUBSTITUTE([.A138]&amp;&quot; &quot;&amp;[.B138]&amp;[.C138]&amp;[.D138]&amp;[.E138]&amp;[.F138]&amp;[.G138]&amp;[.H138]&amp;[.I138]&amp;[.J138]&amp;[.K138]&amp;[.L138]&amp;[.M138]; &quot;%w()&quot;; &quot;[]&quot;)" office:value-type="string" office:string-value="group_containertag_notify: %w(member)," calcext:value-type="string">
            <text:p>group_containertag_notify: %w(member),</text:p>
          </table:table-cell>
          <table:table-cell table:number-columns-repeated="998"/>
        </table:table-row>
        <table:table-row table:style-name="ro1">
          <table:table-cell table:formula="of:=LOWER([$'Definition (EN)'.C31]&amp;&quot;_&quot;&amp;[$'Definition (EN)'.D31]&amp;&quot;_&quot;&amp;[$'Definition (EN)'.$M$3]&amp;&quot;:&quot;)" office:value-type="string" office:string-value="group_containertag_push:" calcext:value-type="string">
            <text:p>group_containertag_push:</text:p>
          </table:table-cell>
          <table:table-cell table:formula="of:=&quot;%w(&quot;" office:value-type="string" office:string-value="%w(" calcext:value-type="string">
            <text:p>%w(</text:p>
          </table:table-cell>
          <table:table-cell table:formula="of:=IF(ISTEXT([.O139]); [.O139]; &quot;&quot;)" office:value-type="string" office:string-value="member" calcext:value-type="string">
            <text:p>member</text:p>
          </table:table-cell>
          <table:table-cell table:formula="of:=IF(ISBLANK([.P139]); &quot;&quot;; &quot; &quot;)&amp;IF(ISBLANK([.P139]); &quot;&quot;; [.P139])">
            <text:p/>
          </table:table-cell>
          <table:table-cell table:formula="of:=IF(ISBLANK([.Q139]); &quot;&quot;; &quot; &quot;)&amp;IF(ISBLANK([.Q139]); &quot;&quot;; [.Q139])">
            <text:p/>
          </table:table-cell>
          <table:table-cell table:formula="of:=IF(ISBLANK([.R139]); &quot;&quot;; &quot; &quot;)&amp;IF(ISBLANK([.R139]); &quot;&quot;; [.R139])">
            <text:p/>
          </table:table-cell>
          <table:table-cell table:formula="of:=IF(ISBLANK([.S139]); &quot;&quot;; &quot; &quot;)&amp;IF(ISBLANK([.S139]); &quot;&quot;; [.S139])">
            <text:p/>
          </table:table-cell>
          <table:table-cell table:formula="of:=IF(ISBLANK([.T139]); &quot;&quot;; &quot; &quot;)&amp;IF(ISBLANK([.T139]); &quot;&quot;; [.T139])">
            <text:p/>
          </table:table-cell>
          <table:table-cell table:formula="of:=IF(ISBLANK([.U139]); &quot;&quot;; &quot; &quot;)&amp;IF(ISBLANK([.U139]); &quot;&quot;; [.U139])">
            <text:p/>
          </table:table-cell>
          <table:table-cell table:formula="of:=IF(ISBLANK([.V139]); &quot;&quot;; &quot; &quot;)&amp;IF(ISBLANK([.V139]); &quot;&quot;; [.V139])">
            <text:p/>
          </table:table-cell>
          <table:table-cell table:formula="of:=IF(ISBLANK([.W139]); &quot;&quot;; &quot; &quot;)&amp;IF(ISBLANK([.W139]); &quot;&quot;; [.W139])">
            <text:p/>
          </table:table-cell>
          <table:table-cell table:formula="of:=IF(ISBLANK([.X139]); &quot;&quot;; &quot; &quot;)&amp;IF(ISBLANK([.X139]); &quot;&quot;; [.X139])">
            <text:p/>
          </table:table-cell>
          <table:table-cell table:style-name="ce22" table:formula="of:=&quot;),&quot;" office:value-type="string" office:string-value=")," calcext:value-type="string">
            <text:p>),</text:p>
          </table:table-cell>
          <table:table-cell/>
          <table:table-cell table:formula="of:=IFERROR(__xludf.dummyfunction(&quot;if(ISTEXT('Definition (EN)'!L31), SPLIT('Definition (EN)'!L31, &quot;&quot; + &quot;&quot;, TRUE), &quot;&quot;&quot;&quot;)&quot;);&quot;member&quot;)" office:value-type="string" office:string-value="member" calcext:value-type="string">
            <text:p>member</text:p>
          </table:table-cell>
          <table:table-cell table:number-columns-repeated="10"/>
          <table:table-cell table:style-name="ce75" table:formula="of:=SUBSTITUTE([.A139]&amp;&quot; &quot;&amp;[.B139]&amp;[.C139]&amp;[.D139]&amp;[.E139]&amp;[.F139]&amp;[.G139]&amp;[.H139]&amp;[.I139]&amp;[.J139]&amp;[.K139]&amp;[.L139]&amp;[.M139]; &quot;%w()&quot;; &quot;[]&quot;)" office:value-type="string" office:string-value="group_containertag_push: %w(member)," calcext:value-type="string">
            <text:p>group_containertag_push: %w(member),</text:p>
          </table:table-cell>
          <table:table-cell table:number-columns-repeated="998"/>
        </table:table-row>
        <table:table-row table:style-name="ro1">
          <table:table-cell table:number-columns-repeated="2"/>
          <table:table-cell table:formula="of:=IF(ISTEXT([.O140]); [.O140]; &quot;&quot;)">
            <text:p/>
          </table:table-cell>
          <table:table-cell table:formula="of:=IF(ISBLANK([.P140]); &quot;&quot;; &quot; &quot;)&amp;IF(ISBLANK([.P140]); &quot;&quot;; [.P140])">
            <text:p/>
          </table:table-cell>
          <table:table-cell table:formula="of:=IF(ISBLANK([.Q140]); &quot;&quot;; &quot; &quot;)&amp;IF(ISBLANK([.Q140]); &quot;&quot;; [.Q140])">
            <text:p/>
          </table:table-cell>
          <table:table-cell table:formula="of:=IF(ISBLANK([.R140]); &quot;&quot;; &quot; &quot;)&amp;IF(ISBLANK([.R140]); &quot;&quot;; [.R140])">
            <text:p/>
          </table:table-cell>
          <table:table-cell table:formula="of:=IF(ISBLANK([.S140]); &quot;&quot;; &quot; &quot;)&amp;IF(ISBLANK([.S140]); &quot;&quot;; [.S140])">
            <text:p/>
          </table:table-cell>
          <table:table-cell table:formula="of:=IF(ISBLANK([.T140]); &quot;&quot;; &quot; &quot;)&amp;IF(ISBLANK([.T140]); &quot;&quot;; [.T140])">
            <text:p/>
          </table:table-cell>
          <table:table-cell table:formula="of:=IF(ISBLANK([.U140]); &quot;&quot;; &quot; &quot;)&amp;IF(ISBLANK([.U140]); &quot;&quot;; [.U140])">
            <text:p/>
          </table:table-cell>
          <table:table-cell table:formula="of:=IF(ISBLANK([.V140]); &quot;&quot;; &quot; &quot;)&amp;IF(ISBLANK([.V140]); &quot;&quot;; [.V140])">
            <text:p/>
          </table:table-cell>
          <table:table-cell table:formula="of:=IF(ISBLANK([.W140]); &quot;&quot;; &quot; &quot;)&amp;IF(ISBLANK([.W140]); &quot;&quot;; [.W140])">
            <text:p/>
          </table:table-cell>
          <table:table-cell table:formula="of:=IF(ISBLANK([.X140]); &quot;&quot;; &quot; &quot;)&amp;IF(ISBLANK([.X140]); &quot;&quot;; [.X140])">
            <text:p/>
          </table:table-cell>
          <table:table-cell table:number-columns-repeated="13"/>
          <table:table-cell table:style-name="ce75" table:formula="of:=SUBSTITUTE([.A140]&amp;&quot; &quot;&amp;[.B140]&amp;[.C140]&amp;[.D140]&amp;[.E140]&amp;[.F140]&amp;[.G140]&amp;[.H140]&amp;[.I140]&amp;[.J140]&amp;[.K140]&amp;[.L140]&amp;[.M140]; &quot;%w()&quot;; &quot;[]&quot;)" office:value-type="string" office:string-value=" " calcext:value-type="string">
            <text:p><text:s/></text:p>
          </table:table-cell>
          <table:table-cell table:number-columns-repeated="998"/>
        </table:table-row>
        <table:table-row table:style-name="ro1">
          <table:table-cell table:formula="of:=LOWER([$'Definition (EN)'.C32]&amp;&quot;_&quot;&amp;[$'Definition (EN)'.D32]&amp;&quot;_&quot;&amp;[$'Definition (EN)'.$I$3]&amp;&quot;:&quot;)" office:value-type="string" office:string-value="group_ungroup_me:" calcext:value-type="string">
            <text:p>group_ungroup_me:</text:p>
          </table:table-cell>
          <table:table-cell table:formula="of:=&quot;%w(&quot;" office:value-type="string" office:string-value="%w(" calcext:value-type="string">
            <text:p>%w(</text:p>
          </table:table-cell>
          <table:table-cell table:formula="of:=IF(ISTEXT([.O141]); [.O141]; &quot;&quot;)" office:value-type="string" office:string-value="actor" calcext:value-type="string">
            <text:p>actor</text:p>
          </table:table-cell>
          <table:table-cell table:formula="of:=IF(ISBLANK([.P141]); &quot;&quot;; &quot; &quot;)&amp;IF(ISBLANK([.P141]); &quot;&quot;; [.P141])">
            <text:p/>
          </table:table-cell>
          <table:table-cell table:formula="of:=IF(ISBLANK([.Q141]); &quot;&quot;; &quot; &quot;)&amp;IF(ISBLANK([.Q141]); &quot;&quot;; [.Q141])">
            <text:p/>
          </table:table-cell>
          <table:table-cell table:formula="of:=IF(ISBLANK([.R141]); &quot;&quot;; &quot; &quot;)&amp;IF(ISBLANK([.R141]); &quot;&quot;; [.R141])">
            <text:p/>
          </table:table-cell>
          <table:table-cell table:formula="of:=IF(ISBLANK([.S141]); &quot;&quot;; &quot; &quot;)&amp;IF(ISBLANK([.S141]); &quot;&quot;; [.S141])">
            <text:p/>
          </table:table-cell>
          <table:table-cell table:formula="of:=IF(ISBLANK([.T141]); &quot;&quot;; &quot; &quot;)&amp;IF(ISBLANK([.T141]); &quot;&quot;; [.T141])">
            <text:p/>
          </table:table-cell>
          <table:table-cell table:formula="of:=IF(ISBLANK([.U141]); &quot;&quot;; &quot; &quot;)&amp;IF(ISBLANK([.U141]); &quot;&quot;; [.U141])">
            <text:p/>
          </table:table-cell>
          <table:table-cell table:formula="of:=IF(ISBLANK([.V141]); &quot;&quot;; &quot; &quot;)&amp;IF(ISBLANK([.V141]); &quot;&quot;; [.V141])">
            <text:p/>
          </table:table-cell>
          <table:table-cell table:formula="of:=IF(ISBLANK([.W141]); &quot;&quot;; &quot; &quot;)&amp;IF(ISBLANK([.W141]); &quot;&quot;; [.W141])">
            <text:p/>
          </table:table-cell>
          <table:table-cell table:formula="of:=IF(ISBLANK([.X141]); &quot;&quot;; &quot; &quot;)&amp;IF(ISBLANK([.X141]); &quot;&quot;; [.X141])">
            <text:p/>
          </table:table-cell>
          <table:table-cell table:style-name="ce22" table:formula="of:=&quot;),&quot;" office:value-type="string" office:string-value=")," calcext:value-type="string">
            <text:p>),</text:p>
          </table:table-cell>
          <table:table-cell/>
          <table:table-cell table:formula="of:=IFERROR(__xludf.dummyfunction(&quot;if(ISTEXT('Definition (EN)'!H32), SPLIT('Definition (EN)'!H32, &quot;&quot; + &quot;&quot;, TRUE), &quot;&quot;&quot;&quot;)&quot;);&quot;actor&quot;)" office:value-type="string" office:string-value="actor" calcext:value-type="string">
            <text:p>actor</text:p>
          </table:table-cell>
          <table:table-cell table:number-columns-repeated="10"/>
          <table:table-cell table:style-name="ce75" table:formula="of:=SUBSTITUTE([.A141]&amp;&quot; &quot;&amp;[.B141]&amp;[.C141]&amp;[.D141]&amp;[.E141]&amp;[.F141]&amp;[.G141]&amp;[.H141]&amp;[.I141]&amp;[.J141]&amp;[.K141]&amp;[.L141]&amp;[.M141]; &quot;%w()&quot;; &quot;[]&quot;)" office:value-type="string" office:string-value="group_ungroup_me: %w(actor)," calcext:value-type="string">
            <text:p>group_ungroup_me: %w(actor),</text:p>
          </table:table-cell>
          <table:table-cell table:number-columns-repeated="998"/>
        </table:table-row>
        <table:table-row table:style-name="ro1">
          <table:table-cell table:formula="of:=LOWER([$'Definition (EN)'.C32]&amp;&quot;_&quot;&amp;[$'Definition (EN)'.D32]&amp;&quot;_&quot;&amp;[$'Definition (EN)'.$U$3]&amp;&quot;:&quot;)" office:value-type="string" office:string-value="group_ungroup_activity:" calcext:value-type="string">
            <text:p>group_ungroup_activity:</text:p>
          </table:table-cell>
          <table:table-cell table:formula="of:=&quot;%w(&quot;" office:value-type="string" office:string-value="%w(" calcext:value-type="string">
            <text:p>%w(</text:p>
          </table:table-cell>
          <table:table-cell table:formula="of:=IF(ISTEXT([.O142]); [.O142]; &quot;&quot;)">
            <text:p/>
          </table:table-cell>
          <table:table-cell table:formula="of:=IF(ISBLANK([.P142]); &quot;&quot;; &quot; &quot;)&amp;IF(ISBLANK([.P142]); &quot;&quot;; [.P142])">
            <text:p/>
          </table:table-cell>
          <table:table-cell table:formula="of:=IF(ISBLANK([.Q142]); &quot;&quot;; &quot; &quot;)&amp;IF(ISBLANK([.Q142]); &quot;&quot;; [.Q142])">
            <text:p/>
          </table:table-cell>
          <table:table-cell table:formula="of:=IF(ISBLANK([.R142]); &quot;&quot;; &quot; &quot;)&amp;IF(ISBLANK([.R142]); &quot;&quot;; [.R142])">
            <text:p/>
          </table:table-cell>
          <table:table-cell table:formula="of:=IF(ISBLANK([.S142]); &quot;&quot;; &quot; &quot;)&amp;IF(ISBLANK([.S142]); &quot;&quot;; [.S142])">
            <text:p/>
          </table:table-cell>
          <table:table-cell table:formula="of:=IF(ISBLANK([.T142]); &quot;&quot;; &quot; &quot;)&amp;IF(ISBLANK([.T142]); &quot;&quot;; [.T142])">
            <text:p/>
          </table:table-cell>
          <table:table-cell table:formula="of:=IF(ISBLANK([.U142]); &quot;&quot;; &quot; &quot;)&amp;IF(ISBLANK([.U142]); &quot;&quot;; [.U142])">
            <text:p/>
          </table:table-cell>
          <table:table-cell table:formula="of:=IF(ISBLANK([.V142]); &quot;&quot;; &quot; &quot;)&amp;IF(ISBLANK([.V142]); &quot;&quot;; [.V142])">
            <text:p/>
          </table:table-cell>
          <table:table-cell table:formula="of:=IF(ISBLANK([.W142]); &quot;&quot;; &quot; &quot;)&amp;IF(ISBLANK([.W142]); &quot;&quot;; [.W142])">
            <text:p/>
          </table:table-cell>
          <table:table-cell table:formula="of:=IF(ISBLANK([.X142]); &quot;&quot;; &quot; &quot;)&amp;IF(ISBLANK([.X142]); &quot;&quot;; [.X142])">
            <text:p/>
          </table:table-cell>
          <table:table-cell table:style-name="ce22" table:formula="of:=&quot;),&quot;" office:value-type="string" office:string-value=")," calcext:value-type="string">
            <text:p>),</text:p>
          </table:table-cell>
          <table:table-cell/>
          <table:table-cell table:formula="of:=IFERROR(__xludf.dummyfunction(&quot;if(ISTEXT('Definition (EN)'!T32), SPLIT('Definition (EN)'!T32, &quot;&quot; + &quot;&quot;, TRUE), &quot;&quot;&quot;&quot;)&quot;);&quot;&quot;)">
            <text:p/>
          </table:table-cell>
          <table:table-cell table:number-columns-repeated="10"/>
          <table:table-cell table:style-name="ce75" table:formula="of:=SUBSTITUTE([.A142]&amp;&quot; &quot;&amp;[.B142]&amp;[.C142]&amp;[.D142]&amp;[.E142]&amp;[.F142]&amp;[.G142]&amp;[.H142]&amp;[.I142]&amp;[.J142]&amp;[.K142]&amp;[.L142]&amp;[.M142]; &quot;%w()&quot;; &quot;[]&quot;)" office:value-type="string" office:string-value="group_ungroup_activity: []," calcext:value-type="string">
            <text:p>group_ungroup_activity: [],</text:p>
          </table:table-cell>
          <table:table-cell table:number-columns-repeated="998"/>
        </table:table-row>
        <table:table-row table:style-name="ro1">
          <table:table-cell table:formula="of:=LOWER([$'Definition (EN)'.C32]&amp;&quot;_&quot;&amp;[$'Definition (EN)'.D32]&amp;&quot;_&quot;&amp;[$'Definition (EN)'.$Q$3]&amp;&quot;:&quot;)" office:value-type="string" office:string-value="group_ungroup_notify:" calcext:value-type="string">
            <text:p>group_ungroup_notify:</text:p>
          </table:table-cell>
          <table:table-cell table:formula="of:=&quot;%w(&quot;" office:value-type="string" office:string-value="%w(" calcext:value-type="string">
            <text:p>%w(</text:p>
          </table:table-cell>
          <table:table-cell table:formula="of:=IF(ISTEXT([.O143]); [.O143]; &quot;&quot;)">
            <text:p/>
          </table:table-cell>
          <table:table-cell table:formula="of:=IF(ISBLANK([.P143]); &quot;&quot;; &quot; &quot;)&amp;IF(ISBLANK([.P143]); &quot;&quot;; [.P143])">
            <text:p/>
          </table:table-cell>
          <table:table-cell table:formula="of:=IF(ISBLANK([.Q143]); &quot;&quot;; &quot; &quot;)&amp;IF(ISBLANK([.Q143]); &quot;&quot;; [.Q143])">
            <text:p/>
          </table:table-cell>
          <table:table-cell table:formula="of:=IF(ISBLANK([.R143]); &quot;&quot;; &quot; &quot;)&amp;IF(ISBLANK([.R143]); &quot;&quot;; [.R143])">
            <text:p/>
          </table:table-cell>
          <table:table-cell table:formula="of:=IF(ISBLANK([.S143]); &quot;&quot;; &quot; &quot;)&amp;IF(ISBLANK([.S143]); &quot;&quot;; [.S143])">
            <text:p/>
          </table:table-cell>
          <table:table-cell table:formula="of:=IF(ISBLANK([.T143]); &quot;&quot;; &quot; &quot;)&amp;IF(ISBLANK([.T143]); &quot;&quot;; [.T143])">
            <text:p/>
          </table:table-cell>
          <table:table-cell table:formula="of:=IF(ISBLANK([.U143]); &quot;&quot;; &quot; &quot;)&amp;IF(ISBLANK([.U143]); &quot;&quot;; [.U143])">
            <text:p/>
          </table:table-cell>
          <table:table-cell table:formula="of:=IF(ISBLANK([.V143]); &quot;&quot;; &quot; &quot;)&amp;IF(ISBLANK([.V143]); &quot;&quot;; [.V143])">
            <text:p/>
          </table:table-cell>
          <table:table-cell table:formula="of:=IF(ISBLANK([.W143]); &quot;&quot;; &quot; &quot;)&amp;IF(ISBLANK([.W143]); &quot;&quot;; [.W143])">
            <text:p/>
          </table:table-cell>
          <table:table-cell table:formula="of:=IF(ISBLANK([.X143]); &quot;&quot;; &quot; &quot;)&amp;IF(ISBLANK([.X143]); &quot;&quot;; [.X143])">
            <text:p/>
          </table:table-cell>
          <table:table-cell table:style-name="ce22" table:formula="of:=&quot;),&quot;" office:value-type="string" office:string-value=")," calcext:value-type="string">
            <text:p>),</text:p>
          </table:table-cell>
          <table:table-cell/>
          <table:table-cell table:formula="of:=IFERROR(__xludf.dummyfunction(&quot;if(ISTEXT('Definition (EN)'!P32), SPLIT('Definition (EN)'!P32, &quot;&quot; + &quot;&quot;, TRUE), &quot;&quot;&quot;&quot;)&quot;);&quot;&quot;)">
            <text:p/>
          </table:table-cell>
          <table:table-cell table:number-columns-repeated="10"/>
          <table:table-cell table:style-name="ce75" table:formula="of:=SUBSTITUTE([.A143]&amp;&quot; &quot;&amp;[.B143]&amp;[.C143]&amp;[.D143]&amp;[.E143]&amp;[.F143]&amp;[.G143]&amp;[.H143]&amp;[.I143]&amp;[.J143]&amp;[.K143]&amp;[.L143]&amp;[.M143]; &quot;%w()&quot;; &quot;[]&quot;)" office:value-type="string" office:string-value="group_ungroup_notify: []," calcext:value-type="string">
            <text:p>group_ungroup_notify: [],</text:p>
          </table:table-cell>
          <table:table-cell table:number-columns-repeated="998"/>
        </table:table-row>
        <table:table-row table:style-name="ro1">
          <table:table-cell table:formula="of:=LOWER([$'Definition (EN)'.C32]&amp;&quot;_&quot;&amp;[$'Definition (EN)'.D32]&amp;&quot;_&quot;&amp;[$'Definition (EN)'.$M$3]&amp;&quot;:&quot;)" office:value-type="string" office:string-value="group_ungroup_push:" calcext:value-type="string">
            <text:p>group_ungroup_push:</text:p>
          </table:table-cell>
          <table:table-cell table:formula="of:=&quot;%w(&quot;" office:value-type="string" office:string-value="%w(" calcext:value-type="string">
            <text:p>%w(</text:p>
          </table:table-cell>
          <table:table-cell table:formula="of:=IF(ISTEXT([.O144]); [.O144]; &quot;&quot;)">
            <text:p/>
          </table:table-cell>
          <table:table-cell table:formula="of:=IF(ISBLANK([.P144]); &quot;&quot;; &quot; &quot;)&amp;IF(ISBLANK([.P144]); &quot;&quot;; [.P144])">
            <text:p/>
          </table:table-cell>
          <table:table-cell table:formula="of:=IF(ISBLANK([.Q144]); &quot;&quot;; &quot; &quot;)&amp;IF(ISBLANK([.Q144]); &quot;&quot;; [.Q144])">
            <text:p/>
          </table:table-cell>
          <table:table-cell table:formula="of:=IF(ISBLANK([.R144]); &quot;&quot;; &quot; &quot;)&amp;IF(ISBLANK([.R144]); &quot;&quot;; [.R144])">
            <text:p/>
          </table:table-cell>
          <table:table-cell table:formula="of:=IF(ISBLANK([.S144]); &quot;&quot;; &quot; &quot;)&amp;IF(ISBLANK([.S144]); &quot;&quot;; [.S144])">
            <text:p/>
          </table:table-cell>
          <table:table-cell table:formula="of:=IF(ISBLANK([.T144]); &quot;&quot;; &quot; &quot;)&amp;IF(ISBLANK([.T144]); &quot;&quot;; [.T144])">
            <text:p/>
          </table:table-cell>
          <table:table-cell table:formula="of:=IF(ISBLANK([.U144]); &quot;&quot;; &quot; &quot;)&amp;IF(ISBLANK([.U144]); &quot;&quot;; [.U144])">
            <text:p/>
          </table:table-cell>
          <table:table-cell table:formula="of:=IF(ISBLANK([.V144]); &quot;&quot;; &quot; &quot;)&amp;IF(ISBLANK([.V144]); &quot;&quot;; [.V144])">
            <text:p/>
          </table:table-cell>
          <table:table-cell table:formula="of:=IF(ISBLANK([.W144]); &quot;&quot;; &quot; &quot;)&amp;IF(ISBLANK([.W144]); &quot;&quot;; [.W144])">
            <text:p/>
          </table:table-cell>
          <table:table-cell table:formula="of:=IF(ISBLANK([.X144]); &quot;&quot;; &quot; &quot;)&amp;IF(ISBLANK([.X144]); &quot;&quot;; [.X144])">
            <text:p/>
          </table:table-cell>
          <table:table-cell table:style-name="ce22" table:formula="of:=&quot;),&quot;" office:value-type="string" office:string-value=")," calcext:value-type="string">
            <text:p>),</text:p>
          </table:table-cell>
          <table:table-cell/>
          <table:table-cell table:formula="of:=IFERROR(__xludf.dummyfunction(&quot;if(ISTEXT('Definition (EN)'!L32), SPLIT('Definition (EN)'!L32, &quot;&quot; + &quot;&quot;, TRUE), &quot;&quot;&quot;&quot;)&quot;);&quot;&quot;)">
            <text:p/>
          </table:table-cell>
          <table:table-cell table:number-columns-repeated="10"/>
          <table:table-cell table:style-name="ce75" table:formula="of:=SUBSTITUTE([.A144]&amp;&quot; &quot;&amp;[.B144]&amp;[.C144]&amp;[.D144]&amp;[.E144]&amp;[.F144]&amp;[.G144]&amp;[.H144]&amp;[.I144]&amp;[.J144]&amp;[.K144]&amp;[.L144]&amp;[.M144]; &quot;%w()&quot;; &quot;[]&quot;)" office:value-type="string" office:string-value="group_ungroup_push: []," calcext:value-type="string">
            <text:p>group_ungroup_push: [],</text:p>
          </table:table-cell>
          <table:table-cell table:number-columns-repeated="998"/>
        </table:table-row>
        <table:table-row table:style-name="ro1">
          <table:table-cell table:number-columns-repeated="25"/>
          <table:table-cell table:style-name="ce75" table:formula="of:=SUBSTITUTE([.A145]&amp;&quot; &quot;&amp;[.B145]&amp;[.C145]&amp;[.D145]&amp;[.E145]&amp;[.F145]&amp;[.G145]&amp;[.H145]&amp;[.I145]&amp;[.J145]&amp;[.K145]&amp;[.L145]&amp;[.M145]; &quot;%w()&quot;; &quot;[]&quot;)" office:value-type="string" office:string-value=" " calcext:value-type="string">
            <text:p><text:s/></text:p>
          </table:table-cell>
          <table:table-cell table:number-columns-repeated="998"/>
        </table:table-row>
        <table:table-row table:style-name="ro1">
          <table:table-cell table:formula="of:=LOWER([$'Definition (EN)'.C33]&amp;&quot;_&quot;&amp;[$'Definition (EN)'.D33]&amp;&quot;_&quot;&amp;[$'Definition (EN)'.$I$3]&amp;&quot;:&quot;)" office:value-type="string" office:string-value="group_create_me:" calcext:value-type="string">
            <text:p>group_create_me:</text:p>
          </table:table-cell>
          <table:table-cell table:formula="of:=&quot;%w(&quot;" office:value-type="string" office:string-value="%w(" calcext:value-type="string">
            <text:p>%w(</text:p>
          </table:table-cell>
          <table:table-cell table:formula="of:=IF(ISTEXT([.O146]); [.O146]; &quot;&quot;)" office:value-type="string" office:string-value="actor" calcext:value-type="string">
            <text:p>actor</text:p>
          </table:table-cell>
          <table:table-cell table:formula="of:=IF(ISBLANK([.P146]); &quot;&quot;; &quot; &quot;)&amp;IF(ISBLANK([.P146]); &quot;&quot;; [.P146])">
            <text:p/>
          </table:table-cell>
          <table:table-cell table:formula="of:=IF(ISBLANK([.Q146]); &quot;&quot;; &quot; &quot;)&amp;IF(ISBLANK([.Q146]); &quot;&quot;; [.Q146])">
            <text:p/>
          </table:table-cell>
          <table:table-cell table:formula="of:=IF(ISBLANK([.R146]); &quot;&quot;; &quot; &quot;)&amp;IF(ISBLANK([.R146]); &quot;&quot;; [.R146])">
            <text:p/>
          </table:table-cell>
          <table:table-cell table:formula="of:=IF(ISBLANK([.S146]); &quot;&quot;; &quot; &quot;)&amp;IF(ISBLANK([.S146]); &quot;&quot;; [.S146])">
            <text:p/>
          </table:table-cell>
          <table:table-cell table:formula="of:=IF(ISBLANK([.T146]); &quot;&quot;; &quot; &quot;)&amp;IF(ISBLANK([.T146]); &quot;&quot;; [.T146])">
            <text:p/>
          </table:table-cell>
          <table:table-cell table:formula="of:=IF(ISBLANK([.U146]); &quot;&quot;; &quot; &quot;)&amp;IF(ISBLANK([.U146]); &quot;&quot;; [.U146])">
            <text:p/>
          </table:table-cell>
          <table:table-cell table:formula="of:=IF(ISBLANK([.V146]); &quot;&quot;; &quot; &quot;)&amp;IF(ISBLANK([.V146]); &quot;&quot;; [.V146])">
            <text:p/>
          </table:table-cell>
          <table:table-cell table:formula="of:=IF(ISBLANK([.W146]); &quot;&quot;; &quot; &quot;)&amp;IF(ISBLANK([.W146]); &quot;&quot;; [.W146])">
            <text:p/>
          </table:table-cell>
          <table:table-cell table:formula="of:=IF(ISBLANK([.X146]); &quot;&quot;; &quot; &quot;)&amp;IF(ISBLANK([.X146]); &quot;&quot;; [.X146])">
            <text:p/>
          </table:table-cell>
          <table:table-cell table:style-name="ce22" table:formula="of:=&quot;),&quot;" office:value-type="string" office:string-value=")," calcext:value-type="string">
            <text:p>),</text:p>
          </table:table-cell>
          <table:table-cell/>
          <table:table-cell table:formula="of:=IFERROR(__xludf.dummyfunction(&quot;if(ISTEXT('Definition (EN)'!H33), SPLIT('Definition (EN)'!H33, &quot;&quot; + &quot;&quot;, TRUE), &quot;&quot;&quot;&quot;)&quot;);&quot;actor&quot;)" office:value-type="string" office:string-value="actor" calcext:value-type="string">
            <text:p>actor</text:p>
          </table:table-cell>
          <table:table-cell table:number-columns-repeated="10"/>
          <table:table-cell table:style-name="ce75" table:formula="of:=SUBSTITUTE([.A146]&amp;&quot; &quot;&amp;[.B146]&amp;[.C146]&amp;[.D146]&amp;[.E146]&amp;[.F146]&amp;[.G146]&amp;[.H146]&amp;[.I146]&amp;[.J146]&amp;[.K146]&amp;[.L146]&amp;[.M146]; &quot;%w()&quot;; &quot;[]&quot;)" office:value-type="string" office:string-value="group_create_me: %w(actor)," calcext:value-type="string">
            <text:p>group_create_me: %w(actor),</text:p>
          </table:table-cell>
          <table:table-cell table:number-columns-repeated="998"/>
        </table:table-row>
        <table:table-row table:style-name="ro1">
          <table:table-cell table:formula="of:=LOWER([$'Definition (EN)'.C33]&amp;&quot;_&quot;&amp;[$'Definition (EN)'.D33]&amp;&quot;_&quot;&amp;[$'Definition (EN)'.$U$3]&amp;&quot;:&quot;)" office:value-type="string" office:string-value="group_create_activity:" calcext:value-type="string">
            <text:p>group_create_activity:</text:p>
          </table:table-cell>
          <table:table-cell table:formula="of:=&quot;%w(&quot;" office:value-type="string" office:string-value="%w(" calcext:value-type="string">
            <text:p>%w(</text:p>
          </table:table-cell>
          <table:table-cell table:formula="of:=IF(ISTEXT([.O147]); [.O147]; &quot;&quot;)" office:value-type="string" office:string-value="joiners" calcext:value-type="string">
            <text:p>joiners</text:p>
          </table:table-cell>
          <table:table-cell table:formula="of:=IF(ISBLANK([.P147]); &quot;&quot;; &quot; &quot;)&amp;IF(ISBLANK([.P147]); &quot;&quot;; [.P147])">
            <text:p/>
          </table:table-cell>
          <table:table-cell table:formula="of:=IF(ISBLANK([.Q147]); &quot;&quot;; &quot; &quot;)&amp;IF(ISBLANK([.Q147]); &quot;&quot;; [.Q147])">
            <text:p/>
          </table:table-cell>
          <table:table-cell table:formula="of:=IF(ISBLANK([.R147]); &quot;&quot;; &quot; &quot;)&amp;IF(ISBLANK([.R147]); &quot;&quot;; [.R147])">
            <text:p/>
          </table:table-cell>
          <table:table-cell table:formula="of:=IF(ISBLANK([.S147]); &quot;&quot;; &quot; &quot;)&amp;IF(ISBLANK([.S147]); &quot;&quot;; [.S147])">
            <text:p/>
          </table:table-cell>
          <table:table-cell table:formula="of:=IF(ISBLANK([.T147]); &quot;&quot;; &quot; &quot;)&amp;IF(ISBLANK([.T147]); &quot;&quot;; [.T147])">
            <text:p/>
          </table:table-cell>
          <table:table-cell table:formula="of:=IF(ISBLANK([.U147]); &quot;&quot;; &quot; &quot;)&amp;IF(ISBLANK([.U147]); &quot;&quot;; [.U147])">
            <text:p/>
          </table:table-cell>
          <table:table-cell table:formula="of:=IF(ISBLANK([.V147]); &quot;&quot;; &quot; &quot;)&amp;IF(ISBLANK([.V147]); &quot;&quot;; [.V147])">
            <text:p/>
          </table:table-cell>
          <table:table-cell table:formula="of:=IF(ISBLANK([.W147]); &quot;&quot;; &quot; &quot;)&amp;IF(ISBLANK([.W147]); &quot;&quot;; [.W147])">
            <text:p/>
          </table:table-cell>
          <table:table-cell table:formula="of:=IF(ISBLANK([.X147]); &quot;&quot;; &quot; &quot;)&amp;IF(ISBLANK([.X147]); &quot;&quot;; [.X147])">
            <text:p/>
          </table:table-cell>
          <table:table-cell table:style-name="ce22" table:formula="of:=&quot;),&quot;" office:value-type="string" office:string-value=")," calcext:value-type="string">
            <text:p>),</text:p>
          </table:table-cell>
          <table:table-cell/>
          <table:table-cell table:formula="of:=IFERROR(__xludf.dummyfunction(&quot;if(ISTEXT('Definition (EN)'!T33), SPLIT('Definition (EN)'!T33, &quot;&quot; + &quot;&quot;, TRUE), &quot;&quot;&quot;&quot;)&quot;);&quot;joiners&quot;)" office:value-type="string" office:string-value="joiners" calcext:value-type="string">
            <text:p>joiners</text:p>
          </table:table-cell>
          <table:table-cell table:number-columns-repeated="10"/>
          <table:table-cell table:style-name="ce75" table:formula="of:=SUBSTITUTE([.A147]&amp;&quot; &quot;&amp;[.B147]&amp;[.C147]&amp;[.D147]&amp;[.E147]&amp;[.F147]&amp;[.G147]&amp;[.H147]&amp;[.I147]&amp;[.J147]&amp;[.K147]&amp;[.L147]&amp;[.M147]; &quot;%w()&quot;; &quot;[]&quot;)" office:value-type="string" office:string-value="group_create_activity: %w(joiners)," calcext:value-type="string">
            <text:p>group_create_activity: %w(joiners),</text:p>
          </table:table-cell>
          <table:table-cell table:number-columns-repeated="998"/>
        </table:table-row>
        <table:table-row table:style-name="ro1">
          <table:table-cell table:formula="of:=LOWER([$'Definition (EN)'.C33]&amp;&quot;_&quot;&amp;[$'Definition (EN)'.D33]&amp;&quot;_&quot;&amp;[$'Definition (EN)'.$Q$3]&amp;&quot;:&quot;)" office:value-type="string" office:string-value="group_create_notify:" calcext:value-type="string">
            <text:p>group_create_notify:</text:p>
          </table:table-cell>
          <table:table-cell table:formula="of:=&quot;%w(&quot;" office:value-type="string" office:string-value="%w(" calcext:value-type="string">
            <text:p>%w(</text:p>
          </table:table-cell>
          <table:table-cell table:formula="of:=IF(ISTEXT([.O148]); [.O148]; &quot;&quot;)">
            <text:p/>
          </table:table-cell>
          <table:table-cell table:formula="of:=IF(ISBLANK([.P148]); &quot;&quot;; &quot; &quot;)&amp;IF(ISBLANK([.P148]); &quot;&quot;; [.P148])">
            <text:p/>
          </table:table-cell>
          <table:table-cell table:formula="of:=IF(ISBLANK([.Q148]); &quot;&quot;; &quot; &quot;)&amp;IF(ISBLANK([.Q148]); &quot;&quot;; [.Q148])">
            <text:p/>
          </table:table-cell>
          <table:table-cell table:formula="of:=IF(ISBLANK([.R148]); &quot;&quot;; &quot; &quot;)&amp;IF(ISBLANK([.R148]); &quot;&quot;; [.R148])">
            <text:p/>
          </table:table-cell>
          <table:table-cell table:formula="of:=IF(ISBLANK([.S148]); &quot;&quot;; &quot; &quot;)&amp;IF(ISBLANK([.S148]); &quot;&quot;; [.S148])">
            <text:p/>
          </table:table-cell>
          <table:table-cell table:formula="of:=IF(ISBLANK([.T148]); &quot;&quot;; &quot; &quot;)&amp;IF(ISBLANK([.T148]); &quot;&quot;; [.T148])">
            <text:p/>
          </table:table-cell>
          <table:table-cell table:formula="of:=IF(ISBLANK([.U148]); &quot;&quot;; &quot; &quot;)&amp;IF(ISBLANK([.U148]); &quot;&quot;; [.U148])">
            <text:p/>
          </table:table-cell>
          <table:table-cell table:formula="of:=IF(ISBLANK([.V148]); &quot;&quot;; &quot; &quot;)&amp;IF(ISBLANK([.V148]); &quot;&quot;; [.V148])">
            <text:p/>
          </table:table-cell>
          <table:table-cell table:formula="of:=IF(ISBLANK([.W148]); &quot;&quot;; &quot; &quot;)&amp;IF(ISBLANK([.W148]); &quot;&quot;; [.W148])">
            <text:p/>
          </table:table-cell>
          <table:table-cell table:formula="of:=IF(ISBLANK([.X148]); &quot;&quot;; &quot; &quot;)&amp;IF(ISBLANK([.X148]); &quot;&quot;; [.X148])">
            <text:p/>
          </table:table-cell>
          <table:table-cell table:style-name="ce22" table:formula="of:=&quot;),&quot;" office:value-type="string" office:string-value=")," calcext:value-type="string">
            <text:p>),</text:p>
          </table:table-cell>
          <table:table-cell/>
          <table:table-cell table:formula="of:=IFERROR(__xludf.dummyfunction(&quot;if(ISTEXT('Definition (EN)'!P33), SPLIT('Definition (EN)'!P33, &quot;&quot; + &quot;&quot;, TRUE), &quot;&quot;&quot;&quot;)&quot;);&quot;&quot;)">
            <text:p/>
          </table:table-cell>
          <table:table-cell table:number-columns-repeated="10"/>
          <table:table-cell table:style-name="ce75" table:formula="of:=SUBSTITUTE([.A148]&amp;&quot; &quot;&amp;[.B148]&amp;[.C148]&amp;[.D148]&amp;[.E148]&amp;[.F148]&amp;[.G148]&amp;[.H148]&amp;[.I148]&amp;[.J148]&amp;[.K148]&amp;[.L148]&amp;[.M148]; &quot;%w()&quot;; &quot;[]&quot;)" office:value-type="string" office:string-value="group_create_notify: []," calcext:value-type="string">
            <text:p>group_create_notify: [],</text:p>
          </table:table-cell>
          <table:table-cell table:number-columns-repeated="998"/>
        </table:table-row>
        <table:table-row table:style-name="ro1">
          <table:table-cell table:formula="of:=LOWER([$'Definition (EN)'.C33]&amp;&quot;_&quot;&amp;[$'Definition (EN)'.D33]&amp;&quot;_&quot;&amp;[$'Definition (EN)'.$M$3]&amp;&quot;:&quot;)" office:value-type="string" office:string-value="group_create_push:" calcext:value-type="string">
            <text:p>group_create_push:</text:p>
          </table:table-cell>
          <table:table-cell table:formula="of:=&quot;%w(&quot;" office:value-type="string" office:string-value="%w(" calcext:value-type="string">
            <text:p>%w(</text:p>
          </table:table-cell>
          <table:table-cell table:formula="of:=IF(ISTEXT([.O149]); [.O149]; &quot;&quot;)">
            <text:p/>
          </table:table-cell>
          <table:table-cell table:formula="of:=IF(ISBLANK([.P149]); &quot;&quot;; &quot; &quot;)&amp;IF(ISBLANK([.P149]); &quot;&quot;; [.P149])">
            <text:p/>
          </table:table-cell>
          <table:table-cell table:formula="of:=IF(ISBLANK([.Q149]); &quot;&quot;; &quot; &quot;)&amp;IF(ISBLANK([.Q149]); &quot;&quot;; [.Q149])">
            <text:p/>
          </table:table-cell>
          <table:table-cell table:formula="of:=IF(ISBLANK([.R149]); &quot;&quot;; &quot; &quot;)&amp;IF(ISBLANK([.R149]); &quot;&quot;; [.R149])">
            <text:p/>
          </table:table-cell>
          <table:table-cell table:formula="of:=IF(ISBLANK([.S149]); &quot;&quot;; &quot; &quot;)&amp;IF(ISBLANK([.S149]); &quot;&quot;; [.S149])">
            <text:p/>
          </table:table-cell>
          <table:table-cell table:formula="of:=IF(ISBLANK([.T149]); &quot;&quot;; &quot; &quot;)&amp;IF(ISBLANK([.T149]); &quot;&quot;; [.T149])">
            <text:p/>
          </table:table-cell>
          <table:table-cell table:formula="of:=IF(ISBLANK([.U149]); &quot;&quot;; &quot; &quot;)&amp;IF(ISBLANK([.U149]); &quot;&quot;; [.U149])">
            <text:p/>
          </table:table-cell>
          <table:table-cell table:formula="of:=IF(ISBLANK([.V149]); &quot;&quot;; &quot; &quot;)&amp;IF(ISBLANK([.V149]); &quot;&quot;; [.V149])">
            <text:p/>
          </table:table-cell>
          <table:table-cell table:formula="of:=IF(ISBLANK([.W149]); &quot;&quot;; &quot; &quot;)&amp;IF(ISBLANK([.W149]); &quot;&quot;; [.W149])">
            <text:p/>
          </table:table-cell>
          <table:table-cell table:formula="of:=IF(ISBLANK([.X149]); &quot;&quot;; &quot; &quot;)&amp;IF(ISBLANK([.X149]); &quot;&quot;; [.X149])">
            <text:p/>
          </table:table-cell>
          <table:table-cell table:style-name="ce22" table:formula="of:=&quot;)&quot;" office:value-type="string" office:string-value=")" calcext:value-type="string">
            <text:p>)</text:p>
          </table:table-cell>
          <table:table-cell/>
          <table:table-cell table:formula="of:=IFERROR(__xludf.dummyfunction(&quot;if(ISTEXT('Definition (EN)'!L33), SPLIT('Definition (EN)'!L33, &quot;&quot; + &quot;&quot;, TRUE), &quot;&quot;&quot;&quot;)&quot;);&quot;&quot;)">
            <text:p/>
          </table:table-cell>
          <table:table-cell table:number-columns-repeated="10"/>
          <table:table-cell table:style-name="ce75" table:formula="of:=SUBSTITUTE([.A149]&amp;&quot; &quot;&amp;[.B149]&amp;[.C149]&amp;[.D149]&amp;[.E149]&amp;[.F149]&amp;[.G149]&amp;[.H149]&amp;[.I149]&amp;[.J149]&amp;[.K149]&amp;[.L149]&amp;[.M149]; &quot;%w()&quot;; &quot;[]&quot;)" office:value-type="string" office:string-value="group_create_push: []" calcext:value-type="string">
            <text:p>group_create_push: []</text:p>
          </table:table-cell>
          <table:table-cell table:number-columns-repeated="998"/>
        </table:table-row>
        <table:table-row table:style-name="ro2" table:number-rows-repeated="1048426">
          <table:table-cell table:number-columns-repeated="1024"/>
        </table:table-row>
        <table:table-row table:style-name="ro2">
          <table:table-cell table:number-columns-repeated="1024"/>
        </table:table-row>
      </table:table>
      <table:table table:name="Desired and Actual State" table:style-name="ta6">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38" table:default-cell-style-name="Default"/>
        <table:table-column table:style-name="co49" table:default-cell-style-name="Default"/>
        <table:table-column table:style-name="co50" table:default-cell-style-name="Default"/>
        <table:table-column table:style-name="co38" table:default-cell-style-name="Default"/>
        <table:table-column table:style-name="co51" table:default-cell-style-name="Default"/>
        <table:table-column table:style-name="co50" table:default-cell-style-name="Default"/>
        <table:table-column table:style-name="co25" table:default-cell-style-name="Default"/>
        <table:table-column table:style-name="co52" table:default-cell-style-name="Default"/>
        <table:table-column table:style-name="co53" table:default-cell-style-name="Default"/>
        <table:table-column table:style-name="co44"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5" table:number-columns-repeated="1001" table:default-cell-style-name="Default"/>
        <table:table-row table:style-name="ro1" table:number-rows-repeated="2">
          <table:table-cell/>
          <table:table-cell table:style-name="ce77"/>
          <table:table-cell table:style-name="ce90"/>
          <table:table-cell table:style-name="ce95" table:number-columns-repeated="3"/>
          <table:table-cell table:style-name="ce111"/>
          <table:table-cell table:style-name="ce95" table:number-columns-repeated="2"/>
          <table:table-cell table:style-name="ce111"/>
          <table:table-cell table:style-name="ce95" table:number-columns-repeated="2"/>
          <table:table-cell/>
          <table:table-cell table:style-name="ce95" table:number-columns-repeated="5"/>
          <table:table-cell table:number-columns-repeated="1006"/>
        </table:table-row>
        <table:table-row table:style-name="ro1">
          <table:table-cell/>
          <table:table-cell table:style-name="ce78" office:value-type="string" calcext:value-type="string">
            <text:p>TYPE</text:p>
          </table:table-cell>
          <table:table-cell table:style-name="ce91"/>
          <table:table-cell table:style-name="ce96"/>
          <table:table-cell table:style-name="ce99" office:value-type="string" calcext:value-type="string" table:number-columns-spanned="8" table:number-rows-spanned="1">
            <text:p>Desired State RECEPIENT</text:p>
          </table:table-cell>
          <table:covered-table-cell table:number-columns-repeated="6" table:style-name="ce106"/>
          <table:covered-table-cell table:style-name="ce117"/>
          <table:table-cell/>
          <table:table-cell table:style-name="ce125" office:value-type="string" calcext:value-type="string" table:number-columns-spanned="5" table:number-rows-spanned="1">
            <text:p>Actual State RECEPIENT</text:p>
          </table:table-cell>
          <table:covered-table-cell table:number-columns-repeated="3" table:style-name="ce106"/>
          <table:covered-table-cell table:style-name="ce117"/>
          <table:table-cell/>
          <table:table-cell table:style-name="ce151" office:value-type="string" calcext:value-type="string">
            <text:p>Test Date</text:p>
          </table:table-cell>
          <table:table-cell table:style-name="ce151" office:value-type="string" calcext:value-type="string">
            <text:p>Fix Date</text:p>
          </table:table-cell>
          <table:table-cell table:style-name="ce151" office:value-type="string" calcext:value-type="string">
            <text:p>Note</text:p>
          </table:table-cell>
          <table:table-cell table:style-name="ce151" office:value-type="string" calcext:value-type="string">
            <text:p>Situation</text:p>
          </table:table-cell>
          <table:table-cell table:number-columns-repeated="1001"/>
        </table:table-row>
        <table:table-row table:style-name="ro1">
          <table:table-cell/>
          <table:table-cell table:style-name="ce79"/>
          <table:table-cell table:style-name="ce91"/>
          <table:table-cell table:style-name="ce74"/>
          <table:table-cell table:style-name="ce100" office:value-type="string" calcext:value-type="string">
            <text:p>Push Notification</text:p>
          </table:table-cell>
          <table:table-cell table:style-name="ce100" office:value-type="string" calcext:value-type="string">
            <text:p>Redirection (iOS)</text:p>
          </table:table-cell>
          <table:table-cell table:style-name="ce112"/>
          <table:table-cell table:style-name="ce100" office:value-type="string" calcext:value-type="string">
            <text:p>In App Notification</text:p>
          </table:table-cell>
          <table:table-cell table:style-name="ce100" office:value-type="string" calcext:value-type="string">
            <text:p>Redirection (iOS)</text:p>
          </table:table-cell>
          <table:table-cell table:style-name="ce112"/>
          <table:table-cell table:style-name="ce100" office:value-type="string" calcext:value-type="string">
            <text:p>Activity Feed</text:p>
          </table:table-cell>
          <table:table-cell table:style-name="ce100" office:value-type="string" calcext:value-type="string">
            <text:p>Redirection (iOS)</text:p>
          </table:table-cell>
          <table:table-cell/>
          <table:table-cell table:style-name="ce126" office:value-type="string" calcext:value-type="string">
            <text:p>Push Notification</text:p>
          </table:table-cell>
          <table:table-cell table:style-name="ce126" office:value-type="string" calcext:value-type="string">
            <text:p>Redirection (iOS)</text:p>
          </table:table-cell>
          <table:table-cell table:style-name="ce126" office:value-type="string" calcext:value-type="string">
            <text:p>In App Notification</text:p>
          </table:table-cell>
          <table:table-cell table:style-name="ce126" office:value-type="string" calcext:value-type="string">
            <text:p>Redirection (iOS)</text:p>
          </table:table-cell>
          <table:table-cell table:style-name="ce126" office:value-type="string" calcext:value-type="string">
            <text:p>Activity Feed</text:p>
          </table:table-cell>
          <table:table-cell/>
          <table:table-cell table:style-name="ce152" table:number-columns-repeated="4"/>
          <table:table-cell table:number-columns-repeated="1001"/>
        </table:table-row>
        <table:table-row table:style-name="ro1">
          <table:table-cell/>
          <table:table-cell table:style-name="ce80" office:value-type="string" calcext:value-type="string">
            <text:p>comment on slot</text:p>
          </table:table-cell>
          <table:table-cell table:style-name="ce92"/>
          <table:table-cell table:style-name="ce97"/>
          <table:table-cell table:style-name="ce51" office:value-type="string" calcext:value-type="string">
            <text:p>commenter, creator, follower</text:p>
          </table:table-cell>
          <table:table-cell table:style-name="ce22" office:value-type="string" calcext:value-type="string">
            <text:p>In-App-Notifications</text:p>
          </table:table-cell>
          <table:table-cell table:style-name="ce109"/>
          <table:table-cell table:style-name="ce22" office:value-type="string" calcext:value-type="string">
            <text:p>commenter, creator</text:p>
          </table:table-cell>
          <table:table-cell table:style-name="ce22" office:value-type="string" calcext:value-type="string">
            <text:p>Target Slot</text:p>
          </table:table-cell>
          <table:table-cell table:style-name="ce109"/>
          <table:table-cell table:style-name="ce22" office:value-type="string" calcext:value-type="string">
            <text:p>friends, follower, creator, member</text:p>
          </table:table-cell>
          <table:table-cell table:style-name="ce46"/>
          <table:table-cell/>
          <table:table-cell table:style-name="ce127" office:value-type="string" calcext:value-type="string">
            <text:p>commenter, creator, follower</text:p>
          </table:table-cell>
          <table:table-cell table:style-name="ce127"/>
          <table:table-cell table:style-name="ce144" office:value-type="string" calcext:value-type="string">
            <text:p>commenter, creator, follower (no)</text:p>
          </table:table-cell>
          <table:table-cell table:style-name="ce127"/>
          <table:table-cell table:style-name="ce146" office:value-type="string" calcext:value-type="string">
            <text:p>friends, follower, creator, member</text:p>
          </table:table-cell>
          <table:table-cell table:style-name="ce22"/>
          <table:table-cell table:style-name="ce153" office:value-type="string" calcext:value-type="string">
            <text:p>18.04.16 12h</text:p>
          </table:table-cell>
          <table:table-cell table:style-name="ce139" office:value-type="string" calcext:value-type="string">
            <text:p>20.04.</text:p>
          </table:table-cell>
          <table:table-cell table:style-name="ce153" office:value-type="string" calcext:value-type="string">
            <text:p>App comments 2 times</text:p>
          </table:table-cell>
          <table:table-cell table:style-name="ce153" office:value-type="string" calcext:value-type="string">
            <text:p>Thomas commented on Patos slot</text:p>
          </table:table-cell>
          <table:table-cell table:number-columns-repeated="1001"/>
        </table:table-row>
        <table:table-row table:style-name="ro1">
          <table:table-cell/>
          <table:table-cell table:style-name="ce80" office:value-type="string" calcext:value-type="string">
            <text:p>like a slot</text:p>
          </table:table-cell>
          <table:table-cell table:style-name="ce93"/>
          <table:table-cell table:style-name="ce97"/>
          <table:table-cell table:style-name="ce51" office:value-type="string" calcext:value-type="string">
            <text:p>creator</text:p>
          </table:table-cell>
          <table:table-cell table:style-name="ce22" office:value-type="string" calcext:value-type="string">
            <text:p>In-App-Notifications</text:p>
          </table:table-cell>
          <table:table-cell table:style-name="ce109"/>
          <table:table-cell table:style-name="ce22" office:value-type="string" calcext:value-type="string">
            <text:p>creator</text:p>
          </table:table-cell>
          <table:table-cell table:style-name="ce22" office:value-type="string" calcext:value-type="string">
            <text:p>Target Slot</text:p>
          </table:table-cell>
          <table:table-cell table:style-name="ce109"/>
          <table:table-cell table:style-name="ce22" office:value-type="string" calcext:value-type="string">
            <text:p>friends, follower, creator, member</text:p>
          </table:table-cell>
          <table:table-cell table:style-name="ce46"/>
          <table:table-cell/>
          <table:table-cell table:style-name="ce128" office:value-type="string" calcext:value-type="string">
            <text:p>cerator</text:p>
          </table:table-cell>
          <table:table-cell table:style-name="ce141"/>
          <table:table-cell table:style-name="ce128" office:value-type="string" calcext:value-type="string">
            <text:p>creator</text:p>
          </table:table-cell>
          <table:table-cell table:style-name="ce128"/>
          <table:table-cell table:style-name="ce128" office:value-type="string" calcext:value-type="string">
            <text:p>friends, follower, creator, member</text:p>
          </table:table-cell>
          <table:table-cell table:style-name="ce22"/>
          <table:table-cell table:style-name="ce50" office:value-type="string" calcext:value-type="string">
            <text:p>18.04.16 12h</text:p>
          </table:table-cell>
          <table:table-cell table:style-name="ce136" table:number-columns-repeated="2"/>
          <table:table-cell table:style-name="ce50" office:value-type="string" calcext:value-type="string">
            <text:p>Pato liked on friends Slot of Stani</text:p>
          </table:table-cell>
          <table:table-cell table:number-columns-repeated="1001"/>
        </table:table-row>
        <table:table-row table:style-name="ro1">
          <table:table-cell/>
          <table:table-cell table:style-name="ce81" office:value-type="string" calcext:value-type="string">
            <text:p>create new slot (not added to any group)</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2" office:value-type="string" calcext:value-type="string">
            <text:p><text:s text:c="4"/>- slot visibility private</text:p>
          </table:table-cell>
          <table:table-cell table:style-name="ce93"/>
          <table:table-cell table:style-name="ce97"/>
          <table:table-cell table:style-name="ce97" office:value-type="string" calcext:value-type="string">
            <text:p>-</text:p>
          </table:table-cell>
          <table:table-cell table:style-name="ce74" office:value-type="string" calcext:value-type="string">
            <text:p>-</text:p>
          </table:table-cell>
          <table:table-cell table:style-name="ce107"/>
          <table:table-cell table:number-columns-repeated="2" table:style-name="ce74" office:value-type="string" calcext:value-type="string">
            <text:p>-</text:p>
          </table:table-cell>
          <table:table-cell table:style-name="ce107"/>
          <table:table-cell table:style-name="ce22" office:value-type="string" calcext:value-type="string">
            <text:p>-</text:p>
          </table:table-cell>
          <table:table-cell table:style-name="ce46" office:value-type="string" calcext:value-type="string">
            <text:p>-</text:p>
          </table:table-cell>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table:table-cell table:style-name="ce128" office:value-type="string" calcext:value-type="string">
            <text:p>-</text:p>
          </table:table-cell>
          <table:table-cell/>
          <table:table-cell table:style-name="ce50" office:value-type="string" calcext:value-type="string">
            <text:p>18.04.16 12h</text:p>
          </table:table-cell>
          <table:table-cell table:style-name="ce136" table:number-columns-repeated="2"/>
          <table:table-cell table:style-name="ce50" office:value-type="string" calcext:value-type="string">
            <text:p>Thomas creates a private Slot</text:p>
          </table:table-cell>
          <table:table-cell table:number-columns-repeated="1001"/>
        </table:table-row>
        <table:table-row table:style-name="ro1">
          <table:table-cell/>
          <table:table-cell table:style-name="ce82" office:value-type="string" calcext:value-type="string">
            <text:p><text:s text:c="4"/>- slot visibility friends</text:p>
          </table:table-cell>
          <table:table-cell table:style-name="ce93"/>
          <table:table-cell table:style-name="ce97"/>
          <table:table-cell table:style-name="ce97" office:value-type="string" calcext:value-type="string">
            <text:p>-</text:p>
          </table:table-cell>
          <table:table-cell table:style-name="ce74" office:value-type="string" calcext:value-type="string">
            <text:p>-</text:p>
          </table:table-cell>
          <table:table-cell table:style-name="ce107"/>
          <table:table-cell table:number-columns-repeated="2" table:style-name="ce74" office:value-type="string" calcext:value-type="string">
            <text:p>-</text:p>
          </table:table-cell>
          <table:table-cell table:style-name="ce107"/>
          <table:table-cell table:style-name="ce22" office:value-type="string" calcext:value-type="string">
            <text:p>friends, follower, creator, member, actor</text:p>
          </table:table-cell>
          <table:table-cell table:style-name="ce46"/>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table:table-cell table:style-name="ce147" office:value-type="string" calcext:value-type="string">
            <text:p>friends, follower, creator, member, actor (nobody receives)</text:p>
          </table:table-cell>
          <table:table-cell table:style-name="ce22"/>
          <table:table-cell table:style-name="ce50" office:value-type="string" calcext:value-type="string">
            <text:p>18.04.16 12h</text:p>
          </table:table-cell>
          <table:table-cell table:style-name="ce147" office:value-type="string" calcext:value-type="string">
            <text:p>in progress</text:p>
          </table:table-cell>
          <table:table-cell table:style-name="ce147" office:value-type="string" calcext:value-type="string">
            <text:p>This problem is actually related to a backend bug on FriendSlots</text:p>
          </table:table-cell>
          <table:table-cell table:style-name="ce50" office:value-type="string" calcext:value-type="string">
            <text:p>Thomas creates a friends Slot</text:p>
          </table:table-cell>
          <table:table-cell table:number-columns-repeated="1001"/>
        </table:table-row>
        <table:table-row table:style-name="ro1">
          <table:table-cell/>
          <table:table-cell table:style-name="ce82" office:value-type="string" calcext:value-type="string">
            <text:p><text:s text:c="4"/>- slot visibility public</text:p>
          </table:table-cell>
          <table:table-cell table:style-name="ce93"/>
          <table:table-cell table:style-name="ce97"/>
          <table:table-cell table:style-name="ce97" office:value-type="string" calcext:value-type="string">
            <text:p>-</text:p>
          </table:table-cell>
          <table:table-cell table:style-name="ce74" office:value-type="string" calcext:value-type="string">
            <text:p>-</text:p>
          </table:table-cell>
          <table:table-cell table:style-name="ce107"/>
          <table:table-cell table:number-columns-repeated="2" table:style-name="ce74" office:value-type="string" calcext:value-type="string">
            <text:p>-</text:p>
          </table:table-cell>
          <table:table-cell table:style-name="ce107"/>
          <table:table-cell table:style-name="ce22" office:value-type="string" calcext:value-type="string">
            <text:p>friends, follower, creator, member, actor</text:p>
          </table:table-cell>
          <table:table-cell table:style-name="ce46"/>
          <table:table-cell/>
          <table:table-cell table:style-name="ce128" office:value-type="string" calcext:value-type="string">
            <text:p>-</text:p>
          </table:table-cell>
          <table:table-cell table:style-name="ce128"/>
          <table:table-cell table:style-name="ce128" office:value-type="string" calcext:value-type="string">
            <text:p>-</text:p>
          </table:table-cell>
          <table:table-cell table:style-name="ce128"/>
          <table:table-cell table:style-name="ce144" office:value-type="string" calcext:value-type="string">
            <text:p>friends, follower, creator (no), member, actor</text:p>
          </table:table-cell>
          <table:table-cell table:style-name="ce22"/>
          <table:table-cell table:style-name="ce50" office:value-type="string" calcext:value-type="string">
            <text:p>18.04.16 12h</text:p>
          </table:table-cell>
          <table:table-cell table:style-name="ce139" office:value-type="string" calcext:value-type="string">
            <text:p>20.04.</text:p>
          </table:table-cell>
          <table:table-cell table:style-name="ce50" office:value-type="string" calcext:value-type="string">
            <text:p>Creator does not receive activity in feed</text:p>
          </table:table-cell>
          <table:table-cell table:style-name="ce50" office:value-type="string" calcext:value-type="string">
            <text:p>Thomas creates a public Slot</text:p>
          </table:table-cell>
          <table:table-cell table:number-columns-repeated="1001"/>
        </table:table-row>
        <table:table-row table:style-name="ro1">
          <table:table-cell/>
          <table:table-cell table:style-name="ce80" office:value-type="string" calcext:value-type="string">
            <text:p>add image to slot</text:p>
          </table:table-cell>
          <table:table-cell table:style-name="ce93"/>
          <table:table-cell table:style-name="ce97"/>
          <table:table-cell table:style-name="ce51" office:value-type="string" calcext:value-type="string">
            <text:p>follower</text:p>
          </table:table-cell>
          <table:table-cell table:style-name="ce22" office:value-type="string" calcext:value-type="string">
            <text:p>In-App-Notifications</text:p>
          </table:table-cell>
          <table:table-cell table:style-name="ce109"/>
          <table:table-cell table:style-name="ce22" office:value-type="string" calcext:value-type="string">
            <text:p>follower</text:p>
          </table:table-cell>
          <table:table-cell table:style-name="ce22" office:value-type="string" calcext:value-type="string">
            <text:p>Target Slot</text:p>
          </table:table-cell>
          <table:table-cell table:style-name="ce109"/>
          <table:table-cell table:style-name="ce22" office:value-type="string" calcext:value-type="string">
            <text:p>friends, follower, creator, member</text:p>
          </table:table-cell>
          <table:table-cell table:style-name="ce46"/>
          <table:table-cell/>
          <table:table-cell table:style-name="ce50" office:value-type="string" calcext:value-type="string">
            <text:p>follower</text:p>
          </table:table-cell>
          <table:table-cell table:style-name="ce50"/>
          <table:table-cell table:style-name="ce50" office:value-type="string" calcext:value-type="string">
            <text:p>follower</text:p>
          </table:table-cell>
          <table:table-cell table:style-name="ce50"/>
          <table:table-cell table:style-name="ce50" office:value-type="string" calcext:value-type="string">
            <text:p>friends, follower, creator, member</text:p>
          </table:table-cell>
          <table:table-cell/>
          <table:table-cell table:style-name="ce136" table:number-columns-repeated="4"/>
          <table:table-cell table:number-columns-repeated="1001"/>
        </table:table-row>
        <table:table-row table:style-name="ro1">
          <table:table-cell/>
          <table:table-cell table:style-name="ce80" office:value-type="string" calcext:value-type="string">
            <text:p>add video to slot</text:p>
          </table:table-cell>
          <table:table-cell table:style-name="ce93"/>
          <table:table-cell table:style-name="ce97"/>
          <table:table-cell table:style-name="ce51" office:value-type="string" calcext:value-type="string">
            <text:p>follower</text:p>
          </table:table-cell>
          <table:table-cell table:style-name="ce22" office:value-type="string" calcext:value-type="string">
            <text:p>In-App-Notifications</text:p>
          </table:table-cell>
          <table:table-cell table:style-name="ce109"/>
          <table:table-cell table:style-name="ce22" office:value-type="string" calcext:value-type="string">
            <text:p>follower</text:p>
          </table:table-cell>
          <table:table-cell table:style-name="ce22" office:value-type="string" calcext:value-type="string">
            <text:p>Target Slot</text:p>
          </table:table-cell>
          <table:table-cell table:style-name="ce109"/>
          <table:table-cell table:style-name="ce22" office:value-type="string" calcext:value-type="string">
            <text:p>friends, follower, creator, member</text:p>
          </table:table-cell>
          <table:table-cell table:style-name="ce46"/>
          <table:table-cell/>
          <table:table-cell table:style-name="ce50" office:value-type="string" calcext:value-type="string">
            <text:p>follower</text:p>
          </table:table-cell>
          <table:table-cell table:style-name="ce50"/>
          <table:table-cell table:style-name="ce50" office:value-type="string" calcext:value-type="string">
            <text:p>follower</text:p>
          </table:table-cell>
          <table:table-cell table:style-name="ce50"/>
          <table:table-cell table:style-name="ce50" office:value-type="string" calcext:value-type="string">
            <text:p>friends, follower, creator, member</text:p>
          </table:table-cell>
          <table:table-cell/>
          <table:table-cell table:style-name="ce136" table:number-columns-repeated="4"/>
          <table:table-cell table:number-columns-repeated="1001"/>
        </table:table-row>
        <table:table-row table:style-name="ro1">
          <table:table-cell/>
          <table:table-cell table:style-name="ce80" office:value-type="string" calcext:value-type="string">
            <text:p>add audio to slot</text:p>
          </table:table-cell>
          <table:table-cell table:style-name="ce93"/>
          <table:table-cell table:style-name="ce97"/>
          <table:table-cell table:style-name="ce51" office:value-type="string" calcext:value-type="string">
            <text:p>follower</text:p>
          </table:table-cell>
          <table:table-cell table:style-name="ce22" office:value-type="string" calcext:value-type="string">
            <text:p>In-App-Notifications</text:p>
          </table:table-cell>
          <table:table-cell table:style-name="ce109"/>
          <table:table-cell table:style-name="ce22" office:value-type="string" calcext:value-type="string">
            <text:p>follower</text:p>
          </table:table-cell>
          <table:table-cell table:style-name="ce22" office:value-type="string" calcext:value-type="string">
            <text:p>Target Slot</text:p>
          </table:table-cell>
          <table:table-cell table:style-name="ce109"/>
          <table:table-cell table:style-name="ce22" office:value-type="string" calcext:value-type="string">
            <text:p>friends, follower, creator, member</text:p>
          </table:table-cell>
          <table:table-cell table:style-name="ce46"/>
          <table:table-cell/>
          <table:table-cell table:style-name="ce50" office:value-type="string" calcext:value-type="string">
            <text:p>follower</text:p>
          </table:table-cell>
          <table:table-cell table:style-name="ce50"/>
          <table:table-cell table:style-name="ce50" office:value-type="string" calcext:value-type="string">
            <text:p>follower</text:p>
          </table:table-cell>
          <table:table-cell table:style-name="ce50"/>
          <table:table-cell table:style-name="ce50" office:value-type="string" calcext:value-type="string">
            <text:p>friends, follower, creator, member</text:p>
          </table:table-cell>
          <table:table-cell/>
          <table:table-cell table:style-name="ce136" table:number-columns-repeated="4"/>
          <table:table-cell table:number-columns-repeated="1001"/>
        </table:table-row>
        <table:table-row table:style-name="ro1">
          <table:table-cell/>
          <table:table-cell table:style-name="ce80" office:value-type="string" calcext:value-type="string">
            <text:p>add note to slot</text:p>
          </table:table-cell>
          <table:table-cell table:style-name="ce93"/>
          <table:table-cell table:style-name="ce97"/>
          <table:table-cell table:style-name="ce51" office:value-type="string" calcext:value-type="string">
            <text:p>follower</text:p>
          </table:table-cell>
          <table:table-cell table:style-name="ce22" office:value-type="string" calcext:value-type="string">
            <text:p>In-App-Notifications</text:p>
          </table:table-cell>
          <table:table-cell table:style-name="ce109"/>
          <table:table-cell table:style-name="ce22" office:value-type="string" calcext:value-type="string">
            <text:p>follower</text:p>
          </table:table-cell>
          <table:table-cell table:style-name="ce22" office:value-type="string" calcext:value-type="string">
            <text:p>Target Slot</text:p>
          </table:table-cell>
          <table:table-cell table:style-name="ce109"/>
          <table:table-cell table:style-name="ce22" office:value-type="string" calcext:value-type="string">
            <text:p>friends, follower, creator, member</text:p>
          </table:table-cell>
          <table:table-cell table:style-name="ce46"/>
          <table:table-cell/>
          <table:table-cell table:style-name="ce50" office:value-type="string" calcext:value-type="string">
            <text:p>follower</text:p>
          </table:table-cell>
          <table:table-cell table:style-name="ce50"/>
          <table:table-cell table:style-name="ce50" office:value-type="string" calcext:value-type="string">
            <text:p>follower</text:p>
          </table:table-cell>
          <table:table-cell table:style-name="ce50"/>
          <table:table-cell table:style-name="ce50" office:value-type="string" calcext:value-type="string">
            <text:p>friends, follower, creator, member</text:p>
          </table:table-cell>
          <table:table-cell/>
          <table:table-cell table:style-name="ce136" table:number-columns-repeated="4"/>
          <table:table-cell table:number-columns-repeated="1001"/>
        </table:table-row>
        <table:table-row table:style-name="ro1">
          <table:table-cell/>
          <table:table-cell table:style-name="ce83" office:value-type="string" calcext:value-type="string">
            <text:p>add multiple media items</text:p>
          </table:table-cell>
          <table:table-cell table:style-name="ce94"/>
          <table:table-cell table:style-name="ce97"/>
          <table:table-cell table:style-name="ce102" office:value-type="string" calcext:value-type="string">
            <text:p>follower</text:p>
          </table:table-cell>
          <table:table-cell table:style-name="ce108"/>
          <table:table-cell table:style-name="ce113"/>
          <table:table-cell table:style-name="ce108" office:value-type="string" calcext:value-type="string">
            <text:p>follower</text:p>
          </table:table-cell>
          <table:table-cell table:style-name="ce108"/>
          <table:table-cell table:style-name="ce113"/>
          <table:table-cell table:style-name="ce108" office:value-type="string" calcext:value-type="string">
            <text:p>friends, follower, creator, member</text:p>
          </table:table-cell>
          <table:table-cell table:style-name="ce119"/>
          <table:table-cell/>
          <table:table-cell table:style-name="ce130" office:value-type="string" calcext:value-type="string">
            <text:p>follower</text:p>
          </table:table-cell>
          <table:table-cell table:style-name="ce130"/>
          <table:table-cell table:style-name="ce130" office:value-type="string" calcext:value-type="string">
            <text:p>follower</text:p>
          </table:table-cell>
          <table:table-cell table:style-name="ce130"/>
          <table:table-cell table:style-name="ce130" office:value-type="string" calcext:value-type="string">
            <text:p>friends, follower, creator, member</text:p>
          </table:table-cell>
          <table:table-cell/>
          <table:table-cell table:style-name="ce136" table:number-columns-repeated="4"/>
          <table:table-cell table:number-columns-repeated="1001"/>
        </table:table-row>
        <table:table-row table:style-name="ro1">
          <table:table-cell table:style-name="ce76"/>
          <table:table-cell table:style-name="ce84"/>
          <table:table-cell table:style-name="ce91"/>
          <table:table-cell table:style-name="ce96" table:number-columns-repeated="3"/>
          <table:table-cell table:style-name="ce111"/>
          <table:table-cell table:style-name="ce96" table:number-columns-repeated="2"/>
          <table:table-cell table:style-name="ce111"/>
          <table:table-cell table:style-name="ce96" table:number-columns-repeated="2"/>
          <table:table-cell table:style-name="ce76"/>
          <table:table-cell table:style-name="ce131" table:number-columns-repeated="5"/>
          <table:table-cell table:style-name="ce76"/>
          <table:table-cell table:style-name="ce135" table:number-columns-repeated="4"/>
          <table:table-cell table:style-name="ce76" table:number-columns-repeated="14"/>
          <table:table-cell table:number-columns-repeated="987"/>
        </table:table-row>
        <table:table-row table:style-name="ro1">
          <table:table-cell/>
          <table:table-cell table:style-name="ce78" office:value-type="string" calcext:value-type="string">
            <text:p>TYPE</text:p>
          </table:table-cell>
          <table:table-cell table:style-name="ce91"/>
          <table:table-cell table:style-name="ce96"/>
          <table:table-cell table:style-name="ce99" office:value-type="string" calcext:value-type="string" table:number-columns-spanned="8" table:number-rows-spanned="1">
            <text:p>Desired State RECEPIENT</text:p>
          </table:table-cell>
          <table:covered-table-cell table:number-columns-repeated="6" table:style-name="ce106"/>
          <table:covered-table-cell table:style-name="ce117"/>
          <table:table-cell/>
          <table:table-cell table:style-name="ce125" office:value-type="string" calcext:value-type="string" table:number-columns-spanned="5" table:number-rows-spanned="1">
            <text:p>Actual State RECEPIENT</text:p>
          </table:table-cell>
          <table:covered-table-cell table:number-columns-repeated="3" table:style-name="ce106"/>
          <table:covered-table-cell table:style-name="ce117"/>
          <table:table-cell/>
          <table:table-cell table:style-name="ce136" table:number-columns-repeated="4"/>
          <table:table-cell table:number-columns-repeated="1001"/>
        </table:table-row>
        <table:table-row table:style-name="ro1">
          <table:table-cell/>
          <table:table-cell table:style-name="ce79"/>
          <table:table-cell table:style-name="ce91"/>
          <table:table-cell table:style-name="ce74"/>
          <table:table-cell table:style-name="ce100" office:value-type="string" calcext:value-type="string">
            <text:p>Push Notification</text:p>
          </table:table-cell>
          <table:table-cell table:style-name="ce100" office:value-type="string" calcext:value-type="string">
            <text:p>Redirection (iOS)</text:p>
          </table:table-cell>
          <table:table-cell table:style-name="ce112"/>
          <table:table-cell table:style-name="ce100" office:value-type="string" calcext:value-type="string">
            <text:p>In App Notification</text:p>
          </table:table-cell>
          <table:table-cell table:style-name="ce100" office:value-type="string" calcext:value-type="string">
            <text:p>Redirection (iOS)</text:p>
          </table:table-cell>
          <table:table-cell table:style-name="ce112"/>
          <table:table-cell table:style-name="ce100" office:value-type="string" calcext:value-type="string">
            <text:p>Activity Feed</text:p>
          </table:table-cell>
          <table:table-cell table:style-name="ce100" office:value-type="string" calcext:value-type="string">
            <text:p>Redirection (iOS)</text:p>
          </table:table-cell>
          <table:table-cell/>
          <table:table-cell table:style-name="ce126" office:value-type="string" calcext:value-type="string">
            <text:p>Push Notification</text:p>
          </table:table-cell>
          <table:table-cell table:style-name="ce126" office:value-type="string" calcext:value-type="string">
            <text:p>Redirection (iOS)</text:p>
          </table:table-cell>
          <table:table-cell table:style-name="ce126" office:value-type="string" calcext:value-type="string">
            <text:p>In App Notification</text:p>
          </table:table-cell>
          <table:table-cell table:style-name="ce126" office:value-type="string" calcext:value-type="string">
            <text:p>Redirection (iOS)</text:p>
          </table:table-cell>
          <table:table-cell table:style-name="ce126" office:value-type="string" calcext:value-type="string">
            <text:p>Activity Feed</text:p>
          </table:table-cell>
          <table:table-cell/>
          <table:table-cell table:style-name="ce136" table:number-columns-repeated="4"/>
          <table:table-cell table:number-columns-repeated="1001"/>
        </table:table-row>
        <table:table-row table:style-name="ro1">
          <table:table-cell/>
          <table:table-cell table:style-name="ce80" office:value-type="string" calcext:value-type="string">
            <text:p>reslot a slot (direct)</text:p>
          </table:table-cell>
          <table:table-cell table:style-name="ce82" office:value-type="string" calcext:value-type="string">
            <text:p>by Myself</text:p>
          </table:table-cell>
          <table:table-cell table:style-name="ce98"/>
          <table:table-cell table:style-name="ce103" office:value-type="string" calcext:value-type="string">
            <text:p>creator</text:p>
          </table:table-cell>
          <table:table-cell table:style-name="ce22" office:value-type="string" calcext:value-type="string">
            <text:p>Target Slot</text:p>
          </table:table-cell>
          <table:table-cell table:style-name="ce107"/>
          <table:table-cell office:value-type="string" calcext:value-type="string">
            <text:p>creator</text:p>
          </table:table-cell>
          <table:table-cell table:style-name="ce22"/>
          <table:table-cell table:style-name="ce109"/>
          <table:table-cell table:style-name="ce22" office:value-type="string" calcext:value-type="string">
            <text:p>friends, follower, creator, member</text:p>
          </table:table-cell>
          <table:table-cell table:style-name="ce46"/>
          <table:table-cell/>
          <table:table-cell table:style-name="ce132" office:value-type="string" calcext:value-type="string">
            <text:p>creator</text:p>
          </table:table-cell>
          <table:table-cell table:style-name="ce136"/>
          <table:table-cell table:style-name="ce132" office:value-type="string" calcext:value-type="string">
            <text:p>creator</text:p>
          </table:table-cell>
          <table:table-cell table:style-name="ce136"/>
          <table:table-cell table:style-name="ce137" office:value-type="string" calcext:value-type="string">
            <text:p>friends, follower, creator, member</text:p>
          </table:table-cell>
          <table:table-cell/>
          <table:table-cell table:style-name="ce50" office:value-type="string" calcext:value-type="string">
            <text:p>18.04.16 12h</text:p>
          </table:table-cell>
          <table:table-cell table:style-name="ce139" office:value-type="string" calcext:value-type="string">
            <text:p>20.04.</text:p>
          </table:table-cell>
          <table:table-cell table:style-name="ce50"/>
          <table:table-cell table:style-name="ce50" office:value-type="string" calcext:value-type="string">
            <text:p>Pato reslots a slot of Thomas</text:p>
          </table:table-cell>
          <table:table-cell table:number-columns-repeated="1001"/>
        </table:table-row>
        <table:table-row table:style-name="ro1">
          <table:table-cell/>
          <table:table-cell table:style-name="ce80" office:value-type="string" calcext:value-type="string">
            <text:p>request friendship</text:p>
          </table:table-cell>
          <table:table-cell table:style-name="ce93"/>
          <table:table-cell table:style-name="ce98"/>
          <table:table-cell table:style-name="ce103" office:value-type="string" calcext:value-type="string">
            <text:p>user</text:p>
          </table:table-cell>
          <table:table-cell table:style-name="ce22" office:value-type="string" calcext:value-type="string">
            <text:p>In-App-Notifications</text:p>
          </table:table-cell>
          <table:table-cell table:style-name="ce107"/>
          <table:table-cell office:value-type="string" calcext:value-type="string">
            <text:p>user</text:p>
          </table:table-cell>
          <table:table-cell table:style-name="ce74" office:value-type="string" calcext:value-type="string">
            <text:p>Requestee</text:p>
          </table:table-cell>
          <table:table-cell table:style-name="ce107"/>
          <table:table-cell table:style-name="ce76"/>
          <table:table-cell table:style-name="ce120"/>
          <table:table-cell/>
          <table:table-cell table:style-name="ce128" office:value-type="string" calcext:value-type="string">
            <text:p>user</text:p>
          </table:table-cell>
          <table:table-cell table:style-name="ce141"/>
          <table:table-cell table:style-name="ce128" office:value-type="string" calcext:value-type="string">
            <text:p>user</text:p>
          </table:table-cell>
          <table:table-cell table:style-name="ce136"/>
          <table:table-cell table:style-name="ce129"/>
          <table:table-cell/>
          <table:table-cell table:style-name="ce50" office:value-type="string" calcext:value-type="string">
            <text:p>18.04.16 12h</text:p>
          </table:table-cell>
          <table:table-cell table:style-name="ce136"/>
          <table:table-cell table:style-name="ce50"/>
          <table:table-cell table:style-name="ce157" office:value-type="string" calcext:value-type="string" table:number-columns-spanned="1" table:number-rows-spanned="4">
            <text:p>Pato is sending a friend request to Panda</text:p>
          </table:table-cell>
          <table:table-cell table:number-columns-repeated="1001"/>
        </table:table-row>
        <table:table-row table:style-name="ro1">
          <table:table-cell/>
          <table:table-cell table:style-name="ce80" office:value-type="string" calcext:value-type="string">
            <text:p>established friendship</text:p>
          </table:table-cell>
          <table:table-cell table:style-name="ce93"/>
          <table:table-cell table:style-name="ce76"/>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3"/>
          <table:covered-table-cell table:style-name="ce136"/>
          <table:table-cell table:number-columns-repeated="1001"/>
        </table:table-row>
        <table:table-row table:style-name="ro1">
          <table:table-cell/>
          <table:table-cell table:style-name="ce82" office:value-type="string" calcext:value-type="string">
            <text:p><text:s text:c="4"/>- confirmation</text:p>
          </table:table-cell>
          <table:table-cell table:style-name="ce82" office:value-type="string" calcext:value-type="string">
            <text:p>is Requester</text:p>
          </table:table-cell>
          <table:table-cell table:style-name="ce76"/>
          <table:table-cell table:style-name="ce103" office:value-type="string" calcext:value-type="string">
            <text:p>user</text:p>
          </table:table-cell>
          <table:table-cell table:style-name="ce22" office:value-type="string" calcext:value-type="string">
            <text:p>In-App-Notifications</text:p>
          </table:table-cell>
          <table:table-cell table:style-name="ce109"/>
          <table:table-cell office:value-type="string" calcext:value-type="string">
            <text:p>user</text:p>
          </table:table-cell>
          <table:table-cell table:style-name="ce74" office:value-type="string" calcext:value-type="string">
            <text:p>Requester</text:p>
          </table:table-cell>
          <table:table-cell table:style-name="ce107"/>
          <table:table-cell table:style-name="ce116" office:value-type="string" calcext:value-type="string">
            <text:p>-</text:p>
          </table:table-cell>
          <table:table-cell table:style-name="ce121" office:value-type="string" calcext:value-type="string">
            <text:p>-</text:p>
          </table:table-cell>
          <table:table-cell/>
          <table:table-cell table:style-name="ce128" office:value-type="string" calcext:value-type="string">
            <text:p>Requester</text:p>
          </table:table-cell>
          <table:table-cell table:style-name="ce141"/>
          <table:table-cell table:style-name="ce128" office:value-type="string" calcext:value-type="string">
            <text:p>Requester</text:p>
          </table:table-cell>
          <table:table-cell table:style-name="ce135"/>
          <table:table-cell table:style-name="ce129"/>
          <table:table-cell/>
          <table:table-cell table:style-name="ce50" office:value-type="string" calcext:value-type="string">
            <text:p>18.04.16 12h</text:p>
          </table:table-cell>
          <table:table-cell table:style-name="ce50" table:number-columns-repeated="2"/>
          <table:covered-table-cell table:style-name="ce136"/>
          <table:table-cell table:number-columns-repeated="1001"/>
        </table:table-row>
        <table:table-row table:style-name="ro1">
          <table:table-cell/>
          <table:table-cell table:style-name="ce82" office:value-type="string" calcext:value-type="string">
            <text:p><text:s text:c="4"/>- confirmation</text:p>
          </table:table-cell>
          <table:table-cell table:style-name="ce82" office:value-type="string" calcext:value-type="string">
            <text:p>is Requestee</text:p>
          </table:table-cell>
          <table:table-cell table:style-name="ce97"/>
          <table:table-cell table:style-name="ce103"/>
          <table:table-cell/>
          <table:table-cell table:style-name="ce107"/>
          <table:table-cell table:style-name="ce74" office:value-type="string" calcext:value-type="string">
            <text:p>actor</text:p>
          </table:table-cell>
          <table:table-cell table:style-name="ce74" office:value-type="string" calcext:value-type="string">
            <text:p>Requestee</text:p>
          </table:table-cell>
          <table:table-cell table:style-name="ce107"/>
          <table:table-cell table:style-name="ce116" office:value-type="string" calcext:value-type="string">
            <text:p>-</text:p>
          </table:table-cell>
          <table:table-cell table:style-name="ce121" office:value-type="string" calcext:value-type="string">
            <text:p>-</text:p>
          </table:table-cell>
          <table:table-cell/>
          <table:table-cell table:style-name="ce129" table:number-columns-repeated="2"/>
          <table:table-cell table:style-name="ce128" office:value-type="string" calcext:value-type="string">
            <text:p>Requestee</text:p>
          </table:table-cell>
          <table:table-cell table:style-name="ce135"/>
          <table:table-cell table:style-name="ce129"/>
          <table:table-cell/>
          <table:table-cell table:style-name="ce50" office:value-type="string" calcext:value-type="string">
            <text:p>18.04.16 12h</text:p>
          </table:table-cell>
          <table:table-cell table:style-name="ce50" table:number-columns-repeated="2"/>
          <table:covered-table-cell table:style-name="ce136"/>
          <table:table-cell table:number-columns-repeated="1001"/>
        </table:table-row>
        <table:table-row table:style-name="ro1">
          <table:table-cell/>
          <table:table-cell table:style-name="ce80" office:value-type="string" calcext:value-type="string">
            <text:p>group membership established (direct) (subscribe)</text:p>
          </table:table-cell>
          <table:table-cell table:style-name="ce82" office:value-type="string" calcext:value-type="string">
            <text:p>by Myself</text:p>
          </table:table-cell>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2" office:value-type="string" calcext:value-type="string">
            <text:p><text:s text:c="4"/>- visibility: members of group</text:p>
          </table:table-cell>
          <table:table-cell table:style-name="ce93"/>
          <table:table-cell table:style-name="ce98"/>
          <table:table-cell table:style-name="ce104" office:value-type="string" calcext:value-type="string">
            <text:p>owner</text:p>
          </table:table-cell>
          <table:table-cell table:style-name="ce109" office:value-type="string" calcext:value-type="string">
            <text:p>In-App-Notifications</text:p>
          </table:table-cell>
          <table:table-cell table:style-name="ce109"/>
          <table:table-cell table:style-name="ce109" office:value-type="string" calcext:value-type="string">
            <text:p>owner</text:p>
          </table:table-cell>
          <table:table-cell table:style-name="ce109" office:value-type="string" calcext:value-type="string">
            <text:p>Group</text:p>
          </table:table-cell>
          <table:table-cell table:style-name="ce109"/>
          <table:table-cell table:style-name="ce109" office:value-type="string" calcext:value-type="string">
            <text:p>member</text:p>
          </table:table-cell>
          <table:table-cell table:style-name="ce122"/>
          <table:table-cell/>
          <table:table-cell table:style-name="ce133"/>
          <table:table-cell table:style-name="ce129" table:number-columns-repeated="4"/>
          <table:table-cell/>
          <table:table-cell table:style-name="ce136" table:number-columns-repeated="4"/>
          <table:table-cell table:number-columns-repeated="1001"/>
        </table:table-row>
        <table:table-row table:style-name="ro1">
          <table:table-cell/>
          <table:table-cell table:style-name="ce82" office:value-type="string" calcext:value-type="string">
            <text:p><text:s text:c="4"/>- visibility: friends &amp; members of group</text:p>
          </table:table-cell>
          <table:table-cell table:style-name="ce93"/>
          <table:table-cell table:style-name="ce98"/>
          <table:table-cell table:style-name="ce104" office:value-type="string" calcext:value-type="string">
            <text:p>owner</text:p>
          </table:table-cell>
          <table:table-cell table:style-name="ce109" office:value-type="string" calcext:value-type="string">
            <text:p>In-App-Notifications</text:p>
          </table:table-cell>
          <table:table-cell table:style-name="ce109"/>
          <table:table-cell table:style-name="ce109" office:value-type="string" calcext:value-type="string">
            <text:p>owner</text:p>
          </table:table-cell>
          <table:table-cell table:style-name="ce109" office:value-type="string" calcext:value-type="string">
            <text:p>Group</text:p>
          </table:table-cell>
          <table:table-cell table:style-name="ce109"/>
          <table:table-cell table:style-name="ce109" office:value-type="string" calcext:value-type="string">
            <text:p>friends + member</text:p>
          </table:table-cell>
          <table:table-cell table:style-name="ce122"/>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2" office:value-type="string" calcext:value-type="string">
            <text:p><text:s text:c="4"/>- visibility: public</text:p>
          </table:table-cell>
          <table:table-cell table:style-name="ce93"/>
          <table:table-cell table:style-name="ce98"/>
          <table:table-cell table:style-name="ce97" office:value-type="string" calcext:value-type="string">
            <text:p>owner</text:p>
          </table:table-cell>
          <table:table-cell table:style-name="ce22" office:value-type="string" calcext:value-type="string">
            <text:p>In-App-Notifications</text:p>
          </table:table-cell>
          <table:table-cell table:style-name="ce109"/>
          <table:table-cell table:style-name="ce74" office:value-type="string" calcext:value-type="string">
            <text:p>owner</text:p>
          </table:table-cell>
          <table:table-cell table:style-name="ce22" office:value-type="string" calcext:value-type="string">
            <text:p>Group</text:p>
          </table:table-cell>
          <table:table-cell table:style-name="ce109"/>
          <table:table-cell table:style-name="ce22" office:value-type="string" calcext:value-type="string">
            <text:p>friends + member</text:p>
          </table:table-cell>
          <table:table-cell table:style-name="ce46"/>
          <table:table-cell/>
          <table:table-cell table:style-name="ce134" office:value-type="string" calcext:value-type="string">
            <text:p>owner</text:p>
          </table:table-cell>
          <table:table-cell table:style-name="ce135"/>
          <table:table-cell table:style-name="ce134" office:value-type="string" calcext:value-type="string">
            <text:p>owner</text:p>
          </table:table-cell>
          <table:table-cell table:style-name="ce145"/>
          <table:table-cell table:style-name="ce148" office:value-type="string" calcext:value-type="string">
            <text:p>friends + member</text:p>
          </table:table-cell>
          <table:table-cell/>
          <table:table-cell table:style-name="ce50" office:value-type="string" calcext:value-type="string">
            <text:p>18.04.16 12h</text:p>
          </table:table-cell>
          <table:table-cell table:style-name="ce136" table:number-columns-repeated="3"/>
          <table:table-cell table:number-columns-repeated="1001"/>
        </table:table-row>
        <table:table-row table:style-name="ro1">
          <table:table-cell/>
          <table:table-cell table:style-name="ce80" office:value-type="string" calcext:value-type="string">
            <text:p>user adds another user to a group (indirect)</text:p>
          </table:table-cell>
          <table:table-cell table:style-name="ce82" office:value-type="string" calcext:value-type="string">
            <text:p>by Stranger</text:p>
          </table:table-cell>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3"/>
          <table:table-cell table:style-name="ce50" office:value-type="string" calcext:value-type="string">
            <text:p>Pato invited Stani to the group tester; </text:p>
          </table:table-cell>
          <table:table-cell table:number-columns-repeated="1001"/>
        </table:table-row>
        <table:table-row table:style-name="ro1">
          <table:table-cell/>
          <table:table-cell table:style-name="ce82" office:value-type="string" calcext:value-type="string">
            <text:p><text:s text:c="4"/>- visibility: members of group</text:p>
          </table:table-cell>
          <table:table-cell table:style-name="ce93"/>
          <table:table-cell table:style-name="ce98"/>
          <table:table-cell table:style-name="ce51" office:value-type="string" calcext:value-type="string">
            <text:p>foreign</text:p>
          </table:table-cell>
          <table:table-cell table:style-name="ce22" office:value-type="string" calcext:value-type="string">
            <text:p>In-App-Notifications</text:p>
          </table:table-cell>
          <table:table-cell table:style-name="ce109"/>
          <table:table-cell table:style-name="ce22" office:value-type="string" calcext:value-type="string">
            <text:p>foreign</text:p>
          </table:table-cell>
          <table:table-cell table:style-name="ce22" office:value-type="string" calcext:value-type="string">
            <text:p>Group</text:p>
          </table:table-cell>
          <table:table-cell table:style-name="ce109"/>
          <table:table-cell table:style-name="ce22" office:value-type="string" calcext:value-type="string">
            <text:p>member</text:p>
          </table:table-cell>
          <table:table-cell table:style-name="ce46"/>
          <table:table-cell/>
          <table:table-cell table:style-name="ce128" office:value-type="string" calcext:value-type="string">
            <text:p>foreign</text:p>
          </table:table-cell>
          <table:table-cell table:style-name="ce141" office:value-type="string" calcext:value-type="string">
            <text:p>not working</text:p>
          </table:table-cell>
          <table:table-cell table:style-name="ce128" office:value-type="string" calcext:value-type="string">
            <text:p>foreign</text:p>
          </table:table-cell>
          <table:table-cell table:style-name="ce128" office:value-type="string" calcext:value-type="string">
            <text:p>redirecting</text:p>
          </table:table-cell>
          <table:table-cell table:style-name="ce128" office:value-type="string" calcext:value-type="string">
            <text:p>member</text:p>
          </table:table-cell>
          <table:table-cell table:style-name="ce22"/>
          <table:table-cell table:style-name="ce50" office:value-type="string" calcext:value-type="string">
            <text:p>18.04.16 12h</text:p>
          </table:table-cell>
          <table:table-cell table:style-name="ce50"/>
          <table:table-cell table:style-name="ce50" office:value-type="string" calcext:value-type="string">
            <text:p>Dachte im Activity ist "member ohne actor" actor erhält hier auch im Feed ne notification</text:p>
          </table:table-cell>
          <table:table-cell table:style-name="ce158" office:value-type="string" calcext:value-type="string">
            <text:p>Pato invited Panda to the group tester</text:p>
          </table:table-cell>
          <table:table-cell table:number-columns-repeated="1001"/>
        </table:table-row>
        <table:table-row table:style-name="ro1">
          <table:table-cell/>
          <table:table-cell table:style-name="ce82" office:value-type="string" calcext:value-type="string">
            <text:p><text:s text:c="4"/>- visibility: friends &amp; members of group</text:p>
          </table:table-cell>
          <table:table-cell table:style-name="ce93"/>
          <table:table-cell table:style-name="ce98"/>
          <table:table-cell table:style-name="ce51" office:value-type="string" calcext:value-type="string">
            <text:p>foreign</text:p>
          </table:table-cell>
          <table:table-cell table:style-name="ce22" office:value-type="string" calcext:value-type="string">
            <text:p>In-App-Notifications</text:p>
          </table:table-cell>
          <table:table-cell table:style-name="ce109"/>
          <table:table-cell table:style-name="ce22" office:value-type="string" calcext:value-type="string">
            <text:p>foreign</text:p>
          </table:table-cell>
          <table:table-cell table:style-name="ce22" office:value-type="string" calcext:value-type="string">
            <text:p>Group</text:p>
          </table:table-cell>
          <table:table-cell table:style-name="ce109"/>
          <table:table-cell table:style-name="ce22" office:value-type="string" calcext:value-type="string">
            <text:p>friends + member</text:p>
          </table:table-cell>
          <table:table-cell table:style-name="ce46"/>
          <table:table-cell/>
          <table:table-cell table:style-name="ce129" table:number-columns-repeated="5"/>
          <table:table-cell table:style-name="ce22"/>
          <table:table-cell table:style-name="ce50" table:number-columns-repeated="2"/>
          <table:table-cell table:style-name="ce50" office:value-type="string" calcext:value-type="string">
            <text:p>Das gibt es doch gar nicht mehr oder?</text:p>
          </table:table-cell>
          <table:table-cell table:style-name="ce136"/>
          <table:table-cell table:number-columns-repeated="1001"/>
        </table:table-row>
        <table:table-row table:style-name="ro1">
          <table:table-cell/>
          <table:table-cell table:style-name="ce82" office:value-type="string" calcext:value-type="string">
            <text:p><text:s text:c="4"/>- visibility: public</text:p>
          </table:table-cell>
          <table:table-cell table:style-name="ce93"/>
          <table:table-cell table:style-name="ce98"/>
          <table:table-cell table:style-name="ce51" office:value-type="string" calcext:value-type="string">
            <text:p>foreign</text:p>
          </table:table-cell>
          <table:table-cell table:style-name="ce22" office:value-type="string" calcext:value-type="string">
            <text:p>In-App-Notifications</text:p>
          </table:table-cell>
          <table:table-cell table:style-name="ce109"/>
          <table:table-cell table:style-name="ce22" office:value-type="string" calcext:value-type="string">
            <text:p>foreign</text:p>
          </table:table-cell>
          <table:table-cell table:style-name="ce22" office:value-type="string" calcext:value-type="string">
            <text:p>Group</text:p>
          </table:table-cell>
          <table:table-cell table:style-name="ce109"/>
          <table:table-cell table:style-name="ce22" office:value-type="string" calcext:value-type="string">
            <text:p>friends + member</text:p>
          </table:table-cell>
          <table:table-cell table:style-name="ce46"/>
          <table:table-cell/>
          <table:table-cell table:style-name="ce128" office:value-type="string" calcext:value-type="string">
            <text:p>foreign</text:p>
          </table:table-cell>
          <table:table-cell table:style-name="ce141" office:value-type="string" calcext:value-type="string">
            <text:p>not working</text:p>
          </table:table-cell>
          <table:table-cell table:style-name="ce128" office:value-type="string" calcext:value-type="string">
            <text:p>foreign</text:p>
          </table:table-cell>
          <table:table-cell table:style-name="ce128" office:value-type="string" calcext:value-type="string">
            <text:p>redirecting</text:p>
          </table:table-cell>
          <table:table-cell table:style-name="ce148" office:value-type="string" calcext:value-type="string">
            <text:p>friends + member</text:p>
          </table:table-cell>
          <table:table-cell table:style-name="ce22"/>
          <table:table-cell table:style-name="ce50" office:value-type="string" calcext:value-type="string">
            <text:p>18.04.16 12h</text:p>
          </table:table-cell>
          <table:table-cell table:style-name="ce136"/>
          <table:table-cell table:style-name="ce50" table:number-columns-repeated="2"/>
          <table:table-cell table:number-columns-repeated="1001"/>
        </table:table-row>
        <table:table-row table:style-name="ro1">
          <table:table-cell/>
          <table:table-cell table:style-name="ce80" office:value-type="string" calcext:value-type="string">
            <text:p>deleted slot</text:p>
          </table:table-cell>
          <table:table-cell table:style-name="ce93"/>
          <table:table-cell table:style-name="ce98"/>
          <table:table-cell table:style-name="ce103" office:value-type="string" calcext:value-type="string">
            <text:p>follower</text:p>
          </table:table-cell>
          <table:table-cell table:style-name="ce22" office:value-type="string" calcext:value-type="string">
            <text:p>In-App-Notifications</text:p>
          </table:table-cell>
          <table:table-cell table:style-name="ce107"/>
          <table:table-cell office:value-type="string" calcext:value-type="string">
            <text:p>follower</text:p>
          </table:table-cell>
          <table:table-cell table:style-name="ce74" office:value-type="string" calcext:value-type="string">
            <text:p>-</text:p>
          </table:table-cell>
          <table:table-cell table:style-name="ce107"/>
          <table:table-cell table:style-name="ce76"/>
          <table:table-cell table:style-name="ce120"/>
          <table:table-cell/>
          <table:table-cell table:style-name="ce135" table:number-columns-repeated="5"/>
          <table:table-cell/>
          <table:table-cell table:style-name="ce136" table:number-columns-repeated="4"/>
          <table:table-cell table:number-columns-repeated="1001"/>
        </table:table-row>
        <table:table-row table:style-name="ro1">
          <table:table-cell/>
          <table:table-cell table:style-name="ce85" office:value-type="string" calcext:value-type="string">
            <text:p>deleted reslot (remove tag)</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6" office:value-type="string" calcext:value-type="string">
            <text:p>visibility change of slot to private</text:p>
          </table:table-cell>
          <table:table-cell table:style-name="ce93"/>
          <table:table-cell table:style-name="ce98"/>
          <table:table-cell table:style-name="ce103" office:value-type="string" calcext:value-type="string">
            <text:p>follower</text:p>
          </table:table-cell>
          <table:table-cell/>
          <table:table-cell table:style-name="ce107"/>
          <table:table-cell office:value-type="string" calcext:value-type="string">
            <text:p>follower</text:p>
          </table:table-cell>
          <table:table-cell table:style-name="ce76"/>
          <table:table-cell table:style-name="ce107"/>
          <table:table-cell table:style-name="ce76"/>
          <table:table-cell table:style-name="ce120"/>
          <table:table-cell/>
          <table:table-cell table:style-name="ce136" office:value-type="string" calcext:value-type="string">
            <text:p>follower</text:p>
          </table:table-cell>
          <table:table-cell table:style-name="ce139" office:value-type="string" calcext:value-type="string">
            <text:p>-</text:p>
          </table:table-cell>
          <table:table-cell table:style-name="ce136" office:value-type="string" calcext:value-type="string">
            <text:p>follower</text:p>
          </table:table-cell>
          <table:table-cell table:style-name="ce139" office:value-type="string" calcext:value-type="string">
            <text:p>-</text:p>
          </table:table-cell>
          <table:table-cell table:style-name="ce135"/>
          <table:table-cell/>
          <table:table-cell table:style-name="ce136" table:number-columns-repeated="4"/>
          <table:table-cell table:number-columns-repeated="1001"/>
        </table:table-row>
        <table:table-row table:style-name="ro1">
          <table:table-cell/>
          <table:table-cell table:style-name="ce85" office:value-type="string" calcext:value-type="string">
            <text:p>update existing metaslot (title, location, date)</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5" office:value-type="string" calcext:value-type="string">
            <text:p>reject an established friendship</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5" office:value-type="string" calcext:value-type="string">
            <text:p>reject an offered friendship</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0" office:value-type="string" calcext:value-type="string">
            <text:p>user was added to a slot through a tag (indirect)</text:p>
          </table:table-cell>
          <table:table-cell table:style-name="ce82" office:value-type="string" calcext:value-type="string">
            <text:p>by Creator</text:p>
          </table:table-cell>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2"/>
          <table:table-cell table:style-name="ce50" office:value-type="string" calcext:value-type="string">
            <text:p>Check when multiple tagged users in one step</text:p>
          </table:table-cell>
          <table:table-cell table:style-name="ce136"/>
          <table:table-cell table:number-columns-repeated="1001"/>
        </table:table-row>
        <table:table-row table:style-name="ro1">
          <table:table-cell/>
          <table:table-cell table:style-name="ce82" office:value-type="string" calcext:value-type="string">
            <text:p><text:s text:c="4"/>- visibility: members of group</text:p>
          </table:table-cell>
          <table:table-cell table:style-name="ce93"/>
          <table:table-cell table:style-name="ce98"/>
          <table:table-cell table:style-name="ce103" office:value-type="string" calcext:value-type="string">
            <text:p>foreign</text:p>
          </table:table-cell>
          <table:table-cell/>
          <table:table-cell table:style-name="ce107"/>
          <table:table-cell office:value-type="string" calcext:value-type="string">
            <text:p>foreign</text:p>
          </table:table-cell>
          <table:table-cell table:style-name="ce74"/>
          <table:table-cell table:style-name="ce109"/>
          <table:table-cell table:style-name="ce116" office:value-type="string" calcext:value-type="string">
            <text:p>foreign, follower, member</text:p>
          </table:table-cell>
          <table:table-cell table:style-name="ce121"/>
          <table:table-cell/>
          <table:table-cell table:style-name="ce137" office:value-type="string" calcext:value-type="string">
            <text:p>foreign (not arriving)</text:p>
          </table:table-cell>
          <table:table-cell table:style-name="ce142"/>
          <table:table-cell table:style-name="ce137" office:value-type="string" calcext:value-type="string">
            <text:p>foreign (not arriving)</text:p>
          </table:table-cell>
          <table:table-cell table:style-name="ce142"/>
          <table:table-cell table:style-name="ce137" office:value-type="string" calcext:value-type="string">
            <text:p>foreign (add slot visibility to message)</text:p>
          </table:table-cell>
          <table:table-cell table:style-name="ce39"/>
          <table:table-cell table:style-name="ce50" office:value-type="string" calcext:value-type="string">
            <text:p>18.04.16 12h</text:p>
          </table:table-cell>
          <table:table-cell table:style-name="ce139" office:value-type="string" calcext:value-type="string">
            <text:p>20.04.</text:p>
          </table:table-cell>
          <table:table-cell table:style-name="ce155"/>
          <table:table-cell table:style-name="ce136"/>
          <table:table-cell table:number-columns-repeated="1001"/>
        </table:table-row>
        <table:table-row table:style-name="ro1">
          <table:table-cell/>
          <table:table-cell table:style-name="ce82" office:value-type="string" calcext:value-type="string">
            <text:p><text:s text:c="4"/>- visibility: friends &amp; members of group</text:p>
          </table:table-cell>
          <table:table-cell table:style-name="ce93"/>
          <table:table-cell table:style-name="ce98"/>
          <table:table-cell table:style-name="ce103" office:value-type="string" calcext:value-type="string">
            <text:p>foreign</text:p>
          </table:table-cell>
          <table:table-cell/>
          <table:table-cell table:style-name="ce107"/>
          <table:table-cell office:value-type="string" calcext:value-type="string">
            <text:p>foreign</text:p>
          </table:table-cell>
          <table:table-cell table:style-name="ce74"/>
          <table:table-cell table:style-name="ce109"/>
          <table:table-cell table:style-name="ce116" office:value-type="string" calcext:value-type="string">
            <text:p>foreign, follower, member, friends, creator</text:p>
          </table:table-cell>
          <table:table-cell table:style-name="ce121"/>
          <table:table-cell/>
          <table:table-cell table:style-name="ce138" office:value-type="string" calcext:value-type="string">
            <text:p>foreign</text:p>
          </table:table-cell>
          <table:table-cell table:style-name="ce143" office:value-type="string" calcext:value-type="string">
            <text:p>not working</text:p>
          </table:table-cell>
          <table:table-cell table:style-name="ce138" office:value-type="string" calcext:value-type="string">
            <text:p>foreign</text:p>
          </table:table-cell>
          <table:table-cell table:style-name="ce138" office:value-type="string" calcext:value-type="string">
            <text:p>redirecting</text:p>
          </table:table-cell>
          <table:table-cell table:style-name="ce147" office:value-type="string" calcext:value-type="string">
            <text:p>friends, follower, creator, member (not arriving)</text:p>
          </table:table-cell>
          <table:table-cell table:style-name="ce39"/>
          <table:table-cell table:style-name="ce50" office:value-type="string" calcext:value-type="string">
            <text:p>18.04.16 12h</text:p>
          </table:table-cell>
          <table:table-cell table:style-name="ce147" office:value-type="string" calcext:value-type="string">
            <text:p>in progress</text:p>
          </table:table-cell>
          <table:table-cell table:style-name="ce147" office:value-type="string" calcext:value-type="string">
            <text:p>This is actually not supported by the backend. We need the type "FriendGroup" first.</text:p>
          </table:table-cell>
          <table:table-cell table:style-name="ce50" office:value-type="string" calcext:value-type="string">
            <text:p>Pato tagged Stani to a Slot</text:p>
          </table:table-cell>
          <table:table-cell table:number-columns-repeated="1001"/>
        </table:table-row>
        <table:table-row table:style-name="ro1">
          <table:table-cell/>
          <table:table-cell table:style-name="ce82" office:value-type="string" calcext:value-type="string">
            <text:p><text:s text:c="4"/>- visibility: public</text:p>
          </table:table-cell>
          <table:table-cell table:style-name="ce93"/>
          <table:table-cell table:style-name="ce98"/>
          <table:table-cell table:style-name="ce103" office:value-type="string" calcext:value-type="string">
            <text:p>foreign</text:p>
          </table:table-cell>
          <table:table-cell/>
          <table:table-cell table:style-name="ce107"/>
          <table:table-cell office:value-type="string" calcext:value-type="string">
            <text:p>foreign</text:p>
          </table:table-cell>
          <table:table-cell table:style-name="ce74"/>
          <table:table-cell table:style-name="ce109"/>
          <table:table-cell table:style-name="ce116" office:value-type="string" calcext:value-type="string">
            <text:p>foreign, follower, member, friends, creator</text:p>
          </table:table-cell>
          <table:table-cell table:style-name="ce121"/>
          <table:table-cell/>
          <table:table-cell table:style-name="ce138" office:value-type="string" calcext:value-type="string">
            <text:p>foreign</text:p>
          </table:table-cell>
          <table:table-cell table:style-name="ce143" office:value-type="string" calcext:value-type="string">
            <text:p>not working</text:p>
          </table:table-cell>
          <table:table-cell table:style-name="ce138" office:value-type="string" calcext:value-type="string">
            <text:p>foreign</text:p>
          </table:table-cell>
          <table:table-cell table:style-name="ce138" office:value-type="string" calcext:value-type="string">
            <text:p>redirecting</text:p>
          </table:table-cell>
          <table:table-cell table:style-name="ce128" office:value-type="string" calcext:value-type="string">
            <text:p>friends, follower, creator, member</text:p>
          </table:table-cell>
          <table:table-cell table:style-name="ce39"/>
          <table:table-cell table:style-name="ce50" office:value-type="string" calcext:value-type="string">
            <text:p>18.04.16 12h</text:p>
          </table:table-cell>
          <table:table-cell table:style-name="ce154"/>
          <table:table-cell table:style-name="ce50"/>
          <table:table-cell table:style-name="ce50" office:value-type="string" calcext:value-type="string">
            <text:p>Pato tagged Stani to a Slot</text:p>
          </table:table-cell>
          <table:table-cell table:number-columns-repeated="1001"/>
        </table:table-row>
        <table:table-row table:style-name="ro1">
          <table:table-cell/>
          <table:table-cell table:style-name="ce85" office:value-type="string" calcext:value-type="string">
            <text:p>request group membership</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5" office:value-type="string" calcext:value-type="string">
            <text:p>reject an offered group membership</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5" office:value-type="string" calcext:value-type="string">
            <text:p>reject an established group membership</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0" office:value-type="string" calcext:value-type="string">
            <text:p>leaving group</text:p>
          </table:table-cell>
          <table:table-cell table:style-name="ce93"/>
          <table:table-cell table:style-name="ce98"/>
          <table:table-cell table:style-name="ce97" office:value-type="string" calcext:value-type="string">
            <text:p>-</text:p>
          </table:table-cell>
          <table:table-cell table:style-name="ce74" office:value-type="string" calcext:value-type="string">
            <text:p>-</text:p>
          </table:table-cell>
          <table:table-cell table:style-name="ce107"/>
          <table:table-cell office:value-type="string" calcext:value-type="string">
            <text:p>owner</text:p>
          </table:table-cell>
          <table:table-cell table:style-name="ce74" office:value-type="string" calcext:value-type="string">
            <text:p>Actor</text:p>
          </table:table-cell>
          <table:table-cell table:style-name="ce107"/>
          <table:table-cell table:style-name="ce74" office:value-type="string" calcext:value-type="string">
            <text:p>-</text:p>
          </table:table-cell>
          <table:table-cell table:style-name="ce59" office:value-type="string" calcext:value-type="string">
            <text:p>-</text:p>
          </table:table-cell>
          <table:table-cell/>
          <table:table-cell table:style-name="ce137" office:value-type="string" calcext:value-type="string">
            <text:p>TODO Test</text:p>
          </table:table-cell>
          <table:table-cell table:style-name="ce132"/>
          <table:table-cell table:style-name="ce135" table:number-columns-repeated="3"/>
          <table:table-cell table:style-name="ce39"/>
          <table:table-cell table:style-name="ce154" table:number-columns-repeated="3"/>
          <table:table-cell table:style-name="ce136"/>
          <table:table-cell table:number-columns-repeated="1001"/>
        </table:table-row>
        <table:table-row table:style-name="ro1">
          <table:table-cell/>
          <table:table-cell table:style-name="ce87" office:value-type="string" calcext:value-type="string">
            <text:p>slot was added to a group (direct)</text:p>
          </table:table-cell>
          <table:table-cell table:style-name="ce82" office:value-type="string" calcext:value-type="string">
            <text:p>by Creator</text:p>
          </table:table-cell>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2" office:value-type="string" calcext:value-type="string">
            <text:p><text:s text:c="4"/>- visibility: members of group</text:p>
          </table:table-cell>
          <table:table-cell table:style-name="ce93"/>
          <table:table-cell table:style-name="ce98"/>
          <table:table-cell table:style-name="ce103" office:value-type="string" calcext:value-type="string">
            <text:p>member</text:p>
          </table:table-cell>
          <table:table-cell table:style-name="ce22" office:value-type="string" calcext:value-type="string">
            <text:p>In-App-Notifications</text:p>
          </table:table-cell>
          <table:table-cell table:style-name="ce107"/>
          <table:table-cell office:value-type="string" calcext:value-type="string">
            <text:p>member</text:p>
          </table:table-cell>
          <table:table-cell/>
          <table:table-cell table:style-name="ce107"/>
          <table:table-cell office:value-type="string" calcext:value-type="string">
            <text:p>member</text:p>
          </table:table-cell>
          <table:table-cell table:style-name="ce123"/>
          <table:table-cell/>
          <table:table-cell table:style-name="ce128" office:value-type="string" calcext:value-type="string">
            <text:p>member</text:p>
          </table:table-cell>
          <table:table-cell table:style-name="ce141" office:value-type="string" calcext:value-type="string">
            <text:p>redirecting to activity feed</text:p>
          </table:table-cell>
          <table:table-cell table:style-name="ce128" office:value-type="string" calcext:value-type="string">
            <text:p>member</text:p>
          </table:table-cell>
          <table:table-cell table:style-name="ce145"/>
          <table:table-cell table:style-name="ce145" office:value-type="string" calcext:value-type="string">
            <text:p>member</text:p>
          </table:table-cell>
          <table:table-cell table:style-name="ce39"/>
          <table:table-cell table:style-name="ce50" office:value-type="string" calcext:value-type="string">
            <text:p>18.04.16 12h</text:p>
          </table:table-cell>
          <table:table-cell table:style-name="ce154" table:number-columns-repeated="2"/>
          <table:table-cell table:style-name="ce136"/>
          <table:table-cell table:number-columns-repeated="1001"/>
        </table:table-row>
        <table:table-row table:style-name="ro1">
          <table:table-cell/>
          <table:table-cell table:style-name="ce82" office:value-type="string" calcext:value-type="string">
            <text:p><text:s text:c="4"/>- visibility: friends &amp; members of group</text:p>
          </table:table-cell>
          <table:table-cell table:style-name="ce93"/>
          <table:table-cell table:style-name="ce98"/>
          <table:table-cell table:style-name="ce103" office:value-type="string" calcext:value-type="string">
            <text:p>member</text:p>
          </table:table-cell>
          <table:table-cell table:style-name="ce22" office:value-type="string" calcext:value-type="string">
            <text:p>In-App-Notifications</text:p>
          </table:table-cell>
          <table:table-cell table:style-name="ce107"/>
          <table:table-cell office:value-type="string" calcext:value-type="string">
            <text:p>member</text:p>
          </table:table-cell>
          <table:table-cell table:style-name="ce22"/>
          <table:table-cell table:style-name="ce109"/>
          <table:table-cell table:style-name="ce22" office:value-type="string" calcext:value-type="string">
            <text:p>creator + friends + member</text:p>
          </table:table-cell>
          <table:table-cell table:style-name="ce46"/>
          <table:table-cell/>
          <table:table-cell table:style-name="ce128" office:value-type="string" calcext:value-type="string">
            <text:p>member</text:p>
          </table:table-cell>
          <table:table-cell table:style-name="ce141" office:value-type="string" calcext:value-type="string">
            <text:p>redirecting to activity feed</text:p>
          </table:table-cell>
          <table:table-cell table:style-name="ce128" office:value-type="string" calcext:value-type="string">
            <text:p>member</text:p>
          </table:table-cell>
          <table:table-cell table:style-name="ce145"/>
          <table:table-cell table:style-name="ce147" office:value-type="string" calcext:value-type="string">
            <text:p>creator + friends + member</text:p>
          </table:table-cell>
          <table:table-cell table:style-name="ce39"/>
          <table:table-cell table:style-name="ce50" office:value-type="string" calcext:value-type="string">
            <text:p>18.04.16 12h</text:p>
          </table:table-cell>
          <table:table-cell table:style-name="ce147" office:value-type="string" calcext:value-type="string">
            <text:p>in progress</text:p>
          </table:table-cell>
          <table:table-cell table:style-name="ce147" office:value-type="string" calcext:value-type="string">
            <text:p>This is actually not supported by the backend. We need the type "FriendGroup" first.</text:p>
          </table:table-cell>
          <table:table-cell table:style-name="ce50"/>
          <table:table-cell table:number-columns-repeated="1001"/>
        </table:table-row>
        <table:table-row table:style-name="ro1">
          <table:table-cell/>
          <table:table-cell table:style-name="ce82" office:value-type="string" calcext:value-type="string">
            <text:p><text:s text:c="4"/>- visibility: public</text:p>
          </table:table-cell>
          <table:table-cell table:style-name="ce93"/>
          <table:table-cell table:style-name="ce98"/>
          <table:table-cell table:style-name="ce103" office:value-type="string" calcext:value-type="string">
            <text:p>member</text:p>
          </table:table-cell>
          <table:table-cell table:style-name="ce22" office:value-type="string" calcext:value-type="string">
            <text:p>In-App-Notifications</text:p>
          </table:table-cell>
          <table:table-cell table:style-name="ce107"/>
          <table:table-cell office:value-type="string" calcext:value-type="string">
            <text:p>member</text:p>
          </table:table-cell>
          <table:table-cell table:style-name="ce22"/>
          <table:table-cell table:style-name="ce109"/>
          <table:table-cell table:style-name="ce22" office:value-type="string" calcext:value-type="string">
            <text:p>creator + friends + member</text:p>
          </table:table-cell>
          <table:table-cell table:style-name="ce46"/>
          <table:table-cell/>
          <table:table-cell table:style-name="ce128" office:value-type="string" calcext:value-type="string">
            <text:p>member</text:p>
          </table:table-cell>
          <table:table-cell table:style-name="ce141" office:value-type="string" calcext:value-type="string">
            <text:p>redirecting to activity feed</text:p>
          </table:table-cell>
          <table:table-cell table:style-name="ce128" office:value-type="string" calcext:value-type="string">
            <text:p>member</text:p>
          </table:table-cell>
          <table:table-cell table:style-name="ce142"/>
          <table:table-cell table:style-name="ce128" office:value-type="string" calcext:value-type="string">
            <text:p>creator + friends + member</text:p>
          </table:table-cell>
          <table:table-cell table:style-name="ce39"/>
          <table:table-cell table:style-name="ce50" office:value-type="string" calcext:value-type="string">
            <text:p>18.04.16 12h</text:p>
          </table:table-cell>
          <table:table-cell table:style-name="ce154" table:number-columns-repeated="2"/>
          <table:table-cell table:style-name="ce136"/>
          <table:table-cell table:number-columns-repeated="1001"/>
        </table:table-row>
        <table:table-row table:style-name="ro1">
          <table:table-cell/>
          <table:table-cell table:style-name="ce87" office:value-type="string" calcext:value-type="string">
            <text:p>slot was added to a group through a tag (indirect)</text:p>
          </table:table-cell>
          <table:table-cell table:style-name="ce82" office:value-type="string" calcext:value-type="string">
            <text:p>by Follower</text:p>
          </table:table-cell>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2" office:value-type="string" calcext:value-type="string">
            <text:p><text:s text:c="4"/>- visibility: members of group</text:p>
          </table:table-cell>
          <table:table-cell table:style-name="ce93"/>
          <table:table-cell table:style-name="ce98"/>
          <table:table-cell table:style-name="ce51" office:value-type="string" calcext:value-type="string">
            <text:p>member</text:p>
          </table:table-cell>
          <table:table-cell/>
          <table:table-cell table:style-name="ce109"/>
          <table:table-cell table:style-name="ce22" office:value-type="string" calcext:value-type="string">
            <text:p>member</text:p>
          </table:table-cell>
          <table:table-cell table:style-name="ce22"/>
          <table:table-cell table:style-name="ce109"/>
          <table:table-cell office:value-type="string" calcext:value-type="string">
            <text:p>member</text:p>
          </table:table-cell>
          <table:table-cell table:style-name="ce46"/>
          <table:table-cell/>
          <table:table-cell table:style-name="ce128" office:value-type="string" calcext:value-type="string">
            <text:p>member</text:p>
          </table:table-cell>
          <table:table-cell table:style-name="ce143" office:value-type="string" calcext:value-type="string">
            <text:p>not working</text:p>
          </table:table-cell>
          <table:table-cell table:style-name="ce128" office:value-type="string" calcext:value-type="string">
            <text:p>member</text:p>
          </table:table-cell>
          <table:table-cell table:style-name="ce50"/>
          <table:table-cell table:style-name="ce128" office:value-type="string" calcext:value-type="string">
            <text:p>member</text:p>
          </table:table-cell>
          <table:table-cell/>
          <table:table-cell table:style-name="ce136" table:number-columns-repeated="4"/>
          <table:table-cell table:number-columns-repeated="1001"/>
        </table:table-row>
        <table:table-row table:style-name="ro1">
          <table:table-cell/>
          <table:table-cell table:style-name="ce82" office:value-type="string" calcext:value-type="string">
            <text:p><text:s text:c="4"/>- visibility: friends &amp; members of group</text:p>
          </table:table-cell>
          <table:table-cell table:style-name="ce93"/>
          <table:table-cell table:style-name="ce98"/>
          <table:table-cell table:style-name="ce51" office:value-type="string" calcext:value-type="string">
            <text:p>member</text:p>
          </table:table-cell>
          <table:table-cell/>
          <table:table-cell table:style-name="ce109"/>
          <table:table-cell table:style-name="ce22" office:value-type="string" calcext:value-type="string">
            <text:p>member</text:p>
          </table:table-cell>
          <table:table-cell table:style-name="ce22"/>
          <table:table-cell table:style-name="ce109"/>
          <table:table-cell table:style-name="ce22" office:value-type="string" calcext:value-type="string">
            <text:p>creator + friends + member</text:p>
          </table:table-cell>
          <table:table-cell table:style-name="ce46"/>
          <table:table-cell/>
          <table:table-cell table:style-name="ce137" office:value-type="string" calcext:value-type="string">
            <text:p>creator (doesn't) + member (receives)</text:p>
          </table:table-cell>
          <table:table-cell table:style-name="ce141" office:value-type="string" calcext:value-type="string">
            <text:p>lands in last screen</text:p>
          </table:table-cell>
          <table:table-cell table:style-name="ce137" office:value-type="string" calcext:value-type="string">
            <text:p>creator (doesn't) + member (receives)</text:p>
          </table:table-cell>
          <table:table-cell table:style-name="ce50"/>
          <table:table-cell table:style-name="ce128" office:value-type="string" calcext:value-type="string">
            <text:p>creator (doesn't) + member (receives)</text:p>
          </table:table-cell>
          <table:table-cell/>
          <table:table-cell table:style-name="ce136"/>
          <table:table-cell table:style-name="ce139" office:value-type="string" calcext:value-type="string">
            <text:p>20.04.</text:p>
          </table:table-cell>
          <table:table-cell table:style-name="ce136" table:number-columns-repeated="2"/>
          <table:table-cell table:number-columns-repeated="1001"/>
        </table:table-row>
        <table:table-row table:style-name="ro1">
          <table:table-cell/>
          <table:table-cell table:style-name="ce82" office:value-type="string" calcext:value-type="string">
            <text:p><text:s text:c="4"/>- visibility: public</text:p>
          </table:table-cell>
          <table:table-cell table:style-name="ce93"/>
          <table:table-cell table:style-name="ce98"/>
          <table:table-cell table:style-name="ce51" office:value-type="string" calcext:value-type="string">
            <text:p>member</text:p>
          </table:table-cell>
          <table:table-cell/>
          <table:table-cell table:style-name="ce109"/>
          <table:table-cell table:style-name="ce22" office:value-type="string" calcext:value-type="string">
            <text:p>member</text:p>
          </table:table-cell>
          <table:table-cell table:style-name="ce22"/>
          <table:table-cell table:style-name="ce109"/>
          <table:table-cell table:style-name="ce22" office:value-type="string" calcext:value-type="string">
            <text:p>creator + friends + member</text:p>
          </table:table-cell>
          <table:table-cell table:style-name="ce46"/>
          <table:table-cell/>
          <table:table-cell table:style-name="ce137" office:value-type="string" calcext:value-type="string">
            <text:p>member</text:p>
          </table:table-cell>
          <table:table-cell table:style-name="ce143" office:value-type="string" calcext:value-type="string">
            <text:p>not working</text:p>
          </table:table-cell>
          <table:table-cell table:style-name="ce137" office:value-type="string" calcext:value-type="string">
            <text:p>member, actor (receives)</text:p>
          </table:table-cell>
          <table:table-cell table:style-name="ce145"/>
          <table:table-cell table:style-name="ce149" office:value-type="string" calcext:value-type="string">
            <text:p>creator + friends + member</text:p>
          </table:table-cell>
          <table:table-cell/>
          <table:table-cell table:style-name="ce136"/>
          <table:table-cell table:style-name="ce139" office:value-type="string" calcext:value-type="string">
            <text:p>20.04.</text:p>
          </table:table-cell>
          <table:table-cell table:style-name="ce136" table:number-columns-repeated="2"/>
          <table:table-cell table:number-columns-repeated="1001"/>
        </table:table-row>
        <table:table-row table:style-name="ro1">
          <table:table-cell/>
          <table:table-cell table:style-name="ce88" office:value-type="string" calcext:value-type="string">
            <text:p>slot was removed from group</text:p>
          </table:table-cell>
          <table:table-cell table:style-name="ce93"/>
          <table:table-cell table:style-name="ce98"/>
          <table:table-cell table:style-name="ce101"/>
          <table:table-cell table:style-name="ce107" table:number-columns-repeated="6"/>
          <table:table-cell table:style-name="ce118"/>
          <table:table-cell/>
          <table:table-cell table:style-name="ce129" table:number-columns-repeated="5"/>
          <table:table-cell/>
          <table:table-cell table:style-name="ce136" table:number-columns-repeated="4"/>
          <table:table-cell table:number-columns-repeated="1001"/>
        </table:table-row>
        <table:table-row table:style-name="ro1">
          <table:table-cell/>
          <table:table-cell table:style-name="ce87" office:value-type="string" calcext:value-type="string">
            <text:p>user creates private group</text:p>
          </table:table-cell>
          <table:table-cell table:style-name="ce93"/>
          <table:table-cell table:style-name="ce98"/>
          <table:table-cell table:style-name="ce97" office:value-type="string" calcext:value-type="string">
            <text:p>-</text:p>
          </table:table-cell>
          <table:table-cell table:style-name="ce74" office:value-type="string" calcext:value-type="string">
            <text:p>-</text:p>
          </table:table-cell>
          <table:table-cell table:style-name="ce107"/>
          <table:table-cell table:number-columns-repeated="2" table:style-name="ce74" office:value-type="string" calcext:value-type="string">
            <text:p>-</text:p>
          </table:table-cell>
          <table:table-cell table:style-name="ce107"/>
          <table:table-cell table:style-name="ce74" office:value-type="string" calcext:value-type="string">
            <text:p>-</text:p>
          </table:table-cell>
          <table:table-cell table:style-name="ce59" office:value-type="string" calcext:value-type="string">
            <text:p>-</text:p>
          </table:table-cell>
          <table:table-cell/>
          <table:table-cell table:style-name="ce139"/>
          <table:table-cell table:style-name="ce135" table:number-columns-repeated="4"/>
          <table:table-cell table:style-name="ce39"/>
          <table:table-cell table:style-name="ce154" table:number-columns-repeated="3"/>
          <table:table-cell table:style-name="ce136"/>
          <table:table-cell table:number-columns-repeated="1001"/>
        </table:table-row>
        <table:table-row table:style-name="ro1">
          <table:table-cell/>
          <table:table-cell table:style-name="ce89" office:value-type="string" calcext:value-type="string">
            <text:p>user creates public group</text:p>
          </table:table-cell>
          <table:table-cell table:style-name="ce94"/>
          <table:table-cell table:style-name="ce98"/>
          <table:table-cell table:style-name="ce105"/>
          <table:table-cell table:style-name="ce110"/>
          <table:table-cell table:style-name="ce114"/>
          <table:table-cell table:style-name="ce110"/>
          <table:table-cell table:style-name="ce115"/>
          <table:table-cell table:style-name="ce113"/>
          <table:table-cell table:style-name="ce115" office:value-type="string" calcext:value-type="string">
            <text:p>friends + actor</text:p>
          </table:table-cell>
          <table:table-cell table:style-name="ce124"/>
          <table:table-cell/>
          <table:table-cell table:style-name="ce140" table:number-columns-repeated="4"/>
          <table:table-cell table:style-name="ce150" office:value-type="string" calcext:value-type="string">
            <text:p>friends (not arriving)</text:p>
          </table:table-cell>
          <table:table-cell/>
          <table:table-cell table:style-name="ce50" office:value-type="string" calcext:value-type="string">
            <text:p>18.04.16 12h</text:p>
          </table:table-cell>
          <table:table-cell table:style-name="ce139" office:value-type="string" calcext:value-type="string">
            <text:p>20.04.</text:p>
          </table:table-cell>
          <table:table-cell table:style-name="ce156"/>
          <table:table-cell table:style-name="ce159" office:value-type="string" calcext:value-type="string">
            <text:p>Pato created Public group Stani is friend</text:p>
          </table:table-cell>
          <table:table-cell table:number-columns-repeated="1001"/>
        </table:table-row>
        <table:table-row table:style-name="ro1" table:number-rows-repeated="969">
          <table:table-cell/>
          <table:table-cell table:style-name="ce90" table:number-columns-repeated="2"/>
          <table:table-cell table:number-columns-repeated="3"/>
          <table:table-cell table:style-name="ce107"/>
          <table:table-cell table:number-columns-repeated="2"/>
          <table:table-cell table:style-name="ce107"/>
          <table:table-cell table:number-columns-repeated="1014"/>
        </table:table-row>
        <table:table-row table:style-name="ro2" table:number-rows-repeated="1047550">
          <table:table-cell table:number-columns-repeated="1024"/>
        </table:table-row>
        <table:table-row table:style-name="ro2">
          <table:table-cell table:number-columns-repeated="1024"/>
        </table:table-row>
      </table:table>
      <table:table table:name="Test Activity" table:style-name="ta7">
        <table:table-column table:style-name="co61" table:default-cell-style-name="Default"/>
        <table:table-column table:style-name="co25" table:number-columns-repeated="3" table:default-cell-style-name="Default"/>
        <table:table-column table:style-name="co62" table:default-cell-style-name="Default"/>
        <table:table-column table:style-name="co63" table:default-cell-style-name="Default"/>
        <table:table-column table:style-name="co64" table:default-cell-style-name="Default"/>
        <table:table-column table:style-name="co9" table:default-cell-style-name="Default"/>
        <table:table-column table:style-name="co4" table:default-cell-style-name="Default"/>
        <table:table-column table:style-name="co65" table:default-cell-style-name="Default"/>
        <table:table-column table:style-name="co62"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25" table:default-cell-style-name="Default"/>
        <table:table-column table:style-name="co70" table:default-cell-style-name="Default"/>
        <table:table-column table:style-name="co71" table:default-cell-style-name="Default"/>
        <table:table-column table:style-name="co25" table:number-columns-repeated="1006" table:default-cell-style-name="Default"/>
        <table:table-row table:style-name="ro1">
          <table:table-cell table:style-name="ce160" office:value-type="string" calcext:value-type="string" table:number-columns-spanned="1" table:number-rows-spanned="2">
            <text:p>ID</text:p>
          </table:table-cell>
          <table:table-cell table:style-name="ce162" office:value-type="string" calcext:value-type="string" table:number-columns-spanned="1" table:number-rows-spanned="2">
            <text:p>Actor</text:p>
          </table:table-cell>
          <table:table-cell table:style-name="ce164" office:value-type="string" calcext:value-type="string" table:number-columns-spanned="1" table:number-rows-spanned="2">
            <text:p>Action</text:p>
          </table:table-cell>
          <table:table-cell table:style-name="ce35" office:value-type="string" calcext:value-type="string" table:number-columns-spanned="10" table:number-rows-spanned="1">
            <text:p>Target Attributes</text:p>
          </table:table-cell>
          <table:covered-table-cell table:number-columns-repeated="9"/>
          <table:table-cell table:style-name="ce163"/>
          <table:table-cell/>
          <table:table-cell table:style-name="ce168" office:value-type="string" calcext:value-type="string" table:number-columns-spanned="3" table:number-rows-spanned="1">
            <text:p>Slot Attributes (Target-Type = Slot)</text:p>
          </table:table-cell>
          <table:covered-table-cell table:number-columns-repeated="2"/>
          <table:table-cell table:number-columns-repeated="1006"/>
        </table:table-row>
        <table:table-row table:style-name="ro1">
          <table:covered-table-cell table:number-columns-repeated="3"/>
          <table:table-cell table:style-name="ce9" office:value-type="string" calcext:value-type="string">
            <text:p>Type</text:p>
          </table:table-cell>
          <table:table-cell table:style-name="ce165"/>
          <table:table-cell table:style-name="ce166" office:value-type="string" calcext:value-type="string">
            <text:p>Key</text:p>
          </table:table-cell>
          <table:table-cell table:style-name="ce166" office:value-type="string" calcext:value-type="string">
            <text:p>Value</text:p>
          </table:table-cell>
          <table:table-cell table:style-name="ce165"/>
          <table:table-cell table:style-name="ce166" office:value-type="string" calcext:value-type="string">
            <text:p>Key</text:p>
          </table:table-cell>
          <table:table-cell table:style-name="ce166" office:value-type="string" calcext:value-type="string">
            <text:p>Value</text:p>
          </table:table-cell>
          <table:table-cell table:style-name="ce165"/>
          <table:table-cell table:style-name="ce166" office:value-type="string" calcext:value-type="string">
            <text:p>Key</text:p>
          </table:table-cell>
          <table:table-cell table:style-name="ce166" office:value-type="string" calcext:value-type="string">
            <text:p>Value</text:p>
          </table:table-cell>
          <table:table-cell table:style-name="ce5" office:value-type="string" calcext:value-type="string">
            <text:p>Notes</text:p>
          </table:table-cell>
          <table:table-cell/>
          <table:table-cell table:style-name="ce165" office:value-type="string" calcext:value-type="string">
            <text:p>Attribute</text:p>
          </table:table-cell>
          <table:table-cell table:style-name="ce165" office:value-type="string" calcext:value-type="string">
            <text:p>Info</text:p>
          </table:table-cell>
          <table:table-cell table:style-name="ce165" office:value-type="string" calcext:value-type="string">
            <text:p>Default Value</text:p>
          </table:table-cell>
          <table:table-cell table:style-name="ce169"/>
          <table:table-cell table:number-columns-repeated="1005"/>
        </table:table-row>
        <table:table-row table:style-name="ro1">
          <table:table-cell table:style-name="ce20" office:value-type="float" office:value="1" calcext:value-type="float">
            <text:p>1</text:p>
          </table:table-cell>
          <table:table-cell table:style-name="ce22" office:value-type="string" calcext:value-type="string">
            <text:p>Anton</text:p>
          </table:table-cell>
          <table:table-cell table:style-name="ce22" office:value-type="string" calcext:value-type="string">
            <text:p>singup</text:p>
          </table:table-cell>
          <table:table-cell table:style-name="ce22" office:value-type="string" calcext:value-type="string">
            <text:p>User</text:p>
          </table:table-cell>
          <table:table-cell table:style-name="ce5"/>
          <table:table-cell table:style-name="ce22" office:value-type="string" calcext:value-type="string">
            <text:p>name</text:p>
          </table:table-cell>
          <table:table-cell table:style-name="ce21" table:formula="of:=[.B3]" office:value-type="string" office:string-value="Anton" calcext:value-type="string">
            <text:p>Anton</text:p>
          </table:table-cell>
          <table:table-cell table:style-name="ce5"/>
          <table:table-cell table:style-name="ce22" office:value-type="string" calcext:value-type="string">
            <text:p>email</text:p>
          </table:table-cell>
          <table:table-cell table:style-name="ce21" table:formula="of:=LOWER([.G3])&amp;&quot;@ts.com&quot;" office:value-type="string" office:string-value="anton@ts.com" calcext:value-type="string">
            <text:p>anton@ts.com</text:p>
          </table:table-cell>
          <table:table-cell table:style-name="ce163"/>
          <table:table-cell table:style-name="ce21" office:value-type="string" calcext:value-type="string">
            <text:p>password</text:p>
          </table:table-cell>
          <table:table-cell table:style-name="ce21" office:value-type="string" calcext:value-type="string">
            <text:p>ts-test</text:p>
          </table:table-cell>
          <table:table-cell table:number-columns-repeated="2"/>
          <table:table-cell table:style-name="ce22" office:value-type="string" calcext:value-type="string">
            <text:p>title</text:p>
          </table:table-cell>
          <table:table-cell table:style-name="ce21" office:value-type="string" calcext:value-type="string">
            <text:p>The title of the Slot</text:p>
          </table:table-cell>
          <table:table-cell table:style-name="ce21" office:value-type="string" calcext:value-type="string">
            <text:p>Slot from {Username}</text:p>
          </table:table-cell>
          <table:table-cell table:style-name="ce170"/>
          <table:table-cell table:number-columns-repeated="1005"/>
        </table:table-row>
        <table:table-row table:style-name="ro1">
          <table:table-cell table:style-name="ce20" office:value-type="float" office:value="2" calcext:value-type="float">
            <text:p>2</text:p>
          </table:table-cell>
          <table:table-cell table:style-name="ce22" office:value-type="string" calcext:value-type="string">
            <text:p>Bert</text:p>
          </table:table-cell>
          <table:table-cell table:style-name="ce22" office:value-type="string" calcext:value-type="string">
            <text:p>singup</text:p>
          </table:table-cell>
          <table:table-cell table:style-name="ce22" office:value-type="string" calcext:value-type="string">
            <text:p>User</text:p>
          </table:table-cell>
          <table:table-cell table:style-name="ce5"/>
          <table:table-cell table:style-name="ce22" office:value-type="string" calcext:value-type="string">
            <text:p>name</text:p>
          </table:table-cell>
          <table:table-cell table:style-name="ce21" table:formula="of:=[.B4]" office:value-type="string" office:string-value="Bert" calcext:value-type="string">
            <text:p>Bert</text:p>
          </table:table-cell>
          <table:table-cell table:style-name="ce5"/>
          <table:table-cell table:style-name="ce22" office:value-type="string" calcext:value-type="string">
            <text:p>email</text:p>
          </table:table-cell>
          <table:table-cell table:style-name="ce21" table:formula="of:=LOWER([.G4])&amp;&quot;@ts.com&quot;" office:value-type="string" office:string-value="bert@ts.com" calcext:value-type="string">
            <text:p>bert@ts.com</text:p>
          </table:table-cell>
          <table:table-cell table:style-name="ce163"/>
          <table:table-cell table:style-name="ce21" office:value-type="string" calcext:value-type="string">
            <text:p>password</text:p>
          </table:table-cell>
          <table:table-cell table:style-name="ce21" office:value-type="string" calcext:value-type="string">
            <text:p>ts-test</text:p>
          </table:table-cell>
          <table:table-cell table:number-columns-repeated="2"/>
          <table:table-cell table:style-name="ce22" office:value-type="string" calcext:value-type="string">
            <text:p>user</text:p>
          </table:table-cell>
          <table:table-cell table:style-name="ce22" office:value-type="string" calcext:value-type="string">
            <text:p>The ID of an User</text:p>
          </table:table-cell>
          <table:table-cell table:style-name="ce22" office:value-type="string" calcext:value-type="string">
            <text:p>-</text:p>
          </table:table-cell>
          <table:table-cell table:number-columns-repeated="1006"/>
        </table:table-row>
        <table:table-row table:style-name="ro1">
          <table:table-cell table:style-name="ce20" office:value-type="float" office:value="3" calcext:value-type="float">
            <text:p>3</text:p>
          </table:table-cell>
          <table:table-cell table:style-name="ce22" office:value-type="string" calcext:value-type="string">
            <text:p>Chris</text:p>
          </table:table-cell>
          <table:table-cell table:style-name="ce22" office:value-type="string" calcext:value-type="string">
            <text:p>singup</text:p>
          </table:table-cell>
          <table:table-cell table:style-name="ce22" office:value-type="string" calcext:value-type="string">
            <text:p>User</text:p>
          </table:table-cell>
          <table:table-cell table:style-name="ce5"/>
          <table:table-cell table:style-name="ce22" office:value-type="string" calcext:value-type="string">
            <text:p>name</text:p>
          </table:table-cell>
          <table:table-cell table:style-name="ce21" table:formula="of:=[.B5]" office:value-type="string" office:string-value="Chris" calcext:value-type="string">
            <text:p>Chris</text:p>
          </table:table-cell>
          <table:table-cell table:style-name="ce5"/>
          <table:table-cell table:style-name="ce22" office:value-type="string" calcext:value-type="string">
            <text:p>email</text:p>
          </table:table-cell>
          <table:table-cell table:style-name="ce21" table:formula="of:=LOWER([.G5])&amp;&quot;@ts.com&quot;" office:value-type="string" office:string-value="chris@ts.com" calcext:value-type="string">
            <text:p>chris@ts.com</text:p>
          </table:table-cell>
          <table:table-cell table:style-name="ce163"/>
          <table:table-cell table:style-name="ce21" office:value-type="string" calcext:value-type="string">
            <text:p>password</text:p>
          </table:table-cell>
          <table:table-cell table:style-name="ce21" office:value-type="string" calcext:value-type="string">
            <text:p>ts-test</text:p>
          </table:table-cell>
          <table:table-cell table:style-name="ce22"/>
          <table:table-cell/>
          <table:table-cell table:style-name="ce22" office:value-type="string" calcext:value-type="string">
            <text:p>creator</text:p>
          </table:table-cell>
          <table:table-cell table:style-name="ce22" office:value-type="string" calcext:value-type="string">
            <text:p>The ID of an User</text:p>
          </table:table-cell>
          <table:table-cell table:style-name="ce22" office:value-type="string" calcext:value-type="string">
            <text:p>-</text:p>
          </table:table-cell>
          <table:table-cell table:number-columns-repeated="1006"/>
        </table:table-row>
        <table:table-row table:style-name="ro1">
          <table:table-cell table:style-name="ce20" office:value-type="float" office:value="4" calcext:value-type="float">
            <text:p>4</text:p>
          </table:table-cell>
          <table:table-cell table:style-name="ce22" office:value-type="string" calcext:value-type="string">
            <text:p>Danny</text:p>
          </table:table-cell>
          <table:table-cell table:style-name="ce22" office:value-type="string" calcext:value-type="string">
            <text:p>singup</text:p>
          </table:table-cell>
          <table:table-cell table:style-name="ce22" office:value-type="string" calcext:value-type="string">
            <text:p>User</text:p>
          </table:table-cell>
          <table:table-cell table:style-name="ce163"/>
          <table:table-cell table:style-name="ce22" office:value-type="string" calcext:value-type="string">
            <text:p>name</text:p>
          </table:table-cell>
          <table:table-cell table:style-name="ce21" table:formula="of:=[.B6]" office:value-type="string" office:string-value="Danny" calcext:value-type="string">
            <text:p>Danny</text:p>
          </table:table-cell>
          <table:table-cell table:style-name="ce5"/>
          <table:table-cell table:style-name="ce22" office:value-type="string" calcext:value-type="string">
            <text:p>email</text:p>
          </table:table-cell>
          <table:table-cell table:style-name="ce21" table:formula="of:=LOWER([.G6])&amp;&quot;@ts.com&quot;" office:value-type="string" office:string-value="danny@ts.com" calcext:value-type="string">
            <text:p>danny@ts.com</text:p>
          </table:table-cell>
          <table:table-cell table:style-name="ce163"/>
          <table:table-cell table:style-name="ce21" office:value-type="string" calcext:value-type="string">
            <text:p>password</text:p>
          </table:table-cell>
          <table:table-cell table:style-name="ce21" office:value-type="string" calcext:value-type="string">
            <text:p>ts-test</text:p>
          </table:table-cell>
          <table:table-cell table:style-name="ce22"/>
          <table:table-cell/>
          <table:table-cell table:style-name="ce22" office:value-type="string" calcext:value-type="string">
            <text:p>group</text:p>
          </table:table-cell>
          <table:table-cell table:style-name="ce22" office:value-type="string" calcext:value-type="string">
            <text:p>The ID of a Group</text:p>
          </table:table-cell>
          <table:table-cell table:style-name="ce22" office:value-type="string" calcext:value-type="string">
            <text:p>-</text:p>
          </table:table-cell>
          <table:table-cell table:number-columns-repeated="1006"/>
        </table:table-row>
        <table:table-row table:style-name="ro1">
          <table:table-cell table:style-name="ce20" office:value-type="float" office:value="5" calcext:value-type="float">
            <text:p>5</text:p>
          </table:table-cell>
          <table:table-cell table:style-name="ce22" office:value-type="string" calcext:value-type="string">
            <text:p>Emil</text:p>
          </table:table-cell>
          <table:table-cell table:style-name="ce22" office:value-type="string" calcext:value-type="string">
            <text:p>singup</text:p>
          </table:table-cell>
          <table:table-cell table:style-name="ce22" office:value-type="string" calcext:value-type="string">
            <text:p>User</text:p>
          </table:table-cell>
          <table:table-cell table:style-name="ce163"/>
          <table:table-cell table:style-name="ce22" office:value-type="string" calcext:value-type="string">
            <text:p>name</text:p>
          </table:table-cell>
          <table:table-cell table:style-name="ce21" table:formula="of:=[.B7]" office:value-type="string" office:string-value="Emil" calcext:value-type="string">
            <text:p>Emil</text:p>
          </table:table-cell>
          <table:table-cell table:style-name="ce5"/>
          <table:table-cell table:style-name="ce22" office:value-type="string" calcext:value-type="string">
            <text:p>email</text:p>
          </table:table-cell>
          <table:table-cell table:style-name="ce21" table:formula="of:=LOWER([.G7])&amp;&quot;@ts.com&quot;" office:value-type="string" office:string-value="emil@ts.com" calcext:value-type="string">
            <text:p>emil@ts.com</text:p>
          </table:table-cell>
          <table:table-cell table:style-name="ce163"/>
          <table:table-cell table:style-name="ce21" office:value-type="string" calcext:value-type="string">
            <text:p>password</text:p>
          </table:table-cell>
          <table:table-cell table:style-name="ce21" office:value-type="string" calcext:value-type="string">
            <text:p>ts-test</text:p>
          </table:table-cell>
          <table:table-cell table:style-name="ce22"/>
          <table:table-cell/>
          <table:table-cell table:style-name="ce22" office:value-type="string" calcext:value-type="string">
            <text:p>image</text:p>
          </table:table-cell>
          <table:table-cell table:style-name="ce22" office:value-type="string" calcext:value-type="string">
            <text:p>A Slot Image</text:p>
          </table:table-cell>
          <table:table-cell table:style-name="ce22" office:value-type="string" calcext:value-type="string">
            <text:p>-</text:p>
          </table:table-cell>
          <table:table-cell table:number-columns-repeated="1006"/>
        </table:table-row>
        <table:table-row table:style-name="ro1">
          <table:table-cell table:style-name="ce20" office:value-type="float" office:value="6" calcext:value-type="float">
            <text:p>6</text:p>
          </table:table-cell>
          <table:table-cell table:style-name="ce22" office:value-type="string" calcext:value-type="string">
            <text:p>Felix</text:p>
          </table:table-cell>
          <table:table-cell table:style-name="ce22" office:value-type="string" calcext:value-type="string">
            <text:p>singup</text:p>
          </table:table-cell>
          <table:table-cell table:style-name="ce22" office:value-type="string" calcext:value-type="string">
            <text:p>User</text:p>
          </table:table-cell>
          <table:table-cell table:style-name="ce163"/>
          <table:table-cell table:style-name="ce22" office:value-type="string" calcext:value-type="string">
            <text:p>name</text:p>
          </table:table-cell>
          <table:table-cell table:style-name="ce21" table:formula="of:=[.B8]" office:value-type="string" office:string-value="Felix" calcext:value-type="string">
            <text:p>Felix</text:p>
          </table:table-cell>
          <table:table-cell table:style-name="ce163"/>
          <table:table-cell table:style-name="ce22" office:value-type="string" calcext:value-type="string">
            <text:p>email</text:p>
          </table:table-cell>
          <table:table-cell table:style-name="ce21" table:formula="of:=LOWER([.G8])&amp;&quot;@ts.com&quot;" office:value-type="string" office:string-value="felix@ts.com" calcext:value-type="string">
            <text:p>felix@ts.com</text:p>
          </table:table-cell>
          <table:table-cell table:style-name="ce163"/>
          <table:table-cell table:style-name="ce21" office:value-type="string" calcext:value-type="string">
            <text:p>password</text:p>
          </table:table-cell>
          <table:table-cell table:style-name="ce21" office:value-type="string" calcext:value-type="string">
            <text:p>ts-test</text:p>
          </table:table-cell>
          <table:table-cell table:style-name="ce22"/>
          <table:table-cell/>
          <table:table-cell table:style-name="ce22" office:value-type="string" calcext:value-type="string">
            <text:p>visibility</text:p>
          </table:table-cell>
          <table:table-cell table:style-name="ce22" office:value-type="string" calcext:value-type="string">
            <text:p>The visbility of the Slot</text:p>
          </table:table-cell>
          <table:table-cell table:style-name="ce22" office:value-type="string" calcext:value-type="string">
            <text:p>public</text:p>
          </table:table-cell>
          <table:table-cell table:number-columns-repeated="1006"/>
        </table:table-row>
        <table:table-row table:style-name="ro1">
          <table:table-cell table:style-name="ce20" office:value-type="float" office:value="7" calcext:value-type="float">
            <text:p>7</text:p>
          </table:table-cell>
          <table:table-cell table:style-name="ce22" office:value-type="string" calcext:value-type="string">
            <text:p>Gerd</text:p>
          </table:table-cell>
          <table:table-cell table:style-name="ce22" office:value-type="string" calcext:value-type="string">
            <text:p>singup</text:p>
          </table:table-cell>
          <table:table-cell table:style-name="ce22" office:value-type="string" calcext:value-type="string">
            <text:p>User</text:p>
          </table:table-cell>
          <table:table-cell table:style-name="ce163"/>
          <table:table-cell table:style-name="ce22" office:value-type="string" calcext:value-type="string">
            <text:p>name</text:p>
          </table:table-cell>
          <table:table-cell table:style-name="ce21" table:formula="of:=[.B9]" office:value-type="string" office:string-value="Gerd" calcext:value-type="string">
            <text:p>Gerd</text:p>
          </table:table-cell>
          <table:table-cell table:style-name="ce163"/>
          <table:table-cell table:style-name="ce22" office:value-type="string" calcext:value-type="string">
            <text:p>email</text:p>
          </table:table-cell>
          <table:table-cell table:style-name="ce21" table:formula="of:=LOWER([.G9])&amp;&quot;@ts.com&quot;" office:value-type="string" office:string-value="gerd@ts.com" calcext:value-type="string">
            <text:p>gerd@ts.com</text:p>
          </table:table-cell>
          <table:table-cell table:style-name="ce163"/>
          <table:table-cell table:style-name="ce21" office:value-type="string" calcext:value-type="string">
            <text:p>password</text:p>
          </table:table-cell>
          <table:table-cell table:style-name="ce21" office:value-type="string" calcext:value-type="string">
            <text:p>ts-test</text:p>
          </table:table-cell>
          <table:table-cell table:style-name="ce22"/>
          <table:table-cell table:number-columns-repeated="1010"/>
        </table:table-row>
        <table:table-row table:style-name="ro1">
          <table:table-cell table:style-name="ce20" office:value-type="float" office:value="8" calcext:value-type="float">
            <text:p>8</text:p>
          </table:table-cell>
          <table:table-cell table:style-name="ce22" office:value-type="string" calcext:value-type="string">
            <text:p>Hans</text:p>
          </table:table-cell>
          <table:table-cell table:style-name="ce22" office:value-type="string" calcext:value-type="string">
            <text:p>singup</text:p>
          </table:table-cell>
          <table:table-cell table:style-name="ce22" office:value-type="string" calcext:value-type="string">
            <text:p>User</text:p>
          </table:table-cell>
          <table:table-cell table:style-name="ce163"/>
          <table:table-cell table:style-name="ce22" office:value-type="string" calcext:value-type="string">
            <text:p>name</text:p>
          </table:table-cell>
          <table:table-cell table:style-name="ce21" table:formula="of:=[.B10]" office:value-type="string" office:string-value="Hans" calcext:value-type="string">
            <text:p>Hans</text:p>
          </table:table-cell>
          <table:table-cell table:style-name="ce163"/>
          <table:table-cell table:style-name="ce22" office:value-type="string" calcext:value-type="string">
            <text:p>email</text:p>
          </table:table-cell>
          <table:table-cell table:style-name="ce21" table:formula="of:=LOWER([.G10])&amp;&quot;@ts.com&quot;" office:value-type="string" office:string-value="hans@ts.com" calcext:value-type="string">
            <text:p>hans@ts.com</text:p>
          </table:table-cell>
          <table:table-cell table:style-name="ce163"/>
          <table:table-cell table:style-name="ce21" office:value-type="string" calcext:value-type="string">
            <text:p>password</text:p>
          </table:table-cell>
          <table:table-cell table:style-name="ce21" office:value-type="string" calcext:value-type="string">
            <text:p>ts-test</text:p>
          </table:table-cell>
          <table:table-cell table:style-name="ce22"/>
          <table:table-cell/>
          <table:table-cell table:style-name="ce168" office:value-type="string" calcext:value-type="string" table:number-columns-spanned="3" table:number-rows-spanned="1">
            <text:p>User Attributes (Target-Type = User)</text:p>
          </table:table-cell>
          <table:covered-table-cell table:number-columns-repeated="2"/>
          <table:table-cell table:number-columns-repeated="1006"/>
        </table:table-row>
        <table:table-row table:style-name="ro3">
          <table:table-cell table:style-name="ce161"/>
          <table:table-cell table:style-name="ce163" table:number-columns-repeated="13"/>
          <table:table-cell/>
          <table:table-cell table:style-name="ce165" office:value-type="string" calcext:value-type="string">
            <text:p>Attribute</text:p>
          </table:table-cell>
          <table:table-cell table:style-name="ce165" office:value-type="string" calcext:value-type="string">
            <text:p>Info</text:p>
          </table:table-cell>
          <table:table-cell table:style-name="ce165" office:value-type="string" calcext:value-type="string">
            <text:p>Default Value</text:p>
          </table:table-cell>
          <table:table-cell table:number-columns-repeated="1006"/>
        </table:table-row>
        <table:table-row table:style-name="ro1">
          <table:table-cell table:style-name="ce20" office:value-type="float" office:value="9" calcext:value-type="float">
            <text:p>9</text:p>
          </table:table-cell>
          <table:table-cell table:style-name="ce22" office:value-type="string" calcext:value-type="string">
            <text:p>Anton</text:p>
          </table:table-cell>
          <table:table-cell table:style-name="ce22" office:value-type="string" calcext:value-type="string">
            <text:p>create</text:p>
          </table:table-cell>
          <table:table-cell table:style-name="ce22" office:value-type="string" calcext:value-type="string">
            <text:p>Slot</text:p>
          </table:table-cell>
          <table:table-cell table:style-name="ce5"/>
          <table:table-cell table:style-name="ce22" office:value-type="string" calcext:value-type="string">
            <text:p>creator</text:p>
          </table:table-cell>
          <table:table-cell table:style-name="ce21" office:value-type="float" office:value="1" calcext:value-type="float">
            <text:p>1</text:p>
          </table:table-cell>
          <table:table-cell table:style-name="ce5"/>
          <table:table-cell table:style-name="ce22" office:value-type="string" calcext:value-type="string">
            <text:p>title</text:p>
          </table:table-cell>
          <table:table-cell table:style-name="ce21" office:value-type="string" calcext:value-type="string">
            <text:p>Slot from Anton</text:p>
          </table:table-cell>
          <table:table-cell table:style-name="ce5"/>
          <table:table-cell table:style-name="ce22" office:value-type="string" calcext:value-type="string">
            <text:p>visibility</text:p>
          </table:table-cell>
          <table:table-cell table:style-name="ce21" office:value-type="string" calcext:value-type="string">
            <text:p>public</text:p>
          </table:table-cell>
          <table:table-cell table:number-columns-repeated="2"/>
          <table:table-cell table:style-name="ce22" office:value-type="string" calcext:value-type="string">
            <text:p>name</text:p>
          </table:table-cell>
          <table:table-cell table:style-name="ce21" office:value-type="string" calcext:value-type="string">
            <text:p>The title of the User</text:p>
          </table:table-cell>
          <table:table-cell table:style-name="ce22" office:value-type="string" calcext:value-type="string">
            <text:p>-</text:p>
          </table:table-cell>
          <table:table-cell table:number-columns-repeated="1006"/>
        </table:table-row>
        <table:table-row table:style-name="ro1">
          <table:table-cell table:style-name="ce20" office:value-type="float" office:value="10" calcext:value-type="float">
            <text:p>10</text:p>
          </table:table-cell>
          <table:table-cell table:style-name="ce22" office:value-type="string" calcext:value-type="string">
            <text:p>Bert</text:p>
          </table:table-cell>
          <table:table-cell table:style-name="ce22" office:value-type="string" calcext:value-type="string">
            <text:p>create</text:p>
          </table:table-cell>
          <table:table-cell table:style-name="ce22" office:value-type="string" calcext:value-type="string">
            <text:p>Slot</text:p>
          </table:table-cell>
          <table:table-cell table:style-name="ce5"/>
          <table:table-cell table:style-name="ce22" office:value-type="string" calcext:value-type="string">
            <text:p>creator</text:p>
          </table:table-cell>
          <table:table-cell table:style-name="ce21" office:value-type="float" office:value="2" calcext:value-type="float">
            <text:p>2</text:p>
          </table:table-cell>
          <table:table-cell table:style-name="ce5"/>
          <table:table-cell table:style-name="ce22" office:value-type="string" calcext:value-type="string">
            <text:p>title</text:p>
          </table:table-cell>
          <table:table-cell table:style-name="ce21" office:value-type="string" calcext:value-type="string">
            <text:p>Slot from Bert</text:p>
          </table:table-cell>
          <table:table-cell table:style-name="ce5"/>
          <table:table-cell table:style-name="ce22" office:value-type="string" calcext:value-type="string">
            <text:p>visibility</text:p>
          </table:table-cell>
          <table:table-cell table:style-name="ce21" office:value-type="string" calcext:value-type="string">
            <text:p>foaf</text:p>
          </table:table-cell>
          <table:table-cell table:number-columns-repeated="2"/>
          <table:table-cell table:style-name="ce22" office:value-type="string" calcext:value-type="string">
            <text:p>user</text:p>
          </table:table-cell>
          <table:table-cell table:style-name="ce22" office:value-type="string" calcext:value-type="string">
            <text:p>The ID of an User</text:p>
          </table:table-cell>
          <table:table-cell table:style-name="ce22" office:value-type="string" calcext:value-type="string">
            <text:p>-</text:p>
          </table:table-cell>
          <table:table-cell table:number-columns-repeated="1006"/>
        </table:table-row>
        <table:table-row table:style-name="ro1">
          <table:table-cell table:style-name="ce20" office:value-type="float" office:value="11" calcext:value-type="float">
            <text:p>11</text:p>
          </table:table-cell>
          <table:table-cell table:style-name="ce22" office:value-type="string" calcext:value-type="string">
            <text:p>Chris</text:p>
          </table:table-cell>
          <table:table-cell table:style-name="ce22" office:value-type="string" calcext:value-type="string">
            <text:p>create</text:p>
          </table:table-cell>
          <table:table-cell table:style-name="ce22" office:value-type="string" calcext:value-type="string">
            <text:p>Slot</text:p>
          </table:table-cell>
          <table:table-cell table:style-name="ce5"/>
          <table:table-cell table:style-name="ce22" office:value-type="string" calcext:value-type="string">
            <text:p>creator</text:p>
          </table:table-cell>
          <table:table-cell table:style-name="ce21" office:value-type="float" office:value="3" calcext:value-type="float">
            <text:p>3</text:p>
          </table:table-cell>
          <table:table-cell table:style-name="ce5"/>
          <table:table-cell table:style-name="ce22" office:value-type="string" calcext:value-type="string">
            <text:p>title</text:p>
          </table:table-cell>
          <table:table-cell table:style-name="ce21" office:value-type="string" calcext:value-type="string">
            <text:p>Slot from Chris</text:p>
          </table:table-cell>
          <table:table-cell table:style-name="ce5"/>
          <table:table-cell table:style-name="ce22" office:value-type="string" calcext:value-type="string">
            <text:p>visibility</text:p>
          </table:table-cell>
          <table:table-cell table:style-name="ce21" office:value-type="string" calcext:value-type="string">
            <text:p>friend</text:p>
          </table:table-cell>
          <table:table-cell table:number-columns-repeated="2"/>
          <table:table-cell table:style-name="ce22" office:value-type="string" calcext:value-type="string">
            <text:p>friend</text:p>
          </table:table-cell>
          <table:table-cell table:style-name="ce22" office:value-type="string" calcext:value-type="string">
            <text:p>The ID of an User</text:p>
          </table:table-cell>
          <table:table-cell table:style-name="ce22" office:value-type="string" calcext:value-type="string">
            <text:p>-</text:p>
          </table:table-cell>
          <table:table-cell table:number-columns-repeated="1006"/>
        </table:table-row>
        <table:table-row table:style-name="ro1">
          <table:table-cell table:style-name="ce20" office:value-type="float" office:value="12" calcext:value-type="float">
            <text:p>12</text:p>
          </table:table-cell>
          <table:table-cell table:style-name="ce22" office:value-type="string" calcext:value-type="string">
            <text:p>Danny</text:p>
          </table:table-cell>
          <table:table-cell table:style-name="ce22" office:value-type="string" calcext:value-type="string">
            <text:p>create</text:p>
          </table:table-cell>
          <table:table-cell table:style-name="ce22" office:value-type="string" calcext:value-type="string">
            <text:p>Slot</text:p>
          </table:table-cell>
          <table:table-cell table:style-name="ce5"/>
          <table:table-cell table:style-name="ce22" office:value-type="string" calcext:value-type="string">
            <text:p>creator</text:p>
          </table:table-cell>
          <table:table-cell table:style-name="ce21" office:value-type="float" office:value="4" calcext:value-type="float">
            <text:p>4</text:p>
          </table:table-cell>
          <table:table-cell table:style-name="ce5"/>
          <table:table-cell table:style-name="ce22" office:value-type="string" calcext:value-type="string">
            <text:p>title</text:p>
          </table:table-cell>
          <table:table-cell table:style-name="ce21" office:value-type="string" calcext:value-type="string">
            <text:p>Slot from Danny</text:p>
          </table:table-cell>
          <table:table-cell table:style-name="ce5"/>
          <table:table-cell table:style-name="ce22" office:value-type="string" calcext:value-type="string">
            <text:p>visibility</text:p>
          </table:table-cell>
          <table:table-cell table:style-name="ce21" office:value-type="string" calcext:value-type="string">
            <text:p>private</text:p>
          </table:table-cell>
          <table:table-cell table:number-columns-repeated="2"/>
          <table:table-cell table:style-name="ce22" office:value-type="string" calcext:value-type="string">
            <text:p>group</text:p>
          </table:table-cell>
          <table:table-cell table:style-name="ce22" office:value-type="string" calcext:value-type="string">
            <text:p>The ID of a Group</text:p>
          </table:table-cell>
          <table:table-cell table:style-name="ce22" office:value-type="string" calcext:value-type="string">
            <text:p>-</text:p>
          </table:table-cell>
          <table:table-cell table:number-columns-repeated="1006"/>
        </table:table-row>
        <table:table-row table:style-name="ro1">
          <table:table-cell table:style-name="ce161"/>
          <table:table-cell table:style-name="ce5" table:number-columns-repeated="3"/>
          <table:table-cell table:style-name="ce163"/>
          <table:table-cell table:style-name="ce5"/>
          <table:table-cell table:style-name="ce167"/>
          <table:table-cell table:style-name="ce5" table:number-columns-repeated="2"/>
          <table:table-cell table:style-name="ce167"/>
          <table:table-cell table:style-name="ce5" table:number-columns-repeated="2"/>
          <table:table-cell table:style-name="ce167"/>
          <table:table-cell table:style-name="ce163"/>
          <table:table-cell/>
          <table:table-cell table:style-name="ce22" office:value-type="string" calcext:value-type="string">
            <text:p>image</text:p>
          </table:table-cell>
          <table:table-cell table:style-name="ce22" office:value-type="string" calcext:value-type="string">
            <text:p>A User Image</text:p>
          </table:table-cell>
          <table:table-cell table:style-name="ce22" office:value-type="string" calcext:value-type="string">
            <text:p>-</text:p>
          </table:table-cell>
          <table:table-cell table:number-columns-repeated="1006"/>
        </table:table-row>
        <table:table-row table:style-name="ro1">
          <table:table-cell table:style-name="ce20" office:value-type="float" office:value="13" calcext:value-type="float">
            <text:p>13</text:p>
          </table:table-cell>
          <table:table-cell table:style-name="ce22" office:value-type="string" calcext:value-type="string">
            <text:p>Emil</text:p>
          </table:table-cell>
          <table:table-cell table:style-name="ce22" office:value-type="string" calcext:value-type="string">
            <text:p>create</text:p>
          </table:table-cell>
          <table:table-cell table:style-name="ce22" office:value-type="string" calcext:value-type="string">
            <text:p>Group</text:p>
          </table:table-cell>
          <table:table-cell table:style-name="ce163"/>
          <table:table-cell table:style-name="ce22" office:value-type="string" calcext:value-type="string">
            <text:p>owner</text:p>
          </table:table-cell>
          <table:table-cell table:style-name="ce21" office:value-type="float" office:value="5" calcext:value-type="float">
            <text:p>5</text:p>
          </table:table-cell>
          <table:table-cell table:style-name="ce5"/>
          <table:table-cell table:style-name="ce22" office:value-type="string" calcext:value-type="string">
            <text:p>name</text:p>
          </table:table-cell>
          <table:table-cell table:style-name="ce21" office:value-type="string" calcext:value-type="string">
            <text:p>Group from Emil</text:p>
          </table:table-cell>
          <table:table-cell table:style-name="ce5"/>
          <table:table-cell table:style-name="ce22" office:value-type="string" calcext:value-type="string">
            <text:p>visibility</text:p>
          </table:table-cell>
          <table:table-cell table:style-name="ce21" office:value-type="string" calcext:value-type="string">
            <text:p>public</text:p>
          </table:table-cell>
          <table:table-cell table:number-columns-repeated="2"/>
          <table:table-cell table:style-name="ce22" office:value-type="string" calcext:value-type="string">
            <text:p>email</text:p>
          </table:table-cell>
          <table:table-cell table:style-name="ce22" office:value-type="string" calcext:value-type="string">
            <text:p>The email of the User</text:p>
          </table:table-cell>
          <table:table-cell table:style-name="ce21" office:value-type="string" calcext:value-type="string">
            <text:p>{username}@ts.com</text:p>
          </table:table-cell>
          <table:table-cell table:number-columns-repeated="1006"/>
        </table:table-row>
        <table:table-row table:style-name="ro1">
          <table:table-cell table:style-name="ce20" office:value-type="float" office:value="14" calcext:value-type="float">
            <text:p>14</text:p>
          </table:table-cell>
          <table:table-cell table:style-name="ce22" office:value-type="string" calcext:value-type="string">
            <text:p>Felix</text:p>
          </table:table-cell>
          <table:table-cell table:style-name="ce22" office:value-type="string" calcext:value-type="string">
            <text:p>create</text:p>
          </table:table-cell>
          <table:table-cell table:style-name="ce22" office:value-type="string" calcext:value-type="string">
            <text:p>Group</text:p>
          </table:table-cell>
          <table:table-cell table:style-name="ce163"/>
          <table:table-cell table:style-name="ce22" office:value-type="string" calcext:value-type="string">
            <text:p>owner</text:p>
          </table:table-cell>
          <table:table-cell table:style-name="ce21" office:value-type="float" office:value="6" calcext:value-type="float">
            <text:p>6</text:p>
          </table:table-cell>
          <table:table-cell table:style-name="ce5"/>
          <table:table-cell table:style-name="ce22" office:value-type="string" calcext:value-type="string">
            <text:p>name</text:p>
          </table:table-cell>
          <table:table-cell table:style-name="ce21" office:value-type="string" calcext:value-type="string">
            <text:p>Group from Felix</text:p>
          </table:table-cell>
          <table:table-cell table:style-name="ce5"/>
          <table:table-cell table:style-name="ce22" office:value-type="string" calcext:value-type="string">
            <text:p>visibility</text:p>
          </table:table-cell>
          <table:table-cell table:style-name="ce21" office:value-type="string" calcext:value-type="string">
            <text:p>private</text:p>
          </table:table-cell>
          <table:table-cell table:number-columns-repeated="2"/>
          <table:table-cell table:style-name="ce21" office:value-type="string" calcext:value-type="string">
            <text:p>password</text:p>
          </table:table-cell>
          <table:table-cell table:style-name="ce22" office:value-type="string" calcext:value-type="string">
            <text:p>The password of the User</text:p>
          </table:table-cell>
          <table:table-cell table:style-name="ce21" office:value-type="string" calcext:value-type="string">
            <text:p>ts-test</text:p>
          </table:table-cell>
          <table:table-cell table:number-columns-repeated="1006"/>
        </table:table-row>
        <table:table-row table:style-name="ro1">
          <table:table-cell table:style-name="ce20" office:value-type="float" office:value="15" calcext:value-type="float">
            <text:p>15</text:p>
          </table:table-cell>
          <table:table-cell table:style-name="ce22" office:value-type="string" calcext:value-type="string">
            <text:p>Gerd</text:p>
          </table:table-cell>
          <table:table-cell table:style-name="ce22" office:value-type="string" calcext:value-type="string">
            <text:p>membership</text:p>
          </table:table-cell>
          <table:table-cell table:style-name="ce22" office:value-type="string" calcext:value-type="string">
            <text:p>Group</text:p>
          </table:table-cell>
          <table:table-cell table:style-name="ce163"/>
          <table:table-cell table:style-name="ce22" office:value-type="string" calcext:value-type="string">
            <text:p>user</text:p>
          </table:table-cell>
          <table:table-cell table:style-name="ce20" office:value-type="float" office:value="7" calcext:value-type="float">
            <text:p>7</text:p>
          </table:table-cell>
          <table:table-cell table:style-name="ce163"/>
          <table:table-cell table:style-name="ce22" office:value-type="string" calcext:value-type="string">
            <text:p>group</text:p>
          </table:table-cell>
          <table:table-cell table:style-name="ce20" office:value-type="float" office:value="13" calcext:value-type="float">
            <text:p>13</text:p>
          </table:table-cell>
          <table:table-cell table:style-name="ce163"/>
          <table:table-cell table:number-columns-repeated="1013"/>
        </table:table-row>
        <table:table-row table:style-name="ro1">
          <table:table-cell table:style-name="ce20" office:value-type="float" office:value="16" calcext:value-type="float">
            <text:p>16</text:p>
          </table:table-cell>
          <table:table-cell table:style-name="ce22" office:value-type="string" calcext:value-type="string">
            <text:p>Hans</text:p>
          </table:table-cell>
          <table:table-cell table:style-name="ce22" office:value-type="string" calcext:value-type="string">
            <text:p>membership</text:p>
          </table:table-cell>
          <table:table-cell table:style-name="ce22" office:value-type="string" calcext:value-type="string">
            <text:p>Group</text:p>
          </table:table-cell>
          <table:table-cell table:style-name="ce163"/>
          <table:table-cell table:style-name="ce22" office:value-type="string" calcext:value-type="string">
            <text:p>user</text:p>
          </table:table-cell>
          <table:table-cell table:style-name="ce20" office:value-type="float" office:value="8" calcext:value-type="float">
            <text:p>8</text:p>
          </table:table-cell>
          <table:table-cell table:style-name="ce163"/>
          <table:table-cell table:style-name="ce22" office:value-type="string" calcext:value-type="string">
            <text:p>group</text:p>
          </table:table-cell>
          <table:table-cell table:style-name="ce20" office:value-type="float" office:value="14" calcext:value-type="float">
            <text:p>14</text:p>
          </table:table-cell>
          <table:table-cell table:style-name="ce163"/>
          <table:table-cell table:number-columns-repeated="4"/>
          <table:table-cell table:style-name="ce168" office:value-type="string" calcext:value-type="string" table:number-columns-spanned="3" table:number-rows-spanned="1">
            <text:p>Group Attributes (Target-Type = Group)</text:p>
          </table:table-cell>
          <table:covered-table-cell table:number-columns-repeated="2"/>
          <table:table-cell table:number-columns-repeated="1006"/>
        </table:table-row>
        <table:table-row table:style-name="ro1">
          <table:table-cell table:number-columns-repeated="4"/>
          <table:table-cell table:style-name="ce163"/>
          <table:table-cell table:number-columns-repeated="2"/>
          <table:table-cell table:style-name="ce163"/>
          <table:table-cell table:number-columns-repeated="2"/>
          <table:table-cell table:style-name="ce163"/>
          <table:table-cell table:number-columns-repeated="4"/>
          <table:table-cell table:style-name="ce165" office:value-type="string" calcext:value-type="string">
            <text:p>Attribute</text:p>
          </table:table-cell>
          <table:table-cell table:style-name="ce165" office:value-type="string" calcext:value-type="string">
            <text:p>Info</text:p>
          </table:table-cell>
          <table:table-cell table:style-name="ce165" office:value-type="string" calcext:value-type="string">
            <text:p>Default Value</text:p>
          </table:table-cell>
          <table:table-cell table:number-columns-repeated="1006"/>
        </table:table-row>
        <table:table-row table:style-name="ro1">
          <table:table-cell table:style-name="ce20"/>
          <table:table-cell table:number-columns-repeated="3"/>
          <table:table-cell table:style-name="ce163"/>
          <table:table-cell table:number-columns-repeated="2"/>
          <table:table-cell table:style-name="ce163"/>
          <table:table-cell table:number-columns-repeated="2"/>
          <table:table-cell table:style-name="ce163"/>
          <table:table-cell table:number-columns-repeated="4"/>
          <table:table-cell table:style-name="ce22" office:value-type="string" calcext:value-type="string">
            <text:p>name</text:p>
          </table:table-cell>
          <table:table-cell table:style-name="ce21" office:value-type="string" calcext:value-type="string">
            <text:p>The title of the Group</text:p>
          </table:table-cell>
          <table:table-cell table:style-name="ce21" office:value-type="string" calcext:value-type="string">
            <text:p>Group from {Username}</text:p>
          </table:table-cell>
          <table:table-cell table:number-columns-repeated="1006"/>
        </table:table-row>
        <table:table-row table:style-name="ro1">
          <table:table-cell table:style-name="ce20"/>
          <table:table-cell table:number-columns-repeated="3"/>
          <table:table-cell table:style-name="ce163"/>
          <table:table-cell table:number-columns-repeated="2"/>
          <table:table-cell table:style-name="ce163"/>
          <table:table-cell table:number-columns-repeated="2"/>
          <table:table-cell table:style-name="ce163"/>
          <table:table-cell table:number-columns-repeated="4"/>
          <table:table-cell table:style-name="ce22" office:value-type="string" calcext:value-type="string">
            <text:p>user</text:p>
          </table:table-cell>
          <table:table-cell table:style-name="ce22" office:value-type="string" calcext:value-type="string">
            <text:p>The ID of an User</text:p>
          </table:table-cell>
          <table:table-cell table:style-name="ce22" office:value-type="string" calcext:value-type="string">
            <text:p>-</text:p>
          </table:table-cell>
          <table:table-cell table:number-columns-repeated="1006"/>
        </table:table-row>
        <table:table-row table:style-name="ro1">
          <table:table-cell table:style-name="ce20"/>
          <table:table-cell table:number-columns-repeated="3"/>
          <table:table-cell table:style-name="ce163"/>
          <table:table-cell table:number-columns-repeated="2"/>
          <table:table-cell table:style-name="ce163"/>
          <table:table-cell table:number-columns-repeated="2"/>
          <table:table-cell table:style-name="ce163"/>
          <table:table-cell table:number-columns-repeated="4"/>
          <table:table-cell table:style-name="ce22" office:value-type="string" calcext:value-type="string">
            <text:p>owner</text:p>
          </table:table-cell>
          <table:table-cell table:style-name="ce22" office:value-type="string" calcext:value-type="string">
            <text:p>The ID of an User</text:p>
          </table:table-cell>
          <table:table-cell table:style-name="ce22" office:value-type="string" calcext:value-type="string">
            <text:p>-</text:p>
          </table:table-cell>
          <table:table-cell table:number-columns-repeated="1006"/>
        </table:table-row>
        <table:table-row table:style-name="ro1">
          <table:table-cell table:style-name="ce20"/>
          <table:table-cell table:number-columns-repeated="3"/>
          <table:table-cell table:style-name="ce163"/>
          <table:table-cell table:number-columns-repeated="2"/>
          <table:table-cell table:style-name="ce163"/>
          <table:table-cell table:number-columns-repeated="2"/>
          <table:table-cell table:style-name="ce163"/>
          <table:table-cell table:number-columns-repeated="4"/>
          <table:table-cell table:style-name="ce22" office:value-type="string" calcext:value-type="string">
            <text:p>group</text:p>
          </table:table-cell>
          <table:table-cell table:style-name="ce22" office:value-type="string" calcext:value-type="string">
            <text:p>The ID of a Group</text:p>
          </table:table-cell>
          <table:table-cell table:style-name="ce22" office:value-type="string" calcext:value-type="string">
            <text:p>-</text:p>
          </table:table-cell>
          <table:table-cell table:number-columns-repeated="1006"/>
        </table:table-row>
        <table:table-row table:style-name="ro1">
          <table:table-cell table:style-name="ce20"/>
          <table:table-cell table:number-columns-repeated="3"/>
          <table:table-cell table:style-name="ce163"/>
          <table:table-cell table:number-columns-repeated="2"/>
          <table:table-cell table:style-name="ce163"/>
          <table:table-cell table:number-columns-repeated="2"/>
          <table:table-cell table:style-name="ce163"/>
          <table:table-cell table:number-columns-repeated="4"/>
          <table:table-cell table:style-name="ce22" office:value-type="string" calcext:value-type="string">
            <text:p>image</text:p>
          </table:table-cell>
          <table:table-cell table:style-name="ce22" office:value-type="string" calcext:value-type="string">
            <text:p>A Group Image</text:p>
          </table:table-cell>
          <table:table-cell table:style-name="ce22" office:value-type="string" calcext:value-type="string">
            <text:p>-</text:p>
          </table:table-cell>
          <table:table-cell table:number-columns-repeated="1006"/>
        </table:table-row>
        <table:table-row table:style-name="ro1">
          <table:table-cell table:style-name="ce20"/>
          <table:table-cell table:number-columns-repeated="3"/>
          <table:table-cell table:style-name="ce163"/>
          <table:table-cell table:number-columns-repeated="2"/>
          <table:table-cell table:style-name="ce163"/>
          <table:table-cell table:number-columns-repeated="2"/>
          <table:table-cell table:style-name="ce163"/>
          <table:table-cell table:number-columns-repeated="4"/>
          <table:table-cell table:style-name="ce22" office:value-type="string" calcext:value-type="string">
            <text:p>visibility</text:p>
          </table:table-cell>
          <table:table-cell table:style-name="ce22" office:value-type="string" calcext:value-type="string">
            <text:p>The visbility of the group</text:p>
          </table:table-cell>
          <table:table-cell table:style-name="ce22" office:value-type="string" calcext:value-type="string">
            <text:p>public</text:p>
          </table:table-cell>
          <table:table-cell table:number-columns-repeated="1006"/>
        </table:table-row>
        <table:table-row table:style-name="ro1" table:number-rows-repeated="976">
          <table:table-cell table:style-name="ce20"/>
          <table:table-cell table:number-columns-repeated="3"/>
          <table:table-cell table:style-name="ce163"/>
          <table:table-cell table:number-columns-repeated="2"/>
          <table:table-cell table:style-name="ce163"/>
          <table:table-cell table:number-columns-repeated="2"/>
          <table:table-cell table:style-name="ce163"/>
          <table:table-cell table:number-columns-repeated="1013"/>
        </table:table-row>
        <table:table-row table:style-name="ro2" table:number-rows-repeated="1047572">
          <table:table-cell table:number-columns-repeated="1024"/>
        </table:table-row>
        <table:table-row table:style-name="ro2">
          <table:table-cell table:number-columns-repeated="1024"/>
        </table:table-row>
      </table:table>
      <table:table table:name="Test Distribution" table:style-name="ta8">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50"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25" table:number-columns-repeated="1011" table:default-cell-style-name="Default"/>
        <table:table-row table:style-name="ro1">
          <table:table-cell table:style-name="ce171" table:number-columns-repeated="2"/>
          <table:table-cell table:style-name="ce172"/>
          <table:table-cell table:style-name="ce173"/>
          <table:table-cell table:style-name="ce35" office:value-type="string" calcext:value-type="string" table:number-columns-spanned="3" table:number-rows-spanned="1">
            <text:p>Social Context</text:p>
          </table:table-cell>
          <table:covered-table-cell table:number-columns-repeated="2"/>
          <table:table-cell table:style-name="ce175"/>
          <table:table-cell table:style-name="ce176" office:value-type="string" calcext:value-type="string" table:number-columns-spanned="4" table:number-rows-spanned="1">
            <text:p>Feed Distribution</text:p>
          </table:table-cell>
          <table:covered-table-cell table:number-columns-repeated="3"/>
          <table:table-cell table:style-name="ce178" table:number-columns-spanned="4" table:number-rows-spanned="1"/>
          <table:covered-table-cell table:number-columns-repeated="3"/>
          <table:table-cell table:number-columns-repeated="1008"/>
        </table:table-row>
        <table:table-row table:style-name="ro1">
          <table:table-cell table:style-name="ce171" office:value-type="string" calcext:value-type="string">
            <text:p>ID</text:p>
          </table:table-cell>
          <table:table-cell table:style-name="ce171" office:value-type="string" calcext:value-type="string">
            <text:p>Title</text:p>
          </table:table-cell>
          <table:table-cell table:style-name="ce172"/>
          <table:table-cell table:style-name="ce173" office:value-type="string" calcext:value-type="string">
            <text:p>Action</text:p>
          </table:table-cell>
          <table:table-cell table:style-name="ce174" office:value-type="string" calcext:value-type="string">
            <text:p>Actor</text:p>
          </table:table-cell>
          <table:table-cell table:style-name="ce174" office:value-type="string" calcext:value-type="string">
            <text:p>Target</text:p>
          </table:table-cell>
          <table:table-cell table:style-name="ce174" office:value-type="string" calcext:value-type="string">
            <text:p>Group</text:p>
          </table:table-cell>
          <table:table-cell table:style-name="ce22"/>
          <table:table-cell table:style-name="ce177" office:value-type="string" calcext:value-type="string">
            <text:p>Me</text:p>
          </table:table-cell>
          <table:table-cell table:style-name="ce177" office:value-type="string" calcext:value-type="string">
            <text:p>Push</text:p>
          </table:table-cell>
          <table:table-cell table:style-name="ce177" office:value-type="string" calcext:value-type="string">
            <text:p>Notification</text:p>
          </table:table-cell>
          <table:table-cell table:style-name="ce177" office:value-type="string" calcext:value-type="string">
            <text:p>News</text:p>
          </table:table-cell>
          <table:table-cell table:style-name="ce22" table:number-columns-repeated="4"/>
          <table:table-cell table:number-columns-repeated="1008"/>
        </table:table-row>
        <table:table-row table:style-name="ro1">
          <table:table-cell table:style-name="ce20" office:value-type="float" office:value="1" calcext:value-type="float">
            <text:p>1</text:p>
          </table:table-cell>
          <table:table-cell table:style-name="ce22" office:value-type="string" calcext:value-type="string">
            <text:p>User comments on a Slot</text:p>
          </table:table-cell>
          <table:table-cell table:style-name="ce22"/>
          <table:table-cell table:style-name="ce22" office:value-type="string" calcext:value-type="string">
            <text:p>comment</text:p>
          </table:table-cell>
          <table:table-cell table:style-name="ce22" office:value-type="string" calcext:value-type="string">
            <text:p>User Actor</text:p>
          </table:table-cell>
          <table:table-cell table:style-name="ce22" office:value-type="string" calcext:value-type="string">
            <text:p>StdSlotPublic</text:p>
          </table:table-cell>
          <table:table-cell table:style-name="ce22" office:value-type="string" calcext:value-type="string">
            <text:p>-</text:p>
          </table:table-cell>
          <table:table-cell/>
          <table:table-cell table:style-name="ce22" table:formula="of:=[$'Definition (EN)'.H4]" office:value-type="string" office:string-value="actor" calcext:value-type="string">
            <text:p>actor</text:p>
          </table:table-cell>
          <table:table-cell table:style-name="ce22" table:formula="of:=[$'Definition (EN)'.L4]" office:value-type="string" office:string-value="commenter + creator + follower" calcext:value-type="string">
            <text:p>commenter + creator + follower</text:p>
          </table:table-cell>
          <table:table-cell table:formula="of:=[$'Definition (EN)'.P4]" office:value-type="string" office:string-value="commenter + creator" calcext:value-type="string">
            <text:p>commenter + creator</text:p>
          </table:table-cell>
          <table:table-cell table:formula="of:=[$'Definition (EN)'.T4]" office:value-type="string" office:string-value="friends + follower + creator + member" calcext:value-type="string">
            <text:p>friends + follower + creator + member</text:p>
          </table:table-cell>
          <table:table-cell table:number-columns-repeated="1012"/>
        </table:table-row>
        <table:table-row table:style-name="ro1">
          <table:table-cell table:number-columns-repeated="2"/>
          <table:table-cell table:style-name="ce22" table:number-columns-repeated="4"/>
          <table:table-cell table:style-name="ce22" office:value-type="string" calcext:value-type="string">
            <text:p>GroupPrivate</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ublic</text:p>
          </table:table-cell>
          <table:table-cell table:number-columns-repeated="1017"/>
        </table:table-row>
        <table:table-row table:style-name="ro1">
          <table:table-cell table:number-columns-repeated="2"/>
          <table:table-cell table:style-name="ce22" table:number-columns-repeated="3"/>
          <table:table-cell table:style-name="ce22" office:value-type="string" calcext:value-type="string">
            <text:p>StdSlotFriends</text:p>
          </table:table-cell>
          <table:table-cell table:style-name="ce22" office:value-type="string" calcext:value-type="string">
            <text:p>-</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rivate</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ublic</text:p>
          </table:table-cell>
          <table:table-cell table:number-columns-repeated="1017"/>
        </table:table-row>
        <table:table-row table:style-name="ro1">
          <table:table-cell table:number-columns-repeated="2"/>
          <table:table-cell table:style-name="ce22" table:number-columns-repeated="3"/>
          <table:table-cell table:style-name="ce22" office:value-type="string" calcext:value-type="string">
            <text:p>StdSlotFoaf</text:p>
          </table:table-cell>
          <table:table-cell table:style-name="ce22" office:value-type="string" calcext:value-type="string">
            <text:p>-</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rivate</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ublic</text:p>
          </table:table-cell>
          <table:table-cell table:number-columns-repeated="1017"/>
        </table:table-row>
        <table:table-row table:style-name="ro1">
          <table:table-cell table:number-columns-repeated="2"/>
          <table:table-cell table:style-name="ce22" table:number-columns-repeated="3"/>
          <table:table-cell table:style-name="ce22" office:value-type="string" calcext:value-type="string">
            <text:p>StdSlotPrivate</text:p>
          </table:table-cell>
          <table:table-cell table:style-name="ce22" office:value-type="string" calcext:value-type="string">
            <text:p>-</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rivate</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ublic</text:p>
          </table:table-cell>
          <table:table-cell table:number-columns-repeated="1017"/>
        </table:table-row>
        <table:table-row table:style-name="ro1">
          <table:table-cell table:number-columns-repeated="2"/>
          <table:table-cell table:style-name="ce22" table:number-columns-repeated="3"/>
          <table:table-cell table:style-name="ce22" office:value-type="string" calcext:value-type="string">
            <text:p>GlobalSlot</text:p>
          </table:table-cell>
          <table:table-cell table:style-name="ce22" office:value-type="string" calcext:value-type="string">
            <text:p>-</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rivate</text:p>
          </table:table-cell>
          <table:table-cell table:number-columns-repeated="1017"/>
        </table:table-row>
        <table:table-row table:style-name="ro1">
          <table:table-cell table:number-columns-repeated="2"/>
          <table:table-cell table:style-name="ce22" table:number-columns-repeated="4"/>
          <table:table-cell table:style-name="ce22" office:value-type="string" calcext:value-type="string">
            <text:p>GroupPublic</text:p>
          </table:table-cell>
          <table:table-cell table:number-columns-repeated="1017"/>
        </table:table-row>
        <table:table-row table:style-name="ro1" table:number-rows-repeated="3">
          <table:table-cell table:number-columns-repeated="2"/>
          <table:table-cell table:style-name="ce22" table:number-columns-repeated="3"/>
          <table:table-cell table:number-columns-repeated="1019"/>
        </table:table-row>
        <table:table-row table:style-name="ro1" table:number-rows-repeated="4">
          <table:table-cell table:number-columns-repeated="2"/>
          <table:table-cell table:style-name="ce22" table:number-columns-repeated="5"/>
          <table:table-cell table:number-columns-repeated="1017"/>
        </table:table-row>
        <table:table-row table:style-name="ro1" table:number-rows-repeated="14">
          <table:table-cell table:number-columns-repeated="5"/>
          <table:table-cell table:style-name="ce22" table:number-columns-repeated="2"/>
          <table:table-cell table:number-columns-repeated="1017"/>
        </table:table-row>
        <table:table-row table:style-name="ro1" table:number-rows-repeated="4">
          <table:table-cell table:number-columns-repeated="4"/>
          <table:table-cell table:style-name="ce22" table:number-columns-repeated="3"/>
          <table:table-cell table:number-columns-repeated="1017"/>
        </table:table-row>
        <table:table-row table:style-name="ro1" table:number-rows-repeated="14">
          <table:table-cell table:number-columns-repeated="5"/>
          <table:table-cell table:style-name="ce22" table:number-columns-repeated="2"/>
          <table:table-cell table:number-columns-repeated="1017"/>
        </table:table-row>
        <table:table-row table:style-name="ro1" table:number-rows-repeated="4">
          <table:table-cell table:number-columns-repeated="4"/>
          <table:table-cell table:style-name="ce22" table:number-columns-repeated="3"/>
          <table:table-cell table:number-columns-repeated="1017"/>
        </table:table-row>
        <table:table-row table:style-name="ro1" table:number-rows-repeated="14">
          <table:table-cell table:number-columns-repeated="5"/>
          <table:table-cell table:style-name="ce22" table:number-columns-repeated="2"/>
          <table:table-cell table:number-columns-repeated="1017"/>
        </table:table-row>
        <table:table-row table:style-name="ro2" table:number-rows-repeated="1048501">
          <table:table-cell table:number-columns-repeated="1024"/>
        </table:table-row>
        <table:table-row table:style-name="ro2">
          <table:table-cell table:number-columns-repeated="1024"/>
        </table:table-row>
      </table:table>
      <table:table table:name="Test Aggregation" table:style-name="ta9">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8" table:default-cell-style-name="Default"/>
        <table:table-column table:style-name="co77" table:default-cell-style-name="Default"/>
        <table:table-column table:style-name="co84" table:default-cell-style-name="Default"/>
        <table:table-column table:style-name="co25" table:number-columns-repeated="1016" table:default-cell-style-name="Default"/>
        <table:table-row table:style-name="ro1">
          <table:table-cell table:style-name="ce171" table:number-columns-repeated="2"/>
          <table:table-cell table:style-name="ce172"/>
          <table:table-cell table:style-name="ce173"/>
          <table:table-cell table:style-name="ce52"/>
          <table:table-cell table:style-name="ce175"/>
          <table:table-cell table:style-name="ce181"/>
          <table:table-cell table:style-name="ce182"/>
          <table:table-cell table:style-name="ce175" table:number-columns-repeated="3"/>
          <table:table-cell table:number-columns-repeated="1013"/>
        </table:table-row>
        <table:table-row table:style-name="ro1">
          <table:table-cell table:style-name="ce171" office:value-type="string" calcext:value-type="string">
            <text:p>ID</text:p>
          </table:table-cell>
          <table:table-cell table:style-name="ce171" office:value-type="string" calcext:value-type="string">
            <text:p>Title</text:p>
          </table:table-cell>
          <table:table-cell table:style-name="ce172"/>
          <table:table-cell table:style-name="ce173" office:value-type="string" calcext:value-type="string">
            <text:p>Actions</text:p>
          </table:table-cell>
          <table:table-cell table:style-name="ce174" office:value-type="string" calcext:value-type="string">
            <text:p>Actors</text:p>
          </table:table-cell>
          <table:table-cell table:style-name="ce22"/>
          <table:table-cell table:style-name="ce181" office:value-type="string" calcext:value-type="string">
            <text:p>Pluralization</text:p>
          </table:table-cell>
          <table:table-cell table:style-name="ce183" office:value-type="string" calcext:value-type="string">
            <text:p>Feed Aggregation</text:p>
          </table:table-cell>
          <table:table-cell table:style-name="ce22" table:number-columns-repeated="3"/>
          <table:table-cell table:number-columns-repeated="1013"/>
        </table:table-row>
        <table:table-row table:style-name="ro1">
          <table:table-cell table:style-name="ce20" office:value-type="float" office:value="1" calcext:value-type="float">
            <text:p>1</text:p>
          </table:table-cell>
          <table:table-cell table:style-name="ce22" office:value-type="string" calcext:value-type="string">
            <text:p>Aggregate Activities to the same Slot</text:p>
          </table:table-cell>
          <table:table-cell table:style-name="ce22"/>
          <table:table-cell table:style-name="ce22" office:value-type="string" calcext:value-type="string">
            <text:p>comment</text:p>
          </table:table-cell>
          <table:table-cell table:style-name="ce22" office:value-type="string" calcext:value-type="string">
            <text:p>Anton</text:p>
          </table:table-cell>
          <table:table-cell/>
          <table:table-cell table:style-name="ce22" office:value-type="string" calcext:value-type="string">
            <text:p>Singular</text:p>
          </table:table-cell>
          <table:table-cell table:style-name="ce22" table:formula="of:=SUBSTITUTE(SUBSTITUTE(SUBSTITUTE([$'Definition (EN)'.U4];&quot;{ACTOR}&quot;;[.E3]);&quot;{USER}&quot;;[.E3]);&quot;{COUNT}&quot;;COUNTIF([.$D$2:.D2];[.D3])-1)" office:value-type="string" office:string-value="{actor} commented on this Slot." calcext:value-type="string">
            <text:p>{actor} commented on this Slot.</text:p>
          </table:table-cell>
          <table:table-cell table:number-columns-repeated="1016"/>
        </table:table-row>
        <table:table-row table:style-name="ro1">
          <table:table-cell/>
          <table:table-cell table:style-name="ce179" office:value-type="string" calcext:value-type="string">
            <text:p>Rules:</text:p>
          </table:table-cell>
          <table:table-cell table:style-name="ce22"/>
          <table:table-cell table:style-name="ce22" office:value-type="string" calcext:value-type="string">
            <text:p>like</text:p>
          </table:table-cell>
          <table:table-cell table:style-name="ce22" office:value-type="string" calcext:value-type="string">
            <text:p>Bert</text:p>
          </table:table-cell>
          <table:table-cell/>
          <table:table-cell table:style-name="ce22" office:value-type="string" calcext:value-type="string">
            <text:p>Singular</text:p>
          </table:table-cell>
          <table:table-cell table:style-name="ce22" table:formula="of:=SUBSTITUTE(SUBSTITUTE(SUBSTITUTE([$'Definition (EN)'.U5];&quot;{ACTOR}&quot;;[.E4]);&quot;{USER}&quot;;[.E4]);&quot;{COUNT}&quot;;COUNTIF([.$D$2:.D3];[.D4])-1)" office:value-type="string" office:string-value="{actor} likes this Slot." calcext:value-type="string">
            <text:p>{actor} likes this Slot.</text:p>
          </table:table-cell>
          <table:table-cell table:number-columns-repeated="1016"/>
        </table:table-row>
        <table:table-row table:style-name="ro1">
          <table:table-cell/>
          <table:table-cell table:style-name="ce180" office:value-type="string" calcext:value-type="string">
            <text:p>1. determine last activity of a Slot</text:p>
          </table:table-cell>
          <table:table-cell table:style-name="ce22"/>
          <table:table-cell table:style-name="ce22" office:value-type="string" calcext:value-type="string">
            <text:p>comment</text:p>
          </table:table-cell>
          <table:table-cell table:style-name="ce22" office:value-type="string" calcext:value-type="string">
            <text:p>Chris</text:p>
          </table:table-cell>
          <table:table-cell/>
          <table:table-cell table:style-name="ce22" office:value-type="string" calcext:value-type="string">
            <text:p>Plural</text:p>
          </table:table-cell>
          <table:table-cell table:style-name="ce22" table:formula="of:=SUBSTITUTE(SUBSTITUTE(SUBSTITUTE([$'Definition (EN)'.W4];&quot;{ACTOR}&quot;;[.E5]);&quot;{USER}&quot;;[.E3]);&quot;{COUNT}&quot;;COUNTIF([.$D$2:.D5];[.D5])-1)" office:value-type="string" office:string-value="{actor} and {actor2} commented on this Slot." calcext:value-type="string">
            <text:p>{actor} and {actor2} commented on this Slot.</text:p>
          </table:table-cell>
          <table:table-cell table:number-columns-repeated="1016"/>
        </table:table-row>
        <table:table-row table:style-name="ro1">
          <table:table-cell/>
          <table:table-cell table:style-name="ce180" office:value-type="string" calcext:value-type="string">
            <text:p>2. count all activites of same type</text:p>
          </table:table-cell>
          <table:table-cell table:style-name="ce22"/>
          <table:table-cell table:style-name="ce22" office:value-type="string" calcext:value-type="string">
            <text:p>like</text:p>
          </table:table-cell>
          <table:table-cell table:style-name="ce22" office:value-type="string" calcext:value-type="string">
            <text:p>Danny</text:p>
          </table:table-cell>
          <table:table-cell/>
          <table:table-cell table:style-name="ce22" office:value-type="string" calcext:value-type="string">
            <text:p>Plural</text:p>
          </table:table-cell>
          <table:table-cell table:style-name="ce22" table:formula="of:=SUBSTITUTE(SUBSTITUTE(SUBSTITUTE([$'Definition (EN)'.W5];&quot;{ACTOR}&quot;;[.E6]);&quot;{USER}&quot;;[.E4]);&quot;{COUNT}&quot;;COUNTIF([.$D$2:.D6];[.D6])-1)" office:value-type="string" office:string-value="{actor} and {actor2} like this Slot." calcext:value-type="string">
            <text:p>{actor} and {actor2} like this Slot.</text:p>
          </table:table-cell>
          <table:table-cell table:number-columns-repeated="1016"/>
        </table:table-row>
        <table:table-row table:style-name="ro1">
          <table:table-cell/>
          <table:table-cell table:style-name="ce179" office:value-type="string" calcext:value-type="string">
            <text:p>3. skip all other activites to the same Slot</text:p>
          </table:table-cell>
          <table:table-cell table:style-name="ce22"/>
          <table:table-cell table:style-name="ce22" office:value-type="string" calcext:value-type="string">
            <text:p>comment</text:p>
          </table:table-cell>
          <table:table-cell table:style-name="ce22" office:value-type="string" calcext:value-type="string">
            <text:p>Emil</text:p>
          </table:table-cell>
          <table:table-cell/>
          <table:table-cell table:style-name="ce22" office:value-type="string" calcext:value-type="string">
            <text:p>Aggregate</text:p>
          </table:table-cell>
          <table:table-cell table:formula="of:=SUBSTITUTE(SUBSTITUTE(SUBSTITUTE([$'Definition (EN)'.AA4];&quot;{ACTOR}&quot;;[.E7]);&quot;{USER}&quot;;[.E5]);&quot;{COUNT}&quot;;COUNTIF([.$D$2:.D7];[.D7])-1)" office:value-type="string" office:string-value="{actor} and {count} others commented on this Slot." calcext:value-type="string">
            <text:p>{actor} and {count} others commented on this Slot.</text:p>
          </table:table-cell>
          <table:table-cell table:number-columns-repeated="1016"/>
        </table:table-row>
        <table:table-row table:style-name="ro1">
          <table:table-cell/>
          <table:table-cell table:style-name="ce179" office:value-type="string" calcext:value-type="string">
            <text:p>4. use last 2 actors for aggregation text</text:p>
          </table:table-cell>
          <table:table-cell table:style-name="ce22"/>
          <table:table-cell table:style-name="ce22" office:value-type="string" calcext:value-type="string">
            <text:p>like</text:p>
          </table:table-cell>
          <table:table-cell table:style-name="ce22" office:value-type="string" calcext:value-type="string">
            <text:p>Felix</text:p>
          </table:table-cell>
          <table:table-cell/>
          <table:table-cell table:style-name="ce22" office:value-type="string" calcext:value-type="string">
            <text:p>Aggregate</text:p>
          </table:table-cell>
          <table:table-cell table:formula="of:=SUBSTITUTE(SUBSTITUTE(SUBSTITUTE([$'Definition (EN)'.AA5];&quot;{ACTOR}&quot;;[.E8]);&quot;{USER}&quot;;[.E6]);&quot;{COUNT}&quot;;COUNTIF([.$D$2:.D8];[.D8])-1)" office:value-type="string" office:string-value="{actor} and {count} others like this Slot." calcext:value-type="string">
            <text:p>{actor} and {count} others like this Slot.</text:p>
          </table:table-cell>
          <table:table-cell table:number-columns-repeated="1016"/>
        </table:table-row>
        <table:table-row table:style-name="ro1">
          <table:table-cell table:number-columns-repeated="2"/>
          <table:table-cell table:style-name="ce22"/>
          <table:table-cell table:style-name="ce22" office:value-type="string" calcext:value-type="string">
            <text:p>comment</text:p>
          </table:table-cell>
          <table:table-cell table:style-name="ce22" office:value-type="string" calcext:value-type="string">
            <text:p>Gerd</text:p>
          </table:table-cell>
          <table:table-cell/>
          <table:table-cell table:style-name="ce22" office:value-type="string" calcext:value-type="string">
            <text:p>Aggregate</text:p>
          </table:table-cell>
          <table:table-cell table:formula="of:=SUBSTITUTE(SUBSTITUTE(SUBSTITUTE([$'Definition (EN)'.AA4];&quot;{ACTOR}&quot;;[.E9]);&quot;{USER}&quot;;[.E7]);&quot;{COUNT}&quot;;COUNTIF([.$D$2:.D9];[.D9])-1)" office:value-type="string" office:string-value="{actor} and {count} others commented on this Slot." calcext:value-type="string">
            <text:p>{actor} and {count} others commented on this Slot.</text:p>
          </table:table-cell>
          <table:table-cell table:number-columns-repeated="1016"/>
        </table:table-row>
        <table:table-row table:style-name="ro1">
          <table:table-cell table:number-columns-repeated="2"/>
          <table:table-cell table:style-name="ce22"/>
          <table:table-cell table:style-name="ce22" office:value-type="string" calcext:value-type="string">
            <text:p>like</text:p>
          </table:table-cell>
          <table:table-cell table:style-name="ce22" office:value-type="string" calcext:value-type="string">
            <text:p>Hans</text:p>
          </table:table-cell>
          <table:table-cell/>
          <table:table-cell table:style-name="ce22" office:value-type="string" calcext:value-type="string">
            <text:p>Aggregate</text:p>
          </table:table-cell>
          <table:table-cell table:formula="of:=SUBSTITUTE(SUBSTITUTE(SUBSTITUTE([$'Definition (EN)'.AA5];&quot;{ACTOR}&quot;;[.E10]);&quot;{USER}&quot;;[.E8]);&quot;{COUNT}&quot;;COUNTIF([.$D$2:.D10];[.D10])-1)" office:value-type="string" office:string-value="{actor} and {count} others like this Slot." calcext:value-type="string">
            <text:p>{actor} and {count} others like this Slot.</text:p>
          </table:table-cell>
          <table:table-cell table:number-columns-repeated="1016"/>
        </table:table-row>
        <table:table-row table:style-name="ro1">
          <table:table-cell table:number-columns-repeated="2"/>
          <table:table-cell table:style-name="ce22"/>
          <table:table-cell table:number-columns-repeated="3"/>
          <table:table-cell table:style-name="ce22"/>
          <table:table-cell table:number-columns-repeated="1017"/>
        </table:table-row>
        <table:table-row table:style-name="ro1" table:number-rows-repeated="2">
          <table:table-cell table:number-columns-repeated="2"/>
          <table:table-cell table:style-name="ce22" table:number-columns-repeated="3"/>
          <table:table-cell table:number-columns-repeated="1019"/>
        </table:table-row>
        <table:table-row table:style-name="ro1">
          <table:table-cell table:number-columns-repeated="2"/>
          <table:table-cell table:style-name="ce22"/>
          <table:table-cell table:number-columns-repeated="1021"/>
        </table:table-row>
        <table:table-row table:style-name="ro1" table:number-rows-repeated="2">
          <table:table-cell table:number-columns-repeated="2"/>
          <table:table-cell table:style-name="ce22" table:number-columns-repeated="3"/>
          <table:table-cell table:number-columns-repeated="1019"/>
        </table:table-row>
        <table:table-row table:style-name="ro1">
          <table:table-cell table:number-columns-repeated="2"/>
          <table:table-cell table:style-name="ce22"/>
          <table:table-cell table:number-columns-repeated="1021"/>
        </table:table-row>
        <table:table-row table:style-name="ro1" table:number-rows-repeated="2">
          <table:table-cell table:number-columns-repeated="2"/>
          <table:table-cell table:style-name="ce22" table:number-columns-repeated="3"/>
          <table:table-cell table:number-columns-repeated="1019"/>
        </table:table-row>
        <table:table-row table:style-name="ro1">
          <table:table-cell table:number-columns-repeated="2"/>
          <table:table-cell table:style-name="ce22"/>
          <table:table-cell table:number-columns-repeated="1021"/>
        </table:table-row>
        <table:table-row table:style-name="ro1" table:number-rows-repeated="4">
          <table:table-cell table:number-columns-repeated="2"/>
          <table:table-cell table:style-name="ce22"/>
          <table:table-cell table:number-columns-repeated="1021"/>
        </table:table-row>
        <table:table-row table:style-name="ro2" table:number-rows-repeated="8">
          <table:table-cell table:number-columns-repeated="1024"/>
        </table:table-row>
        <table:table-row table:style-name="ro1">
          <table:table-cell table:number-columns-repeated="3"/>
          <table:table-cell table:style-name="ce22" table:number-columns-repeated="2"/>
          <table:table-cell table:number-columns-repeated="1019"/>
        </table:table-row>
        <table:table-row table:style-name="ro1" table:number-rows-repeated="6">
          <table:table-cell table:number-columns-repeated="3"/>
          <table:table-cell table:style-name="ce22" table:number-columns-repeated="2"/>
          <table:table-cell/>
          <table:table-cell table:style-name="ce22"/>
          <table:table-cell table:number-columns-repeated="1017"/>
        </table:table-row>
        <table:table-row table:style-name="ro1">
          <table:table-cell table:number-columns-repeated="3"/>
          <table:table-cell table:style-name="ce22" table:number-columns-repeated="2"/>
          <table:table-cell table:number-columns-repeated="1019"/>
        </table:table-row>
        <table:table-row table:style-name="ro1" table:number-rows-repeated="7">
          <table:table-cell table:number-columns-repeated="3"/>
          <table:table-cell table:style-name="ce22" table:number-columns-repeated="2"/>
          <table:table-cell table:number-columns-repeated="1019"/>
        </table:table-row>
        <table:table-row table:style-name="ro2" table:number-rows-repeated="9">
          <table:table-cell table:number-columns-repeated="1024"/>
        </table:table-row>
        <table:table-row table:style-name="ro1" table:number-rows-repeated="4">
          <table:table-cell table:number-columns-repeated="4"/>
          <table:table-cell table:style-name="ce22"/>
          <table:table-cell table:number-columns-repeated="1019"/>
        </table:table-row>
        <table:table-row table:style-name="ro2" table:number-rows-repeated="1048515">
          <table:table-cell table:number-columns-repeated="1024"/>
        </table:table-row>
        <table:table-row table:style-name="ro2">
          <table:table-cell table:number-columns-repeated="1024"/>
        </table:table-row>
      </table:table>
      <table:table table:name="Scratch (TMP)" table:style-name="ta10">
        <table:table-column table:style-name="co85" table:default-cell-style-name="Default"/>
        <table:table-column table:style-name="co25" table:number-columns-repeated="1023" table:default-cell-style-name="Default"/>
        <table:table-row table:style-name="ro1" table:number-rows-repeated="4">
          <table:table-cell table:number-columns-repeated="12"/>
          <table:table-cell table:style-name="ce22"/>
          <table:table-cell table:number-columns-repeated="1011"/>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urier New" svg:font-family="'Courier New'"/>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finition_20__28_EN_29_" style:display-name="PageStyle_Definition (EN)" style:page-layout-name="Mpm3">
      <style:header style:display="false"/>
      <style:header-left style:display="false"/>
      <style:footer style:display="false"/>
      <style:footer-left style:display="false"/>
    </style:master-page>
    <style:master-page style:name="PageStyle_5f_Definition_20__28_DE_29_" style:display-name="PageStyle_Definition (DE)" style:page-layout-name="Mpm3">
      <style:header style:display="false"/>
      <style:header-left style:display="false"/>
      <style:footer style:display="false"/>
      <style:footer-left style:display="false"/>
    </style:master-page>
    <style:master-page style:name="PageStyle_5f_Export_20__28_EN_29_" style:display-name="PageStyle_Export (EN)" style:page-layout-name="Mpm3">
      <style:header style:display="false"/>
      <style:header-left style:display="false"/>
      <style:footer style:display="false"/>
      <style:footer-left style:display="false"/>
    </style:master-page>
    <style:master-page style:name="PageStyle_5f_Export_20__28_DE_29_" style:display-name="PageStyle_Export (DE)" style:page-layout-name="Mpm3">
      <style:header style:display="false"/>
      <style:header-left style:display="false"/>
      <style:footer style:display="false"/>
      <style:footer-left style:display="false"/>
    </style:master-page>
    <style:master-page style:name="PageStyle_5f_Distribution_20__28_Map_29_" style:display-name="PageStyle_Distribution (Map)" style:page-layout-name="Mpm3">
      <style:header style:display="false"/>
      <style:header-left style:display="false"/>
      <style:footer style:display="false"/>
      <style:footer-left style:display="false"/>
    </style:master-page>
    <style:master-page style:name="PageStyle_5f_Desired_20_and_20_Actual_20_State" style:display-name="PageStyle_Desired and Actual State" style:page-layout-name="Mpm3">
      <style:header style:display="false"/>
      <style:header-left style:display="false"/>
      <style:footer style:display="false"/>
      <style:footer-left style:display="false"/>
    </style:master-page>
    <style:master-page style:name="PageStyle_5f_Test_20_Activity" style:display-name="PageStyle_Test Activity" style:page-layout-name="Mpm3">
      <style:header style:display="false"/>
      <style:header-left style:display="false"/>
      <style:footer style:display="false"/>
      <style:footer-left style:display="false"/>
    </style:master-page>
    <style:master-page style:name="PageStyle_5f_Test_20_Distribution" style:display-name="PageStyle_Test Distribution" style:page-layout-name="Mpm3">
      <style:header style:display="false"/>
      <style:header-left style:display="false"/>
      <style:footer style:display="false"/>
      <style:footer-left style:display="false"/>
    </style:master-page>
    <style:master-page style:name="PageStyle_5f_Test_20_Aggregation" style:display-name="PageStyle_Test Aggregation" style:page-layout-name="Mpm3">
      <style:header style:display="false"/>
      <style:header-left style:display="false"/>
      <style:footer style:display="false"/>
      <style:footer-left style:display="false"/>
    </style:master-page>
    <style:master-page style:name="PageStyle_5f_Scratch_20__28_TMP_29_" style:display-name="PageStyle_Scratch (TM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4897" meta:object-count="0"/>
    <meta:generator>LibreOfficeDev/5.1.0.3$Linux_X86_64 LibreOffice_project/</meta:generator>
  </office:meta>
</office:document-meta>
</file>